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42mm"/>
    </style:style>
    <style:style style:name="co2" style:family="table-column">
      <style:table-column-properties fo:break-before="auto" style:column-width="169.53mm"/>
    </style:style>
    <style:style style:name="co3" style:family="table-column">
      <style:table-column-properties fo:break-before="auto" style:column-width="101.3mm"/>
    </style:style>
    <style:style style:name="co4" style:family="table-column">
      <style:table-column-properties fo:break-before="auto" style:column-width="35.95mm"/>
    </style:style>
    <style:style style:name="co5" style:family="table-column">
      <style:table-column-properties fo:break-before="auto" style:column-width="106.77mm"/>
    </style:style>
    <style:style style:name="co6" style:family="table-column">
      <style:table-column-properties fo:break-before="auto" style:column-width="23.87mm"/>
    </style:style>
    <style:style style:name="co7" style:family="table-column">
      <style:table-column-properties fo:break-before="auto" style:column-width="29.62mm"/>
    </style:style>
    <style:style style:name="co8" style:family="table-column">
      <style:table-column-properties fo:break-before="auto" style:column-width="25.59mm"/>
    </style:style>
    <style:style style:name="co9" style:family="table-column">
      <style:table-column-properties fo:break-before="auto" style:column-width="327.29mm"/>
    </style:style>
    <style:style style:name="co10" style:family="table-column">
      <style:table-column-properties fo:break-before="auto" style:column-width="15.22mm"/>
    </style:style>
    <style:style style:name="co11" style:family="table-column">
      <style:table-column-properties fo:break-before="auto" style:column-width="532.25mm"/>
    </style:style>
    <style:style style:name="co12" style:family="table-column">
      <style:table-column-properties fo:break-before="auto" style:column-width="24.45mm"/>
    </style:style>
    <style:style style:name="co13" style:family="table-column">
      <style:table-column-properties fo:break-before="auto" style:column-width="145.93mm"/>
    </style:style>
    <style:style style:name="co14" style:family="table-column">
      <style:table-column-properties fo:break-before="auto" style:column-width="54.4mm"/>
    </style:style>
    <style:style style:name="co15" style:family="table-column">
      <style:table-column-properties fo:break-before="auto" style:column-width="18.1mm"/>
    </style:style>
    <style:style style:name="co16" style:family="table-column">
      <style:table-column-properties fo:break-before="auto" style:column-width="20.13mm"/>
    </style:style>
    <style:style style:name="co17" style:family="table-column">
      <style:table-column-properties fo:break-before="auto" style:column-width="12.63mm"/>
    </style:style>
    <style:style style:name="co18" style:family="table-column">
      <style:table-column-properties fo:break-before="auto" style:column-width="16.09mm"/>
    </style:style>
    <style:style style:name="co19" style:family="table-column">
      <style:table-column-properties fo:break-before="auto" style:column-width="14.08mm"/>
    </style:style>
    <style:style style:name="co20" style:family="table-column">
      <style:table-column-properties fo:break-before="auto" style:column-width="15.8mm"/>
    </style:style>
    <style:style style:name="co21" style:family="table-column">
      <style:table-column-properties fo:break-before="auto" style:column-width="18.96mm"/>
    </style:style>
    <style:style style:name="co22" style:family="table-column">
      <style:table-column-properties fo:break-before="auto" style:column-width="14.66mm"/>
    </style:style>
    <style:style style:name="co23" style:family="table-column">
      <style:table-column-properties fo:break-before="auto" style:column-width="18.68mm"/>
    </style:style>
    <style:style style:name="co24" style:family="table-column">
      <style:table-column-properties fo:break-before="auto" style:column-width="18.4mm"/>
    </style:style>
    <style:style style:name="co25" style:family="table-column">
      <style:table-column-properties fo:break-before="auto" style:column-width="25.01mm"/>
    </style:style>
    <style:style style:name="co26" style:family="table-column">
      <style:table-column-properties fo:break-before="auto" style:column-width="10.34mm"/>
    </style:style>
    <style:style style:name="co27" style:family="table-column">
      <style:table-column-properties fo:break-before="auto" style:column-width="17.82mm"/>
    </style:style>
    <style:style style:name="co28" style:family="table-column">
      <style:table-column-properties fo:break-before="auto" style:column-width="12.07mm"/>
    </style:style>
    <style:style style:name="co29" style:family="table-column">
      <style:table-column-properties fo:break-before="auto" style:column-width="30.2mm"/>
    </style:style>
    <style:style style:name="co30" style:family="table-column">
      <style:table-column-properties fo:break-before="auto" style:column-width="26.16mm"/>
    </style:style>
    <style:style style:name="co31" style:family="table-column">
      <style:table-column-properties fo:break-before="auto" style:column-width="15.52mm"/>
    </style:style>
    <style:style style:name="co32" style:family="table-column">
      <style:table-column-properties fo:break-before="auto" style:column-width="10.04mm"/>
    </style:style>
    <style:style style:name="co33" style:family="table-column">
      <style:table-column-properties fo:break-before="auto" style:column-width="30.78mm"/>
    </style:style>
    <style:style style:name="co34" style:family="table-column">
      <style:table-column-properties fo:break-before="auto" style:column-width="20.69mm"/>
    </style:style>
    <style:style style:name="co35" style:family="table-column">
      <style:table-column-properties fo:break-before="auto" style:column-width="23.58mm"/>
    </style:style>
    <style:style style:name="co36" style:family="table-column">
      <style:table-column-properties fo:break-before="auto" style:column-width="16.67mm"/>
    </style:style>
    <style:style style:name="co37" style:family="table-column">
      <style:table-column-properties fo:break-before="auto" style:column-width="27.89mm"/>
    </style:style>
    <style:style style:name="co38" style:family="table-column">
      <style:table-column-properties fo:break-before="auto" style:column-width="29.33mm"/>
    </style:style>
    <style:style style:name="co39" style:family="table-column">
      <style:table-column-properties fo:break-before="auto" style:column-width="24.15mm"/>
    </style:style>
    <style:style style:name="co40" style:family="table-column">
      <style:table-column-properties fo:break-before="auto" style:column-width="19.54mm"/>
    </style:style>
    <style:style style:name="co41" style:family="table-column">
      <style:table-column-properties fo:break-before="auto" style:column-width="20.14mm"/>
    </style:style>
    <style:style style:name="co42" style:family="table-column">
      <style:table-column-properties fo:break-before="auto" style:column-width="24.47mm"/>
    </style:style>
    <style:style style:name="co43" style:family="table-column">
      <style:table-column-properties fo:break-before="auto" style:column-width="28.49mm"/>
    </style:style>
    <style:style style:name="co44" style:family="table-column">
      <style:table-column-properties fo:break-before="auto" style:column-width="35.68mm"/>
    </style:style>
    <style:style style:name="co45" style:family="table-column">
      <style:table-column-properties fo:break-before="auto" style:column-width="55.54mm"/>
    </style:style>
    <style:style style:name="co46" style:family="table-column">
      <style:table-column-properties fo:break-before="auto" style:column-width="22.45mm"/>
    </style:style>
    <style:style style:name="co47" style:family="table-column">
      <style:table-column-properties fo:break-before="auto" style:column-width="20.43mm"/>
    </style:style>
    <style:style style:name="co48" style:family="table-column">
      <style:table-column-properties fo:break-before="auto" style:column-width="19mm"/>
    </style:style>
    <style:style style:name="co49" style:family="table-column">
      <style:table-column-properties fo:break-before="auto" style:column-width="21.01mm"/>
    </style:style>
    <style:style style:name="co50" style:family="table-column">
      <style:table-column-properties fo:break-before="auto" style:column-width="52.37mm"/>
    </style:style>
    <style:style style:name="co51" style:family="table-column">
      <style:table-column-properties fo:break-before="auto" style:column-width="173.27mm"/>
    </style:style>
    <style:style style:name="co5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opfoods_table_blued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default-cell-style-name="Default"/>
        <table:table-column table:style-name="co16" table:visibility="collapse" table:default-cell-style-name="Default"/>
        <table:table-column table:style-name="co18" table:visibility="collapse" table:number-columns-repeated="2" table:default-cell-style-name="Default"/>
        <table:table-column table:style-name="co15" table:visibility="collapse" table:default-cell-style-name="Default"/>
        <table:table-column table:style-name="co18" table:visibility="collapse" table:default-cell-style-name="Default"/>
        <table:table-column table:style-name="co15" table:visibility="collapse" table:default-cell-style-name="Default"/>
        <table:table-column table:style-name="co16" table:visibility="collapse" table:default-cell-style-name="Default"/>
        <table:table-column table:style-name="co18" table:visibility="collapse" table:default-cell-style-name="Default"/>
        <table:table-column table:style-name="co19" table:visibility="collapse" table:number-columns-repeated="3" table:default-cell-style-name="Default"/>
        <table:table-column table:style-name="co20" table:visibility="collapse" table:default-cell-style-name="Default"/>
        <table:table-column table:style-name="co18" table:visibility="collapse" table:default-cell-style-name="Default"/>
        <table:table-column table:style-name="co19" table:visibility="collapse" table:default-cell-style-name="Default"/>
        <table:table-column table:style-name="co15" table:visibility="collapse" table:default-cell-style-name="Default"/>
        <table:table-column table:style-name="co18" table:visibility="collapse" table:number-columns-repeated="2" table:default-cell-style-name="Default"/>
        <table:table-column table:style-name="co19" table:visibility="collapse" table:default-cell-style-name="Default"/>
        <table:table-column table:style-name="co15" table:visibility="collapse" table:number-columns-repeated="3" table:default-cell-style-name="Default"/>
        <table:table-column table:style-name="co16" table:visibility="collapse" table:default-cell-style-name="Default"/>
        <table:table-column table:style-name="co18" table:visibility="collapse" table:default-cell-style-name="Default"/>
        <table:table-column table:style-name="co19" table:visibility="collapse" table:default-cell-style-name="Default"/>
        <table:table-column table:style-name="co18" table:visibility="collapse" table:number-columns-repeated="2" table:default-cell-style-name="Default"/>
        <table:table-column table:style-name="co19" table:visibility="collapse" table:default-cell-style-name="Default"/>
        <table:table-column table:style-name="co16" table:visibility="collapse" table:default-cell-style-name="Default"/>
        <table:table-column table:style-name="co18" table:visibility="collapse" table:default-cell-style-name="Default"/>
        <table:table-column table:style-name="co19" table:visibility="collapse" table:default-cell-style-name="Default"/>
        <table:table-column table:style-name="co21" table:visibility="collapse" table:default-cell-style-name="Default"/>
        <table:table-column table:style-name="co18" table:visibility="collapse" table:default-cell-style-name="Default"/>
        <table:table-column table:style-name="co19" table:visibility="collapse" table:default-cell-style-name="Default"/>
        <table:table-column table:style-name="co15" table:visibility="collapse" table:default-cell-style-name="Default"/>
        <table:table-column table:style-name="co19" table:visibility="collapse" table:default-cell-style-name="Default"/>
        <table:table-column table:style-name="co18" table:visibility="collapse" table:default-cell-style-name="Default"/>
        <table:table-column table:style-name="co15" table:visibility="collapse" table:default-cell-style-name="Default"/>
        <table:table-column table:style-name="co19" table:visibility="collapse" table:default-cell-style-name="Default"/>
        <table:table-column table:style-name="co18" table:visibility="collapse" table:number-columns-repeated="4" table:default-cell-style-name="Default"/>
        <table:table-column table:style-name="co19" table:visibility="collapse" table:default-cell-style-name="Default"/>
        <table:table-column table:style-name="co16" table:visibility="collapse" table:default-cell-style-name="Default"/>
        <table:table-column table:style-name="co18" table:visibility="collapse" table:number-columns-repeated="2" table:default-cell-style-name="Default"/>
        <table:table-column table:style-name="co19" table:visibility="collapse" table:default-cell-style-name="Default"/>
        <table:table-column table:style-name="co15" table:visibility="collapse" table:default-cell-style-name="Default"/>
        <table:table-column table:style-name="co22" table:visibility="collapse" table:default-cell-style-name="Default"/>
        <table:table-column table:style-name="co19" table:visibility="collapse" table:default-cell-style-name="Default"/>
        <table:table-column table:style-name="co18" table:visibility="collapse" table:number-columns-repeated="2" table:default-cell-style-name="Default"/>
        <table:table-column table:style-name="co19" table:visibility="collapse" table:default-cell-style-name="Default"/>
        <table:table-column table:style-name="co15" table:visibility="collapse" table:default-cell-style-name="Default"/>
        <table:table-column table:style-name="co19" table:visibility="collapse" table:default-cell-style-name="Default"/>
        <table:table-column table:style-name="co15"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15" table:visibility="collapse" table:default-cell-style-name="Default"/>
        <table:table-column table:style-name="co6" table:visibility="collapse" table:default-cell-style-name="Default"/>
        <table:table-column table:style-name="co12" table:visibility="collapse" table:default-cell-style-name="Default"/>
        <table:table-column table:style-name="co7" table:visibility="collapse" table:default-cell-style-name="Default"/>
        <table:table-column table:style-name="co18" table:visibility="collapse" table:default-cell-style-name="Default"/>
        <table:table-column table:style-name="co26" table:visibility="collapse" table:default-cell-style-name="Default"/>
        <table:table-column table:style-name="co27" table:visibility="collapse" table:default-cell-style-name="Default"/>
        <table:table-column table:style-name="co18" table:visibility="collapse" table:default-cell-style-name="Default"/>
        <table:table-column table:style-name="co28" table:visibility="collapse" table:default-cell-style-name="Default"/>
        <table:table-column table:style-name="co26"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21" table:visibility="collapse" table:default-cell-style-name="Default"/>
        <table:table-column table:style-name="co32" table:visibility="collapse" table:default-cell-style-name="Default"/>
        <table:table-column table:style-name="co15" table:visibility="collapse" table:default-cell-style-name="Default"/>
        <table:table-column table:style-name="co33" table:visibility="collapse" table:default-cell-style-name="Default"/>
        <table:table-column table:style-name="co34" table:visibility="collapse" table:default-cell-style-name="Default"/>
        <table:table-column table:style-name="co23" table:visibility="collapse" table:default-cell-style-name="Default"/>
        <table:table-column table:style-name="co20" table:visibility="collapse" table:default-cell-style-name="Default"/>
        <table:table-column table:style-name="co35" table:visibility="collapse" table:default-cell-style-name="Default"/>
        <table:table-column table:style-name="co36" table:visibility="collapse" table:default-cell-style-name="Default"/>
        <table:table-column table:style-name="co37" table:visibility="collapse" table:default-cell-style-name="Default"/>
        <table:table-column table:style-name="co38" table:visibility="collapse" table:default-cell-style-name="Default"/>
        <table:table-column table:style-name="co39" table:visibility="collapse" table:default-cell-style-name="Default"/>
        <table:table-column table:style-name="co40" table:visibility="collapse" table:default-cell-style-name="Default"/>
        <table:table-column table:style-name="co15" table:visibility="collapse" table:number-columns-repeated="3" table:default-cell-style-name="Default"/>
        <table:table-column table:style-name="co16" table:visibility="collapse" table:default-cell-style-name="Default"/>
        <table:table-column table:style-name="co41" table:visibility="collapse"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number-columns-repeated="2"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12" table:default-cell-style-name="Default"/>
        <table:table-column table:style-name="co40" table:default-cell-style-name="Default"/>
        <table:table-row table:style-name="ro1">
          <table:table-cell office:value-type="float" office:value="0" calcext:value-type="float">
            <text:p>0</text:p>
          </table:table-cell>
          <table:table-cell office:value-type="string" calcext:value-type="string">
            <text:p>FoodName</text:p>
          </table:table-cell>
          <table:table-cell office:value-type="string" calcext:value-type="string">
            <text:p>MainFoodGroupDesc</text:p>
          </table:table-cell>
          <table:table-cell office:value-type="string" calcext:value-type="string">
            <text:p>SubFoodGroupCode</text:p>
          </table:table-cell>
          <table:table-cell office:value-type="string" calcext:value-type="string">
            <text:p>SubFoodGroupDesc</text:p>
          </table:table-cell>
          <table:table-cell office:value-type="string" calcext:value-type="string">
            <text:p>FoodNumber</text:p>
          </table:table-cell>
          <table:table-cell office:value-type="string" calcext:value-type="string">
            <text:p>FoodGroupCode</text:p>
          </table:table-cell>
          <table:table-cell office:value-type="string" calcext:value-type="string">
            <text:p>FoodCategory</text:p>
          </table:table-cell>
          <table:table-cell office:value-type="string" calcext:value-type="string">
            <text:p>Description</text:p>
          </table:table-cell>
          <table:table-cell office:value-type="string" calcext:value-type="string">
            <text:p>Dilution</text:p>
          </table:table-cell>
          <table:table-cell office:value-type="string" calcext:value-type="string">
            <text:p>Comment</text:p>
          </table:table-cell>
          <table:table-cell office:value-type="string" calcext:value-type="string">
            <text:p>EdiblePortion</text:p>
          </table:table-cell>
          <table:table-cell office:value-type="string" calcext:value-type="string">
            <text:p>CO2eRef</text:p>
          </table:table-cell>
          <table:table-cell office:value-type="string" calcext:value-type="string">
            <text:p>FoodAisle</text:p>
          </table:table-cell>
          <table:table-cell office:value-type="string" calcext:value-type="string">
            <text:p>Base</text:p>
          </table:table-cell>
          <table:table-cell office:value-type="string" calcext:value-type="string">
            <text:p>ACAR</text:p>
          </table:table-cell>
          <table:table-cell office:value-type="string" calcext:value-type="string">
            <text:p>ALCO</text:p>
          </table:table-cell>
          <table:table-cell office:value-type="string" calcext:value-type="string">
            <text:p>BCAR</text:p>
          </table:table-cell>
          <table:table-cell office:value-type="string" calcext:value-type="string">
            <text:p>BCRYPT</text:p>
          </table:table-cell>
          <table:table-cell office:value-type="string" calcext:value-type="string">
            <text:p>BIOT</text:p>
          </table:table-cell>
          <table:table-cell office:value-type="string" calcext:value-type="string">
            <text:p>CA</text:p>
          </table:table-cell>
          <table:table-cell office:value-type="string" calcext:value-type="string">
            <text:p>CHO</text:p>
          </table:table-cell>
          <table:table-cell office:value-type="string" calcext:value-type="string">
            <text:p>CHOL</text:p>
          </table:table-cell>
          <table:table-cell office:value-type="string" calcext:value-type="string">
            <text:p>CL</text:p>
          </table:table-cell>
          <table:table-cell office:value-type="string" calcext:value-type="string">
            <text:p>CMON</text:p>
          </table:table-cell>
          <table:table-cell office:value-type="string" calcext:value-type="string">
            <text:p>CN3</text:p>
          </table:table-cell>
          <table:table-cell office:value-type="string" calcext:value-type="string">
            <text:p>CN6</text:p>
          </table:table-cell>
          <table:table-cell office:value-type="string" calcext:value-type="string">
            <text:p>CU</text:p>
          </table:table-cell>
          <table:table-cell office:value-type="string" calcext:value-type="string">
            <text:p>ENGFIB</text:p>
          </table:table-cell>
          <table:table-cell office:value-type="string" calcext:value-type="string">
            <text:p>FAT</text:p>
          </table:table-cell>
          <table:table-cell office:value-type="string" calcext:value-type="string">
            <text:p>FE</text:p>
          </table:table-cell>
          <table:table-cell office:value-type="string" calcext:value-type="string">
            <text:p>FOLT</text:p>
          </table:table-cell>
          <table:table-cell office:value-type="string" calcext:value-type="string">
            <text:p>FRUCT</text:p>
          </table:table-cell>
          <table:table-cell office:value-type="string" calcext:value-type="string">
            <text:p>GLUC</text:p>
          </table:table-cell>
          <table:table-cell office:value-type="string" calcext:value-type="string">
            <text:p>HFE</text:p>
          </table:table-cell>
          <table:table-cell office:value-type="string" calcext:value-type="string">
            <text:p>I</text:p>
          </table:table-cell>
          <table:table-cell office:value-type="string" calcext:value-type="string">
            <text:p>K</text:p>
          </table:table-cell>
          <table:table-cell office:value-type="string" calcext:value-type="string">
            <text:p>KCALS</text:p>
          </table:table-cell>
          <table:table-cell office:value-type="string" calcext:value-type="string">
            <text:p>KJ</text:p>
          </table:table-cell>
          <table:table-cell office:value-type="string" calcext:value-type="string">
            <text:p>LACT</text:p>
          </table:table-cell>
          <table:table-cell office:value-type="string" calcext:value-type="string">
            <text:p>MALT</text:p>
          </table:table-cell>
          <table:table-cell office:value-type="string" calcext:value-type="string">
            <text:p>MG</text:p>
          </table:table-cell>
          <table:table-cell office:value-type="string" calcext:value-type="string">
            <text:p>MILK</text:p>
          </table:table-cell>
          <table:table-cell office:value-type="string" calcext:value-type="string">
            <text:p>MN</text:p>
          </table:table-cell>
          <table:table-cell office:value-type="string" calcext:value-type="string">
            <text:p>NA</text:p>
          </table:table-cell>
          <table:table-cell office:value-type="string" calcext:value-type="string">
            <text:p>NCF</text:p>
          </table:table-cell>
          <table:table-cell office:value-type="string" calcext:value-type="string">
            <text:p>NHFE</text:p>
          </table:table-cell>
          <table:table-cell office:value-type="string" calcext:value-type="string">
            <text:p>NIACEQU</text:p>
          </table:table-cell>
          <table:table-cell office:value-type="string" calcext:value-type="string">
            <text:p>NMILK</text:p>
          </table:table-cell>
          <table:table-cell office:value-type="string" calcext:value-type="string">
            <text:p>OSUG</text:p>
          </table:table-cell>
          <table:table-cell office:value-type="string" calcext:value-type="string">
            <text:p>P</text:p>
          </table:table-cell>
          <table:table-cell office:value-type="string" calcext:value-type="string">
            <text:p>PANTO</text:p>
          </table:table-cell>
          <table:table-cell office:value-type="string" calcext:value-type="string">
            <text:p>PROT</text:p>
          </table:table-cell>
          <table:table-cell office:value-type="string" calcext:value-type="string">
            <text:p>RET</text:p>
          </table:table-cell>
          <table:table-cell office:value-type="string" calcext:value-type="string">
            <text:p>RIBO</text:p>
          </table:table-cell>
          <table:table-cell office:value-type="string" calcext:value-type="string">
            <text:p>SATFA</text:p>
          </table:table-cell>
          <table:table-cell office:value-type="string" calcext:value-type="string">
            <text:p>SE</text:p>
          </table:table-cell>
          <table:table-cell office:value-type="string" calcext:value-type="string">
            <text:p>STAR</text:p>
          </table:table-cell>
          <table:table-cell office:value-type="string" calcext:value-type="string">
            <text:p>SUCR</text:p>
          </table:table-cell>
          <table:table-cell office:value-type="string" calcext:value-type="string">
            <text:p>THIA</text:p>
          </table:table-cell>
          <table:table-cell office:value-type="string" calcext:value-type="string">
            <text:p>TOTCAR</text:p>
          </table:table-cell>
          <table:table-cell office:value-type="string" calcext:value-type="string">
            <text:p>TOTNIT</text:p>
          </table:table-cell>
          <table:table-cell office:value-type="string" calcext:value-type="string">
            <text:p>TOTSUG</text:p>
          </table:table-cell>
          <table:table-cell office:value-type="string" calcext:value-type="string">
            <text:p>TRANS</text:p>
          </table:table-cell>
          <table:table-cell office:value-type="string" calcext:value-type="string">
            <text:p>VITA</text:p>
          </table:table-cell>
          <table:table-cell office:value-type="string" calcext:value-type="string">
            <text:p>VITB12</text:p>
          </table:table-cell>
          <table:table-cell office:value-type="string" calcext:value-type="string">
            <text:p>VITB6</text:p>
          </table:table-cell>
          <table:table-cell office:value-type="string" calcext:value-type="string">
            <text:p>VITC</text:p>
          </table:table-cell>
          <table:table-cell office:value-type="string" calcext:value-type="string">
            <text:p>VITD</text:p>
          </table:table-cell>
          <table:table-cell office:value-type="string" calcext:value-type="string">
            <text:p>VITE</text:p>
          </table:table-cell>
          <table:table-cell office:value-type="string" calcext:value-type="string">
            <text:p>WATER</text:p>
          </table:table-cell>
          <table:table-cell office:value-type="string" calcext:value-type="string">
            <text:p>ZN</text:p>
          </table:table-cell>
          <table:table-cell office:value-type="string" calcext:value-type="string">
            <text:p>Fruit</text:p>
          </table:table-cell>
          <table:table-cell office:value-type="string" calcext:value-type="string">
            <text:p>DriedFruit</text:p>
          </table:table-cell>
          <table:table-cell office:value-type="string" calcext:value-type="string">
            <text:p>FruitJuice</text:p>
          </table:table-cell>
          <table:table-cell office:value-type="string" calcext:value-type="string">
            <text:p>SmoothieFruit</text:p>
          </table:table-cell>
          <table:table-cell office:value-type="string" calcext:value-type="string">
            <text:p>Tomatoes</text:p>
          </table:table-cell>
          <table:table-cell office:value-type="string" calcext:value-type="string">
            <text:p>TomatoPuree</text:p>
          </table:table-cell>
          <table:table-cell office:value-type="string" calcext:value-type="string">
            <text:p>Brassicaceae</text:p>
          </table:table-cell>
          <table:table-cell office:value-type="string" calcext:value-type="string">
            <text:p>YellowRedGreen</text:p>
          </table:table-cell>
          <table:table-cell office:value-type="string" calcext:value-type="string">
            <text:p>Beans</text:p>
          </table:table-cell>
          <table:table-cell office:value-type="string" calcext:value-type="string">
            <text:p>Nuts</text:p>
          </table:table-cell>
          <table:table-cell office:value-type="string" calcext:value-type="string">
            <text:p>OtherVeg</text:p>
          </table:table-cell>
          <table:table-cell office:value-type="string" calcext:value-type="string">
            <text:p>Beef</text:p>
          </table:table-cell>
          <table:table-cell office:value-type="string" calcext:value-type="string">
            <text:p>Lamb</text:p>
          </table:table-cell>
          <table:table-cell office:value-type="string" calcext:value-type="string">
            <text:p>Pork</text:p>
          </table:table-cell>
          <table:table-cell office:value-type="string" calcext:value-type="string">
            <text:p>ProcessRedMeat</text:p>
          </table:table-cell>
          <table:table-cell office:value-type="string" calcext:value-type="string">
            <text:p>OtherRedMeat</text:p>
          </table:table-cell>
          <table:table-cell office:value-type="string" calcext:value-type="string">
            <text:p>Burgers</text:p>
          </table:table-cell>
          <table:table-cell office:value-type="string" calcext:value-type="string">
            <text:p>Sausages</text:p>
          </table:table-cell>
          <table:table-cell office:value-type="string" calcext:value-type="string">
            <text:p>Offal</text:p>
          </table:table-cell>
          <table:table-cell office:value-type="string" calcext:value-type="string">
            <text:p>Poultry</text:p>
          </table:table-cell>
          <table:table-cell office:value-type="string" calcext:value-type="string">
            <text:p>ProcessedPoultry</text:p>
          </table:table-cell>
          <table:table-cell office:value-type="string" calcext:value-type="string">
            <text:p>GameBirds</text:p>
          </table:table-cell>
          <table:table-cell office:value-type="string" calcext:value-type="string">
            <text:p>WhiteFish</text:p>
          </table:table-cell>
          <table:table-cell office:value-type="string" calcext:value-type="string">
            <text:p>OilyFish</text:p>
          </table:table-cell>
          <table:table-cell office:value-type="string" calcext:value-type="string">
            <text:p>CannedTuna</text:p>
          </table:table-cell>
          <table:table-cell office:value-type="string" calcext:value-type="string">
            <text:p>Shellfish</text:p>
          </table:table-cell>
          <table:table-cell office:value-type="string" calcext:value-type="string">
            <text:p>CottageCheese</text:p>
          </table:table-cell>
          <table:table-cell office:value-type="string" calcext:value-type="string">
            <text:p>CheddarCheese</text:p>
          </table:table-cell>
          <table:table-cell office:value-type="string" calcext:value-type="string">
            <text:p>OtherCheese</text:p>
          </table:table-cell>
          <table:table-cell office:value-type="string" calcext:value-type="string">
            <text:p>AllCheese</text:p>
          </table:table-cell>
          <table:table-cell office:value-type="string" calcext:value-type="string">
            <text:p>AllFish</text:p>
          </table:table-cell>
          <table:table-cell office:value-type="string" calcext:value-type="string">
            <text:p>AllMeat</text:p>
          </table:table-cell>
          <table:table-cell office:value-type="string" calcext:value-type="string">
            <text:p>AllAnimal</text:p>
          </table:table-cell>
          <table:table-cell office:value-type="string" calcext:value-type="string">
            <text:p>CO2e</text:p>
          </table:table-cell>
          <table:table-cell office:value-type="string" calcext:value-type="string">
            <text:p>Units</text:p>
          </table:table-cell>
          <table:table-cell office:value-type="string" calcext:value-type="string">
            <text:p>PortionModifier</text:p>
          </table:table-cell>
          <table:table-cell office:value-type="string" calcext:value-type="string">
            <text:p>PortionSize</text:p>
          </table:table-cell>
          <table:table-cell office:value-type="string" calcext:value-type="string">
            <text:p>FoodDisplayName</text:p>
          </table:table-cell>
          <table:table-cell office:value-type="string" calcext:value-type="string">
            <text:p>Description</text:p>
          </table:table-cell>
          <table:table-cell office:value-type="string" calcext:value-type="string">
            <text:p>CarTime</text:p>
          </table:table-cell>
          <table:table-cell office:value-type="string" calcext:value-type="string">
            <text:p>CO2ePer</text:p>
          </table:table-cell>
          <table:table-cell office:value-type="string" calcext:value-type="string">
            <text:p>kCals</text:p>
          </table:table-cell>
          <table:table-cell office:value-type="string" calcext:value-type="string">
            <text:p>Fat</text:p>
          </table:table-cell>
          <table:table-cell office:value-type="string" calcext:value-type="string">
            <text:p>Sugar</text:p>
          </table:table-cell>
          <table:table-cell office:value-type="string" calcext:value-type="string">
            <text:p>Protein</text:p>
          </table:table-cell>
          <table:table-cell office:value-type="string" calcext:value-type="string">
            <text:p>ImageFileName</text:p>
          </table:table-cell>
          <table:table-cell office:value-type="string" calcext:value-type="string">
            <text:p>ImageRef</text:p>
          </table:table-cell>
          <table:table-cell office:value-type="string" calcext:value-type="string">
            <text:p>SectionName</text:p>
          </table:table-cell>
          <table:table-cell office:value-type="string" calcext:value-type="string">
            <text:p>StallName</text:p>
          </table:table-cell>
        </table:table-row>
        <table:table-row table:style-name="ro1">
          <table:table-cell office:value-type="float" office:value="2" calcext:value-type="float">
            <text:p>2</text:p>
          </table:table-cell>
          <table:table-cell office:value-type="string" calcext:value-type="string">
            <text:p>APPLES EATING RAW FLESH &amp; SKIN ONLY</text:p>
          </table:table-cell>
          <table:table-cell office:value-type="string" calcext:value-type="string">
            <text:p>FRUIT</text:p>
          </table:table-cell>
          <table:table-cell office:value-type="string" calcext:value-type="string">
            <text:p>40A</text:p>
          </table:table-cell>
          <table:table-cell office:value-type="string" calcext:value-type="string">
            <text:p>APPLES AND PEARS NOT CANNED</text:p>
          </table:table-cell>
          <table:table-cell office:value-type="float" office:value="1952" calcext:value-type="float">
            <text:p>1952</text:p>
          </table:table-cell>
          <table:table-cell office:value-type="string" calcext:value-type="string">
            <text:p>40A</text:p>
          </table:table-cell>
          <table:table-cell office:value-type="string" calcext:value-type="string">
            <text:p>F</text:p>
          </table:table-cell>
          <table:table-cell office:value-type="string" calcext:value-type="string">
            <text:p>Updated for RP yr 6 p2 based on F&amp;V analytical survey composite sample 40 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Average of CO2e values for Apples from From Clune et al 2017</text:p>
          </table:table-cell>
          <table:table-cell office:value-type="string" calcext:value-type="string">
            <text:p>Fruit, fruit juice</text:p>
          </table:table-cell>
          <table:table-cell office:value-type="float" office:value="125.5558" calcext:value-type="float">
            <text:p>125.5558</text:p>
          </table:table-cell>
          <table:table-cell table:number-columns-repeated="2" office:value-type="float" office:value="0" calcext:value-type="float">
            <text:p>0</text:p>
          </table:table-cell>
          <table:table-cell office:value-type="float" office:value="17.5778" calcext:value-type="float">
            <text:p>17.5778</text:p>
          </table:table-cell>
          <table:table-cell office:value-type="float" office:value="0" calcext:value-type="float">
            <text:p>0</text:p>
          </table:table-cell>
          <table:table-cell office:value-type="float" office:value="1.2556" calcext:value-type="float">
            <text:p>1.2556</text:p>
          </table:table-cell>
          <table:table-cell office:value-type="float" office:value="6.2778" calcext:value-type="float">
            <text:p>6.2778</text:p>
          </table:table-cell>
          <table:table-cell office:value-type="float" office:value="14.5645" calcext:value-type="float">
            <text:p>14.5645</text:p>
          </table:table-cell>
          <table:table-cell office:value-type="float" office:value="0" calcext:value-type="float">
            <text:p>0</text:p>
          </table:table-cell>
          <table:table-cell office:value-type="float" office:value="55.2446" calcext:value-type="float">
            <text:p>55.2446</text:p>
          </table:table-cell>
          <table:table-cell table:number-columns-repeated="2" office:value-type="float" office:value="0.0628" calcext:value-type="float">
            <text:p>0.0628</text:p>
          </table:table-cell>
          <table:table-cell office:value-type="float" office:value="0.226" calcext:value-type="float">
            <text:p>0.226</text:p>
          </table:table-cell>
          <table:table-cell office:value-type="float" office:value="0.0377" calcext:value-type="float">
            <text:p>0.0377</text:p>
          </table:table-cell>
          <table:table-cell office:value-type="float" office:value="1.6322" calcext:value-type="float">
            <text:p>1.6322</text:p>
          </table:table-cell>
          <table:table-cell office:value-type="float" office:value="0.6278" calcext:value-type="float">
            <text:p>0.6278</text:p>
          </table:table-cell>
          <table:table-cell office:value-type="float" office:value="0.1256" calcext:value-type="float">
            <text:p>0.1256</text:p>
          </table:table-cell>
          <table:table-cell office:value-type="float" office:value="0" calcext:value-type="float">
            <text:p>0</text:p>
          </table:table-cell>
          <table:table-cell office:value-type="float" office:value="8.4122" calcext:value-type="float">
            <text:p>8.4122</text:p>
          </table:table-cell>
          <table:table-cell office:value-type="float" office:value="2.6367" calcext:value-type="float">
            <text:p>2.6367</text:p>
          </table:table-cell>
          <table:table-cell office:value-type="float" office:value="0" calcext:value-type="float">
            <text:p>0</text:p>
          </table:table-cell>
          <table:table-cell office:value-type="float" office:value="5.0222" calcext:value-type="float">
            <text:p>5.0222</text:p>
          </table:table-cell>
          <table:table-cell office:value-type="float" office:value="125.5558" calcext:value-type="float">
            <text:p>125.5558</text:p>
          </table:table-cell>
          <table:table-cell office:value-type="float" office:value="64.0335" calcext:value-type="float">
            <text:p>64.0335</text:p>
          </table:table-cell>
          <table:table-cell office:value-type="float" office:value="269.945" calcext:value-type="float">
            <text:p>269.945</text:p>
          </table:table-cell>
          <table:table-cell table:number-columns-repeated="2" office:value-type="float" office:value="0" calcext:value-type="float">
            <text:p>0</text:p>
          </table:table-cell>
          <table:table-cell office:value-type="float" office:value="5.0222" calcext:value-type="float">
            <text:p>5.0222</text:p>
          </table:table-cell>
          <table:table-cell office:value-type="float" office:value="14.5645" calcext:value-type="float">
            <text:p>14.5645</text:p>
          </table:table-cell>
          <table:table-cell office:value-type="float" office:value="0.0502" calcext:value-type="float">
            <text:p>0.0502</text:p>
          </table:table-cell>
          <table:table-cell office:value-type="float" office:value="1.2556" calcext:value-type="float">
            <text:p>1.2556</text:p>
          </table:table-cell>
          <table:table-cell office:value-type="float" office:value="7.8472" calcext:value-type="float">
            <text:p>7.8472</text:p>
          </table:table-cell>
          <table:table-cell table:number-columns-repeated="2" office:value-type="float" office:value="0.1256" calcext:value-type="float">
            <text:p>0.1256</text:p>
          </table:table-cell>
          <table:table-cell table:number-columns-repeated="2" office:value-type="float" office:value="0" calcext:value-type="float">
            <text:p>0</text:p>
          </table:table-cell>
          <table:table-cell office:value-type="float" office:value="10.0445" calcext:value-type="float">
            <text:p>10.0445</text:p>
          </table:table-cell>
          <table:table-cell office:value-type="float" office:value="0.1256" calcext:value-type="float">
            <text:p>0.1256</text:p>
          </table:table-cell>
          <table:table-cell office:value-type="float" office:value="0.7533" calcext:value-type="float">
            <text:p>0.7533</text:p>
          </table:table-cell>
          <table:table-cell office:value-type="float" office:value="0" calcext:value-type="float">
            <text:p>0</text:p>
          </table:table-cell>
          <table:table-cell office:value-type="float" office:value="0.0502" calcext:value-type="float">
            <text:p>0.0502</text:p>
          </table:table-cell>
          <table:table-cell office:value-type="float" office:value="0.113" calcext:value-type="float">
            <text:p>0.113</text:p>
          </table:table-cell>
          <table:table-cell table:number-columns-repeated="2" office:value-type="float" office:value="0" calcext:value-type="float">
            <text:p>0</text:p>
          </table:table-cell>
          <table:table-cell office:value-type="float" office:value="3.5156" calcext:value-type="float">
            <text:p>3.5156</text:p>
          </table:table-cell>
          <table:table-cell office:value-type="float" office:value="0.0502" calcext:value-type="float">
            <text:p>0.0502</text:p>
          </table:table-cell>
          <table:table-cell office:value-type="float" office:value="17.5778" calcext:value-type="float">
            <text:p>17.5778</text:p>
          </table:table-cell>
          <table:table-cell office:value-type="float" office:value="0.1256" calcext:value-type="float">
            <text:p>0.1256</text:p>
          </table:table-cell>
          <table:table-cell office:value-type="float" office:value="14.5645" calcext:value-type="float">
            <text:p>14.5645</text:p>
          </table:table-cell>
          <table:table-cell office:value-type="float" office:value="0" calcext:value-type="float">
            <text:p>0</text:p>
          </table:table-cell>
          <table:table-cell office:value-type="float" office:value="2.5111" calcext:value-type="float">
            <text:p>2.5111</text:p>
          </table:table-cell>
          <table:table-cell office:value-type="float" office:value="0" calcext:value-type="float">
            <text:p>0</text:p>
          </table:table-cell>
          <table:table-cell office:value-type="float" office:value="0.1256" calcext:value-type="float">
            <text:p>0.1256</text:p>
          </table:table-cell>
          <table:table-cell office:value-type="float" office:value="7.2822" calcext:value-type="float">
            <text:p>7.2822</text:p>
          </table:table-cell>
          <table:table-cell office:value-type="float" office:value="0" calcext:value-type="float">
            <text:p>0</text:p>
          </table:table-cell>
          <table:table-cell office:value-type="float" office:value="0.1256" calcext:value-type="float">
            <text:p>0.1256</text:p>
          </table:table-cell>
          <table:table-cell office:value-type="float" office:value="108.2291" calcext:value-type="float">
            <text:p>108.2291</text:p>
          </table:table-cell>
          <table:table-cell office:value-type="float" office:value="0" calcext:value-type="float">
            <text:p>0</text:p>
          </table:table-cell>
          <table:table-cell office:value-type="float" office:value="125.5558" calcext:value-type="float">
            <text:p>125.5558</text:p>
          </table:table-cell>
          <table:table-cell table:number-columns-repeated="32" office:value-type="float" office:value="0" calcext:value-type="float">
            <text:p>0</text:p>
          </table:table-cell>
          <table:table-cell office:value-type="float" office:value="150.667" calcext:value-type="float">
            <text:p>150.667</text:p>
          </table:table-cell>
          <table:table-cell office:value-type="string" calcext:value-type="string">
            <text:p>Grams</text:p>
          </table:table-cell>
          <table:table-cell office:value-type="float" office:value="1" calcext:value-type="float">
            <text:p>1</text:p>
          </table:table-cell>
          <table:table-cell table:formula="of:=[.O2]*[.DD2]" office:value-type="float" office:value="125.5558" calcext:value-type="float">
            <text:p>125.5558</text:p>
          </table:table-cell>
          <table:table-cell office:value-type="string" calcext:value-type="string">
            <text:p>Apple</text:p>
          </table:table-cell>
          <table:table-cell office:value-type="string" calcext:value-type="string">
            <text:p>One apple, 125 g</text:p>
          </table:table-cell>
          <table:table-cell table:formula="of:=[.DI2]*0.0129" office:value-type="float" office:value="0.563807064342" calcext:value-type="float">
            <text:p>0.5638070643</text:p>
          </table:table-cell>
          <table:table-cell table:formula="of:=0.3481*[.DE2]" office:value-type="float" office:value="43.70597398" calcext:value-type="float">
            <text:p>43.70597398</text:p>
          </table:table-cell>
          <table:table-cell table:formula="of:=[.AL2]*[.DD2]" office:value-type="float" office:value="64.0335" calcext:value-type="float">
            <text:p>64.0335</text:p>
          </table:table-cell>
          <table:table-cell table:formula="of:=[.AD2]*[.DD2]" office:value-type="float" office:value="0.6278" calcext:value-type="float">
            <text:p>0.6278</text:p>
          </table:table-cell>
          <table:table-cell table:formula="of:=[.BK2]*[.DD2]" office:value-type="float" office:value="14.5645" calcext:value-type="float">
            <text:p>14.5645</text:p>
          </table:table-cell>
          <table:table-cell table:formula="of:=[.BA2]*[.DD2]" office:value-type="float" office:value="0.7533" calcext:value-type="float">
            <text:p>0.7533</text:p>
          </table:table-cell>
          <table:table-cell office:value-type="string" calcext:value-type="string">
            <text:p>apple.jpg</text:p>
          </table:table-cell>
          <table:table-cell office:value-type="string" calcext:value-type="string">
            <text:p>https://www.pexels.com/photo/healthy-apple-fruits-natural-102104/</text:p>
          </table:table-cell>
          <table:table-cell table:number-columns-repeated="2"/>
        </table:table-row>
        <table:table-row table:style-name="ro1">
          <table:table-cell office:value-type="float" office:value="4" calcext:value-type="float">
            <text:p>4</text:p>
          </table:table-cell>
          <table:table-cell office:value-type="string" calcext:value-type="string">
            <text:p>BANANAS RAW FLESH ONLY</text:p>
          </table:table-cell>
          <table:table-cell office:value-type="string" calcext:value-type="string">
            <text:p>FRUIT</text:p>
          </table:table-cell>
          <table:table-cell office:value-type="string" calcext:value-type="string">
            <text:p>40C</text:p>
          </table:table-cell>
          <table:table-cell office:value-type="string" calcext:value-type="string">
            <text:p>BANANAS</text:p>
          </table:table-cell>
          <table:table-cell office:value-type="float" office:value="1977" calcext:value-type="float">
            <text:p>1977</text:p>
          </table:table-cell>
          <table:table-cell office:value-type="string" calcext:value-type="string">
            <text:p>40C</text:p>
          </table:table-cell>
          <table:table-cell office:value-type="string" calcext:value-type="string">
            <text:p>F</text:p>
          </table:table-cell>
          <table:table-cell office:value-type="string" calcext:value-type="string">
            <text:p>Updated for RP yr 6 p2 based on F&amp;V analytical survey composite sample 39. 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Average of CO2e values for bananas from From Clune et al 2018</text:p>
          </table:table-cell>
          <table:table-cell office:value-type="string" calcext:value-type="string">
            <text:p>Fruit, fruit juice</text:p>
          </table:table-cell>
          <table:table-cell office:value-type="float" office:value="162.3445" calcext:value-type="float">
            <text:p>162.3445</text:p>
          </table:table-cell>
          <table:table-cell office:value-type="float" office:value="19.4813" calcext:value-type="float">
            <text:p>19.4813</text:p>
          </table:table-cell>
          <table:table-cell office:value-type="float" office:value="0" calcext:value-type="float">
            <text:p>0</text:p>
          </table:table-cell>
          <table:table-cell office:value-type="float" office:value="32.4689" calcext:value-type="float">
            <text:p>32.4689</text:p>
          </table:table-cell>
          <table:table-cell office:value-type="float" office:value="0" calcext:value-type="float">
            <text:p>0</text:p>
          </table:table-cell>
          <table:table-cell office:value-type="float" office:value="4.8703" calcext:value-type="float">
            <text:p>4.8703</text:p>
          </table:table-cell>
          <table:table-cell office:value-type="float" office:value="9.7407" calcext:value-type="float">
            <text:p>9.7407</text:p>
          </table:table-cell>
          <table:table-cell office:value-type="float" office:value="32.9559" calcext:value-type="float">
            <text:p>32.9559</text:p>
          </table:table-cell>
          <table:table-cell office:value-type="float" office:value="0" calcext:value-type="float">
            <text:p>0</text:p>
          </table:table-cell>
          <table:table-cell office:value-type="float" office:value="176.9555" calcext:value-type="float">
            <text:p>176.9555</text:p>
          </table:table-cell>
          <table:table-cell office:value-type="float" office:value="0.0162" calcext:value-type="float">
            <text:p>0.0162</text:p>
          </table:table-cell>
          <table:table-cell office:value-type="float" office:value="0.0325" calcext:value-type="float">
            <text:p>0.0325</text:p>
          </table:table-cell>
          <table:table-cell office:value-type="float" office:value="0.0162" calcext:value-type="float">
            <text:p>0.0162</text:p>
          </table:table-cell>
          <table:table-cell office:value-type="float" office:value="0.1623" calcext:value-type="float">
            <text:p>0.1623</text:p>
          </table:table-cell>
          <table:table-cell office:value-type="float" office:value="1.2988" calcext:value-type="float">
            <text:p>1.2988</text:p>
          </table:table-cell>
          <table:table-cell office:value-type="float" office:value="0.1623" calcext:value-type="float">
            <text:p>0.1623</text:p>
          </table:table-cell>
          <table:table-cell office:value-type="float" office:value="0.487" calcext:value-type="float">
            <text:p>0.487</text:p>
          </table:table-cell>
          <table:table-cell office:value-type="float" office:value="22.7282" calcext:value-type="float">
            <text:p>22.7282</text:p>
          </table:table-cell>
          <table:table-cell office:value-type="float" office:value="12.1758" calcext:value-type="float">
            <text:p>12.1758</text:p>
          </table:table-cell>
          <table:table-cell office:value-type="float" office:value="12.8252" calcext:value-type="float">
            <text:p>12.8252</text:p>
          </table:table-cell>
          <table:table-cell office:value-type="float" office:value="0" calcext:value-type="float">
            <text:p>0</text:p>
          </table:table-cell>
          <table:table-cell office:value-type="float" office:value="4.8703" calcext:value-type="float">
            <text:p>4.8703</text:p>
          </table:table-cell>
          <table:table-cell office:value-type="float" office:value="535.7369" calcext:value-type="float">
            <text:p>535.7369</text:p>
          </table:table-cell>
          <table:table-cell office:value-type="float" office:value="131.4991" calcext:value-type="float">
            <text:p>131.4991</text:p>
          </table:table-cell>
          <table:table-cell office:value-type="float" office:value="564.9589" calcext:value-type="float">
            <text:p>564.9589</text:p>
          </table:table-cell>
          <table:table-cell table:number-columns-repeated="2" office:value-type="float" office:value="0" calcext:value-type="float">
            <text:p>0</text:p>
          </table:table-cell>
          <table:table-cell office:value-type="float" office:value="43.833" calcext:value-type="float">
            <text:p>43.833</text:p>
          </table:table-cell>
          <table:table-cell office:value-type="float" office:value="29.3844" calcext:value-type="float">
            <text:p>29.3844</text:p>
          </table:table-cell>
          <table:table-cell office:value-type="float" office:value="0.5844" calcext:value-type="float">
            <text:p>0.5844</text:p>
          </table:table-cell>
          <table:table-cell office:value-type="float" office:value="0" calcext:value-type="float">
            <text:p>0</text:p>
          </table:table-cell>
          <table:table-cell office:value-type="float" office:value="10.1465" calcext:value-type="float">
            <text:p>10.1465</text:p>
          </table:table-cell>
          <table:table-cell office:value-type="float" office:value="0.487" calcext:value-type="float">
            <text:p>0.487</text:p>
          </table:table-cell>
          <table:table-cell office:value-type="float" office:value="1.6234" calcext:value-type="float">
            <text:p>1.6234</text:p>
          </table:table-cell>
          <table:table-cell table:number-columns-repeated="2" office:value-type="float" office:value="0" calcext:value-type="float">
            <text:p>0</text:p>
          </table:table-cell>
          <table:table-cell office:value-type="float" office:value="37.3392" calcext:value-type="float">
            <text:p>37.3392</text:p>
          </table:table-cell>
          <table:table-cell office:value-type="float" office:value="0.6494" calcext:value-type="float">
            <text:p>0.6494</text:p>
          </table:table-cell>
          <table:table-cell office:value-type="float" office:value="1.9481" calcext:value-type="float">
            <text:p>1.9481</text:p>
          </table:table-cell>
          <table:table-cell office:value-type="float" office:value="0" calcext:value-type="float">
            <text:p>0</text:p>
          </table:table-cell>
          <table:table-cell table:number-columns-repeated="2" office:value-type="float" office:value="0.0649" calcext:value-type="float">
            <text:p>0.0649</text:p>
          </table:table-cell>
          <table:table-cell office:value-type="float" office:value="0" calcext:value-type="float">
            <text:p>0</text:p>
          </table:table-cell>
          <table:table-cell office:value-type="float" office:value="3.5716" calcext:value-type="float">
            <text:p>3.5716</text:p>
          </table:table-cell>
          <table:table-cell office:value-type="float" office:value="4.3833" calcext:value-type="float">
            <text:p>4.3833</text:p>
          </table:table-cell>
          <table:table-cell office:value-type="float" office:value="0.2273" calcext:value-type="float">
            <text:p>0.2273</text:p>
          </table:table-cell>
          <table:table-cell office:value-type="float" office:value="42.2096" calcext:value-type="float">
            <text:p>42.2096</text:p>
          </table:table-cell>
          <table:table-cell office:value-type="float" office:value="0.3247" calcext:value-type="float">
            <text:p>0.3247</text:p>
          </table:table-cell>
          <table:table-cell office:value-type="float" office:value="29.3844" calcext:value-type="float">
            <text:p>29.3844</text:p>
          </table:table-cell>
          <table:table-cell office:value-type="float" office:value="0" calcext:value-type="float">
            <text:p>0</text:p>
          </table:table-cell>
          <table:table-cell office:value-type="float" office:value="6.4938" calcext:value-type="float">
            <text:p>6.4938</text:p>
          </table:table-cell>
          <table:table-cell office:value-type="float" office:value="0" calcext:value-type="float">
            <text:p>0</text:p>
          </table:table-cell>
          <table:table-cell office:value-type="float" office:value="0.487" calcext:value-type="float">
            <text:p>0.487</text:p>
          </table:table-cell>
          <table:table-cell office:value-type="float" office:value="14.124" calcext:value-type="float">
            <text:p>14.124</text:p>
          </table:table-cell>
          <table:table-cell office:value-type="float" office:value="0" calcext:value-type="float">
            <text:p>0</text:p>
          </table:table-cell>
          <table:table-cell office:value-type="float" office:value="0.3247" calcext:value-type="float">
            <text:p>0.3247</text:p>
          </table:table-cell>
          <table:table-cell office:value-type="float" office:value="121.7584" calcext:value-type="float">
            <text:p>121.7584</text:p>
          </table:table-cell>
          <table:table-cell office:value-type="float" office:value="0.3247" calcext:value-type="float">
            <text:p>0.3247</text:p>
          </table:table-cell>
          <table:table-cell office:value-type="float" office:value="162.3445" calcext:value-type="float">
            <text:p>162.3445</text:p>
          </table:table-cell>
          <table:table-cell table:number-columns-repeated="32" office:value-type="float" office:value="0" calcext:value-type="float">
            <text:p>0</text:p>
          </table:table-cell>
          <table:table-cell office:value-type="float" office:value="456.1881" calcext:value-type="float">
            <text:p>456.1881</text:p>
          </table:table-cell>
          <table:table-cell office:value-type="string" calcext:value-type="string">
            <text:p>Grams</text:p>
          </table:table-cell>
          <table:table-cell office:value-type="float" office:value="0.65" calcext:value-type="float">
            <text:p>0.65</text:p>
          </table:table-cell>
          <table:table-cell table:formula="of:=[.O3]*[.DD3]" office:value-type="float" office:value="105.523925" calcext:value-type="float">
            <text:p>105.523925</text:p>
          </table:table-cell>
          <table:table-cell office:value-type="string" calcext:value-type="string">
            <text:p>Banana</text:p>
          </table:table-cell>
          <table:table-cell office:value-type="string" calcext:value-type="string">
            <text:p>One banana, 100 g</text:p>
          </table:table-cell>
          <table:table-cell table:formula="of:=[.DI3]*0.0129" office:value-type="float" office:value="1.07062991446125" calcext:value-type="float">
            <text:p>1.0706299145</text:p>
          </table:table-cell>
          <table:table-cell table:formula="of:=0.7865*[.DE3]" office:value-type="float" office:value="82.9945670125" calcext:value-type="float">
            <text:p>82.9945670125</text:p>
          </table:table-cell>
          <table:table-cell table:formula="of:=[.AL3]*[.DD3]" office:value-type="float" office:value="85.474415" calcext:value-type="float">
            <text:p>85.474415</text:p>
          </table:table-cell>
          <table:table-cell table:formula="of:=[.AD3]*[.DD3]" office:value-type="float" office:value="0.105495" calcext:value-type="float">
            <text:p>0.105495</text:p>
          </table:table-cell>
          <table:table-cell table:formula="of:=[.BK3]*[.DD3]" office:value-type="float" office:value="19.09986" calcext:value-type="float">
            <text:p>19.09986</text:p>
          </table:table-cell>
          <table:table-cell table:formula="of:=[.BA3]*[.DD3]" office:value-type="float" office:value="1.266265" calcext:value-type="float">
            <text:p>1.266265</text:p>
          </table:table-cell>
          <table:table-cell office:value-type="string" calcext:value-type="string">
            <text:p>banana.png</text:p>
          </table:table-cell>
          <table:table-cell office:value-type="string" calcext:value-type="string">
            <text:p>https://commons.wikimedia.org/wiki/File:Banana-Single.jpg</text:p>
          </table:table-cell>
          <table:table-cell table:number-columns-repeated="2"/>
        </table:table-row>
        <table:table-row table:style-name="ro1">
          <table:table-cell office:value-type="float" office:value="5" calcext:value-type="float">
            <text:p>5</text:p>
          </table:table-cell>
          <table:table-cell office:value-type="string" calcext:value-type="string">
            <text:p>BEANS BAKED CANNED</text:p>
          </table:table-cell>
          <table:table-cell office:value-type="string" calcext:value-type="string">
            <text:p>VEGETABLES NOT RAW</text:p>
          </table:table-cell>
          <table:table-cell office:value-type="string" calcext:value-type="string">
            <text:p>37C</text:p>
          </table:table-cell>
          <table:table-cell office:value-type="string" calcext:value-type="string">
            <text:p>BAKED BEANS</text:p>
          </table:table-cell>
          <table:table-cell office:value-type="float" office:value="1662" calcext:value-type="float">
            <text:p>1662</text:p>
          </table:table-cell>
          <table:table-cell office:value-type="string" calcext:value-type="string">
            <text:p>37C</text:p>
          </table:table-cell>
          <table:table-cell office:value-type="string" calcext:value-type="string">
            <text:p>F</text:p>
          </table:table-cell>
          <table:table-cell office:value-type="string" calcext:value-type="string">
            <text:p>Updated for RP yr 6 p2 based on F&amp;V analytical survey composite sample 55</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Legumes, beans, pulses</text:p>
          </table:table-cell>
          <table:table-cell office:value-type="float" office:value="144.6579" calcext:value-type="float">
            <text:p>144.6579</text:p>
          </table:table-cell>
          <table:table-cell table:number-columns-repeated="2" office:value-type="float" office:value="0" calcext:value-type="float">
            <text:p>0</text:p>
          </table:table-cell>
          <table:table-cell office:value-type="float" office:value="33.2713" calcext:value-type="float">
            <text:p>33.2713</text:p>
          </table:table-cell>
          <table:table-cell office:value-type="float" office:value="0" calcext:value-type="float">
            <text:p>0</text:p>
          </table:table-cell>
          <table:table-cell office:value-type="float" office:value="4.3397" calcext:value-type="float">
            <text:p>4.3397</text:p>
          </table:table-cell>
          <table:table-cell office:value-type="float" office:value="60.7563" calcext:value-type="float">
            <text:p>60.7563</text:p>
          </table:table-cell>
          <table:table-cell office:value-type="float" office:value="21.6987" calcext:value-type="float">
            <text:p>21.6987</text:p>
          </table:table-cell>
          <table:table-cell office:value-type="float" office:value="0" calcext:value-type="float">
            <text:p>0</text:p>
          </table:table-cell>
          <table:table-cell office:value-type="float" office:value="681.3389" calcext:value-type="float">
            <text:p>681.3389</text:p>
          </table:table-cell>
          <table:table-cell office:value-type="float" office:value="0.0868" calcext:value-type="float">
            <text:p>0.0868</text:p>
          </table:table-cell>
          <table:table-cell office:value-type="float" office:value="0.217" calcext:value-type="float">
            <text:p>0.217</text:p>
          </table:table-cell>
          <table:table-cell office:value-type="float" office:value="0.1881" calcext:value-type="float">
            <text:p>0.1881</text:p>
          </table:table-cell>
          <table:table-cell office:value-type="float" office:value="0.3472" calcext:value-type="float">
            <text:p>0.3472</text:p>
          </table:table-cell>
          <table:table-cell office:value-type="float" office:value="5.497" calcext:value-type="float">
            <text:p>5.497</text:p>
          </table:table-cell>
          <table:table-cell office:value-type="float" office:value="0.7233" calcext:value-type="float">
            <text:p>0.7233</text:p>
          </table:table-cell>
          <table:table-cell office:value-type="float" office:value="2.0252" calcext:value-type="float">
            <text:p>2.0252</text:p>
          </table:table-cell>
          <table:table-cell office:value-type="float" office:value="41.9508" calcext:value-type="float">
            <text:p>41.9508</text:p>
          </table:table-cell>
          <table:table-cell office:value-type="float" office:value="1.1573" calcext:value-type="float">
            <text:p>1.1573</text:p>
          </table:table-cell>
          <table:table-cell office:value-type="float" office:value="0.8679" calcext:value-type="float">
            <text:p>0.8679</text:p>
          </table:table-cell>
          <table:table-cell table:number-columns-repeated="2" office:value-type="float" office:value="0" calcext:value-type="float">
            <text:p>0</text:p>
          </table:table-cell>
          <table:table-cell office:value-type="float" office:value="393.4696" calcext:value-type="float">
            <text:p>393.4696</text:p>
          </table:table-cell>
          <table:table-cell office:value-type="float" office:value="117.1729" calcext:value-type="float">
            <text:p>117.1729</text:p>
          </table:table-cell>
          <table:table-cell office:value-type="float" office:value="496.1767" calcext:value-type="float">
            <text:p>496.1767</text:p>
          </table:table-cell>
          <table:table-cell table:number-columns-repeated="2" office:value-type="float" office:value="0" calcext:value-type="float">
            <text:p>0</text:p>
          </table:table-cell>
          <table:table-cell office:value-type="float" office:value="43.3974" calcext:value-type="float">
            <text:p>43.3974</text:p>
          </table:table-cell>
          <table:table-cell office:value-type="float" office:value="0.7233" calcext:value-type="float">
            <text:p>0.7233</text:p>
          </table:table-cell>
          <table:table-cell office:value-type="float" office:value="0.4774" calcext:value-type="float">
            <text:p>0.4774</text:p>
          </table:table-cell>
          <table:table-cell office:value-type="float" office:value="377.5572" calcext:value-type="float">
            <text:p>377.5572</text:p>
          </table:table-cell>
          <table:table-cell office:value-type="float" office:value="9.0411" calcext:value-type="float">
            <text:p>9.0411</text:p>
          </table:table-cell>
          <table:table-cell office:value-type="float" office:value="2.0252" calcext:value-type="float">
            <text:p>2.0252</text:p>
          </table:table-cell>
          <table:table-cell office:value-type="float" office:value="2.4592" calcext:value-type="float">
            <text:p>2.4592</text:p>
          </table:table-cell>
          <table:table-cell office:value-type="float" office:value="6.2203" calcext:value-type="float">
            <text:p>6.2203</text:p>
          </table:table-cell>
          <table:table-cell office:value-type="float" office:value="0" calcext:value-type="float">
            <text:p>0</text:p>
          </table:table-cell>
          <table:table-cell office:value-type="float" office:value="127.299" calcext:value-type="float">
            <text:p>127.299</text:p>
          </table:table-cell>
          <table:table-cell office:value-type="float" office:value="0.1447" calcext:value-type="float">
            <text:p>0.1447</text:p>
          </table:table-cell>
          <table:table-cell office:value-type="float" office:value="7.2329" calcext:value-type="float">
            <text:p>7.2329</text:p>
          </table:table-cell>
          <table:table-cell office:value-type="float" office:value="0" calcext:value-type="float">
            <text:p>0</text:p>
          </table:table-cell>
          <table:table-cell office:value-type="float" office:value="0.0434" calcext:value-type="float">
            <text:p>0.0434</text:p>
          </table:table-cell>
          <table:table-cell office:value-type="float" office:value="0.1302" calcext:value-type="float">
            <text:p>0.1302</text:p>
          </table:table-cell>
          <table:table-cell office:value-type="float" office:value="4.3397" calcext:value-type="float">
            <text:p>4.3397</text:p>
          </table:table-cell>
          <table:table-cell office:value-type="float" office:value="14.7551" calcext:value-type="float">
            <text:p>14.7551</text:p>
          </table:table-cell>
          <table:table-cell office:value-type="float" office:value="4.9184" calcext:value-type="float">
            <text:p>4.9184</text:p>
          </table:table-cell>
          <table:table-cell office:value-type="float" office:value="0.3038" calcext:value-type="float">
            <text:p>0.3038</text:p>
          </table:table-cell>
          <table:table-cell office:value-type="float" office:value="33.2713" calcext:value-type="float">
            <text:p>33.2713</text:p>
          </table:table-cell>
          <table:table-cell office:value-type="float" office:value="1.1573" calcext:value-type="float">
            <text:p>1.1573</text:p>
          </table:table-cell>
          <table:table-cell office:value-type="float" office:value="6.9436" calcext:value-type="float">
            <text:p>6.9436</text:p>
          </table:table-cell>
          <table:table-cell office:value-type="float" office:value="0" calcext:value-type="float">
            <text:p>0</text:p>
          </table:table-cell>
          <table:table-cell office:value-type="float" office:value="5.7863" calcext:value-type="float">
            <text:p>5.7863</text:p>
          </table:table-cell>
          <table:table-cell office:value-type="float" office:value="0" calcext:value-type="float">
            <text:p>0</text:p>
          </table:table-cell>
          <table:table-cell office:value-type="float" office:value="0.1447" calcext:value-type="float">
            <text:p>0.1447</text:p>
          </table:table-cell>
          <table:table-cell table:number-columns-repeated="2" office:value-type="float" office:value="0" calcext:value-type="float">
            <text:p>0</text:p>
          </table:table-cell>
          <table:table-cell office:value-type="float" office:value="0.5786" calcext:value-type="float">
            <text:p>0.5786</text:p>
          </table:table-cell>
          <table:table-cell office:value-type="float" office:value="105.311" calcext:value-type="float">
            <text:p>105.311</text:p>
          </table:table-cell>
          <table:table-cell office:value-type="float" office:value="0.8679" calcext:value-type="float">
            <text:p>0.8679</text:p>
          </table:table-cell>
          <table:table-cell table:number-columns-repeated="4" office:value-type="float" office:value="0" calcext:value-type="float">
            <text:p>0</text:p>
          </table:table-cell>
          <table:table-cell office:value-type="float" office:value="29.6549" calcext:value-type="float">
            <text:p>29.6549</text:p>
          </table:table-cell>
          <table:table-cell office:value-type="float" office:value="9.6487" calcext:value-type="float">
            <text:p>9.6487</text:p>
          </table:table-cell>
          <table:table-cell table:number-columns-repeated="2" office:value-type="float" office:value="0" calcext:value-type="float">
            <text:p>0</text:p>
          </table:table-cell>
          <table:table-cell office:value-type="float" office:value="71.6057" calcext:value-type="float">
            <text:p>71.6057</text:p>
          </table:table-cell>
          <table:table-cell table:number-columns-repeated="24" office:value-type="float" office:value="0" calcext:value-type="float">
            <text:p>0</text:p>
          </table:table-cell>
          <table:table-cell office:value-type="float" office:value="216.9869" calcext:value-type="float">
            <text:p>216.9869</text:p>
          </table:table-cell>
          <table:table-cell office:value-type="string" calcext:value-type="string">
            <text:p>Grams</text:p>
          </table:table-cell>
          <table:table-cell office:value-type="float" office:value="1" calcext:value-type="float">
            <text:p>1</text:p>
          </table:table-cell>
          <table:table-cell table:formula="of:=[.O4]*[.DD4]" office:value-type="float" office:value="144.6579" calcext:value-type="float">
            <text:p>144.6579</text:p>
          </table:table-cell>
          <table:table-cell office:value-type="string" calcext:value-type="string">
            <text:p>Beans</text:p>
          </table:table-cell>
          <table:table-cell office:value-type="string" calcext:value-type="string">
            <text:p>Tinned Baked Beans, 150 g</text:p>
          </table:table-cell>
          <table:table-cell table:formula="of:=[.DI4]*0.0129" office:value-type="float" office:value="2.79913101" calcext:value-type="float">
            <text:p>2.79913101</text:p>
          </table:table-cell>
          <table:table-cell table:formula="of:=[.DB4]*[.DD4]" office:value-type="float" office:value="216.9869" calcext:value-type="float">
            <text:p>216.9869</text:p>
          </table:table-cell>
          <table:table-cell table:formula="of:=[.AL4]*[.DD4]" office:value-type="float" office:value="117.1729" calcext:value-type="float">
            <text:p>117.1729</text:p>
          </table:table-cell>
          <table:table-cell table:formula="of:=[.AD4]*[.DD4]" office:value-type="float" office:value="0.7233" calcext:value-type="float">
            <text:p>0.7233</text:p>
          </table:table-cell>
          <table:table-cell table:formula="of:=[.BK4]*[.DD4]" office:value-type="float" office:value="6.9436" calcext:value-type="float">
            <text:p>6.9436</text:p>
          </table:table-cell>
          <table:table-cell table:formula="of:=[.BA4]*[.DD4]" office:value-type="float" office:value="7.2329" calcext:value-type="float">
            <text:p>7.2329</text:p>
          </table:table-cell>
          <table:table-cell office:value-type="string" calcext:value-type="string">
            <text:p>beans-baked.jpg</text:p>
          </table:table-cell>
          <table:table-cell office:value-type="string" calcext:value-type="string">
            <text:p>https://www.flickr.com/photos/trasel/3648759650</text:p>
          </table:table-cell>
          <table:table-cell table:number-columns-repeated="2"/>
        </table:table-row>
        <table:table-row table:style-name="ro1">
          <table:table-cell office:value-type="float" office:value="6" calcext:value-type="float">
            <text:p>6</text:p>
          </table:table-cell>
          <table:table-cell office:value-type="string" calcext:value-type="string">
            <text:p>BEEF MINCED STEWED FAT SKIMMED</text:p>
          </table:table-cell>
          <table:table-cell office:value-type="string" calcext:value-type="string">
            <text:p>BEEF VEAL AND DISHES</text:p>
          </table:table-cell>
          <table:table-cell office:value-type="string" calcext:value-type="string">
            <text:p>23B</text:p>
          </table:table-cell>
          <table:table-cell office:value-type="string" calcext:value-type="string">
            <text:p>OTHER BEEF &amp; VEAL INCLUDING HOMEMADE RECIPE DISHES</text:p>
          </table:table-cell>
          <table:table-cell office:value-type="float" office:value="942" calcext:value-type="float">
            <text:p>942</text:p>
          </table:table-cell>
          <table:table-cell office:value-type="string" calcext:value-type="string">
            <text:p>23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Average of CO2e values for beef mince stewed from From Clune et al 2018</text:p>
          </table:table-cell>
          <table:table-cell office:value-type="string" calcext:value-type="string">
            <text:p>Beef and lamb</text:p>
          </table:table-cell>
          <table:table-cell office:value-type="float" office:value="69.4247" calcext:value-type="float">
            <text:p>69.4247</text:p>
          </table:table-cell>
          <table:table-cell table:number-columns-repeated="2" office:value-type="float" office:value="0" calcext:value-type="float">
            <text:p>0</text:p>
          </table:table-cell>
          <table:table-cell office:value-type="float" office:value="5.554" calcext:value-type="float">
            <text:p>5.554</text:p>
          </table:table-cell>
          <table:table-cell office:value-type="float" office:value="0" calcext:value-type="float">
            <text:p>0</text:p>
          </table:table-cell>
          <table:table-cell office:value-type="float" office:value="0.6942" calcext:value-type="float">
            <text:p>0.6942</text:p>
          </table:table-cell>
          <table:table-cell office:value-type="float" office:value="9.7195" calcext:value-type="float">
            <text:p>9.7195</text:p>
          </table:table-cell>
          <table:table-cell office:value-type="float" office:value="0" calcext:value-type="float">
            <text:p>0</text:p>
          </table:table-cell>
          <table:table-cell office:value-type="float" office:value="52.0685" calcext:value-type="float">
            <text:p>52.0685</text:p>
          </table:table-cell>
          <table:table-cell office:value-type="float" office:value="42.3491" calcext:value-type="float">
            <text:p>42.3491</text:p>
          </table:table-cell>
          <table:table-cell office:value-type="float" office:value="2.3952" calcext:value-type="float">
            <text:p>2.3952</text:p>
          </table:table-cell>
          <table:table-cell office:value-type="float" office:value="0.0555" calcext:value-type="float">
            <text:p>0.0555</text:p>
          </table:table-cell>
          <table:table-cell office:value-type="float" office:value="0.1041" calcext:value-type="float">
            <text:p>0.1041</text:p>
          </table:table-cell>
          <table:table-cell office:value-type="float" office:value="0.0555" calcext:value-type="float">
            <text:p>0.0555</text:p>
          </table:table-cell>
          <table:table-cell office:value-type="float" office:value="0" calcext:value-type="float">
            <text:p>0</text:p>
          </table:table-cell>
          <table:table-cell office:value-type="float" office:value="6.04" calcext:value-type="float">
            <text:p>6.04</text:p>
          </table:table-cell>
          <table:table-cell office:value-type="float" office:value="1.5968" calcext:value-type="float">
            <text:p>1.5968</text:p>
          </table:table-cell>
          <table:table-cell office:value-type="float" office:value="13.8849" calcext:value-type="float">
            <text:p>13.8849</text:p>
          </table:table-cell>
          <table:table-cell table:number-columns-repeated="2" office:value-type="float" office:value="0" calcext:value-type="float">
            <text:p>0</text:p>
          </table:table-cell>
          <table:table-cell office:value-type="float" office:value="0.6248" calcext:value-type="float">
            <text:p>0.6248</text:p>
          </table:table-cell>
          <table:table-cell office:value-type="float" office:value="6.9425" calcext:value-type="float">
            <text:p>6.9425</text:p>
          </table:table-cell>
          <table:table-cell office:value-type="float" office:value="194.3892" calcext:value-type="float">
            <text:p>194.3892</text:p>
          </table:table-cell>
          <table:table-cell office:value-type="float" office:value="122.8818" calcext:value-type="float">
            <text:p>122.8818</text:p>
          </table:table-cell>
          <table:table-cell office:value-type="float" office:value="515.1315" calcext:value-type="float">
            <text:p>515.1315</text:p>
          </table:table-cell>
          <table:table-cell table:number-columns-repeated="2" office:value-type="float" office:value="0" calcext:value-type="float">
            <text:p>0</text:p>
          </table:table-cell>
          <table:table-cell office:value-type="float" office:value="12.4965" calcext:value-type="float">
            <text:p>12.4965</text:p>
          </table:table-cell>
          <table:table-cell table:number-columns-repeated="2" office:value-type="float" office:value="0" calcext:value-type="float">
            <text:p>0</text:p>
          </table:table-cell>
          <table:table-cell office:value-type="float" office:value="52.0685" calcext:value-type="float">
            <text:p>52.0685</text:p>
          </table:table-cell>
          <table:table-cell office:value-type="float" office:value="4.339" calcext:value-type="float">
            <text:p>4.339</text:p>
          </table:table-cell>
          <table:table-cell office:value-type="float" office:value="0.9719" calcext:value-type="float">
            <text:p>0.9719</text:p>
          </table:table-cell>
          <table:table-cell office:value-type="float" office:value="6.4565" calcext:value-type="float">
            <text:p>6.4565</text:p>
          </table:table-cell>
          <table:table-cell table:number-columns-repeated="2" office:value-type="float" office:value="0" calcext:value-type="float">
            <text:p>0</text:p>
          </table:table-cell>
          <table:table-cell office:value-type="float" office:value="114.5508" calcext:value-type="float">
            <text:p>114.5508</text:p>
          </table:table-cell>
          <table:table-cell office:value-type="float" office:value="0.2777" calcext:value-type="float">
            <text:p>0.2777</text:p>
          </table:table-cell>
          <table:table-cell office:value-type="float" office:value="17.1479" calcext:value-type="float">
            <text:p>17.1479</text:p>
          </table:table-cell>
          <table:table-cell office:value-type="float" office:value="2.777" calcext:value-type="float">
            <text:p>2.777</text:p>
          </table:table-cell>
          <table:table-cell office:value-type="float" office:value="0.0903" calcext:value-type="float">
            <text:p>0.0903</text:p>
          </table:table-cell>
          <table:table-cell office:value-type="float" office:value="2.6312" calcext:value-type="float">
            <text:p>2.6312</text:p>
          </table:table-cell>
          <table:table-cell office:value-type="float" office:value="5.554" calcext:value-type="float">
            <text:p>5.554</text:p>
          </table:table-cell>
          <table:table-cell table:number-columns-repeated="2" office:value-type="float" office:value="0" calcext:value-type="float">
            <text:p>0</text:p>
          </table:table-cell>
          <table:table-cell office:value-type="float" office:value="0.0208" calcext:value-type="float">
            <text:p>0.0208</text:p>
          </table:table-cell>
          <table:table-cell office:value-type="float" office:value="5.554" calcext:value-type="float">
            <text:p>5.554</text:p>
          </table:table-cell>
          <table:table-cell office:value-type="float" office:value="2.777" calcext:value-type="float">
            <text:p>2.777</text:p>
          </table:table-cell>
          <table:table-cell office:value-type="float" office:value="0" calcext:value-type="float">
            <text:p>0</text:p>
          </table:table-cell>
          <table:table-cell office:value-type="float" office:value="0.2985" calcext:value-type="float">
            <text:p>0.2985</text:p>
          </table:table-cell>
          <table:table-cell office:value-type="float" office:value="3.4712" calcext:value-type="float">
            <text:p>3.4712</text:p>
          </table:table-cell>
          <table:table-cell office:value-type="float" office:value="1.8745" calcext:value-type="float">
            <text:p>1.8745</text:p>
          </table:table-cell>
          <table:table-cell office:value-type="float" office:value="0.1388" calcext:value-type="float">
            <text:p>0.1388</text:p>
          </table:table-cell>
          <table:table-cell office:value-type="float" office:value="0" calcext:value-type="float">
            <text:p>0</text:p>
          </table:table-cell>
          <table:table-cell office:value-type="float" office:value="0.3818" calcext:value-type="float">
            <text:p>0.3818</text:p>
          </table:table-cell>
          <table:table-cell office:value-type="float" office:value="0.2083" calcext:value-type="float">
            <text:p>0.2083</text:p>
          </table:table-cell>
          <table:table-cell office:value-type="float" office:value="46.2369" calcext:value-type="float">
            <text:p>46.2369</text:p>
          </table:table-cell>
          <table:table-cell office:value-type="float" office:value="3.8878" calcext:value-type="float">
            <text:p>3.8878</text:p>
          </table:table-cell>
          <table:table-cell table:number-columns-repeated="11" office:value-type="float" office:value="0" calcext:value-type="float">
            <text:p>0</text:p>
          </table:table-cell>
          <table:table-cell office:value-type="float" office:value="69.4247" calcext:value-type="float">
            <text:p>69.4247</text:p>
          </table:table-cell>
          <table:table-cell table:number-columns-repeated="19" office:value-type="float" office:value="0" calcext:value-type="float">
            <text:p>0</text:p>
          </table:table-cell>
          <table:table-cell table:number-columns-repeated="2" office:value-type="float" office:value="69.4247" calcext:value-type="float">
            <text:p>69.4247</text:p>
          </table:table-cell>
          <table:table-cell office:value-type="float" office:value="881.694" calcext:value-type="float">
            <text:p>881.694</text:p>
          </table:table-cell>
          <table:table-cell office:value-type="string" calcext:value-type="string">
            <text:p>Grams</text:p>
          </table:table-cell>
          <table:table-cell office:value-type="float" office:value="1.8" calcext:value-type="float">
            <text:p>1.8</text:p>
          </table:table-cell>
          <table:table-cell table:formula="of:=[.O5]*[.DD5]" office:value-type="float" office:value="124.96446" calcext:value-type="float">
            <text:p>124.96446</text:p>
          </table:table-cell>
          <table:table-cell office:value-type="string" calcext:value-type="string">
            <text:p>Beef Mince</text:p>
          </table:table-cell>
          <table:table-cell office:value-type="string" calcext:value-type="string">
            <text:p>Stewed or Cooked, 125 g</text:p>
          </table:table-cell>
          <table:table-cell table:formula="of:=[.DI5]*0.0129" office:value-type="float" office:value="37.0875" calcext:value-type="float">
            <text:p>37.0875</text:p>
          </table:table-cell>
          <table:table-cell table:formula="of:=23*125" office:value-type="float" office:value="2875" calcext:value-type="float">
            <text:p>2875</text:p>
          </table:table-cell>
          <table:table-cell table:formula="of:=[.AL5]*[.DD5]" office:value-type="float" office:value="221.18724" calcext:value-type="float">
            <text:p>221.18724</text:p>
          </table:table-cell>
          <table:table-cell table:formula="of:=[.AD5]*[.DD5]" office:value-type="float" office:value="10.872" calcext:value-type="float">
            <text:p>10.872</text:p>
          </table:table-cell>
          <table:table-cell table:formula="of:=[.BK5]*[.DD5]" office:value-type="float" office:value="0" calcext:value-type="float">
            <text:p>0</text:p>
          </table:table-cell>
          <table:table-cell table:formula="of:=[.BA5]*[.DD5]" office:value-type="float" office:value="30.86622" calcext:value-type="float">
            <text:p>30.86622</text:p>
          </table:table-cell>
          <table:table-cell office:value-type="string" calcext:value-type="string">
            <text:p>ground-beef.png</text:p>
          </table:table-cell>
          <table:table-cell office:value-type="string" calcext:value-type="string">
            <text:p>https://pixabay.com/en/ground-beef-patty-beef-food-meat-895004/</text:p>
          </table:table-cell>
          <table:table-cell table:number-columns-repeated="2"/>
        </table:table-row>
        <table:table-row table:style-name="ro1">
          <table:table-cell office:value-type="float" office:value="8" calcext:value-type="float">
            <text:p>8</text:p>
          </table:table-cell>
          <table:table-cell office:value-type="string" calcext:value-type="string">
            <text:p>BLUEBERRIES RAW</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11115" calcext:value-type="float">
            <text:p>11115</text:p>
          </table:table-cell>
          <table:table-cell office:value-type="string" calcext:value-type="string">
            <text:p>40R</text:p>
          </table:table-cell>
          <table:table-cell office:value-type="string" calcext:value-type="string">
            <text:p>F</text:p>
          </table:table-cell>
          <table:table-cell office:value-type="string" calcext:value-type="string">
            <text:p>Updated for RP yr 6 p2 <text:s/>based on F&amp;V analytical survey composite sample 46</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00.8432" calcext:value-type="float">
            <text:p>100.8432</text:p>
          </table:table-cell>
          <table:table-cell table:number-columns-repeated="2" office:value-type="float" office:value="0" calcext:value-type="float">
            <text:p>0</text:p>
          </table:table-cell>
          <table:table-cell office:value-type="float" office:value="14.118" calcext:value-type="float">
            <text:p>14.118</text:p>
          </table:table-cell>
          <table:table-cell office:value-type="float" office:value="0" calcext:value-type="float">
            <text:p>0</text:p>
          </table:table-cell>
          <table:table-cell office:value-type="float" office:value="2.0169" calcext:value-type="float">
            <text:p>2.0169</text:p>
          </table:table-cell>
          <table:table-cell office:value-type="float" office:value="10.0843" calcext:value-type="float">
            <text:p>10.0843</text:p>
          </table:table-cell>
          <table:table-cell office:value-type="float" office:value="9.1767" calcext:value-type="float">
            <text:p>9.1767</text:p>
          </table:table-cell>
          <table:table-cell office:value-type="float" office:value="0" calcext:value-type="float">
            <text:p>0</text:p>
          </table:table-cell>
          <table:table-cell office:value-type="float" office:value="53.4469" calcext:value-type="float">
            <text:p>53.4469</text:p>
          </table:table-cell>
          <table:table-cell office:value-type="float" office:value="0.1008" calcext:value-type="float">
            <text:p>0.1008</text:p>
          </table:table-cell>
          <table:table-cell table:number-columns-repeated="2" office:value-type="float" office:value="0.0504" calcext:value-type="float">
            <text:p>0.0504</text:p>
          </table:table-cell>
          <table:table-cell office:value-type="float" office:value="0.0605" calcext:value-type="float">
            <text:p>0.0605</text:p>
          </table:table-cell>
          <table:table-cell office:value-type="float" office:value="1.5126" calcext:value-type="float">
            <text:p>1.5126</text:p>
          </table:table-cell>
          <table:table-cell office:value-type="float" office:value="0.2017" calcext:value-type="float">
            <text:p>0.2017</text:p>
          </table:table-cell>
          <table:table-cell office:value-type="float" office:value="0.6051" calcext:value-type="float">
            <text:p>0.6051</text:p>
          </table:table-cell>
          <table:table-cell office:value-type="float" office:value="8.0675" calcext:value-type="float">
            <text:p>8.0675</text:p>
          </table:table-cell>
          <table:table-cell office:value-type="float" office:value="5.2438" calcext:value-type="float">
            <text:p>5.2438</text:p>
          </table:table-cell>
          <table:table-cell office:value-type="float" office:value="3.9329" calcext:value-type="float">
            <text:p>3.9329</text:p>
          </table:table-cell>
          <table:table-cell office:value-type="float" office:value="0" calcext:value-type="float">
            <text:p>0</text:p>
          </table:table-cell>
          <table:table-cell office:value-type="float" office:value="2.0169" calcext:value-type="float">
            <text:p>2.0169</text:p>
          </table:table-cell>
          <table:table-cell office:value-type="float" office:value="66.5565" calcext:value-type="float">
            <text:p>66.5565</text:p>
          </table:table-cell>
          <table:table-cell office:value-type="float" office:value="40.3373" calcext:value-type="float">
            <text:p>40.3373</text:p>
          </table:table-cell>
          <table:table-cell office:value-type="float" office:value="170.425" calcext:value-type="float">
            <text:p>170.425</text:p>
          </table:table-cell>
          <table:table-cell table:number-columns-repeated="2" office:value-type="float" office:value="0" calcext:value-type="float">
            <text:p>0</text:p>
          </table:table-cell>
          <table:table-cell office:value-type="float" office:value="5.0422" calcext:value-type="float">
            <text:p>5.0422</text:p>
          </table:table-cell>
          <table:table-cell office:value-type="float" office:value="9.1767" calcext:value-type="float">
            <text:p>9.1767</text:p>
          </table:table-cell>
          <table:table-cell office:value-type="float" office:value="0.6958" calcext:value-type="float">
            <text:p>0.6958</text:p>
          </table:table-cell>
          <table:table-cell office:value-type="float" office:value="2.0169" calcext:value-type="float">
            <text:p>2.0169</text:p>
          </table:table-cell>
          <table:table-cell office:value-type="float" office:value="6.3027" calcext:value-type="float">
            <text:p>6.3027</text:p>
          </table:table-cell>
          <table:table-cell office:value-type="float" office:value="0.6051" calcext:value-type="float">
            <text:p>0.6051</text:p>
          </table:table-cell>
          <table:table-cell office:value-type="float" office:value="0.5042" calcext:value-type="float">
            <text:p>0.5042</text:p>
          </table:table-cell>
          <table:table-cell table:number-columns-repeated="2" office:value-type="float" office:value="0" calcext:value-type="float">
            <text:p>0</text:p>
          </table:table-cell>
          <table:table-cell office:value-type="float" office:value="16.1349" calcext:value-type="float">
            <text:p>16.1349</text:p>
          </table:table-cell>
          <table:table-cell office:value-type="float" office:value="0.2017" calcext:value-type="float">
            <text:p>0.2017</text:p>
          </table:table-cell>
          <table:table-cell office:value-type="float" office:value="0.9076" calcext:value-type="float">
            <text:p>0.9076</text:p>
          </table:table-cell>
          <table:table-cell office:value-type="float" office:value="0" calcext:value-type="float">
            <text:p>0</text:p>
          </table:table-cell>
          <table:table-cell office:value-type="float" office:value="0.0403" calcext:value-type="float">
            <text:p>0.0403</text:p>
          </table:table-cell>
          <table:table-cell table:number-columns-repeated="4" office:value-type="float" office:value="0" calcext:value-type="float">
            <text:p>0</text:p>
          </table:table-cell>
          <table:table-cell office:value-type="float" office:value="0.0403" calcext:value-type="float">
            <text:p>0.0403</text:p>
          </table:table-cell>
          <table:table-cell office:value-type="float" office:value="14.118" calcext:value-type="float">
            <text:p>14.118</text:p>
          </table:table-cell>
          <table:table-cell office:value-type="float" office:value="0.1008" calcext:value-type="float">
            <text:p>0.1008</text:p>
          </table:table-cell>
          <table:table-cell office:value-type="float" office:value="9.1767" calcext:value-type="float">
            <text:p>9.1767</text:p>
          </table:table-cell>
          <table:table-cell office:value-type="float" office:value="0" calcext:value-type="float">
            <text:p>0</text:p>
          </table:table-cell>
          <table:table-cell office:value-type="float" office:value="2.0169" calcext:value-type="float">
            <text:p>2.0169</text:p>
          </table:table-cell>
          <table:table-cell table:number-columns-repeated="2" office:value-type="float" office:value="0" calcext:value-type="float">
            <text:p>0</text:p>
          </table:table-cell>
          <table:table-cell office:value-type="float" office:value="5.8489" calcext:value-type="float">
            <text:p>5.8489</text:p>
          </table:table-cell>
          <table:table-cell office:value-type="float" office:value="0" calcext:value-type="float">
            <text:p>0</text:p>
          </table:table-cell>
          <table:table-cell office:value-type="float" office:value="0.9076" calcext:value-type="float">
            <text:p>0.9076</text:p>
          </table:table-cell>
          <table:table-cell office:value-type="float" office:value="86.4226" calcext:value-type="float">
            <text:p>86.4226</text:p>
          </table:table-cell>
          <table:table-cell office:value-type="float" office:value="0.1008" calcext:value-type="float">
            <text:p>0.1008</text:p>
          </table:table-cell>
          <table:table-cell office:value-type="float" office:value="100.8432" calcext:value-type="float">
            <text:p>100.8432</text:p>
          </table:table-cell>
          <table:table-cell table:number-columns-repeated="32" office:value-type="float" office:value="0" calcext:value-type="float">
            <text:p>0</text:p>
          </table:table-cell>
          <table:table-cell office:value-type="float" office:value="121.0118" calcext:value-type="float">
            <text:p>121.0118</text:p>
          </table:table-cell>
          <table:table-cell office:value-type="string" calcext:value-type="string">
            <text:p><text:s/></text:p>
          </table:table-cell>
          <table:table-cell office:value-type="float" office:value="1" calcext:value-type="float">
            <text:p>1</text:p>
          </table:table-cell>
          <table:table-cell table:formula="of:=[.O6]*[.DD6]" office:value-type="float" office:value="100.8432" calcext:value-type="float">
            <text:p>100.8432</text:p>
          </table:table-cell>
          <table:table-cell office:value-type="string" calcext:value-type="string">
            <text:p>Blueberries</text:p>
          </table:table-cell>
          <table:table-cell office:value-type="string" calcext:value-type="string">
            <text:p>100 g</text:p>
          </table:table-cell>
          <table:table-cell table:formula="of:=[.DI6]*0.0129" office:value-type="float" office:value="1.56105222" calcext:value-type="float">
            <text:p>1.56105222</text:p>
          </table:table-cell>
          <table:table-cell table:formula="of:=[.DB6]*[.DD6]" office:value-type="float" office:value="121.0118" calcext:value-type="float">
            <text:p>121.0118</text:p>
          </table:table-cell>
          <table:table-cell table:formula="of:=[.AL6]*[.DD6]" office:value-type="float" office:value="40.3373" calcext:value-type="float">
            <text:p>40.3373</text:p>
          </table:table-cell>
          <table:table-cell table:formula="of:=[.AD6]*[.DD6]" office:value-type="float" office:value="0.2017" calcext:value-type="float">
            <text:p>0.2017</text:p>
          </table:table-cell>
          <table:table-cell table:formula="of:=[.BK6]*[.DD6]" office:value-type="float" office:value="9.1767" calcext:value-type="float">
            <text:p>9.1767</text:p>
          </table:table-cell>
          <table:table-cell table:formula="of:=[.BA6]*[.DD6]" office:value-type="float" office:value="0.9076" calcext:value-type="float">
            <text:p>0.9076</text:p>
          </table:table-cell>
          <table:table-cell office:value-type="string" calcext:value-type="string">
            <text:p>blueberries.jpg</text:p>
          </table:table-cell>
          <table:table-cell office:value-type="string" calcext:value-type="string">
            <text:p>https://www.pexels.com/photo/close-up-of-blueberries-against-white-background-255471/</text:p>
          </table:table-cell>
          <table:table-cell table:number-columns-repeated="2"/>
        </table:table-row>
        <table:table-row table:style-name="ro1">
          <table:table-cell office:value-type="float" office:value="12" calcext:value-type="float">
            <text:p>12</text:p>
          </table:table-cell>
          <table:table-cell office:value-type="string" calcext:value-type="string">
            <text:p>BREAD WHITE TOASTED</text:p>
          </table:table-cell>
          <table:table-cell office:value-type="string" calcext:value-type="string">
            <text:p>WHITE BREAD</text:p>
          </table:table-cell>
          <table:table-cell office:value-type="string" calcext:value-type="string">
            <text:p>2R</text:p>
          </table:table-cell>
          <table:table-cell office:value-type="string" calcext:value-type="string">
            <text:p>WHITE BREAD (NOT HIGH FIBRE; NOT MULTISEED BREAD)</text:p>
          </table:table-cell>
          <table:table-cell office:value-type="float" office:value="126" calcext:value-type="float">
            <text:p>126</text:p>
          </table:table-cell>
          <table:table-cell office:value-type="string" calcext:value-type="string">
            <text:p>2R</text:p>
          </table:table-cell>
          <table:table-cell office:value-type="string" calcext:value-type="string">
            <text:p>F</text:p>
          </table:table-cell>
          <table:table-cell office:value-type="string" calcext:value-type="string">
            <text:p>Updated based on ratio of toasted vs. untoasted x new data for code 120. 16.06.11 RS</text:p>
          </table:table-cell>
          <table:table-cell office:value-type="float" office:value="1" calcext:value-type="float">
            <text:p>1</text:p>
          </table:table-cell>
          <table:table-cell office:value-type="string" calcext:value-type="string">
            <text:p>Nutrient analysis of bread. LGC 1999. Sample 3. <text:s/>Code updated for RP pilot. <text:s/>5/12/06 NK. All macros and NaCl updated 16.06.11 RS</text:p>
          </table:table-cell>
          <table:table-cell office:value-type="float" office:value="1" calcext:value-type="float">
            <text:p>1</text:p>
          </table:table-cell>
          <table:table-cell office:value-type="string" calcext:value-type="string">
            <text:p>Goucher, L., Bruce, R., Cameron, D. D., Lenny Koh, S. C. &amp; Horton, P. The environmental impact of fertilizer embodied in a wheat-to-bread supply chain. Nat. Plants 3, 17012 (2017)</text:p>
          </table:table-cell>
          <table:table-cell office:value-type="string" calcext:value-type="string">
            <text:p>Bread, pasta, cereal</text:p>
          </table:table-cell>
          <table:table-cell office:value-type="float" office:value="80.0942" calcext:value-type="float">
            <text:p>80.0942</text:p>
          </table:table-cell>
          <table:table-cell table:number-columns-repeated="4" office:value-type="float" office:value="0" calcext:value-type="float">
            <text:p>0</text:p>
          </table:table-cell>
          <table:table-cell office:value-type="float" office:value="0.8009" calcext:value-type="float">
            <text:p>0.8009</text:p>
          </table:table-cell>
          <table:table-cell office:value-type="float" office:value="141.7668" calcext:value-type="float">
            <text:p>141.7668</text:p>
          </table:table-cell>
          <table:table-cell office:value-type="float" office:value="49.1778" calcext:value-type="float">
            <text:p>49.1778</text:p>
          </table:table-cell>
          <table:table-cell office:value-type="float" office:value="0" calcext:value-type="float">
            <text:p>0</text:p>
          </table:table-cell>
          <table:table-cell office:value-type="float" office:value="648.7631" calcext:value-type="float">
            <text:p>648.7631</text:p>
          </table:table-cell>
          <table:table-cell office:value-type="float" office:value="0.3444" calcext:value-type="float">
            <text:p>0.3444</text:p>
          </table:table-cell>
          <table:table-cell office:value-type="float" office:value="0.0561" calcext:value-type="float">
            <text:p>0.0561</text:p>
          </table:table-cell>
          <table:table-cell office:value-type="float" office:value="0.4886" calcext:value-type="float">
            <text:p>0.4886</text:p>
          </table:table-cell>
          <table:table-cell office:value-type="float" office:value="0.1121" calcext:value-type="float">
            <text:p>0.1121</text:p>
          </table:table-cell>
          <table:table-cell office:value-type="float" office:value="1.8422" calcext:value-type="float">
            <text:p>1.8422</text:p>
          </table:table-cell>
          <table:table-cell office:value-type="float" office:value="2.1625" calcext:value-type="float">
            <text:p>2.1625</text:p>
          </table:table-cell>
          <table:table-cell office:value-type="float" office:value="1.2815" calcext:value-type="float">
            <text:p>1.2815</text:p>
          </table:table-cell>
          <table:table-cell office:value-type="float" office:value="20.0236" calcext:value-type="float">
            <text:p>20.0236</text:p>
          </table:table-cell>
          <table:table-cell office:value-type="float" office:value="0.1602" calcext:value-type="float">
            <text:p>0.1602</text:p>
          </table:table-cell>
          <table:table-cell table:number-columns-repeated="2" office:value-type="float" office:value="0" calcext:value-type="float">
            <text:p>0</text:p>
          </table:table-cell>
          <table:table-cell office:value-type="float" office:value="3.2038" calcext:value-type="float">
            <text:p>3.2038</text:p>
          </table:table-cell>
          <table:table-cell office:value-type="float" office:value="119.3404" calcext:value-type="float">
            <text:p>119.3404</text:p>
          </table:table-cell>
          <table:table-cell office:value-type="float" office:value="235.477" calcext:value-type="float">
            <text:p>235.477</text:p>
          </table:table-cell>
          <table:table-cell office:value-type="float" office:value="1000.3767" calcext:value-type="float">
            <text:p>1000.3767</text:p>
          </table:table-cell>
          <table:table-cell office:value-type="float" office:value="0" calcext:value-type="float">
            <text:p>0</text:p>
          </table:table-cell>
          <table:table-cell office:value-type="float" office:value="3.1237" calcext:value-type="float">
            <text:p>3.1237</text:p>
          </table:table-cell>
          <table:table-cell office:value-type="float" office:value="18.4217" calcext:value-type="float">
            <text:p>18.4217</text:p>
          </table:table-cell>
          <table:table-cell office:value-type="float" office:value="3.364" calcext:value-type="float">
            <text:p>3.364</text:p>
          </table:table-cell>
          <table:table-cell office:value-type="float" office:value="0.3925" calcext:value-type="float">
            <text:p>0.3925</text:p>
          </table:table-cell>
          <table:table-cell office:value-type="float" office:value="392.4617" calcext:value-type="float">
            <text:p>392.4617</text:p>
          </table:table-cell>
          <table:table-cell office:value-type="float" office:value="4.5654" calcext:value-type="float">
            <text:p>4.5654</text:p>
          </table:table-cell>
          <table:table-cell office:value-type="float" office:value="1.2815" calcext:value-type="float">
            <text:p>1.2815</text:p>
          </table:table-cell>
          <table:table-cell office:value-type="float" office:value="2.8834" calcext:value-type="float">
            <text:p>2.8834</text:p>
          </table:table-cell>
          <table:table-cell table:number-columns-repeated="2" office:value-type="float" office:value="0" calcext:value-type="float">
            <text:p>0</text:p>
          </table:table-cell>
          <table:table-cell office:value-type="float" office:value="76.0895" calcext:value-type="float">
            <text:p>76.0895</text:p>
          </table:table-cell>
          <table:table-cell office:value-type="float" office:value="0.3204" calcext:value-type="float">
            <text:p>0.3204</text:p>
          </table:table-cell>
          <table:table-cell office:value-type="float" office:value="7.9293" calcext:value-type="float">
            <text:p>7.9293</text:p>
          </table:table-cell>
          <table:table-cell office:value-type="float" office:value="0" calcext:value-type="float">
            <text:p>0</text:p>
          </table:table-cell>
          <table:table-cell office:value-type="float" office:value="0.0641" calcext:value-type="float">
            <text:p>0.0641</text:p>
          </table:table-cell>
          <table:table-cell office:value-type="float" office:value="0.5286" calcext:value-type="float">
            <text:p>0.5286</text:p>
          </table:table-cell>
          <table:table-cell office:value-type="float" office:value="4.0047" calcext:value-type="float">
            <text:p>4.0047</text:p>
          </table:table-cell>
          <table:table-cell office:value-type="float" office:value="45.7338" calcext:value-type="float">
            <text:p>45.7338</text:p>
          </table:table-cell>
          <table:table-cell office:value-type="float" office:value="0" calcext:value-type="float">
            <text:p>0</text:p>
          </table:table-cell>
          <table:table-cell office:value-type="float" office:value="0.2243" calcext:value-type="float">
            <text:p>0.2243</text:p>
          </table:table-cell>
          <table:table-cell office:value-type="float" office:value="0" calcext:value-type="float">
            <text:p>0</text:p>
          </table:table-cell>
          <table:table-cell office:value-type="float" office:value="1.3616" calcext:value-type="float">
            <text:p>1.3616</text:p>
          </table:table-cell>
          <table:table-cell office:value-type="float" office:value="3.364" calcext:value-type="float">
            <text:p>3.364</text:p>
          </table:table-cell>
          <table:table-cell office:value-type="float" office:value="0.024" calcext:value-type="float">
            <text:p>0.024</text:p>
          </table:table-cell>
          <table:table-cell table:number-columns-repeated="2" office:value-type="float" office:value="0" calcext:value-type="float">
            <text:p>0</text:p>
          </table:table-cell>
          <table:table-cell office:value-type="float" office:value="0.0801" calcext:value-type="float">
            <text:p>0.0801</text:p>
          </table:table-cell>
          <table:table-cell table:number-columns-repeated="2" office:value-type="float" office:value="0" calcext:value-type="float">
            <text:p>0</text:p>
          </table:table-cell>
          <table:table-cell office:value-type="float" office:value="0.1602" calcext:value-type="float">
            <text:p>0.1602</text:p>
          </table:table-cell>
          <table:table-cell office:value-type="float" office:value="22.106" calcext:value-type="float">
            <text:p>22.106</text:p>
          </table:table-cell>
          <table:table-cell office:value-type="float" office:value="0.6408" calcext:value-type="float">
            <text:p>0.6408</text:p>
          </table:table-cell>
          <table:table-cell table:number-columns-repeated="33" office:value-type="float" office:value="0" calcext:value-type="float">
            <text:p>0</text:p>
          </table:table-cell>
          <table:table-cell office:value-type="float" office:value="129.7526" calcext:value-type="float">
            <text:p>129.7526</text:p>
          </table:table-cell>
          <table:table-cell office:value-type="string" calcext:value-type="string">
            <text:p>Grams</text:p>
          </table:table-cell>
          <table:table-cell office:value-type="float" office:value="1" calcext:value-type="float">
            <text:p>1</text:p>
          </table:table-cell>
          <table:table-cell table:formula="of:=[.O7]*[.DD7]" office:value-type="float" office:value="80.0942" calcext:value-type="float">
            <text:p>80.0942</text:p>
          </table:table-cell>
          <table:table-cell office:value-type="string" calcext:value-type="string">
            <text:p>Toast</text:p>
          </table:table-cell>
          <table:table-cell office:value-type="string" calcext:value-type="string">
            <text:p>2 Slices of Toasted White Bread, 80 g</text:p>
          </table:table-cell>
          <table:table-cell table:formula="of:=[.DI7]*0.0129" office:value-type="float" office:value="1.2513" calcext:value-type="float">
            <text:p>1.2513</text:p>
          </table:table-cell>
          <table:table-cell table:formula="of:=42+55" office:value-type="float" office:value="97" calcext:value-type="float">
            <text:p>97</text:p>
          </table:table-cell>
          <table:table-cell table:formula="of:=[.AL7]*[.DD7]" office:value-type="float" office:value="235.477" calcext:value-type="float">
            <text:p>235.477</text:p>
          </table:table-cell>
          <table:table-cell table:formula="of:=[.AD7]*[.DD7]" office:value-type="float" office:value="2.1625" calcext:value-type="float">
            <text:p>2.1625</text:p>
          </table:table-cell>
          <table:table-cell table:formula="of:=[.BK7]*[.DD7]" office:value-type="float" office:value="3.364" calcext:value-type="float">
            <text:p>3.364</text:p>
          </table:table-cell>
          <table:table-cell table:formula="of:=[.BA7]*[.DD7]" office:value-type="float" office:value="7.9293" calcext:value-type="float">
            <text:p>7.9293</text:p>
          </table:table-cell>
          <table:table-cell office:value-type="string" calcext:value-type="string">
            <text:p>toast.jpg</text:p>
          </table:table-cell>
          <table:table-cell office:value-type="string" calcext:value-type="string">
            <text:p>https://commons.wikimedia.org/wiki/File:Toast-2.jpg</text:p>
          </table:table-cell>
          <table:table-cell table:number-columns-repeated="2"/>
        </table:table-row>
        <table:table-row table:style-name="ro1">
          <table:table-cell office:value-type="float" office:value="17" calcext:value-type="float">
            <text:p>17</text:p>
          </table:table-cell>
          <table:table-cell office:value-type="string" calcext:value-type="string">
            <text:p>BREAD, WHITE SLICED, NOT FORTIFIED</text:p>
          </table:table-cell>
          <table:table-cell office:value-type="string" calcext:value-type="string">
            <text:p>WHITE BREAD</text:p>
          </table:table-cell>
          <table:table-cell office:value-type="string" calcext:value-type="string">
            <text:p>2R</text:p>
          </table:table-cell>
          <table:table-cell office:value-type="string" calcext:value-type="string">
            <text:p>WHITE BREAD (NOT HIGH FIBRE; NOT MULTISEED BREAD)</text:p>
          </table:table-cell>
          <table:table-cell office:value-type="float" office:value="120" calcext:value-type="float">
            <text:p>120</text:p>
          </table:table-cell>
          <table:table-cell office:value-type="string" calcext:value-type="string">
            <text:p>2R</text:p>
          </table:table-cell>
          <table:table-cell office:value-type="string" calcext:value-type="string">
            <text:p>F</text:p>
          </table:table-cell>
          <table:table-cell office:value-type="string" calcext:value-type="string">
            <text:p>update based on 14 products 16 brands 16.06.11 RS</text:p>
          </table:table-cell>
          <table:table-cell office:value-type="float" office:value="1" calcext:value-type="float">
            <text:p>1</text:p>
          </table:table-cell>
          <table:table-cell office:value-type="string" calcext:value-type="string">
            <text:p>Nut analy bread. LCG 1999. av sample 1&amp;2. <text:s/>NB: IMS value corrected for Adults mainstage W4 NDB. 23/1/02. <text:s/>Discussed with GS. (3.1 corrected to 3.0). Code updated for RP pilot.14/12/06 NK. Prot, CHO, energy, fibre and NaCl 16.06.11 RS</text:p>
          </table:table-cell>
          <table:table-cell office:value-type="float" office:value="1" calcext:value-type="float">
            <text:p>1</text:p>
          </table:table-cell>
          <table:table-cell office:value-type="string" calcext:value-type="string">
            <text:p>Goucher, L., Bruce, R., Cameron, D. D., Lenny Koh, S. C. &amp; Horton, P. The environmental impact of fertilizer embodied in a wheat-to-bread supply chain. Nat. Plants 3, 17012 (2017)</text:p>
          </table:table-cell>
          <table:table-cell office:value-type="string" calcext:value-type="string">
            <text:p>Bread, pasta, cereal</text:p>
          </table:table-cell>
          <table:table-cell office:value-type="float" office:value="101.7153" calcext:value-type="float">
            <text:p>101.7153</text:p>
          </table:table-cell>
          <table:table-cell table:number-columns-repeated="4" office:value-type="float" office:value="0" calcext:value-type="float">
            <text:p>0</text:p>
          </table:table-cell>
          <table:table-cell office:value-type="float" office:value="1.0172" calcext:value-type="float">
            <text:p>1.0172</text:p>
          </table:table-cell>
          <table:table-cell office:value-type="float" office:value="180.0361" calcext:value-type="float">
            <text:p>180.0361</text:p>
          </table:table-cell>
          <table:table-cell office:value-type="float" office:value="50.0439" calcext:value-type="float">
            <text:p>50.0439</text:p>
          </table:table-cell>
          <table:table-cell office:value-type="float" office:value="0" calcext:value-type="float">
            <text:p>0</text:p>
          </table:table-cell>
          <table:table-cell office:value-type="float" office:value="681.4926" calcext:value-type="float">
            <text:p>681.4926</text:p>
          </table:table-cell>
          <table:table-cell office:value-type="float" office:value="0.4069" calcext:value-type="float">
            <text:p>0.4069</text:p>
          </table:table-cell>
          <table:table-cell office:value-type="float" office:value="0.061" calcext:value-type="float">
            <text:p>0.061</text:p>
          </table:table-cell>
          <table:table-cell office:value-type="float" office:value="0.5899" calcext:value-type="float">
            <text:p>0.5899</text:p>
          </table:table-cell>
          <table:table-cell office:value-type="float" office:value="0.1729" calcext:value-type="float">
            <text:p>0.1729</text:p>
          </table:table-cell>
          <table:table-cell office:value-type="float" office:value="2.3395" calcext:value-type="float">
            <text:p>2.3395</text:p>
          </table:table-cell>
          <table:table-cell office:value-type="float" office:value="2.0343" calcext:value-type="float">
            <text:p>2.0343</text:p>
          </table:table-cell>
          <table:table-cell office:value-type="float" office:value="1.6274" calcext:value-type="float">
            <text:p>1.6274</text:p>
          </table:table-cell>
          <table:table-cell office:value-type="float" office:value="24.4117" calcext:value-type="float">
            <text:p>24.4117</text:p>
          </table:table-cell>
          <table:table-cell office:value-type="float" office:value="0.3051" calcext:value-type="float">
            <text:p>0.3051</text:p>
          </table:table-cell>
          <table:table-cell table:number-columns-repeated="2" office:value-type="float" office:value="0" calcext:value-type="float">
            <text:p>0</text:p>
          </table:table-cell>
          <table:table-cell office:value-type="float" office:value="4.0686" calcext:value-type="float">
            <text:p>4.0686</text:p>
          </table:table-cell>
          <table:table-cell office:value-type="float" office:value="139.35" calcext:value-type="float">
            <text:p>139.35</text:p>
          </table:table-cell>
          <table:table-cell office:value-type="float" office:value="241.0653" calcext:value-type="float">
            <text:p>241.0653</text:p>
          </table:table-cell>
          <table:table-cell office:value-type="float" office:value="1026.3075" calcext:value-type="float">
            <text:p>1026.3075</text:p>
          </table:table-cell>
          <table:table-cell office:value-type="float" office:value="0" calcext:value-type="float">
            <text:p>0</text:p>
          </table:table-cell>
          <table:table-cell office:value-type="float" office:value="3.4583" calcext:value-type="float">
            <text:p>3.4583</text:p>
          </table:table-cell>
          <table:table-cell office:value-type="float" office:value="24.4117" calcext:value-type="float">
            <text:p>24.4117</text:p>
          </table:table-cell>
          <table:table-cell office:value-type="float" office:value="3.7635" calcext:value-type="float">
            <text:p>3.7635</text:p>
          </table:table-cell>
          <table:table-cell office:value-type="float" office:value="0.4984" calcext:value-type="float">
            <text:p>0.4984</text:p>
          </table:table-cell>
          <table:table-cell office:value-type="float" office:value="406.8613" calcext:value-type="float">
            <text:p>406.8613</text:p>
          </table:table-cell>
          <table:table-cell office:value-type="float" office:value="5.7978" calcext:value-type="float">
            <text:p>5.7978</text:p>
          </table:table-cell>
          <table:table-cell office:value-type="float" office:value="1.6274" calcext:value-type="float">
            <text:p>1.6274</text:p>
          </table:table-cell>
          <table:table-cell office:value-type="float" office:value="3.7635" calcext:value-type="float">
            <text:p>3.7635</text:p>
          </table:table-cell>
          <table:table-cell table:number-columns-repeated="2" office:value-type="float" office:value="0" calcext:value-type="float">
            <text:p>0</text:p>
          </table:table-cell>
          <table:table-cell office:value-type="float" office:value="99.681" calcext:value-type="float">
            <text:p>99.681</text:p>
          </table:table-cell>
          <table:table-cell office:value-type="float" office:value="0.4069" calcext:value-type="float">
            <text:p>0.4069</text:p>
          </table:table-cell>
          <table:table-cell office:value-type="float" office:value="8.8492" calcext:value-type="float">
            <text:p>8.8492</text:p>
          </table:table-cell>
          <table:table-cell office:value-type="float" office:value="0" calcext:value-type="float">
            <text:p>0</text:p>
          </table:table-cell>
          <table:table-cell office:value-type="float" office:value="0.0712" calcext:value-type="float">
            <text:p>0.0712</text:p>
          </table:table-cell>
          <table:table-cell office:value-type="float" office:value="0.3662" calcext:value-type="float">
            <text:p>0.3662</text:p>
          </table:table-cell>
          <table:table-cell office:value-type="float" office:value="6.1029" calcext:value-type="float">
            <text:p>6.1029</text:p>
          </table:table-cell>
          <table:table-cell office:value-type="float" office:value="46.2805" calcext:value-type="float">
            <text:p>46.2805</text:p>
          </table:table-cell>
          <table:table-cell office:value-type="float" office:value="0" calcext:value-type="float">
            <text:p>0</text:p>
          </table:table-cell>
          <table:table-cell office:value-type="float" office:value="0.2441" calcext:value-type="float">
            <text:p>0.2441</text:p>
          </table:table-cell>
          <table:table-cell office:value-type="float" office:value="0" calcext:value-type="float">
            <text:p>0</text:p>
          </table:table-cell>
          <table:table-cell office:value-type="float" office:value="1.5257" calcext:value-type="float">
            <text:p>1.5257</text:p>
          </table:table-cell>
          <table:table-cell office:value-type="float" office:value="3.7635" calcext:value-type="float">
            <text:p>3.7635</text:p>
          </table:table-cell>
          <table:table-cell office:value-type="float" office:value="0.0203" calcext:value-type="float">
            <text:p>0.0203</text:p>
          </table:table-cell>
          <table:table-cell table:number-columns-repeated="2" office:value-type="float" office:value="0" calcext:value-type="float">
            <text:p>0</text:p>
          </table:table-cell>
          <table:table-cell office:value-type="float" office:value="0.1017" calcext:value-type="float">
            <text:p>0.1017</text:p>
          </table:table-cell>
          <table:table-cell table:number-columns-repeated="2" office:value-type="float" office:value="0" calcext:value-type="float">
            <text:p>0</text:p>
          </table:table-cell>
          <table:table-cell office:value-type="float" office:value="0.2034" calcext:value-type="float">
            <text:p>0.2034</text:p>
          </table:table-cell>
          <table:table-cell office:value-type="float" office:value="39.1604" calcext:value-type="float">
            <text:p>39.1604</text:p>
          </table:table-cell>
          <table:table-cell office:value-type="float" office:value="0.8137" calcext:value-type="float">
            <text:p>0.8137</text:p>
          </table:table-cell>
          <table:table-cell table:number-columns-repeated="33" office:value-type="float" office:value="0" calcext:value-type="float">
            <text:p>0</text:p>
          </table:table-cell>
          <table:table-cell office:value-type="float" office:value="164.7788" calcext:value-type="float">
            <text:p>164.7788</text:p>
          </table:table-cell>
          <table:table-cell office:value-type="string" calcext:value-type="string">
            <text:p>Grams</text:p>
          </table:table-cell>
          <table:table-cell office:value-type="float" office:value="1" calcext:value-type="float">
            <text:p>1</text:p>
          </table:table-cell>
          <table:table-cell table:formula="of:=80*[.DD8]" office:value-type="float" office:value="80" calcext:value-type="float">
            <text:p>80</text:p>
          </table:table-cell>
          <table:table-cell office:value-type="string" calcext:value-type="string">
            <text:p>Bread</text:p>
          </table:table-cell>
          <table:table-cell office:value-type="string" calcext:value-type="string">
            <text:p>2 Slices of Bread, 80 g</text:p>
          </table:table-cell>
          <table:table-cell table:formula="of:=[.DI8]*0.0129" office:value-type="float" office:value="0.5418" calcext:value-type="float">
            <text:p>0.5418</text:p>
          </table:table-cell>
          <table:table-cell table:formula="of:=42" office:value-type="float" office:value="42" calcext:value-type="float">
            <text:p>42</text:p>
          </table:table-cell>
          <table:table-cell table:formula="of:=[.AL8]*[.DD8]" office:value-type="float" office:value="241.0653" calcext:value-type="float">
            <text:p>241.0653</text:p>
          </table:table-cell>
          <table:table-cell table:formula="of:=[.AD8]*[.DD8]" office:value-type="float" office:value="2.0343" calcext:value-type="float">
            <text:p>2.0343</text:p>
          </table:table-cell>
          <table:table-cell table:formula="of:=[.BK8]*[.DD8]" office:value-type="float" office:value="3.7635" calcext:value-type="float">
            <text:p>3.7635</text:p>
          </table:table-cell>
          <table:table-cell table:formula="of:=[.BA8]*[.DD8]" office:value-type="float" office:value="8.8492" calcext:value-type="float">
            <text:p>8.8492</text:p>
          </table:table-cell>
          <table:table-cell office:value-type="string" calcext:value-type="string">
            <text:p>white-bread.jpg</text:p>
          </table:table-cell>
          <table:table-cell office:value-type="string" calcext:value-type="string">
            <text:p>https://www.flickr.com/photos/142819124@N07/32652963911</text:p>
          </table:table-cell>
          <table:table-cell table:number-columns-repeated="2"/>
        </table:table-row>
        <table:table-row table:style-name="ro1">
          <table:table-cell office:value-type="float" office:value="18" calcext:value-type="float">
            <text:p>18</text:p>
          </table:table-cell>
          <table:table-cell office:value-type="string" calcext:value-type="string">
            <text:p>BROCCOLI SPEARS CALABRESE FRESH BOILED</text:p>
          </table:table-cell>
          <table:table-cell office:value-type="string" calcext:value-type="string">
            <text:p>VEGETABLES NOT RAW</text:p>
          </table:table-cell>
          <table:table-cell office:value-type="string" calcext:value-type="string">
            <text:p>37D</text:p>
          </table:table-cell>
          <table:table-cell office:value-type="string" calcext:value-type="string">
            <text:p>LEAFY GREEN VEGETABLES NOT RAW</text:p>
          </table:table-cell>
          <table:table-cell office:value-type="float" office:value="11109" calcext:value-type="float">
            <text:p>11109</text:p>
          </table:table-cell>
          <table:table-cell office:value-type="string" calcext:value-type="string">
            <text:p>37D</text:p>
          </table:table-cell>
          <table:table-cell office:value-type="string" calcext:value-type="string">
            <text:p>F</text:p>
          </table:table-cell>
          <table:table-cell office:value-type="string" calcext:value-type="string">
            <text:p>Updated for RP yr 6 p2 based on F&amp;V analytical survey composite sample 15 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75.3335" calcext:value-type="float">
            <text:p>75.3335</text:p>
          </table:table-cell>
          <table:table-cell table:number-columns-repeated="2" office:value-type="float" office:value="0" calcext:value-type="float">
            <text:p>0</text:p>
          </table:table-cell>
          <table:table-cell office:value-type="float" office:value="450.4943" calcext:value-type="float">
            <text:p>450.4943</text:p>
          </table:table-cell>
          <table:table-cell office:value-type="float" office:value="0" calcext:value-type="float">
            <text:p>0</text:p>
          </table:table-cell>
          <table:table-cell office:value-type="float" office:value="3.0133" calcext:value-type="float">
            <text:p>3.0133</text:p>
          </table:table-cell>
          <table:table-cell office:value-type="float" office:value="26.3667" calcext:value-type="float">
            <text:p>26.3667</text:p>
          </table:table-cell>
          <table:table-cell office:value-type="float" office:value="2.1093" calcext:value-type="float">
            <text:p>2.1093</text:p>
          </table:table-cell>
          <table:table-cell office:value-type="float" office:value="0" calcext:value-type="float">
            <text:p>0</text:p>
          </table:table-cell>
          <table:table-cell office:value-type="float" office:value="37.6668" calcext:value-type="float">
            <text:p>37.6668</text:p>
          </table:table-cell>
          <table:table-cell office:value-type="float" office:value="0.0377" calcext:value-type="float">
            <text:p>0.0377</text:p>
          </table:table-cell>
          <table:table-cell office:value-type="float" office:value="0.0979" calcext:value-type="float">
            <text:p>0.0979</text:p>
          </table:table-cell>
          <table:table-cell office:value-type="float" office:value="0.0452" calcext:value-type="float">
            <text:p>0.0452</text:p>
          </table:table-cell>
          <table:table-cell office:value-type="float" office:value="0.0377" calcext:value-type="float">
            <text:p>0.0377</text:p>
          </table:table-cell>
          <table:table-cell office:value-type="float" office:value="1.7327" calcext:value-type="float">
            <text:p>1.7327</text:p>
          </table:table-cell>
          <table:table-cell office:value-type="float" office:value="0.3767" calcext:value-type="float">
            <text:p>0.3767</text:p>
          </table:table-cell>
          <table:table-cell office:value-type="float" office:value="0.452" calcext:value-type="float">
            <text:p>0.452</text:p>
          </table:table-cell>
          <table:table-cell office:value-type="float" office:value="25.6134" calcext:value-type="float">
            <text:p>25.6134</text:p>
          </table:table-cell>
          <table:table-cell table:number-columns-repeated="2" office:value-type="float" office:value="0.6027" calcext:value-type="float">
            <text:p>0.6027</text:p>
          </table:table-cell>
          <table:table-cell office:value-type="float" office:value="0" calcext:value-type="float">
            <text:p>0</text:p>
          </table:table-cell>
          <table:table-cell office:value-type="float" office:value="1.5067" calcext:value-type="float">
            <text:p>1.5067</text:p>
          </table:table-cell>
          <table:table-cell office:value-type="float" office:value="159.707" calcext:value-type="float">
            <text:p>159.707</text:p>
          </table:table-cell>
          <table:table-cell office:value-type="float" office:value="21.0934" calcext:value-type="float">
            <text:p>21.0934</text:p>
          </table:table-cell>
          <table:table-cell office:value-type="float" office:value="89.6469" calcext:value-type="float">
            <text:p>89.6469</text:p>
          </table:table-cell>
          <table:table-cell table:number-columns-repeated="2" office:value-type="float" office:value="0" calcext:value-type="float">
            <text:p>0</text:p>
          </table:table-cell>
          <table:table-cell office:value-type="float" office:value="10.5467" calcext:value-type="float">
            <text:p>10.5467</text:p>
          </table:table-cell>
          <table:table-cell office:value-type="float" office:value="1.2053" calcext:value-type="float">
            <text:p>1.2053</text:p>
          </table:table-cell>
          <table:table-cell office:value-type="float" office:value="0.1507" calcext:value-type="float">
            <text:p>0.1507</text:p>
          </table:table-cell>
          <table:table-cell office:value-type="float" office:value="4.52" calcext:value-type="float">
            <text:p>4.52</text:p>
          </table:table-cell>
          <table:table-cell office:value-type="float" office:value="4.7083" calcext:value-type="float">
            <text:p>4.7083</text:p>
          </table:table-cell>
          <table:table-cell office:value-type="float" office:value="0.452" calcext:value-type="float">
            <text:p>0.452</text:p>
          </table:table-cell>
          <table:table-cell office:value-type="float" office:value="1.0547" calcext:value-type="float">
            <text:p>1.0547</text:p>
          </table:table-cell>
          <table:table-cell table:number-columns-repeated="2" office:value-type="float" office:value="0" calcext:value-type="float">
            <text:p>0</text:p>
          </table:table-cell>
          <table:table-cell office:value-type="float" office:value="44.4468" calcext:value-type="float">
            <text:p>44.4468</text:p>
          </table:table-cell>
          <table:table-cell office:value-type="float" office:value="0.226" calcext:value-type="float">
            <text:p>0.226</text:p>
          </table:table-cell>
          <table:table-cell office:value-type="float" office:value="2.486" calcext:value-type="float">
            <text:p>2.486</text:p>
          </table:table-cell>
          <table:table-cell office:value-type="float" office:value="0" calcext:value-type="float">
            <text:p>0</text:p>
          </table:table-cell>
          <table:table-cell office:value-type="float" office:value="0.0452" calcext:value-type="float">
            <text:p>0.0452</text:p>
          </table:table-cell>
          <table:table-cell office:value-type="float" office:value="0.0904" calcext:value-type="float">
            <text:p>0.0904</text:p>
          </table:table-cell>
          <table:table-cell office:value-type="float" office:value="0.7533" calcext:value-type="float">
            <text:p>0.7533</text:p>
          </table:table-cell>
          <table:table-cell office:value-type="float" office:value="0.5273" calcext:value-type="float">
            <text:p>0.5273</text:p>
          </table:table-cell>
          <table:table-cell office:value-type="float" office:value="0" calcext:value-type="float">
            <text:p>0</text:p>
          </table:table-cell>
          <table:table-cell office:value-type="float" office:value="0.0301" calcext:value-type="float">
            <text:p>0.0301</text:p>
          </table:table-cell>
          <table:table-cell office:value-type="float" office:value="450.4943" calcext:value-type="float">
            <text:p>450.4943</text:p>
          </table:table-cell>
          <table:table-cell office:value-type="float" office:value="0.3767" calcext:value-type="float">
            <text:p>0.3767</text:p>
          </table:table-cell>
          <table:table-cell office:value-type="float" office:value="1.2053" calcext:value-type="float">
            <text:p>1.2053</text:p>
          </table:table-cell>
          <table:table-cell office:value-type="float" office:value="0" calcext:value-type="float">
            <text:p>0</text:p>
          </table:table-cell>
          <table:table-cell office:value-type="float" office:value="75.3335" calcext:value-type="float">
            <text:p>75.3335</text:p>
          </table:table-cell>
          <table:table-cell office:value-type="float" office:value="0" calcext:value-type="float">
            <text:p>0</text:p>
          </table:table-cell>
          <table:table-cell office:value-type="float" office:value="0.0753" calcext:value-type="float">
            <text:p>0.0753</text:p>
          </table:table-cell>
          <table:table-cell office:value-type="float" office:value="32.7701" calcext:value-type="float">
            <text:p>32.7701</text:p>
          </table:table-cell>
          <table:table-cell office:value-type="float" office:value="0" calcext:value-type="float">
            <text:p>0</text:p>
          </table:table-cell>
          <table:table-cell office:value-type="float" office:value="1.2807" calcext:value-type="float">
            <text:p>1.2807</text:p>
          </table:table-cell>
          <table:table-cell office:value-type="float" office:value="68.4028" calcext:value-type="float">
            <text:p>68.4028</text:p>
          </table:table-cell>
          <table:table-cell office:value-type="float" office:value="0.3013" calcext:value-type="float">
            <text:p>0.3013</text:p>
          </table:table-cell>
          <table:table-cell table:number-columns-repeated="6" office:value-type="float" office:value="0" calcext:value-type="float">
            <text:p>0</text:p>
          </table:table-cell>
          <table:table-cell office:value-type="float" office:value="75.3335" calcext:value-type="float">
            <text:p>75.3335</text:p>
          </table:table-cell>
          <table:table-cell table:number-columns-repeated="26" office:value-type="float" office:value="0" calcext:value-type="float">
            <text:p>0</text:p>
          </table:table-cell>
          <table:table-cell office:value-type="float" office:value="120.5336" calcext:value-type="float">
            <text:p>120.5336</text:p>
          </table:table-cell>
          <table:table-cell office:value-type="string" calcext:value-type="string">
            <text:p><text:s/></text:p>
          </table:table-cell>
          <table:table-cell office:value-type="float" office:value="1" calcext:value-type="float">
            <text:p>1</text:p>
          </table:table-cell>
          <table:table-cell table:formula="of:=[.O9]*[.DD9]" office:value-type="float" office:value="75.3335" calcext:value-type="float">
            <text:p>75.3335</text:p>
          </table:table-cell>
          <table:table-cell office:value-type="string" calcext:value-type="string">
            <text:p>Broccoli</text:p>
          </table:table-cell>
          <table:table-cell office:value-type="string" calcext:value-type="string">
            <text:p>Cooked Fresh, 75 g</text:p>
          </table:table-cell>
          <table:table-cell table:formula="of:=[.DI9]*0.0129" office:value-type="float" office:value="1.55488344" calcext:value-type="float">
            <text:p>1.55488344</text:p>
          </table:table-cell>
          <table:table-cell table:formula="of:=[.DB9]*[.DD9]" office:value-type="float" office:value="120.5336" calcext:value-type="float">
            <text:p>120.5336</text:p>
          </table:table-cell>
          <table:table-cell table:formula="of:=[.AL9]*[.DD9]" office:value-type="float" office:value="21.0934" calcext:value-type="float">
            <text:p>21.0934</text:p>
          </table:table-cell>
          <table:table-cell table:formula="of:=[.AD9]*[.DD9]" office:value-type="float" office:value="0.3767" calcext:value-type="float">
            <text:p>0.3767</text:p>
          </table:table-cell>
          <table:table-cell table:formula="of:=[.BK9]*[.DD9]" office:value-type="float" office:value="1.2053" calcext:value-type="float">
            <text:p>1.2053</text:p>
          </table:table-cell>
          <table:table-cell table:formula="of:=[.BA9]*[.DD9]" office:value-type="float" office:value="2.486" calcext:value-type="float">
            <text:p>2.486</text:p>
          </table:table-cell>
          <table:table-cell office:value-type="string" calcext:value-type="string">
            <text:p>broccoli.jpg</text:p>
          </table:table-cell>
          <table:table-cell office:value-type="string" calcext:value-type="string">
            <text:p>https://www.publicdomainpictures.net/en/view-image.php?image=197901&amp;picture=broccoli-isolated-on-white</text:p>
          </table:table-cell>
          <table:table-cell table:number-columns-repeated="2"/>
        </table:table-row>
        <table:table-row table:style-name="ro1">
          <table:table-cell office:value-type="float" office:value="21" calcext:value-type="float">
            <text:p>21</text:p>
          </table:table-cell>
          <table:table-cell office:value-type="string" calcext:value-type="string">
            <text:p>BUTTER SALTED</text:p>
          </table:table-cell>
          <table:table-cell office:value-type="string" calcext:value-type="string">
            <text:p>BUTTER</text:p>
          </table:table-cell>
          <table:table-cell office:value-type="string" calcext:value-type="string">
            <text:p>17R</text:p>
          </table:table-cell>
          <table:table-cell office:value-type="string" calcext:value-type="string">
            <text:p>BUTTER</text:p>
          </table:table-cell>
          <table:table-cell office:value-type="float" office:value="851" calcext:value-type="float">
            <text:p>851</text:p>
          </table:table-cell>
          <table:table-cell office:value-type="string" calcext:value-type="string">
            <text:p>17R</text:p>
          </table:table-cell>
          <table:table-cell office:value-type="string" calcext:value-type="string">
            <text:p>F</text:p>
          </table:table-cell>
          <table:table-cell office:value-type="string" calcext:value-type="string">
            <text:p>RPyr5 P2 upd AOAC SD 20/6/13</text:p>
          </table:table-cell>
          <table:table-cell office:value-type="float" office:value="1" calcext:value-type="float">
            <text:p>1</text:p>
          </table:table-cell>
          <table:table-cell office:value-type="string" calcext:value-type="string">
            <text:p>Nutrient analysis of other milk and creams, LGC 98, aver samp 40, 43, 46, to updat code 851. RPyr5 P2 upd AOAC SD 20/6/13</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eese and butter</text:p>
          </table:table-cell>
          <table:table-cell office:value-type="float" office:value="32.0015" calcext:value-type="float">
            <text:p>32.0015</text:p>
          </table:table-cell>
          <table:table-cell table:number-columns-repeated="2" office:value-type="float" office:value="0" calcext:value-type="float">
            <text:p>0</text:p>
          </table:table-cell>
          <table:table-cell office:value-type="float" office:value="191.0488" calcext:value-type="float">
            <text:p>191.0488</text:p>
          </table:table-cell>
          <table:table-cell table:number-columns-repeated="2" office:value-type="float" office:value="0" calcext:value-type="float">
            <text:p>0</text:p>
          </table:table-cell>
          <table:table-cell office:value-type="float" office:value="5.7603" calcext:value-type="float">
            <text:p>5.7603</text:p>
          </table:table-cell>
          <table:table-cell office:value-type="float" office:value="0.224" calcext:value-type="float">
            <text:p>0.224</text:p>
          </table:table-cell>
          <table:table-cell office:value-type="float" office:value="71.0433" calcext:value-type="float">
            <text:p>71.0433</text:p>
          </table:table-cell>
          <table:table-cell office:value-type="float" office:value="318.0947" calcext:value-type="float">
            <text:p>318.0947</text:p>
          </table:table-cell>
          <table:table-cell office:value-type="float" office:value="5.8563" calcext:value-type="float">
            <text:p>5.8563</text:p>
          </table:table-cell>
          <table:table-cell office:value-type="float" office:value="0.2208" calcext:value-type="float">
            <text:p>0.2208</text:p>
          </table:table-cell>
          <table:table-cell office:value-type="float" office:value="0.4672" calcext:value-type="float">
            <text:p>0.4672</text:p>
          </table:table-cell>
          <table:table-cell office:value-type="float" office:value="0.0032" calcext:value-type="float">
            <text:p>0.0032</text:p>
          </table:table-cell>
          <table:table-cell office:value-type="float" office:value="0" calcext:value-type="float">
            <text:p>0</text:p>
          </table:table-cell>
          <table:table-cell office:value-type="float" office:value="26.1772" calcext:value-type="float">
            <text:p>26.1772</text:p>
          </table:table-cell>
          <table:table-cell table:number-columns-repeated="5" office:value-type="float" office:value="0" calcext:value-type="float">
            <text:p>0</text:p>
          </table:table-cell>
          <table:table-cell office:value-type="float" office:value="12.1606" calcext:value-type="float">
            <text:p>12.1606</text:p>
          </table:table-cell>
          <table:table-cell office:value-type="float" office:value="9.2804" calcext:value-type="float">
            <text:p>9.2804</text:p>
          </table:table-cell>
          <table:table-cell office:value-type="float" office:value="237.131" calcext:value-type="float">
            <text:p>237.131</text:p>
          </table:table-cell>
          <table:table-cell office:value-type="float" office:value="975.4051" calcext:value-type="float">
            <text:p>975.4051</text:p>
          </table:table-cell>
          <table:table-cell office:value-type="float" office:value="0.224" calcext:value-type="float">
            <text:p>0.224</text:p>
          </table:table-cell>
          <table:table-cell office:value-type="float" office:value="0" calcext:value-type="float">
            <text:p>0</text:p>
          </table:table-cell>
          <table:table-cell office:value-type="float" office:value="0.64" calcext:value-type="float">
            <text:p>0.64</text:p>
          </table:table-cell>
          <table:table-cell office:value-type="float" office:value="0.224" calcext:value-type="float">
            <text:p>0.224</text:p>
          </table:table-cell>
          <table:table-cell office:value-type="float" office:value="0" calcext:value-type="float">
            <text:p>0</text:p>
          </table:table-cell>
          <table:table-cell office:value-type="float" office:value="193.929" calcext:value-type="float">
            <text:p>193.929</text:p>
          </table:table-cell>
          <table:table-cell office:value-type="float" office:value="2.0417" calcext:value-type="float">
            <text:p>2.0417</text:p>
          </table:table-cell>
          <table:table-cell office:value-type="float" office:value="0" calcext:value-type="float">
            <text:p>0</text:p>
          </table:table-cell>
          <table:table-cell office:value-type="float" office:value="0.032" calcext:value-type="float">
            <text:p>0.032</text:p>
          </table:table-cell>
          <table:table-cell table:number-columns-repeated="2" office:value-type="float" office:value="0" calcext:value-type="float">
            <text:p>0</text:p>
          </table:table-cell>
          <table:table-cell office:value-type="float" office:value="7.3603" calcext:value-type="float">
            <text:p>7.3603</text:p>
          </table:table-cell>
          <table:table-cell office:value-type="float" office:value="0.032" calcext:value-type="float">
            <text:p>0.032</text:p>
          </table:table-cell>
          <table:table-cell office:value-type="float" office:value="0.192" calcext:value-type="float">
            <text:p>0.192</text:p>
          </table:table-cell>
          <table:table-cell office:value-type="float" office:value="259.212" calcext:value-type="float">
            <text:p>259.212</text:p>
          </table:table-cell>
          <table:table-cell office:value-type="float" office:value="0.0224" calcext:value-type="float">
            <text:p>0.0224</text:p>
          </table:table-cell>
          <table:table-cell office:value-type="float" office:value="16.9384" calcext:value-type="float">
            <text:p>16.9384</text:p>
          </table:table-cell>
          <table:table-cell table:number-columns-repeated="4" office:value-type="float" office:value="0" calcext:value-type="float">
            <text:p>0</text:p>
          </table:table-cell>
          <table:table-cell office:value-type="float" office:value="191.0488" calcext:value-type="float">
            <text:p>191.0488</text:p>
          </table:table-cell>
          <table:table-cell office:value-type="float" office:value="0.032" calcext:value-type="float">
            <text:p>0.032</text:p>
          </table:table-cell>
          <table:table-cell office:value-type="float" office:value="0.224" calcext:value-type="float">
            <text:p>0.224</text:p>
          </table:table-cell>
          <table:table-cell office:value-type="float" office:value="0.976" calcext:value-type="float">
            <text:p>0.976</text:p>
          </table:table-cell>
          <table:table-cell office:value-type="float" office:value="291.2135" calcext:value-type="float">
            <text:p>291.2135</text:p>
          </table:table-cell>
          <table:table-cell office:value-type="float" office:value="0.096" calcext:value-type="float">
            <text:p>0.096</text:p>
          </table:table-cell>
          <table:table-cell table:number-columns-repeated="2" office:value-type="float" office:value="0" calcext:value-type="float">
            <text:p>0</text:p>
          </table:table-cell>
          <table:table-cell office:value-type="float" office:value="0.2784" calcext:value-type="float">
            <text:p>0.2784</text:p>
          </table:table-cell>
          <table:table-cell office:value-type="float" office:value="0.608" calcext:value-type="float">
            <text:p>0.608</text:p>
          </table:table-cell>
          <table:table-cell office:value-type="float" office:value="4.7682" calcext:value-type="float">
            <text:p>4.7682</text:p>
          </table:table-cell>
          <table:table-cell office:value-type="float" office:value="0.032" calcext:value-type="float">
            <text:p>0.032</text:p>
          </table:table-cell>
          <table:table-cell table:number-columns-repeated="33" office:value-type="float" office:value="0" calcext:value-type="float">
            <text:p>0</text:p>
          </table:table-cell>
          <table:table-cell office:value-type="float" office:value="304.0141" calcext:value-type="float">
            <text:p>304.0141</text:p>
          </table:table-cell>
          <table:table-cell office:value-type="string" calcext:value-type="string">
            <text:p>Grams</text:p>
          </table:table-cell>
          <table:table-cell office:value-type="float" office:value="1" calcext:value-type="float">
            <text:p>1</text:p>
          </table:table-cell>
          <table:table-cell table:formula="of:=[.O10]*[.DD10]" office:value-type="float" office:value="32.0015" calcext:value-type="float">
            <text:p>32.0015</text:p>
          </table:table-cell>
          <table:table-cell office:value-type="string" calcext:value-type="string">
            <text:p>Butter</text:p>
          </table:table-cell>
          <table:table-cell office:value-type="string" calcext:value-type="string">
            <text:p>Salted Butter, 2 tbsp</text:p>
          </table:table-cell>
          <table:table-cell table:formula="of:=[.DI10]*0.0129" office:value-type="float" office:value="3.92178189" calcext:value-type="float">
            <text:p>3.92178189</text:p>
          </table:table-cell>
          <table:table-cell table:formula="of:=[.DB10]*[.DD10]" office:value-type="float" office:value="304.0141" calcext:value-type="float">
            <text:p>304.0141</text:p>
          </table:table-cell>
          <table:table-cell table:formula="of:=[.AL10]*[.DD10]" office:value-type="float" office:value="237.131" calcext:value-type="float">
            <text:p>237.131</text:p>
          </table:table-cell>
          <table:table-cell table:formula="of:=[.AD10]*[.DD10]" office:value-type="float" office:value="26.1772" calcext:value-type="float">
            <text:p>26.1772</text:p>
          </table:table-cell>
          <table:table-cell table:formula="of:=[.BK10]*[.DD10]" office:value-type="float" office:value="0.224" calcext:value-type="float">
            <text:p>0.224</text:p>
          </table:table-cell>
          <table:table-cell table:formula="of:=[.BA10]*[.DD10]" office:value-type="float" office:value="0.192" calcext:value-type="float">
            <text:p>0.192</text:p>
          </table:table-cell>
          <table:table-cell office:value-type="string" calcext:value-type="string">
            <text:p>butter.png</text:p>
          </table:table-cell>
          <table:table-cell office:value-type="string" calcext:value-type="string">
            <text:p>http://www.freestockphotos.biz/stockphoto/17303</text:p>
          </table:table-cell>
          <table:table-cell table:number-columns-repeated="2"/>
        </table:table-row>
        <table:table-row table:style-name="ro1">
          <table:table-cell office:value-type="float" office:value="24" calcext:value-type="float">
            <text:p>24</text:p>
          </table:table-cell>
          <table:table-cell office:value-type="string" calcext:value-type="string">
            <text:p>CANNED TOMATOES WITH LOSSES</text:p>
          </table:table-cell>
          <table:table-cell office:value-type="string" calcext:value-type="string">
            <text:p>VEGETABLES NOT RAW</text:p>
          </table:table-cell>
          <table:table-cell office:value-type="string" calcext:value-type="string">
            <text:p>37F</text:p>
          </table:table-cell>
          <table:table-cell office:value-type="string" calcext:value-type="string">
            <text:p>TOMATOES NOT RAW</text:p>
          </table:table-cell>
          <table:table-cell office:value-type="float" office:value="8085" calcext:value-type="float">
            <text:p>8085</text:p>
          </table:table-cell>
          <table:table-cell office:value-type="string" calcext:value-type="string">
            <text:p>37F</text:p>
          </table:table-cell>
          <table:table-cell office:value-type="string" calcext:value-type="string">
            <text:p>R</text:p>
          </table:table-cell>
          <table:table-cell office:value-type="string" calcext:value-type="string">
            <text:p>Updated for NDNS RP Y6 p3; Changed from FC -RC. Default cooking losses from MW6. Nutrient values taken from NDNS FC1939 <text:s/>canned tomatoes, with corrections for vitamin losses against Vit C and Folate.</text:p>
          </table:table-cell>
          <table:table-cell office:value-type="float" office:value="1" calcext:value-type="float">
            <text:p>1</text:p>
          </table:table-cell>
          <table:table-cell office:value-type="string" calcext:value-type="string">
            <text:p>NDNS RP Yr 6 Phase 3: Updated 15/08/2014 JM. _x000D_-[NDNS Comp Study 15/10/07. CHO profile and energy update 13.07.11 RS]</text:p>
          </table:table-cell>
          <table:table-cell office:value-type="float" office:value="1" calcext:value-type="float">
            <text:p>1</text:p>
          </table:table-cell>
          <table:table-cell office:value-type="string" calcext:value-type="string">
            <text:p>Tesco 2012 </text:p>
          </table:table-cell>
          <table:table-cell office:value-type="string" calcext:value-type="string">
            <text:p>Cooked vegetables</text:p>
          </table:table-cell>
          <table:table-cell office:value-type="float" office:value="61.7206" calcext:value-type="float">
            <text:p>61.7206</text:p>
          </table:table-cell>
          <table:table-cell table:number-columns-repeated="2" office:value-type="float" office:value="0" calcext:value-type="float">
            <text:p>0</text:p>
          </table:table-cell>
          <table:table-cell office:value-type="float" office:value="185.1618" calcext:value-type="float">
            <text:p>185.1618</text:p>
          </table:table-cell>
          <table:table-cell office:value-type="float" office:value="33.9463" calcext:value-type="float">
            <text:p>33.9463</text:p>
          </table:table-cell>
          <table:table-cell office:value-type="float" office:value="0.6172" calcext:value-type="float">
            <text:p>0.6172</text:p>
          </table:table-cell>
          <table:table-cell office:value-type="float" office:value="6.7893" calcext:value-type="float">
            <text:p>6.7893</text:p>
          </table:table-cell>
          <table:table-cell office:value-type="float" office:value="2.3454" calcext:value-type="float">
            <text:p>2.3454</text:p>
          </table:table-cell>
          <table:table-cell office:value-type="float" office:value="0" calcext:value-type="float">
            <text:p>0</text:p>
          </table:table-cell>
          <table:table-cell office:value-type="float" office:value="45.6732" calcext:value-type="float">
            <text:p>45.6732</text:p>
          </table:table-cell>
          <table:table-cell office:value-type="float" office:value="0.0123" calcext:value-type="float">
            <text:p>0.0123</text:p>
          </table:table-cell>
          <table:table-cell office:value-type="float" office:value="0" calcext:value-type="float">
            <text:p>0</text:p>
          </table:table-cell>
          <table:table-cell office:value-type="float" office:value="0.0185" calcext:value-type="float">
            <text:p>0.0185</text:p>
          </table:table-cell>
          <table:table-cell office:value-type="float" office:value="0.0432" calcext:value-type="float">
            <text:p>0.0432</text:p>
          </table:table-cell>
          <table:table-cell office:value-type="float" office:value="0.432" calcext:value-type="float">
            <text:p>0.432</text:p>
          </table:table-cell>
          <table:table-cell office:value-type="float" office:value="0.0617" calcext:value-type="float">
            <text:p>0.0617</text:p>
          </table:table-cell>
          <table:table-cell office:value-type="float" office:value="0.3703" calcext:value-type="float">
            <text:p>0.3703</text:p>
          </table:table-cell>
          <table:table-cell office:value-type="float" office:value="3.7032" calcext:value-type="float">
            <text:p>3.7032</text:p>
          </table:table-cell>
          <table:table-cell table:number-columns-repeated="2" office:value-type="float" office:value="1.1727" calcext:value-type="float">
            <text:p>1.1727</text:p>
          </table:table-cell>
          <table:table-cell office:value-type="float" office:value="0" calcext:value-type="float">
            <text:p>0</text:p>
          </table:table-cell>
          <table:table-cell office:value-type="float" office:value="1.2344" calcext:value-type="float">
            <text:p>1.2344</text:p>
          </table:table-cell>
          <table:table-cell office:value-type="float" office:value="130.8477" calcext:value-type="float">
            <text:p>130.8477</text:p>
          </table:table-cell>
          <table:table-cell office:value-type="float" office:value="11.7269" calcext:value-type="float">
            <text:p>11.7269</text:p>
          </table:table-cell>
          <table:table-cell office:value-type="float" office:value="49.3765" calcext:value-type="float">
            <text:p>49.3765</text:p>
          </table:table-cell>
          <table:table-cell table:number-columns-repeated="2" office:value-type="float" office:value="0" calcext:value-type="float">
            <text:p>0</text:p>
          </table:table-cell>
          <table:table-cell office:value-type="float" office:value="6.1721" calcext:value-type="float">
            <text:p>6.1721</text:p>
          </table:table-cell>
          <table:table-cell office:value-type="float" office:value="2.3454" calcext:value-type="float">
            <text:p>2.3454</text:p>
          </table:table-cell>
          <table:table-cell office:value-type="float" office:value="0.0555" calcext:value-type="float">
            <text:p>0.0555</text:p>
          </table:table-cell>
          <table:table-cell office:value-type="float" office:value="3.086" calcext:value-type="float">
            <text:p>3.086</text:p>
          </table:table-cell>
          <table:table-cell office:value-type="float" office:value="3.8575" calcext:value-type="float">
            <text:p>3.8575</text:p>
          </table:table-cell>
          <table:table-cell office:value-type="float" office:value="0.3703" calcext:value-type="float">
            <text:p>0.3703</text:p>
          </table:table-cell>
          <table:table-cell office:value-type="float" office:value="0.5555" calcext:value-type="float">
            <text:p>0.5555</text:p>
          </table:table-cell>
          <table:table-cell table:number-columns-repeated="2" office:value-type="float" office:value="0" calcext:value-type="float">
            <text:p>0</text:p>
          </table:table-cell>
          <table:table-cell office:value-type="float" office:value="10.4925" calcext:value-type="float">
            <text:p>10.4925</text:p>
          </table:table-cell>
          <table:table-cell office:value-type="float" office:value="0.0617" calcext:value-type="float">
            <text:p>0.0617</text:p>
          </table:table-cell>
          <table:table-cell office:value-type="float" office:value="0.6789" calcext:value-type="float">
            <text:p>0.6789</text:p>
          </table:table-cell>
          <table:table-cell office:value-type="float" office:value="0" calcext:value-type="float">
            <text:p>0</text:p>
          </table:table-cell>
          <table:table-cell office:value-type="float" office:value="0.0185" calcext:value-type="float">
            <text:p>0.0185</text:p>
          </table:table-cell>
          <table:table-cell office:value-type="float" office:value="0.0123" calcext:value-type="float">
            <text:p>0.0123</text:p>
          </table:table-cell>
          <table:table-cell table:number-columns-repeated="3" office:value-type="float" office:value="0" calcext:value-type="float">
            <text:p>0</text:p>
          </table:table-cell>
          <table:table-cell office:value-type="float" office:value="0.0617" calcext:value-type="float">
            <text:p>0.0617</text:p>
          </table:table-cell>
          <table:table-cell office:value-type="float" office:value="202.4436" calcext:value-type="float">
            <text:p>202.4436</text:p>
          </table:table-cell>
          <table:table-cell office:value-type="float" office:value="0.1234" calcext:value-type="float">
            <text:p>0.1234</text:p>
          </table:table-cell>
          <table:table-cell office:value-type="float" office:value="2.3454" calcext:value-type="float">
            <text:p>2.3454</text:p>
          </table:table-cell>
          <table:table-cell office:value-type="float" office:value="0" calcext:value-type="float">
            <text:p>0</text:p>
          </table:table-cell>
          <table:table-cell office:value-type="float" office:value="33.9463" calcext:value-type="float">
            <text:p>33.9463</text:p>
          </table:table-cell>
          <table:table-cell office:value-type="float" office:value="0" calcext:value-type="float">
            <text:p>0</text:p>
          </table:table-cell>
          <table:table-cell office:value-type="float" office:value="0.0617" calcext:value-type="float">
            <text:p>0.0617</text:p>
          </table:table-cell>
          <table:table-cell office:value-type="float" office:value="3.3946" calcext:value-type="float">
            <text:p>3.3946</text:p>
          </table:table-cell>
          <table:table-cell office:value-type="float" office:value="0" calcext:value-type="float">
            <text:p>0</text:p>
          </table:table-cell>
          <table:table-cell office:value-type="float" office:value="0.8641" calcext:value-type="float">
            <text:p>0.8641</text:p>
          </table:table-cell>
          <table:table-cell office:value-type="float" office:value="57.3384" calcext:value-type="float">
            <text:p>57.3384</text:p>
          </table:table-cell>
          <table:table-cell office:value-type="float" office:value="0.0617" calcext:value-type="float">
            <text:p>0.0617</text:p>
          </table:table-cell>
          <table:table-cell table:number-columns-repeated="4" office:value-type="float" office:value="0" calcext:value-type="float">
            <text:p>0</text:p>
          </table:table-cell>
          <table:table-cell office:value-type="float" office:value="61.7206" calcext:value-type="float">
            <text:p>61.7206</text:p>
          </table:table-cell>
          <table:table-cell table:number-columns-repeated="28" office:value-type="float" office:value="0" calcext:value-type="float">
            <text:p>0</text:p>
          </table:table-cell>
          <table:table-cell office:value-type="float" office:value="74.0647" calcext:value-type="float">
            <text:p>74.0647</text:p>
          </table:table-cell>
          <table:table-cell office:value-type="string" calcext:value-type="string">
            <text:p>Grams</text:p>
          </table:table-cell>
          <table:table-cell office:value-type="float" office:value="2" calcext:value-type="float">
            <text:p>2</text:p>
          </table:table-cell>
          <table:table-cell table:formula="of:=[.O11]*[.DD11]" office:value-type="float" office:value="123.4412" calcext:value-type="float">
            <text:p>123.4412</text:p>
          </table:table-cell>
          <table:table-cell office:value-type="string" calcext:value-type="string">
            <text:p>Tomates</text:p>
          </table:table-cell>
          <table:table-cell office:value-type="string" calcext:value-type="string">
            <text:p>1/2 a Tin of Tomatoes</text:p>
          </table:table-cell>
          <table:table-cell table:formula="of:=[.DI11]*0.0129" office:value-type="float" office:value="0.7095" calcext:value-type="float">
            <text:p>0.7095</text:p>
          </table:table-cell>
          <table:table-cell table:formula="of:=110/2" office:value-type="float" office:value="55" calcext:value-type="float">
            <text:p>55</text:p>
          </table:table-cell>
          <table:table-cell table:formula="of:=[.AL11]*[.DD11]" office:value-type="float" office:value="23.4538" calcext:value-type="float">
            <text:p>23.4538</text:p>
          </table:table-cell>
          <table:table-cell table:formula="of:=[.AD11]*[.DD11]" office:value-type="float" office:value="0.1234" calcext:value-type="float">
            <text:p>0.1234</text:p>
          </table:table-cell>
          <table:table-cell table:formula="of:=[.BK11]*[.DD11]" office:value-type="float" office:value="4.6908" calcext:value-type="float">
            <text:p>4.6908</text:p>
          </table:table-cell>
          <table:table-cell table:formula="of:=[.BA11]*[.DD11]" office:value-type="float" office:value="1.3578" calcext:value-type="float">
            <text:p>1.3578</text:p>
          </table:table-cell>
          <table:table-cell office:value-type="string" calcext:value-type="string">
            <text:p>tinned-tomatoes.jpg</text:p>
          </table:table-cell>
          <table:table-cell table:number-columns-repeated="3"/>
        </table:table-row>
        <table:table-row table:style-name="ro1">
          <table:table-cell office:value-type="float" office:value="26" calcext:value-type="float">
            <text:p>26</text:p>
          </table:table-cell>
          <table:table-cell office:value-type="string" calcext:value-type="string">
            <text:p>CARROTS, OLD, <text:s/>RAW</text:p>
          </table:table-cell>
          <table:table-cell office:value-type="string" calcext:value-type="string">
            <text:p>SALAD AND OTHER RAW VEGETABLES</text:p>
          </table:table-cell>
          <table:table-cell office:value-type="string" calcext:value-type="string">
            <text:p>36A</text:p>
          </table:table-cell>
          <table:table-cell office:value-type="string" calcext:value-type="string">
            <text:p>CARROTS RAW</text:p>
          </table:table-cell>
          <table:table-cell office:value-type="float" office:value="1710" calcext:value-type="float">
            <text:p>1710</text:p>
          </table:table-cell>
          <table:table-cell office:value-type="string" calcext:value-type="string">
            <text:p>36A</text:p>
          </table:table-cell>
          <table:table-cell office:value-type="string" calcext:value-type="string">
            <text:p>F</text:p>
          </table:table-cell>
          <table:table-cell office:value-type="string" calcext:value-type="string">
            <text:p>Updated for RP yr 6 p2 based on F&amp;V analytical survey composite sample 8 Updated 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Average of CO2e values for Tomatoes (G) from From Clune et al 2017, multiplied by1</text:p>
          </table:table-cell>
          <table:table-cell office:value-type="string" calcext:value-type="string">
            <text:p>Salad and raw veg</text:p>
          </table:table-cell>
          <table:table-cell office:value-type="float" office:value="49.2672" calcext:value-type="float">
            <text:p>49.2672</text:p>
          </table:table-cell>
          <table:table-cell office:value-type="float" office:value="2576.6727" calcext:value-type="float">
            <text:p>2576.6727</text:p>
          </table:table-cell>
          <table:table-cell office:value-type="float" office:value="0" calcext:value-type="float">
            <text:p>0</text:p>
          </table:table-cell>
          <table:table-cell office:value-type="float" office:value="4507.4528" calcext:value-type="float">
            <text:p>4507.4528</text:p>
          </table:table-cell>
          <table:table-cell table:number-columns-repeated="2" office:value-type="float" office:value="0" calcext:value-type="float">
            <text:p>0</text:p>
          </table:table-cell>
          <table:table-cell office:value-type="float" office:value="12.8095" calcext:value-type="float">
            <text:p>12.8095</text:p>
          </table:table-cell>
          <table:table-cell office:value-type="float" office:value="3.7936" calcext:value-type="float">
            <text:p>3.7936</text:p>
          </table:table-cell>
          <table:table-cell office:value-type="float" office:value="0" calcext:value-type="float">
            <text:p>0</text:p>
          </table:table-cell>
          <table:table-cell office:value-type="float" office:value="60.1059" calcext:value-type="float">
            <text:p>60.1059</text:p>
          </table:table-cell>
          <table:table-cell office:value-type="float" office:value="0.0542" calcext:value-type="float">
            <text:p>0.0542</text:p>
          </table:table-cell>
          <table:table-cell office:value-type="float" office:value="0.0049" calcext:value-type="float">
            <text:p>0.0049</text:p>
          </table:table-cell>
          <table:table-cell office:value-type="float" office:value="0.0345" calcext:value-type="float">
            <text:p>0.0345</text:p>
          </table:table-cell>
          <table:table-cell office:value-type="float" office:value="0.0148" calcext:value-type="float">
            <text:p>0.0148</text:p>
          </table:table-cell>
          <table:table-cell office:value-type="float" office:value="1.0346" calcext:value-type="float">
            <text:p>1.0346</text:p>
          </table:table-cell>
          <table:table-cell office:value-type="float" office:value="0.1971" calcext:value-type="float">
            <text:p>0.1971</text:p>
          </table:table-cell>
          <table:table-cell office:value-type="float" office:value="0.0985" calcext:value-type="float">
            <text:p>0.0985</text:p>
          </table:table-cell>
          <table:table-cell office:value-type="float" office:value="3.9414" calcext:value-type="float">
            <text:p>3.9414</text:p>
          </table:table-cell>
          <table:table-cell table:number-columns-repeated="2" office:value-type="float" office:value="0.5419" calcext:value-type="float">
            <text:p>0.5419</text:p>
          </table:table-cell>
          <table:table-cell table:number-columns-repeated="2" office:value-type="float" office:value="0" calcext:value-type="float">
            <text:p>0</text:p>
          </table:table-cell>
          <table:table-cell office:value-type="float" office:value="87.6956" calcext:value-type="float">
            <text:p>87.6956</text:p>
          </table:table-cell>
          <table:table-cell office:value-type="float" office:value="16.7508" calcext:value-type="float">
            <text:p>16.7508</text:p>
          </table:table-cell>
          <table:table-cell office:value-type="float" office:value="71.9301" calcext:value-type="float">
            <text:p>71.9301</text:p>
          </table:table-cell>
          <table:table-cell table:number-columns-repeated="2" office:value-type="float" office:value="0" calcext:value-type="float">
            <text:p>0</text:p>
          </table:table-cell>
          <table:table-cell office:value-type="float" office:value="3.4487" calcext:value-type="float">
            <text:p>3.4487</text:p>
          </table:table-cell>
          <table:table-cell office:value-type="float" office:value="3.5472" calcext:value-type="float">
            <text:p>3.5472</text:p>
          </table:table-cell>
          <table:table-cell office:value-type="float" office:value="0.0345" calcext:value-type="float">
            <text:p>0.0345</text:p>
          </table:table-cell>
          <table:table-cell office:value-type="float" office:value="13.3021" calcext:value-type="float">
            <text:p>13.3021</text:p>
          </table:table-cell>
          <table:table-cell office:value-type="float" office:value="3.0792" calcext:value-type="float">
            <text:p>3.0792</text:p>
          </table:table-cell>
          <table:table-cell office:value-type="float" office:value="0.0985" calcext:value-type="float">
            <text:p>0.0985</text:p>
          </table:table-cell>
          <table:table-cell office:value-type="float" office:value="0.1971" calcext:value-type="float">
            <text:p>0.1971</text:p>
          </table:table-cell>
          <table:table-cell table:number-columns-repeated="2" office:value-type="float" office:value="0" calcext:value-type="float">
            <text:p>0</text:p>
          </table:table-cell>
          <table:table-cell office:value-type="float" office:value="7.8827" calcext:value-type="float">
            <text:p>7.8827</text:p>
          </table:table-cell>
          <table:table-cell office:value-type="float" office:value="0.1478" calcext:value-type="float">
            <text:p>0.1478</text:p>
          </table:table-cell>
          <table:table-cell office:value-type="float" office:value="0.2463" calcext:value-type="float">
            <text:p>0.2463</text:p>
          </table:table-cell>
          <table:table-cell office:value-type="float" office:value="0" calcext:value-type="float">
            <text:p>0</text:p>
          </table:table-cell>
          <table:table-cell office:value-type="float" office:value="0.0049" calcext:value-type="float">
            <text:p>0.0049</text:p>
          </table:table-cell>
          <table:table-cell office:value-type="float" office:value="0.0493" calcext:value-type="float">
            <text:p>0.0493</text:p>
          </table:table-cell>
          <table:table-cell office:value-type="float" office:value="0" calcext:value-type="float">
            <text:p>0</text:p>
          </table:table-cell>
          <table:table-cell office:value-type="float" office:value="0.0493" calcext:value-type="float">
            <text:p>0.0493</text:p>
          </table:table-cell>
          <table:table-cell office:value-type="float" office:value="2.4634" calcext:value-type="float">
            <text:p>2.4634</text:p>
          </table:table-cell>
          <table:table-cell office:value-type="float" office:value="0.064" calcext:value-type="float">
            <text:p>0.064</text:p>
          </table:table-cell>
          <table:table-cell office:value-type="float" office:value="5795.7892" calcext:value-type="float">
            <text:p>5795.7892</text:p>
          </table:table-cell>
          <table:table-cell office:value-type="float" office:value="0.0493" calcext:value-type="float">
            <text:p>0.0493</text:p>
          </table:table-cell>
          <table:table-cell office:value-type="float" office:value="3.5472" calcext:value-type="float">
            <text:p>3.5472</text:p>
          </table:table-cell>
          <table:table-cell office:value-type="float" office:value="0" calcext:value-type="float">
            <text:p>0</text:p>
          </table:table-cell>
          <table:table-cell office:value-type="float" office:value="966.1291" calcext:value-type="float">
            <text:p>966.1291</text:p>
          </table:table-cell>
          <table:table-cell office:value-type="float" office:value="0" calcext:value-type="float">
            <text:p>0</text:p>
          </table:table-cell>
          <table:table-cell office:value-type="float" office:value="0.0493" calcext:value-type="float">
            <text:p>0.0493</text:p>
          </table:table-cell>
          <table:table-cell office:value-type="float" office:value="1.1824" calcext:value-type="float">
            <text:p>1.1824</text:p>
          </table:table-cell>
          <table:table-cell office:value-type="float" office:value="0" calcext:value-type="float">
            <text:p>0</text:p>
          </table:table-cell>
          <table:table-cell office:value-type="float" office:value="0.0493" calcext:value-type="float">
            <text:p>0.0493</text:p>
          </table:table-cell>
          <table:table-cell office:value-type="float" office:value="43.8478" calcext:value-type="float">
            <text:p>43.8478</text:p>
          </table:table-cell>
          <table:table-cell office:value-type="float" office:value="0.0493" calcext:value-type="float">
            <text:p>0.0493</text:p>
          </table:table-cell>
          <table:table-cell table:number-columns-repeated="7" office:value-type="float" office:value="0" calcext:value-type="float">
            <text:p>0</text:p>
          </table:table-cell>
          <table:table-cell office:value-type="float" office:value="49.2672" calcext:value-type="float">
            <text:p>49.2672</text:p>
          </table:table-cell>
          <table:table-cell table:number-columns-repeated="25" office:value-type="float" office:value="0" calcext:value-type="float">
            <text:p>0</text:p>
          </table:table-cell>
          <table:table-cell office:value-type="float" office:value="112.8218" calcext:value-type="float">
            <text:p>112.8218</text:p>
          </table:table-cell>
          <table:table-cell office:value-type="string" calcext:value-type="string">
            <text:p>Grams</text:p>
          </table:table-cell>
          <table:table-cell office:value-type="float" office:value="1" calcext:value-type="float">
            <text:p>1</text:p>
          </table:table-cell>
          <table:table-cell table:formula="of:=[.O12]*[.DD12]" office:value-type="float" office:value="49.2672" calcext:value-type="float">
            <text:p>49.2672</text:p>
          </table:table-cell>
          <table:table-cell office:value-type="string" calcext:value-type="string">
            <text:p>Carrots</text:p>
          </table:table-cell>
          <table:table-cell office:value-type="string" calcext:value-type="string">
            <text:p>A Small Raw Carrot, 50 g</text:p>
          </table:table-cell>
          <table:table-cell table:formula="of:=[.DI12]*0.0129" office:value-type="float" office:value="1.45540122" calcext:value-type="float">
            <text:p>1.45540122</text:p>
          </table:table-cell>
          <table:table-cell table:formula="of:=[.DB12]*[.DD12]" office:value-type="float" office:value="112.8218" calcext:value-type="float">
            <text:p>112.8218</text:p>
          </table:table-cell>
          <table:table-cell table:formula="of:=[.AL12]*[.DD12]" office:value-type="float" office:value="16.7508" calcext:value-type="float">
            <text:p>16.7508</text:p>
          </table:table-cell>
          <table:table-cell table:formula="of:=[.AD12]*[.DD12]" office:value-type="float" office:value="0.1971" calcext:value-type="float">
            <text:p>0.1971</text:p>
          </table:table-cell>
          <table:table-cell table:formula="of:=[.BK12]*[.DD12]" office:value-type="float" office:value="3.5472" calcext:value-type="float">
            <text:p>3.5472</text:p>
          </table:table-cell>
          <table:table-cell table:formula="of:=[.BA12]*[.DD12]" office:value-type="float" office:value="0.2463" calcext:value-type="float">
            <text:p>0.2463</text:p>
          </table:table-cell>
          <table:table-cell office:value-type="string" calcext:value-type="string">
            <text:p>carrot.png</text:p>
          </table:table-cell>
          <table:table-cell office:value-type="string" calcext:value-type="string">
            <text:p>https://pixabay.com/en/isolated-carrot-orange-healthy-964393/</text:p>
          </table:table-cell>
          <table:table-cell table:number-columns-repeated="2"/>
        </table:table-row>
        <table:table-row table:style-name="ro1">
          <table:table-cell office:value-type="float" office:value="28" calcext:value-type="float">
            <text:p>28</text:p>
          </table:table-cell>
          <table:table-cell office:value-type="string" calcext:value-type="string">
            <text:p>CAULIFLOWER-FRESH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719" calcext:value-type="float">
            <text:p>1719</text:p>
          </table:table-cell>
          <table:table-cell office:value-type="string" calcext:value-type="string">
            <text:p>37M</text:p>
          </table:table-cell>
          <table:table-cell office:value-type="string" calcext:value-type="string">
            <text:p>F</text:p>
          </table:table-cell>
          <table:table-cell office:value-type="string" calcext:value-type="string">
            <text:p>Updated for RP yr 6 p2 based on F&amp;V analytical survey composite sample 25 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Cooked vegetables</text:p>
          </table:table-cell>
          <table:table-cell office:value-type="float" office:value="62.9886" calcext:value-type="float">
            <text:p>62.9886</text:p>
          </table:table-cell>
          <table:table-cell table:number-columns-repeated="4" office:value-type="float" office:value="0" calcext:value-type="float">
            <text:p>0</text:p>
          </table:table-cell>
          <table:table-cell office:value-type="float" office:value="0.6299" calcext:value-type="float">
            <text:p>0.6299</text:p>
          </table:table-cell>
          <table:table-cell office:value-type="float" office:value="11.9678" calcext:value-type="float">
            <text:p>11.9678</text:p>
          </table:table-cell>
          <table:table-cell office:value-type="float" office:value="2.2046" calcext:value-type="float">
            <text:p>2.2046</text:p>
          </table:table-cell>
          <table:table-cell office:value-type="float" office:value="0" calcext:value-type="float">
            <text:p>0</text:p>
          </table:table-cell>
          <table:table-cell office:value-type="float" office:value="34.0139" calcext:value-type="float">
            <text:p>34.0139</text:p>
          </table:table-cell>
          <table:table-cell office:value-type="float" office:value="0.0441" calcext:value-type="float">
            <text:p>0.0441</text:p>
          </table:table-cell>
          <table:table-cell office:value-type="float" office:value="0.2394" calcext:value-type="float">
            <text:p>0.2394</text:p>
          </table:table-cell>
          <table:table-cell office:value-type="float" office:value="0.0693" calcext:value-type="float">
            <text:p>0.0693</text:p>
          </table:table-cell>
          <table:table-cell office:value-type="float" office:value="0.0189" calcext:value-type="float">
            <text:p>0.0189</text:p>
          </table:table-cell>
          <table:table-cell office:value-type="float" office:value="1.0078" calcext:value-type="float">
            <text:p>1.0078</text:p>
          </table:table-cell>
          <table:table-cell office:value-type="float" office:value="0.5669" calcext:value-type="float">
            <text:p>0.5669</text:p>
          </table:table-cell>
          <table:table-cell office:value-type="float" office:value="0.3149" calcext:value-type="float">
            <text:p>0.3149</text:p>
          </table:table-cell>
          <table:table-cell office:value-type="float" office:value="30.2345" calcext:value-type="float">
            <text:p>30.2345</text:p>
          </table:table-cell>
          <table:table-cell office:value-type="float" office:value="0.6299" calcext:value-type="float">
            <text:p>0.6299</text:p>
          </table:table-cell>
          <table:table-cell office:value-type="float" office:value="0.5669" calcext:value-type="float">
            <text:p>0.5669</text:p>
          </table:table-cell>
          <table:table-cell table:number-columns-repeated="2" office:value-type="float" office:value="0" calcext:value-type="float">
            <text:p>0</text:p>
          </table:table-cell>
          <table:table-cell office:value-type="float" office:value="135.4256" calcext:value-type="float">
            <text:p>135.4256</text:p>
          </table:table-cell>
          <table:table-cell office:value-type="float" office:value="18.2667" calcext:value-type="float">
            <text:p>18.2667</text:p>
          </table:table-cell>
          <table:table-cell office:value-type="float" office:value="76.8461" calcext:value-type="float">
            <text:p>76.8461</text:p>
          </table:table-cell>
          <table:table-cell table:number-columns-repeated="2" office:value-type="float" office:value="0" calcext:value-type="float">
            <text:p>0</text:p>
          </table:table-cell>
          <table:table-cell office:value-type="float" office:value="7.5586" calcext:value-type="float">
            <text:p>7.5586</text:p>
          </table:table-cell>
          <table:table-cell office:value-type="float" office:value="1.5117" calcext:value-type="float">
            <text:p>1.5117</text:p>
          </table:table-cell>
          <table:table-cell office:value-type="float" office:value="0.0882" calcext:value-type="float">
            <text:p>0.0882</text:p>
          </table:table-cell>
          <table:table-cell office:value-type="float" office:value="4.4092" calcext:value-type="float">
            <text:p>4.4092</text:p>
          </table:table-cell>
          <table:table-cell office:value-type="float" office:value="3.9368" calcext:value-type="float">
            <text:p>3.9368</text:p>
          </table:table-cell>
          <table:table-cell office:value-type="float" office:value="0.3149" calcext:value-type="float">
            <text:p>0.3149</text:p>
          </table:table-cell>
          <table:table-cell office:value-type="float" office:value="0.5669" calcext:value-type="float">
            <text:p>0.5669</text:p>
          </table:table-cell>
          <table:table-cell table:number-columns-repeated="2" office:value-type="float" office:value="0" calcext:value-type="float">
            <text:p>0</text:p>
          </table:table-cell>
          <table:table-cell office:value-type="float" office:value="28.3449" calcext:value-type="float">
            <text:p>28.3449</text:p>
          </table:table-cell>
          <table:table-cell office:value-type="float" office:value="0.3149" calcext:value-type="float">
            <text:p>0.3149</text:p>
          </table:table-cell>
          <table:table-cell office:value-type="float" office:value="1.1968" calcext:value-type="float">
            <text:p>1.1968</text:p>
          </table:table-cell>
          <table:table-cell office:value-type="float" office:value="0" calcext:value-type="float">
            <text:p>0</text:p>
          </table:table-cell>
          <table:table-cell office:value-type="float" office:value="0.0189" calcext:value-type="float">
            <text:p>0.0189</text:p>
          </table:table-cell>
          <table:table-cell office:value-type="float" office:value="0.1008" calcext:value-type="float">
            <text:p>0.1008</text:p>
          </table:table-cell>
          <table:table-cell office:value-type="float" office:value="0.6299" calcext:value-type="float">
            <text:p>0.6299</text:p>
          </table:table-cell>
          <table:table-cell office:value-type="float" office:value="0" calcext:value-type="float">
            <text:p>0</text:p>
          </table:table-cell>
          <table:table-cell office:value-type="float" office:value="0.3149" calcext:value-type="float">
            <text:p>0.3149</text:p>
          </table:table-cell>
          <table:table-cell office:value-type="float" office:value="0.0567" calcext:value-type="float">
            <text:p>0.0567</text:p>
          </table:table-cell>
          <table:table-cell office:value-type="float" office:value="0" calcext:value-type="float">
            <text:p>0</text:p>
          </table:table-cell>
          <table:table-cell office:value-type="float" office:value="0.189" calcext:value-type="float">
            <text:p>0.189</text:p>
          </table:table-cell>
          <table:table-cell office:value-type="float" office:value="1.5117" calcext:value-type="float">
            <text:p>1.5117</text:p>
          </table:table-cell>
          <table:table-cell table:number-columns-repeated="3" office:value-type="float" office:value="0" calcext:value-type="float">
            <text:p>0</text:p>
          </table:table-cell>
          <table:table-cell office:value-type="float" office:value="0.126" calcext:value-type="float">
            <text:p>0.126</text:p>
          </table:table-cell>
          <table:table-cell office:value-type="float" office:value="18.8966" calcext:value-type="float">
            <text:p>18.8966</text:p>
          </table:table-cell>
          <table:table-cell office:value-type="float" office:value="0" calcext:value-type="float">
            <text:p>0</text:p>
          </table:table-cell>
          <table:table-cell office:value-type="float" office:value="0.063" calcext:value-type="float">
            <text:p>0.063</text:p>
          </table:table-cell>
          <table:table-cell office:value-type="float" office:value="58.1385" calcext:value-type="float">
            <text:p>58.1385</text:p>
          </table:table-cell>
          <table:table-cell office:value-type="float" office:value="0.126" calcext:value-type="float">
            <text:p>0.126</text:p>
          </table:table-cell>
          <table:table-cell table:number-columns-repeated="6" office:value-type="float" office:value="0" calcext:value-type="float">
            <text:p>0</text:p>
          </table:table-cell>
          <table:table-cell office:value-type="float" office:value="62.9886" calcext:value-type="float">
            <text:p>62.9886</text:p>
          </table:table-cell>
          <table:table-cell table:number-columns-repeated="26" office:value-type="float" office:value="0" calcext:value-type="float">
            <text:p>0</text:p>
          </table:table-cell>
          <table:table-cell office:value-type="float" office:value="100.7818" calcext:value-type="float">
            <text:p>100.7818</text:p>
          </table:table-cell>
          <table:table-cell office:value-type="string" calcext:value-type="string">
            <text:p>Grams</text:p>
          </table:table-cell>
          <table:table-cell office:value-type="float" office:value="1" calcext:value-type="float">
            <text:p>1</text:p>
          </table:table-cell>
          <table:table-cell table:formula="of:=[.O13]*[.DD13]" office:value-type="float" office:value="62.9886" calcext:value-type="float">
            <text:p>62.9886</text:p>
          </table:table-cell>
          <table:table-cell office:value-type="string" calcext:value-type="string">
            <text:p>Cauliflower</text:p>
          </table:table-cell>
          <table:table-cell office:value-type="string" calcext:value-type="string">
            <text:p>Cooked Fresh, 60 g</text:p>
          </table:table-cell>
          <table:table-cell table:formula="of:=[.DI13]*0.0129" office:value-type="float" office:value="0.2884562937" calcext:value-type="float">
            <text:p>0.2884562937</text:p>
          </table:table-cell>
          <table:table-cell table:formula="of:=0.355*[.DE13]" office:value-type="float" office:value="22.360953" calcext:value-type="float">
            <text:p>22.360953</text:p>
          </table:table-cell>
          <table:table-cell table:formula="of:=[.AL13]*[.DD13]" office:value-type="float" office:value="18.2667" calcext:value-type="float">
            <text:p>18.2667</text:p>
          </table:table-cell>
          <table:table-cell table:formula="of:=[.AD13]*[.DD13]" office:value-type="float" office:value="0.5669" calcext:value-type="float">
            <text:p>0.5669</text:p>
          </table:table-cell>
          <table:table-cell table:formula="of:=[.BK13]*[.DD13]" office:value-type="float" office:value="1.5117" calcext:value-type="float">
            <text:p>1.5117</text:p>
          </table:table-cell>
          <table:table-cell table:formula="of:=[.BA13]*[.DD13]" office:value-type="float" office:value="1.1968" calcext:value-type="float">
            <text:p>1.1968</text:p>
          </table:table-cell>
          <table:table-cell office:value-type="string" calcext:value-type="string">
            <text:p>cauliflower.jpg</text:p>
          </table:table-cell>
          <table:table-cell office:value-type="string" calcext:value-type="string">
            <text:p>http://www.picserver.org/c/cauliflower.html</text:p>
          </table:table-cell>
          <table:table-cell table:number-columns-repeated="2"/>
        </table:table-row>
        <table:table-row table:style-name="ro1">
          <table:table-cell office:value-type="float" office:value="30" calcext:value-type="float">
            <text:p>30</text:p>
          </table:table-cell>
          <table:table-cell office:value-type="string" calcext:value-type="string">
            <text:p>CHEESE CHEDDAR ANY OTHER OR FOR RECIPES</text:p>
          </table:table-cell>
          <table:table-cell office:value-type="string" calcext:value-type="string">
            <text:p>CHEESE</text:p>
          </table:table-cell>
          <table:table-cell office:value-type="string" calcext:value-type="string">
            <text:p>14B</text:p>
          </table:table-cell>
          <table:table-cell office:value-type="string" calcext:value-type="string">
            <text:p>CHEDDAR CHEESE</text:p>
          </table:table-cell>
          <table:table-cell office:value-type="float" office:value="661" calcext:value-type="float">
            <text:p>661</text:p>
          </table:table-cell>
          <table:table-cell office:value-type="string" calcext:value-type="string">
            <text:p>14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nutrient analysis of cheese. LGC 1999. Sample 1. Amended food group 29/11/10 EF</text:p>
          </table:table-cell>
          <table:table-cell office:value-type="float" office:value="1" calcext:value-type="float">
            <text:p>1</text:p>
          </table:table-cell>
          <table:table-cell office:value-type="string" calcext:value-type="string">
            <text:p>Average of CO2e values for Cheese including Cheddar Cheese from From Clune et al 2017</text:p>
          </table:table-cell>
          <table:table-cell office:value-type="string" calcext:value-type="string">
            <text:p>Cheese and butter</text:p>
          </table:table-cell>
          <table:table-cell office:value-type="float" office:value="57.1687" calcext:value-type="float">
            <text:p>57.1687</text:p>
          </table:table-cell>
          <table:table-cell table:number-columns-repeated="2" office:value-type="float" office:value="0" calcext:value-type="float">
            <text:p>0</text:p>
          </table:table-cell>
          <table:table-cell office:value-type="float" office:value="80.6078" calcext:value-type="float">
            <text:p>80.6078</text:p>
          </table:table-cell>
          <table:table-cell office:value-type="float" office:value="0" calcext:value-type="float">
            <text:p>0</text:p>
          </table:table-cell>
          <table:table-cell office:value-type="float" office:value="2.2867" calcext:value-type="float">
            <text:p>2.2867</text:p>
          </table:table-cell>
          <table:table-cell office:value-type="float" office:value="422.4764" calcext:value-type="float">
            <text:p>422.4764</text:p>
          </table:table-cell>
          <table:table-cell office:value-type="float" office:value="0.0572" calcext:value-type="float">
            <text:p>0.0572</text:p>
          </table:table-cell>
          <table:table-cell office:value-type="float" office:value="55.4536" calcext:value-type="float">
            <text:p>55.4536</text:p>
          </table:table-cell>
          <table:table-cell office:value-type="float" office:value="594.5541" calcext:value-type="float">
            <text:p>594.5541</text:p>
          </table:table-cell>
          <table:table-cell office:value-type="float" office:value="4.7965" calcext:value-type="float">
            <text:p>4.7965</text:p>
          </table:table-cell>
          <table:table-cell office:value-type="float" office:value="0.1258" calcext:value-type="float">
            <text:p>0.1258</text:p>
          </table:table-cell>
          <table:table-cell office:value-type="float" office:value="0.2858" calcext:value-type="float">
            <text:p>0.2858</text:p>
          </table:table-cell>
          <table:table-cell office:value-type="float" office:value="0.3544" calcext:value-type="float">
            <text:p>0.3544</text:p>
          </table:table-cell>
          <table:table-cell office:value-type="float" office:value="0" calcext:value-type="float">
            <text:p>0</text:p>
          </table:table-cell>
          <table:table-cell office:value-type="float" office:value="19.9519" calcext:value-type="float">
            <text:p>19.9519</text:p>
          </table:table-cell>
          <table:table-cell office:value-type="float" office:value="0.1715" calcext:value-type="float">
            <text:p>0.1715</text:p>
          </table:table-cell>
          <table:table-cell office:value-type="float" office:value="17.7223" calcext:value-type="float">
            <text:p>17.7223</text:p>
          </table:table-cell>
          <table:table-cell table:number-columns-repeated="3" office:value-type="float" office:value="0" calcext:value-type="float">
            <text:p>0</text:p>
          </table:table-cell>
          <table:table-cell office:value-type="float" office:value="17.1506" calcext:value-type="float">
            <text:p>17.1506</text:p>
          </table:table-cell>
          <table:table-cell office:value-type="float" office:value="42.8765" calcext:value-type="float">
            <text:p>42.8765</text:p>
          </table:table-cell>
          <table:table-cell office:value-type="float" office:value="237.8216" calcext:value-type="float">
            <text:p>237.8216</text:p>
          </table:table-cell>
          <table:table-cell office:value-type="float" office:value="986.1594" calcext:value-type="float">
            <text:p>986.1594</text:p>
          </table:table-cell>
          <table:table-cell office:value-type="float" office:value="0.0572" calcext:value-type="float">
            <text:p>0.0572</text:p>
          </table:table-cell>
          <table:table-cell office:value-type="float" office:value="0" calcext:value-type="float">
            <text:p>0</text:p>
          </table:table-cell>
          <table:table-cell office:value-type="float" office:value="16.5789" calcext:value-type="float">
            <text:p>16.5789</text:p>
          </table:table-cell>
          <table:table-cell office:value-type="float" office:value="0.0572" calcext:value-type="float">
            <text:p>0.0572</text:p>
          </table:table-cell>
          <table:table-cell office:value-type="float" office:value="0.0172" calcext:value-type="float">
            <text:p>0.0172</text:p>
          </table:table-cell>
          <table:table-cell office:value-type="float" office:value="413.3294" calcext:value-type="float">
            <text:p>413.3294</text:p>
          </table:table-cell>
          <table:table-cell office:value-type="float" office:value="3.6474" calcext:value-type="float">
            <text:p>3.6474</text:p>
          </table:table-cell>
          <table:table-cell office:value-type="float" office:value="0.1715" calcext:value-type="float">
            <text:p>0.1715</text:p>
          </table:table-cell>
          <table:table-cell office:value-type="float" office:value="3.9446" calcext:value-type="float">
            <text:p>3.9446</text:p>
          </table:table-cell>
          <table:table-cell table:number-columns-repeated="2" office:value-type="float" office:value="0" calcext:value-type="float">
            <text:p>0</text:p>
          </table:table-cell>
          <table:table-cell office:value-type="float" office:value="288.7017" calcext:value-type="float">
            <text:p>288.7017</text:p>
          </table:table-cell>
          <table:table-cell office:value-type="float" office:value="0.2858" calcext:value-type="float">
            <text:p>0.2858</text:p>
          </table:table-cell>
          <table:table-cell office:value-type="float" office:value="14.5208" calcext:value-type="float">
            <text:p>14.5208</text:p>
          </table:table-cell>
          <table:table-cell office:value-type="float" office:value="208.0939" calcext:value-type="float">
            <text:p>208.0939</text:p>
          </table:table-cell>
          <table:table-cell office:value-type="float" office:value="0.223" calcext:value-type="float">
            <text:p>0.223</text:p>
          </table:table-cell>
          <table:table-cell office:value-type="float" office:value="12.3942" calcext:value-type="float">
            <text:p>12.3942</text:p>
          </table:table-cell>
          <table:table-cell office:value-type="float" office:value="3.4301" calcext:value-type="float">
            <text:p>3.4301</text:p>
          </table:table-cell>
          <table:table-cell table:number-columns-repeated="2" office:value-type="float" office:value="0" calcext:value-type="float">
            <text:p>0</text:p>
          </table:table-cell>
          <table:table-cell office:value-type="float" office:value="0.0172" calcext:value-type="float">
            <text:p>0.0172</text:p>
          </table:table-cell>
          <table:table-cell office:value-type="float" office:value="80.6078" calcext:value-type="float">
            <text:p>80.6078</text:p>
          </table:table-cell>
          <table:table-cell office:value-type="float" office:value="2.2867" calcext:value-type="float">
            <text:p>2.2867</text:p>
          </table:table-cell>
          <table:table-cell office:value-type="float" office:value="0.0572" calcext:value-type="float">
            <text:p>0.0572</text:p>
          </table:table-cell>
          <table:table-cell office:value-type="float" office:value="0.8232" calcext:value-type="float">
            <text:p>0.8232</text:p>
          </table:table-cell>
          <table:table-cell office:value-type="float" office:value="221.8144" calcext:value-type="float">
            <text:p>221.8144</text:p>
          </table:table-cell>
          <table:table-cell office:value-type="float" office:value="1.372" calcext:value-type="float">
            <text:p>1.372</text:p>
          </table:table-cell>
          <table:table-cell office:value-type="float" office:value="0.0572" calcext:value-type="float">
            <text:p>0.0572</text:p>
          </table:table-cell>
          <table:table-cell office:value-type="float" office:value="0" calcext:value-type="float">
            <text:p>0</text:p>
          </table:table-cell>
          <table:table-cell office:value-type="float" office:value="0.1715" calcext:value-type="float">
            <text:p>0.1715</text:p>
          </table:table-cell>
          <table:table-cell office:value-type="float" office:value="0.2858" calcext:value-type="float">
            <text:p>0.2858</text:p>
          </table:table-cell>
          <table:table-cell office:value-type="float" office:value="20.9237" calcext:value-type="float">
            <text:p>20.9237</text:p>
          </table:table-cell>
          <table:table-cell office:value-type="float" office:value="2.3439" calcext:value-type="float">
            <text:p>2.3439</text:p>
          </table:table-cell>
          <table:table-cell table:number-columns-repeated="27" office:value-type="float" office:value="0" calcext:value-type="float">
            <text:p>0</text:p>
          </table:table-cell>
          <table:table-cell office:value-type="float" office:value="57.1687" calcext:value-type="float">
            <text:p>57.1687</text:p>
          </table:table-cell>
          <table:table-cell office:value-type="float" office:value="0" calcext:value-type="float">
            <text:p>0</text:p>
          </table:table-cell>
          <table:table-cell office:value-type="float" office:value="57.1687" calcext:value-type="float">
            <text:p>57.1687</text:p>
          </table:table-cell>
          <table:table-cell table:number-columns-repeated="2" office:value-type="float" office:value="0" calcext:value-type="float">
            <text:p>0</text:p>
          </table:table-cell>
          <table:table-cell office:value-type="float" office:value="57.1687" calcext:value-type="float">
            <text:p>57.1687</text:p>
          </table:table-cell>
          <table:table-cell office:value-type="float" office:value="634.5721" calcext:value-type="float">
            <text:p>634.5721</text:p>
          </table:table-cell>
          <table:table-cell office:value-type="string" calcext:value-type="string">
            <text:p>Grams</text:p>
          </table:table-cell>
          <table:table-cell office:value-type="float" office:value="1" calcext:value-type="float">
            <text:p>1</text:p>
          </table:table-cell>
          <table:table-cell table:formula="of:=[.O14]*[.DD14]" office:value-type="float" office:value="57.1687" calcext:value-type="float">
            <text:p>57.1687</text:p>
          </table:table-cell>
          <table:table-cell office:value-type="string" calcext:value-type="string">
            <text:p>Cheese</text:p>
          </table:table-cell>
          <table:table-cell office:value-type="string" calcext:value-type="string">
            <text:p>2 Slices of Cheddar Cheese, 57g</text:p>
          </table:table-cell>
          <table:table-cell table:formula="of:=[.DI14]*0.0129" office:value-type="float" office:value="6.76476" calcext:value-type="float">
            <text:p>6.76476</text:p>
          </table:table-cell>
          <table:table-cell table:formula="of:=9.2*100*0.57" office:value-type="float" office:value="524.4" calcext:value-type="float">
            <text:p>524.4</text:p>
          </table:table-cell>
          <table:table-cell table:formula="of:=[.AL14]*[.DD14]" office:value-type="float" office:value="237.8216" calcext:value-type="float">
            <text:p>237.8216</text:p>
          </table:table-cell>
          <table:table-cell table:formula="of:=[.AD14]*[.DD14]" office:value-type="float" office:value="19.9519" calcext:value-type="float">
            <text:p>19.9519</text:p>
          </table:table-cell>
          <table:table-cell table:formula="of:=[.BK14]*[.DD14]" office:value-type="float" office:value="0.0572" calcext:value-type="float">
            <text:p>0.0572</text:p>
          </table:table-cell>
          <table:table-cell table:formula="of:=[.BA14]*[.DD14]" office:value-type="float" office:value="14.5208" calcext:value-type="float">
            <text:p>14.5208</text:p>
          </table:table-cell>
          <table:table-cell office:value-type="string" calcext:value-type="string">
            <text:p>cheese-cheddar.jpg</text:p>
          </table:table-cell>
          <table:table-cell office:value-type="string" calcext:value-type="string">
            <text:p>https://pxhere.com/en/photo/622212</text:p>
          </table:table-cell>
          <table:table-cell table:number-columns-repeated="2"/>
        </table:table-row>
        <table:table-row table:style-name="ro1">
          <table:table-cell office:value-type="float" office:value="33" calcext:value-type="float">
            <text:p>33</text:p>
          </table:table-cell>
          <table:table-cell office:value-type="string" calcext:value-type="string">
            <text:p>CHEESE PARMESAN</text:p>
          </table:table-cell>
          <table:table-cell office:value-type="string" calcext:value-type="string">
            <text:p>CHEESE</text:p>
          </table:table-cell>
          <table:table-cell office:value-type="string" calcext:value-type="string">
            <text:p>14R</text:p>
          </table:table-cell>
          <table:table-cell office:value-type="string" calcext:value-type="string">
            <text:p>OTHER CHEESE</text:p>
          </table:table-cell>
          <table:table-cell office:value-type="float" office:value="676" calcext:value-type="float">
            <text:p>676</text:p>
          </table:table-cell>
          <table:table-cell office:value-type="string" calcext:value-type="string">
            <text:p>14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Nutrient analysis of cheese. LGC 1999 sample 21 + 22. Code updated for NDNS rolling prog pilot study. <text:s/>1/12/06 NK.</text:p>
          </table:table-cell>
          <table:table-cell office:value-type="float" office:value="1" calcext:value-type="float">
            <text:p>1</text:p>
          </table:table-cell>
          <table:table-cell office:value-type="string" calcext:value-type="string">
            <text:p>Average of CO2e values for Cheese from From Clune et al 2018</text:p>
          </table:table-cell>
          <table:table-cell office:value-type="string" calcext:value-type="string">
            <text:p>Cheese and butter</text:p>
          </table:table-cell>
          <table:table-cell office:value-type="float" office:value="29.3689" calcext:value-type="float">
            <text:p>29.3689</text:p>
          </table:table-cell>
          <table:table-cell table:number-columns-repeated="2" office:value-type="float" office:value="0" calcext:value-type="float">
            <text:p>0</text:p>
          </table:table-cell>
          <table:table-cell office:value-type="float" office:value="74.0095" calcext:value-type="float">
            <text:p>74.0095</text:p>
          </table:table-cell>
          <table:table-cell office:value-type="float" office:value="0" calcext:value-type="float">
            <text:p>0</text:p>
          </table:table-cell>
          <table:table-cell office:value-type="float" office:value="0.8811" calcext:value-type="float">
            <text:p>0.8811</text:p>
          </table:table-cell>
          <table:table-cell office:value-type="float" office:value="326.5818" calcext:value-type="float">
            <text:p>326.5818</text:p>
          </table:table-cell>
          <table:table-cell office:value-type="float" office:value="0.1175" calcext:value-type="float">
            <text:p>0.1175</text:p>
          </table:table-cell>
          <table:table-cell office:value-type="float" office:value="28.1941" calcext:value-type="float">
            <text:p>28.1941</text:p>
          </table:table-cell>
          <table:table-cell office:value-type="float" office:value="325.9944" calcext:value-type="float">
            <text:p>325.9944</text:p>
          </table:table-cell>
          <table:table-cell office:value-type="float" office:value="2.2203" calcext:value-type="float">
            <text:p>2.2203</text:p>
          </table:table-cell>
          <table:table-cell office:value-type="float" office:value="0.047" calcext:value-type="float">
            <text:p>0.047</text:p>
          </table:table-cell>
          <table:table-cell office:value-type="float" office:value="0.1674" calcext:value-type="float">
            <text:p>0.1674</text:p>
          </table:table-cell>
          <table:table-cell office:value-type="float" office:value="0.1703" calcext:value-type="float">
            <text:p>0.1703</text:p>
          </table:table-cell>
          <table:table-cell office:value-type="float" office:value="0" calcext:value-type="float">
            <text:p>0</text:p>
          </table:table-cell>
          <table:table-cell office:value-type="float" office:value="9.4568" calcext:value-type="float">
            <text:p>9.4568</text:p>
          </table:table-cell>
          <table:table-cell office:value-type="float" office:value="0.2643" calcext:value-type="float">
            <text:p>0.2643</text:p>
          </table:table-cell>
          <table:table-cell office:value-type="float" office:value="3.5243" calcext:value-type="float">
            <text:p>3.5243</text:p>
          </table:table-cell>
          <table:table-cell table:number-columns-repeated="3" office:value-type="float" office:value="0" calcext:value-type="float">
            <text:p>0</text:p>
          </table:table-cell>
          <table:table-cell office:value-type="float" office:value="21.1456" calcext:value-type="float">
            <text:p>21.1456</text:p>
          </table:table-cell>
          <table:table-cell office:value-type="float" office:value="38.4732" calcext:value-type="float">
            <text:p>38.4732</text:p>
          </table:table-cell>
          <table:table-cell office:value-type="float" office:value="132.1599" calcext:value-type="float">
            <text:p>132.1599</text:p>
          </table:table-cell>
          <table:table-cell office:value-type="float" office:value="550.0788" calcext:value-type="float">
            <text:p>550.0788</text:p>
          </table:table-cell>
          <table:table-cell office:value-type="float" office:value="0.1468" calcext:value-type="float">
            <text:p>0.1468</text:p>
          </table:table-cell>
          <table:table-cell office:value-type="float" office:value="0" calcext:value-type="float">
            <text:p>0</text:p>
          </table:table-cell>
          <table:table-cell office:value-type="float" office:value="12.6286" calcext:value-type="float">
            <text:p>12.6286</text:p>
          </table:table-cell>
          <table:table-cell office:value-type="float" office:value="0.1468" calcext:value-type="float">
            <text:p>0.1468</text:p>
          </table:table-cell>
          <table:table-cell office:value-type="float" office:value="0.0206" calcext:value-type="float">
            <text:p>0.0206</text:p>
          </table:table-cell>
          <table:table-cell office:value-type="float" office:value="196.7714" calcext:value-type="float">
            <text:p>196.7714</text:p>
          </table:table-cell>
          <table:table-cell office:value-type="float" office:value="1.8737" calcext:value-type="float">
            <text:p>1.8737</text:p>
          </table:table-cell>
          <table:table-cell office:value-type="float" office:value="0.2643" calcext:value-type="float">
            <text:p>0.2643</text:p>
          </table:table-cell>
          <table:table-cell office:value-type="float" office:value="2.7019" calcext:value-type="float">
            <text:p>2.7019</text:p>
          </table:table-cell>
          <table:table-cell table:number-columns-repeated="2" office:value-type="float" office:value="0" calcext:value-type="float">
            <text:p>0</text:p>
          </table:table-cell>
          <table:table-cell office:value-type="float" office:value="218.798" calcext:value-type="float">
            <text:p>218.798</text:p>
          </table:table-cell>
          <table:table-cell office:value-type="float" office:value="0.1175" calcext:value-type="float">
            <text:p>0.1175</text:p>
          </table:table-cell>
          <table:table-cell office:value-type="float" office:value="11.6594" calcext:value-type="float">
            <text:p>11.6594</text:p>
          </table:table-cell>
          <table:table-cell office:value-type="float" office:value="104.8468" calcext:value-type="float">
            <text:p>104.8468</text:p>
          </table:table-cell>
          <table:table-cell office:value-type="float" office:value="0.1116" calcext:value-type="float">
            <text:p>0.1116</text:p>
          </table:table-cell>
          <table:table-cell office:value-type="float" office:value="6.2644" calcext:value-type="float">
            <text:p>6.2644</text:p>
          </table:table-cell>
          <table:table-cell office:value-type="float" office:value="3.5243" calcext:value-type="float">
            <text:p>3.5243</text:p>
          </table:table-cell>
          <table:table-cell table:number-columns-repeated="2" office:value-type="float" office:value="0" calcext:value-type="float">
            <text:p>0</text:p>
          </table:table-cell>
          <table:table-cell office:value-type="float" office:value="0.0088" calcext:value-type="float">
            <text:p>0.0088</text:p>
          </table:table-cell>
          <table:table-cell office:value-type="float" office:value="74.0095" calcext:value-type="float">
            <text:p>74.0095</text:p>
          </table:table-cell>
          <table:table-cell office:value-type="float" office:value="1.8209" calcext:value-type="float">
            <text:p>1.8209</text:p>
          </table:table-cell>
          <table:table-cell office:value-type="float" office:value="0.1468" calcext:value-type="float">
            <text:p>0.1468</text:p>
          </table:table-cell>
          <table:table-cell office:value-type="float" office:value="0.3642" calcext:value-type="float">
            <text:p>0.3642</text:p>
          </table:table-cell>
          <table:table-cell office:value-type="float" office:value="117.1818" calcext:value-type="float">
            <text:p>117.1818</text:p>
          </table:table-cell>
          <table:table-cell office:value-type="float" office:value="0.7636" calcext:value-type="float">
            <text:p>0.7636</text:p>
          </table:table-cell>
          <table:table-cell office:value-type="float" office:value="0.0294" calcext:value-type="float">
            <text:p>0.0294</text:p>
          </table:table-cell>
          <table:table-cell office:value-type="float" office:value="0" calcext:value-type="float">
            <text:p>0</text:p>
          </table:table-cell>
          <table:table-cell office:value-type="float" office:value="0.0881" calcext:value-type="float">
            <text:p>0.0881</text:p>
          </table:table-cell>
          <table:table-cell office:value-type="float" office:value="0.235" calcext:value-type="float">
            <text:p>0.235</text:p>
          </table:table-cell>
          <table:table-cell office:value-type="float" office:value="6.8429" calcext:value-type="float">
            <text:p>6.8429</text:p>
          </table:table-cell>
          <table:table-cell office:value-type="float" office:value="1.5272" calcext:value-type="float">
            <text:p>1.5272</text:p>
          </table:table-cell>
          <table:table-cell table:number-columns-repeated="28" office:value-type="float" office:value="0" calcext:value-type="float">
            <text:p>0</text:p>
          </table:table-cell>
          <table:table-cell table:number-columns-repeated="2" office:value-type="float" office:value="29.3689" calcext:value-type="float">
            <text:p>29.3689</text:p>
          </table:table-cell>
          <table:table-cell table:number-columns-repeated="2" office:value-type="float" office:value="0" calcext:value-type="float">
            <text:p>0</text:p>
          </table:table-cell>
          <table:table-cell office:value-type="float" office:value="29.3689" calcext:value-type="float">
            <text:p>29.3689</text:p>
          </table:table-cell>
          <table:table-cell office:value-type="float" office:value="325.9944" calcext:value-type="float">
            <text:p>325.9944</text:p>
          </table:table-cell>
          <table:table-cell office:value-type="string" calcext:value-type="string">
            <text:p>Grams</text:p>
          </table:table-cell>
          <table:table-cell office:value-type="float" office:value="1" calcext:value-type="float">
            <text:p>1</text:p>
          </table:table-cell>
          <table:table-cell table:formula="of:=[.O15]*[.DD15]" office:value-type="float" office:value="29.3689" calcext:value-type="float">
            <text:p>29.3689</text:p>
          </table:table-cell>
          <table:table-cell office:value-type="string" calcext:value-type="string">
            <text:p>Parmesan Cheese</text:p>
          </table:table-cell>
          <table:table-cell office:value-type="string" calcext:value-type="string">
            <text:p>A Sprinkling of Shredded Cheese, 2 tbsp</text:p>
          </table:table-cell>
          <table:table-cell table:formula="of:=[.DI15]*0.0129" office:value-type="float" office:value="3.273375" calcext:value-type="float">
            <text:p>3.273375</text:p>
          </table:table-cell>
          <table:table-cell table:formula="of:=8.75*100*0.29" office:value-type="float" office:value="253.75" calcext:value-type="float">
            <text:p>253.75</text:p>
          </table:table-cell>
          <table:table-cell table:formula="of:=[.AL15]*[.DD15]" office:value-type="float" office:value="132.1599" calcext:value-type="float">
            <text:p>132.1599</text:p>
          </table:table-cell>
          <table:table-cell table:formula="of:=[.AD15]*[.DD15]" office:value-type="float" office:value="9.4568" calcext:value-type="float">
            <text:p>9.4568</text:p>
          </table:table-cell>
          <table:table-cell table:formula="of:=[.BK15]*[.DD15]" office:value-type="float" office:value="0.1468" calcext:value-type="float">
            <text:p>0.1468</text:p>
          </table:table-cell>
          <table:table-cell table:formula="of:=[.BA15]*[.DD15]" office:value-type="float" office:value="11.6594" calcext:value-type="float">
            <text:p>11.6594</text:p>
          </table:table-cell>
          <table:table-cell office:value-type="string" calcext:value-type="string">
            <text:p>Parmigiano_Reggiano.jpg</text:p>
          </table:table-cell>
          <table:table-cell office:value-type="string" calcext:value-type="string">
            <text:p>https://commons.wikimedia.org/wiki/File:Parmigiano_Reggiano.jpg</text:p>
          </table:table-cell>
          <table:table-cell table:number-columns-repeated="2"/>
        </table:table-row>
        <table:table-row table:style-name="ro1">
          <table:table-cell office:value-type="float" office:value="34" calcext:value-type="float">
            <text:p>34</text:p>
          </table:table-cell>
          <table:table-cell office:value-type="string" calcext:value-type="string">
            <text:p>CHICK BREAST MEAT ONLY NO SKIN GRILLED NO + FAT</text:p>
          </table:table-cell>
          <table:table-cell office:value-type="string" calcext:value-type="string">
            <text:p>CHICKEN AND TURKEY DISHES</text:p>
          </table:table-cell>
          <table:table-cell office:value-type="string" calcext:value-type="string">
            <text:p>27B</text:p>
          </table:table-cell>
          <table:table-cell office:value-type="string" calcext:value-type="string">
            <text:p>OTHER CHICKEN / TURKEY INCL HOMEMADE RECIPE DISHES</text:p>
          </table:table-cell>
          <table:table-cell office:value-type="float" office:value="5127" calcext:value-type="float">
            <text:p>5127</text:p>
          </table:table-cell>
          <table:table-cell office:value-type="string" calcext:value-type="string">
            <text:p>27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Chicken and turkey</text:p>
          </table:table-cell>
          <table:table-cell office:value-type="float" office:value="211.0479" calcext:value-type="float">
            <text:p>211.0479</text:p>
          </table:table-cell>
          <table:table-cell table:number-columns-repeated="4" office:value-type="float" office:value="0" calcext:value-type="float">
            <text:p>0</text:p>
          </table:table-cell>
          <table:table-cell office:value-type="float" office:value="4.221" calcext:value-type="float">
            <text:p>4.221</text:p>
          </table:table-cell>
          <table:table-cell office:value-type="float" office:value="12.6629" calcext:value-type="float">
            <text:p>12.6629</text:p>
          </table:table-cell>
          <table:table-cell office:value-type="float" office:value="0" calcext:value-type="float">
            <text:p>0</text:p>
          </table:table-cell>
          <table:table-cell office:value-type="float" office:value="198.385" calcext:value-type="float">
            <text:p>198.385</text:p>
          </table:table-cell>
          <table:table-cell office:value-type="float" office:value="141.4021" calcext:value-type="float">
            <text:p>141.4021</text:p>
          </table:table-cell>
          <table:table-cell office:value-type="float" office:value="1.815" calcext:value-type="float">
            <text:p>1.815</text:p>
          </table:table-cell>
          <table:table-cell office:value-type="float" office:value="0.1477" calcext:value-type="float">
            <text:p>0.1477</text:p>
          </table:table-cell>
          <table:table-cell office:value-type="float" office:value="0.612" calcext:value-type="float">
            <text:p>0.612</text:p>
          </table:table-cell>
          <table:table-cell office:value-type="float" office:value="0.0844" calcext:value-type="float">
            <text:p>0.0844</text:p>
          </table:table-cell>
          <table:table-cell office:value-type="float" office:value="0" calcext:value-type="float">
            <text:p>0</text:p>
          </table:table-cell>
          <table:table-cell office:value-type="float" office:value="4.6431" calcext:value-type="float">
            <text:p>4.6431</text:p>
          </table:table-cell>
          <table:table-cell office:value-type="float" office:value="0.8442" calcext:value-type="float">
            <text:p>0.8442</text:p>
          </table:table-cell>
          <table:table-cell office:value-type="float" office:value="12.6629" calcext:value-type="float">
            <text:p>12.6629</text:p>
          </table:table-cell>
          <table:table-cell table:number-columns-repeated="2" office:value-type="float" office:value="0" calcext:value-type="float">
            <text:p>0</text:p>
          </table:table-cell>
          <table:table-cell office:value-type="float" office:value="0.4221" calcext:value-type="float">
            <text:p>0.4221</text:p>
          </table:table-cell>
          <table:table-cell office:value-type="float" office:value="14.7734" calcext:value-type="float">
            <text:p>14.7734</text:p>
          </table:table-cell>
          <table:table-cell office:value-type="float" office:value="970.8202" calcext:value-type="float">
            <text:p>970.8202</text:p>
          </table:table-cell>
          <table:table-cell office:value-type="float" office:value="312.3508" calcext:value-type="float">
            <text:p>312.3508</text:p>
          </table:table-cell>
          <table:table-cell office:value-type="float" office:value="1321.1597" calcext:value-type="float">
            <text:p>1321.1597</text:p>
          </table:table-cell>
          <table:table-cell table:number-columns-repeated="2" office:value-type="float" office:value="0" calcext:value-type="float">
            <text:p>0</text:p>
          </table:table-cell>
          <table:table-cell office:value-type="float" office:value="75.9772" calcext:value-type="float">
            <text:p>75.9772</text:p>
          </table:table-cell>
          <table:table-cell office:value-type="float" office:value="0" calcext:value-type="float">
            <text:p>0</text:p>
          </table:table-cell>
          <table:table-cell office:value-type="float" office:value="0.0211" calcext:value-type="float">
            <text:p>0.0211</text:p>
          </table:table-cell>
          <table:table-cell office:value-type="float" office:value="116.0763" calcext:value-type="float">
            <text:p>116.0763</text:p>
          </table:table-cell>
          <table:table-cell office:value-type="float" office:value="13.1905" calcext:value-type="float">
            <text:p>13.1905</text:p>
          </table:table-cell>
          <table:table-cell office:value-type="float" office:value="0.4221" calcext:value-type="float">
            <text:p>0.4221</text:p>
          </table:table-cell>
          <table:table-cell office:value-type="float" office:value="46.4305" calcext:value-type="float">
            <text:p>46.4305</text:p>
          </table:table-cell>
          <table:table-cell table:number-columns-repeated="2" office:value-type="float" office:value="0" calcext:value-type="float">
            <text:p>0</text:p>
          </table:table-cell>
          <table:table-cell office:value-type="float" office:value="654.2484" calcext:value-type="float">
            <text:p>654.2484</text:p>
          </table:table-cell>
          <table:table-cell office:value-type="float" office:value="3.5878" calcext:value-type="float">
            <text:p>3.5878</text:p>
          </table:table-cell>
          <table:table-cell office:value-type="float" office:value="67.5353" calcext:value-type="float">
            <text:p>67.5353</text:p>
          </table:table-cell>
          <table:table-cell office:value-type="float" office:value="0" calcext:value-type="float">
            <text:p>0</text:p>
          </table:table-cell>
          <table:table-cell office:value-type="float" office:value="0.2744" calcext:value-type="float">
            <text:p>0.2744</text:p>
          </table:table-cell>
          <table:table-cell office:value-type="float" office:value="1.2452" calcext:value-type="float">
            <text:p>1.2452</text:p>
          </table:table-cell>
          <table:table-cell office:value-type="float" office:value="33.7677" calcext:value-type="float">
            <text:p>33.7677</text:p>
          </table:table-cell>
          <table:table-cell table:number-columns-repeated="2" office:value-type="float" office:value="0" calcext:value-type="float">
            <text:p>0</text:p>
          </table:table-cell>
          <table:table-cell office:value-type="float" office:value="0.2955" calcext:value-type="float">
            <text:p>0.2955</text:p>
          </table:table-cell>
          <table:table-cell office:value-type="float" office:value="0" calcext:value-type="float">
            <text:p>0</text:p>
          </table:table-cell>
          <table:table-cell office:value-type="float" office:value="10.7634" calcext:value-type="float">
            <text:p>10.7634</text:p>
          </table:table-cell>
          <table:table-cell office:value-type="float" office:value="0" calcext:value-type="float">
            <text:p>0</text:p>
          </table:table-cell>
          <table:table-cell office:value-type="float" office:value="0.0422" calcext:value-type="float">
            <text:p>0.0422</text:p>
          </table:table-cell>
          <table:table-cell table:number-columns-repeated="2" office:value-type="float" office:value="0" calcext:value-type="float">
            <text:p>0</text:p>
          </table:table-cell>
          <table:table-cell office:value-type="float" office:value="1.2663" calcext:value-type="float">
            <text:p>1.2663</text:p>
          </table:table-cell>
          <table:table-cell office:value-type="float" office:value="0" calcext:value-type="float">
            <text:p>0</text:p>
          </table:table-cell>
          <table:table-cell office:value-type="float" office:value="0.6331" calcext:value-type="float">
            <text:p>0.6331</text:p>
          </table:table-cell>
          <table:table-cell office:value-type="float" office:value="0.4221" calcext:value-type="float">
            <text:p>0.4221</text:p>
          </table:table-cell>
          <table:table-cell office:value-type="float" office:value="140.5579" calcext:value-type="float">
            <text:p>140.5579</text:p>
          </table:table-cell>
          <table:table-cell office:value-type="float" office:value="1.6884" calcext:value-type="float">
            <text:p>1.6884</text:p>
          </table:table-cell>
          <table:table-cell table:number-columns-repeated="19" office:value-type="float" office:value="0" calcext:value-type="float">
            <text:p>0</text:p>
          </table:table-cell>
          <table:table-cell office:value-type="float" office:value="211.0479" calcext:value-type="float">
            <text:p>211.0479</text:p>
          </table:table-cell>
          <table:table-cell table:number-columns-repeated="11" office:value-type="float" office:value="0" calcext:value-type="float">
            <text:p>0</text:p>
          </table:table-cell>
          <table:table-cell table:number-columns-repeated="2" office:value-type="float" office:value="211.0479" calcext:value-type="float">
            <text:p>211.0479</text:p>
          </table:table-cell>
          <table:table-cell office:value-type="float" office:value="1224.0776" calcext:value-type="float">
            <text:p>1224.0776</text:p>
          </table:table-cell>
          <table:table-cell office:value-type="string" calcext:value-type="string">
            <text:p>Grams</text:p>
          </table:table-cell>
          <table:table-cell office:value-type="float" office:value="1" calcext:value-type="float">
            <text:p>1</text:p>
          </table:table-cell>
          <table:table-cell table:formula="of:=[.O16]*[.DD16]" office:value-type="float" office:value="211.0479" calcext:value-type="float">
            <text:p>211.0479</text:p>
          </table:table-cell>
          <table:table-cell office:value-type="string" calcext:value-type="string">
            <text:p>Chicken</text:p>
          </table:table-cell>
          <table:table-cell office:value-type="string" calcext:value-type="string">
            <text:p>Grilled Chicken Breast, 215 g</text:p>
          </table:table-cell>
          <table:table-cell table:formula="of:=[.DI16]*0.0129" office:value-type="float" office:value="11.20860623547" calcext:value-type="float">
            <text:p>11.2086062355</text:p>
          </table:table-cell>
          <table:table-cell table:formula="of:=4.117*[.DE16]" office:value-type="float" office:value="868.8842043" calcext:value-type="float">
            <text:p>868.8842043</text:p>
          </table:table-cell>
          <table:table-cell table:formula="of:=[.AL16]*[.DD16]" office:value-type="float" office:value="312.3508" calcext:value-type="float">
            <text:p>312.3508</text:p>
          </table:table-cell>
          <table:table-cell table:formula="of:=[.AD16]*[.DD16]" office:value-type="float" office:value="4.6431" calcext:value-type="float">
            <text:p>4.6431</text:p>
          </table:table-cell>
          <table:table-cell table:formula="of:=[.BK16]*[.DD16]" office:value-type="float" office:value="0" calcext:value-type="float">
            <text:p>0</text:p>
          </table:table-cell>
          <table:table-cell table:formula="of:=[.BA16]*[.DD16]" office:value-type="float" office:value="67.5353" calcext:value-type="float">
            <text:p>67.5353</text:p>
          </table:table-cell>
          <table:table-cell office:value-type="string" calcext:value-type="string">
            <text:p>chicken-breast.jpg</text:p>
          </table:table-cell>
          <table:table-cell office:value-type="string" calcext:value-type="string">
            <text:p>https://www.flickr.com/photos/144095318@N08/27529154515</text:p>
          </table:table-cell>
          <table:table-cell table:number-columns-repeated="2"/>
        </table:table-row>
        <table:table-row table:style-name="ro1">
          <table:table-cell office:value-type="float" office:value="40" calcext:value-type="float">
            <text:p>40</text:p>
          </table:table-cell>
          <table:table-cell office:value-type="string" calcext:value-type="string">
            <text:p>CHIPS FROZEN STRAIGHT CUT BLENDED VEG OIL</text:p>
          </table:table-cell>
          <table:table-cell office:value-type="string" calcext:value-type="string">
            <text:p>CHIPS FRIED &amp; ROAST POTATOES AND POTATO PRODUCTS</text:p>
          </table:table-cell>
          <table:table-cell office:value-type="string" calcext:value-type="string">
            <text:p>38A</text:p>
          </table:table-cell>
          <table:table-cell office:value-type="string" calcext:value-type="string">
            <text:p>CHIPS PURCHASED INCLUDING TAKEAWAY</text:p>
          </table:table-cell>
          <table:table-cell office:value-type="float" office:value="1872" calcext:value-type="float">
            <text:p>1872</text:p>
          </table:table-cell>
          <table:table-cell office:value-type="string" calcext:value-type="string">
            <text:p>38A</text:p>
          </table:table-cell>
          <table:table-cell office:value-type="string" calcext:value-type="string">
            <text:p>R</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Potato</text:p>
          </table:table-cell>
          <table:table-cell office:value-type="float" office:value="126.7034" calcext:value-type="float">
            <text:p>126.7034</text:p>
          </table:table-cell>
          <table:table-cell table:number-columns-repeated="5" office:value-type="float" office:value="0" calcext:value-type="float">
            <text:p>0</text:p>
          </table:table-cell>
          <table:table-cell office:value-type="float" office:value="13.9374" calcext:value-type="float">
            <text:p>13.9374</text:p>
          </table:table-cell>
          <table:table-cell office:value-type="float" office:value="38.1377" calcext:value-type="float">
            <text:p>38.1377</text:p>
          </table:table-cell>
          <table:table-cell office:value-type="float" office:value="0" calcext:value-type="float">
            <text:p>0</text:p>
          </table:table-cell>
          <table:table-cell office:value-type="float" office:value="160.9134" calcext:value-type="float">
            <text:p>160.9134</text:p>
          </table:table-cell>
          <table:table-cell office:value-type="float" office:value="8.9199" calcext:value-type="float">
            <text:p>8.9199</text:p>
          </table:table-cell>
          <table:table-cell office:value-type="float" office:value="1.0896" calcext:value-type="float">
            <text:p>1.0896</text:p>
          </table:table-cell>
          <table:table-cell office:value-type="float" office:value="3.9151" calcext:value-type="float">
            <text:p>3.9151</text:p>
          </table:table-cell>
          <table:table-cell office:value-type="float" office:value="0.114" calcext:value-type="float">
            <text:p>0.114</text:p>
          </table:table-cell>
          <table:table-cell office:value-type="float" office:value="1.5204" calcext:value-type="float">
            <text:p>1.5204</text:p>
          </table:table-cell>
          <table:table-cell office:value-type="float" office:value="16.8516" calcext:value-type="float">
            <text:p>16.8516</text:p>
          </table:table-cell>
          <table:table-cell office:value-type="float" office:value="0.6335" calcext:value-type="float">
            <text:p>0.6335</text:p>
          </table:table-cell>
          <table:table-cell office:value-type="float" office:value="15.2044" calcext:value-type="float">
            <text:p>15.2044</text:p>
          </table:table-cell>
          <table:table-cell office:value-type="float" office:value="0.7602" calcext:value-type="float">
            <text:p>0.7602</text:p>
          </table:table-cell>
          <table:table-cell office:value-type="float" office:value="1.0136" calcext:value-type="float">
            <text:p>1.0136</text:p>
          </table:table-cell>
          <table:table-cell office:value-type="float" office:value="0" calcext:value-type="float">
            <text:p>0</text:p>
          </table:table-cell>
          <table:table-cell office:value-type="float" office:value="3.8011" calcext:value-type="float">
            <text:p>3.8011</text:p>
          </table:table-cell>
          <table:table-cell office:value-type="float" office:value="861.5833" calcext:value-type="float">
            <text:p>861.5833</text:p>
          </table:table-cell>
          <table:table-cell office:value-type="float" office:value="309.1564" calcext:value-type="float">
            <text:p>309.1564</text:p>
          </table:table-cell>
          <table:table-cell office:value-type="float" office:value="1296.1761" calcext:value-type="float">
            <text:p>1296.1761</text:p>
          </table:table-cell>
          <table:table-cell table:number-columns-repeated="2" office:value-type="float" office:value="0" calcext:value-type="float">
            <text:p>0</text:p>
          </table:table-cell>
          <table:table-cell office:value-type="float" office:value="40.5451" calcext:value-type="float">
            <text:p>40.5451</text:p>
          </table:table-cell>
          <table:table-cell office:value-type="float" office:value="1.7738" calcext:value-type="float">
            <text:p>1.7738</text:p>
          </table:table-cell>
          <table:table-cell office:value-type="float" office:value="0.2661" calcext:value-type="float">
            <text:p>0.2661</text:p>
          </table:table-cell>
          <table:table-cell office:value-type="float" office:value="3.8011" calcext:value-type="float">
            <text:p>3.8011</text:p>
          </table:table-cell>
          <table:table-cell office:value-type="float" office:value="13.2025" calcext:value-type="float">
            <text:p>13.2025</text:p>
          </table:table-cell>
          <table:table-cell office:value-type="float" office:value="0.6335" calcext:value-type="float">
            <text:p>0.6335</text:p>
          </table:table-cell>
          <table:table-cell office:value-type="float" office:value="1.3937" calcext:value-type="float">
            <text:p>1.3937</text:p>
          </table:table-cell>
          <table:table-cell table:number-columns-repeated="2" office:value-type="float" office:value="0" calcext:value-type="float">
            <text:p>0</text:p>
          </table:table-cell>
          <table:table-cell office:value-type="float" office:value="65.8858" calcext:value-type="float">
            <text:p>65.8858</text:p>
          </table:table-cell>
          <table:table-cell office:value-type="float" office:value="0.5068" calcext:value-type="float">
            <text:p>0.5068</text:p>
          </table:table-cell>
          <table:table-cell office:value-type="float" office:value="3.6744" calcext:value-type="float">
            <text:p>3.6744</text:p>
          </table:table-cell>
          <table:table-cell office:value-type="float" office:value="0" calcext:value-type="float">
            <text:p>0</text:p>
          </table:table-cell>
          <table:table-cell office:value-type="float" office:value="0.0127" calcext:value-type="float">
            <text:p>0.0127</text:p>
          </table:table-cell>
          <table:table-cell office:value-type="float" office:value="2.0273" calcext:value-type="float">
            <text:p>2.0273</text:p>
          </table:table-cell>
          <table:table-cell office:value-type="float" office:value="0" calcext:value-type="float">
            <text:p>0</text:p>
          </table:table-cell>
          <table:table-cell office:value-type="float" office:value="36.3639" calcext:value-type="float">
            <text:p>36.3639</text:p>
          </table:table-cell>
          <table:table-cell office:value-type="float" office:value="0" calcext:value-type="float">
            <text:p>0</text:p>
          </table:table-cell>
          <table:table-cell office:value-type="float" office:value="0.3548" calcext:value-type="float">
            <text:p>0.3548</text:p>
          </table:table-cell>
          <table:table-cell office:value-type="float" office:value="0" calcext:value-type="float">
            <text:p>0</text:p>
          </table:table-cell>
          <table:table-cell office:value-type="float" office:value="0.6335" calcext:value-type="float">
            <text:p>0.6335</text:p>
          </table:table-cell>
          <table:table-cell office:value-type="float" office:value="1.7738" calcext:value-type="float">
            <text:p>1.7738</text:p>
          </table:table-cell>
          <table:table-cell table:number-columns-repeated="3" office:value-type="float" office:value="0" calcext:value-type="float">
            <text:p>0</text:p>
          </table:table-cell>
          <table:table-cell office:value-type="float" office:value="0.1267" calcext:value-type="float">
            <text:p>0.1267</text:p>
          </table:table-cell>
          <table:table-cell office:value-type="float" office:value="21.793" calcext:value-type="float">
            <text:p>21.793</text:p>
          </table:table-cell>
          <table:table-cell office:value-type="float" office:value="0" calcext:value-type="float">
            <text:p>0</text:p>
          </table:table-cell>
          <table:table-cell office:value-type="float" office:value="3.6744" calcext:value-type="float">
            <text:p>3.6744</text:p>
          </table:table-cell>
          <table:table-cell office:value-type="float" office:value="67.4062" calcext:value-type="float">
            <text:p>67.4062</text:p>
          </table:table-cell>
          <table:table-cell office:value-type="float" office:value="0.6335" calcext:value-type="float">
            <text:p>0.6335</text:p>
          </table:table-cell>
          <table:table-cell table:number-columns-repeated="33" office:value-type="float" office:value="0" calcext:value-type="float">
            <text:p>0</text:p>
          </table:table-cell>
          <table:table-cell office:value-type="float" office:value="329.4289" calcext:value-type="float">
            <text:p>329.4289</text:p>
          </table:table-cell>
          <table:table-cell office:value-type="string" calcext:value-type="string">
            <text:p>Grams</text:p>
          </table:table-cell>
          <table:table-cell office:value-type="float" office:value="1" calcext:value-type="float">
            <text:p>1</text:p>
          </table:table-cell>
          <table:table-cell table:formula="of:=[.O17]*[.DD17]" office:value-type="float" office:value="126.7034" calcext:value-type="float">
            <text:p>126.7034</text:p>
          </table:table-cell>
          <table:table-cell office:value-type="string" calcext:value-type="string">
            <text:p>Chips</text:p>
          </table:table-cell>
          <table:table-cell office:value-type="string" calcext:value-type="string">
            <text:p>Cooked from Frozen, 125 g</text:p>
          </table:table-cell>
          <table:table-cell table:formula="of:=[.DI17]*0.0129" office:value-type="float" office:value="4.24963281" calcext:value-type="float">
            <text:p>4.24963281</text:p>
          </table:table-cell>
          <table:table-cell table:formula="of:=[.DB17]*[.DD17]" office:value-type="float" office:value="329.4289" calcext:value-type="float">
            <text:p>329.4289</text:p>
          </table:table-cell>
          <table:table-cell table:formula="of:=[.AL17]*[.DD17]" office:value-type="float" office:value="309.1564" calcext:value-type="float">
            <text:p>309.1564</text:p>
          </table:table-cell>
          <table:table-cell table:formula="of:=[.AD17]*[.DD17]" office:value-type="float" office:value="16.8516" calcext:value-type="float">
            <text:p>16.8516</text:p>
          </table:table-cell>
          <table:table-cell table:formula="of:=[.BK17]*[.DD17]" office:value-type="float" office:value="1.7738" calcext:value-type="float">
            <text:p>1.7738</text:p>
          </table:table-cell>
          <table:table-cell table:formula="of:=[.BA17]*[.DD17]" office:value-type="float" office:value="3.6744" calcext:value-type="float">
            <text:p>3.6744</text:p>
          </table:table-cell>
          <table:table-cell office:value-type="string" calcext:value-type="string">
            <text:p>french-fries.jpg</text:p>
          </table:table-cell>
          <table:table-cell office:value-type="string" calcext:value-type="string">
            <text:p>https://www.publicdomainpictures.net/en/view-image.php?image=211401&amp;picture=french-fries</text:p>
          </table:table-cell>
          <table:table-cell table:number-columns-repeated="2"/>
        </table:table-row>
        <table:table-row table:style-name="ro1">
          <table:table-cell office:value-type="float" office:value="47" calcext:value-type="float">
            <text:p>47</text:p>
          </table:table-cell>
          <table:table-cell office:value-type="string" calcext:value-type="string">
            <text:p>COLA NOT CANNED NOT LOW CALORIE NOT CAFFEINE FREE</text:p>
          </table:table-cell>
          <table:table-cell office:value-type="string" calcext:value-type="string">
            <text:p>SOFT DRINKS NOT LOW CALORIE</text:p>
          </table:table-cell>
          <table:table-cell office:value-type="string" calcext:value-type="string">
            <text:p>57B</text:p>
          </table:table-cell>
          <table:table-cell office:value-type="string" calcext:value-type="string">
            <text:p>SOFT DRINKS NOT LOW CALORIE CARBONATED</text:p>
          </table:table-cell>
          <table:table-cell office:value-type="float" office:value="7895" calcext:value-type="float">
            <text:p>7895</text:p>
          </table:table-cell>
          <table:table-cell office:value-type="string" calcext:value-type="string">
            <text:p>57B</text:p>
          </table:table-cell>
          <table:table-cell office:value-type="string" calcext:value-type="string">
            <text:p>R</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TBH – Sarah’s slideshow</text:p>
          </table:table-cell>
          <table:table-cell office:value-type="string" calcext:value-type="string">
            <text:p>Soft drinks, bottled water</text:p>
          </table:table-cell>
          <table:table-cell office:value-type="float" office:value="388.9513" calcext:value-type="float">
            <text:p>388.9513</text:p>
          </table:table-cell>
          <table:table-cell table:number-columns-repeated="5" office:value-type="float" office:value="0" calcext:value-type="float">
            <text:p>0</text:p>
          </table:table-cell>
          <table:table-cell office:value-type="float" office:value="23.3371" calcext:value-type="float">
            <text:p>23.3371</text:p>
          </table:table-cell>
          <table:table-cell office:value-type="float" office:value="42.3957" calcext:value-type="float">
            <text:p>42.3957</text:p>
          </table:table-cell>
          <table:table-cell table:number-columns-repeated="10" office:value-type="float" office:value="0" calcext:value-type="float">
            <text:p>0</text:p>
          </table:table-cell>
          <table:table-cell office:value-type="float" office:value="13.2243" calcext:value-type="float">
            <text:p>13.2243</text:p>
          </table:table-cell>
          <table:table-cell office:value-type="float" office:value="13.6133" calcext:value-type="float">
            <text:p>13.6133</text:p>
          </table:table-cell>
          <table:table-cell table:number-columns-repeated="2" office:value-type="float" office:value="0" calcext:value-type="float">
            <text:p>0</text:p>
          </table:table-cell>
          <table:table-cell office:value-type="float" office:value="3.8895" calcext:value-type="float">
            <text:p>3.8895</text:p>
          </table:table-cell>
          <table:table-cell office:value-type="float" office:value="159.47" calcext:value-type="float">
            <text:p>159.47</text:p>
          </table:table-cell>
          <table:table-cell office:value-type="float" office:value="676.7753" calcext:value-type="float">
            <text:p>676.7753</text:p>
          </table:table-cell>
          <table:table-cell table:number-columns-repeated="2" office:value-type="float" office:value="0" calcext:value-type="float">
            <text:p>0</text:p>
          </table:table-cell>
          <table:table-cell office:value-type="float" office:value="3.8895" calcext:value-type="float">
            <text:p>3.8895</text:p>
          </table:table-cell>
          <table:table-cell table:number-columns-repeated="3" office:value-type="float" office:value="0" calcext:value-type="float">
            <text:p>0</text:p>
          </table:table-cell>
          <table:table-cell office:value-type="float" office:value="24.3095" calcext:value-type="float">
            <text:p>24.3095</text:p>
          </table:table-cell>
          <table:table-cell table:number-columns-repeated="2" office:value-type="float" office:value="0" calcext:value-type="float">
            <text:p>0</text:p>
          </table:table-cell>
          <table:table-cell office:value-type="float" office:value="42.3957" calcext:value-type="float">
            <text:p>42.3957</text:p>
          </table:table-cell>
          <table:table-cell office:value-type="float" office:value="0" calcext:value-type="float">
            <text:p>0</text:p>
          </table:table-cell>
          <table:table-cell office:value-type="float" office:value="116.6854" calcext:value-type="float">
            <text:p>116.6854</text:p>
          </table:table-cell>
          <table:table-cell table:number-columns-repeated="7" office:value-type="float" office:value="0" calcext:value-type="float">
            <text:p>0</text:p>
          </table:table-cell>
          <table:table-cell office:value-type="float" office:value="15.5581" calcext:value-type="float">
            <text:p>15.5581</text:p>
          </table:table-cell>
          <table:table-cell table:number-columns-repeated="3" office:value-type="float" office:value="0" calcext:value-type="float">
            <text:p>0</text:p>
          </table:table-cell>
          <table:table-cell office:value-type="float" office:value="42.3957" calcext:value-type="float">
            <text:p>42.3957</text:p>
          </table:table-cell>
          <table:table-cell table:number-columns-repeated="7" office:value-type="float" office:value="0" calcext:value-type="float">
            <text:p>0</text:p>
          </table:table-cell>
          <table:table-cell office:value-type="float" office:value="346.5556" calcext:value-type="float">
            <text:p>346.5556</text:p>
          </table:table-cell>
          <table:table-cell table:number-columns-repeated="34" office:value-type="float" office:value="0" calcext:value-type="float">
            <text:p>0</text:p>
          </table:table-cell>
          <table:table-cell office:value-type="float" office:value="101.1273" calcext:value-type="float">
            <text:p>101.1273</text:p>
          </table:table-cell>
          <table:table-cell office:value-type="string" calcext:value-type="string">
            <text:p>Grams</text:p>
          </table:table-cell>
          <table:table-cell office:value-type="float" office:value="0.85" calcext:value-type="float">
            <text:p>0.85</text:p>
          </table:table-cell>
          <table:table-cell table:formula="of:=[.O18]*[.DD18]" office:value-type="float" office:value="330.608605" calcext:value-type="float">
            <text:p>330.608605</text:p>
          </table:table-cell>
          <table:table-cell office:value-type="string" calcext:value-type="string">
            <text:p>Fizzy Drink</text:p>
          </table:table-cell>
          <table:table-cell office:value-type="string" calcext:value-type="string">
            <text:p>One Bottle Regular Cola</text:p>
          </table:table-cell>
          <table:table-cell table:formula="of:=[.DI18]*0.0129" office:value-type="float" office:value="2.193" calcext:value-type="float">
            <text:p>2.193</text:p>
          </table:table-cell>
          <table:table-cell office:value-type="float" office:value="170" calcext:value-type="float">
            <text:p>170</text:p>
          </table:table-cell>
          <table:table-cell table:formula="of:=[.AL18]*[.DD18]" office:value-type="float" office:value="135.5495" calcext:value-type="float">
            <text:p>135.5495</text:p>
          </table:table-cell>
          <table:table-cell table:formula="of:=[.AD18]*[.DD18]" office:value-type="float" office:value="0" calcext:value-type="float">
            <text:p>0</text:p>
          </table:table-cell>
          <table:table-cell table:formula="of:=[.BK18]*[.DD18]" office:value-type="float" office:value="36.036345" calcext:value-type="float">
            <text:p>36.036345</text:p>
          </table:table-cell>
          <table:table-cell table:formula="of:=[.BA18]*[.DD18]" office:value-type="float" office:value="0" calcext:value-type="float">
            <text:p>0</text:p>
          </table:table-cell>
          <table:table-cell office:value-type="string" calcext:value-type="string">
            <text:p>soft-drink.jpg</text:p>
          </table:table-cell>
          <table:table-cell office:value-type="string" calcext:value-type="string">
            <text:p>https://pixabay.com/en/soft-drink-tail-glass-coca-cola-1200072/</text:p>
          </table:table-cell>
          <table:table-cell table:number-columns-repeated="2"/>
        </table:table-row>
        <table:table-row table:style-name="ro1">
          <table:table-cell office:value-type="float" office:value="51" calcext:value-type="float">
            <text:p>51</text:p>
          </table:table-cell>
          <table:table-cell office:value-type="string" calcext:value-type="string">
            <text:p>CORN ON THE COB KERNELS ONLY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923" calcext:value-type="float">
            <text:p>1923</text:p>
          </table:table-cell>
          <table:table-cell office:value-type="string" calcext:value-type="string">
            <text:p>37M</text:p>
          </table:table-cell>
          <table:table-cell office:value-type="string" calcext:value-type="string">
            <text:p>F</text:p>
          </table:table-cell>
          <table:table-cell office:value-type="string" calcext:value-type="string">
            <text:p>Updated for RP yr 6 p2 based on F&amp;V analytical survey composite sample 20 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Average of CO2e values for Maize and sweet corn from From Clune et al 2017</text:p>
          </table:table-cell>
          <table:table-cell office:value-type="string" calcext:value-type="string">
            <text:p>Cooked vegetables</text:p>
          </table:table-cell>
          <table:table-cell office:value-type="float" office:value="87.6106" calcext:value-type="float">
            <text:p>87.6106</text:p>
          </table:table-cell>
          <table:table-cell table:number-columns-repeated="2" office:value-type="float" office:value="0" calcext:value-type="float">
            <text:p>0</text:p>
          </table:table-cell>
          <table:table-cell office:value-type="float" office:value="15.7699" calcext:value-type="float">
            <text:p>15.7699</text:p>
          </table:table-cell>
          <table:table-cell office:value-type="float" office:value="17.5221" calcext:value-type="float">
            <text:p>17.5221</text:p>
          </table:table-cell>
          <table:table-cell office:value-type="float" office:value="0.8761" calcext:value-type="float">
            <text:p>0.8761</text:p>
          </table:table-cell>
          <table:table-cell office:value-type="float" office:value="3.5044" calcext:value-type="float">
            <text:p>3.5044</text:p>
          </table:table-cell>
          <table:table-cell office:value-type="float" office:value="8.323" calcext:value-type="float">
            <text:p>8.323</text:p>
          </table:table-cell>
          <table:table-cell office:value-type="float" office:value="0" calcext:value-type="float">
            <text:p>0</text:p>
          </table:table-cell>
          <table:table-cell office:value-type="float" office:value="55.1946" calcext:value-type="float">
            <text:p>55.1946</text:p>
          </table:table-cell>
          <table:table-cell office:value-type="float" office:value="0.4205" calcext:value-type="float">
            <text:p>0.4205</text:p>
          </table:table-cell>
          <table:table-cell office:value-type="float" office:value="0.0263" calcext:value-type="float">
            <text:p>0.0263</text:p>
          </table:table-cell>
          <table:table-cell office:value-type="float" office:value="0.6396" calcext:value-type="float">
            <text:p>0.6396</text:p>
          </table:table-cell>
          <table:table-cell office:value-type="float" office:value="0.0788" calcext:value-type="float">
            <text:p>0.0788</text:p>
          </table:table-cell>
          <table:table-cell office:value-type="float" office:value="2.2779" calcext:value-type="float">
            <text:p>2.2779</text:p>
          </table:table-cell>
          <table:table-cell office:value-type="float" office:value="1.6646" calcext:value-type="float">
            <text:p>1.6646</text:p>
          </table:table-cell>
          <table:table-cell office:value-type="float" office:value="0.6133" calcext:value-type="float">
            <text:p>0.6133</text:p>
          </table:table-cell>
          <table:table-cell office:value-type="float" office:value="21.0265" calcext:value-type="float">
            <text:p>21.0265</text:p>
          </table:table-cell>
          <table:table-cell office:value-type="float" office:value="0.0876" calcext:value-type="float">
            <text:p>0.0876</text:p>
          </table:table-cell>
          <table:table-cell office:value-type="float" office:value="2.1027" calcext:value-type="float">
            <text:p>2.1027</text:p>
          </table:table-cell>
          <table:table-cell table:number-columns-repeated="2" office:value-type="float" office:value="0" calcext:value-type="float">
            <text:p>0</text:p>
          </table:table-cell>
          <table:table-cell office:value-type="float" office:value="291.7431" calcext:value-type="float">
            <text:p>291.7431</text:p>
          </table:table-cell>
          <table:table-cell office:value-type="float" office:value="58.6991" calcext:value-type="float">
            <text:p>58.6991</text:p>
          </table:table-cell>
          <table:table-cell office:value-type="float" office:value="248.814" calcext:value-type="float">
            <text:p>248.814</text:p>
          </table:table-cell>
          <table:table-cell table:number-columns-repeated="2" office:value-type="float" office:value="0" calcext:value-type="float">
            <text:p>0</text:p>
          </table:table-cell>
          <table:table-cell office:value-type="float" office:value="36.7964" calcext:value-type="float">
            <text:p>36.7964</text:p>
          </table:table-cell>
          <table:table-cell office:value-type="float" office:value="2.1903" calcext:value-type="float">
            <text:p>2.1903</text:p>
          </table:table-cell>
          <table:table-cell office:value-type="float" office:value="0.2804" calcext:value-type="float">
            <text:p>0.2804</text:p>
          </table:table-cell>
          <table:table-cell office:value-type="float" office:value="0" calcext:value-type="float">
            <text:p>0</text:p>
          </table:table-cell>
          <table:table-cell office:value-type="float" office:value="5.4757" calcext:value-type="float">
            <text:p>5.4757</text:p>
          </table:table-cell>
          <table:table-cell office:value-type="float" office:value="0.6133" calcext:value-type="float">
            <text:p>0.6133</text:p>
          </table:table-cell>
          <table:table-cell office:value-type="float" office:value="2.5407" calcext:value-type="float">
            <text:p>2.5407</text:p>
          </table:table-cell>
          <table:table-cell table:number-columns-repeated="2" office:value-type="float" office:value="0" calcext:value-type="float">
            <text:p>0</text:p>
          </table:table-cell>
          <table:table-cell office:value-type="float" office:value="93.7433" calcext:value-type="float">
            <text:p>93.7433</text:p>
          </table:table-cell>
          <table:table-cell office:value-type="float" office:value="0.3504" calcext:value-type="float">
            <text:p>0.3504</text:p>
          </table:table-cell>
          <table:table-cell office:value-type="float" office:value="3.154" calcext:value-type="float">
            <text:p>3.154</text:p>
          </table:table-cell>
          <table:table-cell office:value-type="float" office:value="0" calcext:value-type="float">
            <text:p>0</text:p>
          </table:table-cell>
          <table:table-cell office:value-type="float" office:value="0.0701" calcext:value-type="float">
            <text:p>0.0701</text:p>
          </table:table-cell>
          <table:table-cell office:value-type="float" office:value="0.2103" calcext:value-type="float">
            <text:p>0.2103</text:p>
          </table:table-cell>
          <table:table-cell office:value-type="float" office:value="0.8761" calcext:value-type="float">
            <text:p>0.8761</text:p>
          </table:table-cell>
          <table:table-cell office:value-type="float" office:value="5.9575" calcext:value-type="float">
            <text:p>5.9575</text:p>
          </table:table-cell>
          <table:table-cell office:value-type="float" office:value="0" calcext:value-type="float">
            <text:p>0</text:p>
          </table:table-cell>
          <table:table-cell office:value-type="float" office:value="0.219" calcext:value-type="float">
            <text:p>0.219</text:p>
          </table:table-cell>
          <table:table-cell office:value-type="float" office:value="24.531" calcext:value-type="float">
            <text:p>24.531</text:p>
          </table:table-cell>
          <table:table-cell office:value-type="float" office:value="0.5257" calcext:value-type="float">
            <text:p>0.5257</text:p>
          </table:table-cell>
          <table:table-cell office:value-type="float" office:value="2.1903" calcext:value-type="float">
            <text:p>2.1903</text:p>
          </table:table-cell>
          <table:table-cell office:value-type="float" office:value="0" calcext:value-type="float">
            <text:p>0</text:p>
          </table:table-cell>
          <table:table-cell office:value-type="float" office:value="4.3805" calcext:value-type="float">
            <text:p>4.3805</text:p>
          </table:table-cell>
          <table:table-cell table:number-columns-repeated="2" office:value-type="float" office:value="0" calcext:value-type="float">
            <text:p>0</text:p>
          </table:table-cell>
          <table:table-cell office:value-type="float" office:value="3.154" calcext:value-type="float">
            <text:p>3.154</text:p>
          </table:table-cell>
          <table:table-cell office:value-type="float" office:value="0" calcext:value-type="float">
            <text:p>0</text:p>
          </table:table-cell>
          <table:table-cell office:value-type="float" office:value="0.3504" calcext:value-type="float">
            <text:p>0.3504</text:p>
          </table:table-cell>
          <table:table-cell office:value-type="float" office:value="66.584" calcext:value-type="float">
            <text:p>66.584</text:p>
          </table:table-cell>
          <table:table-cell office:value-type="float" office:value="0.7885" calcext:value-type="float">
            <text:p>0.7885</text:p>
          </table:table-cell>
          <table:table-cell table:number-columns-repeated="10" office:value-type="float" office:value="0" calcext:value-type="float">
            <text:p>0</text:p>
          </table:table-cell>
          <table:table-cell office:value-type="float" office:value="87.6106" calcext:value-type="float">
            <text:p>87.6106</text:p>
          </table:table-cell>
          <table:table-cell table:number-columns-repeated="22" office:value-type="float" office:value="0" calcext:value-type="float">
            <text:p>0</text:p>
          </table:table-cell>
          <table:table-cell office:value-type="float" office:value="140.1769" calcext:value-type="float">
            <text:p>140.1769</text:p>
          </table:table-cell>
          <table:table-cell office:value-type="string" calcext:value-type="string">
            <text:p>Grams</text:p>
          </table:table-cell>
          <table:table-cell office:value-type="float" office:value="1" calcext:value-type="float">
            <text:p>1</text:p>
          </table:table-cell>
          <table:table-cell table:formula="of:=[.O19]*[.DD19]" office:value-type="float" office:value="87.6106" calcext:value-type="float">
            <text:p>87.6106</text:p>
          </table:table-cell>
          <table:table-cell office:value-type="string" calcext:value-type="string">
            <text:p>Sweetcorn</text:p>
          </table:table-cell>
          <table:table-cell office:value-type="string" calcext:value-type="string">
            <text:p>Corn on the Cob</text:p>
          </table:table-cell>
          <table:table-cell table:formula="of:=[.DI19]*0.0129" office:value-type="float" office:value="0.7120113462" calcext:value-type="float">
            <text:p>0.7120113462</text:p>
          </table:table-cell>
          <table:table-cell table:formula="of:=0.63*[.DE19]" office:value-type="float" office:value="55.194678" calcext:value-type="float">
            <text:p>55.194678</text:p>
          </table:table-cell>
          <table:table-cell table:formula="of:=[.AL19]*[.DD19]" office:value-type="float" office:value="58.6991" calcext:value-type="float">
            <text:p>58.6991</text:p>
          </table:table-cell>
          <table:table-cell table:formula="of:=[.AD19]*[.DD19]" office:value-type="float" office:value="1.6646" calcext:value-type="float">
            <text:p>1.6646</text:p>
          </table:table-cell>
          <table:table-cell table:formula="of:=[.BK19]*[.DD19]" office:value-type="float" office:value="2.1903" calcext:value-type="float">
            <text:p>2.1903</text:p>
          </table:table-cell>
          <table:table-cell table:formula="of:=[.BA19]*[.DD19]" office:value-type="float" office:value="3.154" calcext:value-type="float">
            <text:p>3.154</text:p>
          </table:table-cell>
          <table:table-cell office:value-type="string" calcext:value-type="string">
            <text:p>corn-on-the-cob.jpg</text:p>
          </table:table-cell>
          <table:table-cell office:value-type="string" calcext:value-type="string">
            <text:p>https://www.publicdomainpictures.net/en/view-image.php?image=1597&amp;picture=sweetcorn</text:p>
          </table:table-cell>
          <table:table-cell table:number-columns-repeated="2"/>
        </table:table-row>
        <table:table-row table:style-name="ro1">
          <table:table-cell office:value-type="float" office:value="52" calcext:value-type="float">
            <text:p>52</text:p>
          </table:table-cell>
          <table:table-cell office:value-type="string" calcext:value-type="string">
            <text:p>CORNFLAKES KELLOGG'S ONLY</text:p>
          </table:table-cell>
          <table:table-cell office:value-type="string" calcext:value-type="string">
            <text:p>OTHER BREAKFAST CEREALS</text:p>
          </table:table-cell>
          <table:table-cell office:value-type="string" calcext:value-type="string">
            <text:p>6R</text:p>
          </table:table-cell>
          <table:table-cell office:value-type="string" calcext:value-type="string">
            <text:p>OTHER BREAKFAST CEREALS (NOT HIGH FIBRE)</text:p>
          </table:table-cell>
          <table:table-cell office:value-type="float" office:value="205" calcext:value-type="float">
            <text:p>205</text:p>
          </table:table-cell>
          <table:table-cell office:value-type="string" calcext:value-type="string">
            <text:p>6R</text:p>
          </table:table-cell>
          <table:table-cell office:value-type="string" calcext:value-type="string">
            <text:p>F</text:p>
          </table:table-cell>
          <table:table-cell office:value-type="string" calcext:value-type="string">
            <text:p>RP Yr1 upd based on manu data. <text:s/>RP yr2 Upd 19.6.09 RW. Upd for RP yr2 08/04/10 EF. RP Yr3 update based on 1 product 2/6/10 VK. RP Yr4 Based on 1 product SKD 13/07/11. RP Yr5 P2 manu data SD 05/6/13</text:p>
          </table:table-cell>
          <table:table-cell office:value-type="float" office:value="1" calcext:value-type="float">
            <text:p>1</text:p>
          </table:table-cell>
          <table:table-cell office:value-type="string" calcext:value-type="string">
            <text:p>MANU DATA/MW6 83/FA SUPP 21_x000D_-B'fast cer proj 04 BH_x000D_-RPpilotDec06 RT_x000D_-RPyr1 GHmacro,energy,sugars, FAs,vit,Fe March 08_x000D_-RPyr2 CHO, niacin, H2019.6.09 RW_x000D_-RPyr3(NaCl,K)2.6.10 VK_x000D_-Vit D 10/5/11 EF_x000D_-RPYr4 Bvits CHO SD13/7/11 _x000D_-RPYr5 B vits, AOAC SD5/6/13</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72.7241" calcext:value-type="float">
            <text:p>72.7241</text:p>
          </table:table-cell>
          <table:table-cell office:value-type="float" office:value="11.6359" calcext:value-type="float">
            <text:p>11.6359</text:p>
          </table:table-cell>
          <table:table-cell office:value-type="float" office:value="0" calcext:value-type="float">
            <text:p>0</text:p>
          </table:table-cell>
          <table:table-cell office:value-type="float" office:value="85.0872" calcext:value-type="float">
            <text:p>85.0872</text:p>
          </table:table-cell>
          <table:table-cell office:value-type="float" office:value="0" calcext:value-type="float">
            <text:p>0</text:p>
          </table:table-cell>
          <table:table-cell table:number-columns-repeated="2" office:value-type="float" office:value="1.4545" calcext:value-type="float">
            <text:p>1.4545</text:p>
          </table:table-cell>
          <table:table-cell office:value-type="float" office:value="66.7608" calcext:value-type="float">
            <text:p>66.7608</text:p>
          </table:table-cell>
          <table:table-cell office:value-type="float" office:value="0" calcext:value-type="float">
            <text:p>0</text:p>
          </table:table-cell>
          <table:table-cell office:value-type="float" office:value="545.4311" calcext:value-type="float">
            <text:p>545.4311</text:p>
          </table:table-cell>
          <table:table-cell office:value-type="float" office:value="0.0945" calcext:value-type="float">
            <text:p>0.0945</text:p>
          </table:table-cell>
          <table:table-cell office:value-type="float" office:value="0.0073" calcext:value-type="float">
            <text:p>0.0073</text:p>
          </table:table-cell>
          <table:table-cell office:value-type="float" office:value="0.2036" calcext:value-type="float">
            <text:p>0.2036</text:p>
          </table:table-cell>
          <table:table-cell office:value-type="float" office:value="0" calcext:value-type="float">
            <text:p>0</text:p>
          </table:table-cell>
          <table:table-cell office:value-type="float" office:value="1.5272" calcext:value-type="float">
            <text:p>1.5272</text:p>
          </table:table-cell>
          <table:table-cell office:value-type="float" office:value="0.6545" calcext:value-type="float">
            <text:p>0.6545</text:p>
          </table:table-cell>
          <table:table-cell office:value-type="float" office:value="5.8179" calcext:value-type="float">
            <text:p>5.8179</text:p>
          </table:table-cell>
          <table:table-cell office:value-type="float" office:value="120.7221" calcext:value-type="float">
            <text:p>120.7221</text:p>
          </table:table-cell>
          <table:table-cell office:value-type="float" office:value="1.2363" calcext:value-type="float">
            <text:p>1.2363</text:p>
          </table:table-cell>
          <table:table-cell office:value-type="float" office:value="1.4545" calcext:value-type="float">
            <text:p>1.4545</text:p>
          </table:table-cell>
          <table:table-cell table:number-columns-repeated="2" office:value-type="float" office:value="0" calcext:value-type="float">
            <text:p>0</text:p>
          </table:table-cell>
          <table:table-cell office:value-type="float" office:value="72.7241" calcext:value-type="float">
            <text:p>72.7241</text:p>
          </table:table-cell>
          <table:table-cell office:value-type="float" office:value="276.3517" calcext:value-type="float">
            <text:p>276.3517</text:p>
          </table:table-cell>
          <table:table-cell office:value-type="float" office:value="1178.8583" calcext:value-type="float">
            <text:p>1178.8583</text:p>
          </table:table-cell>
          <table:table-cell table:number-columns-repeated="2" office:value-type="float" office:value="0" calcext:value-type="float">
            <text:p>0</text:p>
          </table:table-cell>
          <table:table-cell office:value-type="float" office:value="9.4541" calcext:value-type="float">
            <text:p>9.4541</text:p>
          </table:table-cell>
          <table:table-cell office:value-type="float" office:value="2.6181" calcext:value-type="float">
            <text:p>2.6181</text:p>
          </table:table-cell>
          <table:table-cell office:value-type="float" office:value="0.0655" calcext:value-type="float">
            <text:p>0.0655</text:p>
          </table:table-cell>
          <table:table-cell office:value-type="float" office:value="363.6207" calcext:value-type="float">
            <text:p>363.6207</text:p>
          </table:table-cell>
          <table:table-cell office:value-type="float" office:value="4.5453" calcext:value-type="float">
            <text:p>4.5453</text:p>
          </table:table-cell>
          <table:table-cell office:value-type="float" office:value="5.8179" calcext:value-type="float">
            <text:p>5.8179</text:p>
          </table:table-cell>
          <table:table-cell office:value-type="float" office:value="9.6723" calcext:value-type="float">
            <text:p>9.6723</text:p>
          </table:table-cell>
          <table:table-cell office:value-type="float" office:value="3.3453" calcext:value-type="float">
            <text:p>3.3453</text:p>
          </table:table-cell>
          <table:table-cell office:value-type="float" office:value="0" calcext:value-type="float">
            <text:p>0</text:p>
          </table:table-cell>
          <table:table-cell office:value-type="float" office:value="35.6348" calcext:value-type="float">
            <text:p>35.6348</text:p>
          </table:table-cell>
          <table:table-cell office:value-type="float" office:value="0.1454" calcext:value-type="float">
            <text:p>0.1454</text:p>
          </table:table-cell>
          <table:table-cell office:value-type="float" office:value="5.0907" calcext:value-type="float">
            <text:p>5.0907</text:p>
          </table:table-cell>
          <table:table-cell office:value-type="float" office:value="0" calcext:value-type="float">
            <text:p>0</text:p>
          </table:table-cell>
          <table:table-cell office:value-type="float" office:value="0.8727" calcext:value-type="float">
            <text:p>0.8727</text:p>
          </table:table-cell>
          <table:table-cell office:value-type="float" office:value="0.1454" calcext:value-type="float">
            <text:p>0.1454</text:p>
          </table:table-cell>
          <table:table-cell office:value-type="float" office:value="6.5452" calcext:value-type="float">
            <text:p>6.5452</text:p>
          </table:table-cell>
          <table:table-cell office:value-type="float" office:value="60.7974" calcext:value-type="float">
            <text:p>60.7974</text:p>
          </table:table-cell>
          <table:table-cell office:value-type="float" office:value="3.3453" calcext:value-type="float">
            <text:p>3.3453</text:p>
          </table:table-cell>
          <table:table-cell office:value-type="float" office:value="0.6545" calcext:value-type="float">
            <text:p>0.6545</text:p>
          </table:table-cell>
          <table:table-cell office:value-type="float" office:value="90.9052" calcext:value-type="float">
            <text:p>90.9052</text:p>
          </table:table-cell>
          <table:table-cell office:value-type="float" office:value="0.8" calcext:value-type="float">
            <text:p>0.8</text:p>
          </table:table-cell>
          <table:table-cell office:value-type="float" office:value="5.9634" calcext:value-type="float">
            <text:p>5.9634</text:p>
          </table:table-cell>
          <table:table-cell office:value-type="float" office:value="0" calcext:value-type="float">
            <text:p>0</text:p>
          </table:table-cell>
          <table:table-cell office:value-type="float" office:value="15.2721" calcext:value-type="float">
            <text:p>15.2721</text:p>
          </table:table-cell>
          <table:table-cell office:value-type="float" office:value="1.5272" calcext:value-type="float">
            <text:p>1.5272</text:p>
          </table:table-cell>
          <table:table-cell office:value-type="float" office:value="0.8727" calcext:value-type="float">
            <text:p>0.8727</text:p>
          </table:table-cell>
          <table:table-cell office:value-type="float" office:value="0" calcext:value-type="float">
            <text:p>0</text:p>
          </table:table-cell>
          <table:table-cell office:value-type="float" office:value="3.0544" calcext:value-type="float">
            <text:p>3.0544</text:p>
          </table:table-cell>
          <table:table-cell office:value-type="float" office:value="0.0727" calcext:value-type="float">
            <text:p>0.0727</text:p>
          </table:table-cell>
          <table:table-cell office:value-type="float" office:value="2.4726" calcext:value-type="float">
            <text:p>2.4726</text:p>
          </table:table-cell>
          <table:table-cell office:value-type="float" office:value="0.1454" calcext:value-type="float">
            <text:p>0.1454</text:p>
          </table:table-cell>
          <table:table-cell table:number-columns-repeated="33" office:value-type="float" office:value="0" calcext:value-type="float">
            <text:p>0</text:p>
          </table:table-cell>
          <table:table-cell office:value-type="float" office:value="230.5355" calcext:value-type="float">
            <text:p>230.5355</text:p>
          </table:table-cell>
          <table:table-cell office:value-type="string" calcext:value-type="string">
            <text:p>Grams</text:p>
          </table:table-cell>
          <table:table-cell office:value-type="float" office:value="1" calcext:value-type="float">
            <text:p>1</text:p>
          </table:table-cell>
          <table:table-cell table:formula="of:=[.O20]*[.DD20]" office:value-type="float" office:value="72.7241" calcext:value-type="float">
            <text:p>72.7241</text:p>
          </table:table-cell>
          <table:table-cell office:value-type="string" calcext:value-type="string">
            <text:p>Breakfast Cereal</text:p>
          </table:table-cell>
          <table:table-cell office:value-type="string" calcext:value-type="string">
            <text:p>Cornflakes, 70 g, with Milk, 100 ml </text:p>
          </table:table-cell>
          <table:table-cell table:formula="of:=[.DI20]*0.0129" office:value-type="float" office:value="2.97390795" calcext:value-type="float">
            <text:p>2.97390795</text:p>
          </table:table-cell>
          <table:table-cell table:formula="of:=[.DB20]*[.DD20]" office:value-type="float" office:value="230.5355" calcext:value-type="float">
            <text:p>230.5355</text:p>
          </table:table-cell>
          <table:table-cell table:formula="of:=[.AL20]*[.DD20]" office:value-type="float" office:value="276.3517" calcext:value-type="float">
            <text:p>276.3517</text:p>
          </table:table-cell>
          <table:table-cell table:formula="of:=[.AD20]*[.DD20]" office:value-type="float" office:value="0.6545" calcext:value-type="float">
            <text:p>0.6545</text:p>
          </table:table-cell>
          <table:table-cell table:formula="of:=[.BK20]*[.DD20]" office:value-type="float" office:value="5.9634" calcext:value-type="float">
            <text:p>5.9634</text:p>
          </table:table-cell>
          <table:table-cell table:formula="of:=[.BA20]*[.DD20]" office:value-type="float" office:value="5.0907" calcext:value-type="float">
            <text:p>5.0907</text:p>
          </table:table-cell>
          <table:table-cell office:value-type="string" calcext:value-type="string">
            <text:p>Cornflakes.jpg</text:p>
          </table:table-cell>
          <table:table-cell office:value-type="string" calcext:value-type="string">
            <text:p>https://commons.wikimedia.org/wiki/File:Cornflakes_natur_2.jpg</text:p>
          </table:table-cell>
          <table:table-cell table:number-columns-repeated="2"/>
        </table:table-row>
        <table:table-row table:style-name="ro1">
          <table:table-cell office:value-type="float" office:value="54" calcext:value-type="float">
            <text:p>54</text:p>
          </table:table-cell>
          <table:table-cell office:value-type="string" calcext:value-type="string">
            <text:p>COURGETTE-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734" calcext:value-type="float">
            <text:p>1734</text:p>
          </table:table-cell>
          <table:table-cell office:value-type="string" calcext:value-type="string">
            <text:p>37M</text:p>
          </table:table-cell>
          <table:table-cell office:value-type="string" calcext:value-type="string">
            <text:p>F</text:p>
          </table:table-cell>
          <table:table-cell office:value-type="string" calcext:value-type="string">
            <text:p>VHS 231</text:p>
          </table:table-cell>
          <table:table-cell office:value-type="float" office:value="1" calcext:value-type="float">
            <text:p>1</text:p>
          </table:table-cell>
          <table:table-cell office:value-type="string" calcext:value-type="string">
            <text:p>Last updated 199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59.6849" calcext:value-type="float">
            <text:p>59.6849</text:p>
          </table:table-cell>
          <table:table-cell table:number-columns-repeated="2" office:value-type="float" office:value="0" calcext:value-type="float">
            <text:p>0</text:p>
          </table:table-cell>
          <table:table-cell office:value-type="float" office:value="262.6135" calcext:value-type="float">
            <text:p>262.6135</text:p>
          </table:table-cell>
          <table:table-cell table:number-columns-repeated="2" office:value-type="float" office:value="0" calcext:value-type="float">
            <text:p>0</text:p>
          </table:table-cell>
          <table:table-cell office:value-type="float" office:value="11.3401" calcext:value-type="float">
            <text:p>11.3401</text:p>
          </table:table-cell>
          <table:table-cell office:value-type="float" office:value="1.1937" calcext:value-type="float">
            <text:p>1.1937</text:p>
          </table:table-cell>
          <table:table-cell office:value-type="float" office:value="0" calcext:value-type="float">
            <text:p>0</text:p>
          </table:table-cell>
          <table:table-cell office:value-type="float" office:value="15.5181" calcext:value-type="float">
            <text:p>15.5181</text:p>
          </table:table-cell>
          <table:table-cell office:value-type="float" office:value="0.0179" calcext:value-type="float">
            <text:p>0.0179</text:p>
          </table:table-cell>
          <table:table-cell office:value-type="float" office:value="0.0716" calcext:value-type="float">
            <text:p>0.0716</text:p>
          </table:table-cell>
          <table:table-cell office:value-type="float" office:value="0.0477" calcext:value-type="float">
            <text:p>0.0477</text:p>
          </table:table-cell>
          <table:table-cell office:value-type="float" office:value="0.006" calcext:value-type="float">
            <text:p>0.006</text:p>
          </table:table-cell>
          <table:table-cell office:value-type="float" office:value="0.7162" calcext:value-type="float">
            <text:p>0.7162</text:p>
          </table:table-cell>
          <table:table-cell office:value-type="float" office:value="0.2387" calcext:value-type="float">
            <text:p>0.2387</text:p>
          </table:table-cell>
          <table:table-cell office:value-type="float" office:value="0.3581" calcext:value-type="float">
            <text:p>0.3581</text:p>
          </table:table-cell>
          <table:table-cell office:value-type="float" office:value="18.5023" calcext:value-type="float">
            <text:p>18.5023</text:p>
          </table:table-cell>
          <table:table-cell office:value-type="float" office:value="0.5372" calcext:value-type="float">
            <text:p>0.5372</text:p>
          </table:table-cell>
          <table:table-cell office:value-type="float" office:value="0.4775" calcext:value-type="float">
            <text:p>0.4775</text:p>
          </table:table-cell>
          <table:table-cell office:value-type="float" office:value="0" calcext:value-type="float">
            <text:p>0</text:p>
          </table:table-cell>
          <table:table-cell office:value-type="float" office:value="1.1937" calcext:value-type="float">
            <text:p>1.1937</text:p>
          </table:table-cell>
          <table:table-cell office:value-type="float" office:value="125.3383" calcext:value-type="float">
            <text:p>125.3383</text:p>
          </table:table-cell>
          <table:table-cell office:value-type="float" office:value="11.3401" calcext:value-type="float">
            <text:p>11.3401</text:p>
          </table:table-cell>
          <table:table-cell office:value-type="float" office:value="48.3448" calcext:value-type="float">
            <text:p>48.3448</text:p>
          </table:table-cell>
          <table:table-cell table:number-columns-repeated="2" office:value-type="float" office:value="0" calcext:value-type="float">
            <text:p>0</text:p>
          </table:table-cell>
          <table:table-cell office:value-type="float" office:value="10.1464" calcext:value-type="float">
            <text:p>10.1464</text:p>
          </table:table-cell>
          <table:table-cell office:value-type="float" office:value="1.134" calcext:value-type="float">
            <text:p>1.134</text:p>
          </table:table-cell>
          <table:table-cell office:value-type="float" office:value="0.0597" calcext:value-type="float">
            <text:p>0.0597</text:p>
          </table:table-cell>
          <table:table-cell office:value-type="float" office:value="0.5968" calcext:value-type="float">
            <text:p>0.5968</text:p>
          </table:table-cell>
          <table:table-cell office:value-type="float" office:value="3.7303" calcext:value-type="float">
            <text:p>3.7303</text:p>
          </table:table-cell>
          <table:table-cell office:value-type="float" office:value="0.3581" calcext:value-type="float">
            <text:p>0.3581</text:p>
          </table:table-cell>
          <table:table-cell office:value-type="float" office:value="0.2984" calcext:value-type="float">
            <text:p>0.2984</text:p>
          </table:table-cell>
          <table:table-cell table:number-columns-repeated="2" office:value-type="float" office:value="0" calcext:value-type="float">
            <text:p>0</text:p>
          </table:table-cell>
          <table:table-cell office:value-type="float" office:value="21.4866" calcext:value-type="float">
            <text:p>21.4866</text:p>
          </table:table-cell>
          <table:table-cell office:value-type="float" office:value="0.0597" calcext:value-type="float">
            <text:p>0.0597</text:p>
          </table:table-cell>
          <table:table-cell office:value-type="float" office:value="1.1937" calcext:value-type="float">
            <text:p>1.1937</text:p>
          </table:table-cell>
          <table:table-cell office:value-type="float" office:value="0" calcext:value-type="float">
            <text:p>0</text:p>
          </table:table-cell>
          <table:table-cell office:value-type="float" office:value="0.0119" calcext:value-type="float">
            <text:p>0.0119</text:p>
          </table:table-cell>
          <table:table-cell office:value-type="float" office:value="0.0597" calcext:value-type="float">
            <text:p>0.0597</text:p>
          </table:table-cell>
          <table:table-cell office:value-type="float" office:value="0.5968" calcext:value-type="float">
            <text:p>0.5968</text:p>
          </table:table-cell>
          <table:table-cell office:value-type="float" office:value="0.0597" calcext:value-type="float">
            <text:p>0.0597</text:p>
          </table:table-cell>
          <table:table-cell office:value-type="float" office:value="0.1194" calcext:value-type="float">
            <text:p>0.1194</text:p>
          </table:table-cell>
          <table:table-cell office:value-type="float" office:value="0.0477" calcext:value-type="float">
            <text:p>0.0477</text:p>
          </table:table-cell>
          <table:table-cell office:value-type="float" office:value="262.6135" calcext:value-type="float">
            <text:p>262.6135</text:p>
          </table:table-cell>
          <table:table-cell office:value-type="float" office:value="0.1791" calcext:value-type="float">
            <text:p>0.1791</text:p>
          </table:table-cell>
          <table:table-cell office:value-type="float" office:value="1.134" calcext:value-type="float">
            <text:p>1.134</text:p>
          </table:table-cell>
          <table:table-cell office:value-type="float" office:value="0" calcext:value-type="float">
            <text:p>0</text:p>
          </table:table-cell>
          <table:table-cell office:value-type="float" office:value="43.57" calcext:value-type="float">
            <text:p>43.57</text:p>
          </table:table-cell>
          <table:table-cell office:value-type="float" office:value="0" calcext:value-type="float">
            <text:p>0</text:p>
          </table:table-cell>
          <table:table-cell office:value-type="float" office:value="0.0597" calcext:value-type="float">
            <text:p>0.0597</text:p>
          </table:table-cell>
          <table:table-cell office:value-type="float" office:value="6.5653" calcext:value-type="float">
            <text:p>6.5653</text:p>
          </table:table-cell>
          <table:table-cell office:value-type="float" office:value="0" calcext:value-type="float">
            <text:p>0</text:p>
          </table:table-cell>
          <table:table-cell office:value-type="float" office:value="0.0597" calcext:value-type="float">
            <text:p>0.0597</text:p>
          </table:table-cell>
          <table:table-cell office:value-type="float" office:value="55.5069" calcext:value-type="float">
            <text:p>55.5069</text:p>
          </table:table-cell>
          <table:table-cell office:value-type="float" office:value="0.1194" calcext:value-type="float">
            <text:p>0.1194</text:p>
          </table:table-cell>
          <table:table-cell table:number-columns-repeated="10" office:value-type="float" office:value="0" calcext:value-type="float">
            <text:p>0</text:p>
          </table:table-cell>
          <table:table-cell office:value-type="float" office:value="59.6849" calcext:value-type="float">
            <text:p>59.6849</text:p>
          </table:table-cell>
          <table:table-cell table:number-columns-repeated="22" office:value-type="float" office:value="0" calcext:value-type="float">
            <text:p>0</text:p>
          </table:table-cell>
          <table:table-cell office:value-type="float" office:value="95.4958" calcext:value-type="float">
            <text:p>95.4958</text:p>
          </table:table-cell>
          <table:table-cell office:value-type="string" calcext:value-type="string">
            <text:p>Grams</text:p>
          </table:table-cell>
          <table:table-cell office:value-type="float" office:value="1" calcext:value-type="float">
            <text:p>1</text:p>
          </table:table-cell>
          <table:table-cell table:formula="of:=[.O21]*[.DD21]" office:value-type="float" office:value="59.6849" calcext:value-type="float">
            <text:p>59.6849</text:p>
          </table:table-cell>
          <table:table-cell office:value-type="string" calcext:value-type="string">
            <text:p>Courgette</text:p>
          </table:table-cell>
          <table:table-cell office:value-type="string" calcext:value-type="string">
            <text:p>One Courgette, Cooked from Fresh, 60 g</text:p>
          </table:table-cell>
          <table:table-cell table:formula="of:=[.DI21]*0.0129" office:value-type="float" office:value="1.23189582" calcext:value-type="float">
            <text:p>1.23189582</text:p>
          </table:table-cell>
          <table:table-cell table:formula="of:=[.DB21]*[.DD21]" office:value-type="float" office:value="95.4958" calcext:value-type="float">
            <text:p>95.4958</text:p>
          </table:table-cell>
          <table:table-cell table:formula="of:=[.AL21]*[.DD21]" office:value-type="float" office:value="11.3401" calcext:value-type="float">
            <text:p>11.3401</text:p>
          </table:table-cell>
          <table:table-cell table:formula="of:=[.AD21]*[.DD21]" office:value-type="float" office:value="0.2387" calcext:value-type="float">
            <text:p>0.2387</text:p>
          </table:table-cell>
          <table:table-cell table:formula="of:=[.BK21]*[.DD21]" office:value-type="float" office:value="1.134" calcext:value-type="float">
            <text:p>1.134</text:p>
          </table:table-cell>
          <table:table-cell table:formula="of:=[.BA21]*[.DD21]" office:value-type="float" office:value="1.1937" calcext:value-type="float">
            <text:p>1.1937</text:p>
          </table:table-cell>
          <table:table-cell office:value-type="string" calcext:value-type="string">
            <text:p>courgette.jpg</text:p>
          </table:table-cell>
          <table:table-cell office:value-type="string" calcext:value-type="string">
            <text:p>https://pxhere.com/en/photo/1086477</text:p>
          </table:table-cell>
          <table:table-cell table:number-columns-repeated="2"/>
        </table:table-row>
        <table:table-row table:style-name="ro1">
          <table:table-cell office:value-type="float" office:value="57" calcext:value-type="float">
            <text:p>57</text:p>
          </table:table-cell>
          <table:table-cell office:value-type="string" calcext:value-type="string">
            <text:p>CUCUMBER-RAW</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1740" calcext:value-type="float">
            <text:p>1740</text:p>
          </table:table-cell>
          <table:table-cell office:value-type="string" calcext:value-type="string">
            <text:p>36B</text:p>
          </table:table-cell>
          <table:table-cell office:value-type="string" calcext:value-type="string">
            <text:p>F</text:p>
          </table:table-cell>
          <table:table-cell office:value-type="string" calcext:value-type="string">
            <text:p>Updated for RP yr 6 p2 based on F&amp;V analytical survey composite sample 35 <text:s/>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Salad and raw veg</text:p>
          </table:table-cell>
          <table:table-cell office:value-type="float" office:value="30.1334" calcext:value-type="float">
            <text:p>30.1334</text:p>
          </table:table-cell>
          <table:table-cell table:number-columns-repeated="2" office:value-type="float" office:value="0" calcext:value-type="float">
            <text:p>0</text:p>
          </table:table-cell>
          <table:table-cell office:value-type="float" office:value="22.2987" calcext:value-type="float">
            <text:p>22.2987</text:p>
          </table:table-cell>
          <table:table-cell office:value-type="float" office:value="0" calcext:value-type="float">
            <text:p>0</text:p>
          </table:table-cell>
          <table:table-cell office:value-type="float" office:value="0.3013" calcext:value-type="float">
            <text:p>0.3013</text:p>
          </table:table-cell>
          <table:table-cell office:value-type="float" office:value="6.328" calcext:value-type="float">
            <text:p>6.328</text:p>
          </table:table-cell>
          <table:table-cell office:value-type="float" office:value="0.3616" calcext:value-type="float">
            <text:p>0.3616</text:p>
          </table:table-cell>
          <table:table-cell office:value-type="float" office:value="0" calcext:value-type="float">
            <text:p>0</text:p>
          </table:table-cell>
          <table:table-cell office:value-type="float" office:value="20.1894" calcext:value-type="float">
            <text:p>20.1894</text:p>
          </table:table-cell>
          <table:table-cell office:value-type="float" office:value="0" calcext:value-type="float">
            <text:p>0</text:p>
          </table:table-cell>
          <table:table-cell table:number-columns-repeated="2" office:value-type="float" office:value="0.0392" calcext:value-type="float">
            <text:p>0.0392</text:p>
          </table:table-cell>
          <table:table-cell office:value-type="float" office:value="0.009" calcext:value-type="float">
            <text:p>0.009</text:p>
          </table:table-cell>
          <table:table-cell office:value-type="float" office:value="0.2109" calcext:value-type="float">
            <text:p>0.2109</text:p>
          </table:table-cell>
          <table:table-cell office:value-type="float" office:value="0.1808" calcext:value-type="float">
            <text:p>0.1808</text:p>
          </table:table-cell>
          <table:table-cell office:value-type="float" office:value="0.0904" calcext:value-type="float">
            <text:p>0.0904</text:p>
          </table:table-cell>
          <table:table-cell office:value-type="float" office:value="4.2187" calcext:value-type="float">
            <text:p>4.2187</text:p>
          </table:table-cell>
          <table:table-cell office:value-type="float" office:value="0.2109" calcext:value-type="float">
            <text:p>0.2109</text:p>
          </table:table-cell>
          <table:table-cell office:value-type="float" office:value="0.1507" calcext:value-type="float">
            <text:p>0.1507</text:p>
          </table:table-cell>
          <table:table-cell office:value-type="float" office:value="0" calcext:value-type="float">
            <text:p>0</text:p>
          </table:table-cell>
          <table:table-cell office:value-type="float" office:value="0.904" calcext:value-type="float">
            <text:p>0.904</text:p>
          </table:table-cell>
          <table:table-cell office:value-type="float" office:value="47.0081" calcext:value-type="float">
            <text:p>47.0081</text:p>
          </table:table-cell>
          <table:table-cell office:value-type="float" office:value="4.2187" calcext:value-type="float">
            <text:p>4.2187</text:p>
          </table:table-cell>
          <table:table-cell office:value-type="float" office:value="18.08" calcext:value-type="float">
            <text:p>18.08</text:p>
          </table:table-cell>
          <table:table-cell table:number-columns-repeated="2" office:value-type="float" office:value="0" calcext:value-type="float">
            <text:p>0</text:p>
          </table:table-cell>
          <table:table-cell office:value-type="float" office:value="3.0133" calcext:value-type="float">
            <text:p>3.0133</text:p>
          </table:table-cell>
          <table:table-cell office:value-type="float" office:value="0.3616" calcext:value-type="float">
            <text:p>0.3616</text:p>
          </table:table-cell>
          <table:table-cell office:value-type="float" office:value="0.0271" calcext:value-type="float">
            <text:p>0.0271</text:p>
          </table:table-cell>
          <table:table-cell office:value-type="float" office:value="1.2053" calcext:value-type="float">
            <text:p>1.2053</text:p>
          </table:table-cell>
          <table:table-cell office:value-type="float" office:value="1.8833" calcext:value-type="float">
            <text:p>1.8833</text:p>
          </table:table-cell>
          <table:table-cell table:number-columns-repeated="2" office:value-type="float" office:value="0.0904" calcext:value-type="float">
            <text:p>0.0904</text:p>
          </table:table-cell>
          <table:table-cell table:number-columns-repeated="2" office:value-type="float" office:value="0" calcext:value-type="float">
            <text:p>0</text:p>
          </table:table-cell>
          <table:table-cell office:value-type="float" office:value="6.9307" calcext:value-type="float">
            <text:p>6.9307</text:p>
          </table:table-cell>
          <table:table-cell office:value-type="float" office:value="0.0904" calcext:value-type="float">
            <text:p>0.0904</text:p>
          </table:table-cell>
          <table:table-cell office:value-type="float" office:value="0.3013" calcext:value-type="float">
            <text:p>0.3013</text:p>
          </table:table-cell>
          <table:table-cell office:value-type="float" office:value="0" calcext:value-type="float">
            <text:p>0</text:p>
          </table:table-cell>
          <table:table-cell office:value-type="float" office:value="0.006" calcext:value-type="float">
            <text:p>0.006</text:p>
          </table:table-cell>
          <table:table-cell office:value-type="float" office:value="0.0573" calcext:value-type="float">
            <text:p>0.0573</text:p>
          </table:table-cell>
          <table:table-cell table:number-columns-repeated="3" office:value-type="float" office:value="0" calcext:value-type="float">
            <text:p>0</text:p>
          </table:table-cell>
          <table:table-cell office:value-type="float" office:value="0.009" calcext:value-type="float">
            <text:p>0.009</text:p>
          </table:table-cell>
          <table:table-cell office:value-type="float" office:value="22.2987" calcext:value-type="float">
            <text:p>22.2987</text:p>
          </table:table-cell>
          <table:table-cell office:value-type="float" office:value="0.0603" calcext:value-type="float">
            <text:p>0.0603</text:p>
          </table:table-cell>
          <table:table-cell office:value-type="float" office:value="0.3616" calcext:value-type="float">
            <text:p>0.3616</text:p>
          </table:table-cell>
          <table:table-cell office:value-type="float" office:value="0" calcext:value-type="float">
            <text:p>0</text:p>
          </table:table-cell>
          <table:table-cell office:value-type="float" office:value="3.616" calcext:value-type="float">
            <text:p>3.616</text:p>
          </table:table-cell>
          <table:table-cell table:number-columns-repeated="2" office:value-type="float" office:value="0" calcext:value-type="float">
            <text:p>0</text:p>
          </table:table-cell>
          <table:table-cell office:value-type="float" office:value="0.6328" calcext:value-type="float">
            <text:p>0.6328</text:p>
          </table:table-cell>
          <table:table-cell table:number-columns-repeated="2" office:value-type="float" office:value="0" calcext:value-type="float">
            <text:p>0</text:p>
          </table:table-cell>
          <table:table-cell office:value-type="float" office:value="29.0787" calcext:value-type="float">
            <text:p>29.0787</text:p>
          </table:table-cell>
          <table:table-cell office:value-type="float" office:value="0.0301" calcext:value-type="float">
            <text:p>0.0301</text:p>
          </table:table-cell>
          <table:table-cell table:number-columns-repeated="10" office:value-type="float" office:value="0" calcext:value-type="float">
            <text:p>0</text:p>
          </table:table-cell>
          <table:table-cell office:value-type="float" office:value="30.1334" calcext:value-type="float">
            <text:p>30.1334</text:p>
          </table:table-cell>
          <table:table-cell table:number-columns-repeated="22" office:value-type="float" office:value="0" calcext:value-type="float">
            <text:p>0</text:p>
          </table:table-cell>
          <table:table-cell office:value-type="float" office:value="41.2828" calcext:value-type="float">
            <text:p>41.2828</text:p>
          </table:table-cell>
          <table:table-cell office:value-type="string" calcext:value-type="string">
            <text:p>Grams</text:p>
          </table:table-cell>
          <table:table-cell office:value-type="float" office:value="3.3" calcext:value-type="float">
            <text:p>3.3</text:p>
          </table:table-cell>
          <table:table-cell table:formula="of:=[.O22]*[.DD22]" office:value-type="float" office:value="99.44022" calcext:value-type="float">
            <text:p>99.44022</text:p>
          </table:table-cell>
          <table:table-cell office:value-type="string" calcext:value-type="string">
            <text:p>Cucumber</text:p>
          </table:table-cell>
          <table:table-cell office:value-type="string" calcext:value-type="string">
            <text:p>1/2 a Raw Cucmber, 100 g</text:p>
          </table:table-cell>
          <table:table-cell table:formula="of:=[.DI22]*0.0129" office:value-type="float" office:value="0.37200586302" calcext:value-type="float">
            <text:p>0.372005863</text:p>
          </table:table-cell>
          <table:table-cell table:formula="of:=0.29*[.DE22]" office:value-type="float" office:value="28.8376638" calcext:value-type="float">
            <text:p>28.8376638</text:p>
          </table:table-cell>
          <table:table-cell table:formula="of:=[.AL22]*[.DD22]" office:value-type="float" office:value="13.92171" calcext:value-type="float">
            <text:p>13.92171</text:p>
          </table:table-cell>
          <table:table-cell table:formula="of:=[.AD22]*[.DD22]" office:value-type="float" office:value="0.59664" calcext:value-type="float">
            <text:p>0.59664</text:p>
          </table:table-cell>
          <table:table-cell table:formula="of:=[.BK22]*[.DD22]" office:value-type="float" office:value="1.19328" calcext:value-type="float">
            <text:p>1.19328</text:p>
          </table:table-cell>
          <table:table-cell table:formula="of:=[.BA22]*[.DD22]" office:value-type="float" office:value="0.99429" calcext:value-type="float">
            <text:p>0.99429</text:p>
          </table:table-cell>
          <table:table-cell office:value-type="string" calcext:value-type="string">
            <text:p>cucumber.jpg</text:p>
          </table:table-cell>
          <table:table-cell office:value-type="string" calcext:value-type="string">
            <text:p>http://www.picserver.org/c/cucumber.html</text:p>
          </table:table-cell>
          <table:table-cell table:number-columns-repeated="2"/>
        </table:table-row>
        <table:table-row table:style-name="ro1">
          <table:table-cell office:value-type="float" office:value="60" calcext:value-type="float">
            <text:p>60</text:p>
          </table:table-cell>
          <table:table-cell office:value-type="string" calcext:value-type="string">
            <text:p>DIGESTIVE PLAIN</text:p>
          </table:table-cell>
          <table:table-cell office:value-type="string" calcext:value-type="string">
            <text:p>BISCUITS</text:p>
          </table:table-cell>
          <table:table-cell office:value-type="string" calcext:value-type="string">
            <text:p>7A</text:p>
          </table:table-cell>
          <table:table-cell office:value-type="string" calcext:value-type="string">
            <text:p>BISCUITS MANUFACTURED / RETAIL</text:p>
          </table:table-cell>
          <table:table-cell office:value-type="float" office:value="259" calcext:value-type="float">
            <text:p>259</text:p>
          </table:table-cell>
          <table:table-cell office:value-type="string" calcext:value-type="string">
            <text:p>7A</text:p>
          </table:table-cell>
          <table:table-cell office:value-type="string" calcext:value-type="string">
            <text:p>F</text:p>
          </table:table-cell>
          <table:table-cell office:value-type="string" calcext:value-type="string">
            <text:p>Digestives</text:p>
          </table:table-cell>
          <table:table-cell office:value-type="float" office:value="1" calcext:value-type="float">
            <text:p>1</text:p>
          </table:table-cell>
          <table:table-cell office:value-type="string" calcext:value-type="string">
            <text:p>06/09/04 Updated with MW6 BH. Updated for the NDNS RP Yr1. MS. (March 08). Updated for NDNS RP Yr2 (MS) 26/06/09 with analytical data from N10039/ sample 4. Updated Biotin and iodine 08/04/10 EF for NDNS RP yr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akes, biscuits, puddings</text:p>
          </table:table-cell>
          <table:table-cell office:value-type="float" office:value="18.8334" calcext:value-type="float">
            <text:p>18.8334</text:p>
          </table:table-cell>
          <table:table-cell table:number-columns-repeated="4" office:value-type="float" office:value="0" calcext:value-type="float">
            <text:p>0</text:p>
          </table:table-cell>
          <table:table-cell office:value-type="float" office:value="0.7533" calcext:value-type="float">
            <text:p>0.7533</text:p>
          </table:table-cell>
          <table:table-cell office:value-type="float" office:value="17.8917" calcext:value-type="float">
            <text:p>17.8917</text:p>
          </table:table-cell>
          <table:table-cell office:value-type="float" office:value="12.3547" calcext:value-type="float">
            <text:p>12.3547</text:p>
          </table:table-cell>
          <table:table-cell office:value-type="float" office:value="0.3767" calcext:value-type="float">
            <text:p>0.3767</text:p>
          </table:table-cell>
          <table:table-cell office:value-type="float" office:value="67.8002" calcext:value-type="float">
            <text:p>67.8002</text:p>
          </table:table-cell>
          <table:table-cell office:value-type="float" office:value="1.9172" calcext:value-type="float">
            <text:p>1.9172</text:p>
          </table:table-cell>
          <table:table-cell office:value-type="float" office:value="0.0151" calcext:value-type="float">
            <text:p>0.0151</text:p>
          </table:table-cell>
          <table:table-cell office:value-type="float" office:value="0.4125" calcext:value-type="float">
            <text:p>0.4125</text:p>
          </table:table-cell>
          <table:table-cell office:value-type="float" office:value="0.0396" calcext:value-type="float">
            <text:p>0.0396</text:p>
          </table:table-cell>
          <table:table-cell office:value-type="float" office:value="0.5085" calcext:value-type="float">
            <text:p>0.5085</text:p>
          </table:table-cell>
          <table:table-cell office:value-type="float" office:value="4.0115" calcext:value-type="float">
            <text:p>4.0115</text:p>
          </table:table-cell>
          <table:table-cell office:value-type="float" office:value="0.339" calcext:value-type="float">
            <text:p>0.339</text:p>
          </table:table-cell>
          <table:table-cell office:value-type="float" office:value="2.0717" calcext:value-type="float">
            <text:p>2.0717</text:p>
          </table:table-cell>
          <table:table-cell table:number-columns-repeated="4" office:value-type="float" office:value="0" calcext:value-type="float">
            <text:p>0</text:p>
          </table:table-cell>
          <table:table-cell office:value-type="float" office:value="40.4918" calcext:value-type="float">
            <text:p>40.4918</text:p>
          </table:table-cell>
          <table:table-cell office:value-type="float" office:value="87.1985" calcext:value-type="float">
            <text:p>87.1985</text:p>
          </table:table-cell>
          <table:table-cell office:value-type="float" office:value="365.9325" calcext:value-type="float">
            <text:p>365.9325</text:p>
          </table:table-cell>
          <table:table-cell table:number-columns-repeated="2" office:value-type="float" office:value="0" calcext:value-type="float">
            <text:p>0</text:p>
          </table:table-cell>
          <table:table-cell office:value-type="float" office:value="5.8383" calcext:value-type="float">
            <text:p>5.8383</text:p>
          </table:table-cell>
          <table:table-cell office:value-type="float" office:value="0.2637" calcext:value-type="float">
            <text:p>0.2637</text:p>
          </table:table-cell>
          <table:table-cell office:value-type="float" office:value="0.1714" calcext:value-type="float">
            <text:p>0.1714</text:p>
          </table:table-cell>
          <table:table-cell office:value-type="float" office:value="105.6552" calcext:value-type="float">
            <text:p>105.6552</text:p>
          </table:table-cell>
          <table:table-cell office:value-type="float" office:value="1.0735" calcext:value-type="float">
            <text:p>1.0735</text:p>
          </table:table-cell>
          <table:table-cell office:value-type="float" office:value="0.339" calcext:value-type="float">
            <text:p>0.339</text:p>
          </table:table-cell>
          <table:table-cell office:value-type="float" office:value="0.5838" calcext:value-type="float">
            <text:p>0.5838</text:p>
          </table:table-cell>
          <table:table-cell office:value-type="float" office:value="3.0322" calcext:value-type="float">
            <text:p>3.0322</text:p>
          </table:table-cell>
          <table:table-cell office:value-type="float" office:value="0" calcext:value-type="float">
            <text:p>0</text:p>
          </table:table-cell>
          <table:table-cell office:value-type="float" office:value="22.4117" calcext:value-type="float">
            <text:p>22.4117</text:p>
          </table:table-cell>
          <table:table-cell office:value-type="float" office:value="0.0942" calcext:value-type="float">
            <text:p>0.0942</text:p>
          </table:table-cell>
          <table:table-cell office:value-type="float" office:value="1.1677" calcext:value-type="float">
            <text:p>1.1677</text:p>
          </table:table-cell>
          <table:table-cell office:value-type="float" office:value="0" calcext:value-type="float">
            <text:p>0</text:p>
          </table:table-cell>
          <table:table-cell office:value-type="float" office:value="0.0038" calcext:value-type="float">
            <text:p>0.0038</text:p>
          </table:table-cell>
          <table:table-cell office:value-type="float" office:value="1.4521" calcext:value-type="float">
            <text:p>1.4521</text:p>
          </table:table-cell>
          <table:table-cell office:value-type="float" office:value="0.7533" calcext:value-type="float">
            <text:p>0.7533</text:p>
          </table:table-cell>
          <table:table-cell office:value-type="float" office:value="9.0589" calcext:value-type="float">
            <text:p>9.0589</text:p>
          </table:table-cell>
          <table:table-cell office:value-type="float" office:value="3.2958" calcext:value-type="float">
            <text:p>3.2958</text:p>
          </table:table-cell>
          <table:table-cell office:value-type="float" office:value="0.0226" calcext:value-type="float">
            <text:p>0.0226</text:p>
          </table:table-cell>
          <table:table-cell office:value-type="float" office:value="0" calcext:value-type="float">
            <text:p>0</text:p>
          </table:table-cell>
          <table:table-cell office:value-type="float" office:value="0.2072" calcext:value-type="float">
            <text:p>0.2072</text:p>
          </table:table-cell>
          <table:table-cell office:value-type="float" office:value="3.2958" calcext:value-type="float">
            <text:p>3.2958</text:p>
          </table:table-cell>
          <table:table-cell office:value-type="float" office:value="0.0019" calcext:value-type="float">
            <text:p>0.0019</text:p>
          </table:table-cell>
          <table:table-cell table:number-columns-repeated="2" office:value-type="float" office:value="0" calcext:value-type="float">
            <text:p>0</text:p>
          </table:table-cell>
          <table:table-cell office:value-type="float" office:value="0.0188" calcext:value-type="float">
            <text:p>0.0188</text:p>
          </table:table-cell>
          <table:table-cell table:number-columns-repeated="2" office:value-type="float" office:value="0" calcext:value-type="float">
            <text:p>0</text:p>
          </table:table-cell>
          <table:table-cell office:value-type="float" office:value="0.9982" calcext:value-type="float">
            <text:p>0.9982</text:p>
          </table:table-cell>
          <table:table-cell office:value-type="float" office:value="0.5273" calcext:value-type="float">
            <text:p>0.5273</text:p>
          </table:table-cell>
          <table:table-cell office:value-type="float" office:value="0.1695" calcext:value-type="float">
            <text:p>0.1695</text:p>
          </table:table-cell>
          <table:table-cell table:number-columns-repeated="33" office:value-type="float" office:value="0" calcext:value-type="float">
            <text:p>0</text:p>
          </table:table-cell>
          <table:table-cell office:value-type="float" office:value="59.7018" calcext:value-type="float">
            <text:p>59.7018</text:p>
          </table:table-cell>
          <table:table-cell office:value-type="string" calcext:value-type="string">
            <text:p>Grams</text:p>
          </table:table-cell>
          <table:table-cell office:value-type="float" office:value="2" calcext:value-type="float">
            <text:p>2</text:p>
          </table:table-cell>
          <table:table-cell table:formula="of:=[.O23]*[.DD23]" office:value-type="float" office:value="37.6668" calcext:value-type="float">
            <text:p>37.6668</text:p>
          </table:table-cell>
          <table:table-cell office:value-type="string" calcext:value-type="string">
            <text:p>Digestive</text:p>
          </table:table-cell>
          <table:table-cell office:value-type="string" calcext:value-type="string">
            <text:p>2 Plain Digestives</text:p>
          </table:table-cell>
          <table:table-cell table:formula="of:=[.DI23]*0.0129" office:value-type="float" office:value="1.54030644" calcext:value-type="float">
            <text:p>1.54030644</text:p>
          </table:table-cell>
          <table:table-cell table:formula="of:=[.DB23]*[.DD23]" office:value-type="float" office:value="119.4036" calcext:value-type="float">
            <text:p>119.4036</text:p>
          </table:table-cell>
          <table:table-cell table:formula="of:=[.AL23]*[.DD23]" office:value-type="float" office:value="174.397" calcext:value-type="float">
            <text:p>174.397</text:p>
          </table:table-cell>
          <table:table-cell table:formula="of:=[.AD23]*[.DD23]" office:value-type="float" office:value="8.023" calcext:value-type="float">
            <text:p>8.023</text:p>
          </table:table-cell>
          <table:table-cell table:formula="of:=[.BK23]*[.DD23]" office:value-type="float" office:value="6.5916" calcext:value-type="float">
            <text:p>6.5916</text:p>
          </table:table-cell>
          <table:table-cell table:formula="of:=[.BA23]*[.DD23]" office:value-type="float" office:value="2.3354" calcext:value-type="float">
            <text:p>2.3354</text:p>
          </table:table-cell>
          <table:table-cell office:value-type="string" calcext:value-type="string">
            <text:p>digestive-plain.png</text:p>
          </table:table-cell>
          <table:table-cell table:number-columns-repeated="3"/>
        </table:table-row>
        <table:table-row table:style-name="ro1">
          <table:table-cell office:value-type="float" office:value="61" calcext:value-type="float">
            <text:p>61</text:p>
          </table:table-cell>
          <table:table-cell office:value-type="string" calcext:value-type="string">
            <text:p>DIGESTIVES HALF COATED IN CHOCOLATE</text:p>
          </table:table-cell>
          <table:table-cell office:value-type="string" calcext:value-type="string">
            <text:p>BISCUITS</text:p>
          </table:table-cell>
          <table:table-cell office:value-type="string" calcext:value-type="string">
            <text:p>7A</text:p>
          </table:table-cell>
          <table:table-cell office:value-type="string" calcext:value-type="string">
            <text:p>BISCUITS MANUFACTURED / RETAIL</text:p>
          </table:table-cell>
          <table:table-cell office:value-type="float" office:value="260" calcext:value-type="float">
            <text:p>260</text:p>
          </table:table-cell>
          <table:table-cell office:value-type="string" calcext:value-type="string">
            <text:p>7A</text:p>
          </table:table-cell>
          <table:table-cell office:value-type="string" calcext:value-type="string">
            <text:p>F</text:p>
          </table:table-cell>
          <table:table-cell office:value-type="string" calcext:value-type="string">
            <text:p>McVities and supermarket's half coated digestive biscuits</text:p>
          </table:table-cell>
          <table:table-cell office:value-type="float" office:value="1" calcext:value-type="float">
            <text:p>1</text:p>
          </table:table-cell>
          <table:table-cell office:value-type="string" calcext:value-type="string">
            <text:p>06/09/04 Updated with MW6 BH. Updated for the NDNS RP Yr1. MS. (March 08) Updated for NDNS RP Yr2 (MS) 26/06/09 with analytical data from N10039/sample 12. Updated I for NDNS <text:s/>RP yr2 08/04/10 EF</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akes, biscuits, puddings</text:p>
          </table:table-cell>
          <table:table-cell office:value-type="float" office:value="69.1232" calcext:value-type="float">
            <text:p>69.1232</text:p>
          </table:table-cell>
          <table:table-cell table:number-columns-repeated="4" office:value-type="float" office:value="0" calcext:value-type="float">
            <text:p>0</text:p>
          </table:table-cell>
          <table:table-cell office:value-type="float" office:value="3.4562" calcext:value-type="float">
            <text:p>3.4562</text:p>
          </table:table-cell>
          <table:table-cell office:value-type="float" office:value="69.1232" calcext:value-type="float">
            <text:p>69.1232</text:p>
          </table:table-cell>
          <table:table-cell office:value-type="float" office:value="42.7181" calcext:value-type="float">
            <text:p>42.7181</text:p>
          </table:table-cell>
          <table:table-cell office:value-type="float" office:value="4.1474" calcext:value-type="float">
            <text:p>4.1474</text:p>
          </table:table-cell>
          <table:table-cell office:value-type="float" office:value="193.5449" calcext:value-type="float">
            <text:p>193.5449</text:p>
          </table:table-cell>
          <table:table-cell office:value-type="float" office:value="6.1036" calcext:value-type="float">
            <text:p>6.1036</text:p>
          </table:table-cell>
          <table:table-cell office:value-type="float" office:value="0.0553" calcext:value-type="float">
            <text:p>0.0553</text:p>
          </table:table-cell>
          <table:table-cell office:value-type="float" office:value="1.5691" calcext:value-type="float">
            <text:p>1.5691</text:p>
          </table:table-cell>
          <table:table-cell office:value-type="float" office:value="0.2212" calcext:value-type="float">
            <text:p>0.2212</text:p>
          </table:table-cell>
          <table:table-cell office:value-type="float" office:value="2.1428" calcext:value-type="float">
            <text:p>2.1428</text:p>
          </table:table-cell>
          <table:table-cell office:value-type="float" office:value="17.7647" calcext:value-type="float">
            <text:p>17.7647</text:p>
          </table:table-cell>
          <table:table-cell office:value-type="float" office:value="1.4516" calcext:value-type="float">
            <text:p>1.4516</text:p>
          </table:table-cell>
          <table:table-cell office:value-type="float" office:value="4.8386" calcext:value-type="float">
            <text:p>4.8386</text:p>
          </table:table-cell>
          <table:table-cell table:number-columns-repeated="3" office:value-type="float" office:value="0" calcext:value-type="float">
            <text:p>0</text:p>
          </table:table-cell>
          <table:table-cell office:value-type="float" office:value="5.5299" calcext:value-type="float">
            <text:p>5.5299</text:p>
          </table:table-cell>
          <table:table-cell office:value-type="float" office:value="178.3378" calcext:value-type="float">
            <text:p>178.3378</text:p>
          </table:table-cell>
          <table:table-cell office:value-type="float" office:value="337.3212" calcext:value-type="float">
            <text:p>337.3212</text:p>
          </table:table-cell>
          <table:table-cell office:value-type="float" office:value="1414.9518" calcext:value-type="float">
            <text:p>1414.9518</text:p>
          </table:table-cell>
          <table:table-cell table:number-columns-repeated="2" office:value-type="float" office:value="0" calcext:value-type="float">
            <text:p>0</text:p>
          </table:table-cell>
          <table:table-cell office:value-type="float" office:value="25.5756" calcext:value-type="float">
            <text:p>25.5756</text:p>
          </table:table-cell>
          <table:table-cell office:value-type="float" office:value="1.659" calcext:value-type="float">
            <text:p>1.659</text:p>
          </table:table-cell>
          <table:table-cell office:value-type="float" office:value="0.4562" calcext:value-type="float">
            <text:p>0.4562</text:p>
          </table:table-cell>
          <table:table-cell office:value-type="float" office:value="242.6224" calcext:value-type="float">
            <text:p>242.6224</text:p>
          </table:table-cell>
          <table:table-cell office:value-type="float" office:value="3.94" calcext:value-type="float">
            <text:p>3.94</text:p>
          </table:table-cell>
          <table:table-cell office:value-type="float" office:value="1.4516" calcext:value-type="float">
            <text:p>1.4516</text:p>
          </table:table-cell>
          <table:table-cell office:value-type="float" office:value="2.3502" calcext:value-type="float">
            <text:p>2.3502</text:p>
          </table:table-cell>
          <table:table-cell office:value-type="float" office:value="15.0689" calcext:value-type="float">
            <text:p>15.0689</text:p>
          </table:table-cell>
          <table:table-cell office:value-type="float" office:value="0" calcext:value-type="float">
            <text:p>0</text:p>
          </table:table-cell>
          <table:table-cell office:value-type="float" office:value="85.7128" calcext:value-type="float">
            <text:p>85.7128</text:p>
          </table:table-cell>
          <table:table-cell office:value-type="float" office:value="0.4147" calcext:value-type="float">
            <text:p>0.4147</text:p>
          </table:table-cell>
          <table:table-cell office:value-type="float" office:value="4.3548" calcext:value-type="float">
            <text:p>4.3548</text:p>
          </table:table-cell>
          <table:table-cell office:value-type="float" office:value="0" calcext:value-type="float">
            <text:p>0</text:p>
          </table:table-cell>
          <table:table-cell office:value-type="float" office:value="0.0484" calcext:value-type="float">
            <text:p>0.0484</text:p>
          </table:table-cell>
          <table:table-cell office:value-type="float" office:value="8.7648" calcext:value-type="float">
            <text:p>8.7648</text:p>
          </table:table-cell>
          <table:table-cell office:value-type="float" office:value="2.0737" calcext:value-type="float">
            <text:p>2.0737</text:p>
          </table:table-cell>
          <table:table-cell office:value-type="float" office:value="25.9212" calcext:value-type="float">
            <text:p>25.9212</text:p>
          </table:table-cell>
          <table:table-cell office:value-type="float" office:value="16.7969" calcext:value-type="float">
            <text:p>16.7969</text:p>
          </table:table-cell>
          <table:table-cell office:value-type="float" office:value="0.076" calcext:value-type="float">
            <text:p>0.076</text:p>
          </table:table-cell>
          <table:table-cell office:value-type="float" office:value="0" calcext:value-type="float">
            <text:p>0</text:p>
          </table:table-cell>
          <table:table-cell office:value-type="float" office:value="0.7604" calcext:value-type="float">
            <text:p>0.7604</text:p>
          </table:table-cell>
          <table:table-cell office:value-type="float" office:value="16.7969" calcext:value-type="float">
            <text:p>16.7969</text:p>
          </table:table-cell>
          <table:table-cell office:value-type="float" office:value="0.0276" calcext:value-type="float">
            <text:p>0.0276</text:p>
          </table:table-cell>
          <table:table-cell office:value-type="float" office:value="0" calcext:value-type="float">
            <text:p>0</text:p>
          </table:table-cell>
          <table:table-cell table:number-columns-repeated="2" office:value-type="float" office:value="0.0691" calcext:value-type="float">
            <text:p>0.0691</text:p>
          </table:table-cell>
          <table:table-cell table:number-columns-repeated="2" office:value-type="float" office:value="0" calcext:value-type="float">
            <text:p>0</text:p>
          </table:table-cell>
          <table:table-cell office:value-type="float" office:value="1.5898" calcext:value-type="float">
            <text:p>1.5898</text:p>
          </table:table-cell>
          <table:table-cell office:value-type="float" office:value="1.2442" calcext:value-type="float">
            <text:p>1.2442</text:p>
          </table:table-cell>
          <table:table-cell office:value-type="float" office:value="0.553" calcext:value-type="float">
            <text:p>0.553</text:p>
          </table:table-cell>
          <table:table-cell table:number-columns-repeated="33" office:value-type="float" office:value="0" calcext:value-type="float">
            <text:p>0</text:p>
          </table:table-cell>
          <table:table-cell office:value-type="float" office:value="644.9194" calcext:value-type="float">
            <text:p>644.9194</text:p>
          </table:table-cell>
          <table:table-cell office:value-type="string" calcext:value-type="string">
            <text:p>Grams</text:p>
          </table:table-cell>
          <table:table-cell office:value-type="float" office:value="0.5" calcext:value-type="float">
            <text:p>0.5</text:p>
          </table:table-cell>
          <table:table-cell table:formula="of:=[.O24]*[.DD24]" office:value-type="float" office:value="34.5616" calcext:value-type="float">
            <text:p>34.5616</text:p>
          </table:table-cell>
          <table:table-cell office:value-type="string" calcext:value-type="string">
            <text:p>Chocolate Digestive</text:p>
          </table:table-cell>
          <table:table-cell office:value-type="string" calcext:value-type="string">
            <text:p>2 Digestives Half Coated in Chocolate</text:p>
          </table:table-cell>
          <table:table-cell table:formula="of:=[.DI24]*0.0129" office:value-type="float" office:value="4.15973013" calcext:value-type="float">
            <text:p>4.15973013</text:p>
          </table:table-cell>
          <table:table-cell table:formula="of:=[.DB24]*[.DD24]" office:value-type="float" office:value="322.4597" calcext:value-type="float">
            <text:p>322.4597</text:p>
          </table:table-cell>
          <table:table-cell table:formula="of:=[.AL24]*[.DD24]" office:value-type="float" office:value="168.6606" calcext:value-type="float">
            <text:p>168.6606</text:p>
          </table:table-cell>
          <table:table-cell table:formula="of:=[.AD24]*[.DD24]" office:value-type="float" office:value="8.88235" calcext:value-type="float">
            <text:p>8.88235</text:p>
          </table:table-cell>
          <table:table-cell table:formula="of:=[.BK24]*[.DD24]" office:value-type="float" office:value="8.39845" calcext:value-type="float">
            <text:p>8.39845</text:p>
          </table:table-cell>
          <table:table-cell table:formula="of:=[.BA24]*[.DD24]" office:value-type="float" office:value="2.1774" calcext:value-type="float">
            <text:p>2.1774</text:p>
          </table:table-cell>
          <table:table-cell office:value-type="string" calcext:value-type="string">
            <text:p>chocolate_digestive_biscuit.jpg</text:p>
          </table:table-cell>
          <table:table-cell office:value-type="string" calcext:value-type="string">
            <text:p>https://commons.wikimedia.org/wiki/File:McVitie%27s_chocolate_digestive_biscuit.jpg</text:p>
          </table:table-cell>
          <table:table-cell table:number-columns-repeated="2"/>
        </table:table-row>
        <table:table-row table:style-name="ro1">
          <table:table-cell office:value-type="float" office:value="66" calcext:value-type="float">
            <text:p>66</text:p>
          </table:table-cell>
          <table:table-cell office:value-type="string" calcext:value-type="string">
            <text:p>EGGS BOILED</text:p>
          </table:table-cell>
          <table:table-cell office:value-type="string" calcext:value-type="string">
            <text:p>EGGS AND EGG DISHES</text:p>
          </table:table-cell>
          <table:table-cell office:value-type="string" calcext:value-type="string">
            <text:p>16D</text:p>
          </table:table-cell>
          <table:table-cell office:value-type="string" calcext:value-type="string">
            <text:p>OTHER EGGS AND EGG DISHES INCLUDING HOMEMADE</text:p>
          </table:table-cell>
          <table:table-cell office:value-type="float" office:value="755" calcext:value-type="float">
            <text:p>755</text:p>
          </table:table-cell>
          <table:table-cell office:value-type="string" calcext:value-type="string">
            <text:p>16D</text:p>
          </table:table-cell>
          <table:table-cell office:value-type="string" calcext:value-type="string">
            <text:p>F</text:p>
          </table:table-cell>
          <table:table-cell office:value-type="string" calcext:value-type="string">
            <text:p>Micronutrients &amp; cho upd for the NDNS RP Yr4 using data from Eggs analytical survey, sample 4, HO 23/04/12</text:p>
          </table:table-cell>
          <table:table-cell office:value-type="float" office:value="1" calcext:value-type="float">
            <text:p>1</text:p>
          </table:table-cell>
          <table:table-cell office:value-type="string" calcext:value-type="string">
            <text:p>Macronutrients updated UK FoodComp eggs analytical survey 2011. <text:s/>GS 22/06/11'Micronutrients &amp; cho upd for the NDNS RP Yr4 using data from Eggs analytical survey, sample 4, HO 23/04/12</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Eggs</text:p>
          </table:table-cell>
          <table:table-cell office:value-type="float" office:value="143.1337" calcext:value-type="float">
            <text:p>143.1337</text:p>
          </table:table-cell>
          <table:table-cell table:number-columns-repeated="4" office:value-type="float" office:value="0" calcext:value-type="float">
            <text:p>0</text:p>
          </table:table-cell>
          <table:table-cell office:value-type="float" office:value="24.3327" calcext:value-type="float">
            <text:p>24.3327</text:p>
          </table:table-cell>
          <table:table-cell office:value-type="float" office:value="78.7235" calcext:value-type="float">
            <text:p>78.7235</text:p>
          </table:table-cell>
          <table:table-cell office:value-type="float" office:value="0" calcext:value-type="float">
            <text:p>0</text:p>
          </table:table-cell>
          <table:table-cell office:value-type="float" office:value="515.2811" calcext:value-type="float">
            <text:p>515.2811</text:p>
          </table:table-cell>
          <table:table-cell office:value-type="float" office:value="256.2092" calcext:value-type="float">
            <text:p>256.2092</text:p>
          </table:table-cell>
          <table:table-cell office:value-type="float" office:value="5.253" calcext:value-type="float">
            <text:p>5.253</text:p>
          </table:table-cell>
          <table:table-cell office:value-type="float" office:value="0.2004" calcext:value-type="float">
            <text:p>0.2004</text:p>
          </table:table-cell>
          <table:table-cell office:value-type="float" office:value="1.9752" calcext:value-type="float">
            <text:p>1.9752</text:p>
          </table:table-cell>
          <table:table-cell office:value-type="float" office:value="0.1002" calcext:value-type="float">
            <text:p>0.1002</text:p>
          </table:table-cell>
          <table:table-cell office:value-type="float" office:value="0" calcext:value-type="float">
            <text:p>0</text:p>
          </table:table-cell>
          <table:table-cell office:value-type="float" office:value="13.7408" calcext:value-type="float">
            <text:p>13.7408</text:p>
          </table:table-cell>
          <table:table-cell office:value-type="float" office:value="2.8627" calcext:value-type="float">
            <text:p>2.8627</text:p>
          </table:table-cell>
          <table:table-cell office:value-type="float" office:value="42.9401" calcext:value-type="float">
            <text:p>42.9401</text:p>
          </table:table-cell>
          <table:table-cell table:number-columns-repeated="3" office:value-type="float" office:value="0" calcext:value-type="float">
            <text:p>0</text:p>
          </table:table-cell>
          <table:table-cell office:value-type="float" office:value="74.4295" calcext:value-type="float">
            <text:p>74.4295</text:p>
          </table:table-cell>
          <table:table-cell office:value-type="float" office:value="201.8185" calcext:value-type="float">
            <text:p>201.8185</text:p>
          </table:table-cell>
          <table:table-cell office:value-type="float" office:value="204.6811" calcext:value-type="float">
            <text:p>204.6811</text:p>
          </table:table-cell>
          <table:table-cell office:value-type="float" office:value="851.6452" calcext:value-type="float">
            <text:p>851.6452</text:p>
          </table:table-cell>
          <table:table-cell table:number-columns-repeated="2" office:value-type="float" office:value="0" calcext:value-type="float">
            <text:p>0</text:p>
          </table:table-cell>
          <table:table-cell office:value-type="float" office:value="20.0387" calcext:value-type="float">
            <text:p>20.0387</text:p>
          </table:table-cell>
          <table:table-cell office:value-type="float" office:value="0" calcext:value-type="float">
            <text:p>0</text:p>
          </table:table-cell>
          <table:table-cell office:value-type="float" office:value="0.0573" calcext:value-type="float">
            <text:p>0.0573</text:p>
          </table:table-cell>
          <table:table-cell office:value-type="float" office:value="214.7005" calcext:value-type="float">
            <text:p>214.7005</text:p>
          </table:table-cell>
          <table:table-cell office:value-type="float" office:value="8.9459" calcext:value-type="float">
            <text:p>8.9459</text:p>
          </table:table-cell>
          <table:table-cell office:value-type="float" office:value="2.8627" calcext:value-type="float">
            <text:p>2.8627</text:p>
          </table:table-cell>
          <table:table-cell office:value-type="float" office:value="5.2959" calcext:value-type="float">
            <text:p>5.2959</text:p>
          </table:table-cell>
          <table:table-cell table:number-columns-repeated="2" office:value-type="float" office:value="0" calcext:value-type="float">
            <text:p>0</text:p>
          </table:table-cell>
          <table:table-cell office:value-type="float" office:value="293.424" calcext:value-type="float">
            <text:p>293.424</text:p>
          </table:table-cell>
          <table:table-cell office:value-type="float" office:value="1.8607" calcext:value-type="float">
            <text:p>1.8607</text:p>
          </table:table-cell>
          <table:table-cell office:value-type="float" office:value="20.1818" calcext:value-type="float">
            <text:p>20.1818</text:p>
          </table:table-cell>
          <table:table-cell office:value-type="float" office:value="171.7604" calcext:value-type="float">
            <text:p>171.7604</text:p>
          </table:table-cell>
          <table:table-cell office:value-type="float" office:value="0.6727" calcext:value-type="float">
            <text:p>0.6727</text:p>
          </table:table-cell>
          <table:table-cell office:value-type="float" office:value="3.8646" calcext:value-type="float">
            <text:p>3.8646</text:p>
          </table:table-cell>
          <table:table-cell office:value-type="float" office:value="38.6461" calcext:value-type="float">
            <text:p>38.6461</text:p>
          </table:table-cell>
          <table:table-cell table:number-columns-repeated="2" office:value-type="float" office:value="0" calcext:value-type="float">
            <text:p>0</text:p>
          </table:table-cell>
          <table:table-cell office:value-type="float" office:value="0.1145" calcext:value-type="float">
            <text:p>0.1145</text:p>
          </table:table-cell>
          <table:table-cell office:value-type="float" office:value="0" calcext:value-type="float">
            <text:p>0</text:p>
          </table:table-cell>
          <table:table-cell office:value-type="float" office:value="3.2921" calcext:value-type="float">
            <text:p>3.2921</text:p>
          </table:table-cell>
          <table:table-cell office:value-type="float" office:value="0" calcext:value-type="float">
            <text:p>0</text:p>
          </table:table-cell>
          <table:table-cell office:value-type="float" office:value="0.0143" calcext:value-type="float">
            <text:p>0.0143</text:p>
          </table:table-cell>
          <table:table-cell office:value-type="float" office:value="171.7604" calcext:value-type="float">
            <text:p>171.7604</text:p>
          </table:table-cell>
          <table:table-cell office:value-type="float" office:value="2.8627" calcext:value-type="float">
            <text:p>2.8627</text:p>
          </table:table-cell>
          <table:table-cell office:value-type="float" office:value="0.1431" calcext:value-type="float">
            <text:p>0.1431</text:p>
          </table:table-cell>
          <table:table-cell office:value-type="float" office:value="0" calcext:value-type="float">
            <text:p>0</text:p>
          </table:table-cell>
          <table:table-cell office:value-type="float" office:value="4.5803" calcext:value-type="float">
            <text:p>4.5803</text:p>
          </table:table-cell>
          <table:table-cell office:value-type="float" office:value="2.2901" calcext:value-type="float">
            <text:p>2.2901</text:p>
          </table:table-cell>
          <table:table-cell office:value-type="float" office:value="107.9228" calcext:value-type="float">
            <text:p>107.9228</text:p>
          </table:table-cell>
          <table:table-cell office:value-type="float" office:value="1.8607" calcext:value-type="float">
            <text:p>1.8607</text:p>
          </table:table-cell>
          <table:table-cell table:number-columns-repeated="33" office:value-type="float" office:value="0" calcext:value-type="float">
            <text:p>0</text:p>
          </table:table-cell>
          <table:table-cell office:value-type="float" office:value="702.7862" calcext:value-type="float">
            <text:p>702.7862</text:p>
          </table:table-cell>
          <table:table-cell office:value-type="string" calcext:value-type="string">
            <text:p>Grams</text:p>
          </table:table-cell>
          <table:table-cell office:value-type="float" office:value="0.8" calcext:value-type="float">
            <text:p>0.8</text:p>
          </table:table-cell>
          <table:table-cell table:formula="of:=[.O25]*[.DD25]" office:value-type="float" office:value="114.50696" calcext:value-type="float">
            <text:p>114.50696</text:p>
          </table:table-cell>
          <table:table-cell office:value-type="string" calcext:value-type="string">
            <text:p>Eggs</text:p>
          </table:table-cell>
          <table:table-cell office:value-type="string" calcext:value-type="string">
            <text:p>Two Uncooked Eggs</text:p>
          </table:table-cell>
          <table:table-cell table:formula="of:=[.DI25]*0.0129" office:value-type="float" office:value="5.00565744303" calcext:value-type="float">
            <text:p>5.005657443</text:p>
          </table:table-cell>
          <table:table-cell table:formula="of:=3.38875*[.DE25]" office:value-type="float" office:value="388.0354607" calcext:value-type="float">
            <text:p>388.0354607</text:p>
          </table:table-cell>
          <table:table-cell table:formula="of:=[.AL25]*[.DD25]" office:value-type="float" office:value="163.74488" calcext:value-type="float">
            <text:p>163.74488</text:p>
          </table:table-cell>
          <table:table-cell table:formula="of:=[.AD25]*[.DD25]" office:value-type="float" office:value="10.99264" calcext:value-type="float">
            <text:p>10.99264</text:p>
          </table:table-cell>
          <table:table-cell table:formula="of:=[.BK25]*[.DD25]" office:value-type="float" office:value="0" calcext:value-type="float">
            <text:p>0</text:p>
          </table:table-cell>
          <table:table-cell table:formula="of:=[.BA25]*[.DD25]" office:value-type="float" office:value="16.14544" calcext:value-type="float">
            <text:p>16.14544</text:p>
          </table:table-cell>
          <table:table-cell office:value-type="string" calcext:value-type="string">
            <text:p>egg.jpg</text:p>
          </table:table-cell>
          <table:table-cell office:value-type="string" calcext:value-type="string">
            <text:p>https://pixnio.com/food-and-drink/egg-on-white-background</text:p>
          </table:table-cell>
          <table:table-cell table:number-columns-repeated="2"/>
        </table:table-row>
        <table:table-row table:style-name="ro1">
          <table:table-cell office:value-type="float" office:value="72" calcext:value-type="float">
            <text:p>72</text:p>
          </table:table-cell>
          <table:table-cell office:value-type="string" calcext:value-type="string">
            <text:p>GARLIC RAW</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1743" calcext:value-type="float">
            <text:p>1743</text:p>
          </table:table-cell>
          <table:table-cell office:value-type="string" calcext:value-type="string">
            <text:p>36B</text:p>
          </table:table-cell>
          <table:table-cell office:value-type="string" calcext:value-type="string">
            <text:p>F</text:p>
          </table:table-cell>
          <table:table-cell office:value-type="string" calcext:value-type="string">
            <text:p>VHS 244</text:p>
          </table:table-cell>
          <table:table-cell office:value-type="float" office:value="1" calcext:value-type="float">
            <text:p>1</text:p>
          </table:table-cell>
          <table:table-cell office:value-type="string" calcext:value-type="string">
            <text:p>last updated 1992</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Salad and raw veg</text:p>
          </table:table-cell>
          <table:table-cell office:value-type="float" office:value="0.7533" calcext:value-type="float">
            <text:p>0.7533</text:p>
          </table:table-cell>
          <table:table-cell table:number-columns-repeated="4" office:value-type="float" office:value="0" calcext:value-type="float">
            <text:p>0</text:p>
          </table:table-cell>
          <table:table-cell office:value-type="float" office:value="0.0075" calcext:value-type="float">
            <text:p>0.0075</text:p>
          </table:table-cell>
          <table:table-cell office:value-type="float" office:value="0.1431" calcext:value-type="float">
            <text:p>0.1431</text:p>
          </table:table-cell>
          <table:table-cell office:value-type="float" office:value="0.1228" calcext:value-type="float">
            <text:p>0.1228</text:p>
          </table:table-cell>
          <table:table-cell office:value-type="float" office:value="0" calcext:value-type="float">
            <text:p>0</text:p>
          </table:table-cell>
          <table:table-cell office:value-type="float" office:value="0.5499" calcext:value-type="float">
            <text:p>0.5499</text:p>
          </table:table-cell>
          <table:table-cell office:value-type="float" office:value="0.0001" calcext:value-type="float">
            <text:p>0.0001</text:p>
          </table:table-cell>
          <table:table-cell office:value-type="float" office:value="0.0002" calcext:value-type="float">
            <text:p>0.0002</text:p>
          </table:table-cell>
          <table:table-cell office:value-type="float" office:value="0.0023" calcext:value-type="float">
            <text:p>0.0023</text:p>
          </table:table-cell>
          <table:table-cell office:value-type="float" office:value="0.0005" calcext:value-type="float">
            <text:p>0.0005</text:p>
          </table:table-cell>
          <table:table-cell office:value-type="float" office:value="0.0309" calcext:value-type="float">
            <text:p>0.0309</text:p>
          </table:table-cell>
          <table:table-cell office:value-type="float" office:value="0.0045" calcext:value-type="float">
            <text:p>0.0045</text:p>
          </table:table-cell>
          <table:table-cell office:value-type="float" office:value="0.0143" calcext:value-type="float">
            <text:p>0.0143</text:p>
          </table:table-cell>
          <table:table-cell office:value-type="float" office:value="0.0377" calcext:value-type="float">
            <text:p>0.0377</text:p>
          </table:table-cell>
          <table:table-cell office:value-type="float" office:value="0.0045" calcext:value-type="float">
            <text:p>0.0045</text:p>
          </table:table-cell>
          <table:table-cell office:value-type="float" office:value="0.003" calcext:value-type="float">
            <text:p>0.003</text:p>
          </table:table-cell>
          <table:table-cell office:value-type="float" office:value="0" calcext:value-type="float">
            <text:p>0</text:p>
          </table:table-cell>
          <table:table-cell office:value-type="float" office:value="0.0226" calcext:value-type="float">
            <text:p>0.0226</text:p>
          </table:table-cell>
          <table:table-cell office:value-type="float" office:value="4.6707" calcext:value-type="float">
            <text:p>4.6707</text:p>
          </table:table-cell>
          <table:table-cell office:value-type="float" office:value="0.7383" calcext:value-type="float">
            <text:p>0.7383</text:p>
          </table:table-cell>
          <table:table-cell office:value-type="float" office:value="3.0962" calcext:value-type="float">
            <text:p>3.0962</text:p>
          </table:table-cell>
          <table:table-cell table:number-columns-repeated="2" office:value-type="float" office:value="0" calcext:value-type="float">
            <text:p>0</text:p>
          </table:table-cell>
          <table:table-cell office:value-type="float" office:value="0.1883" calcext:value-type="float">
            <text:p>0.1883</text:p>
          </table:table-cell>
          <table:table-cell office:value-type="float" office:value="0.0121" calcext:value-type="float">
            <text:p>0.0121</text:p>
          </table:table-cell>
          <table:table-cell office:value-type="float" office:value="0.0038" calcext:value-type="float">
            <text:p>0.0038</text:p>
          </table:table-cell>
          <table:table-cell office:value-type="float" office:value="0.0301" calcext:value-type="float">
            <text:p>0.0301</text:p>
          </table:table-cell>
          <table:table-cell office:value-type="float" office:value="0.0471" calcext:value-type="float">
            <text:p>0.0471</text:p>
          </table:table-cell>
          <table:table-cell office:value-type="float" office:value="0.0143" calcext:value-type="float">
            <text:p>0.0143</text:p>
          </table:table-cell>
          <table:table-cell office:value-type="float" office:value="0.009" calcext:value-type="float">
            <text:p>0.009</text:p>
          </table:table-cell>
          <table:table-cell table:number-columns-repeated="2" office:value-type="float" office:value="0" calcext:value-type="float">
            <text:p>0</text:p>
          </table:table-cell>
          <table:table-cell office:value-type="float" office:value="1.2807" calcext:value-type="float">
            <text:p>1.2807</text:p>
          </table:table-cell>
          <table:table-cell office:value-type="float" office:value="0.0008" calcext:value-type="float">
            <text:p>0.0008</text:p>
          </table:table-cell>
          <table:table-cell office:value-type="float" office:value="0.0595" calcext:value-type="float">
            <text:p>0.0595</text:p>
          </table:table-cell>
          <table:table-cell office:value-type="float" office:value="0" calcext:value-type="float">
            <text:p>0</text:p>
          </table:table-cell>
          <table:table-cell office:value-type="float" office:value="0.0002" calcext:value-type="float">
            <text:p>0.0002</text:p>
          </table:table-cell>
          <table:table-cell office:value-type="float" office:value="0.0009" calcext:value-type="float">
            <text:p>0.0009</text:p>
          </table:table-cell>
          <table:table-cell office:value-type="float" office:value="0.0151" calcext:value-type="float">
            <text:p>0.0151</text:p>
          </table:table-cell>
          <table:table-cell office:value-type="float" office:value="0.1107" calcext:value-type="float">
            <text:p>0.1107</text:p>
          </table:table-cell>
          <table:table-cell office:value-type="float" office:value="0.0045" calcext:value-type="float">
            <text:p>0.0045</text:p>
          </table:table-cell>
          <table:table-cell office:value-type="float" office:value="0.001" calcext:value-type="float">
            <text:p>0.001</text:p>
          </table:table-cell>
          <table:table-cell office:value-type="float" office:value="0" calcext:value-type="float">
            <text:p>0</text:p>
          </table:table-cell>
          <table:table-cell office:value-type="float" office:value="0.0098" calcext:value-type="float">
            <text:p>0.0098</text:p>
          </table:table-cell>
          <table:table-cell office:value-type="float" office:value="0.0121" calcext:value-type="float">
            <text:p>0.0121</text:p>
          </table:table-cell>
          <table:table-cell table:number-columns-repeated="3" office:value-type="float" office:value="0" calcext:value-type="float">
            <text:p>0</text:p>
          </table:table-cell>
          <table:table-cell office:value-type="float" office:value="0.003" calcext:value-type="float">
            <text:p>0.003</text:p>
          </table:table-cell>
          <table:table-cell office:value-type="float" office:value="0.1281" calcext:value-type="float">
            <text:p>0.1281</text:p>
          </table:table-cell>
          <table:table-cell table:number-columns-repeated="2" office:value-type="float" office:value="0" calcext:value-type="float">
            <text:p>0</text:p>
          </table:table-cell>
          <table:table-cell office:value-type="float" office:value="0.4844" calcext:value-type="float">
            <text:p>0.4844</text:p>
          </table:table-cell>
          <table:table-cell office:value-type="float" office:value="0.0075" calcext:value-type="float">
            <text:p>0.0075</text:p>
          </table:table-cell>
          <table:table-cell table:number-columns-repeated="10" office:value-type="float" office:value="0" calcext:value-type="float">
            <text:p>0</text:p>
          </table:table-cell>
          <table:table-cell office:value-type="float" office:value="0.7533" calcext:value-type="float">
            <text:p>0.7533</text:p>
          </table:table-cell>
          <table:table-cell table:number-columns-repeated="22" office:value-type="float" office:value="0" calcext:value-type="float">
            <text:p>0</text:p>
          </table:table-cell>
          <table:table-cell office:value-type="float" office:value="0.8287" calcext:value-type="float">
            <text:p>0.8287</text:p>
          </table:table-cell>
          <table:table-cell office:value-type="string" calcext:value-type="string">
            <text:p>Grams</text:p>
          </table:table-cell>
          <table:table-cell office:value-type="float" office:value="5" calcext:value-type="float">
            <text:p>5</text:p>
          </table:table-cell>
          <table:table-cell table:formula="of:=[.O26]*[.DD26]" office:value-type="float" office:value="3.7665" calcext:value-type="float">
            <text:p>3.7665</text:p>
          </table:table-cell>
          <table:table-cell office:value-type="string" calcext:value-type="string">
            <text:p>Garlic</text:p>
          </table:table-cell>
          <table:table-cell office:value-type="string" calcext:value-type="string">
            <text:p>1 Clove of Garlic</text:p>
          </table:table-cell>
          <table:table-cell table:formula="of:=[.DI26]*0.0129" office:value-type="float" office:value="0.0276950745" calcext:value-type="float">
            <text:p>0.0276950745</text:p>
          </table:table-cell>
          <table:table-cell table:formula="of:=0.57*[.DE26]" office:value-type="float" office:value="2.146905" calcext:value-type="float">
            <text:p>2.146905</text:p>
          </table:table-cell>
          <table:table-cell table:formula="of:=[.AL26]*[.DD26]" office:value-type="float" office:value="3.6915" calcext:value-type="float">
            <text:p>3.6915</text:p>
          </table:table-cell>
          <table:table-cell table:formula="of:=[.AD26]*[.DD26]" office:value-type="float" office:value="0.0225" calcext:value-type="float">
            <text:p>0.0225</text:p>
          </table:table-cell>
          <table:table-cell table:formula="of:=[.BK26]*[.DD26]" office:value-type="float" office:value="0.0605" calcext:value-type="float">
            <text:p>0.0605</text:p>
          </table:table-cell>
          <table:table-cell table:formula="of:=[.BA26]*[.DD26]" office:value-type="float" office:value="0.2975" calcext:value-type="float">
            <text:p>0.2975</text:p>
          </table:table-cell>
          <table:table-cell office:value-type="string" calcext:value-type="string">
            <text:p>garlic.jpg</text:p>
          </table:table-cell>
          <table:table-cell office:value-type="string" calcext:value-type="string">
            <text:p>https://commons.wikimedia.org/wiki/File:Opened_garlic_bulb_with_garlic_clove.jpg</text:p>
          </table:table-cell>
          <table:table-cell table:number-columns-repeated="2"/>
        </table:table-row>
        <table:table-row table:style-name="ro1">
          <table:table-cell office:value-type="float" office:value="76" calcext:value-type="float">
            <text:p>76</text:p>
          </table:table-cell>
          <table:table-cell office:value-type="string" calcext:value-type="string">
            <text:p>GRAPES GREEN/WHITE RAW FLESH &amp; SKIN ONLY NOT PIPS</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2043" calcext:value-type="float">
            <text:p>2043</text:p>
          </table:table-cell>
          <table:table-cell office:value-type="string" calcext:value-type="string">
            <text:p>40R</text:p>
          </table:table-cell>
          <table:table-cell office:value-type="string" calcext:value-type="string">
            <text:p>F</text:p>
          </table:table-cell>
          <table:table-cell office:value-type="string" calcext:value-type="string">
            <text:p>Updated for RP yr 6 p2 based on F&amp;V analytical survey composite sample 43 05/08/2014</text:p>
          </table:table-cell>
          <table:table-cell office:value-type="float" office:value="1" calcext:value-type="float">
            <text:p>1</text:p>
          </table:table-cell>
          <table:table-cell office:value-type="string" calcext:value-type="string">
            <text:p>NDNS RP Yr 6 Phase 2: Updated <text:s/>05/08/2014</text:p>
          </table:table-cell>
          <table:table-cell office:value-type="float" office:value="1" calcext:value-type="float">
            <text:p>1</text:p>
          </table:table-cell>
          <table:table-cell office:value-type="string" calcext:value-type="string">
            <text:p>Average of CO2e values for Bananas <text:s/>from From Clune et al 2017, multiplied by1</text:p>
          </table:table-cell>
          <table:table-cell office:value-type="string" calcext:value-type="string">
            <text:p>Fruit, fruit juice</text:p>
          </table:table-cell>
          <table:table-cell office:value-type="float" office:value="30.2578" calcext:value-type="float">
            <text:p>30.2578</text:p>
          </table:table-cell>
          <table:table-cell table:number-columns-repeated="5" office:value-type="float" office:value="0" calcext:value-type="float">
            <text:p>0</text:p>
          </table:table-cell>
          <table:table-cell office:value-type="float" office:value="2.4206" calcext:value-type="float">
            <text:p>2.4206</text:p>
          </table:table-cell>
          <table:table-cell office:value-type="float" office:value="4.5992" calcext:value-type="float">
            <text:p>4.5992</text:p>
          </table:table-cell>
          <table:table-cell office:value-type="float" office:value="0" calcext:value-type="float">
            <text:p>0</text:p>
          </table:table-cell>
          <table:table-cell office:value-type="float" office:value="13.3134" calcext:value-type="float">
            <text:p>13.3134</text:p>
          </table:table-cell>
          <table:table-cell office:value-type="float" office:value="0" calcext:value-type="float">
            <text:p>0</text:p>
          </table:table-cell>
          <table:table-cell office:value-type="float" office:value="0.0061" calcext:value-type="float">
            <text:p>0.0061</text:p>
          </table:table-cell>
          <table:table-cell office:value-type="float" office:value="0.0182" calcext:value-type="float">
            <text:p>0.0182</text:p>
          </table:table-cell>
          <table:table-cell office:value-type="float" office:value="0.0212" calcext:value-type="float">
            <text:p>0.0212</text:p>
          </table:table-cell>
          <table:table-cell office:value-type="float" office:value="0.2118" calcext:value-type="float">
            <text:p>0.2118</text:p>
          </table:table-cell>
          <table:table-cell table:number-columns-repeated="2" office:value-type="float" office:value="0.0605" calcext:value-type="float">
            <text:p>0.0605</text:p>
          </table:table-cell>
          <table:table-cell office:value-type="float" office:value="1.8155" calcext:value-type="float">
            <text:p>1.8155</text:p>
          </table:table-cell>
          <table:table-cell office:value-type="float" office:value="2.3904" calcext:value-type="float">
            <text:p>2.3904</text:p>
          </table:table-cell>
          <table:table-cell office:value-type="float" office:value="2.2088" calcext:value-type="float">
            <text:p>2.2088</text:p>
          </table:table-cell>
          <table:table-cell office:value-type="float" office:value="0" calcext:value-type="float">
            <text:p>0</text:p>
          </table:table-cell>
          <table:table-cell office:value-type="float" office:value="0.3026" calcext:value-type="float">
            <text:p>0.3026</text:p>
          </table:table-cell>
          <table:table-cell office:value-type="float" office:value="65.6595" calcext:value-type="float">
            <text:p>65.6595</text:p>
          </table:table-cell>
          <table:table-cell office:value-type="float" office:value="18.7598" calcext:value-type="float">
            <text:p>18.7598</text:p>
          </table:table-cell>
          <table:table-cell office:value-type="float" office:value="79.5781" calcext:value-type="float">
            <text:p>79.5781</text:p>
          </table:table-cell>
          <table:table-cell table:number-columns-repeated="2" office:value-type="float" office:value="0" calcext:value-type="float">
            <text:p>0</text:p>
          </table:table-cell>
          <table:table-cell office:value-type="float" office:value="1.8155" calcext:value-type="float">
            <text:p>1.8155</text:p>
          </table:table-cell>
          <table:table-cell office:value-type="float" office:value="4.5992" calcext:value-type="float">
            <text:p>4.5992</text:p>
          </table:table-cell>
          <table:table-cell office:value-type="float" office:value="0.0182" calcext:value-type="float">
            <text:p>0.0182</text:p>
          </table:table-cell>
          <table:table-cell office:value-type="float" office:value="0.3026" calcext:value-type="float">
            <text:p>0.3026</text:p>
          </table:table-cell>
          <table:table-cell office:value-type="float" office:value="1.8911" calcext:value-type="float">
            <text:p>1.8911</text:p>
          </table:table-cell>
          <table:table-cell office:value-type="float" office:value="0.0605" calcext:value-type="float">
            <text:p>0.0605</text:p>
          </table:table-cell>
          <table:table-cell office:value-type="float" office:value="0.0908" calcext:value-type="float">
            <text:p>0.0908</text:p>
          </table:table-cell>
          <table:table-cell table:number-columns-repeated="2" office:value-type="float" office:value="0" calcext:value-type="float">
            <text:p>0</text:p>
          </table:table-cell>
          <table:table-cell office:value-type="float" office:value="5.749" calcext:value-type="float">
            <text:p>5.749</text:p>
          </table:table-cell>
          <table:table-cell office:value-type="float" office:value="0.0303" calcext:value-type="float">
            <text:p>0.0303</text:p>
          </table:table-cell>
          <table:table-cell office:value-type="float" office:value="0.2118" calcext:value-type="float">
            <text:p>0.2118</text:p>
          </table:table-cell>
          <table:table-cell office:value-type="float" office:value="0" calcext:value-type="float">
            <text:p>0</text:p>
          </table:table-cell>
          <table:table-cell office:value-type="float" office:value="0.003" calcext:value-type="float">
            <text:p>0.003</text:p>
          </table:table-cell>
          <table:table-cell office:value-type="float" office:value="0.0242" calcext:value-type="float">
            <text:p>0.0242</text:p>
          </table:table-cell>
          <table:table-cell table:number-columns-repeated="3" office:value-type="float" office:value="0" calcext:value-type="float">
            <text:p>0</text:p>
          </table:table-cell>
          <table:table-cell office:value-type="float" office:value="0.0121" calcext:value-type="float">
            <text:p>0.0121</text:p>
          </table:table-cell>
          <table:table-cell office:value-type="float" office:value="0" calcext:value-type="float">
            <text:p>0</text:p>
          </table:table-cell>
          <table:table-cell office:value-type="float" office:value="0.0303" calcext:value-type="float">
            <text:p>0.0303</text:p>
          </table:table-cell>
          <table:table-cell office:value-type="float" office:value="4.5992" calcext:value-type="float">
            <text:p>4.5992</text:p>
          </table:table-cell>
          <table:table-cell table:number-columns-repeated="4" office:value-type="float" office:value="0" calcext:value-type="float">
            <text:p>0</text:p>
          </table:table-cell>
          <table:table-cell office:value-type="float" office:value="0.6052" calcext:value-type="float">
            <text:p>0.6052</text:p>
          </table:table-cell>
          <table:table-cell office:value-type="float" office:value="0" calcext:value-type="float">
            <text:p>0</text:p>
          </table:table-cell>
          <table:table-cell office:value-type="float" office:value="0.0605" calcext:value-type="float">
            <text:p>0.0605</text:p>
          </table:table-cell>
          <table:table-cell office:value-type="float" office:value="25.0232" calcext:value-type="float">
            <text:p>25.0232</text:p>
          </table:table-cell>
          <table:table-cell office:value-type="float" office:value="0" calcext:value-type="float">
            <text:p>0</text:p>
          </table:table-cell>
          <table:table-cell office:value-type="float" office:value="30.2578" calcext:value-type="float">
            <text:p>30.2578</text:p>
          </table:table-cell>
          <table:table-cell table:number-columns-repeated="32" office:value-type="float" office:value="0" calcext:value-type="float">
            <text:p>0</text:p>
          </table:table-cell>
          <table:table-cell office:value-type="float" office:value="23.7826" calcext:value-type="float">
            <text:p>23.7826</text:p>
          </table:table-cell>
          <table:table-cell office:value-type="string" calcext:value-type="string">
            <text:p>Grams</text:p>
          </table:table-cell>
          <table:table-cell office:value-type="float" office:value="1" calcext:value-type="float">
            <text:p>1</text:p>
          </table:table-cell>
          <table:table-cell table:formula="of:=[.O27]*[.DD27]" office:value-type="float" office:value="30.2578" calcext:value-type="float">
            <text:p>30.2578</text:p>
          </table:table-cell>
          <table:table-cell office:value-type="string" calcext:value-type="string">
            <text:p>Grapes</text:p>
          </table:table-cell>
          <table:table-cell office:value-type="string" calcext:value-type="string">
            <text:p>Handful of Green Grapes, 30 g</text:p>
          </table:table-cell>
          <table:table-cell table:formula="of:=[.DI27]*0.0129" office:value-type="float" office:value="0.30679554" calcext:value-type="float">
            <text:p>0.30679554</text:p>
          </table:table-cell>
          <table:table-cell table:formula="of:=[.DB27]*[.DD27]" office:value-type="float" office:value="23.7826" calcext:value-type="float">
            <text:p>23.7826</text:p>
          </table:table-cell>
          <table:table-cell table:formula="of:=[.AL27]*[.DD27]" office:value-type="float" office:value="18.7598" calcext:value-type="float">
            <text:p>18.7598</text:p>
          </table:table-cell>
          <table:table-cell table:formula="of:=[.AD27]*[.DD27]" office:value-type="float" office:value="0.0605" calcext:value-type="float">
            <text:p>0.0605</text:p>
          </table:table-cell>
          <table:table-cell table:formula="of:=[.BK27]*[.DD27]" office:value-type="float" office:value="4.5992" calcext:value-type="float">
            <text:p>4.5992</text:p>
          </table:table-cell>
          <table:table-cell table:formula="of:=[.BA27]*[.DD27]" office:value-type="float" office:value="0.2118" calcext:value-type="float">
            <text:p>0.2118</text:p>
          </table:table-cell>
          <table:table-cell office:value-type="string" calcext:value-type="string">
            <text:p>green-grapes.jpg</text:p>
          </table:table-cell>
          <table:table-cell office:value-type="string" calcext:value-type="string">
            <text:p>http://www.picserver.org/g/green-grapes-3.html</text:p>
          </table:table-cell>
          <table:table-cell table:number-columns-repeated="2"/>
        </table:table-row>
        <table:table-row table:style-name="ro1">
          <table:table-cell office:value-type="float" office:value="78" calcext:value-type="float">
            <text:p>78</text:p>
          </table:table-cell>
          <table:table-cell office:value-type="string" calcext:value-type="string">
            <text:p>GRAVY THICKENED NO FAT</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425" calcext:value-type="float">
            <text:p>2425</text:p>
          </table:table-cell>
          <table:table-cell office:value-type="string" calcext:value-type="string">
            <text:p>50R</text:p>
          </table:table-cell>
          <table:table-cell office:value-type="string" calcext:value-type="string">
            <text:p>R</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31.389" calcext:value-type="float">
            <text:p>31.389</text:p>
          </table:table-cell>
          <table:table-cell table:number-columns-repeated="5" office:value-type="float" office:value="0" calcext:value-type="float">
            <text:p>0</text:p>
          </table:table-cell>
          <table:table-cell office:value-type="float" office:value="3.7667" calcext:value-type="float">
            <text:p>3.7667</text:p>
          </table:table-cell>
          <table:table-cell office:value-type="float" office:value="3.0447" calcext:value-type="float">
            <text:p>3.0447</text:p>
          </table:table-cell>
          <table:table-cell office:value-type="float" office:value="0" calcext:value-type="float">
            <text:p>0</text:p>
          </table:table-cell>
          <table:table-cell office:value-type="float" office:value="46.7695" calcext:value-type="float">
            <text:p>46.7695</text:p>
          </table:table-cell>
          <table:table-cell office:value-type="float" office:value="0.0314" calcext:value-type="float">
            <text:p>0.0314</text:p>
          </table:table-cell>
          <table:table-cell office:value-type="float" office:value="0.0031" calcext:value-type="float">
            <text:p>0.0031</text:p>
          </table:table-cell>
          <table:table-cell office:value-type="float" office:value="0.0157" calcext:value-type="float">
            <text:p>0.0157</text:p>
          </table:table-cell>
          <table:table-cell office:value-type="float" office:value="0.0063" calcext:value-type="float">
            <text:p>0.0063</text:p>
          </table:table-cell>
          <table:table-cell table:number-columns-repeated="2" office:value-type="float" office:value="0.1256" calcext:value-type="float">
            <text:p>0.1256</text:p>
          </table:table-cell>
          <table:table-cell office:value-type="float" office:value="0.0942" calcext:value-type="float">
            <text:p>0.0942</text:p>
          </table:table-cell>
          <table:table-cell office:value-type="float" office:value="0.3139" calcext:value-type="float">
            <text:p>0.3139</text:p>
          </table:table-cell>
          <table:table-cell table:number-columns-repeated="3" office:value-type="float" office:value="0" calcext:value-type="float">
            <text:p>0</text:p>
          </table:table-cell>
          <table:table-cell office:value-type="float" office:value="0.3139" calcext:value-type="float">
            <text:p>0.3139</text:p>
          </table:table-cell>
          <table:table-cell office:value-type="float" office:value="8.475" calcext:value-type="float">
            <text:p>8.475</text:p>
          </table:table-cell>
          <table:table-cell office:value-type="float" office:value="14.125" calcext:value-type="float">
            <text:p>14.125</text:p>
          </table:table-cell>
          <table:table-cell office:value-type="float" office:value="59.9529" calcext:value-type="float">
            <text:p>59.9529</text:p>
          </table:table-cell>
          <table:table-cell table:number-columns-repeated="2" office:value-type="float" office:value="0" calcext:value-type="float">
            <text:p>0</text:p>
          </table:table-cell>
          <table:table-cell office:value-type="float" office:value="0.9417" calcext:value-type="float">
            <text:p>0.9417</text:p>
          </table:table-cell>
          <table:table-cell office:value-type="float" office:value="0.0314" calcext:value-type="float">
            <text:p>0.0314</text:p>
          </table:table-cell>
          <table:table-cell office:value-type="float" office:value="0.0283" calcext:value-type="float">
            <text:p>0.0283</text:p>
          </table:table-cell>
          <table:table-cell office:value-type="float" office:value="50.2223" calcext:value-type="float">
            <text:p>50.2223</text:p>
          </table:table-cell>
          <table:table-cell office:value-type="float" office:value="2.4326" calcext:value-type="float">
            <text:p>2.4326</text:p>
          </table:table-cell>
          <table:table-cell office:value-type="float" office:value="0.0628" calcext:value-type="float">
            <text:p>0.0628</text:p>
          </table:table-cell>
          <table:table-cell office:value-type="float" office:value="0.2511" calcext:value-type="float">
            <text:p>0.2511</text:p>
          </table:table-cell>
          <table:table-cell table:number-columns-repeated="2" office:value-type="float" office:value="0" calcext:value-type="float">
            <text:p>0</text:p>
          </table:table-cell>
          <table:table-cell office:value-type="float" office:value="5.0222" calcext:value-type="float">
            <text:p>5.0222</text:p>
          </table:table-cell>
          <table:table-cell office:value-type="float" office:value="0" calcext:value-type="float">
            <text:p>0</text:p>
          </table:table-cell>
          <table:table-cell office:value-type="float" office:value="0.4081" calcext:value-type="float">
            <text:p>0.4081</text:p>
          </table:table-cell>
          <table:table-cell office:value-type="float" office:value="0" calcext:value-type="float">
            <text:p>0</text:p>
          </table:table-cell>
          <table:table-cell office:value-type="float" office:value="0.0063" calcext:value-type="float">
            <text:p>0.0063</text:p>
          </table:table-cell>
          <table:table-cell office:value-type="float" office:value="0.0408" calcext:value-type="float">
            <text:p>0.0408</text:p>
          </table:table-cell>
          <table:table-cell office:value-type="float" office:value="0.3139" calcext:value-type="float">
            <text:p>0.3139</text:p>
          </table:table-cell>
          <table:table-cell office:value-type="float" office:value="3.0133" calcext:value-type="float">
            <text:p>3.0133</text:p>
          </table:table-cell>
          <table:table-cell office:value-type="float" office:value="0.0314" calcext:value-type="float">
            <text:p>0.0314</text:p>
          </table:table-cell>
          <table:table-cell office:value-type="float" office:value="0.0063" calcext:value-type="float">
            <text:p>0.0063</text:p>
          </table:table-cell>
          <table:table-cell office:value-type="float" office:value="0" calcext:value-type="float">
            <text:p>0</text:p>
          </table:table-cell>
          <table:table-cell office:value-type="float" office:value="0.0628" calcext:value-type="float">
            <text:p>0.0628</text:p>
          </table:table-cell>
          <table:table-cell office:value-type="float" office:value="0.0314" calcext:value-type="float">
            <text:p>0.0314</text:p>
          </table:table-cell>
          <table:table-cell office:value-type="float" office:value="0.0031" calcext:value-type="float">
            <text:p>0.0031</text:p>
          </table:table-cell>
          <table:table-cell table:number-columns-repeated="5" office:value-type="float" office:value="0" calcext:value-type="float">
            <text:p>0</text:p>
          </table:table-cell>
          <table:table-cell office:value-type="float" office:value="0.0314" calcext:value-type="float">
            <text:p>0.0314</text:p>
          </table:table-cell>
          <table:table-cell office:value-type="float" office:value="27.7165" calcext:value-type="float">
            <text:p>27.7165</text:p>
          </table:table-cell>
          <table:table-cell office:value-type="float" office:value="0.0314" calcext:value-type="float">
            <text:p>0.0314</text:p>
          </table:table-cell>
          <table:table-cell table:number-columns-repeated="33" office:value-type="float" office:value="0" calcext:value-type="float">
            <text:p>0</text:p>
          </table:table-cell>
          <table:table-cell office:value-type="float" office:value="148.4698" calcext:value-type="float">
            <text:p>148.4698</text:p>
          </table:table-cell>
          <table:table-cell office:value-type="string" calcext:value-type="string">
            <text:p>Grams</text:p>
          </table:table-cell>
          <table:table-cell office:value-type="float" office:value="1" calcext:value-type="float">
            <text:p>1</text:p>
          </table:table-cell>
          <table:table-cell table:formula="of:=[.O28]*[.DD28]" office:value-type="float" office:value="31.389" calcext:value-type="float">
            <text:p>31.389</text:p>
          </table:table-cell>
          <table:table-cell office:value-type="string" calcext:value-type="string">
            <text:p>Gravy</text:p>
          </table:table-cell>
          <table:table-cell office:value-type="string" calcext:value-type="string">
            <text:p>Thickened, no fat, 2 tbsp</text:p>
          </table:table-cell>
          <table:table-cell table:formula="of:=[.DI28]*0.0129" office:value-type="float" office:value="1.91526042" calcext:value-type="float">
            <text:p>1.91526042</text:p>
          </table:table-cell>
          <table:table-cell table:formula="of:=[.DB28]*[.DD28]" office:value-type="float" office:value="148.4698" calcext:value-type="float">
            <text:p>148.4698</text:p>
          </table:table-cell>
          <table:table-cell table:formula="of:=[.AL28]*[.DD28]" office:value-type="float" office:value="14.125" calcext:value-type="float">
            <text:p>14.125</text:p>
          </table:table-cell>
          <table:table-cell table:formula="of:=[.AD28]*[.DD28]" office:value-type="float" office:value="0.1256" calcext:value-type="float">
            <text:p>0.1256</text:p>
          </table:table-cell>
          <table:table-cell table:formula="of:=[.BK28]*[.DD28]" office:value-type="float" office:value="0.0314" calcext:value-type="float">
            <text:p>0.0314</text:p>
          </table:table-cell>
          <table:table-cell table:formula="of:=[.BA28]*[.DD28]" office:value-type="float" office:value="0.4081" calcext:value-type="float">
            <text:p>0.4081</text:p>
          </table:table-cell>
          <table:table-cell office:value-type="string" calcext:value-type="string">
            <text:p>sauce_boat.jpg</text:p>
          </table:table-cell>
          <table:table-cell office:value-type="string" calcext:value-type="string">
            <text:p>https://commons.wikimedia.org/wiki/File:Sauce_boat.jpg</text:p>
          </table:table-cell>
          <table:table-cell table:number-columns-repeated="2"/>
        </table:table-row>
        <table:table-row table:style-name="ro1">
          <table:table-cell office:value-type="float" office:value="79" calcext:value-type="float">
            <text:p>79</text:p>
          </table:table-cell>
          <table:table-cell office:value-type="string" calcext:value-type="string">
            <text:p>HAM UNSPECIFIED NOT SMOKED NOT CANNED</text:p>
          </table:table-cell>
          <table:table-cell office:value-type="string" calcext:value-type="string">
            <text:p>BACON AND HAM</text:p>
          </table:table-cell>
          <table:table-cell office:value-type="string" calcext:value-type="string">
            <text:p>22B</text:p>
          </table:table-cell>
          <table:table-cell office:value-type="string" calcext:value-type="string">
            <text:p>OTHER BACON AND HAM INCLUDING HOMEMADE DISHES</text:p>
          </table:table-cell>
          <table:table-cell office:value-type="float" office:value="9508" calcext:value-type="float">
            <text:p>9508</text:p>
          </table:table-cell>
          <table:table-cell office:value-type="string" calcext:value-type="string">
            <text:p>22B</text:p>
          </table:table-cell>
          <table:table-cell office:value-type="string" calcext:value-type="string">
            <text:p>R</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acon, ham, pork</text:p>
          </table:table-cell>
          <table:table-cell office:value-type="float" office:value="190.4093" calcext:value-type="float">
            <text:p>190.4093</text:p>
          </table:table-cell>
          <table:table-cell table:number-columns-repeated="4" office:value-type="float" office:value="0" calcext:value-type="float">
            <text:p>0</text:p>
          </table:table-cell>
          <table:table-cell office:value-type="float" office:value="5.7123" calcext:value-type="float">
            <text:p>5.7123</text:p>
          </table:table-cell>
          <table:table-cell office:value-type="float" office:value="13.3287" calcext:value-type="float">
            <text:p>13.3287</text:p>
          </table:table-cell>
          <table:table-cell office:value-type="float" office:value="1.1425" calcext:value-type="float">
            <text:p>1.1425</text:p>
          </table:table-cell>
          <table:table-cell office:value-type="float" office:value="110.4374" calcext:value-type="float">
            <text:p>110.4374</text:p>
          </table:table-cell>
          <table:table-cell office:value-type="float" office:value="2014.5307" calcext:value-type="float">
            <text:p>2014.5307</text:p>
          </table:table-cell>
          <table:table-cell office:value-type="float" office:value="3.0846" calcext:value-type="float">
            <text:p>3.0846</text:p>
          </table:table-cell>
          <table:table-cell office:value-type="float" office:value="0.1333" calcext:value-type="float">
            <text:p>0.1333</text:p>
          </table:table-cell>
          <table:table-cell office:value-type="float" office:value="0.9901" calcext:value-type="float">
            <text:p>0.9901</text:p>
          </table:table-cell>
          <table:table-cell office:value-type="float" office:value="0.1904" calcext:value-type="float">
            <text:p>0.1904</text:p>
          </table:table-cell>
          <table:table-cell office:value-type="float" office:value="0" calcext:value-type="float">
            <text:p>0</text:p>
          </table:table-cell>
          <table:table-cell office:value-type="float" office:value="7.426" calcext:value-type="float">
            <text:p>7.426</text:p>
          </table:table-cell>
          <table:table-cell office:value-type="float" office:value="1.3329" calcext:value-type="float">
            <text:p>1.3329</text:p>
          </table:table-cell>
          <table:table-cell office:value-type="float" office:value="3.8082" calcext:value-type="float">
            <text:p>3.8082</text:p>
          </table:table-cell>
          <table:table-cell office:value-type="float" office:value="0" calcext:value-type="float">
            <text:p>0</text:p>
          </table:table-cell>
          <table:table-cell office:value-type="float" office:value="0.7616" calcext:value-type="float">
            <text:p>0.7616</text:p>
          </table:table-cell>
          <table:table-cell office:value-type="float" office:value="0.5712" calcext:value-type="float">
            <text:p>0.5712</text:p>
          </table:table-cell>
          <table:table-cell office:value-type="float" office:value="5.7123" calcext:value-type="float">
            <text:p>5.7123</text:p>
          </table:table-cell>
          <table:table-cell office:value-type="float" office:value="628.3508" calcext:value-type="float">
            <text:p>628.3508</text:p>
          </table:table-cell>
          <table:table-cell office:value-type="float" office:value="218.9707" calcext:value-type="float">
            <text:p>218.9707</text:p>
          </table:table-cell>
          <table:table-cell office:value-type="float" office:value="921.5812" calcext:value-type="float">
            <text:p>921.5812</text:p>
          </table:table-cell>
          <table:table-cell table:number-columns-repeated="2" office:value-type="float" office:value="0" calcext:value-type="float">
            <text:p>0</text:p>
          </table:table-cell>
          <table:table-cell office:value-type="float" office:value="43.7941" calcext:value-type="float">
            <text:p>43.7941</text:p>
          </table:table-cell>
          <table:table-cell office:value-type="float" office:value="0" calcext:value-type="float">
            <text:p>0</text:p>
          </table:table-cell>
          <table:table-cell office:value-type="float" office:value="0.019" calcext:value-type="float">
            <text:p>0.019</text:p>
          </table:table-cell>
          <table:table-cell office:value-type="float" office:value="1578.4933" calcext:value-type="float">
            <text:p>1578.4933</text:p>
          </table:table-cell>
          <table:table-cell office:value-type="float" office:value="11.9006" calcext:value-type="float">
            <text:p>11.9006</text:p>
          </table:table-cell>
          <table:table-cell office:value-type="float" office:value="0.7616" calcext:value-type="float">
            <text:p>0.7616</text:p>
          </table:table-cell>
          <table:table-cell office:value-type="float" office:value="18.2793" calcext:value-type="float">
            <text:p>18.2793</text:p>
          </table:table-cell>
          <table:table-cell office:value-type="float" office:value="1.1425" calcext:value-type="float">
            <text:p>1.1425</text:p>
          </table:table-cell>
          <table:table-cell office:value-type="float" office:value="0" calcext:value-type="float">
            <text:p>0</text:p>
          </table:table-cell>
          <table:table-cell office:value-type="float" office:value="580.7485" calcext:value-type="float">
            <text:p>580.7485</text:p>
          </table:table-cell>
          <table:table-cell office:value-type="float" office:value="1.9041" calcext:value-type="float">
            <text:p>1.9041</text:p>
          </table:table-cell>
          <table:table-cell office:value-type="float" office:value="36.9394" calcext:value-type="float">
            <text:p>36.9394</text:p>
          </table:table-cell>
          <table:table-cell office:value-type="float" office:value="0" calcext:value-type="float">
            <text:p>0</text:p>
          </table:table-cell>
          <table:table-cell office:value-type="float" office:value="0.3237" calcext:value-type="float">
            <text:p>0.3237</text:p>
          </table:table-cell>
          <table:table-cell office:value-type="float" office:value="2.4753" calcext:value-type="float">
            <text:p>2.4753</text:p>
          </table:table-cell>
          <table:table-cell office:value-type="float" office:value="20.945" calcext:value-type="float">
            <text:p>20.945</text:p>
          </table:table-cell>
          <table:table-cell office:value-type="float" office:value="0" calcext:value-type="float">
            <text:p>0</text:p>
          </table:table-cell>
          <table:table-cell office:value-type="float" office:value="0.3808" calcext:value-type="float">
            <text:p>0.3808</text:p>
          </table:table-cell>
          <table:table-cell office:value-type="float" office:value="1.5233" calcext:value-type="float">
            <text:p>1.5233</text:p>
          </table:table-cell>
          <table:table-cell office:value-type="float" office:value="0" calcext:value-type="float">
            <text:p>0</text:p>
          </table:table-cell>
          <table:table-cell office:value-type="float" office:value="5.9027" calcext:value-type="float">
            <text:p>5.9027</text:p>
          </table:table-cell>
          <table:table-cell office:value-type="float" office:value="1.1425" calcext:value-type="float">
            <text:p>1.1425</text:p>
          </table:table-cell>
          <table:table-cell office:value-type="float" office:value="0.0571" calcext:value-type="float">
            <text:p>0.0571</text:p>
          </table:table-cell>
          <table:table-cell office:value-type="float" office:value="0" calcext:value-type="float">
            <text:p>0</text:p>
          </table:table-cell>
          <table:table-cell office:value-type="float" office:value="1.3329" calcext:value-type="float">
            <text:p>1.3329</text:p>
          </table:table-cell>
          <table:table-cell office:value-type="float" office:value="1.1425" calcext:value-type="float">
            <text:p>1.1425</text:p>
          </table:table-cell>
          <table:table-cell office:value-type="float" office:value="0" calcext:value-type="float">
            <text:p>0</text:p>
          </table:table-cell>
          <table:table-cell office:value-type="float" office:value="1.1425" calcext:value-type="float">
            <text:p>1.1425</text:p>
          </table:table-cell>
          <table:table-cell office:value-type="float" office:value="0" calcext:value-type="float">
            <text:p>0</text:p>
          </table:table-cell>
          <table:table-cell office:value-type="float" office:value="137.0947" calcext:value-type="float">
            <text:p>137.0947</text:p>
          </table:table-cell>
          <table:table-cell office:value-type="float" office:value="3.6178" calcext:value-type="float">
            <text:p>3.6178</text:p>
          </table:table-cell>
          <table:table-cell table:number-columns-repeated="14" office:value-type="float" office:value="0" calcext:value-type="float">
            <text:p>0</text:p>
          </table:table-cell>
          <table:table-cell office:value-type="float" office:value="190.4093" calcext:value-type="float">
            <text:p>190.4093</text:p>
          </table:table-cell>
          <table:table-cell table:number-columns-repeated="16" office:value-type="float" office:value="0" calcext:value-type="float">
            <text:p>0</text:p>
          </table:table-cell>
          <table:table-cell table:number-columns-repeated="2" office:value-type="float" office:value="190.4093" calcext:value-type="float">
            <text:p>190.4093</text:p>
          </table:table-cell>
          <table:table-cell office:value-type="float" office:value="875.8829" calcext:value-type="float">
            <text:p>875.8829</text:p>
          </table:table-cell>
          <table:table-cell office:value-type="string" calcext:value-type="string">
            <text:p>Grams</text:p>
          </table:table-cell>
          <table:table-cell office:value-type="float" office:value="1" calcext:value-type="float">
            <text:p>1</text:p>
          </table:table-cell>
          <table:table-cell table:formula="of:=[.O29]*[.DD29]" office:value-type="float" office:value="190.4093" calcext:value-type="float">
            <text:p>190.4093</text:p>
          </table:table-cell>
          <table:table-cell office:value-type="string" calcext:value-type="string">
            <text:p>Ham</text:p>
          </table:table-cell>
          <table:table-cell office:value-type="string" calcext:value-type="string">
            <text:p>Unsmoked Ham, 190 g</text:p>
          </table:table-cell>
          <table:table-cell table:formula="of:=[.DI29]*0.0129" office:value-type="float" office:value="11.29888941" calcext:value-type="float">
            <text:p>11.29888941</text:p>
          </table:table-cell>
          <table:table-cell table:formula="of:=[.DB29]*[.DD29]" office:value-type="float" office:value="875.8829" calcext:value-type="float">
            <text:p>875.8829</text:p>
          </table:table-cell>
          <table:table-cell table:formula="of:=[.AL29]*[.DD29]" office:value-type="float" office:value="218.9707" calcext:value-type="float">
            <text:p>218.9707</text:p>
          </table:table-cell>
          <table:table-cell table:formula="of:=[.AD29]*[.DD29]" office:value-type="float" office:value="7.426" calcext:value-type="float">
            <text:p>7.426</text:p>
          </table:table-cell>
          <table:table-cell table:formula="of:=[.BK29]*[.DD29]" office:value-type="float" office:value="1.1425" calcext:value-type="float">
            <text:p>1.1425</text:p>
          </table:table-cell>
          <table:table-cell table:formula="of:=[.BA29]*[.DD29]" office:value-type="float" office:value="36.9394" calcext:value-type="float">
            <text:p>36.9394</text:p>
          </table:table-cell>
          <table:table-cell office:value-type="string" calcext:value-type="string">
            <text:p>ham.jpg</text:p>
          </table:table-cell>
          <table:table-cell office:value-type="string" calcext:value-type="string">
            <text:p>https://commons.wikimedia.org/wiki/Category:Ham_(food)#/media/File:Schinken-gekocht.jpg</text:p>
          </table:table-cell>
          <table:table-cell table:number-columns-repeated="2"/>
        </table:table-row>
        <table:table-row table:style-name="ro1">
          <table:table-cell office:value-type="float" office:value="80" calcext:value-type="float">
            <text:p>80</text:p>
          </table:table-cell>
          <table:table-cell office:value-type="string" calcext:value-type="string">
            <text:p>HONEY (IN JARS)</text:p>
          </table:table-cell>
          <table:table-cell office:value-type="string" calcext:value-type="string">
            <text:p>SUGARS PRESERVES AND SWEET SPREADS</text:p>
          </table:table-cell>
          <table:table-cell office:value-type="string" calcext:value-type="string">
            <text:p>41B</text:p>
          </table:table-cell>
          <table:table-cell office:value-type="string" calcext:value-type="string">
            <text:p>PRESERVES</text:p>
          </table:table-cell>
          <table:table-cell office:value-type="float" office:value="2214" calcext:value-type="float">
            <text:p>2214</text:p>
          </table:table-cell>
          <table:table-cell office:value-type="string" calcext:value-type="string">
            <text:p>41B</text:p>
          </table:table-cell>
          <table:table-cell office:value-type="string" calcext:value-type="string">
            <text:p>F</text:p>
          </table:table-cell>
          <table:table-cell office:value-type="string" calcext:value-type="string">
            <text:p>Updated based on 5 products and 4 brands 16.06.11 RS</text:p>
          </table:table-cell>
          <table:table-cell office:value-type="float" office:value="1" calcext:value-type="float">
            <text:p>1</text:p>
          </table:table-cell>
          <table:table-cell office:value-type="string" calcext:value-type="string">
            <text:p>CHO profile and energy updated 16.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Jam, marmalade, other preserves, sweet spreads</text:p>
          </table:table-cell>
          <table:table-cell office:value-type="float" office:value="13.2142" calcext:value-type="float">
            <text:p>13.2142</text:p>
          </table:table-cell>
          <table:table-cell table:number-columns-repeated="5" office:value-type="float" office:value="0" calcext:value-type="float">
            <text:p>0</text:p>
          </table:table-cell>
          <table:table-cell office:value-type="float" office:value="0.6607" calcext:value-type="float">
            <text:p>0.6607</text:p>
          </table:table-cell>
          <table:table-cell office:value-type="float" office:value="10.6507" calcext:value-type="float">
            <text:p>10.6507</text:p>
          </table:table-cell>
          <table:table-cell office:value-type="float" office:value="0" calcext:value-type="float">
            <text:p>0</text:p>
          </table:table-cell>
          <table:table-cell office:value-type="float" office:value="2.3786" calcext:value-type="float">
            <text:p>2.3786</text:p>
          </table:table-cell>
          <table:table-cell table:number-columns-repeated="3" office:value-type="float" office:value="0" calcext:value-type="float">
            <text:p>0</text:p>
          </table:table-cell>
          <table:table-cell office:value-type="float" office:value="0.0066" calcext:value-type="float">
            <text:p>0.0066</text:p>
          </table:table-cell>
          <table:table-cell table:number-columns-repeated="2" office:value-type="float" office:value="0" calcext:value-type="float">
            <text:p>0</text:p>
          </table:table-cell>
          <table:table-cell office:value-type="float" office:value="0.0925" calcext:value-type="float">
            <text:p>0.0925</text:p>
          </table:table-cell>
          <table:table-cell office:value-type="float" office:value="0" calcext:value-type="float">
            <text:p>0</text:p>
          </table:table-cell>
          <table:table-cell office:value-type="float" office:value="5.8935" calcext:value-type="float">
            <text:p>5.8935</text:p>
          </table:table-cell>
          <table:table-cell office:value-type="float" office:value="4.7571" calcext:value-type="float">
            <text:p>4.7571</text:p>
          </table:table-cell>
          <table:table-cell table:number-columns-repeated="2" office:value-type="float" office:value="0" calcext:value-type="float">
            <text:p>0</text:p>
          </table:table-cell>
          <table:table-cell office:value-type="float" office:value="10.9678" calcext:value-type="float">
            <text:p>10.9678</text:p>
          </table:table-cell>
          <table:table-cell office:value-type="float" office:value="40.1712" calcext:value-type="float">
            <text:p>40.1712</text:p>
          </table:table-cell>
          <table:table-cell office:value-type="float" office:value="171.3883" calcext:value-type="float">
            <text:p>171.3883</text:p>
          </table:table-cell>
          <table:table-cell table:number-columns-repeated="2" office:value-type="float" office:value="0" calcext:value-type="float">
            <text:p>0</text:p>
          </table:table-cell>
          <table:table-cell office:value-type="float" office:value="0.2643" calcext:value-type="float">
            <text:p>0.2643</text:p>
          </table:table-cell>
          <table:table-cell office:value-type="float" office:value="0" calcext:value-type="float">
            <text:p>0</text:p>
          </table:table-cell>
          <table:table-cell office:value-type="float" office:value="0.0396" calcext:value-type="float">
            <text:p>0.0396</text:p>
          </table:table-cell>
          <table:table-cell office:value-type="float" office:value="1.4536" calcext:value-type="float">
            <text:p>1.4536</text:p>
          </table:table-cell>
          <table:table-cell office:value-type="float" office:value="0.8801" calcext:value-type="float">
            <text:p>0.8801</text:p>
          </table:table-cell>
          <table:table-cell office:value-type="float" office:value="0.0925" calcext:value-type="float">
            <text:p>0.0925</text:p>
          </table:table-cell>
          <table:table-cell office:value-type="float" office:value="0.0264" calcext:value-type="float">
            <text:p>0.0264</text:p>
          </table:table-cell>
          <table:table-cell office:value-type="float" office:value="10.6507" calcext:value-type="float">
            <text:p>10.6507</text:p>
          </table:table-cell>
          <table:table-cell office:value-type="float" office:value="0" calcext:value-type="float">
            <text:p>0</text:p>
          </table:table-cell>
          <table:table-cell office:value-type="float" office:value="0.5286" calcext:value-type="float">
            <text:p>0.5286</text:p>
          </table:table-cell>
          <table:table-cell office:value-type="float" office:value="0" calcext:value-type="float">
            <text:p>0</text:p>
          </table:table-cell>
          <table:table-cell office:value-type="float" office:value="0.0529" calcext:value-type="float">
            <text:p>0.0529</text:p>
          </table:table-cell>
          <table:table-cell office:value-type="float" office:value="0" calcext:value-type="float">
            <text:p>0</text:p>
          </table:table-cell>
          <table:table-cell office:value-type="float" office:value="0.0066" calcext:value-type="float">
            <text:p>0.0066</text:p>
          </table:table-cell>
          <table:table-cell office:value-type="float" office:value="0" calcext:value-type="float">
            <text:p>0</text:p>
          </table:table-cell>
          <table:table-cell office:value-type="float" office:value="0.1321" calcext:value-type="float">
            <text:p>0.1321</text:p>
          </table:table-cell>
          <table:table-cell table:number-columns-repeated="4" office:value-type="float" office:value="0" calcext:value-type="float">
            <text:p>0</text:p>
          </table:table-cell>
          <table:table-cell office:value-type="float" office:value="0.0132" calcext:value-type="float">
            <text:p>0.0132</text:p>
          </table:table-cell>
          <table:table-cell office:value-type="float" office:value="10.6507" calcext:value-type="float">
            <text:p>10.6507</text:p>
          </table:table-cell>
          <table:table-cell table:number-columns-repeated="7" office:value-type="float" office:value="0" calcext:value-type="float">
            <text:p>0</text:p>
          </table:table-cell>
          <table:table-cell office:value-type="float" office:value="2.3125" calcext:value-type="float">
            <text:p>2.3125</text:p>
          </table:table-cell>
          <table:table-cell office:value-type="float" office:value="0.1189" calcext:value-type="float">
            <text:p>0.1189</text:p>
          </table:table-cell>
          <table:table-cell table:number-columns-repeated="33" office:value-type="float" office:value="0" calcext:value-type="float">
            <text:p>0</text:p>
          </table:table-cell>
          <table:table-cell office:value-type="float" office:value="5.0214" calcext:value-type="float">
            <text:p>5.0214</text:p>
          </table:table-cell>
          <table:table-cell office:value-type="string" calcext:value-type="string">
            <text:p>Grams</text:p>
          </table:table-cell>
          <table:table-cell office:value-type="float" office:value="1" calcext:value-type="float">
            <text:p>1</text:p>
          </table:table-cell>
          <table:table-cell table:formula="of:=[.O30]*[.DD30]" office:value-type="float" office:value="13.2142" calcext:value-type="float">
            <text:p>13.2142</text:p>
          </table:table-cell>
          <table:table-cell office:value-type="string" calcext:value-type="string">
            <text:p>Honey</text:p>
          </table:table-cell>
          <table:table-cell office:value-type="string" calcext:value-type="string">
            <text:p>1 tbsp</text:p>
          </table:table-cell>
          <table:table-cell table:formula="of:=[.DI30]*0.0129" office:value-type="float" office:value="0.06477606" calcext:value-type="float">
            <text:p>0.06477606</text:p>
          </table:table-cell>
          <table:table-cell table:formula="of:=[.DB30]*[.DD30]" office:value-type="float" office:value="5.0214" calcext:value-type="float">
            <text:p>5.0214</text:p>
          </table:table-cell>
          <table:table-cell table:formula="of:=[.AL30]*[.DD30]" office:value-type="float" office:value="40.1712" calcext:value-type="float">
            <text:p>40.1712</text:p>
          </table:table-cell>
          <table:table-cell table:formula="of:=[.AD30]*[.DD30]" office:value-type="float" office:value="0" calcext:value-type="float">
            <text:p>0</text:p>
          </table:table-cell>
          <table:table-cell table:formula="of:=[.BK30]*[.DD30]" office:value-type="float" office:value="10.6507" calcext:value-type="float">
            <text:p>10.6507</text:p>
          </table:table-cell>
          <table:table-cell table:formula="of:=[.BA30]*[.DD30]" office:value-type="float" office:value="0.0529" calcext:value-type="float">
            <text:p>0.0529</text:p>
          </table:table-cell>
          <table:table-cell office:value-type="string" calcext:value-type="string">
            <text:p>honey.png</text:p>
          </table:table-cell>
          <table:table-cell office:value-type="string" calcext:value-type="string">
            <text:p>https://commons.wikimedia.org/wiki/File:Honey-PNG-Image-83961.png</text:p>
          </table:table-cell>
          <table:table-cell table:number-columns-repeated="2"/>
        </table:table-row>
        <table:table-row table:style-name="ro1">
          <table:table-cell office:value-type="float" office:value="81" calcext:value-type="float">
            <text:p>81</text:p>
          </table:table-cell>
          <table:table-cell office:value-type="string" calcext:value-type="string">
            <text:p>INSTANT HOT OAT CEREAL, NOT FLAVOURED, DRY WEIGHT,NOT FORTIFIED WG OATSO SIMPLE</text:p>
          </table:table-cell>
          <table:table-cell office:value-type="string" calcext:value-type="string">
            <text:p>HIGH FIBRE BREAKFAST CEREALS</text:p>
          </table:table-cell>
          <table:table-cell office:value-type="string" calcext:value-type="string">
            <text:p>5R</text:p>
          </table:table-cell>
          <table:table-cell office:value-type="string" calcext:value-type="string">
            <text:p>HIGH FIBRE BREAKFAST CEREALS</text:p>
          </table:table-cell>
          <table:table-cell office:value-type="float" office:value="10515" calcext:value-type="float">
            <text:p>10515</text:p>
          </table:table-cell>
          <table:table-cell office:value-type="string" calcext:value-type="string">
            <text:p>5R</text:p>
          </table:table-cell>
          <table:table-cell office:value-type="string" calcext:value-type="string">
            <text:p>F</text:p>
          </table:table-cell>
          <table:table-cell office:value-type="string" calcext:value-type="string">
            <text:p>Updated with 8 product from 6 brands, NDNS RP Y2 update 26.06.09 RW. update based on 8 brands, 8 products 14.07.11 RS.</text:p>
          </table:table-cell>
          <table:table-cell office:value-type="float" office:value="1" calcext:value-type="float">
            <text:p>1</text:p>
          </table:table-cell>
          <table:table-cell office:value-type="string" calcext:value-type="string">
            <text:p>NDNS RP Y2 update 26.06.09 RW.Fatty acid profile and energy updated 14.07.11 RS. Ca value updated 24.02.2014 NZ</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36.3251" calcext:value-type="float">
            <text:p>36.3251</text:p>
          </table:table-cell>
          <table:table-cell table:number-columns-repeated="4" office:value-type="float" office:value="0" calcext:value-type="float">
            <text:p>0</text:p>
          </table:table-cell>
          <table:table-cell office:value-type="float" office:value="4.7223" calcext:value-type="float">
            <text:p>4.7223</text:p>
          </table:table-cell>
          <table:table-cell office:value-type="float" office:value="17.436" calcext:value-type="float">
            <text:p>17.436</text:p>
          </table:table-cell>
          <table:table-cell office:value-type="float" office:value="24.2288" calcext:value-type="float">
            <text:p>24.2288</text:p>
          </table:table-cell>
          <table:table-cell office:value-type="float" office:value="0" calcext:value-type="float">
            <text:p>0</text:p>
          </table:table-cell>
          <table:table-cell office:value-type="float" office:value="87.1802" calcext:value-type="float">
            <text:p>87.1802</text:p>
          </table:table-cell>
          <table:table-cell office:value-type="float" office:value="1.2423" calcext:value-type="float">
            <text:p>1.2423</text:p>
          </table:table-cell>
          <table:table-cell office:value-type="float" office:value="0.0254" calcext:value-type="float">
            <text:p>0.0254</text:p>
          </table:table-cell>
          <table:table-cell office:value-type="float" office:value="0.9299" calcext:value-type="float">
            <text:p>0.9299</text:p>
          </table:table-cell>
          <table:table-cell office:value-type="float" office:value="0.0944" calcext:value-type="float">
            <text:p>0.0944</text:p>
          </table:table-cell>
          <table:table-cell office:value-type="float" office:value="3.2329" calcext:value-type="float">
            <text:p>3.2329</text:p>
          </table:table-cell>
          <table:table-cell office:value-type="float" office:value="2.9787" calcext:value-type="float">
            <text:p>2.9787</text:p>
          </table:table-cell>
          <table:table-cell office:value-type="float" office:value="1.3077" calcext:value-type="float">
            <text:p>1.3077</text:p>
          </table:table-cell>
          <table:table-cell office:value-type="float" office:value="10.171" calcext:value-type="float">
            <text:p>10.171</text:p>
          </table:table-cell>
          <table:table-cell table:number-columns-repeated="3" office:value-type="float" office:value="0" calcext:value-type="float">
            <text:p>0</text:p>
          </table:table-cell>
          <table:table-cell office:value-type="float" office:value="1.8163" calcext:value-type="float">
            <text:p>1.8163</text:p>
          </table:table-cell>
          <table:table-cell office:value-type="float" office:value="124.5951" calcext:value-type="float">
            <text:p>124.5951</text:p>
          </table:table-cell>
          <table:table-cell office:value-type="float" office:value="133.6763" calcext:value-type="float">
            <text:p>133.6763</text:p>
          </table:table-cell>
          <table:table-cell office:value-type="float" office:value="566.3082" calcext:value-type="float">
            <text:p>566.3082</text:p>
          </table:table-cell>
          <table:table-cell office:value-type="float" office:value="0" calcext:value-type="float">
            <text:p>0</text:p>
          </table:table-cell>
          <table:table-cell office:value-type="float" office:value="0.218" calcext:value-type="float">
            <text:p>0.218</text:p>
          </table:table-cell>
          <table:table-cell office:value-type="float" office:value="37.7781" calcext:value-type="float">
            <text:p>37.7781</text:p>
          </table:table-cell>
          <table:table-cell office:value-type="float" office:value="0.4359" calcext:value-type="float">
            <text:p>0.4359</text:p>
          </table:table-cell>
          <table:table-cell office:value-type="float" office:value="1.3368" calcext:value-type="float">
            <text:p>1.3368</text:p>
          </table:table-cell>
          <table:table-cell office:value-type="float" office:value="3.6325" calcext:value-type="float">
            <text:p>3.6325</text:p>
          </table:table-cell>
          <table:table-cell office:value-type="float" office:value="2.1178" calcext:value-type="float">
            <text:p>2.1178</text:p>
          </table:table-cell>
          <table:table-cell office:value-type="float" office:value="1.3077" calcext:value-type="float">
            <text:p>1.3077</text:p>
          </table:table-cell>
          <table:table-cell office:value-type="float" office:value="1.2351" calcext:value-type="float">
            <text:p>1.2351</text:p>
          </table:table-cell>
          <table:table-cell table:number-columns-repeated="2" office:value-type="float" office:value="0" calcext:value-type="float">
            <text:p>0</text:p>
          </table:table-cell>
          <table:table-cell office:value-type="float" office:value="132.5866" calcext:value-type="float">
            <text:p>132.5866</text:p>
          </table:table-cell>
          <table:table-cell office:value-type="float" office:value="0.1453" calcext:value-type="float">
            <text:p>0.1453</text:p>
          </table:table-cell>
          <table:table-cell office:value-type="float" office:value="4.0684" calcext:value-type="float">
            <text:p>4.0684</text:p>
          </table:table-cell>
          <table:table-cell office:value-type="float" office:value="0" calcext:value-type="float">
            <text:p>0</text:p>
          </table:table-cell>
          <table:table-cell office:value-type="float" office:value="0.4141" calcext:value-type="float">
            <text:p>0.4141</text:p>
          </table:table-cell>
          <table:table-cell office:value-type="float" office:value="0.5776" calcext:value-type="float">
            <text:p>0.5776</text:p>
          </table:table-cell>
          <table:table-cell office:value-type="float" office:value="1.8163" calcext:value-type="float">
            <text:p>1.8163</text:p>
          </table:table-cell>
          <table:table-cell office:value-type="float" office:value="23.7929" calcext:value-type="float">
            <text:p>23.7929</text:p>
          </table:table-cell>
          <table:table-cell office:value-type="float" office:value="0.218" calcext:value-type="float">
            <text:p>0.218</text:p>
          </table:table-cell>
          <table:table-cell office:value-type="float" office:value="0.3124" calcext:value-type="float">
            <text:p>0.3124</text:p>
          </table:table-cell>
          <table:table-cell office:value-type="float" office:value="0" calcext:value-type="float">
            <text:p>0</text:p>
          </table:table-cell>
          <table:table-cell office:value-type="float" office:value="0.6902" calcext:value-type="float">
            <text:p>0.6902</text:p>
          </table:table-cell>
          <table:table-cell office:value-type="float" office:value="0.4359" calcext:value-type="float">
            <text:p>0.4359</text:p>
          </table:table-cell>
          <table:table-cell office:value-type="float" office:value="0.0036" calcext:value-type="float">
            <text:p>0.0036</text:p>
          </table:table-cell>
          <table:table-cell office:value-type="float" office:value="0" calcext:value-type="float">
            <text:p>0</text:p>
          </table:table-cell>
          <table:table-cell office:value-type="float" office:value="0.2906" calcext:value-type="float">
            <text:p>0.2906</text:p>
          </table:table-cell>
          <table:table-cell office:value-type="float" office:value="0.109" calcext:value-type="float">
            <text:p>0.109</text:p>
          </table:table-cell>
          <table:table-cell table:number-columns-repeated="2" office:value-type="float" office:value="0" calcext:value-type="float">
            <text:p>0</text:p>
          </table:table-cell>
          <table:table-cell office:value-type="float" office:value="0.109" calcext:value-type="float">
            <text:p>0.109</text:p>
          </table:table-cell>
          <table:table-cell office:value-type="float" office:value="2.0342" calcext:value-type="float">
            <text:p>2.0342</text:p>
          </table:table-cell>
          <table:table-cell office:value-type="float" office:value="0.7265" calcext:value-type="float">
            <text:p>0.7265</text:p>
          </table:table-cell>
          <table:table-cell table:number-columns-repeated="33" office:value-type="float" office:value="0" calcext:value-type="float">
            <text:p>0</text:p>
          </table:table-cell>
          <table:table-cell office:value-type="float" office:value="94.082" calcext:value-type="float">
            <text:p>94.082</text:p>
          </table:table-cell>
          <table:table-cell office:value-type="string" calcext:value-type="string">
            <text:p><text:s/></text:p>
          </table:table-cell>
          <table:table-cell office:value-type="float" office:value="1" calcext:value-type="float">
            <text:p>1</text:p>
          </table:table-cell>
          <table:table-cell table:formula="of:=[.O31]*[.DD31]" office:value-type="float" office:value="36.3251" calcext:value-type="float">
            <text:p>36.3251</text:p>
          </table:table-cell>
          <table:table-cell office:value-type="string" calcext:value-type="string">
            <text:p>Instant Cereal</text:p>
          </table:table-cell>
          <table:table-cell office:value-type="string" calcext:value-type="string">
            <text:p>Unsweetened Hot Oat Cereal, 1 packet</text:p>
          </table:table-cell>
          <table:table-cell table:formula="of:=[.DI31]*0.0129" office:value-type="float" office:value="1.2136578" calcext:value-type="float">
            <text:p>1.2136578</text:p>
          </table:table-cell>
          <table:table-cell table:formula="of:=[.DB31]*[.DD31]" office:value-type="float" office:value="94.082" calcext:value-type="float">
            <text:p>94.082</text:p>
          </table:table-cell>
          <table:table-cell table:formula="of:=[.AL31]*[.DD31]" office:value-type="float" office:value="133.6763" calcext:value-type="float">
            <text:p>133.6763</text:p>
          </table:table-cell>
          <table:table-cell table:formula="of:=[.AD31]*[.DD31]" office:value-type="float" office:value="2.9787" calcext:value-type="float">
            <text:p>2.9787</text:p>
          </table:table-cell>
          <table:table-cell table:formula="of:=[.BK31]*[.DD31]" office:value-type="float" office:value="0.4359" calcext:value-type="float">
            <text:p>0.4359</text:p>
          </table:table-cell>
          <table:table-cell table:formula="of:=[.BA31]*[.DD31]" office:value-type="float" office:value="4.0684" calcext:value-type="float">
            <text:p>4.0684</text:p>
          </table:table-cell>
          <table:table-cell office:value-type="string" calcext:value-type="string">
            <text:p>Oatmeal.jpg</text:p>
          </table:table-cell>
          <table:table-cell office:value-type="string" calcext:value-type="string">
            <text:p>https://commons.wikimedia.org/wiki/File:Oatmeal_(1).jpg</text:p>
          </table:table-cell>
          <table:table-cell table:number-columns-repeated="2"/>
        </table:table-row>
        <table:table-row table:style-name="ro1">
          <table:table-cell office:value-type="float" office:value="83" calcext:value-type="float">
            <text:p>83</text:p>
          </table:table-cell>
          <table:table-cell office:value-type="string" calcext:value-type="string">
            <text:p>JAFFA CAKES</text:p>
          </table:table-cell>
          <table:table-cell office:value-type="string" calcext:value-type="string">
            <text:p>BISCUITS</text:p>
          </table:table-cell>
          <table:table-cell office:value-type="string" calcext:value-type="string">
            <text:p>7A</text:p>
          </table:table-cell>
          <table:table-cell office:value-type="string" calcext:value-type="string">
            <text:p>BISCUITS MANUFACTURED / RETAIL</text:p>
          </table:table-cell>
          <table:table-cell office:value-type="float" office:value="7661" calcext:value-type="float">
            <text:p>7661</text:p>
          </table:table-cell>
          <table:table-cell office:value-type="string" calcext:value-type="string">
            <text:p>7A</text:p>
          </table:table-cell>
          <table:table-cell office:value-type="string" calcext:value-type="string">
            <text:p>F</text:p>
          </table:table-cell>
          <table:table-cell office:value-type="string" calcext:value-type="string">
            <text:p>Manufacturers data; 5 brands, 8 products</text:p>
          </table:table-cell>
          <table:table-cell office:value-type="float" office:value="1" calcext:value-type="float">
            <text:p>1</text:p>
          </table:table-cell>
          <table:table-cell office:value-type="string" calcext:value-type="string">
            <text:p>16/08/04 updated Catch up project 2004 BH. Code updated for the NDNS RP Yr1. MS. (March 08)</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akes, biscuits, puddings</text:p>
          </table:table-cell>
          <table:table-cell office:value-type="float" office:value="33.229" calcext:value-type="float">
            <text:p>33.229</text:p>
          </table:table-cell>
          <table:table-cell office:value-type="float" office:value="0.6646" calcext:value-type="float">
            <text:p>0.6646</text:p>
          </table:table-cell>
          <table:table-cell office:value-type="float" office:value="0" calcext:value-type="float">
            <text:p>0</text:p>
          </table:table-cell>
          <table:table-cell office:value-type="float" office:value="1.6615" calcext:value-type="float">
            <text:p>1.6615</text:p>
          </table:table-cell>
          <table:table-cell office:value-type="float" office:value="2.326" calcext:value-type="float">
            <text:p>2.326</text:p>
          </table:table-cell>
          <table:table-cell office:value-type="float" office:value="1.3292" calcext:value-type="float">
            <text:p>1.3292</text:p>
          </table:table-cell>
          <table:table-cell office:value-type="float" office:value="15.2854" calcext:value-type="float">
            <text:p>15.2854</text:p>
          </table:table-cell>
          <table:table-cell office:value-type="float" office:value="24.0578" calcext:value-type="float">
            <text:p>24.0578</text:p>
          </table:table-cell>
          <table:table-cell office:value-type="float" office:value="2.9906" calcext:value-type="float">
            <text:p>2.9906</text:p>
          </table:table-cell>
          <table:table-cell office:value-type="float" office:value="26.5832" calcext:value-type="float">
            <text:p>26.5832</text:p>
          </table:table-cell>
          <table:table-cell office:value-type="float" office:value="1.0567" calcext:value-type="float">
            <text:p>1.0567</text:p>
          </table:table-cell>
          <table:table-cell office:value-type="float" office:value="0.0166" calcext:value-type="float">
            <text:p>0.0166</text:p>
          </table:table-cell>
          <table:table-cell office:value-type="float" office:value="0.1661" calcext:value-type="float">
            <text:p>0.1661</text:p>
          </table:table-cell>
          <table:table-cell office:value-type="float" office:value="0.0731" calcext:value-type="float">
            <text:p>0.0731</text:p>
          </table:table-cell>
          <table:table-cell office:value-type="float" office:value="0.3323" calcext:value-type="float">
            <text:p>0.3323</text:p>
          </table:table-cell>
          <table:table-cell office:value-type="float" office:value="2.9242" calcext:value-type="float">
            <text:p>2.9242</text:p>
          </table:table-cell>
          <table:table-cell office:value-type="float" office:value="0.864" calcext:value-type="float">
            <text:p>0.864</text:p>
          </table:table-cell>
          <table:table-cell office:value-type="float" office:value="2.9906" calcext:value-type="float">
            <text:p>2.9906</text:p>
          </table:table-cell>
          <table:table-cell office:value-type="float" office:value="0.6314" calcext:value-type="float">
            <text:p>0.6314</text:p>
          </table:table-cell>
          <table:table-cell office:value-type="float" office:value="2.9574" calcext:value-type="float">
            <text:p>2.9574</text:p>
          </table:table-cell>
          <table:table-cell office:value-type="float" office:value="0" calcext:value-type="float">
            <text:p>0</text:p>
          </table:table-cell>
          <table:table-cell office:value-type="float" office:value="1.6615" calcext:value-type="float">
            <text:p>1.6615</text:p>
          </table:table-cell>
          <table:table-cell office:value-type="float" office:value="44.1946" calcext:value-type="float">
            <text:p>44.1946</text:p>
          </table:table-cell>
          <table:table-cell office:value-type="float" office:value="122.6152" calcext:value-type="float">
            <text:p>122.6152</text:p>
          </table:table-cell>
          <table:table-cell office:value-type="float" office:value="518.7054" calcext:value-type="float">
            <text:p>518.7054</text:p>
          </table:table-cell>
          <table:table-cell office:value-type="float" office:value="0.0665" calcext:value-type="float">
            <text:p>0.0665</text:p>
          </table:table-cell>
          <table:table-cell office:value-type="float" office:value="2.0934" calcext:value-type="float">
            <text:p>2.0934</text:p>
          </table:table-cell>
          <table:table-cell office:value-type="float" office:value="9.6364" calcext:value-type="float">
            <text:p>9.6364</text:p>
          </table:table-cell>
          <table:table-cell office:value-type="float" office:value="0.4984" calcext:value-type="float">
            <text:p>0.4984</text:p>
          </table:table-cell>
          <table:table-cell office:value-type="float" office:value="0.1063" calcext:value-type="float">
            <text:p>0.1063</text:p>
          </table:table-cell>
          <table:table-cell office:value-type="float" office:value="33.229" calcext:value-type="float">
            <text:p>33.229</text:p>
          </table:table-cell>
          <table:table-cell office:value-type="float" office:value="1.8941" calcext:value-type="float">
            <text:p>1.8941</text:p>
          </table:table-cell>
          <table:table-cell office:value-type="float" office:value="0.864" calcext:value-type="float">
            <text:p>0.864</text:p>
          </table:table-cell>
          <table:table-cell office:value-type="float" office:value="0.6314" calcext:value-type="float">
            <text:p>0.6314</text:p>
          </table:table-cell>
          <table:table-cell office:value-type="float" office:value="17.844" calcext:value-type="float">
            <text:p>17.844</text:p>
          </table:table-cell>
          <table:table-cell office:value-type="float" office:value="0.4984" calcext:value-type="float">
            <text:p>0.4984</text:p>
          </table:table-cell>
          <table:table-cell office:value-type="float" office:value="32.5645" calcext:value-type="float">
            <text:p>32.5645</text:p>
          </table:table-cell>
          <table:table-cell office:value-type="float" office:value="0.1661" calcext:value-type="float">
            <text:p>0.1661</text:p>
          </table:table-cell>
          <table:table-cell office:value-type="float" office:value="1.4621" calcext:value-type="float">
            <text:p>1.4621</text:p>
          </table:table-cell>
          <table:table-cell office:value-type="float" office:value="4.9844" calcext:value-type="float">
            <text:p>4.9844</text:p>
          </table:table-cell>
          <table:table-cell office:value-type="float" office:value="0.0432" calcext:value-type="float">
            <text:p>0.0432</text:p>
          </table:table-cell>
          <table:table-cell office:value-type="float" office:value="1.6315" calcext:value-type="float">
            <text:p>1.6315</text:p>
          </table:table-cell>
          <table:table-cell office:value-type="float" office:value="0.9969" calcext:value-type="float">
            <text:p>0.9969</text:p>
          </table:table-cell>
          <table:table-cell office:value-type="float" office:value="5.7486" calcext:value-type="float">
            <text:p>5.7486</text:p>
          </table:table-cell>
          <table:table-cell office:value-type="float" office:value="12.1286" calcext:value-type="float">
            <text:p>12.1286</text:p>
          </table:table-cell>
          <table:table-cell office:value-type="float" office:value="0.0432" calcext:value-type="float">
            <text:p>0.0432</text:p>
          </table:table-cell>
          <table:table-cell office:value-type="float" office:value="3.3229" calcext:value-type="float">
            <text:p>3.3229</text:p>
          </table:table-cell>
          <table:table-cell office:value-type="float" office:value="0.2658" calcext:value-type="float">
            <text:p>0.2658</text:p>
          </table:table-cell>
          <table:table-cell office:value-type="float" office:value="18.3424" calcext:value-type="float">
            <text:p>18.3424</text:p>
          </table:table-cell>
          <table:table-cell office:value-type="float" office:value="0.0033" calcext:value-type="float">
            <text:p>0.0033</text:p>
          </table:table-cell>
          <table:table-cell office:value-type="float" office:value="5.6489" calcext:value-type="float">
            <text:p>5.6489</text:p>
          </table:table-cell>
          <table:table-cell office:value-type="float" office:value="0.1329" calcext:value-type="float">
            <text:p>0.1329</text:p>
          </table:table-cell>
          <table:table-cell office:value-type="float" office:value="0.0332" calcext:value-type="float">
            <text:p>0.0332</text:p>
          </table:table-cell>
          <table:table-cell office:value-type="float" office:value="0.5317" calcext:value-type="float">
            <text:p>0.5317</text:p>
          </table:table-cell>
          <table:table-cell table:number-columns-repeated="2" office:value-type="float" office:value="0" calcext:value-type="float">
            <text:p>0</text:p>
          </table:table-cell>
          <table:table-cell office:value-type="float" office:value="4.4527" calcext:value-type="float">
            <text:p>4.4527</text:p>
          </table:table-cell>
          <table:table-cell office:value-type="float" office:value="0.2326" calcext:value-type="float">
            <text:p>0.2326</text:p>
          </table:table-cell>
          <table:table-cell table:number-columns-repeated="2" office:value-type="float" office:value="0" calcext:value-type="float">
            <text:p>0</text:p>
          </table:table-cell>
          <table:table-cell office:value-type="float" office:value="1.4122" calcext:value-type="float">
            <text:p>1.4122</text:p>
          </table:table-cell>
          <table:table-cell table:number-columns-repeated="30" office:value-type="float" office:value="0" calcext:value-type="float">
            <text:p>0</text:p>
          </table:table-cell>
          <table:table-cell office:value-type="float" office:value="105.3361" calcext:value-type="float">
            <text:p>105.3361</text:p>
          </table:table-cell>
          <table:table-cell office:value-type="string" calcext:value-type="string">
            <text:p>Grams</text:p>
          </table:table-cell>
          <table:table-cell office:value-type="float" office:value="1" calcext:value-type="float">
            <text:p>1</text:p>
          </table:table-cell>
          <table:table-cell table:formula="of:=[.O32]*[.DD32]" office:value-type="float" office:value="33.229" calcext:value-type="float">
            <text:p>33.229</text:p>
          </table:table-cell>
          <table:table-cell office:value-type="string" calcext:value-type="string">
            <text:p>Jaffa Cakes</text:p>
          </table:table-cell>
          <table:table-cell office:value-type="string" calcext:value-type="string">
            <text:p>2 Jaffa Cakes</text:p>
          </table:table-cell>
          <table:table-cell table:formula="of:=[.DI32]*0.0129" office:value-type="float" office:value="1.35883569" calcext:value-type="float">
            <text:p>1.35883569</text:p>
          </table:table-cell>
          <table:table-cell table:formula="of:=[.DB32]*[.DD32]" office:value-type="float" office:value="105.3361" calcext:value-type="float">
            <text:p>105.3361</text:p>
          </table:table-cell>
          <table:table-cell table:formula="of:=[.AL32]*[.DD32]" office:value-type="float" office:value="122.6152" calcext:value-type="float">
            <text:p>122.6152</text:p>
          </table:table-cell>
          <table:table-cell table:formula="of:=[.AD32]*[.DD32]" office:value-type="float" office:value="2.9242" calcext:value-type="float">
            <text:p>2.9242</text:p>
          </table:table-cell>
          <table:table-cell table:formula="of:=[.BK32]*[.DD32]" office:value-type="float" office:value="18.3424" calcext:value-type="float">
            <text:p>18.3424</text:p>
          </table:table-cell>
          <table:table-cell table:formula="of:=[.BA32]*[.DD32]" office:value-type="float" office:value="1.4621" calcext:value-type="float">
            <text:p>1.4621</text:p>
          </table:table-cell>
          <table:table-cell office:value-type="string" calcext:value-type="string">
            <text:p>Jaffa_cake.png</text:p>
          </table:table-cell>
          <table:table-cell office:value-type="string" calcext:value-type="string">
            <text:p>https://sco.wikipedia.org/wiki/File:Jaffa_cake.png</text:p>
          </table:table-cell>
          <table:table-cell table:number-columns-repeated="2"/>
        </table:table-row>
        <table:table-row table:style-name="ro1">
          <table:table-cell office:value-type="float" office:value="85" calcext:value-type="float">
            <text:p>85</text:p>
          </table:table-cell>
          <table:table-cell office:value-type="string" calcext:value-type="string">
            <text:p>KIT KAT</text:p>
          </table:table-cell>
          <table:table-cell office:value-type="string" calcext:value-type="string">
            <text:p>CHOCOLATE CONFECTIONERY</text:p>
          </table:table-cell>
          <table:table-cell office:value-type="string" calcext:value-type="string">
            <text:p>44R</text:p>
          </table:table-cell>
          <table:table-cell office:value-type="string" calcext:value-type="string">
            <text:p>CHOCOLATE CONFECTIONERY</text:p>
          </table:table-cell>
          <table:table-cell office:value-type="float" office:value="2277" calcext:value-type="float">
            <text:p>2277</text:p>
          </table:table-cell>
          <table:table-cell office:value-type="string" calcext:value-type="string">
            <text:p>44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M+W6 1054_x000D_-updated 20/04/05 Updated for NDNS RP Yr2 (MS) 26/06/09 using analytical data from N10039/ sample 17. Updated I for NDNS <text:s/>RP yr2 08/04/10 EF</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ocolate</text:p>
          </table:table-cell>
          <table:table-cell office:value-type="float" office:value="81.6077" calcext:value-type="float">
            <text:p>81.6077</text:p>
          </table:table-cell>
          <table:table-cell table:number-columns-repeated="2" office:value-type="float" office:value="0" calcext:value-type="float">
            <text:p>0</text:p>
          </table:table-cell>
          <table:table-cell office:value-type="float" office:value="38.3556" calcext:value-type="float">
            <text:p>38.3556</text:p>
          </table:table-cell>
          <table:table-cell office:value-type="float" office:value="0" calcext:value-type="float">
            <text:p>0</text:p>
          </table:table-cell>
          <table:table-cell office:value-type="float" office:value="11.4251" calcext:value-type="float">
            <text:p>11.4251</text:p>
          </table:table-cell>
          <table:table-cell office:value-type="float" office:value="136.2848" calcext:value-type="float">
            <text:p>136.2848</text:p>
          </table:table-cell>
          <table:table-cell office:value-type="float" office:value="49.8623" calcext:value-type="float">
            <text:p>49.8623</text:p>
          </table:table-cell>
          <table:table-cell office:value-type="float" office:value="13.0572" calcext:value-type="float">
            <text:p>13.0572</text:p>
          </table:table-cell>
          <table:table-cell office:value-type="float" office:value="57.9414" calcext:value-type="float">
            <text:p>57.9414</text:p>
          </table:table-cell>
          <table:table-cell office:value-type="float" office:value="5.9166" calcext:value-type="float">
            <text:p>5.9166</text:p>
          </table:table-cell>
          <table:table-cell office:value-type="float" office:value="0.0816" calcext:value-type="float">
            <text:p>0.0816</text:p>
          </table:table-cell>
          <table:table-cell office:value-type="float" office:value="0.914" calcext:value-type="float">
            <text:p>0.914</text:p>
          </table:table-cell>
          <table:table-cell office:value-type="float" office:value="0.2203" calcext:value-type="float">
            <text:p>0.2203</text:p>
          </table:table-cell>
          <table:table-cell office:value-type="float" office:value="1.1425" calcext:value-type="float">
            <text:p>1.1425</text:p>
          </table:table-cell>
          <table:table-cell office:value-type="float" office:value="23.3398" calcext:value-type="float">
            <text:p>23.3398</text:p>
          </table:table-cell>
          <table:table-cell office:value-type="float" office:value="1.9586" calcext:value-type="float">
            <text:p>1.9586</text:p>
          </table:table-cell>
          <table:table-cell office:value-type="float" office:value="8.9768" calcext:value-type="float">
            <text:p>8.9768</text:p>
          </table:table-cell>
          <table:table-cell table:number-columns-repeated="3" office:value-type="float" office:value="0" calcext:value-type="float">
            <text:p>0</text:p>
          </table:table-cell>
          <table:table-cell office:value-type="float" office:value="17.9537" calcext:value-type="float">
            <text:p>17.9537</text:p>
          </table:table-cell>
          <table:table-cell office:value-type="float" office:value="277.4661" calcext:value-type="float">
            <text:p>277.4661</text:p>
          </table:table-cell>
          <table:table-cell office:value-type="float" office:value="415.383" calcext:value-type="float">
            <text:p>415.383</text:p>
          </table:table-cell>
          <table:table-cell office:value-type="float" office:value="1738.2434" calcext:value-type="float">
            <text:p>1738.2434</text:p>
          </table:table-cell>
          <table:table-cell office:value-type="float" office:value="5.6309" calcext:value-type="float">
            <text:p>5.6309</text:p>
          </table:table-cell>
          <table:table-cell office:value-type="float" office:value="0" calcext:value-type="float">
            <text:p>0</text:p>
          </table:table-cell>
          <table:table-cell office:value-type="float" office:value="33.4591" calcext:value-type="float">
            <text:p>33.4591</text:p>
          </table:table-cell>
          <table:table-cell office:value-type="float" office:value="5.5493" calcext:value-type="float">
            <text:p>5.5493</text:p>
          </table:table-cell>
          <table:table-cell office:value-type="float" office:value="0.2856" calcext:value-type="float">
            <text:p>0.2856</text:p>
          </table:table-cell>
          <table:table-cell office:value-type="float" office:value="73.4469" calcext:value-type="float">
            <text:p>73.4469</text:p>
          </table:table-cell>
          <table:table-cell office:value-type="float" office:value="5.1005" calcext:value-type="float">
            <text:p>5.1005</text:p>
          </table:table-cell>
          <table:table-cell office:value-type="float" office:value="1.9586" calcext:value-type="float">
            <text:p>1.9586</text:p>
          </table:table-cell>
          <table:table-cell office:value-type="float" office:value="1.6322" calcext:value-type="float">
            <text:p>1.6322</text:p>
          </table:table-cell>
          <table:table-cell office:value-type="float" office:value="31.2557" calcext:value-type="float">
            <text:p>31.2557</text:p>
          </table:table-cell>
          <table:table-cell office:value-type="float" office:value="0" calcext:value-type="float">
            <text:p>0</text:p>
          </table:table-cell>
          <table:table-cell office:value-type="float" office:value="123.2276" calcext:value-type="float">
            <text:p>123.2276</text:p>
          </table:table-cell>
          <table:table-cell office:value-type="float" office:value="0.6529" calcext:value-type="float">
            <text:p>0.6529</text:p>
          </table:table-cell>
          <table:table-cell office:value-type="float" office:value="4.4884" calcext:value-type="float">
            <text:p>4.4884</text:p>
          </table:table-cell>
          <table:table-cell office:value-type="float" office:value="6.5286" calcext:value-type="float">
            <text:p>6.5286</text:p>
          </table:table-cell>
          <table:table-cell office:value-type="float" office:value="0.1632" calcext:value-type="float">
            <text:p>0.1632</text:p>
          </table:table-cell>
          <table:table-cell office:value-type="float" office:value="14.2813" calcext:value-type="float">
            <text:p>14.2813</text:p>
          </table:table-cell>
          <table:table-cell office:value-type="float" office:value="3.2643" calcext:value-type="float">
            <text:p>3.2643</text:p>
          </table:table-cell>
          <table:table-cell office:value-type="float" office:value="13.1388" calcext:value-type="float">
            <text:p>13.1388</text:p>
          </table:table-cell>
          <table:table-cell office:value-type="float" office:value="31.1741" calcext:value-type="float">
            <text:p>31.1741</text:p>
          </table:table-cell>
          <table:table-cell office:value-type="float" office:value="0.0571" calcext:value-type="float">
            <text:p>0.0571</text:p>
          </table:table-cell>
          <table:table-cell office:value-type="float" office:value="38.3556" calcext:value-type="float">
            <text:p>38.3556</text:p>
          </table:table-cell>
          <table:table-cell office:value-type="float" office:value="0.8161" calcext:value-type="float">
            <text:p>0.8161</text:p>
          </table:table-cell>
          <table:table-cell office:value-type="float" office:value="36.8051" calcext:value-type="float">
            <text:p>36.8051</text:p>
          </table:table-cell>
          <table:table-cell office:value-type="float" office:value="0.4488" calcext:value-type="float">
            <text:p>0.4488</text:p>
          </table:table-cell>
          <table:table-cell office:value-type="float" office:value="13.0572" calcext:value-type="float">
            <text:p>13.0572</text:p>
          </table:table-cell>
          <table:table-cell office:value-type="float" office:value="0" calcext:value-type="float">
            <text:p>0</text:p>
          </table:table-cell>
          <table:table-cell office:value-type="float" office:value="0.0816" calcext:value-type="float">
            <text:p>0.0816</text:p>
          </table:table-cell>
          <table:table-cell table:number-columns-repeated="2" office:value-type="float" office:value="0" calcext:value-type="float">
            <text:p>0</text:p>
          </table:table-cell>
          <table:table-cell office:value-type="float" office:value="0.6529" calcext:value-type="float">
            <text:p>0.6529</text:p>
          </table:table-cell>
          <table:table-cell office:value-type="float" office:value="2.1218" calcext:value-type="float">
            <text:p>2.1218</text:p>
          </table:table-cell>
          <table:table-cell office:value-type="float" office:value="0.6529" calcext:value-type="float">
            <text:p>0.6529</text:p>
          </table:table-cell>
          <table:table-cell table:number-columns-repeated="33" office:value-type="float" office:value="0" calcext:value-type="float">
            <text:p>0</text:p>
          </table:table-cell>
          <table:table-cell office:value-type="float" office:value="761.3996" calcext:value-type="float">
            <text:p>761.3996</text:p>
          </table:table-cell>
          <table:table-cell office:value-type="string" calcext:value-type="string">
            <text:p>Grams</text:p>
          </table:table-cell>
          <table:table-cell office:value-type="float" office:value="1" calcext:value-type="float">
            <text:p>1</text:p>
          </table:table-cell>
          <table:table-cell table:formula="of:=[.O33]*[.DD33]" office:value-type="float" office:value="81.6077" calcext:value-type="float">
            <text:p>81.6077</text:p>
          </table:table-cell>
          <table:table-cell office:value-type="string" calcext:value-type="string">
            <text:p>Chocolate Wafer Bar</text:p>
          </table:table-cell>
          <table:table-cell office:value-type="string" calcext:value-type="string">
            <text:p>2 Bars or 1 Packet</text:p>
          </table:table-cell>
          <table:table-cell table:formula="of:=[.DI33]*0.0129" office:value-type="float" office:value="9.82205484" calcext:value-type="float">
            <text:p>9.82205484</text:p>
          </table:table-cell>
          <table:table-cell table:formula="of:=[.DB33]*[.DD33]" office:value-type="float" office:value="761.3996" calcext:value-type="float">
            <text:p>761.3996</text:p>
          </table:table-cell>
          <table:table-cell table:formula="of:=[.AL33]*[.DD33]" office:value-type="float" office:value="415.383" calcext:value-type="float">
            <text:p>415.383</text:p>
          </table:table-cell>
          <table:table-cell table:formula="of:=[.AD33]*[.DD33]" office:value-type="float" office:value="23.3398" calcext:value-type="float">
            <text:p>23.3398</text:p>
          </table:table-cell>
          <table:table-cell table:formula="of:=[.BK33]*[.DD33]" office:value-type="float" office:value="36.8051" calcext:value-type="float">
            <text:p>36.8051</text:p>
          </table:table-cell>
          <table:table-cell table:formula="of:=[.BA33]*[.DD33]" office:value-type="float" office:value="4.4884" calcext:value-type="float">
            <text:p>4.4884</text:p>
          </table:table-cell>
          <table:table-cell office:value-type="string" calcext:value-type="string">
            <text:p>Kit-Kat-Senses.jpg</text:p>
          </table:table-cell>
          <table:table-cell office:value-type="string" calcext:value-type="string">
            <text:p>https://commons.wikimedia.org/wiki/File:Kit-Kat-Senses.jpg</text:p>
          </table:table-cell>
          <table:table-cell table:number-columns-repeated="2"/>
        </table:table-row>
        <table:table-row table:style-name="ro1">
          <table:table-cell office:value-type="float" office:value="86" calcext:value-type="float">
            <text:p>86</text:p>
          </table:table-cell>
          <table:table-cell office:value-type="string" calcext:value-type="string">
            <text:p>LEEKS FRESH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756" calcext:value-type="float">
            <text:p>1756</text:p>
          </table:table-cell>
          <table:table-cell office:value-type="string" calcext:value-type="string">
            <text:p>37M</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VHS 265_x000D_-mw6 814_x000D_-updated 26/04/05</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99.8234" calcext:value-type="float">
            <text:p>99.8234</text:p>
          </table:table-cell>
          <table:table-cell table:number-columns-repeated="2" office:value-type="float" office:value="0" calcext:value-type="float">
            <text:p>0</text:p>
          </table:table-cell>
          <table:table-cell office:value-type="float" office:value="149.7351" calcext:value-type="float">
            <text:p>149.7351</text:p>
          </table:table-cell>
          <table:table-cell office:value-type="float" office:value="0" calcext:value-type="float">
            <text:p>0</text:p>
          </table:table-cell>
          <table:table-cell office:value-type="float" office:value="0.9982" calcext:value-type="float">
            <text:p>0.9982</text:p>
          </table:table-cell>
          <table:table-cell office:value-type="float" office:value="19.9647" calcext:value-type="float">
            <text:p>19.9647</text:p>
          </table:table-cell>
          <table:table-cell office:value-type="float" office:value="2.5954" calcext:value-type="float">
            <text:p>2.5954</text:p>
          </table:table-cell>
          <table:table-cell office:value-type="float" office:value="0" calcext:value-type="float">
            <text:p>0</text:p>
          </table:table-cell>
          <table:table-cell office:value-type="float" office:value="42.9241" calcext:value-type="float">
            <text:p>42.9241</text:p>
          </table:table-cell>
          <table:table-cell office:value-type="float" office:value="0" calcext:value-type="float">
            <text:p>0</text:p>
          </table:table-cell>
          <table:table-cell office:value-type="float" office:value="0.2396" calcext:value-type="float">
            <text:p>0.2396</text:p>
          </table:table-cell>
          <table:table-cell office:value-type="float" office:value="0.1597" calcext:value-type="float">
            <text:p>0.1597</text:p>
          </table:table-cell>
          <table:table-cell office:value-type="float" office:value="0.02" calcext:value-type="float">
            <text:p>0.02</text:p>
          </table:table-cell>
          <table:table-cell office:value-type="float" office:value="1.697" calcext:value-type="float">
            <text:p>1.697</text:p>
          </table:table-cell>
          <table:table-cell table:number-columns-repeated="2" office:value-type="float" office:value="0.6988" calcext:value-type="float">
            <text:p>0.6988</text:p>
          </table:table-cell>
          <table:table-cell office:value-type="float" office:value="39.9294" calcext:value-type="float">
            <text:p>39.9294</text:p>
          </table:table-cell>
          <table:table-cell office:value-type="float" office:value="0.7986" calcext:value-type="float">
            <text:p>0.7986</text:p>
          </table:table-cell>
          <table:table-cell office:value-type="float" office:value="0.6988" calcext:value-type="float">
            <text:p>0.6988</text:p>
          </table:table-cell>
          <table:table-cell office:value-type="float" office:value="0" calcext:value-type="float">
            <text:p>0</text:p>
          </table:table-cell>
          <table:table-cell office:value-type="float" office:value="1.9965" calcext:value-type="float">
            <text:p>1.9965</text:p>
          </table:table-cell>
          <table:table-cell office:value-type="float" office:value="149.7351" calcext:value-type="float">
            <text:p>149.7351</text:p>
          </table:table-cell>
          <table:table-cell office:value-type="float" office:value="20.9629" calcext:value-type="float">
            <text:p>20.9629</text:p>
          </table:table-cell>
          <table:table-cell office:value-type="float" office:value="86.8464" calcext:value-type="float">
            <text:p>86.8464</text:p>
          </table:table-cell>
          <table:table-cell table:number-columns-repeated="2" office:value-type="float" office:value="0" calcext:value-type="float">
            <text:p>0</text:p>
          </table:table-cell>
          <table:table-cell office:value-type="float" office:value="1.9965" calcext:value-type="float">
            <text:p>1.9965</text:p>
          </table:table-cell>
          <table:table-cell office:value-type="float" office:value="2.3958" calcext:value-type="float">
            <text:p>2.3958</text:p>
          </table:table-cell>
          <table:table-cell office:value-type="float" office:value="0.1996" calcext:value-type="float">
            <text:p>0.1996</text:p>
          </table:table-cell>
          <table:table-cell office:value-type="float" office:value="5.9894" calcext:value-type="float">
            <text:p>5.9894</text:p>
          </table:table-cell>
          <table:table-cell office:value-type="float" office:value="6.239" calcext:value-type="float">
            <text:p>6.239</text:p>
          </table:table-cell>
          <table:table-cell office:value-type="float" office:value="0.6988" calcext:value-type="float">
            <text:p>0.6988</text:p>
          </table:table-cell>
          <table:table-cell office:value-type="float" office:value="0.5989" calcext:value-type="float">
            <text:p>0.5989</text:p>
          </table:table-cell>
          <table:table-cell office:value-type="float" office:value="0" calcext:value-type="float">
            <text:p>0</text:p>
          </table:table-cell>
          <table:table-cell office:value-type="float" office:value="0.3993" calcext:value-type="float">
            <text:p>0.3993</text:p>
          </table:table-cell>
          <table:table-cell office:value-type="float" office:value="31.9435" calcext:value-type="float">
            <text:p>31.9435</text:p>
          </table:table-cell>
          <table:table-cell office:value-type="float" office:value="0.0998" calcext:value-type="float">
            <text:p>0.0998</text:p>
          </table:table-cell>
          <table:table-cell office:value-type="float" office:value="1.1979" calcext:value-type="float">
            <text:p>1.1979</text:p>
          </table:table-cell>
          <table:table-cell office:value-type="float" office:value="0" calcext:value-type="float">
            <text:p>0</text:p>
          </table:table-cell>
          <table:table-cell office:value-type="float" office:value="0.02" calcext:value-type="float">
            <text:p>0.02</text:p>
          </table:table-cell>
          <table:table-cell office:value-type="float" office:value="0.1098" calcext:value-type="float">
            <text:p>0.1098</text:p>
          </table:table-cell>
          <table:table-cell office:value-type="float" office:value="0.9982" calcext:value-type="float">
            <text:p>0.9982</text:p>
          </table:table-cell>
          <table:table-cell office:value-type="float" office:value="0.1996" calcext:value-type="float">
            <text:p>0.1996</text:p>
          </table:table-cell>
          <table:table-cell office:value-type="float" office:value="0.4991" calcext:value-type="float">
            <text:p>0.4991</text:p>
          </table:table-cell>
          <table:table-cell office:value-type="float" office:value="0.02" calcext:value-type="float">
            <text:p>0.02</text:p>
          </table:table-cell>
          <table:table-cell office:value-type="float" office:value="149.7351" calcext:value-type="float">
            <text:p>149.7351</text:p>
          </table:table-cell>
          <table:table-cell office:value-type="float" office:value="0.1996" calcext:value-type="float">
            <text:p>0.1996</text:p>
          </table:table-cell>
          <table:table-cell office:value-type="float" office:value="2.3958" calcext:value-type="float">
            <text:p>2.3958</text:p>
          </table:table-cell>
          <table:table-cell office:value-type="float" office:value="0" calcext:value-type="float">
            <text:p>0</text:p>
          </table:table-cell>
          <table:table-cell office:value-type="float" office:value="24.9559" calcext:value-type="float">
            <text:p>24.9559</text:p>
          </table:table-cell>
          <table:table-cell office:value-type="float" office:value="0" calcext:value-type="float">
            <text:p>0</text:p>
          </table:table-cell>
          <table:table-cell office:value-type="float" office:value="0.0998" calcext:value-type="float">
            <text:p>0.0998</text:p>
          </table:table-cell>
          <table:table-cell office:value-type="float" office:value="6.9876" calcext:value-type="float">
            <text:p>6.9876</text:p>
          </table:table-cell>
          <table:table-cell office:value-type="float" office:value="0" calcext:value-type="float">
            <text:p>0</text:p>
          </table:table-cell>
          <table:table-cell office:value-type="float" office:value="0.7986" calcext:value-type="float">
            <text:p>0.7986</text:p>
          </table:table-cell>
          <table:table-cell office:value-type="float" office:value="92.0372" calcext:value-type="float">
            <text:p>92.0372</text:p>
          </table:table-cell>
          <table:table-cell office:value-type="float" office:value="0.1996" calcext:value-type="float">
            <text:p>0.1996</text:p>
          </table:table-cell>
          <table:table-cell table:number-columns-repeated="10" office:value-type="float" office:value="0" calcext:value-type="float">
            <text:p>0</text:p>
          </table:table-cell>
          <table:table-cell office:value-type="float" office:value="99.8234" calcext:value-type="float">
            <text:p>99.8234</text:p>
          </table:table-cell>
          <table:table-cell table:number-columns-repeated="22" office:value-type="float" office:value="0" calcext:value-type="float">
            <text:p>0</text:p>
          </table:table-cell>
          <table:table-cell office:value-type="float" office:value="159.7175" calcext:value-type="float">
            <text:p>159.7175</text:p>
          </table:table-cell>
          <table:table-cell office:value-type="string" calcext:value-type="string">
            <text:p>Grams</text:p>
          </table:table-cell>
          <table:table-cell office:value-type="float" office:value="1" calcext:value-type="float">
            <text:p>1</text:p>
          </table:table-cell>
          <table:table-cell table:formula="of:=[.O34]*[.DD34]" office:value-type="float" office:value="99.8234" calcext:value-type="float">
            <text:p>99.8234</text:p>
          </table:table-cell>
          <table:table-cell office:value-type="string" calcext:value-type="string">
            <text:p>Leeks</text:p>
          </table:table-cell>
          <table:table-cell office:value-type="string" calcext:value-type="string">
            <text:p>Cooked Fresh, 100 g</text:p>
          </table:table-cell>
          <table:table-cell table:formula="of:=[.DI34]*0.0129" office:value-type="float" office:value="2.06035575" calcext:value-type="float">
            <text:p>2.06035575</text:p>
          </table:table-cell>
          <table:table-cell table:formula="of:=[.DB34]*[.DD34]" office:value-type="float" office:value="159.7175" calcext:value-type="float">
            <text:p>159.7175</text:p>
          </table:table-cell>
          <table:table-cell table:formula="of:=[.AL34]*[.DD34]" office:value-type="float" office:value="20.9629" calcext:value-type="float">
            <text:p>20.9629</text:p>
          </table:table-cell>
          <table:table-cell table:formula="of:=[.AD34]*[.DD34]" office:value-type="float" office:value="0.6988" calcext:value-type="float">
            <text:p>0.6988</text:p>
          </table:table-cell>
          <table:table-cell table:formula="of:=[.BK34]*[.DD34]" office:value-type="float" office:value="2.3958" calcext:value-type="float">
            <text:p>2.3958</text:p>
          </table:table-cell>
          <table:table-cell table:formula="of:=[.BA34]*[.DD34]" office:value-type="float" office:value="1.1979" calcext:value-type="float">
            <text:p>1.1979</text:p>
          </table:table-cell>
          <table:table-cell office:value-type="string" calcext:value-type="string">
            <text:p>leeks.jpg</text:p>
          </table:table-cell>
          <table:table-cell office:value-type="string" calcext:value-type="string">
            <text:p>http://www.picserver.org/l/leeks.html</text:p>
          </table:table-cell>
          <table:table-cell table:number-columns-repeated="2"/>
        </table:table-row>
        <table:table-row table:style-name="ro1">
          <table:table-cell office:value-type="float" office:value="88" calcext:value-type="float">
            <text:p>88</text:p>
          </table:table-cell>
          <table:table-cell office:value-type="string" calcext:value-type="string">
            <text:p>LEMONS JUICE ONLY NO PEEL OR FLESH</text:p>
          </table:table-cell>
          <table:table-cell office:value-type="string" calcext:value-type="string">
            <text:p>FRUIT JUICE</text:p>
          </table:table-cell>
          <table:table-cell office:value-type="string" calcext:value-type="string">
            <text:p>45R</text:p>
          </table:table-cell>
          <table:table-cell office:value-type="string" calcext:value-type="string">
            <text:p>FRUIT JUICE</text:p>
          </table:table-cell>
          <table:table-cell office:value-type="float" office:value="2064" calcext:value-type="float">
            <text:p>2064</text:p>
          </table:table-cell>
          <table:table-cell office:value-type="string" calcext:value-type="string">
            <text:p>45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7578" calcext:value-type="float">
            <text:p>1.7578</text:p>
          </table:table-cell>
          <table:table-cell table:number-columns-repeated="2" office:value-type="float" office:value="0" calcext:value-type="float">
            <text:p>0</text:p>
          </table:table-cell>
          <table:table-cell office:value-type="float" office:value="0.2109" calcext:value-type="float">
            <text:p>0.2109</text:p>
          </table:table-cell>
          <table:table-cell table:number-columns-repeated="2" office:value-type="float" office:value="0" calcext:value-type="float">
            <text:p>0</text:p>
          </table:table-cell>
          <table:table-cell office:value-type="float" office:value="0.123" calcext:value-type="float">
            <text:p>0.123</text:p>
          </table:table-cell>
          <table:table-cell office:value-type="float" office:value="0.0281" calcext:value-type="float">
            <text:p>0.0281</text:p>
          </table:table-cell>
          <table:table-cell office:value-type="float" office:value="0" calcext:value-type="float">
            <text:p>0</text:p>
          </table:table-cell>
          <table:table-cell office:value-type="float" office:value="0.0527" calcext:value-type="float">
            <text:p>0.0527</text:p>
          </table:table-cell>
          <table:table-cell table:number-columns-repeated="3" office:value-type="float" office:value="0" calcext:value-type="float">
            <text:p>0</text:p>
          </table:table-cell>
          <table:table-cell office:value-type="float" office:value="0.0005" calcext:value-type="float">
            <text:p>0.0005</text:p>
          </table:table-cell>
          <table:table-cell office:value-type="float" office:value="0.0018" calcext:value-type="float">
            <text:p>0.0018</text:p>
          </table:table-cell>
          <table:table-cell office:value-type="float" office:value="0" calcext:value-type="float">
            <text:p>0</text:p>
          </table:table-cell>
          <table:table-cell office:value-type="float" office:value="0.0018" calcext:value-type="float">
            <text:p>0.0018</text:p>
          </table:table-cell>
          <table:table-cell office:value-type="float" office:value="0.2285" calcext:value-type="float">
            <text:p>0.2285</text:p>
          </table:table-cell>
          <table:table-cell office:value-type="float" office:value="0.0158" calcext:value-type="float">
            <text:p>0.0158</text:p>
          </table:table-cell>
          <table:table-cell office:value-type="float" office:value="0.0088" calcext:value-type="float">
            <text:p>0.0088</text:p>
          </table:table-cell>
          <table:table-cell office:value-type="float" office:value="0" calcext:value-type="float">
            <text:p>0</text:p>
          </table:table-cell>
          <table:table-cell office:value-type="float" office:value="0.0879" calcext:value-type="float">
            <text:p>0.0879</text:p>
          </table:table-cell>
          <table:table-cell office:value-type="float" office:value="2.2851" calcext:value-type="float">
            <text:p>2.2851</text:p>
          </table:table-cell>
          <table:table-cell office:value-type="float" office:value="0.123" calcext:value-type="float">
            <text:p>0.123</text:p>
          </table:table-cell>
          <table:table-cell office:value-type="float" office:value="0.5449" calcext:value-type="float">
            <text:p>0.5449</text:p>
          </table:table-cell>
          <table:table-cell table:number-columns-repeated="2" office:value-type="float" office:value="0" calcext:value-type="float">
            <text:p>0</text:p>
          </table:table-cell>
          <table:table-cell office:value-type="float" office:value="0.123" calcext:value-type="float">
            <text:p>0.123</text:p>
          </table:table-cell>
          <table:table-cell table:number-columns-repeated="2" office:value-type="float" office:value="0" calcext:value-type="float">
            <text:p>0</text:p>
          </table:table-cell>
          <table:table-cell office:value-type="float" office:value="0.0176" calcext:value-type="float">
            <text:p>0.0176</text:p>
          </table:table-cell>
          <table:table-cell office:value-type="float" office:value="0.1099" calcext:value-type="float">
            <text:p>0.1099</text:p>
          </table:table-cell>
          <table:table-cell table:number-columns-repeated="2" office:value-type="float" office:value="0.0018" calcext:value-type="float">
            <text:p>0.0018</text:p>
          </table:table-cell>
          <table:table-cell office:value-type="float" office:value="0.0281" calcext:value-type="float">
            <text:p>0.0281</text:p>
          </table:table-cell>
          <table:table-cell office:value-type="float" office:value="0" calcext:value-type="float">
            <text:p>0</text:p>
          </table:table-cell>
          <table:table-cell office:value-type="float" office:value="0.1406" calcext:value-type="float">
            <text:p>0.1406</text:p>
          </table:table-cell>
          <table:table-cell office:value-type="float" office:value="0.0018" calcext:value-type="float">
            <text:p>0.0018</text:p>
          </table:table-cell>
          <table:table-cell office:value-type="float" office:value="0.0053" calcext:value-type="float">
            <text:p>0.0053</text:p>
          </table:table-cell>
          <table:table-cell office:value-type="float" office:value="0" calcext:value-type="float">
            <text:p>0</text:p>
          </table:table-cell>
          <table:table-cell office:value-type="float" office:value="0.0002" calcext:value-type="float">
            <text:p>0.0002</text:p>
          </table:table-cell>
          <table:table-cell office:value-type="float" office:value="0" calcext:value-type="float">
            <text:p>0</text:p>
          </table:table-cell>
          <table:table-cell office:value-type="float" office:value="0.0176" calcext:value-type="float">
            <text:p>0.0176</text:p>
          </table:table-cell>
          <table:table-cell office:value-type="float" office:value="0" calcext:value-type="float">
            <text:p>0</text:p>
          </table:table-cell>
          <table:table-cell office:value-type="float" office:value="0.0035" calcext:value-type="float">
            <text:p>0.0035</text:p>
          </table:table-cell>
          <table:table-cell office:value-type="float" office:value="0.0005" calcext:value-type="float">
            <text:p>0.0005</text:p>
          </table:table-cell>
          <table:table-cell office:value-type="float" office:value="0.2109" calcext:value-type="float">
            <text:p>0.2109</text:p>
          </table:table-cell>
          <table:table-cell office:value-type="float" office:value="0" calcext:value-type="float">
            <text:p>0</text:p>
          </table:table-cell>
          <table:table-cell office:value-type="float" office:value="0.0281" calcext:value-type="float">
            <text:p>0.0281</text:p>
          </table:table-cell>
          <table:table-cell office:value-type="float" office:value="0" calcext:value-type="float">
            <text:p>0</text:p>
          </table:table-cell>
          <table:table-cell office:value-type="float" office:value="0.0352" calcext:value-type="float">
            <text:p>0.0352</text:p>
          </table:table-cell>
          <table:table-cell office:value-type="float" office:value="0" calcext:value-type="float">
            <text:p>0</text:p>
          </table:table-cell>
          <table:table-cell office:value-type="float" office:value="0.0018" calcext:value-type="float">
            <text:p>0.0018</text:p>
          </table:table-cell>
          <table:table-cell office:value-type="float" office:value="0.6328" calcext:value-type="float">
            <text:p>0.6328</text:p>
          </table:table-cell>
          <table:table-cell office:value-type="float" office:value="0" calcext:value-type="float">
            <text:p>0</text:p>
          </table:table-cell>
          <table:table-cell office:value-type="float" office:value="0.0035" calcext:value-type="float">
            <text:p>0.0035</text:p>
          </table:table-cell>
          <table:table-cell office:value-type="float" office:value="1.6066" calcext:value-type="float">
            <text:p>1.6066</text:p>
          </table:table-cell>
          <table:table-cell table:number-columns-repeated="3" office:value-type="float" office:value="0" calcext:value-type="float">
            <text:p>0</text:p>
          </table:table-cell>
          <table:table-cell office:value-type="float" office:value="1.7578" calcext:value-type="float">
            <text:p>1.7578</text:p>
          </table:table-cell>
          <table:table-cell table:number-columns-repeated="30" office:value-type="float" office:value="0" calcext:value-type="float">
            <text:p>0</text:p>
          </table:table-cell>
          <table:table-cell office:value-type="float" office:value="1.8281" calcext:value-type="float">
            <text:p>1.8281</text:p>
          </table:table-cell>
          <table:table-cell office:value-type="string" calcext:value-type="string">
            <text:p>Grams</text:p>
          </table:table-cell>
          <table:table-cell office:value-type="float" office:value="1" calcext:value-type="float">
            <text:p>1</text:p>
          </table:table-cell>
          <table:table-cell table:formula="of:=[.O35]*[.DD35]" office:value-type="float" office:value="1.7578" calcext:value-type="float">
            <text:p>1.7578</text:p>
          </table:table-cell>
          <table:table-cell office:value-type="string" calcext:value-type="string">
            <text:p>Lemon</text:p>
          </table:table-cell>
          <table:table-cell office:value-type="string" calcext:value-type="string">
            <text:p>Juice from 1 Lemon</text:p>
          </table:table-cell>
          <table:table-cell table:formula="of:=[.DI35]*0.0129" office:value-type="float" office:value="0.02358249" calcext:value-type="float">
            <text:p>0.02358249</text:p>
          </table:table-cell>
          <table:table-cell table:formula="of:=[.DB35]*[.DD35]" office:value-type="float" office:value="1.8281" calcext:value-type="float">
            <text:p>1.8281</text:p>
          </table:table-cell>
          <table:table-cell table:formula="of:=[.AL35]*[.DD35]" office:value-type="float" office:value="0.123" calcext:value-type="float">
            <text:p>0.123</text:p>
          </table:table-cell>
          <table:table-cell table:formula="of:=[.AD35]*[.DD35]" office:value-type="float" office:value="0" calcext:value-type="float">
            <text:p>0</text:p>
          </table:table-cell>
          <table:table-cell table:formula="of:=[.BK35]*[.DD35]" office:value-type="float" office:value="0.0281" calcext:value-type="float">
            <text:p>0.0281</text:p>
          </table:table-cell>
          <table:table-cell table:formula="of:=[.BA35]*[.DD35]" office:value-type="float" office:value="0.0053" calcext:value-type="float">
            <text:p>0.0053</text:p>
          </table:table-cell>
          <table:table-cell office:value-type="string" calcext:value-type="string">
            <text:p>lemon.jpg</text:p>
          </table:table-cell>
          <table:table-cell office:value-type="string" calcext:value-type="string">
            <text:p>http://www.picserver.org/l/lemon.html</text:p>
          </table:table-cell>
          <table:table-cell table:number-columns-repeated="2"/>
        </table:table-row>
        <table:table-row table:style-name="ro1">
          <table:table-cell office:value-type="float" office:value="89" calcext:value-type="float">
            <text:p>89</text:p>
          </table:table-cell>
          <table:table-cell office:value-type="string" calcext:value-type="string">
            <text:p>LETTUCE UNSPECIFIED RAW</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1762" calcext:value-type="float">
            <text:p>1762</text:p>
          </table:table-cell>
          <table:table-cell office:value-type="string" calcext:value-type="string">
            <text:p>36B</text:p>
          </table:table-cell>
          <table:table-cell office:value-type="string" calcext:value-type="string">
            <text:p>F</text:p>
          </table:table-cell>
          <table:table-cell office:value-type="string" calcext:value-type="string">
            <text:p>Updated for RP yr 6 p2 based on F&amp;V analytical survey composite sample 32</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Salad and raw veg</text:p>
          </table:table-cell>
          <table:table-cell office:value-type="float" office:value="38.8951" calcext:value-type="float">
            <text:p>38.8951</text:p>
          </table:table-cell>
          <table:table-cell table:number-columns-repeated="2" office:value-type="float" office:value="0" calcext:value-type="float">
            <text:p>0</text:p>
          </table:table-cell>
          <table:table-cell office:value-type="float" office:value="23.3371" calcext:value-type="float">
            <text:p>23.3371</text:p>
          </table:table-cell>
          <table:table-cell office:value-type="float" office:value="0" calcext:value-type="float">
            <text:p>0</text:p>
          </table:table-cell>
          <table:table-cell office:value-type="float" office:value="0.389" calcext:value-type="float">
            <text:p>0.389</text:p>
          </table:table-cell>
          <table:table-cell office:value-type="float" office:value="9.3348" calcext:value-type="float">
            <text:p>9.3348</text:p>
          </table:table-cell>
          <table:table-cell office:value-type="float" office:value="0.5445" calcext:value-type="float">
            <text:p>0.5445</text:p>
          </table:table-cell>
          <table:table-cell office:value-type="float" office:value="0" calcext:value-type="float">
            <text:p>0</text:p>
          </table:table-cell>
          <table:table-cell office:value-type="float" office:value="30.3382" calcext:value-type="float">
            <text:p>30.3382</text:p>
          </table:table-cell>
          <table:table-cell office:value-type="float" office:value="0" calcext:value-type="float">
            <text:p>0</text:p>
          </table:table-cell>
          <table:table-cell office:value-type="float" office:value="0.0156" calcext:value-type="float">
            <text:p>0.0156</text:p>
          </table:table-cell>
          <table:table-cell office:value-type="float" office:value="0.0078" calcext:value-type="float">
            <text:p>0.0078</text:p>
          </table:table-cell>
          <table:table-cell office:value-type="float" office:value="0.0117" calcext:value-type="float">
            <text:p>0.0117</text:p>
          </table:table-cell>
          <table:table-cell office:value-type="float" office:value="0.5056" calcext:value-type="float">
            <text:p>0.5056</text:p>
          </table:table-cell>
          <table:table-cell table:number-columns-repeated="2" office:value-type="float" office:value="0.0389" calcext:value-type="float">
            <text:p>0.0389</text:p>
          </table:table-cell>
          <table:table-cell office:value-type="float" office:value="23.3371" calcext:value-type="float">
            <text:p>23.3371</text:p>
          </table:table-cell>
          <table:table-cell office:value-type="float" office:value="0.3112" calcext:value-type="float">
            <text:p>0.3112</text:p>
          </table:table-cell>
          <table:table-cell office:value-type="float" office:value="0.2334" calcext:value-type="float">
            <text:p>0.2334</text:p>
          </table:table-cell>
          <table:table-cell office:value-type="float" office:value="0" calcext:value-type="float">
            <text:p>0</text:p>
          </table:table-cell>
          <table:table-cell office:value-type="float" office:value="0.389" calcext:value-type="float">
            <text:p>0.389</text:p>
          </table:table-cell>
          <table:table-cell office:value-type="float" office:value="86.3472" calcext:value-type="float">
            <text:p>86.3472</text:p>
          </table:table-cell>
          <table:table-cell office:value-type="float" office:value="4.2785" calcext:value-type="float">
            <text:p>4.2785</text:p>
          </table:table-cell>
          <table:table-cell office:value-type="float" office:value="18.6697" calcext:value-type="float">
            <text:p>18.6697</text:p>
          </table:table-cell>
          <table:table-cell table:number-columns-repeated="2" office:value-type="float" office:value="0" calcext:value-type="float">
            <text:p>0</text:p>
          </table:table-cell>
          <table:table-cell office:value-type="float" office:value="3.5006" calcext:value-type="float">
            <text:p>3.5006</text:p>
          </table:table-cell>
          <table:table-cell office:value-type="float" office:value="0.5445" calcext:value-type="float">
            <text:p>0.5445</text:p>
          </table:table-cell>
          <table:table-cell office:value-type="float" office:value="0.0545" calcext:value-type="float">
            <text:p>0.0545</text:p>
          </table:table-cell>
          <table:table-cell office:value-type="float" office:value="3.5006" calcext:value-type="float">
            <text:p>3.5006</text:p>
          </table:table-cell>
          <table:table-cell office:value-type="float" office:value="2.4309" calcext:value-type="float">
            <text:p>2.4309</text:p>
          </table:table-cell>
          <table:table-cell office:value-type="float" office:value="0.0389" calcext:value-type="float">
            <text:p>0.0389</text:p>
          </table:table-cell>
          <table:table-cell office:value-type="float" office:value="0.2723" calcext:value-type="float">
            <text:p>0.2723</text:p>
          </table:table-cell>
          <table:table-cell table:number-columns-repeated="2" office:value-type="float" office:value="0" calcext:value-type="float">
            <text:p>0</text:p>
          </table:table-cell>
          <table:table-cell office:value-type="float" office:value="8.5569" calcext:value-type="float">
            <text:p>8.5569</text:p>
          </table:table-cell>
          <table:table-cell office:value-type="float" office:value="0.0778" calcext:value-type="float">
            <text:p>0.0778</text:p>
          </table:table-cell>
          <table:table-cell office:value-type="float" office:value="0.4667" calcext:value-type="float">
            <text:p>0.4667</text:p>
          </table:table-cell>
          <table:table-cell office:value-type="float" office:value="0" calcext:value-type="float">
            <text:p>0</text:p>
          </table:table-cell>
          <table:table-cell office:value-type="float" office:value="0.0194" calcext:value-type="float">
            <text:p>0.0194</text:p>
          </table:table-cell>
          <table:table-cell office:value-type="float" office:value="0.0078" calcext:value-type="float">
            <text:p>0.0078</text:p>
          </table:table-cell>
          <table:table-cell table:number-columns-repeated="3" office:value-type="float" office:value="0" calcext:value-type="float">
            <text:p>0</text:p>
          </table:table-cell>
          <table:table-cell office:value-type="float" office:value="0.0545" calcext:value-type="float">
            <text:p>0.0545</text:p>
          </table:table-cell>
          <table:table-cell office:value-type="float" office:value="23.3371" calcext:value-type="float">
            <text:p>23.3371</text:p>
          </table:table-cell>
          <table:table-cell office:value-type="float" office:value="0.0778" calcext:value-type="float">
            <text:p>0.0778</text:p>
          </table:table-cell>
          <table:table-cell office:value-type="float" office:value="0.5445" calcext:value-type="float">
            <text:p>0.5445</text:p>
          </table:table-cell>
          <table:table-cell office:value-type="float" office:value="0" calcext:value-type="float">
            <text:p>0</text:p>
          </table:table-cell>
          <table:table-cell office:value-type="float" office:value="3.8895" calcext:value-type="float">
            <text:p>3.8895</text:p>
          </table:table-cell>
          <table:table-cell table:number-columns-repeated="2" office:value-type="float" office:value="0" calcext:value-type="float">
            <text:p>0</text:p>
          </table:table-cell>
          <table:table-cell office:value-type="float" office:value="0.5445" calcext:value-type="float">
            <text:p>0.5445</text:p>
          </table:table-cell>
          <table:table-cell office:value-type="float" office:value="0" calcext:value-type="float">
            <text:p>0</text:p>
          </table:table-cell>
          <table:table-cell office:value-type="float" office:value="0.2334" calcext:value-type="float">
            <text:p>0.2334</text:p>
          </table:table-cell>
          <table:table-cell office:value-type="float" office:value="37.3782" calcext:value-type="float">
            <text:p>37.3782</text:p>
          </table:table-cell>
          <table:table-cell office:value-type="float" office:value="0.0778" calcext:value-type="float">
            <text:p>0.0778</text:p>
          </table:table-cell>
          <table:table-cell table:number-columns-repeated="10" office:value-type="float" office:value="0" calcext:value-type="float">
            <text:p>0</text:p>
          </table:table-cell>
          <table:table-cell office:value-type="float" office:value="38.8951" calcext:value-type="float">
            <text:p>38.8951</text:p>
          </table:table-cell>
          <table:table-cell table:number-columns-repeated="22" office:value-type="float" office:value="0" calcext:value-type="float">
            <text:p>0</text:p>
          </table:table-cell>
          <table:table-cell office:value-type="float" office:value="31.1161" calcext:value-type="float">
            <text:p>31.1161</text:p>
          </table:table-cell>
          <table:table-cell office:value-type="string" calcext:value-type="string">
            <text:p>Grams</text:p>
          </table:table-cell>
          <table:table-cell office:value-type="float" office:value="1" calcext:value-type="float">
            <text:p>1</text:p>
          </table:table-cell>
          <table:table-cell table:formula="of:=[.O36]*[.DD36]" office:value-type="float" office:value="38.8951" calcext:value-type="float">
            <text:p>38.8951</text:p>
          </table:table-cell>
          <table:table-cell office:value-type="string" calcext:value-type="string">
            <text:p>Lettuce</text:p>
          </table:table-cell>
          <table:table-cell office:value-type="string" calcext:value-type="string">
            <text:p>Raw Lettuce, 40 g</text:p>
          </table:table-cell>
          <table:table-cell table:formula="of:=[.DI36]*0.0129" office:value-type="float" office:value="0.192786555080769" calcext:value-type="float">
            <text:p>0.1927865551</text:p>
          </table:table-cell>
          <table:table-cell table:formula="of:=0.384230769230769*[.DE36]" office:value-type="float" office:value="14.9446941923077" calcext:value-type="float">
            <text:p>14.9446941923</text:p>
          </table:table-cell>
          <table:table-cell table:formula="of:=[.AL36]*[.DD36]" office:value-type="float" office:value="4.2785" calcext:value-type="float">
            <text:p>4.2785</text:p>
          </table:table-cell>
          <table:table-cell table:formula="of:=[.AD36]*[.DD36]" office:value-type="float" office:value="0.0389" calcext:value-type="float">
            <text:p>0.0389</text:p>
          </table:table-cell>
          <table:table-cell table:formula="of:=[.BK36]*[.DD36]" office:value-type="float" office:value="0.5445" calcext:value-type="float">
            <text:p>0.5445</text:p>
          </table:table-cell>
          <table:table-cell table:formula="of:=[.BA36]*[.DD36]" office:value-type="float" office:value="0.4667" calcext:value-type="float">
            <text:p>0.4667</text:p>
          </table:table-cell>
          <table:table-cell office:value-type="string" calcext:value-type="string">
            <text:p>lettuce.jpg</text:p>
          </table:table-cell>
          <table:table-cell office:value-type="string" calcext:value-type="string">
            <text:p>https://www.pexels.com/photo/crisp-greens-lettuce-png-533398/</text:p>
          </table:table-cell>
          <table:table-cell table:number-columns-repeated="2"/>
        </table:table-row>
        <table:table-row table:style-name="ro1">
          <table:table-cell office:value-type="float" office:value="98" calcext:value-type="float">
            <text:p>98</text:p>
          </table:table-cell>
          <table:table-cell office:value-type="string" calcext:value-type="string">
            <text:p>MARS BAR &amp; OWN BRAND EQUIVALENTS</text:p>
          </table:table-cell>
          <table:table-cell office:value-type="string" calcext:value-type="string">
            <text:p>CHOCOLATE CONFECTIONERY</text:p>
          </table:table-cell>
          <table:table-cell office:value-type="string" calcext:value-type="string">
            <text:p>44R</text:p>
          </table:table-cell>
          <table:table-cell office:value-type="string" calcext:value-type="string">
            <text:p>CHOCOLATE CONFECTIONERY</text:p>
          </table:table-cell>
          <table:table-cell office:value-type="float" office:value="2265" calcext:value-type="float">
            <text:p>2265</text:p>
          </table:table-cell>
          <table:table-cell office:value-type="string" calcext:value-type="string">
            <text:p>44R</text:p>
          </table:table-cell>
          <table:table-cell office:value-type="string" calcext:value-type="string">
            <text:p>F</text:p>
          </table:table-cell>
          <table:table-cell office:value-type="string" calcext:value-type="string">
            <text:p>Update based on the trans analytical project, sample 60 for RP yr 5. NP 26/04/2013</text:p>
          </table:table-cell>
          <table:table-cell office:value-type="float" office:value="1" calcext:value-type="float">
            <text:p>1</text:p>
          </table:table-cell>
          <table:table-cell office:value-type="string" calcext:value-type="string">
            <text:p>mw6 1055_x000D_-updated 26/04/05_x000D_-All nutrients updated form sample 60 fro yr 5 RP trans analytical project. NP 26/04/2013</text:p>
          </table:table-cell>
          <table:table-cell office:value-type="float" office:value="1" calcext:value-type="float">
            <text:p>1</text:p>
          </table:table-cell>
          <table:table-cell office:value-type="string" calcext:value-type="string">
            <text:p>Average of CO2e values for Cows Milk from From Clune et al 2017, multiplied by3.1278</text:p>
          </table:table-cell>
          <table:table-cell office:value-type="string" calcext:value-type="string">
            <text:p>Chocolate</text:p>
          </table:table-cell>
          <table:table-cell office:value-type="float" office:value="76.6653" calcext:value-type="float">
            <text:p>76.6653</text:p>
          </table:table-cell>
          <table:table-cell office:value-type="float" office:value="2.3" calcext:value-type="float">
            <text:p>2.3</text:p>
          </table:table-cell>
          <table:table-cell office:value-type="float" office:value="0" calcext:value-type="float">
            <text:p>0</text:p>
          </table:table-cell>
          <table:table-cell office:value-type="float" office:value="9.9665" calcext:value-type="float">
            <text:p>9.9665</text:p>
          </table:table-cell>
          <table:table-cell office:value-type="float" office:value="0" calcext:value-type="float">
            <text:p>0</text:p>
          </table:table-cell>
          <table:table-cell office:value-type="float" office:value="1.5333" calcext:value-type="float">
            <text:p>1.5333</text:p>
          </table:table-cell>
          <table:table-cell office:value-type="float" office:value="90.4651" calcext:value-type="float">
            <text:p>90.4651</text:p>
          </table:table-cell>
          <table:table-cell office:value-type="float" office:value="51.0591" calcext:value-type="float">
            <text:p>51.0591</text:p>
          </table:table-cell>
          <table:table-cell office:value-type="float" office:value="7.6665" calcext:value-type="float">
            <text:p>7.6665</text:p>
          </table:table-cell>
          <table:table-cell office:value-type="float" office:value="265.262" calcext:value-type="float">
            <text:p>265.262</text:p>
          </table:table-cell>
          <table:table-cell office:value-type="float" office:value="4.8682" calcext:value-type="float">
            <text:p>4.8682</text:p>
          </table:table-cell>
          <table:table-cell office:value-type="float" office:value="0.0307" calcext:value-type="float">
            <text:p>0.0307</text:p>
          </table:table-cell>
          <table:table-cell office:value-type="float" office:value="0.5903" calcext:value-type="float">
            <text:p>0.5903</text:p>
          </table:table-cell>
          <table:table-cell office:value-type="float" office:value="0.138" calcext:value-type="float">
            <text:p>0.138</text:p>
          </table:table-cell>
          <table:table-cell office:value-type="float" office:value="0.6133" calcext:value-type="float">
            <text:p>0.6133</text:p>
          </table:table-cell>
          <table:table-cell office:value-type="float" office:value="11.7298" calcext:value-type="float">
            <text:p>11.7298</text:p>
          </table:table-cell>
          <table:table-cell office:value-type="float" office:value="1.3033" calcext:value-type="float">
            <text:p>1.3033</text:p>
          </table:table-cell>
          <table:table-cell office:value-type="float" office:value="3.8333" calcext:value-type="float">
            <text:p>3.8333</text:p>
          </table:table-cell>
          <table:table-cell office:value-type="float" office:value="0.23" calcext:value-type="float">
            <text:p>0.23</text:p>
          </table:table-cell>
          <table:table-cell office:value-type="float" office:value="5.9799" calcext:value-type="float">
            <text:p>5.9799</text:p>
          </table:table-cell>
          <table:table-cell office:value-type="float" office:value="0" calcext:value-type="float">
            <text:p>0</text:p>
          </table:table-cell>
          <table:table-cell office:value-type="float" office:value="12.2665" calcext:value-type="float">
            <text:p>12.2665</text:p>
          </table:table-cell>
          <table:table-cell office:value-type="float" office:value="206.2297" calcext:value-type="float">
            <text:p>206.2297</text:p>
          </table:table-cell>
          <table:table-cell office:value-type="float" office:value="309.7279" calcext:value-type="float">
            <text:p>309.7279</text:p>
          </table:table-cell>
          <table:table-cell office:value-type="float" office:value="1305.6103" calcext:value-type="float">
            <text:p>1305.6103</text:p>
          </table:table-cell>
          <table:table-cell office:value-type="float" office:value="6.6699" calcext:value-type="float">
            <text:p>6.6699</text:p>
          </table:table-cell>
          <table:table-cell office:value-type="float" office:value="5.9799" calcext:value-type="float">
            <text:p>5.9799</text:p>
          </table:table-cell>
          <table:table-cell office:value-type="float" office:value="26.8329" calcext:value-type="float">
            <text:p>26.8329</text:p>
          </table:table-cell>
          <table:table-cell office:value-type="float" office:value="6.6699" calcext:value-type="float">
            <text:p>6.6699</text:p>
          </table:table-cell>
          <table:table-cell office:value-type="float" office:value="0.1687" calcext:value-type="float">
            <text:p>0.1687</text:p>
          </table:table-cell>
          <table:table-cell office:value-type="float" office:value="133.3976" calcext:value-type="float">
            <text:p>133.3976</text:p>
          </table:table-cell>
          <table:table-cell office:value-type="float" office:value="4.8912" calcext:value-type="float">
            <text:p>4.8912</text:p>
          </table:table-cell>
          <table:table-cell office:value-type="float" office:value="1.3033" calcext:value-type="float">
            <text:p>1.3033</text:p>
          </table:table-cell>
          <table:table-cell office:value-type="float" office:value="1.0733" calcext:value-type="float">
            <text:p>1.0733</text:p>
          </table:table-cell>
          <table:table-cell office:value-type="float" office:value="41.8593" calcext:value-type="float">
            <text:p>41.8593</text:p>
          </table:table-cell>
          <table:table-cell office:value-type="float" office:value="0" calcext:value-type="float">
            <text:p>0</text:p>
          </table:table-cell>
          <table:table-cell office:value-type="float" office:value="95.8316" calcext:value-type="float">
            <text:p>95.8316</text:p>
          </table:table-cell>
          <table:table-cell office:value-type="float" office:value="0.3833" calcext:value-type="float">
            <text:p>0.3833</text:p>
          </table:table-cell>
          <table:table-cell office:value-type="float" office:value="3.1433" calcext:value-type="float">
            <text:p>3.1433</text:p>
          </table:table-cell>
          <table:table-cell office:value-type="float" office:value="25.2996" calcext:value-type="float">
            <text:p>25.2996</text:p>
          </table:table-cell>
          <table:table-cell office:value-type="float" office:value="0.1533" calcext:value-type="float">
            <text:p>0.1533</text:p>
          </table:table-cell>
          <table:table-cell office:value-type="float" office:value="5.6042" calcext:value-type="float">
            <text:p>5.6042</text:p>
          </table:table-cell>
          <table:table-cell office:value-type="float" office:value="0.7667" calcext:value-type="float">
            <text:p>0.7667</text:p>
          </table:table-cell>
          <table:table-cell office:value-type="float" office:value="2.53" calcext:value-type="float">
            <text:p>2.53</text:p>
          </table:table-cell>
          <table:table-cell office:value-type="float" office:value="29.6695" calcext:value-type="float">
            <text:p>29.6695</text:p>
          </table:table-cell>
          <table:table-cell office:value-type="float" office:value="0.1303" calcext:value-type="float">
            <text:p>0.1303</text:p>
          </table:table-cell>
          <table:table-cell office:value-type="float" office:value="11.4998" calcext:value-type="float">
            <text:p>11.4998</text:p>
          </table:table-cell>
          <table:table-cell office:value-type="float" office:value="0.46" calcext:value-type="float">
            <text:p>0.46</text:p>
          </table:table-cell>
          <table:table-cell office:value-type="float" office:value="48.5291" calcext:value-type="float">
            <text:p>48.5291</text:p>
          </table:table-cell>
          <table:table-cell office:value-type="float" office:value="0.0383" calcext:value-type="float">
            <text:p>0.0383</text:p>
          </table:table-cell>
          <table:table-cell office:value-type="float" office:value="26.8329" calcext:value-type="float">
            <text:p>26.8329</text:p>
          </table:table-cell>
          <table:table-cell office:value-type="float" office:value="0.3833" calcext:value-type="float">
            <text:p>0.3833</text:p>
          </table:table-cell>
          <table:table-cell table:number-columns-repeated="2" office:value-type="float" office:value="0" calcext:value-type="float">
            <text:p>0</text:p>
          </table:table-cell>
          <table:table-cell office:value-type="float" office:value="0.0767" calcext:value-type="float">
            <text:p>0.0767</text:p>
          </table:table-cell>
          <table:table-cell office:value-type="float" office:value="1.5333" calcext:value-type="float">
            <text:p>1.5333</text:p>
          </table:table-cell>
          <table:table-cell office:value-type="float" office:value="5.4432" calcext:value-type="float">
            <text:p>5.4432</text:p>
          </table:table-cell>
          <table:table-cell office:value-type="float" office:value="0.46" calcext:value-type="float">
            <text:p>0.46</text:p>
          </table:table-cell>
          <table:table-cell table:number-columns-repeated="33" office:value-type="float" office:value="0" calcext:value-type="float">
            <text:p>0</text:p>
          </table:table-cell>
          <table:table-cell office:value-type="float" office:value="335.0274" calcext:value-type="float">
            <text:p>335.0274</text:p>
          </table:table-cell>
          <table:table-cell office:value-type="string" calcext:value-type="string">
            <text:p>Grams</text:p>
          </table:table-cell>
          <table:table-cell office:value-type="float" office:value="1" calcext:value-type="float">
            <text:p>1</text:p>
          </table:table-cell>
          <table:table-cell table:formula="of:=[.O37]*[.DD37]" office:value-type="float" office:value="76.6653" calcext:value-type="float">
            <text:p>76.6653</text:p>
          </table:table-cell>
          <table:table-cell office:value-type="string" calcext:value-type="string">
            <text:p>Chocolate Bar</text:p>
          </table:table-cell>
          <table:table-cell office:value-type="string" calcext:value-type="string">
            <text:p>1 Chocolate and Nougat Bar</text:p>
          </table:table-cell>
          <table:table-cell table:formula="of:=[.DI37]*0.0129" office:value-type="float" office:value="4.32185346" calcext:value-type="float">
            <text:p>4.32185346</text:p>
          </table:table-cell>
          <table:table-cell table:formula="of:=[.DB37]*[.DD37]" office:value-type="float" office:value="335.0274" calcext:value-type="float">
            <text:p>335.0274</text:p>
          </table:table-cell>
          <table:table-cell table:formula="of:=[.AL37]*[.DD37]" office:value-type="float" office:value="309.7279" calcext:value-type="float">
            <text:p>309.7279</text:p>
          </table:table-cell>
          <table:table-cell table:formula="of:=[.AD37]*[.DD37]" office:value-type="float" office:value="11.7298" calcext:value-type="float">
            <text:p>11.7298</text:p>
          </table:table-cell>
          <table:table-cell table:formula="of:=[.BK37]*[.DD37]" office:value-type="float" office:value="48.5291" calcext:value-type="float">
            <text:p>48.5291</text:p>
          </table:table-cell>
          <table:table-cell table:formula="of:=[.BA37]*[.DD37]" office:value-type="float" office:value="3.1433" calcext:value-type="float">
            <text:p>3.1433</text:p>
          </table:table-cell>
          <table:table-cell office:value-type="string" calcext:value-type="string">
            <text:p>Milky-way-broken.JPG</text:p>
          </table:table-cell>
          <table:table-cell office:value-type="string" calcext:value-type="string">
            <text:p>https://commons.wikimedia.org/wiki/File:Milky-way-broken.JPG</text:p>
          </table:table-cell>
          <table:table-cell table:number-columns-repeated="2"/>
        </table:table-row>
        <table:table-row table:style-name="ro1">
          <table:table-cell office:value-type="float" office:value="99" calcext:value-type="float">
            <text:p>99</text:p>
          </table:table-cell>
          <table:table-cell office:value-type="string" calcext:value-type="string">
            <text:p>MAYONNAISE (RETAIL)</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432" calcext:value-type="float">
            <text:p>2432</text:p>
          </table:table-cell>
          <table:table-cell office:value-type="string" calcext:value-type="string">
            <text:p>50R</text:p>
          </table:table-cell>
          <table:table-cell office:value-type="string" calcext:value-type="string">
            <text:p>F</text:p>
          </table:table-cell>
          <table:table-cell office:value-type="string" calcext:value-type="string">
            <text:p>Updated macronutrients for RP3 - Based on trans survey (57) SD 24/6/10.Micrs upd Phs2 NDNSRPY4 usd dta Trn anl svy smp 57 HO.11/04/12</text:p>
          </table:table-cell>
          <table:table-cell office:value-type="float" office:value="1" calcext:value-type="float">
            <text:p>1</text:p>
          </table:table-cell>
          <table:table-cell office:value-type="string" calcext:value-type="string">
            <text:p>Upd for NDNS roll prog pilot study.181206 NK. fatty acids updated 220908 EF Upd for RP3 SKD 240610 trans survey (57) (Energy, Protn, CHO profile, fat profile, fibre).Micrs upd Phs2 NDNSRPY4 usd dta Trn anl svy smp 57 HO.11/04/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24.6336" calcext:value-type="float">
            <text:p>24.6336</text:p>
          </table:table-cell>
          <table:table-cell table:number-columns-repeated="4" office:value-type="float" office:value="0" calcext:value-type="float">
            <text:p>0</text:p>
          </table:table-cell>
          <table:table-cell office:value-type="float" office:value="0.2463" calcext:value-type="float">
            <text:p>0.2463</text:p>
          </table:table-cell>
          <table:table-cell office:value-type="float" office:value="0.4927" calcext:value-type="float">
            <text:p>0.4927</text:p>
          </table:table-cell>
          <table:table-cell office:value-type="float" office:value="0.5912" calcext:value-type="float">
            <text:p>0.5912</text:p>
          </table:table-cell>
          <table:table-cell office:value-type="float" office:value="14.0411" calcext:value-type="float">
            <text:p>14.0411</text:p>
          </table:table-cell>
          <table:table-cell office:value-type="float" office:value="81.2908" calcext:value-type="float">
            <text:p>81.2908</text:p>
          </table:table-cell>
          <table:table-cell office:value-type="float" office:value="11.2107" calcext:value-type="float">
            <text:p>11.2107</text:p>
          </table:table-cell>
          <table:table-cell office:value-type="float" office:value="1.4361" calcext:value-type="float">
            <text:p>1.4361</text:p>
          </table:table-cell>
          <table:table-cell office:value-type="float" office:value="3.4733" calcext:value-type="float">
            <text:p>3.4733</text:p>
          </table:table-cell>
          <table:table-cell table:number-columns-repeated="2" office:value-type="float" office:value="0" calcext:value-type="float">
            <text:p>0</text:p>
          </table:table-cell>
          <table:table-cell office:value-type="float" office:value="18.4259" calcext:value-type="float">
            <text:p>18.4259</text:p>
          </table:table-cell>
          <table:table-cell office:value-type="float" office:value="0.0493" calcext:value-type="float">
            <text:p>0.0493</text:p>
          </table:table-cell>
          <table:table-cell office:value-type="float" office:value="2.217" calcext:value-type="float">
            <text:p>2.217</text:p>
          </table:table-cell>
          <table:table-cell office:value-type="float" office:value="0.0985" calcext:value-type="float">
            <text:p>0.0985</text:p>
          </table:table-cell>
          <table:table-cell office:value-type="float" office:value="0.0739" calcext:value-type="float">
            <text:p>0.0739</text:p>
          </table:table-cell>
          <table:table-cell office:value-type="float" office:value="0" calcext:value-type="float">
            <text:p>0</text:p>
          </table:table-cell>
          <table:table-cell office:value-type="float" office:value="1.7244" calcext:value-type="float">
            <text:p>1.7244</text:p>
          </table:table-cell>
          <table:table-cell office:value-type="float" office:value="0.9853" calcext:value-type="float">
            <text:p>0.9853</text:p>
          </table:table-cell>
          <table:table-cell office:value-type="float" office:value="168.9864" calcext:value-type="float">
            <text:p>168.9864</text:p>
          </table:table-cell>
          <table:table-cell office:value-type="float" office:value="695.6524" calcext:value-type="float">
            <text:p>695.6524</text:p>
          </table:table-cell>
          <table:table-cell table:number-columns-repeated="5" office:value-type="float" office:value="0" calcext:value-type="float">
            <text:p>0</text:p>
          </table:table-cell>
          <table:table-cell office:value-type="float" office:value="32.27" calcext:value-type="float">
            <text:p>32.27</text:p>
          </table:table-cell>
          <table:table-cell office:value-type="float" office:value="1.5396" calcext:value-type="float">
            <text:p>1.5396</text:p>
          </table:table-cell>
          <table:table-cell office:value-type="float" office:value="0.0493" calcext:value-type="float">
            <text:p>0.0493</text:p>
          </table:table-cell>
          <table:table-cell office:value-type="float" office:value="0.0246" calcext:value-type="float">
            <text:p>0.0246</text:p>
          </table:table-cell>
          <table:table-cell office:value-type="float" office:value="0.5912" calcext:value-type="float">
            <text:p>0.5912</text:p>
          </table:table-cell>
          <table:table-cell office:value-type="float" office:value="0" calcext:value-type="float">
            <text:p>0</text:p>
          </table:table-cell>
          <table:table-cell office:value-type="float" office:value="1.2317" calcext:value-type="float">
            <text:p>1.2317</text:p>
          </table:table-cell>
          <table:table-cell office:value-type="float" office:value="0.0493" calcext:value-type="float">
            <text:p>0.0493</text:p>
          </table:table-cell>
          <table:table-cell office:value-type="float" office:value="0.271" calcext:value-type="float">
            <text:p>0.271</text:p>
          </table:table-cell>
          <table:table-cell office:value-type="float" office:value="19.2142" calcext:value-type="float">
            <text:p>19.2142</text:p>
          </table:table-cell>
          <table:table-cell office:value-type="float" office:value="0.0246" calcext:value-type="float">
            <text:p>0.0246</text:p>
          </table:table-cell>
          <table:table-cell office:value-type="float" office:value="1.3918" calcext:value-type="float">
            <text:p>1.3918</text:p>
          </table:table-cell>
          <table:table-cell table:number-columns-repeated="2" office:value-type="float" office:value="0" calcext:value-type="float">
            <text:p>0</text:p>
          </table:table-cell>
          <table:table-cell office:value-type="float" office:value="0.4188" calcext:value-type="float">
            <text:p>0.4188</text:p>
          </table:table-cell>
          <table:table-cell table:number-columns-repeated="2" office:value-type="float" office:value="0" calcext:value-type="float">
            <text:p>0</text:p>
          </table:table-cell>
          <table:table-cell office:value-type="float" office:value="0.0493" calcext:value-type="float">
            <text:p>0.0493</text:p>
          </table:table-cell>
          <table:table-cell office:value-type="float" office:value="0.5912" calcext:value-type="float">
            <text:p>0.5912</text:p>
          </table:table-cell>
          <table:table-cell office:value-type="float" office:value="0.0099" calcext:value-type="float">
            <text:p>0.0099</text:p>
          </table:table-cell>
          <table:table-cell office:value-type="float" office:value="19.2142" calcext:value-type="float">
            <text:p>19.2142</text:p>
          </table:table-cell>
          <table:table-cell office:value-type="float" office:value="0.0739" calcext:value-type="float">
            <text:p>0.0739</text:p>
          </table:table-cell>
          <table:table-cell office:value-type="float" office:value="0.0246" calcext:value-type="float">
            <text:p>0.0246</text:p>
          </table:table-cell>
          <table:table-cell table:number-columns-repeated="2" office:value-type="float" office:value="0" calcext:value-type="float">
            <text:p>0</text:p>
          </table:table-cell>
          <table:table-cell office:value-type="float" office:value="5.444" calcext:value-type="float">
            <text:p>5.444</text:p>
          </table:table-cell>
          <table:table-cell office:value-type="float" office:value="4.7543" calcext:value-type="float">
            <text:p>4.7543</text:p>
          </table:table-cell>
          <table:table-cell office:value-type="float" office:value="0.0246" calcext:value-type="float">
            <text:p>0.0246</text:p>
          </table:table-cell>
          <table:table-cell table:number-columns-repeated="33" office:value-type="float" office:value="0" calcext:value-type="float">
            <text:p>0</text:p>
          </table:table-cell>
          <table:table-cell office:value-type="float" office:value="116.5168" calcext:value-type="float">
            <text:p>116.5168</text:p>
          </table:table-cell>
          <table:table-cell office:value-type="string" calcext:value-type="string">
            <text:p>Grams</text:p>
          </table:table-cell>
          <table:table-cell office:value-type="float" office:value="1" calcext:value-type="float">
            <text:p>1</text:p>
          </table:table-cell>
          <table:table-cell table:formula="of:=[.O38]*[.DD38]" office:value-type="float" office:value="24.6336" calcext:value-type="float">
            <text:p>24.6336</text:p>
          </table:table-cell>
          <table:table-cell office:value-type="string" calcext:value-type="string">
            <text:p>Mayonnaise</text:p>
          </table:table-cell>
          <table:table-cell office:value-type="string" calcext:value-type="string">
            <text:p>2 tbsp</text:p>
          </table:table-cell>
          <table:table-cell table:formula="of:=[.DI38]*0.0129" office:value-type="float" office:value="1.50306672" calcext:value-type="float">
            <text:p>1.50306672</text:p>
          </table:table-cell>
          <table:table-cell table:formula="of:=[.DB38]*[.DD38]" office:value-type="float" office:value="116.5168" calcext:value-type="float">
            <text:p>116.5168</text:p>
          </table:table-cell>
          <table:table-cell table:formula="of:=[.AL38]*[.DD38]" office:value-type="float" office:value="168.9864" calcext:value-type="float">
            <text:p>168.9864</text:p>
          </table:table-cell>
          <table:table-cell table:formula="of:=[.AD38]*[.DD38]" office:value-type="float" office:value="18.4259" calcext:value-type="float">
            <text:p>18.4259</text:p>
          </table:table-cell>
          <table:table-cell table:formula="of:=[.BK38]*[.DD38]" office:value-type="float" office:value="0.5912" calcext:value-type="float">
            <text:p>0.5912</text:p>
          </table:table-cell>
          <table:table-cell table:formula="of:=[.BA38]*[.DD38]" office:value-type="float" office:value="0.271" calcext:value-type="float">
            <text:p>0.271</text:p>
          </table:table-cell>
          <table:table-cell office:value-type="string" calcext:value-type="string">
            <text:p>mayo.jpg</text:p>
          </table:table-cell>
          <table:table-cell office:value-type="string" calcext:value-type="string">
            <text:p>https://commons.wikimedia.org/wiki/File:8oz_Duke%27s_Mayo.jpg</text:p>
          </table:table-cell>
          <table:table-cell table:number-columns-repeated="2"/>
        </table:table-row>
        <table:table-row table:style-name="ro1">
          <table:table-cell office:value-type="float" office:value="102" calcext:value-type="float">
            <text:p>102</text:p>
          </table:table-cell>
          <table:table-cell office:value-type="string" calcext:value-type="string">
            <text:p>MILK CHOCOLATE BAR</text:p>
          </table:table-cell>
          <table:table-cell office:value-type="string" calcext:value-type="string">
            <text:p>CHOCOLATE CONFECTIONERY</text:p>
          </table:table-cell>
          <table:table-cell office:value-type="string" calcext:value-type="string">
            <text:p>44R</text:p>
          </table:table-cell>
          <table:table-cell office:value-type="string" calcext:value-type="string">
            <text:p>CHOCOLATE CONFECTIONERY</text:p>
          </table:table-cell>
          <table:table-cell office:value-type="float" office:value="2254" calcext:value-type="float">
            <text:p>2254</text:p>
          </table:table-cell>
          <table:table-cell office:value-type="string" calcext:value-type="string">
            <text:p>44R</text:p>
          </table:table-cell>
          <table:table-cell office:value-type="string" calcext:value-type="string">
            <text:p>F</text:p>
          </table:table-cell>
          <table:table-cell office:value-type="string" calcext:value-type="string">
            <text:p>Original data LGC 1992 toddlers food project sample 8_x000D_-NDNS RP year 3: analytical data trans project composite sample 45.Micrs upd Phs2 NDNSRPY4 usd dta Trn anl svy smp 45 <text:s/>HO.11.04.12</text:p>
          </table:table-cell>
          <table:table-cell office:value-type="float" office:value="1" calcext:value-type="float">
            <text:p>1</text:p>
          </table:table-cell>
          <table:table-cell office:value-type="string" calcext:value-type="string">
            <text:p>NDNS RP year 2 updated all macronutrients. GS 24/06/10..Micrs upd Phs2 NDNSRPY4 usd dta Trn anl svy smp 45 <text:s/>HO.11.04.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ocolate</text:p>
          </table:table-cell>
          <table:table-cell office:value-type="float" office:value="9.9823" calcext:value-type="float">
            <text:p>9.9823</text:p>
          </table:table-cell>
          <table:table-cell table:number-columns-repeated="2" office:value-type="float" office:value="0" calcext:value-type="float">
            <text:p>0</text:p>
          </table:table-cell>
          <table:table-cell office:value-type="float" office:value="2.1961" calcext:value-type="float">
            <text:p>2.1961</text:p>
          </table:table-cell>
          <table:table-cell office:value-type="float" office:value="0" calcext:value-type="float">
            <text:p>0</text:p>
          </table:table-cell>
          <table:table-cell office:value-type="float" office:value="0.1996" calcext:value-type="float">
            <text:p>0.1996</text:p>
          </table:table-cell>
          <table:table-cell office:value-type="float" office:value="22.5601" calcext:value-type="float">
            <text:p>22.5601</text:p>
          </table:table-cell>
          <table:table-cell office:value-type="float" office:value="5.5901" calcext:value-type="float">
            <text:p>5.5901</text:p>
          </table:table-cell>
          <table:table-cell office:value-type="float" office:value="2.1961" calcext:value-type="float">
            <text:p>2.1961</text:p>
          </table:table-cell>
          <table:table-cell office:value-type="float" office:value="18.9665" calcext:value-type="float">
            <text:p>18.9665</text:p>
          </table:table-cell>
          <table:table-cell office:value-type="float" office:value="0.9423" calcext:value-type="float">
            <text:p>0.9423</text:p>
          </table:table-cell>
          <table:table-cell office:value-type="float" office:value="0.01" calcext:value-type="float">
            <text:p>0.01</text:p>
          </table:table-cell>
          <table:table-cell office:value-type="float" office:value="0.1028" calcext:value-type="float">
            <text:p>0.1028</text:p>
          </table:table-cell>
          <table:table-cell office:value-type="float" office:value="0.0309" calcext:value-type="float">
            <text:p>0.0309</text:p>
          </table:table-cell>
          <table:table-cell office:value-type="float" office:value="0.1298" calcext:value-type="float">
            <text:p>0.1298</text:p>
          </table:table-cell>
          <table:table-cell office:value-type="float" office:value="3.1045" calcext:value-type="float">
            <text:p>3.1045</text:p>
          </table:table-cell>
          <table:table-cell office:value-type="float" office:value="0.2096" calcext:value-type="float">
            <text:p>0.2096</text:p>
          </table:table-cell>
          <table:table-cell office:value-type="float" office:value="0.8984" calcext:value-type="float">
            <text:p>0.8984</text:p>
          </table:table-cell>
          <table:table-cell table:number-columns-repeated="3" office:value-type="float" office:value="0" calcext:value-type="float">
            <text:p>0</text:p>
          </table:table-cell>
          <table:table-cell office:value-type="float" office:value="5.091" calcext:value-type="float">
            <text:p>5.091</text:p>
          </table:table-cell>
          <table:table-cell office:value-type="float" office:value="45.0204" calcext:value-type="float">
            <text:p>45.0204</text:p>
          </table:table-cell>
          <table:table-cell office:value-type="float" office:value="51.8084" calcext:value-type="float">
            <text:p>51.8084</text:p>
          </table:table-cell>
          <table:table-cell office:value-type="float" office:value="216.7167" calcext:value-type="float">
            <text:p>216.7167</text:p>
          </table:table-cell>
          <table:table-cell office:value-type="float" office:value="0.9184" calcext:value-type="float">
            <text:p>0.9184</text:p>
          </table:table-cell>
          <table:table-cell office:value-type="float" office:value="0" calcext:value-type="float">
            <text:p>0</text:p>
          </table:table-cell>
          <table:table-cell office:value-type="float" office:value="5.6899" calcext:value-type="float">
            <text:p>5.6899</text:p>
          </table:table-cell>
          <table:table-cell office:value-type="float" office:value="0.9184" calcext:value-type="float">
            <text:p>0.9184</text:p>
          </table:table-cell>
          <table:table-cell office:value-type="float" office:value="0.0299" calcext:value-type="float">
            <text:p>0.0299</text:p>
          </table:table-cell>
          <table:table-cell office:value-type="float" office:value="8.8843" calcext:value-type="float">
            <text:p>8.8843</text:p>
          </table:table-cell>
          <table:table-cell office:value-type="float" office:value="0.6369" calcext:value-type="float">
            <text:p>0.6369</text:p>
          </table:table-cell>
          <table:table-cell office:value-type="float" office:value="0.2096" calcext:value-type="float">
            <text:p>0.2096</text:p>
          </table:table-cell>
          <table:table-cell office:value-type="float" office:value="0.2695" calcext:value-type="float">
            <text:p>0.2695</text:p>
          </table:table-cell>
          <table:table-cell office:value-type="float" office:value="4.6717" calcext:value-type="float">
            <text:p>4.6717</text:p>
          </table:table-cell>
          <table:table-cell office:value-type="float" office:value="0" calcext:value-type="float">
            <text:p>0</text:p>
          </table:table-cell>
          <table:table-cell office:value-type="float" office:value="22.3604" calcext:value-type="float">
            <text:p>22.3604</text:p>
          </table:table-cell>
          <table:table-cell office:value-type="float" office:value="0.0699" calcext:value-type="float">
            <text:p>0.0699</text:p>
          </table:table-cell>
          <table:table-cell office:value-type="float" office:value="0.7287" calcext:value-type="float">
            <text:p>0.7287</text:p>
          </table:table-cell>
          <table:table-cell office:value-type="float" office:value="6.5883" calcext:value-type="float">
            <text:p>6.5883</text:p>
          </table:table-cell>
          <table:table-cell office:value-type="float" office:value="0.0529" calcext:value-type="float">
            <text:p>0.0529</text:p>
          </table:table-cell>
          <table:table-cell office:value-type="float" office:value="1.8677" calcext:value-type="float">
            <text:p>1.8677</text:p>
          </table:table-cell>
          <table:table-cell office:value-type="float" office:value="0.2995" calcext:value-type="float">
            <text:p>0.2995</text:p>
          </table:table-cell>
          <table:table-cell office:value-type="float" office:value="0" calcext:value-type="float">
            <text:p>0</text:p>
          </table:table-cell>
          <table:table-cell office:value-type="float" office:value="4.6717" calcext:value-type="float">
            <text:p>4.6717</text:p>
          </table:table-cell>
          <table:table-cell office:value-type="float" office:value="0.012" calcext:value-type="float">
            <text:p>0.012</text:p>
          </table:table-cell>
          <table:table-cell office:value-type="float" office:value="2.1961" calcext:value-type="float">
            <text:p>2.1961</text:p>
          </table:table-cell>
          <table:table-cell office:value-type="float" office:value="0.1098" calcext:value-type="float">
            <text:p>0.1098</text:p>
          </table:table-cell>
          <table:table-cell office:value-type="float" office:value="5.5901" calcext:value-type="float">
            <text:p>5.5901</text:p>
          </table:table-cell>
          <table:table-cell office:value-type="float" office:value="0.016" calcext:value-type="float">
            <text:p>0.016</text:p>
          </table:table-cell>
          <table:table-cell office:value-type="float" office:value="6.9876" calcext:value-type="float">
            <text:p>6.9876</text:p>
          </table:table-cell>
          <table:table-cell office:value-type="float" office:value="0.2096" calcext:value-type="float">
            <text:p>0.2096</text:p>
          </table:table-cell>
          <table:table-cell office:value-type="float" office:value="0.02" calcext:value-type="float">
            <text:p>0.02</text:p>
          </table:table-cell>
          <table:table-cell table:number-columns-repeated="2" office:value-type="float" office:value="0" calcext:value-type="float">
            <text:p>0</text:p>
          </table:table-cell>
          <table:table-cell office:value-type="float" office:value="0.0399" calcext:value-type="float">
            <text:p>0.0399</text:p>
          </table:table-cell>
          <table:table-cell office:value-type="float" office:value="0.1597" calcext:value-type="float">
            <text:p>0.1597</text:p>
          </table:table-cell>
          <table:table-cell office:value-type="float" office:value="0.1098" calcext:value-type="float">
            <text:p>0.1098</text:p>
          </table:table-cell>
          <table:table-cell table:number-columns-repeated="33" office:value-type="float" office:value="0" calcext:value-type="float">
            <text:p>0</text:p>
          </table:table-cell>
          <table:table-cell office:value-type="float" office:value="93.1353" calcext:value-type="float">
            <text:p>93.1353</text:p>
          </table:table-cell>
          <table:table-cell office:value-type="string" calcext:value-type="string">
            <text:p>Grams</text:p>
          </table:table-cell>
          <table:table-cell office:value-type="float" office:value="2.5" calcext:value-type="float">
            <text:p>2.5</text:p>
          </table:table-cell>
          <table:table-cell table:formula="of:=[.O39]*[.DD39]" office:value-type="float" office:value="24.95575" calcext:value-type="float">
            <text:p>24.95575</text:p>
          </table:table-cell>
          <table:table-cell office:value-type="string" calcext:value-type="string">
            <text:p>Milk Chocolate</text:p>
          </table:table-cell>
          <table:table-cell office:value-type="string" calcext:value-type="string">
            <text:p>1/2 Milk Chocolate Bar</text:p>
          </table:table-cell>
          <table:table-cell table:formula="of:=[.DI39]*0.0129" office:value-type="float" office:value="3.003613425" calcext:value-type="float">
            <text:p>3.003613425</text:p>
          </table:table-cell>
          <table:table-cell table:formula="of:=[.DB39]*[.DD39]" office:value-type="float" office:value="232.83825" calcext:value-type="float">
            <text:p>232.83825</text:p>
          </table:table-cell>
          <table:table-cell table:formula="of:=[.AL39]*[.DD39]" office:value-type="float" office:value="129.521" calcext:value-type="float">
            <text:p>129.521</text:p>
          </table:table-cell>
          <table:table-cell table:formula="of:=[.AD39]*[.DD39]" office:value-type="float" office:value="7.76125" calcext:value-type="float">
            <text:p>7.76125</text:p>
          </table:table-cell>
          <table:table-cell table:formula="of:=[.BK39]*[.DD39]" office:value-type="float" office:value="13.97525" calcext:value-type="float">
            <text:p>13.97525</text:p>
          </table:table-cell>
          <table:table-cell table:formula="of:=[.BA39]*[.DD39]" office:value-type="float" office:value="1.82175" calcext:value-type="float">
            <text:p>1.82175</text:p>
          </table:table-cell>
          <table:table-cell office:value-type="string" calcext:value-type="string">
            <text:p>milk-chocolate.jpg</text:p>
          </table:table-cell>
          <table:table-cell office:value-type="string" calcext:value-type="string">
            <text:p>https://commons.wikimedia.org/wiki/File:Cadbury-Dairy-Milk-Caramel-Bar.jpg</text:p>
          </table:table-cell>
          <table:table-cell table:number-columns-repeated="2"/>
        </table:table-row>
        <table:table-row table:style-name="ro1">
          <table:table-cell office:value-type="float" office:value="106" calcext:value-type="float">
            <text:p>106</text:p>
          </table:table-cell>
          <table:table-cell office:value-type="string" calcext:value-type="string">
            <text:p>MILK SEMI-SKIMMED PASTEURISED WINTER</text:p>
          </table:table-cell>
          <table:table-cell office:value-type="string" calcext:value-type="string">
            <text:p>SEMI SKIMMED MILK</text:p>
          </table:table-cell>
          <table:table-cell office:value-type="string" calcext:value-type="string">
            <text:p>11R</text:p>
          </table:table-cell>
          <table:table-cell office:value-type="string" calcext:value-type="string">
            <text:p>SEMI SKIMMED MILK</text:p>
          </table:table-cell>
          <table:table-cell office:value-type="float" office:value="8543" calcext:value-type="float">
            <text:p>8543</text:p>
          </table:table-cell>
          <table:table-cell office:value-type="string" calcext:value-type="string">
            <text:p>11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M&amp;W6 ( 212, semi-skim milk, pasteur, winter) fatty acid fa-supp (85)</text:p>
          </table:table-cell>
          <table:table-cell office:value-type="float" office:value="1" calcext:value-type="float">
            <text:p>1</text:p>
          </table:table-cell>
          <table:table-cell office:value-type="string" calcext:value-type="string">
            <text:p>Average of CO2e values for Cows Milk from From Clune et al 2017</text:p>
          </table:table-cell>
          <table:table-cell office:value-type="string" calcext:value-type="string">
            <text:p>Milk and cream</text:p>
          </table:table-cell>
          <table:table-cell office:value-type="float" office:value="384.0178" calcext:value-type="float">
            <text:p>384.0178</text:p>
          </table:table-cell>
          <table:table-cell table:number-columns-repeated="2" office:value-type="float" office:value="0" calcext:value-type="float">
            <text:p>0</text:p>
          </table:table-cell>
          <table:table-cell office:value-type="float" office:value="34.5616" calcext:value-type="float">
            <text:p>34.5616</text:p>
          </table:table-cell>
          <table:table-cell office:value-type="float" office:value="0" calcext:value-type="float">
            <text:p>0</text:p>
          </table:table-cell>
          <table:table-cell office:value-type="float" office:value="15.3607" calcext:value-type="float">
            <text:p>15.3607</text:p>
          </table:table-cell>
          <table:table-cell office:value-type="float" office:value="460.8213" calcext:value-type="float">
            <text:p>460.8213</text:p>
          </table:table-cell>
          <table:table-cell office:value-type="float" office:value="17.6648" calcext:value-type="float">
            <text:p>17.6648</text:p>
          </table:table-cell>
          <table:table-cell office:value-type="float" office:value="23.0411" calcext:value-type="float">
            <text:p>23.0411</text:p>
          </table:table-cell>
          <table:table-cell office:value-type="float" office:value="334.0954" calcext:value-type="float">
            <text:p>334.0954</text:p>
          </table:table-cell>
          <table:table-cell office:value-type="float" office:value="1.4209" calcext:value-type="float">
            <text:p>1.4209</text:p>
          </table:table-cell>
          <table:table-cell office:value-type="float" office:value="0.0384" calcext:value-type="float">
            <text:p>0.0384</text:p>
          </table:table-cell>
          <table:table-cell office:value-type="float" office:value="0.192" calcext:value-type="float">
            <text:p>0.192</text:p>
          </table:table-cell>
          <table:table-cell table:number-columns-repeated="2" office:value-type="float" office:value="0" calcext:value-type="float">
            <text:p>0</text:p>
          </table:table-cell>
          <table:table-cell office:value-type="float" office:value="6.1443" calcext:value-type="float">
            <text:p>6.1443</text:p>
          </table:table-cell>
          <table:table-cell office:value-type="float" office:value="0" calcext:value-type="float">
            <text:p>0</text:p>
          </table:table-cell>
          <table:table-cell office:value-type="float" office:value="46.0821" calcext:value-type="float">
            <text:p>46.0821</text:p>
          </table:table-cell>
          <table:table-cell table:number-columns-repeated="3" office:value-type="float" office:value="0" calcext:value-type="float">
            <text:p>0</text:p>
          </table:table-cell>
          <table:table-cell office:value-type="float" office:value="142.0866" calcext:value-type="float">
            <text:p>142.0866</text:p>
          </table:table-cell>
          <table:table-cell office:value-type="float" office:value="602.9079" calcext:value-type="float">
            <text:p>602.9079</text:p>
          </table:table-cell>
          <table:table-cell office:value-type="float" office:value="172.808" calcext:value-type="float">
            <text:p>172.808</text:p>
          </table:table-cell>
          <table:table-cell office:value-type="float" office:value="733.4739" calcext:value-type="float">
            <text:p>733.4739</text:p>
          </table:table-cell>
          <table:table-cell office:value-type="float" office:value="17.6648" calcext:value-type="float">
            <text:p>17.6648</text:p>
          </table:table-cell>
          <table:table-cell office:value-type="float" office:value="0" calcext:value-type="float">
            <text:p>0</text:p>
          </table:table-cell>
          <table:table-cell office:value-type="float" office:value="38.4018" calcext:value-type="float">
            <text:p>38.4018</text:p>
          </table:table-cell>
          <table:table-cell office:value-type="float" office:value="17.6648" calcext:value-type="float">
            <text:p>17.6648</text:p>
          </table:table-cell>
          <table:table-cell office:value-type="float" office:value="0" calcext:value-type="float">
            <text:p>0</text:p>
          </table:table-cell>
          <table:table-cell office:value-type="float" office:value="157.4473" calcext:value-type="float">
            <text:p>157.4473</text:p>
          </table:table-cell>
          <table:table-cell office:value-type="float" office:value="24.5003" calcext:value-type="float">
            <text:p>24.5003</text:p>
          </table:table-cell>
          <table:table-cell office:value-type="float" office:value="0" calcext:value-type="float">
            <text:p>0</text:p>
          </table:table-cell>
          <table:table-cell office:value-type="float" office:value="3.4562" calcext:value-type="float">
            <text:p>3.4562</text:p>
          </table:table-cell>
          <table:table-cell table:number-columns-repeated="2" office:value-type="float" office:value="0" calcext:value-type="float">
            <text:p>0</text:p>
          </table:table-cell>
          <table:table-cell office:value-type="float" office:value="368.657" calcext:value-type="float">
            <text:p>368.657</text:p>
          </table:table-cell>
          <table:table-cell office:value-type="float" office:value="3.8402" calcext:value-type="float">
            <text:p>3.8402</text:p>
          </table:table-cell>
          <table:table-cell office:value-type="float" office:value="13.0566" calcext:value-type="float">
            <text:p>13.0566</text:p>
          </table:table-cell>
          <table:table-cell office:value-type="float" office:value="80.6437" calcext:value-type="float">
            <text:p>80.6437</text:p>
          </table:table-cell>
          <table:table-cell office:value-type="float" office:value="0.96" calcext:value-type="float">
            <text:p>0.96</text:p>
          </table:table-cell>
          <table:table-cell office:value-type="float" office:value="3.8786" calcext:value-type="float">
            <text:p>3.8786</text:p>
          </table:table-cell>
          <table:table-cell office:value-type="float" office:value="3.8402" calcext:value-type="float">
            <text:p>3.8402</text:p>
          </table:table-cell>
          <table:table-cell table:number-columns-repeated="2" office:value-type="float" office:value="0" calcext:value-type="float">
            <text:p>0</text:p>
          </table:table-cell>
          <table:table-cell office:value-type="float" office:value="0.1152" calcext:value-type="float">
            <text:p>0.1152</text:p>
          </table:table-cell>
          <table:table-cell office:value-type="float" office:value="34.5616" calcext:value-type="float">
            <text:p>34.5616</text:p>
          </table:table-cell>
          <table:table-cell office:value-type="float" office:value="1.9201" calcext:value-type="float">
            <text:p>1.9201</text:p>
          </table:table-cell>
          <table:table-cell office:value-type="float" office:value="17.6648" calcext:value-type="float">
            <text:p>17.6648</text:p>
          </table:table-cell>
          <table:table-cell office:value-type="float" office:value="0.2688" calcext:value-type="float">
            <text:p>0.2688</text:p>
          </table:table-cell>
          <table:table-cell office:value-type="float" office:value="88.3241" calcext:value-type="float">
            <text:p>88.3241</text:p>
          </table:table-cell>
          <table:table-cell office:value-type="float" office:value="3.4562" calcext:value-type="float">
            <text:p>3.4562</text:p>
          </table:table-cell>
          <table:table-cell office:value-type="float" office:value="0.384" calcext:value-type="float">
            <text:p>0.384</text:p>
          </table:table-cell>
          <table:table-cell office:value-type="float" office:value="7.6804" calcext:value-type="float">
            <text:p>7.6804</text:p>
          </table:table-cell>
          <table:table-cell office:value-type="float" office:value="0" calcext:value-type="float">
            <text:p>0</text:p>
          </table:table-cell>
          <table:table-cell office:value-type="float" office:value="0.384" calcext:value-type="float">
            <text:p>0.384</text:p>
          </table:table-cell>
          <table:table-cell office:value-type="float" office:value="343.3119" calcext:value-type="float">
            <text:p>343.3119</text:p>
          </table:table-cell>
          <table:table-cell office:value-type="float" office:value="1.5361" calcext:value-type="float">
            <text:p>1.5361</text:p>
          </table:table-cell>
          <table:table-cell table:number-columns-repeated="33" office:value-type="float" office:value="0" calcext:value-type="float">
            <text:p>0</text:p>
          </table:table-cell>
          <table:table-cell office:value-type="float" office:value="541.465" calcext:value-type="float">
            <text:p>541.465</text:p>
          </table:table-cell>
          <table:table-cell office:value-type="string" calcext:value-type="string">
            <text:p>Grams</text:p>
          </table:table-cell>
          <table:table-cell office:value-type="float" office:value="1" calcext:value-type="float">
            <text:p>1</text:p>
          </table:table-cell>
          <table:table-cell table:formula="of:=[.O40]*[.DD40]" office:value-type="float" office:value="384.0178" calcext:value-type="float">
            <text:p>384.0178</text:p>
          </table:table-cell>
          <table:table-cell office:value-type="string" calcext:value-type="string">
            <text:p>Milk</text:p>
          </table:table-cell>
          <table:table-cell office:value-type="string" calcext:value-type="string">
            <text:p>2\% Semi-skimmed Milk, 350 ml</text:p>
          </table:table-cell>
          <table:table-cell table:formula="of:=[.DI40]*0.0129" office:value-type="float" office:value="6.91539546268746" calcext:value-type="float">
            <text:p>6.9153954627</text:p>
          </table:table-cell>
          <table:table-cell table:formula="of:=1.39596958174905*[.DE40]" office:value-type="float" office:value="536.07716765019" calcext:value-type="float">
            <text:p>536.0771676502</text:p>
          </table:table-cell>
          <table:table-cell table:formula="of:=[.AL40]*[.DD40]" office:value-type="float" office:value="172.808" calcext:value-type="float">
            <text:p>172.808</text:p>
          </table:table-cell>
          <table:table-cell table:formula="of:=[.AD40]*[.DD40]" office:value-type="float" office:value="6.1443" calcext:value-type="float">
            <text:p>6.1443</text:p>
          </table:table-cell>
          <table:table-cell table:formula="of:=[.BK40]*[.DD40]" office:value-type="float" office:value="17.6648" calcext:value-type="float">
            <text:p>17.6648</text:p>
          </table:table-cell>
          <table:table-cell table:formula="of:=[.BA40]*[.DD40]" office:value-type="float" office:value="13.0566" calcext:value-type="float">
            <text:p>13.0566</text:p>
          </table:table-cell>
          <table:table-cell office:value-type="string" calcext:value-type="string">
            <text:p>milk.png</text:p>
          </table:table-cell>
          <table:table-cell office:value-type="string" calcext:value-type="string">
            <text:p>https://pixabay.com/en/milk-glass-drink-fresh-beverage-435295/</text:p>
          </table:table-cell>
          <table:table-cell table:number-columns-repeated="2"/>
        </table:table-row>
        <table:table-row table:style-name="ro1">
          <table:table-cell office:value-type="float" office:value="106" calcext:value-type="float">
            <text:p>106</text:p>
          </table:table-cell>
          <table:table-cell office:value-type="string" calcext:value-type="string">
            <text:p>MILK SEMI-SKIMMED PASTEURISED WINTER</text:p>
          </table:table-cell>
          <table:table-cell office:value-type="string" calcext:value-type="string">
            <text:p>SEMI SKIMMED MILK</text:p>
          </table:table-cell>
          <table:table-cell office:value-type="string" calcext:value-type="string">
            <text:p>11R</text:p>
          </table:table-cell>
          <table:table-cell office:value-type="string" calcext:value-type="string">
            <text:p>SEMI SKIMMED MILK</text:p>
          </table:table-cell>
          <table:table-cell office:value-type="float" office:value="8543" calcext:value-type="float">
            <text:p>8543</text:p>
          </table:table-cell>
          <table:table-cell office:value-type="string" calcext:value-type="string">
            <text:p>11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M&amp;W6 ( 212, semi-skim milk, pasteur, winter) fatty acid fa-supp (85)</text:p>
          </table:table-cell>
          <table:table-cell office:value-type="float" office:value="1" calcext:value-type="float">
            <text:p>1</text:p>
          </table:table-cell>
          <table:table-cell office:value-type="string" calcext:value-type="string">
            <text:p>Average of CO2e values for Cows Milk from From Clune et al 2018</text:p>
          </table:table-cell>
          <table:table-cell office:value-type="string" calcext:value-type="string">
            <text:p>Milk and cream</text:p>
          </table:table-cell>
          <table:table-cell office:value-type="float" office:value="384.0178" calcext:value-type="float">
            <text:p>384.0178</text:p>
          </table:table-cell>
          <table:table-cell table:number-columns-repeated="2" office:value-type="float" office:value="0" calcext:value-type="float">
            <text:p>0</text:p>
          </table:table-cell>
          <table:table-cell office:value-type="float" office:value="34.5616" calcext:value-type="float">
            <text:p>34.5616</text:p>
          </table:table-cell>
          <table:table-cell office:value-type="float" office:value="0" calcext:value-type="float">
            <text:p>0</text:p>
          </table:table-cell>
          <table:table-cell office:value-type="float" office:value="15.3607" calcext:value-type="float">
            <text:p>15.3607</text:p>
          </table:table-cell>
          <table:table-cell office:value-type="float" office:value="460.8213" calcext:value-type="float">
            <text:p>460.8213</text:p>
          </table:table-cell>
          <table:table-cell office:value-type="float" office:value="17.6648" calcext:value-type="float">
            <text:p>17.6648</text:p>
          </table:table-cell>
          <table:table-cell office:value-type="float" office:value="23.0411" calcext:value-type="float">
            <text:p>23.0411</text:p>
          </table:table-cell>
          <table:table-cell office:value-type="float" office:value="334.0954" calcext:value-type="float">
            <text:p>334.0954</text:p>
          </table:table-cell>
          <table:table-cell office:value-type="float" office:value="1.4209" calcext:value-type="float">
            <text:p>1.4209</text:p>
          </table:table-cell>
          <table:table-cell office:value-type="float" office:value="0.0384" calcext:value-type="float">
            <text:p>0.0384</text:p>
          </table:table-cell>
          <table:table-cell office:value-type="float" office:value="0.192" calcext:value-type="float">
            <text:p>0.192</text:p>
          </table:table-cell>
          <table:table-cell table:number-columns-repeated="2" office:value-type="float" office:value="0" calcext:value-type="float">
            <text:p>0</text:p>
          </table:table-cell>
          <table:table-cell office:value-type="float" office:value="6.1443" calcext:value-type="float">
            <text:p>6.1443</text:p>
          </table:table-cell>
          <table:table-cell office:value-type="float" office:value="0" calcext:value-type="float">
            <text:p>0</text:p>
          </table:table-cell>
          <table:table-cell office:value-type="float" office:value="46.0821" calcext:value-type="float">
            <text:p>46.0821</text:p>
          </table:table-cell>
          <table:table-cell table:number-columns-repeated="3" office:value-type="float" office:value="0" calcext:value-type="float">
            <text:p>0</text:p>
          </table:table-cell>
          <table:table-cell office:value-type="float" office:value="142.0866" calcext:value-type="float">
            <text:p>142.0866</text:p>
          </table:table-cell>
          <table:table-cell office:value-type="float" office:value="602.9079" calcext:value-type="float">
            <text:p>602.9079</text:p>
          </table:table-cell>
          <table:table-cell office:value-type="float" office:value="172.808" calcext:value-type="float">
            <text:p>172.808</text:p>
          </table:table-cell>
          <table:table-cell office:value-type="float" office:value="733.4739" calcext:value-type="float">
            <text:p>733.4739</text:p>
          </table:table-cell>
          <table:table-cell office:value-type="float" office:value="17.6648" calcext:value-type="float">
            <text:p>17.6648</text:p>
          </table:table-cell>
          <table:table-cell office:value-type="float" office:value="0" calcext:value-type="float">
            <text:p>0</text:p>
          </table:table-cell>
          <table:table-cell office:value-type="float" office:value="38.4018" calcext:value-type="float">
            <text:p>38.4018</text:p>
          </table:table-cell>
          <table:table-cell office:value-type="float" office:value="17.6648" calcext:value-type="float">
            <text:p>17.6648</text:p>
          </table:table-cell>
          <table:table-cell office:value-type="float" office:value="0" calcext:value-type="float">
            <text:p>0</text:p>
          </table:table-cell>
          <table:table-cell office:value-type="float" office:value="157.4473" calcext:value-type="float">
            <text:p>157.4473</text:p>
          </table:table-cell>
          <table:table-cell office:value-type="float" office:value="24.5003" calcext:value-type="float">
            <text:p>24.5003</text:p>
          </table:table-cell>
          <table:table-cell office:value-type="float" office:value="0" calcext:value-type="float">
            <text:p>0</text:p>
          </table:table-cell>
          <table:table-cell office:value-type="float" office:value="3.4562" calcext:value-type="float">
            <text:p>3.4562</text:p>
          </table:table-cell>
          <table:table-cell table:number-columns-repeated="2" office:value-type="float" office:value="0" calcext:value-type="float">
            <text:p>0</text:p>
          </table:table-cell>
          <table:table-cell office:value-type="float" office:value="368.657" calcext:value-type="float">
            <text:p>368.657</text:p>
          </table:table-cell>
          <table:table-cell office:value-type="float" office:value="3.8402" calcext:value-type="float">
            <text:p>3.8402</text:p>
          </table:table-cell>
          <table:table-cell office:value-type="float" office:value="13.0566" calcext:value-type="float">
            <text:p>13.0566</text:p>
          </table:table-cell>
          <table:table-cell office:value-type="float" office:value="80.6437" calcext:value-type="float">
            <text:p>80.6437</text:p>
          </table:table-cell>
          <table:table-cell office:value-type="float" office:value="0.96" calcext:value-type="float">
            <text:p>0.96</text:p>
          </table:table-cell>
          <table:table-cell office:value-type="float" office:value="3.8786" calcext:value-type="float">
            <text:p>3.8786</text:p>
          </table:table-cell>
          <table:table-cell office:value-type="float" office:value="3.8402" calcext:value-type="float">
            <text:p>3.8402</text:p>
          </table:table-cell>
          <table:table-cell table:number-columns-repeated="2" office:value-type="float" office:value="0" calcext:value-type="float">
            <text:p>0</text:p>
          </table:table-cell>
          <table:table-cell office:value-type="float" office:value="0.1152" calcext:value-type="float">
            <text:p>0.1152</text:p>
          </table:table-cell>
          <table:table-cell office:value-type="float" office:value="34.5616" calcext:value-type="float">
            <text:p>34.5616</text:p>
          </table:table-cell>
          <table:table-cell office:value-type="float" office:value="1.9201" calcext:value-type="float">
            <text:p>1.9201</text:p>
          </table:table-cell>
          <table:table-cell office:value-type="float" office:value="17.6648" calcext:value-type="float">
            <text:p>17.6648</text:p>
          </table:table-cell>
          <table:table-cell office:value-type="float" office:value="0.2688" calcext:value-type="float">
            <text:p>0.2688</text:p>
          </table:table-cell>
          <table:table-cell office:value-type="float" office:value="88.3241" calcext:value-type="float">
            <text:p>88.3241</text:p>
          </table:table-cell>
          <table:table-cell office:value-type="float" office:value="3.4562" calcext:value-type="float">
            <text:p>3.4562</text:p>
          </table:table-cell>
          <table:table-cell office:value-type="float" office:value="0.384" calcext:value-type="float">
            <text:p>0.384</text:p>
          </table:table-cell>
          <table:table-cell office:value-type="float" office:value="7.6804" calcext:value-type="float">
            <text:p>7.6804</text:p>
          </table:table-cell>
          <table:table-cell office:value-type="float" office:value="0" calcext:value-type="float">
            <text:p>0</text:p>
          </table:table-cell>
          <table:table-cell office:value-type="float" office:value="0.384" calcext:value-type="float">
            <text:p>0.384</text:p>
          </table:table-cell>
          <table:table-cell office:value-type="float" office:value="343.3119" calcext:value-type="float">
            <text:p>343.3119</text:p>
          </table:table-cell>
          <table:table-cell office:value-type="float" office:value="1.5361" calcext:value-type="float">
            <text:p>1.5361</text:p>
          </table:table-cell>
          <table:table-cell table:number-columns-repeated="33" office:value-type="float" office:value="0" calcext:value-type="float">
            <text:p>0</text:p>
          </table:table-cell>
          <table:table-cell office:value-type="float" office:value="541.465" calcext:value-type="float">
            <text:p>541.465</text:p>
          </table:table-cell>
          <table:table-cell office:value-type="string" calcext:value-type="string">
            <text:p>Grams</text:p>
          </table:table-cell>
          <table:table-cell office:value-type="float" office:value="0.08" calcext:value-type="float">
            <text:p>0.08</text:p>
          </table:table-cell>
          <table:table-cell table:formula="of:=[.O41]*[.DD41]" office:value-type="float" office:value="30.721424" calcext:value-type="float">
            <text:p>30.721424</text:p>
          </table:table-cell>
          <table:table-cell office:value-type="string" calcext:value-type="string">
            <text:p>Milk</text:p>
          </table:table-cell>
          <table:table-cell office:value-type="string" calcext:value-type="string">
            <text:p>2\% Semi-skimmed Milk, 2 tbsp</text:p>
          </table:table-cell>
          <table:table-cell table:formula="of:=[.DI41]*0.0129" office:value-type="float" office:value="0.553231637014996" calcext:value-type="float">
            <text:p>0.553231637</text:p>
          </table:table-cell>
          <table:table-cell table:formula="of:=1.39596958174905*[.DE41]" office:value-type="float" office:value="42.8861734120152" calcext:value-type="float">
            <text:p>42.886173412</text:p>
          </table:table-cell>
          <table:table-cell table:formula="of:=[.AL41]*[.DD41]" office:value-type="float" office:value="13.82464" calcext:value-type="float">
            <text:p>13.82464</text:p>
          </table:table-cell>
          <table:table-cell table:formula="of:=[.AD41]*[.DD41]" office:value-type="float" office:value="0.491544" calcext:value-type="float">
            <text:p>0.491544</text:p>
          </table:table-cell>
          <table:table-cell table:formula="of:=[.BK41]*[.DD41]" office:value-type="float" office:value="1.413184" calcext:value-type="float">
            <text:p>1.413184</text:p>
          </table:table-cell>
          <table:table-cell table:formula="of:=[.BA41]*[.DD41]" office:value-type="float" office:value="1.044528" calcext:value-type="float">
            <text:p>1.044528</text:p>
          </table:table-cell>
          <table:table-cell office:value-type="string" calcext:value-type="string">
            <text:p>milk.png</text:p>
          </table:table-cell>
          <table:table-cell office:value-type="string" calcext:value-type="string">
            <text:p>https://pixabay.com/en/milk-glass-drink-fresh-beverage-435295/</text:p>
          </table:table-cell>
          <table:table-cell table:number-columns-repeated="2"/>
        </table:table-row>
        <table:table-row table:style-name="ro1">
          <table:table-cell office:value-type="float" office:value="112" calcext:value-type="float">
            <text:p>112</text:p>
          </table:table-cell>
          <table:table-cell office:value-type="string" calcext:value-type="string">
            <text:p>MIXED LEAF SALAD</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8084" calcext:value-type="float">
            <text:p>8084</text:p>
          </table:table-cell>
          <table:table-cell office:value-type="string" calcext:value-type="string">
            <text:p>36B</text:p>
          </table:table-cell>
          <table:table-cell office:value-type="string" calcext:value-type="string">
            <text:p>R</text:p>
          </table:table-cell>
          <table:table-cell office:value-type="string" calcext:value-type="string">
            <text:p>Updated for NDNS RP Y6 p3; Changed from FC -RC.Data copied from NRC HNR DINO database, food code 00-03560</text:p>
          </table:table-cell>
          <table:table-cell office:value-type="float" office:value="1" calcext:value-type="float">
            <text:p>1</text:p>
          </table:table-cell>
          <table:table-cell office:value-type="string" calcext:value-type="string">
            <text:p>NDNS RP Yr 6 Phase 3: Updated 15/08/2014 JM. NDNS Comp Study 24/10/07.</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lad and raw veg</text:p>
          </table:table-cell>
          <table:table-cell office:value-type="float" office:value="21.2209" calcext:value-type="float">
            <text:p>21.2209</text:p>
          </table:table-cell>
          <table:table-cell table:number-columns-repeated="2" office:value-type="float" office:value="0" calcext:value-type="float">
            <text:p>0</text:p>
          </table:table-cell>
          <table:table-cell office:value-type="float" office:value="93.3721" calcext:value-type="float">
            <text:p>93.3721</text:p>
          </table:table-cell>
          <table:table-cell office:value-type="float" office:value="0.6366" calcext:value-type="float">
            <text:p>0.6366</text:p>
          </table:table-cell>
          <table:table-cell office:value-type="float" office:value="0.2122" calcext:value-type="float">
            <text:p>0.2122</text:p>
          </table:table-cell>
          <table:table-cell office:value-type="float" office:value="14.218" calcext:value-type="float">
            <text:p>14.218</text:p>
          </table:table-cell>
          <table:table-cell office:value-type="float" office:value="0.2122" calcext:value-type="float">
            <text:p>0.2122</text:p>
          </table:table-cell>
          <table:table-cell office:value-type="float" office:value="0" calcext:value-type="float">
            <text:p>0</text:p>
          </table:table-cell>
          <table:table-cell office:value-type="float" office:value="17.8256" calcext:value-type="float">
            <text:p>17.8256</text:p>
          </table:table-cell>
          <table:table-cell office:value-type="float" office:value="0.0021" calcext:value-type="float">
            <text:p>0.0021</text:p>
          </table:table-cell>
          <table:table-cell office:value-type="float" office:value="0.0212" calcext:value-type="float">
            <text:p>0.0212</text:p>
          </table:table-cell>
          <table:table-cell office:value-type="float" office:value="0.0085" calcext:value-type="float">
            <text:p>0.0085</text:p>
          </table:table-cell>
          <table:table-cell office:value-type="float" office:value="0.0149" calcext:value-type="float">
            <text:p>0.0149</text:p>
          </table:table-cell>
          <table:table-cell office:value-type="float" office:value="0.2759" calcext:value-type="float">
            <text:p>0.2759</text:p>
          </table:table-cell>
          <table:table-cell office:value-type="float" office:value="0.0424" calcext:value-type="float">
            <text:p>0.0424</text:p>
          </table:table-cell>
          <table:table-cell office:value-type="float" office:value="0.1273" calcext:value-type="float">
            <text:p>0.1273</text:p>
          </table:table-cell>
          <table:table-cell office:value-type="float" office:value="15.9157" calcext:value-type="float">
            <text:p>15.9157</text:p>
          </table:table-cell>
          <table:table-cell office:value-type="float" office:value="0.1273" calcext:value-type="float">
            <text:p>0.1273</text:p>
          </table:table-cell>
          <table:table-cell office:value-type="float" office:value="0.0849" calcext:value-type="float">
            <text:p>0.0849</text:p>
          </table:table-cell>
          <table:table-cell office:value-type="float" office:value="0" calcext:value-type="float">
            <text:p>0</text:p>
          </table:table-cell>
          <table:table-cell office:value-type="float" office:value="0.4244" calcext:value-type="float">
            <text:p>0.4244</text:p>
          </table:table-cell>
          <table:table-cell office:value-type="float" office:value="67.0581" calcext:value-type="float">
            <text:p>67.0581</text:p>
          </table:table-cell>
          <table:table-cell office:value-type="float" office:value="2.7587" calcext:value-type="float">
            <text:p>2.7587</text:p>
          </table:table-cell>
          <table:table-cell office:value-type="float" office:value="11.8837" calcext:value-type="float">
            <text:p>11.8837</text:p>
          </table:table-cell>
          <table:table-cell table:number-columns-repeated="2" office:value-type="float" office:value="0" calcext:value-type="float">
            <text:p>0</text:p>
          </table:table-cell>
          <table:table-cell office:value-type="float" office:value="4.8808" calcext:value-type="float">
            <text:p>4.8808</text:p>
          </table:table-cell>
          <table:table-cell office:value-type="float" office:value="0.2122" calcext:value-type="float">
            <text:p>0.2122</text:p>
          </table:table-cell>
          <table:table-cell office:value-type="float" office:value="0.0594" calcext:value-type="float">
            <text:p>0.0594</text:p>
          </table:table-cell>
          <table:table-cell office:value-type="float" office:value="3.1831" calcext:value-type="float">
            <text:p>3.1831</text:p>
          </table:table-cell>
          <table:table-cell office:value-type="float" office:value="1.3263" calcext:value-type="float">
            <text:p>1.3263</text:p>
          </table:table-cell>
          <table:table-cell office:value-type="float" office:value="0.1273" calcext:value-type="float">
            <text:p>0.1273</text:p>
          </table:table-cell>
          <table:table-cell office:value-type="float" office:value="0.2122" calcext:value-type="float">
            <text:p>0.2122</text:p>
          </table:table-cell>
          <table:table-cell table:number-columns-repeated="2" office:value-type="float" office:value="0" calcext:value-type="float">
            <text:p>0</text:p>
          </table:table-cell>
          <table:table-cell office:value-type="float" office:value="6.3663" calcext:value-type="float">
            <text:p>6.3663</text:p>
          </table:table-cell>
          <table:table-cell office:value-type="float" office:value="0.0637" calcext:value-type="float">
            <text:p>0.0637</text:p>
          </table:table-cell>
          <table:table-cell office:value-type="float" office:value="0.382" calcext:value-type="float">
            <text:p>0.382</text:p>
          </table:table-cell>
          <table:table-cell office:value-type="float" office:value="0" calcext:value-type="float">
            <text:p>0</text:p>
          </table:table-cell>
          <table:table-cell office:value-type="float" office:value="0.0212" calcext:value-type="float">
            <text:p>0.0212</text:p>
          </table:table-cell>
          <table:table-cell office:value-type="float" office:value="0.0064" calcext:value-type="float">
            <text:p>0.0064</text:p>
          </table:table-cell>
          <table:table-cell office:value-type="float" office:value="0.2122" calcext:value-type="float">
            <text:p>0.2122</text:p>
          </table:table-cell>
          <table:table-cell table:number-columns-repeated="2" office:value-type="float" office:value="0" calcext:value-type="float">
            <text:p>0</text:p>
          </table:table-cell>
          <table:table-cell office:value-type="float" office:value="0.0297" calcext:value-type="float">
            <text:p>0.0297</text:p>
          </table:table-cell>
          <table:table-cell office:value-type="float" office:value="93.5843" calcext:value-type="float">
            <text:p>93.5843</text:p>
          </table:table-cell>
          <table:table-cell office:value-type="float" office:value="0.0637" calcext:value-type="float">
            <text:p>0.0637</text:p>
          </table:table-cell>
          <table:table-cell office:value-type="float" office:value="0.2122" calcext:value-type="float">
            <text:p>0.2122</text:p>
          </table:table-cell>
          <table:table-cell office:value-type="float" office:value="0" calcext:value-type="float">
            <text:p>0</text:p>
          </table:table-cell>
          <table:table-cell office:value-type="float" office:value="15.7035" calcext:value-type="float">
            <text:p>15.7035</text:p>
          </table:table-cell>
          <table:table-cell table:number-columns-repeated="2" office:value-type="float" office:value="0" calcext:value-type="float">
            <text:p>0</text:p>
          </table:table-cell>
          <table:table-cell office:value-type="float" office:value="1.8462" calcext:value-type="float">
            <text:p>1.8462</text:p>
          </table:table-cell>
          <table:table-cell office:value-type="float" office:value="0" calcext:value-type="float">
            <text:p>0</text:p>
          </table:table-cell>
          <table:table-cell office:value-type="float" office:value="0.1061" calcext:value-type="float">
            <text:p>0.1061</text:p>
          </table:table-cell>
          <table:table-cell office:value-type="float" office:value="20.1387" calcext:value-type="float">
            <text:p>20.1387</text:p>
          </table:table-cell>
          <table:table-cell office:value-type="float" office:value="0.0637" calcext:value-type="float">
            <text:p>0.0637</text:p>
          </table:table-cell>
          <table:table-cell table:number-columns-repeated="6" office:value-type="float" office:value="0" calcext:value-type="float">
            <text:p>0</text:p>
          </table:table-cell>
          <table:table-cell office:value-type="float" office:value="21.2209" calcext:value-type="float">
            <text:p>21.2209</text:p>
          </table:table-cell>
          <table:table-cell table:number-columns-repeated="26" office:value-type="float" office:value="0" calcext:value-type="float">
            <text:p>0</text:p>
          </table:table-cell>
          <table:table-cell office:value-type="float" office:value="16.9767" calcext:value-type="float">
            <text:p>16.9767</text:p>
          </table:table-cell>
          <table:table-cell office:value-type="string" calcext:value-type="string">
            <text:p>Grams</text:p>
          </table:table-cell>
          <table:table-cell office:value-type="float" office:value="1" calcext:value-type="float">
            <text:p>1</text:p>
          </table:table-cell>
          <table:table-cell table:formula="of:=[.O42]*[.DD42]" office:value-type="float" office:value="21.2209" calcext:value-type="float">
            <text:p>21.2209</text:p>
          </table:table-cell>
          <table:table-cell office:value-type="string" calcext:value-type="string">
            <text:p>Salad</text:p>
          </table:table-cell>
          <table:table-cell office:value-type="string" calcext:value-type="string">
            <text:p>Mixed Leaf, 20 g</text:p>
          </table:table-cell>
          <table:table-cell table:formula="of:=[.DI42]*0.0129" office:value-type="float" office:value="0.21899943" calcext:value-type="float">
            <text:p>0.21899943</text:p>
          </table:table-cell>
          <table:table-cell table:formula="of:=[.DB42]*[.DD42]" office:value-type="float" office:value="16.9767" calcext:value-type="float">
            <text:p>16.9767</text:p>
          </table:table-cell>
          <table:table-cell table:formula="of:=[.AL42]*[.DD42]" office:value-type="float" office:value="2.7587" calcext:value-type="float">
            <text:p>2.7587</text:p>
          </table:table-cell>
          <table:table-cell table:formula="of:=[.AD42]*[.DD42]" office:value-type="float" office:value="0.0424" calcext:value-type="float">
            <text:p>0.0424</text:p>
          </table:table-cell>
          <table:table-cell table:formula="of:=[.BK42]*[.DD42]" office:value-type="float" office:value="0.2122" calcext:value-type="float">
            <text:p>0.2122</text:p>
          </table:table-cell>
          <table:table-cell table:formula="of:=[.BA42]*[.DD42]" office:value-type="float" office:value="0.382" calcext:value-type="float">
            <text:p>0.382</text:p>
          </table:table-cell>
          <table:table-cell office:value-type="string" calcext:value-type="string">
            <text:p>salad.jpg</text:p>
          </table:table-cell>
          <table:table-cell office:value-type="string" calcext:value-type="string">
            <text:p>https://www.flickr.com/photos/30478819@N08/35092768266</text:p>
          </table:table-cell>
          <table:table-cell table:number-columns-repeated="2"/>
        </table:table-row>
        <table:table-row table:style-name="ro1">
          <table:table-cell office:value-type="float" office:value="113" calcext:value-type="float">
            <text:p>113</text:p>
          </table:table-cell>
          <table:table-cell office:value-type="string" calcext:value-type="string">
            <text:p>MUSHROOMS STEWED OR GRIL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779" calcext:value-type="float">
            <text:p>1779</text:p>
          </table:table-cell>
          <table:table-cell office:value-type="string" calcext:value-type="string">
            <text:p>37M</text:p>
          </table:table-cell>
          <table:table-cell office:value-type="string" calcext:value-type="string">
            <text:p>F</text:p>
          </table:table-cell>
          <table:table-cell office:value-type="string" calcext:value-type="string">
            <text:p>Updated for RP yr 6 p2 based on F&amp;V analytical survey composite sample 18 <text:s/>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Cooked vegetables</text:p>
          </table:table-cell>
          <table:table-cell office:value-type="float" office:value="51.8602" calcext:value-type="float">
            <text:p>51.8602</text:p>
          </table:table-cell>
          <table:table-cell table:number-columns-repeated="4" office:value-type="float" office:value="0" calcext:value-type="float">
            <text:p>0</text:p>
          </table:table-cell>
          <table:table-cell office:value-type="float" office:value="5.7046" calcext:value-type="float">
            <text:p>5.7046</text:p>
          </table:table-cell>
          <table:table-cell office:value-type="float" office:value="1.5558" calcext:value-type="float">
            <text:p>1.5558</text:p>
          </table:table-cell>
          <table:table-cell office:value-type="float" office:value="0.0519" calcext:value-type="float">
            <text:p>0.0519</text:p>
          </table:table-cell>
          <table:table-cell office:value-type="float" office:value="0" calcext:value-type="float">
            <text:p>0</text:p>
          </table:table-cell>
          <table:table-cell office:value-type="float" office:value="48.23" calcext:value-type="float">
            <text:p>48.23</text:p>
          </table:table-cell>
          <table:table-cell office:value-type="float" office:value="0.0052" calcext:value-type="float">
            <text:p>0.0052</text:p>
          </table:table-cell>
          <table:table-cell office:value-type="float" office:value="0.0674" calcext:value-type="float">
            <text:p>0.0674</text:p>
          </table:table-cell>
          <table:table-cell office:value-type="float" office:value="0.0156" calcext:value-type="float">
            <text:p>0.0156</text:p>
          </table:table-cell>
          <table:table-cell office:value-type="float" office:value="0.1815" calcext:value-type="float">
            <text:p>0.1815</text:p>
          </table:table-cell>
          <table:table-cell office:value-type="float" office:value="1.0372" calcext:value-type="float">
            <text:p>1.0372</text:p>
          </table:table-cell>
          <table:table-cell table:number-columns-repeated="2" office:value-type="float" office:value="0.1556" calcext:value-type="float">
            <text:p>0.1556</text:p>
          </table:table-cell>
          <table:table-cell office:value-type="float" office:value="7.779" calcext:value-type="float">
            <text:p>7.779</text:p>
          </table:table-cell>
          <table:table-cell table:number-columns-repeated="3" office:value-type="float" office:value="0" calcext:value-type="float">
            <text:p>0</text:p>
          </table:table-cell>
          <table:table-cell office:value-type="float" office:value="1.0372" calcext:value-type="float">
            <text:p>1.0372</text:p>
          </table:table-cell>
          <table:table-cell office:value-type="float" office:value="112.018" calcext:value-type="float">
            <text:p>112.018</text:p>
          </table:table-cell>
          <table:table-cell office:value-type="float" office:value="4.6674" calcext:value-type="float">
            <text:p>4.6674</text:p>
          </table:table-cell>
          <table:table-cell office:value-type="float" office:value="19.1883" calcext:value-type="float">
            <text:p>19.1883</text:p>
          </table:table-cell>
          <table:table-cell table:number-columns-repeated="2" office:value-type="float" office:value="0" calcext:value-type="float">
            <text:p>0</text:p>
          </table:table-cell>
          <table:table-cell office:value-type="float" office:value="4.1488" calcext:value-type="float">
            <text:p>4.1488</text:p>
          </table:table-cell>
          <table:table-cell office:value-type="float" office:value="0" calcext:value-type="float">
            <text:p>0</text:p>
          </table:table-cell>
          <table:table-cell office:value-type="float" office:value="0.0259" calcext:value-type="float">
            <text:p>0.0259</text:p>
          </table:table-cell>
          <table:table-cell office:value-type="float" office:value="1.5558" calcext:value-type="float">
            <text:p>1.5558</text:p>
          </table:table-cell>
          <table:table-cell office:value-type="float" office:value="3.2413" calcext:value-type="float">
            <text:p>3.2413</text:p>
          </table:table-cell>
          <table:table-cell office:value-type="float" office:value="0.1556" calcext:value-type="float">
            <text:p>0.1556</text:p>
          </table:table-cell>
          <table:table-cell office:value-type="float" office:value="1.3484" calcext:value-type="float">
            <text:p>1.3484</text:p>
          </table:table-cell>
          <table:table-cell table:number-columns-repeated="2" office:value-type="float" office:value="0" calcext:value-type="float">
            <text:p>0</text:p>
          </table:table-cell>
          <table:table-cell office:value-type="float" office:value="38.8951" calcext:value-type="float">
            <text:p>38.8951</text:p>
          </table:table-cell>
          <table:table-cell office:value-type="float" office:value="0.6742" calcext:value-type="float">
            <text:p>0.6742</text:p>
          </table:table-cell>
          <table:table-cell office:value-type="float" office:value="0.726" calcext:value-type="float">
            <text:p>0.726</text:p>
          </table:table-cell>
          <table:table-cell office:value-type="float" office:value="0" calcext:value-type="float">
            <text:p>0</text:p>
          </table:table-cell>
          <table:table-cell office:value-type="float" office:value="0.1348" calcext:value-type="float">
            <text:p>0.1348</text:p>
          </table:table-cell>
          <table:table-cell office:value-type="float" office:value="0.0363" calcext:value-type="float">
            <text:p>0.0363</text:p>
          </table:table-cell>
          <table:table-cell office:value-type="float" office:value="8.2976" calcext:value-type="float">
            <text:p>8.2976</text:p>
          </table:table-cell>
          <table:table-cell office:value-type="float" office:value="0.0519" calcext:value-type="float">
            <text:p>0.0519</text:p>
          </table:table-cell>
          <table:table-cell office:value-type="float" office:value="0" calcext:value-type="float">
            <text:p>0</text:p>
          </table:table-cell>
          <table:table-cell office:value-type="float" office:value="0.0467" calcext:value-type="float">
            <text:p>0.0467</text:p>
          </table:table-cell>
          <table:table-cell office:value-type="float" office:value="0" calcext:value-type="float">
            <text:p>0</text:p>
          </table:table-cell>
          <table:table-cell office:value-type="float" office:value="0.3112" calcext:value-type="float">
            <text:p>0.3112</text:p>
          </table:table-cell>
          <table:table-cell table:number-columns-repeated="4" office:value-type="float" office:value="0" calcext:value-type="float">
            <text:p>0</text:p>
          </table:table-cell>
          <table:table-cell office:value-type="float" office:value="0.0519" calcext:value-type="float">
            <text:p>0.0519</text:p>
          </table:table-cell>
          <table:table-cell table:number-columns-repeated="3" office:value-type="float" office:value="0" calcext:value-type="float">
            <text:p>0</text:p>
          </table:table-cell>
          <table:table-cell office:value-type="float" office:value="48.2818" calcext:value-type="float">
            <text:p>48.2818</text:p>
          </table:table-cell>
          <table:table-cell office:value-type="float" office:value="0.4667" calcext:value-type="float">
            <text:p>0.4667</text:p>
          </table:table-cell>
          <table:table-cell table:number-columns-repeated="10" office:value-type="float" office:value="0" calcext:value-type="float">
            <text:p>0</text:p>
          </table:table-cell>
          <table:table-cell office:value-type="float" office:value="51.8602" calcext:value-type="float">
            <text:p>51.8602</text:p>
          </table:table-cell>
          <table:table-cell table:number-columns-repeated="22" office:value-type="float" office:value="0" calcext:value-type="float">
            <text:p>0</text:p>
          </table:table-cell>
          <table:table-cell office:value-type="float" office:value="248.9288" calcext:value-type="float">
            <text:p>248.9288</text:p>
          </table:table-cell>
          <table:table-cell office:value-type="string" calcext:value-type="string">
            <text:p>Grams</text:p>
          </table:table-cell>
          <table:table-cell office:value-type="float" office:value="1" calcext:value-type="float">
            <text:p>1</text:p>
          </table:table-cell>
          <table:table-cell table:formula="of:=[.O43]*[.DD43]" office:value-type="float" office:value="51.8602" calcext:value-type="float">
            <text:p>51.8602</text:p>
          </table:table-cell>
          <table:table-cell office:value-type="string" calcext:value-type="string">
            <text:p>Mushrooms</text:p>
          </table:table-cell>
          <table:table-cell office:value-type="string" calcext:value-type="string">
            <text:p>Uncooked Mushrooms, 50 g</text:p>
          </table:table-cell>
          <table:table-cell table:formula="of:=[.DI43]*0.0129" office:value-type="float" office:value="0.535197264" calcext:value-type="float">
            <text:p>0.535197264</text:p>
          </table:table-cell>
          <table:table-cell table:formula="of:=0.8*[.DE43]" office:value-type="float" office:value="41.48816" calcext:value-type="float">
            <text:p>41.48816</text:p>
          </table:table-cell>
          <table:table-cell table:formula="of:=[.AL43]*[.DD43]" office:value-type="float" office:value="4.6674" calcext:value-type="float">
            <text:p>4.6674</text:p>
          </table:table-cell>
          <table:table-cell table:formula="of:=[.AD43]*[.DD43]" office:value-type="float" office:value="0.1556" calcext:value-type="float">
            <text:p>0.1556</text:p>
          </table:table-cell>
          <table:table-cell table:formula="of:=[.BK43]*[.DD43]" office:value-type="float" office:value="0" calcext:value-type="float">
            <text:p>0</text:p>
          </table:table-cell>
          <table:table-cell table:formula="of:=[.BA43]*[.DD43]" office:value-type="float" office:value="0.726" calcext:value-type="float">
            <text:p>0.726</text:p>
          </table:table-cell>
          <table:table-cell office:value-type="string" calcext:value-type="string">
            <text:p>mushrooms.jpg</text:p>
          </table:table-cell>
          <table:table-cell office:value-type="string" calcext:value-type="string">
            <text:p>https://pixabay.com/en/mushrooms-brown-mushrooms-food-2097619/</text:p>
          </table:table-cell>
          <table:table-cell table:number-columns-repeated="2"/>
        </table:table-row>
        <table:table-row table:style-name="ro1">
          <table:table-cell office:value-type="float" office:value="116" calcext:value-type="float">
            <text:p>116</text:p>
          </table:table-cell>
          <table:table-cell office:value-type="string" calcext:value-type="string">
            <text:p>OLIVE OIL</text:p>
          </table:table-cell>
          <table:table-cell office:value-type="string" calcext:value-type="string">
            <text:p>OTHER MARGARINE FATS AND OILS</text:p>
          </table:table-cell>
          <table:table-cell office:value-type="string" calcext:value-type="string">
            <text:p>20C</text:p>
          </table:table-cell>
          <table:table-cell office:value-type="string" calcext:value-type="string">
            <text:p>OTHER COOKING FATS AND OILS NOT PUFA</text:p>
          </table:table-cell>
          <table:table-cell office:value-type="float" office:value="874" calcext:value-type="float">
            <text:p>874</text:p>
          </table:table-cell>
          <table:table-cell office:value-type="string" calcext:value-type="string">
            <text:p>20C</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Code revised (fatty acids) for ndb update 5/4/01 GS. <text:s/>M&amp;W6 380, FA supp 195. <text:s/>Data entry 5/04/01 MF._x000D_-NDNS RP Yr 1 update GH. Amended iodine.</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eese and butter</text:p>
          </table:table-cell>
          <table:table-cell office:value-type="float" office:value="27.6223" calcext:value-type="float">
            <text:p>27.6223</text:p>
          </table:table-cell>
          <table:table-cell table:number-columns-repeated="9" office:value-type="float" office:value="0" calcext:value-type="float">
            <text:p>0</text:p>
          </table:table-cell>
          <table:table-cell office:value-type="float" office:value="20.1643" calcext:value-type="float">
            <text:p>20.1643</text:p>
          </table:table-cell>
          <table:table-cell office:value-type="float" office:value="0.1934" calcext:value-type="float">
            <text:p>0.1934</text:p>
          </table:table-cell>
          <table:table-cell office:value-type="float" office:value="2.0717" calcext:value-type="float">
            <text:p>2.0717</text:p>
          </table:table-cell>
          <table:table-cell table:number-columns-repeated="2" office:value-type="float" office:value="0" calcext:value-type="float">
            <text:p>0</text:p>
          </table:table-cell>
          <table:table-cell office:value-type="float" office:value="27.5947" calcext:value-type="float">
            <text:p>27.5947</text:p>
          </table:table-cell>
          <table:table-cell office:value-type="float" office:value="0.1105" calcext:value-type="float">
            <text:p>0.1105</text:p>
          </table:table-cell>
          <table:table-cell table:number-columns-repeated="6" office:value-type="float" office:value="0" calcext:value-type="float">
            <text:p>0</text:p>
          </table:table-cell>
          <table:table-cell office:value-type="float" office:value="248.3243" calcext:value-type="float">
            <text:p>248.3243</text:p>
          </table:table-cell>
          <table:table-cell office:value-type="float" office:value="1020.9196" calcext:value-type="float">
            <text:p>1020.9196</text:p>
          </table:table-cell>
          <table:table-cell table:number-columns-repeated="6" office:value-type="float" office:value="0" calcext:value-type="float">
            <text:p>0</text:p>
          </table:table-cell>
          <table:table-cell office:value-type="float" office:value="1.7264" calcext:value-type="float">
            <text:p>1.7264</text:p>
          </table:table-cell>
          <table:table-cell office:value-type="float" office:value="0.1105" calcext:value-type="float">
            <text:p>0.1105</text:p>
          </table:table-cell>
          <table:table-cell table:number-columns-repeated="8" office:value-type="float" office:value="0" calcext:value-type="float">
            <text:p>0</text:p>
          </table:table-cell>
          <table:table-cell office:value-type="float" office:value="3.95" calcext:value-type="float">
            <text:p>3.95</text:p>
          </table:table-cell>
          <table:table-cell table:number-columns-repeated="13" office:value-type="float" office:value="0" calcext:value-type="float">
            <text:p>0</text:p>
          </table:table-cell>
          <table:table-cell office:value-type="float" office:value="1.4087" calcext:value-type="float">
            <text:p>1.4087</text:p>
          </table:table-cell>
          <table:table-cell table:number-columns-repeated="35" office:value-type="float" office:value="0" calcext:value-type="float">
            <text:p>0</text:p>
          </table:table-cell>
          <table:table-cell office:value-type="float" office:value="130.6534" calcext:value-type="float">
            <text:p>130.6534</text:p>
          </table:table-cell>
          <table:table-cell office:value-type="string" calcext:value-type="string">
            <text:p>Grams</text:p>
          </table:table-cell>
          <table:table-cell office:value-type="float" office:value="1" calcext:value-type="float">
            <text:p>1</text:p>
          </table:table-cell>
          <table:table-cell table:formula="of:=[.O44]*[.DD44]" office:value-type="float" office:value="27.6223" calcext:value-type="float">
            <text:p>27.6223</text:p>
          </table:table-cell>
          <table:table-cell office:value-type="string" calcext:value-type="string">
            <text:p>Olive Oil</text:p>
          </table:table-cell>
          <table:table-cell office:value-type="string" calcext:value-type="string">
            <text:p>2 tbsp </text:p>
          </table:table-cell>
          <table:table-cell table:formula="of:=[.DI44]*0.0129" office:value-type="float" office:value="1.68542886" calcext:value-type="float">
            <text:p>1.68542886</text:p>
          </table:table-cell>
          <table:table-cell table:formula="of:=[.DB44]*[.DD44]" office:value-type="float" office:value="130.6534" calcext:value-type="float">
            <text:p>130.6534</text:p>
          </table:table-cell>
          <table:table-cell table:formula="of:=[.AL44]*[.DD44]" office:value-type="float" office:value="248.3243" calcext:value-type="float">
            <text:p>248.3243</text:p>
          </table:table-cell>
          <table:table-cell table:formula="of:=[.AD44]*[.DD44]" office:value-type="float" office:value="27.5947" calcext:value-type="float">
            <text:p>27.5947</text:p>
          </table:table-cell>
          <table:table-cell table:formula="of:=[.BK44]*[.DD44]" office:value-type="float" office:value="0" calcext:value-type="float">
            <text:p>0</text:p>
          </table:table-cell>
          <table:table-cell table:formula="of:=[.BA44]*[.DD44]" office:value-type="float" office:value="0" calcext:value-type="float">
            <text:p>0</text:p>
          </table:table-cell>
          <table:table-cell office:value-type="string" calcext:value-type="string">
            <text:p>olive-oil.jpg</text:p>
          </table:table-cell>
          <table:table-cell office:value-type="string" calcext:value-type="string">
            <text:p>https://www.pexels.com/photo/glass-bowl-cork-bottle-53502/</text:p>
          </table:table-cell>
          <table:table-cell table:number-columns-repeated="2"/>
        </table:table-row>
        <table:table-row table:style-name="ro1">
          <table:table-cell office:value-type="float" office:value="120" calcext:value-type="float">
            <text:p>120</text:p>
          </table:table-cell>
          <table:table-cell office:value-type="string" calcext:value-type="string">
            <text:p>ONIONS RAW</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1785" calcext:value-type="float">
            <text:p>1785</text:p>
          </table:table-cell>
          <table:table-cell office:value-type="string" calcext:value-type="string">
            <text:p>36B</text:p>
          </table:table-cell>
          <table:table-cell office:value-type="string" calcext:value-type="string">
            <text:p>F</text:p>
          </table:table-cell>
          <table:table-cell office:value-type="string" calcext:value-type="string">
            <text:p>Updated for RP yr 6 p2 based on F&amp;V analytical survey composite sample 11 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Salad and raw veg</text:p>
          </table:table-cell>
          <table:table-cell office:value-type="float" office:value="139.6628" calcext:value-type="float">
            <text:p>139.6628</text:p>
          </table:table-cell>
          <table:table-cell table:number-columns-repeated="2" office:value-type="float" office:value="0" calcext:value-type="float">
            <text:p>0</text:p>
          </table:table-cell>
          <table:table-cell office:value-type="float" office:value="13.9663" calcext:value-type="float">
            <text:p>13.9663</text:p>
          </table:table-cell>
          <table:table-cell office:value-type="float" office:value="0" calcext:value-type="float">
            <text:p>0</text:p>
          </table:table-cell>
          <table:table-cell office:value-type="float" office:value="1.3966" calcext:value-type="float">
            <text:p>1.3966</text:p>
          </table:table-cell>
          <table:table-cell office:value-type="float" office:value="41.8989" calcext:value-type="float">
            <text:p>41.8989</text:p>
          </table:table-cell>
          <table:table-cell office:value-type="float" office:value="11.0334" calcext:value-type="float">
            <text:p>11.0334</text:p>
          </table:table-cell>
          <table:table-cell office:value-type="float" office:value="0" calcext:value-type="float">
            <text:p>0</text:p>
          </table:table-cell>
          <table:table-cell office:value-type="float" office:value="75.4179" calcext:value-type="float">
            <text:p>75.4179</text:p>
          </table:table-cell>
          <table:table-cell office:value-type="float" office:value="0.0279" calcext:value-type="float">
            <text:p>0.0279</text:p>
          </table:table-cell>
          <table:table-cell office:value-type="float" office:value="0" calcext:value-type="float">
            <text:p>0</text:p>
          </table:table-cell>
          <table:table-cell office:value-type="float" office:value="0.0698" calcext:value-type="float">
            <text:p>0.0698</text:p>
          </table:table-cell>
          <table:table-cell office:value-type="float" office:value="0.0559" calcext:value-type="float">
            <text:p>0.0559</text:p>
          </table:table-cell>
          <table:table-cell office:value-type="float" office:value="1.5363" calcext:value-type="float">
            <text:p>1.5363</text:p>
          </table:table-cell>
          <table:table-cell office:value-type="float" office:value="0.1397" calcext:value-type="float">
            <text:p>0.1397</text:p>
          </table:table-cell>
          <table:table-cell office:value-type="float" office:value="0.419" calcext:value-type="float">
            <text:p>0.419</text:p>
          </table:table-cell>
          <table:table-cell office:value-type="float" office:value="15.3629" calcext:value-type="float">
            <text:p>15.3629</text:p>
          </table:table-cell>
          <table:table-cell office:value-type="float" office:value="2.5139" calcext:value-type="float">
            <text:p>2.5139</text:p>
          </table:table-cell>
          <table:table-cell office:value-type="float" office:value="3.2122" calcext:value-type="float">
            <text:p>3.2122</text:p>
          </table:table-cell>
          <table:table-cell office:value-type="float" office:value="0" calcext:value-type="float">
            <text:p>0</text:p>
          </table:table-cell>
          <table:table-cell office:value-type="float" office:value="2.7933" calcext:value-type="float">
            <text:p>2.7933</text:p>
          </table:table-cell>
          <table:table-cell office:value-type="float" office:value="192.7347" calcext:value-type="float">
            <text:p>192.7347</text:p>
          </table:table-cell>
          <table:table-cell office:value-type="float" office:value="48.882" calcext:value-type="float">
            <text:p>48.882</text:p>
          </table:table-cell>
          <table:table-cell office:value-type="float" office:value="209.4943" calcext:value-type="float">
            <text:p>209.4943</text:p>
          </table:table-cell>
          <table:table-cell table:number-columns-repeated="2" office:value-type="float" office:value="0" calcext:value-type="float">
            <text:p>0</text:p>
          </table:table-cell>
          <table:table-cell office:value-type="float" office:value="11.173" calcext:value-type="float">
            <text:p>11.173</text:p>
          </table:table-cell>
          <table:table-cell office:value-type="float" office:value="8.6591" calcext:value-type="float">
            <text:p>8.6591</text:p>
          </table:table-cell>
          <table:table-cell office:value-type="float" office:value="0.1397" calcext:value-type="float">
            <text:p>0.1397</text:p>
          </table:table-cell>
          <table:table-cell office:value-type="float" office:value="4.1899" calcext:value-type="float">
            <text:p>4.1899</text:p>
          </table:table-cell>
          <table:table-cell office:value-type="float" office:value="8.7289" calcext:value-type="float">
            <text:p>8.7289</text:p>
          </table:table-cell>
          <table:table-cell office:value-type="float" office:value="0.419" calcext:value-type="float">
            <text:p>0.419</text:p>
          </table:table-cell>
          <table:table-cell office:value-type="float" office:value="0.6983" calcext:value-type="float">
            <text:p>0.6983</text:p>
          </table:table-cell>
          <table:table-cell table:number-columns-repeated="2" office:value-type="float" office:value="0" calcext:value-type="float">
            <text:p>0</text:p>
          </table:table-cell>
          <table:table-cell office:value-type="float" office:value="32.1225" calcext:value-type="float">
            <text:p>32.1225</text:p>
          </table:table-cell>
          <table:table-cell office:value-type="float" office:value="0.1397" calcext:value-type="float">
            <text:p>0.1397</text:p>
          </table:table-cell>
          <table:table-cell office:value-type="float" office:value="1.676" calcext:value-type="float">
            <text:p>1.676</text:p>
          </table:table-cell>
          <table:table-cell office:value-type="float" office:value="0" calcext:value-type="float">
            <text:p>0</text:p>
          </table:table-cell>
          <table:table-cell table:number-columns-repeated="2" office:value-type="float" office:value="0.0279" calcext:value-type="float">
            <text:p>0.0279</text:p>
          </table:table-cell>
          <table:table-cell table:number-columns-repeated="2" office:value-type="float" office:value="0" calcext:value-type="float">
            <text:p>0</text:p>
          </table:table-cell>
          <table:table-cell office:value-type="float" office:value="2.9329" calcext:value-type="float">
            <text:p>2.9329</text:p>
          </table:table-cell>
          <table:table-cell office:value-type="float" office:value="0.1536" calcext:value-type="float">
            <text:p>0.1536</text:p>
          </table:table-cell>
          <table:table-cell office:value-type="float" office:value="13.9663" calcext:value-type="float">
            <text:p>13.9663</text:p>
          </table:table-cell>
          <table:table-cell office:value-type="float" office:value="0.2793" calcext:value-type="float">
            <text:p>0.2793</text:p>
          </table:table-cell>
          <table:table-cell office:value-type="float" office:value="8.6591" calcext:value-type="float">
            <text:p>8.6591</text:p>
          </table:table-cell>
          <table:table-cell office:value-type="float" office:value="0" calcext:value-type="float">
            <text:p>0</text:p>
          </table:table-cell>
          <table:table-cell office:value-type="float" office:value="2.7933" calcext:value-type="float">
            <text:p>2.7933</text:p>
          </table:table-cell>
          <table:table-cell office:value-type="float" office:value="0" calcext:value-type="float">
            <text:p>0</text:p>
          </table:table-cell>
          <table:table-cell office:value-type="float" office:value="0.1397" calcext:value-type="float">
            <text:p>0.1397</text:p>
          </table:table-cell>
          <table:table-cell office:value-type="float" office:value="4.3295" calcext:value-type="float">
            <text:p>4.3295</text:p>
          </table:table-cell>
          <table:table-cell office:value-type="float" office:value="0" calcext:value-type="float">
            <text:p>0</text:p>
          </table:table-cell>
          <table:table-cell office:value-type="float" office:value="0.419" calcext:value-type="float">
            <text:p>0.419</text:p>
          </table:table-cell>
          <table:table-cell office:value-type="float" office:value="111.5906" calcext:value-type="float">
            <text:p>111.5906</text:p>
          </table:table-cell>
          <table:table-cell office:value-type="float" office:value="0.1397" calcext:value-type="float">
            <text:p>0.1397</text:p>
          </table:table-cell>
          <table:table-cell table:number-columns-repeated="10" office:value-type="float" office:value="0" calcext:value-type="float">
            <text:p>0</text:p>
          </table:table-cell>
          <table:table-cell office:value-type="float" office:value="139.6628" calcext:value-type="float">
            <text:p>139.6628</text:p>
          </table:table-cell>
          <table:table-cell table:number-columns-repeated="22" office:value-type="float" office:value="0" calcext:value-type="float">
            <text:p>0</text:p>
          </table:table-cell>
          <table:table-cell office:value-type="float" office:value="111.7303" calcext:value-type="float">
            <text:p>111.7303</text:p>
          </table:table-cell>
          <table:table-cell office:value-type="string" calcext:value-type="string">
            <text:p>Grams</text:p>
          </table:table-cell>
          <table:table-cell office:value-type="float" office:value="1" calcext:value-type="float">
            <text:p>1</text:p>
          </table:table-cell>
          <table:table-cell table:formula="of:=[.O45]*[.DD45]" office:value-type="float" office:value="139.6628" calcext:value-type="float">
            <text:p>139.6628</text:p>
          </table:table-cell>
          <table:table-cell office:value-type="string" calcext:value-type="string">
            <text:p>Onion</text:p>
          </table:table-cell>
          <table:table-cell office:value-type="string" calcext:value-type="string">
            <text:p>1 Medium Raw Onion</text:p>
          </table:table-cell>
          <table:table-cell table:formula="of:=[.DI45]*0.0129" office:value-type="float" office:value="0.330242466996" calcext:value-type="float">
            <text:p>0.330242467</text:p>
          </table:table-cell>
          <table:table-cell table:formula="of:=0.1833*[.DE45]" office:value-type="float" office:value="25.60019124" calcext:value-type="float">
            <text:p>25.60019124</text:p>
          </table:table-cell>
          <table:table-cell table:formula="of:=[.AL45]*[.DD45]" office:value-type="float" office:value="48.882" calcext:value-type="float">
            <text:p>48.882</text:p>
          </table:table-cell>
          <table:table-cell table:formula="of:=[.AD45]*[.DD45]" office:value-type="float" office:value="0.1397" calcext:value-type="float">
            <text:p>0.1397</text:p>
          </table:table-cell>
          <table:table-cell table:formula="of:=[.BK45]*[.DD45]" office:value-type="float" office:value="8.6591" calcext:value-type="float">
            <text:p>8.6591</text:p>
          </table:table-cell>
          <table:table-cell table:formula="of:=[.BA45]*[.DD45]" office:value-type="float" office:value="1.676" calcext:value-type="float">
            <text:p>1.676</text:p>
          </table:table-cell>
          <table:table-cell office:value-type="string" calcext:value-type="string">
            <text:p>onion.JPG</text:p>
          </table:table-cell>
          <table:table-cell office:value-type="string" calcext:value-type="string">
            <text:p>https://commons.wikimedia.org/wiki/File:Onion_on_White.JPG</text:p>
          </table:table-cell>
          <table:table-cell table:number-columns-repeated="2"/>
        </table:table-row>
        <table:table-row table:style-name="ro1">
          <table:table-cell office:value-type="float" office:value="123" calcext:value-type="float">
            <text:p>123</text:p>
          </table:table-cell>
          <table:table-cell office:value-type="string" calcext:value-type="string">
            <text:p>ORANGE JUICE UNSWEETENED AMBIENT / UHT</text:p>
          </table:table-cell>
          <table:table-cell office:value-type="string" calcext:value-type="string">
            <text:p>FRUIT JUICE</text:p>
          </table:table-cell>
          <table:table-cell office:value-type="string" calcext:value-type="string">
            <text:p>45R</text:p>
          </table:table-cell>
          <table:table-cell office:value-type="string" calcext:value-type="string">
            <text:p>FRUIT JUICE</text:p>
          </table:table-cell>
          <table:table-cell office:value-type="float" office:value="2338" calcext:value-type="float">
            <text:p>2338</text:p>
          </table:table-cell>
          <table:table-cell office:value-type="string" calcext:value-type="string">
            <text:p>45R</text:p>
          </table:table-cell>
          <table:table-cell office:value-type="string" calcext:value-type="string">
            <text:p>F</text:p>
          </table:table-cell>
          <table:table-cell office:value-type="string" calcext:value-type="string">
            <text:p>Updated for RP yr 6 p2 based on F&amp;V analytical survey composite sample 58</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Average of CO2e values for Bananas <text:s/>from From Clune et al 2017, multiplied by1</text:p>
          </table:table-cell>
          <table:table-cell office:value-type="string" calcext:value-type="string">
            <text:p>Fruit, fruit juice</text:p>
          </table:table-cell>
          <table:table-cell office:value-type="float" office:value="188.3338" calcext:value-type="float">
            <text:p>188.3338</text:p>
          </table:table-cell>
          <table:table-cell table:number-columns-repeated="2" office:value-type="float" office:value="0" calcext:value-type="float">
            <text:p>0</text:p>
          </table:table-cell>
          <table:table-cell office:value-type="float" office:value="30.1334" calcext:value-type="float">
            <text:p>30.1334</text:p>
          </table:table-cell>
          <table:table-cell office:value-type="float" office:value="90.4002" calcext:value-type="float">
            <text:p>90.4002</text:p>
          </table:table-cell>
          <table:table-cell office:value-type="float" office:value="1.8833" calcext:value-type="float">
            <text:p>1.8833</text:p>
          </table:table-cell>
          <table:table-cell office:value-type="float" office:value="22.6001" calcext:value-type="float">
            <text:p>22.6001</text:p>
          </table:table-cell>
          <table:table-cell office:value-type="float" office:value="16.0084" calcext:value-type="float">
            <text:p>16.0084</text:p>
          </table:table-cell>
          <table:table-cell office:value-type="float" office:value="0" calcext:value-type="float">
            <text:p>0</text:p>
          </table:table-cell>
          <table:table-cell office:value-type="float" office:value="131.8336" calcext:value-type="float">
            <text:p>131.8336</text:p>
          </table:table-cell>
          <table:table-cell table:number-columns-repeated="3" office:value-type="float" office:value="0" calcext:value-type="float">
            <text:p>0</text:p>
          </table:table-cell>
          <table:table-cell office:value-type="float" office:value="0.0565" calcext:value-type="float">
            <text:p>0.0565</text:p>
          </table:table-cell>
          <table:table-cell office:value-type="float" office:value="0.3767" calcext:value-type="float">
            <text:p>0.3767</text:p>
          </table:table-cell>
          <table:table-cell office:value-type="float" office:value="0" calcext:value-type="float">
            <text:p>0</text:p>
          </table:table-cell>
          <table:table-cell office:value-type="float" office:value="0.1883" calcext:value-type="float">
            <text:p>0.1883</text:p>
          </table:table-cell>
          <table:table-cell office:value-type="float" office:value="60.2668" calcext:value-type="float">
            <text:p>60.2668</text:p>
          </table:table-cell>
          <table:table-cell office:value-type="float" office:value="4.52" calcext:value-type="float">
            <text:p>4.52</text:p>
          </table:table-cell>
          <table:table-cell office:value-type="float" office:value="3.7667" calcext:value-type="float">
            <text:p>3.7667</text:p>
          </table:table-cell>
          <table:table-cell office:value-type="float" office:value="0" calcext:value-type="float">
            <text:p>0</text:p>
          </table:table-cell>
          <table:table-cell office:value-type="float" office:value="1.8833" calcext:value-type="float">
            <text:p>1.8833</text:p>
          </table:table-cell>
          <table:table-cell office:value-type="float" office:value="308.8674" calcext:value-type="float">
            <text:p>308.8674</text:p>
          </table:table-cell>
          <table:table-cell office:value-type="float" office:value="64.0335" calcext:value-type="float">
            <text:p>64.0335</text:p>
          </table:table-cell>
          <table:table-cell office:value-type="float" office:value="274.9673" calcext:value-type="float">
            <text:p>274.9673</text:p>
          </table:table-cell>
          <table:table-cell table:number-columns-repeated="2" office:value-type="float" office:value="0" calcext:value-type="float">
            <text:p>0</text:p>
          </table:table-cell>
          <table:table-cell office:value-type="float" office:value="18.8334" calcext:value-type="float">
            <text:p>18.8334</text:p>
          </table:table-cell>
          <table:table-cell office:value-type="float" office:value="0" calcext:value-type="float">
            <text:p>0</text:p>
          </table:table-cell>
          <table:table-cell office:value-type="float" office:value="0.0565" calcext:value-type="float">
            <text:p>0.0565</text:p>
          </table:table-cell>
          <table:table-cell office:value-type="float" office:value="5.65" calcext:value-type="float">
            <text:p>5.65</text:p>
          </table:table-cell>
          <table:table-cell office:value-type="float" office:value="11.7709" calcext:value-type="float">
            <text:p>11.7709</text:p>
          </table:table-cell>
          <table:table-cell office:value-type="float" office:value="0.1883" calcext:value-type="float">
            <text:p>0.1883</text:p>
          </table:table-cell>
          <table:table-cell office:value-type="float" office:value="0.7533" calcext:value-type="float">
            <text:p>0.7533</text:p>
          </table:table-cell>
          <table:table-cell office:value-type="float" office:value="16.0084" calcext:value-type="float">
            <text:p>16.0084</text:p>
          </table:table-cell>
          <table:table-cell office:value-type="float" office:value="0" calcext:value-type="float">
            <text:p>0</text:p>
          </table:table-cell>
          <table:table-cell office:value-type="float" office:value="30.1334" calcext:value-type="float">
            <text:p>30.1334</text:p>
          </table:table-cell>
          <table:table-cell office:value-type="float" office:value="0.3767" calcext:value-type="float">
            <text:p>0.3767</text:p>
          </table:table-cell>
          <table:table-cell office:value-type="float" office:value="1.13" calcext:value-type="float">
            <text:p>1.13</text:p>
          </table:table-cell>
          <table:table-cell office:value-type="float" office:value="0" calcext:value-type="float">
            <text:p>0</text:p>
          </table:table-cell>
          <table:table-cell office:value-type="float" office:value="0.0377" calcext:value-type="float">
            <text:p>0.0377</text:p>
          </table:table-cell>
          <table:table-cell table:number-columns-repeated="3" office:value-type="float" office:value="0" calcext:value-type="float">
            <text:p>0</text:p>
          </table:table-cell>
          <table:table-cell office:value-type="float" office:value="7.7217" calcext:value-type="float">
            <text:p>7.7217</text:p>
          </table:table-cell>
          <table:table-cell office:value-type="float" office:value="0.6215" calcext:value-type="float">
            <text:p>0.6215</text:p>
          </table:table-cell>
          <table:table-cell office:value-type="float" office:value="75.3335" calcext:value-type="float">
            <text:p>75.3335</text:p>
          </table:table-cell>
          <table:table-cell office:value-type="float" office:value="0.1883" calcext:value-type="float">
            <text:p>0.1883</text:p>
          </table:table-cell>
          <table:table-cell office:value-type="float" office:value="16.0084" calcext:value-type="float">
            <text:p>16.0084</text:p>
          </table:table-cell>
          <table:table-cell office:value-type="float" office:value="0" calcext:value-type="float">
            <text:p>0</text:p>
          </table:table-cell>
          <table:table-cell office:value-type="float" office:value="13.1834" calcext:value-type="float">
            <text:p>13.1834</text:p>
          </table:table-cell>
          <table:table-cell table:number-columns-repeated="2" office:value-type="float" office:value="0" calcext:value-type="float">
            <text:p>0</text:p>
          </table:table-cell>
          <table:table-cell office:value-type="float" office:value="58.7601" calcext:value-type="float">
            <text:p>58.7601</text:p>
          </table:table-cell>
          <table:table-cell office:value-type="float" office:value="0" calcext:value-type="float">
            <text:p>0</text:p>
          </table:table-cell>
          <table:table-cell office:value-type="float" office:value="0.3767" calcext:value-type="float">
            <text:p>0.3767</text:p>
          </table:table-cell>
          <table:table-cell office:value-type="float" office:value="168.3704" calcext:value-type="float">
            <text:p>168.3704</text:p>
          </table:table-cell>
          <table:table-cell office:value-type="float" office:value="0.1883" calcext:value-type="float">
            <text:p>0.1883</text:p>
          </table:table-cell>
          <table:table-cell table:number-columns-repeated="2" office:value-type="float" office:value="0" calcext:value-type="float">
            <text:p>0</text:p>
          </table:table-cell>
          <table:table-cell office:value-type="float" office:value="188.3338" calcext:value-type="float">
            <text:p>188.3338</text:p>
          </table:table-cell>
          <table:table-cell table:number-columns-repeated="30" office:value-type="float" office:value="0" calcext:value-type="float">
            <text:p>0</text:p>
          </table:table-cell>
          <table:table-cell office:value-type="float" office:value="148.0303" calcext:value-type="float">
            <text:p>148.0303</text:p>
          </table:table-cell>
          <table:table-cell office:value-type="string" calcext:value-type="string">
            <text:p>Grams</text:p>
          </table:table-cell>
          <table:table-cell office:value-type="float" office:value="1" calcext:value-type="float">
            <text:p>1</text:p>
          </table:table-cell>
          <table:table-cell table:formula="of:=[.O46]*[.DD46]" office:value-type="float" office:value="188.3338" calcext:value-type="float">
            <text:p>188.3338</text:p>
          </table:table-cell>
          <table:table-cell office:value-type="string" calcext:value-type="string">
            <text:p>Orange Juice</text:p>
          </table:table-cell>
          <table:table-cell office:value-type="string" calcext:value-type="string">
            <text:p>1 Glass Unsweetened Juice, 190 ml</text:p>
          </table:table-cell>
          <table:table-cell table:formula="of:=[.DI46]*0.0129" office:value-type="float" office:value="1.90959087" calcext:value-type="float">
            <text:p>1.90959087</text:p>
          </table:table-cell>
          <table:table-cell table:formula="of:=[.DB46]*[.DD46]" office:value-type="float" office:value="148.0303" calcext:value-type="float">
            <text:p>148.0303</text:p>
          </table:table-cell>
          <table:table-cell table:formula="of:=[.AL46]*[.DD46]" office:value-type="float" office:value="64.0335" calcext:value-type="float">
            <text:p>64.0335</text:p>
          </table:table-cell>
          <table:table-cell table:formula="of:=[.AD46]*[.DD46]" office:value-type="float" office:value="0" calcext:value-type="float">
            <text:p>0</text:p>
          </table:table-cell>
          <table:table-cell table:formula="of:=[.BK46]*[.DD46]" office:value-type="float" office:value="16.0084" calcext:value-type="float">
            <text:p>16.0084</text:p>
          </table:table-cell>
          <table:table-cell table:formula="of:=[.BA46]*[.DD46]" office:value-type="float" office:value="1.13" calcext:value-type="float">
            <text:p>1.13</text:p>
          </table:table-cell>
          <table:table-cell office:value-type="string" calcext:value-type="string">
            <text:p>orange-juice.jpg</text:p>
          </table:table-cell>
          <table:table-cell office:value-type="string" calcext:value-type="string">
            <text:p>https://pixabay.com/en/orange-juice-drink-sweet-summer-2454432/</text:p>
          </table:table-cell>
          <table:table-cell table:number-columns-repeated="2"/>
        </table:table-row>
        <table:table-row table:style-name="ro1">
          <table:table-cell office:value-type="float" office:value="128" calcext:value-type="float">
            <text:p>128</text:p>
          </table:table-cell>
          <table:table-cell office:value-type="string" calcext:value-type="string">
            <text:p>PARSNIPS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801" calcext:value-type="float">
            <text:p>1801</text:p>
          </table:table-cell>
          <table:table-cell office:value-type="string" calcext:value-type="string">
            <text:p>37M</text:p>
          </table:table-cell>
          <table:table-cell office:value-type="string" calcext:value-type="string">
            <text:p>F</text:p>
          </table:table-cell>
          <table:table-cell office:value-type="string" calcext:value-type="string">
            <text:p>VHS supplement 314</text:p>
          </table:table-cell>
          <table:table-cell office:value-type="float" office:value="1" calcext:value-type="float">
            <text:p>1</text:p>
          </table:table-cell>
          <table:table-cell office:value-type="string" calcext:value-type="string">
            <text:p>mw6 832_x000D_-updated 25/04/05_x000D_-</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91.7012" calcext:value-type="float">
            <text:p>91.7012</text:p>
          </table:table-cell>
          <table:table-cell table:number-columns-repeated="2" office:value-type="float" office:value="0" calcext:value-type="float">
            <text:p>0</text:p>
          </table:table-cell>
          <table:table-cell office:value-type="float" office:value="27.5104" calcext:value-type="float">
            <text:p>27.5104</text:p>
          </table:table-cell>
          <table:table-cell table:number-columns-repeated="2" office:value-type="float" office:value="0" calcext:value-type="float">
            <text:p>0</text:p>
          </table:table-cell>
          <table:table-cell office:value-type="float" office:value="45.8506" calcext:value-type="float">
            <text:p>45.8506</text:p>
          </table:table-cell>
          <table:table-cell office:value-type="float" office:value="11.8295" calcext:value-type="float">
            <text:p>11.8295</text:p>
          </table:table-cell>
          <table:table-cell office:value-type="float" office:value="0" calcext:value-type="float">
            <text:p>0</text:p>
          </table:table-cell>
          <table:table-cell office:value-type="float" office:value="30.2614" calcext:value-type="float">
            <text:p>30.2614</text:p>
          </table:table-cell>
          <table:table-cell office:value-type="float" office:value="0.4952" calcext:value-type="float">
            <text:p>0.4952</text:p>
          </table:table-cell>
          <table:table-cell office:value-type="float" office:value="0.0092" calcext:value-type="float">
            <text:p>0.0092</text:p>
          </table:table-cell>
          <table:table-cell office:value-type="float" office:value="0.1742" calcext:value-type="float">
            <text:p>0.1742</text:p>
          </table:table-cell>
          <table:table-cell office:value-type="float" office:value="0.0367" calcext:value-type="float">
            <text:p>0.0367</text:p>
          </table:table-cell>
          <table:table-cell office:value-type="float" office:value="4.31" calcext:value-type="float">
            <text:p>4.31</text:p>
          </table:table-cell>
          <table:table-cell office:value-type="float" office:value="1.1004" calcext:value-type="float">
            <text:p>1.1004</text:p>
          </table:table-cell>
          <table:table-cell office:value-type="float" office:value="0.5502" calcext:value-type="float">
            <text:p>0.5502</text:p>
          </table:table-cell>
          <table:table-cell office:value-type="float" office:value="37.5975" calcext:value-type="float">
            <text:p>37.5975</text:p>
          </table:table-cell>
          <table:table-cell office:value-type="float" office:value="0.4585" calcext:value-type="float">
            <text:p>0.4585</text:p>
          </table:table-cell>
          <table:table-cell office:value-type="float" office:value="0.7336" calcext:value-type="float">
            <text:p>0.7336</text:p>
          </table:table-cell>
          <table:table-cell office:value-type="float" office:value="0" calcext:value-type="float">
            <text:p>0</text:p>
          </table:table-cell>
          <table:table-cell office:value-type="float" office:value="1.834" calcext:value-type="float">
            <text:p>1.834</text:p>
          </table:table-cell>
          <table:table-cell office:value-type="float" office:value="320.9542" calcext:value-type="float">
            <text:p>320.9542</text:p>
          </table:table-cell>
          <table:table-cell office:value-type="float" office:value="60.5228" calcext:value-type="float">
            <text:p>60.5228</text:p>
          </table:table-cell>
          <table:table-cell office:value-type="float" office:value="254.9294" calcext:value-type="float">
            <text:p>254.9294</text:p>
          </table:table-cell>
          <table:table-cell table:number-columns-repeated="2" office:value-type="float" office:value="0" calcext:value-type="float">
            <text:p>0</text:p>
          </table:table-cell>
          <table:table-cell office:value-type="float" office:value="21.0913" calcext:value-type="float">
            <text:p>21.0913</text:p>
          </table:table-cell>
          <table:table-cell office:value-type="float" office:value="5.9606" calcext:value-type="float">
            <text:p>5.9606</text:p>
          </table:table-cell>
          <table:table-cell office:value-type="float" office:value="0.2751" calcext:value-type="float">
            <text:p>0.2751</text:p>
          </table:table-cell>
          <table:table-cell office:value-type="float" office:value="3.668" calcext:value-type="float">
            <text:p>3.668</text:p>
          </table:table-cell>
          <table:table-cell office:value-type="float" office:value="5.7313" calcext:value-type="float">
            <text:p>5.7313</text:p>
          </table:table-cell>
          <table:table-cell office:value-type="float" office:value="0.5502" calcext:value-type="float">
            <text:p>0.5502</text:p>
          </table:table-cell>
          <table:table-cell office:value-type="float" office:value="1.0087" calcext:value-type="float">
            <text:p>1.0087</text:p>
          </table:table-cell>
          <table:table-cell office:value-type="float" office:value="0" calcext:value-type="float">
            <text:p>0</text:p>
          </table:table-cell>
          <table:table-cell office:value-type="float" office:value="0.5502" calcext:value-type="float">
            <text:p>0.5502</text:p>
          </table:table-cell>
          <table:table-cell office:value-type="float" office:value="69.6929" calcext:value-type="float">
            <text:p>69.6929</text:p>
          </table:table-cell>
          <table:table-cell office:value-type="float" office:value="0.2751" calcext:value-type="float">
            <text:p>0.2751</text:p>
          </table:table-cell>
          <table:table-cell office:value-type="float" office:value="1.4672" calcext:value-type="float">
            <text:p>1.4672</text:p>
          </table:table-cell>
          <table:table-cell office:value-type="float" office:value="0" calcext:value-type="float">
            <text:p>0</text:p>
          </table:table-cell>
          <table:table-cell office:value-type="float" office:value="0.0092" calcext:value-type="float">
            <text:p>0.0092</text:p>
          </table:table-cell>
          <table:table-cell office:value-type="float" office:value="0.2109" calcext:value-type="float">
            <text:p>0.2109</text:p>
          </table:table-cell>
          <table:table-cell office:value-type="float" office:value="1.834" calcext:value-type="float">
            <text:p>1.834</text:p>
          </table:table-cell>
          <table:table-cell office:value-type="float" office:value="5.8689" calcext:value-type="float">
            <text:p>5.8689</text:p>
          </table:table-cell>
          <table:table-cell office:value-type="float" office:value="4.1266" calcext:value-type="float">
            <text:p>4.1266</text:p>
          </table:table-cell>
          <table:table-cell office:value-type="float" office:value="0.0642" calcext:value-type="float">
            <text:p>0.0642</text:p>
          </table:table-cell>
          <table:table-cell office:value-type="float" office:value="27.5104" calcext:value-type="float">
            <text:p>27.5104</text:p>
          </table:table-cell>
          <table:table-cell office:value-type="float" office:value="0.2751" calcext:value-type="float">
            <text:p>0.2751</text:p>
          </table:table-cell>
          <table:table-cell office:value-type="float" office:value="5.9606" calcext:value-type="float">
            <text:p>5.9606</text:p>
          </table:table-cell>
          <table:table-cell office:value-type="float" office:value="0" calcext:value-type="float">
            <text:p>0</text:p>
          </table:table-cell>
          <table:table-cell office:value-type="float" office:value="4.5851" calcext:value-type="float">
            <text:p>4.5851</text:p>
          </table:table-cell>
          <table:table-cell office:value-type="float" office:value="0" calcext:value-type="float">
            <text:p>0</text:p>
          </table:table-cell>
          <table:table-cell office:value-type="float" office:value="0.0917" calcext:value-type="float">
            <text:p>0.0917</text:p>
          </table:table-cell>
          <table:table-cell office:value-type="float" office:value="9.1701" calcext:value-type="float">
            <text:p>9.1701</text:p>
          </table:table-cell>
          <table:table-cell office:value-type="float" office:value="0" calcext:value-type="float">
            <text:p>0</text:p>
          </table:table-cell>
          <table:table-cell office:value-type="float" office:value="0.917" calcext:value-type="float">
            <text:p>0.917</text:p>
          </table:table-cell>
          <table:table-cell office:value-type="float" office:value="72.1688" calcext:value-type="float">
            <text:p>72.1688</text:p>
          </table:table-cell>
          <table:table-cell office:value-type="float" office:value="0.2751" calcext:value-type="float">
            <text:p>0.2751</text:p>
          </table:table-cell>
          <table:table-cell table:number-columns-repeated="10" office:value-type="float" office:value="0" calcext:value-type="float">
            <text:p>0</text:p>
          </table:table-cell>
          <table:table-cell office:value-type="float" office:value="91.7012" calcext:value-type="float">
            <text:p>91.7012</text:p>
          </table:table-cell>
          <table:table-cell table:number-columns-repeated="22" office:value-type="float" office:value="0" calcext:value-type="float">
            <text:p>0</text:p>
          </table:table-cell>
          <table:table-cell office:value-type="float" office:value="146.7219" calcext:value-type="float">
            <text:p>146.7219</text:p>
          </table:table-cell>
          <table:table-cell office:value-type="string" calcext:value-type="string">
            <text:p>Grams</text:p>
          </table:table-cell>
          <table:table-cell office:value-type="float" office:value="1" calcext:value-type="float">
            <text:p>1</text:p>
          </table:table-cell>
          <table:table-cell table:formula="of:=[.O47]*[.DD47]" office:value-type="float" office:value="91.7012" calcext:value-type="float">
            <text:p>91.7012</text:p>
          </table:table-cell>
          <table:table-cell office:value-type="string" calcext:value-type="string">
            <text:p>Parsnips</text:p>
          </table:table-cell>
          <table:table-cell office:value-type="string" calcext:value-type="string">
            <text:p>1 Parsnip Cooked from Fresh, 90 g</text:p>
          </table:table-cell>
          <table:table-cell table:formula="of:=[.DI47]*0.0129" office:value-type="float" office:value="1.89271251" calcext:value-type="float">
            <text:p>1.89271251</text:p>
          </table:table-cell>
          <table:table-cell table:formula="of:=[.DB47]*[.DD47]" office:value-type="float" office:value="146.7219" calcext:value-type="float">
            <text:p>146.7219</text:p>
          </table:table-cell>
          <table:table-cell table:formula="of:=[.AL47]*[.DD47]" office:value-type="float" office:value="60.5228" calcext:value-type="float">
            <text:p>60.5228</text:p>
          </table:table-cell>
          <table:table-cell table:formula="of:=[.AD47]*[.DD47]" office:value-type="float" office:value="1.1004" calcext:value-type="float">
            <text:p>1.1004</text:p>
          </table:table-cell>
          <table:table-cell table:formula="of:=[.BK47]*[.DD47]" office:value-type="float" office:value="5.9606" calcext:value-type="float">
            <text:p>5.9606</text:p>
          </table:table-cell>
          <table:table-cell table:formula="of:=[.BA47]*[.DD47]" office:value-type="float" office:value="1.4672" calcext:value-type="float">
            <text:p>1.4672</text:p>
          </table:table-cell>
          <table:table-cell office:value-type="string" calcext:value-type="string">
            <text:p>Parsnip.jpg</text:p>
          </table:table-cell>
          <table:table-cell office:value-type="string" calcext:value-type="string">
            <text:p>https://commons.wikimedia.org/wiki/File:Parsnip.jpg</text:p>
          </table:table-cell>
          <table:table-cell table:number-columns-repeated="2"/>
        </table:table-row>
        <table:table-row table:style-name="ro1">
          <table:table-cell office:value-type="float" office:value="130" calcext:value-type="float">
            <text:p>130</text:p>
          </table:table-cell>
          <table:table-cell office:value-type="string" calcext:value-type="string">
            <text:p>PASTA SAUCE TOMATO BASED</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8358" calcext:value-type="float">
            <text:p>8358</text:p>
          </table:table-cell>
          <table:table-cell office:value-type="string" calcext:value-type="string">
            <text:p>50R</text:p>
          </table:table-cell>
          <table:table-cell office:value-type="string" calcext:value-type="string">
            <text:p>F</text:p>
          </table:table-cell>
          <table:table-cell office:value-type="string" calcext:value-type="string">
            <text:p>Updated based on 4 brands, 9 products 08.07.11 RS</text:p>
          </table:table-cell>
          <table:table-cell office:value-type="float" office:value="1" calcext:value-type="float">
            <text:p>1</text:p>
          </table:table-cell>
          <table:table-cell office:value-type="string" calcext:value-type="string">
            <text:p>13/08/04 Updated Pasta and Pasta Sauce Project 2004 NS. Code updated for RP pilot study. <text:s/>18/12/06 NK. Fat, FA profile, CHO profile, energy and NaCl updated 08.07.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236.2693" calcext:value-type="float">
            <text:p>236.2693</text:p>
          </table:table-cell>
          <table:table-cell table:number-columns-repeated="2" office:value-type="float" office:value="0" calcext:value-type="float">
            <text:p>0</text:p>
          </table:table-cell>
          <table:table-cell office:value-type="float" office:value="1382.1757" calcext:value-type="float">
            <text:p>1382.1757</text:p>
          </table:table-cell>
          <table:table-cell office:value-type="float" office:value="0" calcext:value-type="float">
            <text:p>0</text:p>
          </table:table-cell>
          <table:table-cell office:value-type="float" office:value="7.0881" calcext:value-type="float">
            <text:p>7.0881</text:p>
          </table:table-cell>
          <table:table-cell office:value-type="float" office:value="75.6062" calcext:value-type="float">
            <text:p>75.6062</text:p>
          </table:table-cell>
          <table:table-cell office:value-type="float" office:value="18.6653" calcext:value-type="float">
            <text:p>18.6653</text:p>
          </table:table-cell>
          <table:table-cell office:value-type="float" office:value="0" calcext:value-type="float">
            <text:p>0</text:p>
          </table:table-cell>
          <table:table-cell office:value-type="float" office:value="1370.3622" calcext:value-type="float">
            <text:p>1370.3622</text:p>
          </table:table-cell>
          <table:table-cell office:value-type="float" office:value="1.4412" calcext:value-type="float">
            <text:p>1.4412</text:p>
          </table:table-cell>
          <table:table-cell office:value-type="float" office:value="0.0236" calcext:value-type="float">
            <text:p>0.0236</text:p>
          </table:table-cell>
          <table:table-cell office:value-type="float" office:value="0.8978" calcext:value-type="float">
            <text:p>0.8978</text:p>
          </table:table-cell>
          <table:table-cell office:value-type="float" office:value="0.2835" calcext:value-type="float">
            <text:p>0.2835</text:p>
          </table:table-cell>
          <table:table-cell office:value-type="float" office:value="3.7803" calcext:value-type="float">
            <text:p>3.7803</text:p>
          </table:table-cell>
          <table:table-cell office:value-type="float" office:value="3.0715" calcext:value-type="float">
            <text:p>3.0715</text:p>
          </table:table-cell>
          <table:table-cell office:value-type="float" office:value="1.4176" calcext:value-type="float">
            <text:p>1.4176</text:p>
          </table:table-cell>
          <table:table-cell office:value-type="float" office:value="11.8135" calcext:value-type="float">
            <text:p>11.8135</text:p>
          </table:table-cell>
          <table:table-cell office:value-type="float" office:value="6.6155" calcext:value-type="float">
            <text:p>6.6155</text:p>
          </table:table-cell>
          <table:table-cell office:value-type="float" office:value="6.143" calcext:value-type="float">
            <text:p>6.143</text:p>
          </table:table-cell>
          <table:table-cell table:number-columns-repeated="2" office:value-type="float" office:value="0" calcext:value-type="float">
            <text:p>0</text:p>
          </table:table-cell>
          <table:table-cell office:value-type="float" office:value="876.5593" calcext:value-type="float">
            <text:p>876.5593</text:p>
          </table:table-cell>
          <table:table-cell office:value-type="float" office:value="111.0466" calcext:value-type="float">
            <text:p>111.0466</text:p>
          </table:table-cell>
          <table:table-cell office:value-type="float" office:value="470.176" calcext:value-type="float">
            <text:p>470.176</text:p>
          </table:table-cell>
          <table:table-cell table:number-columns-repeated="2" office:value-type="float" office:value="0" calcext:value-type="float">
            <text:p>0</text:p>
          </table:table-cell>
          <table:table-cell office:value-type="float" office:value="44.8912" calcext:value-type="float">
            <text:p>44.8912</text:p>
          </table:table-cell>
          <table:table-cell office:value-type="float" office:value="12.7585" calcext:value-type="float">
            <text:p>12.7585</text:p>
          </table:table-cell>
          <table:table-cell office:value-type="float" office:value="0.3544" calcext:value-type="float">
            <text:p>0.3544</text:p>
          </table:table-cell>
          <table:table-cell office:value-type="float" office:value="779.6889" calcext:value-type="float">
            <text:p>779.6889</text:p>
          </table:table-cell>
          <table:table-cell office:value-type="float" office:value="14.7668" calcext:value-type="float">
            <text:p>14.7668</text:p>
          </table:table-cell>
          <table:table-cell office:value-type="float" office:value="1.4176" calcext:value-type="float">
            <text:p>1.4176</text:p>
          </table:table-cell>
          <table:table-cell office:value-type="float" office:value="2.8352" calcext:value-type="float">
            <text:p>2.8352</text:p>
          </table:table-cell>
          <table:table-cell office:value-type="float" office:value="2.599" calcext:value-type="float">
            <text:p>2.599</text:p>
          </table:table-cell>
          <table:table-cell office:value-type="float" office:value="0" calcext:value-type="float">
            <text:p>0</text:p>
          </table:table-cell>
          <table:table-cell office:value-type="float" office:value="77.9689" calcext:value-type="float">
            <text:p>77.9689</text:p>
          </table:table-cell>
          <table:table-cell office:value-type="float" office:value="0.9451" calcext:value-type="float">
            <text:p>0.9451</text:p>
          </table:table-cell>
          <table:table-cell office:value-type="float" office:value="3.544" calcext:value-type="float">
            <text:p>3.544</text:p>
          </table:table-cell>
          <table:table-cell office:value-type="float" office:value="0" calcext:value-type="float">
            <text:p>0</text:p>
          </table:table-cell>
          <table:table-cell office:value-type="float" office:value="0.0473" calcext:value-type="float">
            <text:p>0.0473</text:p>
          </table:table-cell>
          <table:table-cell office:value-type="float" office:value="0.4253" calcext:value-type="float">
            <text:p>0.4253</text:p>
          </table:table-cell>
          <table:table-cell office:value-type="float" office:value="2.3627" calcext:value-type="float">
            <text:p>2.3627</text:p>
          </table:table-cell>
          <table:table-cell office:value-type="float" office:value="3.3078" calcext:value-type="float">
            <text:p>3.3078</text:p>
          </table:table-cell>
          <table:table-cell office:value-type="float" office:value="2.599" calcext:value-type="float">
            <text:p>2.599</text:p>
          </table:table-cell>
          <table:table-cell office:value-type="float" office:value="0.1418" calcext:value-type="float">
            <text:p>0.1418</text:p>
          </table:table-cell>
          <table:table-cell office:value-type="float" office:value="1382.1757" calcext:value-type="float">
            <text:p>1382.1757</text:p>
          </table:table-cell>
          <table:table-cell office:value-type="float" office:value="0.4725" calcext:value-type="float">
            <text:p>0.4725</text:p>
          </table:table-cell>
          <table:table-cell office:value-type="float" office:value="15.3575" calcext:value-type="float">
            <text:p>15.3575</text:p>
          </table:table-cell>
          <table:table-cell office:value-type="float" office:value="0" calcext:value-type="float">
            <text:p>0</text:p>
          </table:table-cell>
          <table:table-cell office:value-type="float" office:value="231.544" calcext:value-type="float">
            <text:p>231.544</text:p>
          </table:table-cell>
          <table:table-cell office:value-type="float" office:value="0" calcext:value-type="float">
            <text:p>0</text:p>
          </table:table-cell>
          <table:table-cell office:value-type="float" office:value="0.7088" calcext:value-type="float">
            <text:p>0.7088</text:p>
          </table:table-cell>
          <table:table-cell table:number-columns-repeated="2" office:value-type="float" office:value="0" calcext:value-type="float">
            <text:p>0</text:p>
          </table:table-cell>
          <table:table-cell office:value-type="float" office:value="6.6155" calcext:value-type="float">
            <text:p>6.6155</text:p>
          </table:table-cell>
          <table:table-cell office:value-type="float" office:value="199.1751" calcext:value-type="float">
            <text:p>199.1751</text:p>
          </table:table-cell>
          <table:table-cell office:value-type="float" office:value="0.4725" calcext:value-type="float">
            <text:p>0.4725</text:p>
          </table:table-cell>
          <table:table-cell table:number-columns-repeated="4" office:value-type="float" office:value="0" calcext:value-type="float">
            <text:p>0</text:p>
          </table:table-cell>
          <table:table-cell office:value-type="float" office:value="150.8107" calcext:value-type="float">
            <text:p>150.8107</text:p>
          </table:table-cell>
          <table:table-cell office:value-type="float" office:value="34.2591" calcext:value-type="float">
            <text:p>34.2591</text:p>
          </table:table-cell>
          <table:table-cell office:value-type="float" office:value="0" calcext:value-type="float">
            <text:p>0</text:p>
          </table:table-cell>
          <table:table-cell office:value-type="float" office:value="2.7644" calcext:value-type="float">
            <text:p>2.7644</text:p>
          </table:table-cell>
          <table:table-cell table:number-columns-repeated="2" office:value-type="float" office:value="0" calcext:value-type="float">
            <text:p>0</text:p>
          </table:table-cell>
          <table:table-cell office:value-type="float" office:value="2.1737" calcext:value-type="float">
            <text:p>2.1737</text:p>
          </table:table-cell>
          <table:table-cell table:number-columns-repeated="22" office:value-type="float" office:value="0" calcext:value-type="float">
            <text:p>0</text:p>
          </table:table-cell>
          <table:table-cell office:value-type="float" office:value="283.5232" calcext:value-type="float">
            <text:p>283.5232</text:p>
          </table:table-cell>
          <table:table-cell office:value-type="string" calcext:value-type="string">
            <text:p>Grams</text:p>
          </table:table-cell>
          <table:table-cell office:value-type="float" office:value="1" calcext:value-type="float">
            <text:p>1</text:p>
          </table:table-cell>
          <table:table-cell table:formula="of:=[.O48]*[.DD48]" office:value-type="float" office:value="236.2693" calcext:value-type="float">
            <text:p>236.2693</text:p>
          </table:table-cell>
          <table:table-cell office:value-type="string" calcext:value-type="string">
            <text:p>Pasta Sauce</text:p>
          </table:table-cell>
          <table:table-cell office:value-type="string" calcext:value-type="string">
            <text:p>1/2 Jar Tomato Based Sauce</text:p>
          </table:table-cell>
          <table:table-cell table:formula="of:=[.DI48]*0.0129" office:value-type="float" office:value="3.65744928" calcext:value-type="float">
            <text:p>3.65744928</text:p>
          </table:table-cell>
          <table:table-cell table:formula="of:=[.DB48]*[.DD48]" office:value-type="float" office:value="283.5232" calcext:value-type="float">
            <text:p>283.5232</text:p>
          </table:table-cell>
          <table:table-cell table:formula="of:=[.AL48]*[.DD48]" office:value-type="float" office:value="111.0466" calcext:value-type="float">
            <text:p>111.0466</text:p>
          </table:table-cell>
          <table:table-cell table:formula="of:=[.AD48]*[.DD48]" office:value-type="float" office:value="3.0715" calcext:value-type="float">
            <text:p>3.0715</text:p>
          </table:table-cell>
          <table:table-cell table:formula="of:=[.BK48]*[.DD48]" office:value-type="float" office:value="15.3575" calcext:value-type="float">
            <text:p>15.3575</text:p>
          </table:table-cell>
          <table:table-cell table:formula="of:=[.BA48]*[.DD48]" office:value-type="float" office:value="3.544" calcext:value-type="float">
            <text:p>3.544</text:p>
          </table:table-cell>
          <table:table-cell office:value-type="string" calcext:value-type="string">
            <text:p>tomato-sauce.jpg</text:p>
          </table:table-cell>
          <table:table-cell office:value-type="string" calcext:value-type="string">
            <text:p>https://commons.wikimedia.org/wiki/File:Cauliflower_crust_pizza_sauce_(16430616733).jpg</text:p>
          </table:table-cell>
          <table:table-cell table:number-columns-repeated="2"/>
        </table:table-row>
        <table:table-row table:style-name="ro1">
          <table:table-cell office:value-type="float" office:value="131" calcext:value-type="float">
            <text:p>131</text:p>
          </table:table-cell>
          <table:table-cell office:value-type="string" calcext:value-type="string">
            <text:p>PASTA SPAGHETTI BOILED WHITE</text:p>
          </table:table-cell>
          <table:table-cell office:value-type="string" calcext:value-type="string">
            <text:p>PASTA RICE AND OTHER CEREALS</text:p>
          </table:table-cell>
          <table:table-cell office:value-type="string" calcext:value-type="string">
            <text:p>1E</text:p>
          </table:table-cell>
          <table:table-cell office:value-type="string" calcext:value-type="string">
            <text:p>OTHER PASTA INCLUDING HOMEMADE DISHES</text:p>
          </table:table-cell>
          <table:table-cell office:value-type="float" office:value="34" calcext:value-type="float">
            <text:p>34</text:p>
          </table:table-cell>
          <table:table-cell office:value-type="string" calcext:value-type="string">
            <text:p>1E</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13/08/04 Updated Pasta and Pasta Sauce Project 2004 NS_x000D_-mw6 36</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201.358" calcext:value-type="float">
            <text:p>201.358</text:p>
          </table:table-cell>
          <table:table-cell table:number-columns-repeated="4" office:value-type="float" office:value="0" calcext:value-type="float">
            <text:p>0</text:p>
          </table:table-cell>
          <table:table-cell office:value-type="float" office:value="2.0136" calcext:value-type="float">
            <text:p>2.0136</text:p>
          </table:table-cell>
          <table:table-cell office:value-type="float" office:value="54.3667" calcext:value-type="float">
            <text:p>54.3667</text:p>
          </table:table-cell>
          <table:table-cell office:value-type="float" office:value="63.4278" calcext:value-type="float">
            <text:p>63.4278</text:p>
          </table:table-cell>
          <table:table-cell office:value-type="float" office:value="0" calcext:value-type="float">
            <text:p>0</text:p>
          </table:table-cell>
          <table:table-cell office:value-type="float" office:value="110.7469" calcext:value-type="float">
            <text:p>110.7469</text:p>
          </table:table-cell>
          <table:table-cell office:value-type="float" office:value="0.141" calcext:value-type="float">
            <text:p>0.141</text:p>
          </table:table-cell>
          <table:table-cell office:value-type="float" office:value="0.0201" calcext:value-type="float">
            <text:p>0.0201</text:p>
          </table:table-cell>
          <table:table-cell office:value-type="float" office:value="0.4631" calcext:value-type="float">
            <text:p>0.4631</text:p>
          </table:table-cell>
          <table:table-cell office:value-type="float" office:value="0" calcext:value-type="float">
            <text:p>0</text:p>
          </table:table-cell>
          <table:table-cell office:value-type="float" office:value="3.0204" calcext:value-type="float">
            <text:p>3.0204</text:p>
          </table:table-cell>
          <table:table-cell table:number-columns-repeated="2" office:value-type="float" office:value="1.2081" calcext:value-type="float">
            <text:p>1.2081</text:p>
          </table:table-cell>
          <table:table-cell office:value-type="float" office:value="14.0951" calcext:value-type="float">
            <text:p>14.0951</text:p>
          </table:table-cell>
          <table:table-cell office:value-type="float" office:value="0.2014" calcext:value-type="float">
            <text:p>0.2014</text:p>
          </table:table-cell>
          <table:table-cell table:number-columns-repeated="3" office:value-type="float" office:value="0" calcext:value-type="float">
            <text:p>0</text:p>
          </table:table-cell>
          <table:table-cell office:value-type="float" office:value="82.5568" calcext:value-type="float">
            <text:p>82.5568</text:p>
          </table:table-cell>
          <table:table-cell office:value-type="float" office:value="283.9147" calcext:value-type="float">
            <text:p>283.9147</text:p>
          </table:table-cell>
          <table:table-cell office:value-type="float" office:value="1210.1614" calcext:value-type="float">
            <text:p>1210.1614</text:p>
          </table:table-cell>
          <table:table-cell office:value-type="float" office:value="0" calcext:value-type="float">
            <text:p>0</text:p>
          </table:table-cell>
          <table:table-cell office:value-type="float" office:value="1.8122" calcext:value-type="float">
            <text:p>1.8122</text:p>
          </table:table-cell>
          <table:table-cell office:value-type="float" office:value="42.2852" calcext:value-type="float">
            <text:p>42.2852</text:p>
          </table:table-cell>
          <table:table-cell office:value-type="float" office:value="2.0136" calcext:value-type="float">
            <text:p>2.0136</text:p>
          </table:table-cell>
          <table:table-cell office:value-type="float" office:value="0.6645" calcext:value-type="float">
            <text:p>0.6645</text:p>
          </table:table-cell>
          <table:table-cell office:value-type="float" office:value="6.0407" calcext:value-type="float">
            <text:p>6.0407</text:p>
          </table:table-cell>
          <table:table-cell office:value-type="float" office:value="11.4774" calcext:value-type="float">
            <text:p>11.4774</text:p>
          </table:table-cell>
          <table:table-cell office:value-type="float" office:value="1.2081" calcext:value-type="float">
            <text:p>1.2081</text:p>
          </table:table-cell>
          <table:table-cell office:value-type="float" office:value="3.4231" calcext:value-type="float">
            <text:p>3.4231</text:p>
          </table:table-cell>
          <table:table-cell table:number-columns-repeated="2" office:value-type="float" office:value="0" calcext:value-type="float">
            <text:p>0</text:p>
          </table:table-cell>
          <table:table-cell office:value-type="float" office:value="132.8963" calcext:value-type="float">
            <text:p>132.8963</text:p>
          </table:table-cell>
          <table:table-cell office:value-type="float" office:value="0.4027" calcext:value-type="float">
            <text:p>0.4027</text:p>
          </table:table-cell>
          <table:table-cell office:value-type="float" office:value="8.8598" calcext:value-type="float">
            <text:p>8.8598</text:p>
          </table:table-cell>
          <table:table-cell office:value-type="float" office:value="0" calcext:value-type="float">
            <text:p>0</text:p>
          </table:table-cell>
          <table:table-cell office:value-type="float" office:value="0.0201" calcext:value-type="float">
            <text:p>0.0201</text:p>
          </table:table-cell>
          <table:table-cell office:value-type="float" office:value="0.1812" calcext:value-type="float">
            <text:p>0.1812</text:p>
          </table:table-cell>
          <table:table-cell office:value-type="float" office:value="10.0679" calcext:value-type="float">
            <text:p>10.0679</text:p>
          </table:table-cell>
          <table:table-cell office:value-type="float" office:value="61.4142" calcext:value-type="float">
            <text:p>61.4142</text:p>
          </table:table-cell>
          <table:table-cell office:value-type="float" office:value="0" calcext:value-type="float">
            <text:p>0</text:p>
          </table:table-cell>
          <table:table-cell office:value-type="float" office:value="0.1611" calcext:value-type="float">
            <text:p>0.1611</text:p>
          </table:table-cell>
          <table:table-cell office:value-type="float" office:value="0" calcext:value-type="float">
            <text:p>0</text:p>
          </table:table-cell>
          <table:table-cell office:value-type="float" office:value="1.6109" calcext:value-type="float">
            <text:p>1.6109</text:p>
          </table:table-cell>
          <table:table-cell office:value-type="float" office:value="2.0136" calcext:value-type="float">
            <text:p>2.0136</text:p>
          </table:table-cell>
          <table:table-cell table:number-columns-repeated="6" office:value-type="float" office:value="0" calcext:value-type="float">
            <text:p>0</text:p>
          </table:table-cell>
          <table:table-cell office:value-type="float" office:value="0.2014" calcext:value-type="float">
            <text:p>0.2014</text:p>
          </table:table-cell>
          <table:table-cell office:value-type="float" office:value="130.6813" calcext:value-type="float">
            <text:p>130.6813</text:p>
          </table:table-cell>
          <table:table-cell office:value-type="float" office:value="1.0068" calcext:value-type="float">
            <text:p>1.0068</text:p>
          </table:table-cell>
          <table:table-cell table:number-columns-repeated="33" office:value-type="float" office:value="0" calcext:value-type="float">
            <text:p>0</text:p>
          </table:table-cell>
          <table:table-cell office:value-type="float" office:value="644.3455" calcext:value-type="float">
            <text:p>644.3455</text:p>
          </table:table-cell>
          <table:table-cell office:value-type="string" calcext:value-type="string">
            <text:p>Grams</text:p>
          </table:table-cell>
          <table:table-cell office:value-type="float" office:value="1" calcext:value-type="float">
            <text:p>1</text:p>
          </table:table-cell>
          <table:table-cell table:formula="of:=[.O49]*[.DD49]" office:value-type="float" office:value="201.358" calcext:value-type="float">
            <text:p>201.358</text:p>
          </table:table-cell>
          <table:table-cell office:value-type="string" calcext:value-type="string">
            <text:p>Spaghetti</text:p>
          </table:table-cell>
          <table:table-cell office:value-type="string" calcext:value-type="string">
            <text:p>Cooked Spaghetti, 200 g</text:p>
          </table:table-cell>
          <table:table-cell table:formula="of:=[.DI49]*0.0129" office:value-type="float" office:value="8.31205695" calcext:value-type="float">
            <text:p>8.31205695</text:p>
          </table:table-cell>
          <table:table-cell table:formula="of:=[.DB49]*[.DD49]" office:value-type="float" office:value="644.3455" calcext:value-type="float">
            <text:p>644.3455</text:p>
          </table:table-cell>
          <table:table-cell table:formula="of:=[.AL49]*[.DD49]" office:value-type="float" office:value="283.9147" calcext:value-type="float">
            <text:p>283.9147</text:p>
          </table:table-cell>
          <table:table-cell table:formula="of:=[.AD49]*[.DD49]" office:value-type="float" office:value="1.2081" calcext:value-type="float">
            <text:p>1.2081</text:p>
          </table:table-cell>
          <table:table-cell table:formula="of:=[.BK49]*[.DD49]" office:value-type="float" office:value="2.0136" calcext:value-type="float">
            <text:p>2.0136</text:p>
          </table:table-cell>
          <table:table-cell table:formula="of:=[.BA49]*[.DD49]" office:value-type="float" office:value="8.8598" calcext:value-type="float">
            <text:p>8.8598</text:p>
          </table:table-cell>
          <table:table-cell office:value-type="string" calcext:value-type="string">
            <text:p>spaghetti.jpg</text:p>
          </table:table-cell>
          <table:table-cell office:value-type="string" calcext:value-type="string">
            <text:p>https://commons.wikimedia.org/wiki/File:Spaghetti.jpg</text:p>
          </table:table-cell>
          <table:table-cell table:number-columns-repeated="2"/>
        </table:table-row>
        <table:table-row table:style-name="ro1">
          <table:table-cell office:value-type="float" office:value="132" calcext:value-type="float">
            <text:p>132</text:p>
          </table:table-cell>
          <table:table-cell office:value-type="string" calcext:value-type="string">
            <text:p>PEARS EATING RAW FLESH &amp; SKIN ONLY NO CORE</text:p>
          </table:table-cell>
          <table:table-cell office:value-type="string" calcext:value-type="string">
            <text:p>FRUIT</text:p>
          </table:table-cell>
          <table:table-cell office:value-type="string" calcext:value-type="string">
            <text:p>40A</text:p>
          </table:table-cell>
          <table:table-cell office:value-type="string" calcext:value-type="string">
            <text:p>APPLES AND PEARS NOT CANNED</text:p>
          </table:table-cell>
          <table:table-cell office:value-type="float" office:value="2240" calcext:value-type="float">
            <text:p>2240</text:p>
          </table:table-cell>
          <table:table-cell office:value-type="string" calcext:value-type="string">
            <text:p>40A</text:p>
          </table:table-cell>
          <table:table-cell office:value-type="string" calcext:value-type="string">
            <text:p>F</text:p>
          </table:table-cell>
          <table:table-cell office:value-type="string" calcext:value-type="string">
            <text:p>Updated for RP yr 6 p2 based on F&amp;V analytical survey composite sample 42 <text:s/>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88.1367" calcext:value-type="float">
            <text:p>188.1367</text:p>
          </table:table-cell>
          <table:table-cell table:number-columns-repeated="2" office:value-type="float" office:value="0" calcext:value-type="float">
            <text:p>0</text:p>
          </table:table-cell>
          <table:table-cell office:value-type="float" office:value="26.3391" calcext:value-type="float">
            <text:p>26.3391</text:p>
          </table:table-cell>
          <table:table-cell table:number-columns-repeated="2" office:value-type="float" office:value="0" calcext:value-type="float">
            <text:p>0</text:p>
          </table:table-cell>
          <table:table-cell office:value-type="float" office:value="13.1696" calcext:value-type="float">
            <text:p>13.1696</text:p>
          </table:table-cell>
          <table:table-cell office:value-type="float" office:value="20.5069" calcext:value-type="float">
            <text:p>20.5069</text:p>
          </table:table-cell>
          <table:table-cell office:value-type="float" office:value="0" calcext:value-type="float">
            <text:p>0</text:p>
          </table:table-cell>
          <table:table-cell office:value-type="float" office:value="120.4075" calcext:value-type="float">
            <text:p>120.4075</text:p>
          </table:table-cell>
          <table:table-cell office:value-type="float" office:value="0.0188" calcext:value-type="float">
            <text:p>0.0188</text:p>
          </table:table-cell>
          <table:table-cell office:value-type="float" office:value="0.0753" calcext:value-type="float">
            <text:p>0.0753</text:p>
          </table:table-cell>
          <table:table-cell office:value-type="float" office:value="0.0188" calcext:value-type="float">
            <text:p>0.0188</text:p>
          </table:table-cell>
          <table:table-cell office:value-type="float" office:value="0.0941" calcext:value-type="float">
            <text:p>0.0941</text:p>
          </table:table-cell>
          <table:table-cell office:value-type="float" office:value="3.0102" calcext:value-type="float">
            <text:p>3.0102</text:p>
          </table:table-cell>
          <table:table-cell table:number-columns-repeated="2" office:value-type="float" office:value="0.1881" calcext:value-type="float">
            <text:p>0.1881</text:p>
          </table:table-cell>
          <table:table-cell office:value-type="float" office:value="11.2882" calcext:value-type="float">
            <text:p>11.2882</text:p>
          </table:table-cell>
          <table:table-cell office:value-type="float" office:value="12.417" calcext:value-type="float">
            <text:p>12.417</text:p>
          </table:table-cell>
          <table:table-cell office:value-type="float" office:value="5.8322" calcext:value-type="float">
            <text:p>5.8322</text:p>
          </table:table-cell>
          <table:table-cell office:value-type="float" office:value="0" calcext:value-type="float">
            <text:p>0</text:p>
          </table:table-cell>
          <table:table-cell office:value-type="float" office:value="1.8814" calcext:value-type="float">
            <text:p>1.8814</text:p>
          </table:table-cell>
          <table:table-cell office:value-type="float" office:value="197.5436" calcext:value-type="float">
            <text:p>197.5436</text:p>
          </table:table-cell>
          <table:table-cell office:value-type="float" office:value="80.8988" calcext:value-type="float">
            <text:p>80.8988</text:p>
          </table:table-cell>
          <table:table-cell office:value-type="float" office:value="342.4088" calcext:value-type="float">
            <text:p>342.4088</text:p>
          </table:table-cell>
          <table:table-cell table:number-columns-repeated="2" office:value-type="float" office:value="0" calcext:value-type="float">
            <text:p>0</text:p>
          </table:table-cell>
          <table:table-cell office:value-type="float" office:value="9.4068" calcext:value-type="float">
            <text:p>9.4068</text:p>
          </table:table-cell>
          <table:table-cell office:value-type="float" office:value="20.5069" calcext:value-type="float">
            <text:p>20.5069</text:p>
          </table:table-cell>
          <table:table-cell office:value-type="float" office:value="0.0941" calcext:value-type="float">
            <text:p>0.0941</text:p>
          </table:table-cell>
          <table:table-cell office:value-type="float" office:value="1.8814" calcext:value-type="float">
            <text:p>1.8814</text:p>
          </table:table-cell>
          <table:table-cell office:value-type="float" office:value="11.7585" calcext:value-type="float">
            <text:p>11.7585</text:p>
          </table:table-cell>
          <table:table-cell office:value-type="float" office:value="0.1881" calcext:value-type="float">
            <text:p>0.1881</text:p>
          </table:table-cell>
          <table:table-cell office:value-type="float" office:value="0.5644" calcext:value-type="float">
            <text:p>0.5644</text:p>
          </table:table-cell>
          <table:table-cell table:number-columns-repeated="2" office:value-type="float" office:value="0" calcext:value-type="float">
            <text:p>0</text:p>
          </table:table-cell>
          <table:table-cell office:value-type="float" office:value="16.9323" calcext:value-type="float">
            <text:p>16.9323</text:p>
          </table:table-cell>
          <table:table-cell office:value-type="float" office:value="0.1881" calcext:value-type="float">
            <text:p>0.1881</text:p>
          </table:table-cell>
          <table:table-cell office:value-type="float" office:value="0.5644" calcext:value-type="float">
            <text:p>0.5644</text:p>
          </table:table-cell>
          <table:table-cell office:value-type="float" office:value="0" calcext:value-type="float">
            <text:p>0</text:p>
          </table:table-cell>
          <table:table-cell office:value-type="float" office:value="0.0753" calcext:value-type="float">
            <text:p>0.0753</text:p>
          </table:table-cell>
          <table:table-cell office:value-type="float" office:value="0.0376" calcext:value-type="float">
            <text:p>0.0376</text:p>
          </table:table-cell>
          <table:table-cell table:number-columns-repeated="2" office:value-type="float" office:value="0" calcext:value-type="float">
            <text:p>0</text:p>
          </table:table-cell>
          <table:table-cell office:value-type="float" office:value="2.2576" calcext:value-type="float">
            <text:p>2.2576</text:p>
          </table:table-cell>
          <table:table-cell office:value-type="float" office:value="0.0564" calcext:value-type="float">
            <text:p>0.0564</text:p>
          </table:table-cell>
          <table:table-cell office:value-type="float" office:value="26.3391" calcext:value-type="float">
            <text:p>26.3391</text:p>
          </table:table-cell>
          <table:table-cell office:value-type="float" office:value="0.1881" calcext:value-type="float">
            <text:p>0.1881</text:p>
          </table:table-cell>
          <table:table-cell office:value-type="float" office:value="20.5069" calcext:value-type="float">
            <text:p>20.5069</text:p>
          </table:table-cell>
          <table:table-cell office:value-type="float" office:value="0" calcext:value-type="float">
            <text:p>0</text:p>
          </table:table-cell>
          <table:table-cell office:value-type="float" office:value="3.7627" calcext:value-type="float">
            <text:p>3.7627</text:p>
          </table:table-cell>
          <table:table-cell table:number-columns-repeated="2" office:value-type="float" office:value="0" calcext:value-type="float">
            <text:p>0</text:p>
          </table:table-cell>
          <table:table-cell office:value-type="float" office:value="5.8322" calcext:value-type="float">
            <text:p>5.8322</text:p>
          </table:table-cell>
          <table:table-cell office:value-type="float" office:value="0" calcext:value-type="float">
            <text:p>0</text:p>
          </table:table-cell>
          <table:table-cell office:value-type="float" office:value="0.1881" calcext:value-type="float">
            <text:p>0.1881</text:p>
          </table:table-cell>
          <table:table-cell office:value-type="float" office:value="160.2925" calcext:value-type="float">
            <text:p>160.2925</text:p>
          </table:table-cell>
          <table:table-cell office:value-type="float" office:value="0.1881" calcext:value-type="float">
            <text:p>0.1881</text:p>
          </table:table-cell>
          <table:table-cell office:value-type="float" office:value="188.1367" calcext:value-type="float">
            <text:p>188.1367</text:p>
          </table:table-cell>
          <table:table-cell table:number-columns-repeated="32" office:value-type="float" office:value="0" calcext:value-type="float">
            <text:p>0</text:p>
          </table:table-cell>
          <table:table-cell office:value-type="float" office:value="225.7641" calcext:value-type="float">
            <text:p>225.7641</text:p>
          </table:table-cell>
          <table:table-cell office:value-type="string" calcext:value-type="string">
            <text:p>Grams</text:p>
          </table:table-cell>
          <table:table-cell office:value-type="float" office:value="1" calcext:value-type="float">
            <text:p>1</text:p>
          </table:table-cell>
          <table:table-cell table:formula="of:=[.O50]*[.DD50]" office:value-type="float" office:value="188.1367" calcext:value-type="float">
            <text:p>188.1367</text:p>
          </table:table-cell>
          <table:table-cell office:value-type="string" calcext:value-type="string">
            <text:p>Pears</text:p>
          </table:table-cell>
          <table:table-cell office:value-type="string" calcext:value-type="string">
            <text:p>1 Medium Pear</text:p>
          </table:table-cell>
          <table:table-cell table:formula="of:=[.DI50]*0.0129" office:value-type="float" office:value="0.6552801261" calcext:value-type="float">
            <text:p>0.6552801261</text:p>
          </table:table-cell>
          <table:table-cell table:formula="of:=0.27*[.DE50]" office:value-type="float" office:value="50.796909" calcext:value-type="float">
            <text:p>50.796909</text:p>
          </table:table-cell>
          <table:table-cell table:formula="of:=[.AL50]*[.DD50]" office:value-type="float" office:value="80.8988" calcext:value-type="float">
            <text:p>80.8988</text:p>
          </table:table-cell>
          <table:table-cell table:formula="of:=[.AD50]*[.DD50]" office:value-type="float" office:value="0.1881" calcext:value-type="float">
            <text:p>0.1881</text:p>
          </table:table-cell>
          <table:table-cell table:formula="of:=[.BK50]*[.DD50]" office:value-type="float" office:value="20.5069" calcext:value-type="float">
            <text:p>20.5069</text:p>
          </table:table-cell>
          <table:table-cell table:formula="of:=[.BA50]*[.DD50]" office:value-type="float" office:value="0.5644" calcext:value-type="float">
            <text:p>0.5644</text:p>
          </table:table-cell>
          <table:table-cell office:value-type="string" calcext:value-type="string">
            <text:p>pears.jpg</text:p>
          </table:table-cell>
          <table:table-cell office:value-type="string" calcext:value-type="string">
            <text:p>https://www.flickr.com/photos/applesnpearsau/16712381290</text:p>
          </table:table-cell>
          <table:table-cell table:number-columns-repeated="2"/>
        </table:table-row>
        <table:table-row table:style-name="ro1">
          <table:table-cell office:value-type="float" office:value="134" calcext:value-type="float">
            <text:p>134</text:p>
          </table:table-cell>
          <table:table-cell office:value-type="string" calcext:value-type="string">
            <text:p>PEAS FROZEN MICROWAVED/STEAMED</text:p>
          </table:table-cell>
          <table:table-cell office:value-type="string" calcext:value-type="string">
            <text:p>VEGETABLES NOT RAW</text:p>
          </table:table-cell>
          <table:table-cell office:value-type="string" calcext:value-type="string">
            <text:p>37A</text:p>
          </table:table-cell>
          <table:table-cell office:value-type="string" calcext:value-type="string">
            <text:p>PEAS NOT RAW</text:p>
          </table:table-cell>
          <table:table-cell office:value-type="float" office:value="11106" calcext:value-type="float">
            <text:p>11106</text:p>
          </table:table-cell>
          <table:table-cell office:value-type="string" calcext:value-type="string">
            <text:p>37A</text:p>
          </table:table-cell>
          <table:table-cell office:value-type="string" calcext:value-type="string">
            <text:p>F</text:p>
          </table:table-cell>
          <table:table-cell office:value-type="string" calcext:value-type="string">
            <text:p>Updated for RP yr 6 p1 based on F&amp;V analytical survey composite sample 51, 12/07/2013 NP</text:p>
          </table:table-cell>
          <table:table-cell office:value-type="float" office:value="1" calcext:value-type="float">
            <text:p>1</text:p>
          </table:table-cell>
          <table:table-cell office:value-type="string" calcext:value-type="string">
            <text:p>New Code 12/07/2013 NP</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Legumes, beans, pulses</text:p>
          </table:table-cell>
          <table:table-cell office:value-type="float" office:value="21.3661" calcext:value-type="float">
            <text:p>21.3661</text:p>
          </table:table-cell>
          <table:table-cell table:number-columns-repeated="2" office:value-type="float" office:value="0" calcext:value-type="float">
            <text:p>0</text:p>
          </table:table-cell>
          <table:table-cell office:value-type="float" office:value="61.3208" calcext:value-type="float">
            <text:p>61.3208</text:p>
          </table:table-cell>
          <table:table-cell table:number-columns-repeated="2" office:value-type="float" office:value="0" calcext:value-type="float">
            <text:p>0</text:p>
          </table:table-cell>
          <table:table-cell office:value-type="float" office:value="7.6918" calcext:value-type="float">
            <text:p>7.6918</text:p>
          </table:table-cell>
          <table:table-cell office:value-type="float" office:value="2.3075" calcext:value-type="float">
            <text:p>2.3075</text:p>
          </table:table-cell>
          <table:table-cell office:value-type="float" office:value="0" calcext:value-type="float">
            <text:p>0</text:p>
          </table:table-cell>
          <table:table-cell office:value-type="float" office:value="15.5973" calcext:value-type="float">
            <text:p>15.5973</text:p>
          </table:table-cell>
          <table:table-cell office:value-type="float" office:value="0.0192" calcext:value-type="float">
            <text:p>0.0192</text:p>
          </table:table-cell>
          <table:table-cell office:value-type="float" office:value="0.0171" calcext:value-type="float">
            <text:p>0.0171</text:p>
          </table:table-cell>
          <table:table-cell office:value-type="float" office:value="0.0833" calcext:value-type="float">
            <text:p>0.0833</text:p>
          </table:table-cell>
          <table:table-cell office:value-type="float" office:value="0.0299" calcext:value-type="float">
            <text:p>0.0299</text:p>
          </table:table-cell>
          <table:table-cell office:value-type="float" office:value="0.9615" calcext:value-type="float">
            <text:p>0.9615</text:p>
          </table:table-cell>
          <table:table-cell office:value-type="float" office:value="0.1923" calcext:value-type="float">
            <text:p>0.1923</text:p>
          </table:table-cell>
          <table:table-cell office:value-type="float" office:value="0.3846" calcext:value-type="float">
            <text:p>0.3846</text:p>
          </table:table-cell>
          <table:table-cell office:value-type="float" office:value="12.8197" calcext:value-type="float">
            <text:p>12.8197</text:p>
          </table:table-cell>
          <table:table-cell table:number-columns-repeated="3" office:value-type="float" office:value="0" calcext:value-type="float">
            <text:p>0</text:p>
          </table:table-cell>
          <table:table-cell office:value-type="float" office:value="0.4273" calcext:value-type="float">
            <text:p>0.4273</text:p>
          </table:table-cell>
          <table:table-cell office:value-type="float" office:value="38.2454" calcext:value-type="float">
            <text:p>38.2454</text:p>
          </table:table-cell>
          <table:table-cell office:value-type="float" office:value="15.17" calcext:value-type="float">
            <text:p>15.17</text:p>
          </table:table-cell>
          <table:table-cell office:value-type="float" office:value="64.7394" calcext:value-type="float">
            <text:p>64.7394</text:p>
          </table:table-cell>
          <table:table-cell table:number-columns-repeated="2" office:value-type="float" office:value="0" calcext:value-type="float">
            <text:p>0</text:p>
          </table:table-cell>
          <table:table-cell office:value-type="float" office:value="5.7689" calcext:value-type="float">
            <text:p>5.7689</text:p>
          </table:table-cell>
          <table:table-cell office:value-type="float" office:value="1.4102" calcext:value-type="float">
            <text:p>1.4102</text:p>
          </table:table-cell>
          <table:table-cell office:value-type="float" office:value="0.0748" calcext:value-type="float">
            <text:p>0.0748</text:p>
          </table:table-cell>
          <table:table-cell office:value-type="float" office:value="0.8546" calcext:value-type="float">
            <text:p>0.8546</text:p>
          </table:table-cell>
          <table:table-cell office:value-type="float" office:value="1.3354" calcext:value-type="float">
            <text:p>1.3354</text:p>
          </table:table-cell>
          <table:table-cell office:value-type="float" office:value="0.3846" calcext:value-type="float">
            <text:p>0.3846</text:p>
          </table:table-cell>
          <table:table-cell office:value-type="float" office:value="0.641" calcext:value-type="float">
            <text:p>0.641</text:p>
          </table:table-cell>
          <table:table-cell table:number-columns-repeated="2" office:value-type="float" office:value="0" calcext:value-type="float">
            <text:p>0</text:p>
          </table:table-cell>
          <table:table-cell office:value-type="float" office:value="19.4432" calcext:value-type="float">
            <text:p>19.4432</text:p>
          </table:table-cell>
          <table:table-cell office:value-type="float" office:value="0.0214" calcext:value-type="float">
            <text:p>0.0214</text:p>
          </table:table-cell>
          <table:table-cell office:value-type="float" office:value="1.2179" calcext:value-type="float">
            <text:p>1.2179</text:p>
          </table:table-cell>
          <table:table-cell office:value-type="float" office:value="0" calcext:value-type="float">
            <text:p>0</text:p>
          </table:table-cell>
          <table:table-cell office:value-type="float" office:value="0.0171" calcext:value-type="float">
            <text:p>0.0171</text:p>
          </table:table-cell>
          <table:table-cell office:value-type="float" office:value="0.0363" calcext:value-type="float">
            <text:p>0.0363</text:p>
          </table:table-cell>
          <table:table-cell office:value-type="float" office:value="0" calcext:value-type="float">
            <text:p>0</text:p>
          </table:table-cell>
          <table:table-cell office:value-type="float" office:value="0.8974" calcext:value-type="float">
            <text:p>0.8974</text:p>
          </table:table-cell>
          <table:table-cell office:value-type="float" office:value="1.4102" calcext:value-type="float">
            <text:p>1.4102</text:p>
          </table:table-cell>
          <table:table-cell office:value-type="float" office:value="0.1261" calcext:value-type="float">
            <text:p>0.1261</text:p>
          </table:table-cell>
          <table:table-cell office:value-type="float" office:value="61.3208" calcext:value-type="float">
            <text:p>61.3208</text:p>
          </table:table-cell>
          <table:table-cell office:value-type="float" office:value="0.1923" calcext:value-type="float">
            <text:p>0.1923</text:p>
          </table:table-cell>
          <table:table-cell office:value-type="float" office:value="1.4102" calcext:value-type="float">
            <text:p>1.4102</text:p>
          </table:table-cell>
          <table:table-cell office:value-type="float" office:value="0" calcext:value-type="float">
            <text:p>0</text:p>
          </table:table-cell>
          <table:table-cell office:value-type="float" office:value="10.2557" calcext:value-type="float">
            <text:p>10.2557</text:p>
          </table:table-cell>
          <table:table-cell office:value-type="float" office:value="0" calcext:value-type="float">
            <text:p>0</text:p>
          </table:table-cell>
          <table:table-cell office:value-type="float" office:value="0.0214" calcext:value-type="float">
            <text:p>0.0214</text:p>
          </table:table-cell>
          <table:table-cell office:value-type="float" office:value="3.6963" calcext:value-type="float">
            <text:p>3.6963</text:p>
          </table:table-cell>
          <table:table-cell office:value-type="float" office:value="0" calcext:value-type="float">
            <text:p>0</text:p>
          </table:table-cell>
          <table:table-cell office:value-type="float" office:value="0.0214" calcext:value-type="float">
            <text:p>0.0214</text:p>
          </table:table-cell>
          <table:table-cell office:value-type="float" office:value="16.5801" calcext:value-type="float">
            <text:p>16.5801</text:p>
          </table:table-cell>
          <table:table-cell office:value-type="float" office:value="0.1709" calcext:value-type="float">
            <text:p>0.1709</text:p>
          </table:table-cell>
          <table:table-cell table:number-columns-repeated="10" office:value-type="float" office:value="0" calcext:value-type="float">
            <text:p>0</text:p>
          </table:table-cell>
          <table:table-cell office:value-type="float" office:value="21.3661" calcext:value-type="float">
            <text:p>21.3661</text:p>
          </table:table-cell>
          <table:table-cell table:number-columns-repeated="22" office:value-type="float" office:value="0" calcext:value-type="float">
            <text:p>0</text:p>
          </table:table-cell>
          <table:table-cell office:value-type="float" office:value="26.7077" calcext:value-type="float">
            <text:p>26.7077</text:p>
          </table:table-cell>
          <table:table-cell office:value-type="string" calcext:value-type="string">
            <text:p><text:s/></text:p>
          </table:table-cell>
          <table:table-cell office:value-type="float" office:value="4" calcext:value-type="float">
            <text:p>4</text:p>
          </table:table-cell>
          <table:table-cell table:formula="of:=[.O51]*[.DD51]" office:value-type="float" office:value="85.4644" calcext:value-type="float">
            <text:p>85.4644</text:p>
          </table:table-cell>
          <table:table-cell office:value-type="string" calcext:value-type="string">
            <text:p>Peas</text:p>
          </table:table-cell>
          <table:table-cell office:value-type="string" calcext:value-type="string">
            <text:p>Cooked from Frozen, 85 g</text:p>
          </table:table-cell>
          <table:table-cell table:formula="of:=[.DI51]*0.0129" office:value-type="float" office:value="1.37811732" calcext:value-type="float">
            <text:p>1.37811732</text:p>
          </table:table-cell>
          <table:table-cell table:formula="of:=[.DB51]*[.DD51]" office:value-type="float" office:value="106.8308" calcext:value-type="float">
            <text:p>106.8308</text:p>
          </table:table-cell>
          <table:table-cell table:formula="of:=[.AL51]*[.DD51]" office:value-type="float" office:value="60.68" calcext:value-type="float">
            <text:p>60.68</text:p>
          </table:table-cell>
          <table:table-cell table:formula="of:=[.AD51]*[.DD51]" office:value-type="float" office:value="0.7692" calcext:value-type="float">
            <text:p>0.7692</text:p>
          </table:table-cell>
          <table:table-cell table:formula="of:=[.BK51]*[.DD51]" office:value-type="float" office:value="5.6408" calcext:value-type="float">
            <text:p>5.6408</text:p>
          </table:table-cell>
          <table:table-cell table:formula="of:=[.BA51]*[.DD51]" office:value-type="float" office:value="4.8716" calcext:value-type="float">
            <text:p>4.8716</text:p>
          </table:table-cell>
          <table:table-cell office:value-type="string" calcext:value-type="string">
            <text:p>peas.jpg</text:p>
          </table:table-cell>
          <table:table-cell office:value-type="string" calcext:value-type="string">
            <text:p>http://www.picserver.org/p/peas01.html</text:p>
          </table:table-cell>
          <table:table-cell table:number-columns-repeated="2"/>
        </table:table-row>
        <table:table-row table:style-name="ro1">
          <table:table-cell office:value-type="float" office:value="135" calcext:value-type="float">
            <text:p>135</text:p>
          </table:table-cell>
          <table:table-cell office:value-type="string" calcext:value-type="string">
            <text:p>PEPPER</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518" calcext:value-type="float">
            <text:p>2518</text:p>
          </table:table-cell>
          <table:table-cell office:value-type="string" calcext:value-type="string">
            <text:p>50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0.0186" calcext:value-type="float">
            <text:p>0.0186</text:p>
          </table:table-cell>
          <table:table-cell table:number-columns-repeated="2" office:value-type="float" office:value="0" calcext:value-type="float">
            <text:p>0</text:p>
          </table:table-cell>
          <table:table-cell office:value-type="float" office:value="0.0214" calcext:value-type="float">
            <text:p>0.0214</text:p>
          </table:table-cell>
          <table:table-cell office:value-type="float" office:value="0" calcext:value-type="float">
            <text:p>0</text:p>
          </table:table-cell>
          <table:table-cell office:value-type="float" office:value="0.0002" calcext:value-type="float">
            <text:p>0.0002</text:p>
          </table:table-cell>
          <table:table-cell office:value-type="float" office:value="0.0801" calcext:value-type="float">
            <text:p>0.0801</text:p>
          </table:table-cell>
          <table:table-cell office:value-type="float" office:value="0.0127" calcext:value-type="float">
            <text:p>0.0127</text:p>
          </table:table-cell>
          <table:table-cell office:value-type="float" office:value="0" calcext:value-type="float">
            <text:p>0</text:p>
          </table:table-cell>
          <table:table-cell office:value-type="float" office:value="0.0112" calcext:value-type="float">
            <text:p>0.0112</text:p>
          </table:table-cell>
          <table:table-cell office:value-type="float" office:value="0.0001" calcext:value-type="float">
            <text:p>0.0001</text:p>
          </table:table-cell>
          <table:table-cell office:value-type="float" office:value="0" calcext:value-type="float">
            <text:p>0</text:p>
          </table:table-cell>
          <table:table-cell office:value-type="float" office:value="0.0001" calcext:value-type="float">
            <text:p>0.0001</text:p>
          </table:table-cell>
          <table:table-cell office:value-type="float" office:value="0.0002" calcext:value-type="float">
            <text:p>0.0002</text:p>
          </table:table-cell>
          <table:table-cell office:value-type="float" office:value="0" calcext:value-type="float">
            <text:p>0</text:p>
          </table:table-cell>
          <table:table-cell office:value-type="float" office:value="0.0006" calcext:value-type="float">
            <text:p>0.0006</text:p>
          </table:table-cell>
          <table:table-cell office:value-type="float" office:value="0.0021" calcext:value-type="float">
            <text:p>0.0021</text:p>
          </table:table-cell>
          <table:table-cell office:value-type="float" office:value="0" calcext:value-type="float">
            <text:p>0</text:p>
          </table:table-cell>
          <table:table-cell office:value-type="float" office:value="0.0013" calcext:value-type="float">
            <text:p>0.0013</text:p>
          </table:table-cell>
          <table:table-cell office:value-type="float" office:value="0.0016" calcext:value-type="float">
            <text:p>0.0016</text:p>
          </table:table-cell>
          <table:table-cell office:value-type="float" office:value="0" calcext:value-type="float">
            <text:p>0</text:p>
          </table:table-cell>
          <table:table-cell office:value-type="float" office:value="0.0004" calcext:value-type="float">
            <text:p>0.0004</text:p>
          </table:table-cell>
          <table:table-cell office:value-type="float" office:value="0.2346" calcext:value-type="float">
            <text:p>0.2346</text:p>
          </table:table-cell>
          <table:table-cell office:value-type="float" office:value="0.0611" calcext:value-type="float">
            <text:p>0.0611</text:p>
          </table:table-cell>
          <table:table-cell office:value-type="float" office:value="0.2598" calcext:value-type="float">
            <text:p>0.2598</text:p>
          </table:table-cell>
          <table:table-cell table:number-columns-repeated="2" office:value-type="float" office:value="0" calcext:value-type="float">
            <text:p>0</text:p>
          </table:table-cell>
          <table:table-cell office:value-type="float" office:value="0.0354" calcext:value-type="float">
            <text:p>0.0354</text:p>
          </table:table-cell>
          <table:table-cell office:value-type="float" office:value="0.0032" calcext:value-type="float">
            <text:p>0.0032</text:p>
          </table:table-cell>
          <table:table-cell office:value-type="float" office:value="0.0012" calcext:value-type="float">
            <text:p>0.0012</text:p>
          </table:table-cell>
          <table:table-cell office:value-type="float" office:value="0.0082" calcext:value-type="float">
            <text:p>0.0082</text:p>
          </table:table-cell>
          <table:table-cell office:value-type="float" office:value="0.0012" calcext:value-type="float">
            <text:p>0.0012</text:p>
          </table:table-cell>
          <table:table-cell office:value-type="float" office:value="0.0021" calcext:value-type="float">
            <text:p>0.0021</text:p>
          </table:table-cell>
          <table:table-cell office:value-type="float" office:value="0.0006" calcext:value-type="float">
            <text:p>0.0006</text:p>
          </table:table-cell>
          <table:table-cell table:number-columns-repeated="2" office:value-type="float" office:value="0" calcext:value-type="float">
            <text:p>0</text:p>
          </table:table-cell>
          <table:table-cell office:value-type="float" office:value="0.0317" calcext:value-type="float">
            <text:p>0.0317</text:p>
          </table:table-cell>
          <table:table-cell office:value-type="float" office:value="0.0005" calcext:value-type="float">
            <text:p>0.0005</text:p>
          </table:table-cell>
          <table:table-cell office:value-type="float" office:value="0.002" calcext:value-type="float">
            <text:p>0.002</text:p>
          </table:table-cell>
          <table:table-cell table:number-columns-repeated="2" office:value-type="float" office:value="0" calcext:value-type="float">
            <text:p>0</text:p>
          </table:table-cell>
          <table:table-cell office:value-type="float" office:value="0.0001" calcext:value-type="float">
            <text:p>0.0001</text:p>
          </table:table-cell>
          <table:table-cell office:value-type="float" office:value="0.0006" calcext:value-type="float">
            <text:p>0.0006</text:p>
          </table:table-cell>
          <table:table-cell office:value-type="float" office:value="0.0095" calcext:value-type="float">
            <text:p>0.0095</text:p>
          </table:table-cell>
          <table:table-cell office:value-type="float" office:value="0.0003" calcext:value-type="float">
            <text:p>0.0003</text:p>
          </table:table-cell>
          <table:table-cell office:value-type="float" office:value="0" calcext:value-type="float">
            <text:p>0</text:p>
          </table:table-cell>
          <table:table-cell office:value-type="float" office:value="0.0214" calcext:value-type="float">
            <text:p>0.0214</text:p>
          </table:table-cell>
          <table:table-cell office:value-type="float" office:value="0.0003" calcext:value-type="float">
            <text:p>0.0003</text:p>
          </table:table-cell>
          <table:table-cell office:value-type="float" office:value="0.0032" calcext:value-type="float">
            <text:p>0.0032</text:p>
          </table:table-cell>
          <table:table-cell office:value-type="float" office:value="0" calcext:value-type="float">
            <text:p>0</text:p>
          </table:table-cell>
          <table:table-cell office:value-type="float" office:value="0.0035" calcext:value-type="float">
            <text:p>0.0035</text:p>
          </table:table-cell>
          <table:table-cell office:value-type="float" office:value="0" calcext:value-type="float">
            <text:p>0</text:p>
          </table:table-cell>
          <table:table-cell office:value-type="float" office:value="0.0001" calcext:value-type="float">
            <text:p>0.0001</text:p>
          </table:table-cell>
          <table:table-cell table:number-columns-repeated="2" office:value-type="float" office:value="0" calcext:value-type="float">
            <text:p>0</text:p>
          </table:table-cell>
          <table:table-cell table:number-columns-repeated="2" office:value-type="float" office:value="0.002" calcext:value-type="float">
            <text:p>0.002</text:p>
          </table:table-cell>
          <table:table-cell office:value-type="float" office:value="0.0003" calcext:value-type="float">
            <text:p>0.0003</text:p>
          </table:table-cell>
          <table:table-cell table:number-columns-repeated="33" office:value-type="float" office:value="0" calcext:value-type="float">
            <text:p>0</text:p>
          </table:table-cell>
          <table:table-cell office:value-type="float" office:value="0.0223" calcext:value-type="float">
            <text:p>0.0223</text:p>
          </table:table-cell>
          <table:table-cell office:value-type="string" calcext:value-type="string">
            <text:p>Grams</text:p>
          </table:table-cell>
          <table:table-cell office:value-type="float" office:value="1" calcext:value-type="float">
            <text:p>1</text:p>
          </table:table-cell>
          <table:table-cell table:formula="of:=[.O52]*[.DD52]" office:value-type="float" office:value="0.0186" calcext:value-type="float">
            <text:p>0.0186</text:p>
          </table:table-cell>
          <table:table-cell office:value-type="string" calcext:value-type="string">
            <text:p>Pepper</text:p>
          </table:table-cell>
          <table:table-cell office:value-type="string" calcext:value-type="string">
            <text:p>Ground Peppercorns, 10 mg</text:p>
          </table:table-cell>
          <table:table-cell table:formula="of:=[.DI52]*0.0129" office:value-type="float" office:value="0.00028767" calcext:value-type="float">
            <text:p>0.00028767</text:p>
          </table:table-cell>
          <table:table-cell table:formula="of:=[.DB52]*[.DD52]" office:value-type="float" office:value="0.0223" calcext:value-type="float">
            <text:p>0.0223</text:p>
          </table:table-cell>
          <table:table-cell table:formula="of:=[.AL52]*[.DD52]" office:value-type="float" office:value="0.0611" calcext:value-type="float">
            <text:p>0.0611</text:p>
          </table:table-cell>
          <table:table-cell table:formula="of:=[.AD52]*[.DD52]" office:value-type="float" office:value="0.0006" calcext:value-type="float">
            <text:p>0.0006</text:p>
          </table:table-cell>
          <table:table-cell table:formula="of:=[.BK52]*[.DD52]" office:value-type="float" office:value="0.0032" calcext:value-type="float">
            <text:p>0.0032</text:p>
          </table:table-cell>
          <table:table-cell table:formula="of:=[.BA52]*[.DD52]" office:value-type="float" office:value="0.002" calcext:value-type="float">
            <text:p>0.002</text:p>
          </table:table-cell>
          <table:table-cell office:value-type="string" calcext:value-type="string">
            <text:p>ground-pepper.jpg</text:p>
          </table:table-cell>
          <table:table-cell office:value-type="string" calcext:value-type="string">
            <text:p>https://pixabay.com/en/pepper-pepper-mill-grind-ground-3092441/</text:p>
          </table:table-cell>
          <table:table-cell table:number-columns-repeated="2"/>
        </table:table-row>
        <table:table-row table:style-name="ro1">
          <table:table-cell office:value-type="float" office:value="141" calcext:value-type="float">
            <text:p>141</text:p>
          </table:table-cell>
          <table:table-cell office:value-type="string" calcext:value-type="string">
            <text:p>PEPPERS-RED-FRESH UNCOOKED</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7857" calcext:value-type="float">
            <text:p>7857</text:p>
          </table:table-cell>
          <table:table-cell office:value-type="string" calcext:value-type="string">
            <text:p>36B</text:p>
          </table:table-cell>
          <table:table-cell office:value-type="string" calcext:value-type="string">
            <text:p>F</text:p>
          </table:table-cell>
          <table:table-cell office:value-type="string" calcext:value-type="string">
            <text:p>Updated for RP yr 6 p2 based on F&amp;V analytical survey composite sample 36 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Average of CO2e values for Peppers/Capsicum, including greenhouse, from From Clune et al 2017</text:p>
          </table:table-cell>
          <table:table-cell office:value-type="string" calcext:value-type="string">
            <text:p>Salad and raw veg</text:p>
          </table:table-cell>
          <table:table-cell office:value-type="float" office:value="27.5048" calcext:value-type="float">
            <text:p>27.5048</text:p>
          </table:table-cell>
          <table:table-cell table:number-columns-repeated="2" office:value-type="float" office:value="0" calcext:value-type="float">
            <text:p>0</text:p>
          </table:table-cell>
          <table:table-cell office:value-type="float" office:value="149.6263" calcext:value-type="float">
            <text:p>149.6263</text:p>
          </table:table-cell>
          <table:table-cell office:value-type="float" office:value="19.8035" calcext:value-type="float">
            <text:p>19.8035</text:p>
          </table:table-cell>
          <table:table-cell office:value-type="float" office:value="0.8251" calcext:value-type="float">
            <text:p>0.8251</text:p>
          </table:table-cell>
          <table:table-cell office:value-type="float" office:value="1.9253" calcext:value-type="float">
            <text:p>1.9253</text:p>
          </table:table-cell>
          <table:table-cell office:value-type="float" office:value="1.1827" calcext:value-type="float">
            <text:p>1.1827</text:p>
          </table:table-cell>
          <table:table-cell office:value-type="float" office:value="0" calcext:value-type="float">
            <text:p>0</text:p>
          </table:table-cell>
          <table:table-cell office:value-type="float" office:value="13.2023" calcext:value-type="float">
            <text:p>13.2023</text:p>
          </table:table-cell>
          <table:table-cell office:value-type="float" office:value="0.0028" calcext:value-type="float">
            <text:p>0.0028</text:p>
          </table:table-cell>
          <table:table-cell office:value-type="float" office:value="0" calcext:value-type="float">
            <text:p>0</text:p>
          </table:table-cell>
          <table:table-cell office:value-type="float" office:value="0.0055" calcext:value-type="float">
            <text:p>0.0055</text:p>
          </table:table-cell>
          <table:table-cell office:value-type="float" office:value="0.0138" calcext:value-type="float">
            <text:p>0.0138</text:p>
          </table:table-cell>
          <table:table-cell office:value-type="float" office:value="0.275" calcext:value-type="float">
            <text:p>0.275</text:p>
          </table:table-cell>
          <table:table-cell office:value-type="float" office:value="0.055" calcext:value-type="float">
            <text:p>0.055</text:p>
          </table:table-cell>
          <table:table-cell office:value-type="float" office:value="0.11" calcext:value-type="float">
            <text:p>0.11</text:p>
          </table:table-cell>
          <table:table-cell office:value-type="float" office:value="20.6286" calcext:value-type="float">
            <text:p>20.6286</text:p>
          </table:table-cell>
          <table:table-cell office:value-type="float" office:value="0.6051" calcext:value-type="float">
            <text:p>0.6051</text:p>
          </table:table-cell>
          <table:table-cell office:value-type="float" office:value="0.5501" calcext:value-type="float">
            <text:p>0.5501</text:p>
          </table:table-cell>
          <table:table-cell office:value-type="float" office:value="0" calcext:value-type="float">
            <text:p>0</text:p>
          </table:table-cell>
          <table:table-cell office:value-type="float" office:value="0.8251" calcext:value-type="float">
            <text:p>0.8251</text:p>
          </table:table-cell>
          <table:table-cell office:value-type="float" office:value="59.4104" calcext:value-type="float">
            <text:p>59.4104</text:p>
          </table:table-cell>
          <table:table-cell office:value-type="float" office:value="5.776" calcext:value-type="float">
            <text:p>5.776</text:p>
          </table:table-cell>
          <table:table-cell office:value-type="float" office:value="24.7544" calcext:value-type="float">
            <text:p>24.7544</text:p>
          </table:table-cell>
          <table:table-cell table:number-columns-repeated="2" office:value-type="float" office:value="0" calcext:value-type="float">
            <text:p>0</text:p>
          </table:table-cell>
          <table:table-cell office:value-type="float" office:value="3.0255" calcext:value-type="float">
            <text:p>3.0255</text:p>
          </table:table-cell>
          <table:table-cell office:value-type="float" office:value="1.1552" calcext:value-type="float">
            <text:p>1.1552</text:p>
          </table:table-cell>
          <table:table-cell office:value-type="float" office:value="0.033" calcext:value-type="float">
            <text:p>0.033</text:p>
          </table:table-cell>
          <table:table-cell office:value-type="float" office:value="0.275" calcext:value-type="float">
            <text:p>0.275</text:p>
          </table:table-cell>
          <table:table-cell office:value-type="float" office:value="1.7191" calcext:value-type="float">
            <text:p>1.7191</text:p>
          </table:table-cell>
          <table:table-cell office:value-type="float" office:value="0.11" calcext:value-type="float">
            <text:p>0.11</text:p>
          </table:table-cell>
          <table:table-cell office:value-type="float" office:value="0.165" calcext:value-type="float">
            <text:p>0.165</text:p>
          </table:table-cell>
          <table:table-cell table:number-columns-repeated="2" office:value-type="float" office:value="0" calcext:value-type="float">
            <text:p>0</text:p>
          </table:table-cell>
          <table:table-cell office:value-type="float" office:value="6.3261" calcext:value-type="float">
            <text:p>6.3261</text:p>
          </table:table-cell>
          <table:table-cell office:value-type="float" office:value="0.0825" calcext:value-type="float">
            <text:p>0.0825</text:p>
          </table:table-cell>
          <table:table-cell office:value-type="float" office:value="0.22" calcext:value-type="float">
            <text:p>0.22</text:p>
          </table:table-cell>
          <table:table-cell office:value-type="float" office:value="0" calcext:value-type="float">
            <text:p>0</text:p>
          </table:table-cell>
          <table:table-cell office:value-type="float" office:value="0.0165" calcext:value-type="float">
            <text:p>0.0165</text:p>
          </table:table-cell>
          <table:table-cell office:value-type="float" office:value="0.0083" calcext:value-type="float">
            <text:p>0.0083</text:p>
          </table:table-cell>
          <table:table-cell table:number-columns-repeated="3" office:value-type="float" office:value="0" calcext:value-type="float">
            <text:p>0</text:p>
          </table:table-cell>
          <table:table-cell office:value-type="float" office:value="0.0193" calcext:value-type="float">
            <text:p>0.0193</text:p>
          </table:table-cell>
          <table:table-cell office:value-type="float" office:value="159.528" calcext:value-type="float">
            <text:p>159.528</text:p>
          </table:table-cell>
          <table:table-cell office:value-type="float" office:value="0.0275" calcext:value-type="float">
            <text:p>0.0275</text:p>
          </table:table-cell>
          <table:table-cell office:value-type="float" office:value="1.1552" calcext:value-type="float">
            <text:p>1.1552</text:p>
          </table:table-cell>
          <table:table-cell office:value-type="float" office:value="0.0248" calcext:value-type="float">
            <text:p>0.0248</text:p>
          </table:table-cell>
          <table:table-cell office:value-type="float" office:value="26.6797" calcext:value-type="float">
            <text:p>26.6797</text:p>
          </table:table-cell>
          <table:table-cell office:value-type="float" office:value="0" calcext:value-type="float">
            <text:p>0</text:p>
          </table:table-cell>
          <table:table-cell office:value-type="float" office:value="0.055" calcext:value-type="float">
            <text:p>0.055</text:p>
          </table:table-cell>
          <table:table-cell office:value-type="float" office:value="34.5186" calcext:value-type="float">
            <text:p>34.5186</text:p>
          </table:table-cell>
          <table:table-cell office:value-type="float" office:value="0" calcext:value-type="float">
            <text:p>0</text:p>
          </table:table-cell>
          <table:table-cell office:value-type="float" office:value="0.275" calcext:value-type="float">
            <text:p>0.275</text:p>
          </table:table-cell>
          <table:table-cell office:value-type="float" office:value="25.552" calcext:value-type="float">
            <text:p>25.552</text:p>
          </table:table-cell>
          <table:table-cell office:value-type="float" office:value="0.055" calcext:value-type="float">
            <text:p>0.055</text:p>
          </table:table-cell>
          <table:table-cell table:number-columns-repeated="7" office:value-type="float" office:value="0" calcext:value-type="float">
            <text:p>0</text:p>
          </table:table-cell>
          <table:table-cell office:value-type="float" office:value="27.5048" calcext:value-type="float">
            <text:p>27.5048</text:p>
          </table:table-cell>
          <table:table-cell table:number-columns-repeated="25" office:value-type="float" office:value="0" calcext:value-type="float">
            <text:p>0</text:p>
          </table:table-cell>
          <table:table-cell office:value-type="float" office:value="22.0039" calcext:value-type="float">
            <text:p>22.0039</text:p>
          </table:table-cell>
          <table:table-cell office:value-type="string" calcext:value-type="string">
            <text:p>Grams</text:p>
          </table:table-cell>
          <table:table-cell office:value-type="float" office:value="6" calcext:value-type="float">
            <text:p>6</text:p>
          </table:table-cell>
          <table:table-cell table:formula="of:=[.O53]*[.DD53]" office:value-type="float" office:value="165.0288" calcext:value-type="float">
            <text:p>165.0288</text:p>
          </table:table-cell>
          <table:table-cell office:value-type="string" calcext:value-type="string">
            <text:p>Red Pepper</text:p>
          </table:table-cell>
          <table:table-cell office:value-type="string" calcext:value-type="string">
            <text:p>1 Fresh Bell Pepper</text:p>
          </table:table-cell>
          <table:table-cell table:formula="of:=[.DI53]*0.0129" office:value-type="float" office:value="2.67812037216" calcext:value-type="float">
            <text:p>2.6781203722</text:p>
          </table:table-cell>
          <table:table-cell table:formula="of:=1.258*[.DE53]" office:value-type="float" office:value="207.6062304" calcext:value-type="float">
            <text:p>207.6062304</text:p>
          </table:table-cell>
          <table:table-cell table:formula="of:=[.AL53]*[.DD53]" office:value-type="float" office:value="34.656" calcext:value-type="float">
            <text:p>34.656</text:p>
          </table:table-cell>
          <table:table-cell table:formula="of:=[.AD53]*[.DD53]" office:value-type="float" office:value="0.33" calcext:value-type="float">
            <text:p>0.33</text:p>
          </table:table-cell>
          <table:table-cell table:formula="of:=[.BK53]*[.DD53]" office:value-type="float" office:value="6.9312" calcext:value-type="float">
            <text:p>6.9312</text:p>
          </table:table-cell>
          <table:table-cell table:formula="of:=[.BA53]*[.DD53]" office:value-type="float" office:value="1.32" calcext:value-type="float">
            <text:p>1.32</text:p>
          </table:table-cell>
          <table:table-cell office:value-type="string" calcext:value-type="string">
            <text:p>Red_bell_pepper.jpg</text:p>
          </table:table-cell>
          <table:table-cell office:value-type="string" calcext:value-type="string">
            <text:p>https://commons.wikimedia.org/wiki/File:Red_bell_pepper.jpg</text:p>
          </table:table-cell>
          <table:table-cell table:number-columns-repeated="2"/>
        </table:table-row>
        <table:table-row table:style-name="ro1">
          <table:table-cell office:value-type="float" office:value="142" calcext:value-type="float">
            <text:p>142</text:p>
          </table:table-cell>
          <table:table-cell office:value-type="string" calcext:value-type="string">
            <text:p>PIZZA WITH MEAT TOPPING, WITH OR WITHOUT VEG/FRUIT, ANY BASE. NO CHICKEN. NO FISH. RETAIL</text:p>
          </table:table-cell>
          <table:table-cell office:value-type="string" calcext:value-type="string">
            <text:p>PASTA RICE AND OTHER CEREALS</text:p>
          </table:table-cell>
          <table:table-cell office:value-type="string" calcext:value-type="string">
            <text:p>1C</text:p>
          </table:table-cell>
          <table:table-cell office:value-type="string" calcext:value-type="string">
            <text:p>PIZZA</text:p>
          </table:table-cell>
          <table:table-cell office:value-type="float" office:value="10029" calcext:value-type="float">
            <text:p>10029</text:p>
          </table:table-cell>
          <table:table-cell office:value-type="string" calcext:value-type="string">
            <text:p>1C</text:p>
          </table:table-cell>
          <table:table-cell office:value-type="string" calcext:value-type="string">
            <text:p>F</text:p>
          </table:table-cell>
          <table:table-cell office:value-type="string" calcext:value-type="string">
            <text:p>Update based on 34 products, 7 brands 17.06.11 RS</text:p>
          </table:table-cell>
          <table:table-cell office:value-type="float" office:value="1" calcext:value-type="float">
            <text:p>1</text:p>
          </table:table-cell>
          <table:table-cell office:value-type="string" calcext:value-type="string">
            <text:p>New code added for RP comp - RT 05/04/07. CHO profile, energy, NaCl updated 17.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221.6677" calcext:value-type="float">
            <text:p>221.6677</text:p>
          </table:table-cell>
          <table:table-cell office:value-type="float" office:value="6.65" calcext:value-type="float">
            <text:p>6.65</text:p>
          </table:table-cell>
          <table:table-cell office:value-type="float" office:value="0" calcext:value-type="float">
            <text:p>0</text:p>
          </table:table-cell>
          <table:table-cell office:value-type="float" office:value="558.6026" calcext:value-type="float">
            <text:p>558.6026</text:p>
          </table:table-cell>
          <table:table-cell office:value-type="float" office:value="70.9337" calcext:value-type="float">
            <text:p>70.9337</text:p>
          </table:table-cell>
          <table:table-cell office:value-type="float" office:value="13.3001" calcext:value-type="float">
            <text:p>13.3001</text:p>
          </table:table-cell>
          <table:table-cell office:value-type="float" office:value="328.0682" calcext:value-type="float">
            <text:p>328.0682</text:p>
          </table:table-cell>
          <table:table-cell office:value-type="float" office:value="71.377" calcext:value-type="float">
            <text:p>71.377</text:p>
          </table:table-cell>
          <table:table-cell office:value-type="float" office:value="48.7669" calcext:value-type="float">
            <text:p>48.7669</text:p>
          </table:table-cell>
          <table:table-cell office:value-type="float" office:value="1640.3408" calcext:value-type="float">
            <text:p>1640.3408</text:p>
          </table:table-cell>
          <table:table-cell office:value-type="float" office:value="7.7362" calcext:value-type="float">
            <text:p>7.7362</text:p>
          </table:table-cell>
          <table:table-cell office:value-type="float" office:value="0.6428" calcext:value-type="float">
            <text:p>0.6428</text:p>
          </table:table-cell>
          <table:table-cell office:value-type="float" office:value="2.8817" calcext:value-type="float">
            <text:p>2.8817</text:p>
          </table:table-cell>
          <table:table-cell office:value-type="float" office:value="0.5763" calcext:value-type="float">
            <text:p>0.5763</text:p>
          </table:table-cell>
          <table:table-cell office:value-type="float" office:value="3.7684" calcext:value-type="float">
            <text:p>3.7684</text:p>
          </table:table-cell>
          <table:table-cell office:value-type="float" office:value="23.0534" calcext:value-type="float">
            <text:p>23.0534</text:p>
          </table:table-cell>
          <table:table-cell office:value-type="float" office:value="2.8817" calcext:value-type="float">
            <text:p>2.8817</text:p>
          </table:table-cell>
          <table:table-cell office:value-type="float" office:value="35.4668" calcext:value-type="float">
            <text:p>35.4668</text:p>
          </table:table-cell>
          <table:table-cell table:number-columns-repeated="2" office:value-type="float" office:value="2.8817" calcext:value-type="float">
            <text:p>2.8817</text:p>
          </table:table-cell>
          <table:table-cell office:value-type="float" office:value="0" calcext:value-type="float">
            <text:p>0</text:p>
          </table:table-cell>
          <table:table-cell office:value-type="float" office:value="19.9501" calcext:value-type="float">
            <text:p>19.9501</text:p>
          </table:table-cell>
          <table:table-cell office:value-type="float" office:value="556.3859" calcext:value-type="float">
            <text:p>556.3859</text:p>
          </table:table-cell>
          <table:table-cell office:value-type="float" office:value="571.9026" calcext:value-type="float">
            <text:p>571.9026</text:p>
          </table:table-cell>
          <table:table-cell office:value-type="float" office:value="2402.8776" calcext:value-type="float">
            <text:p>2402.8776</text:p>
          </table:table-cell>
          <table:table-cell office:value-type="float" office:value="0" calcext:value-type="float">
            <text:p>0</text:p>
          </table:table-cell>
          <table:table-cell office:value-type="float" office:value="0.2217" calcext:value-type="float">
            <text:p>0.2217</text:p>
          </table:table-cell>
          <table:table-cell office:value-type="float" office:value="48.7669" calcext:value-type="float">
            <text:p>48.7669</text:p>
          </table:table-cell>
          <table:table-cell office:value-type="float" office:value="6.2067" calcext:value-type="float">
            <text:p>6.2067</text:p>
          </table:table-cell>
          <table:table-cell office:value-type="float" office:value="0.4877" calcext:value-type="float">
            <text:p>0.4877</text:p>
          </table:table-cell>
          <table:table-cell office:value-type="float" office:value="997.5046" calcext:value-type="float">
            <text:p>997.5046</text:p>
          </table:table-cell>
          <table:table-cell office:value-type="float" office:value="13.8542" calcext:value-type="float">
            <text:p>13.8542</text:p>
          </table:table-cell>
          <table:table-cell office:value-type="float" office:value="2.8817" calcext:value-type="float">
            <text:p>2.8817</text:p>
          </table:table-cell>
          <table:table-cell office:value-type="float" office:value="8.2017" calcext:value-type="float">
            <text:p>8.2017</text:p>
          </table:table-cell>
          <table:table-cell office:value-type="float" office:value="1.7733" calcext:value-type="float">
            <text:p>1.7733</text:p>
          </table:table-cell>
          <table:table-cell office:value-type="float" office:value="0" calcext:value-type="float">
            <text:p>0</text:p>
          </table:table-cell>
          <table:table-cell office:value-type="float" office:value="350.2349" calcext:value-type="float">
            <text:p>350.2349</text:p>
          </table:table-cell>
          <table:table-cell office:value-type="float" office:value="1.33" calcext:value-type="float">
            <text:p>1.33</text:p>
          </table:table-cell>
          <table:table-cell office:value-type="float" office:value="23.9401" calcext:value-type="float">
            <text:p>23.9401</text:p>
          </table:table-cell>
          <table:table-cell office:value-type="float" office:value="137.434" calcext:value-type="float">
            <text:p>137.434</text:p>
          </table:table-cell>
          <table:table-cell office:value-type="float" office:value="0.4212" calcext:value-type="float">
            <text:p>0.4212</text:p>
          </table:table-cell>
          <table:table-cell office:value-type="float" office:value="9.5095" calcext:value-type="float">
            <text:p>9.5095</text:p>
          </table:table-cell>
          <table:table-cell office:value-type="float" office:value="15.5167" calcext:value-type="float">
            <text:p>15.5167</text:p>
          </table:table-cell>
          <table:table-cell office:value-type="float" office:value="63.1753" calcext:value-type="float">
            <text:p>63.1753</text:p>
          </table:table-cell>
          <table:table-cell office:value-type="float" office:value="2.2167" calcext:value-type="float">
            <text:p>2.2167</text:p>
          </table:table-cell>
          <table:table-cell office:value-type="float" office:value="0.399" calcext:value-type="float">
            <text:p>0.399</text:p>
          </table:table-cell>
          <table:table-cell office:value-type="float" office:value="596.2861" calcext:value-type="float">
            <text:p>596.2861</text:p>
          </table:table-cell>
          <table:table-cell office:value-type="float" office:value="3.7684" calcext:value-type="float">
            <text:p>3.7684</text:p>
          </table:table-cell>
          <table:table-cell office:value-type="float" office:value="8.2017" calcext:value-type="float">
            <text:p>8.2017</text:p>
          </table:table-cell>
          <table:table-cell office:value-type="float" office:value="0.5985" calcext:value-type="float">
            <text:p>0.5985</text:p>
          </table:table-cell>
          <table:table-cell office:value-type="float" office:value="234.9677" calcext:value-type="float">
            <text:p>234.9677</text:p>
          </table:table-cell>
          <table:table-cell office:value-type="float" office:value="1.1083" calcext:value-type="float">
            <text:p>1.1083</text:p>
          </table:table-cell>
          <table:table-cell office:value-type="float" office:value="0.4433" calcext:value-type="float">
            <text:p>0.4433</text:p>
          </table:table-cell>
          <table:table-cell office:value-type="float" office:value="13.0784" calcext:value-type="float">
            <text:p>13.0784</text:p>
          </table:table-cell>
          <table:table-cell office:value-type="float" office:value="0.1995" calcext:value-type="float">
            <text:p>0.1995</text:p>
          </table:table-cell>
          <table:table-cell office:value-type="float" office:value="3.325" calcext:value-type="float">
            <text:p>3.325</text:p>
          </table:table-cell>
          <table:table-cell office:value-type="float" office:value="103.2971" calcext:value-type="float">
            <text:p>103.2971</text:p>
          </table:table-cell>
          <table:table-cell office:value-type="float" office:value="2.8817" calcext:value-type="float">
            <text:p>2.8817</text:p>
          </table:table-cell>
          <table:table-cell office:value-type="float" office:value="8.0687" calcext:value-type="float">
            <text:p>8.0687</text:p>
          </table:table-cell>
          <table:table-cell table:number-columns-repeated="3" office:value-type="float" office:value="0" calcext:value-type="float">
            <text:p>0</text:p>
          </table:table-cell>
          <table:table-cell office:value-type="float" office:value="15.8492" calcext:value-type="float">
            <text:p>15.8492</text:p>
          </table:table-cell>
          <table:table-cell office:value-type="float" office:value="8.6007" calcext:value-type="float">
            <text:p>8.6007</text:p>
          </table:table-cell>
          <table:table-cell office:value-type="float" office:value="0" calcext:value-type="float">
            <text:p>0</text:p>
          </table:table-cell>
          <table:table-cell office:value-type="float" office:value="1.7512" calcext:value-type="float">
            <text:p>1.7512</text:p>
          </table:table-cell>
          <table:table-cell table:number-columns-repeated="2" office:value-type="float" office:value="0" calcext:value-type="float">
            <text:p>0</text:p>
          </table:table-cell>
          <table:table-cell office:value-type="float" office:value="3.857" calcext:value-type="float">
            <text:p>3.857</text:p>
          </table:table-cell>
          <table:table-cell office:value-type="float" office:value="1.0418" calcext:value-type="float">
            <text:p>1.0418</text:p>
          </table:table-cell>
          <table:table-cell table:number-columns-repeated="2" office:value-type="float" office:value="0" calcext:value-type="float">
            <text:p>0</text:p>
          </table:table-cell>
          <table:table-cell office:value-type="float" office:value="22.5436" calcext:value-type="float">
            <text:p>22.5436</text:p>
          </table:table-cell>
          <table:table-cell table:number-columns-repeated="12" office:value-type="float" office:value="0" calcext:value-type="float">
            <text:p>0</text:p>
          </table:table-cell>
          <table:table-cell office:value-type="float" office:value="10.64" calcext:value-type="float">
            <text:p>10.64</text:p>
          </table:table-cell>
          <table:table-cell office:value-type="float" office:value="24.9598" calcext:value-type="float">
            <text:p>24.9598</text:p>
          </table:table-cell>
          <table:table-cell office:value-type="float" office:value="35.5998" calcext:value-type="float">
            <text:p>35.5998</text:p>
          </table:table-cell>
          <table:table-cell office:value-type="float" office:value="0" calcext:value-type="float">
            <text:p>0</text:p>
          </table:table-cell>
          <table:table-cell office:value-type="float" office:value="23.5854" calcext:value-type="float">
            <text:p>23.5854</text:p>
          </table:table-cell>
          <table:table-cell office:value-type="float" office:value="59.1853" calcext:value-type="float">
            <text:p>59.1853</text:p>
          </table:table-cell>
          <table:table-cell office:value-type="float" office:value="1041.8381" calcext:value-type="float">
            <text:p>1041.8381</text:p>
          </table:table-cell>
          <table:table-cell office:value-type="string" calcext:value-type="string">
            <text:p>Grams</text:p>
          </table:table-cell>
          <table:table-cell office:value-type="float" office:value="1" calcext:value-type="float">
            <text:p>1</text:p>
          </table:table-cell>
          <table:table-cell table:formula="of:=[.O54]*[.DD54]" office:value-type="float" office:value="221.6677" calcext:value-type="float">
            <text:p>221.6677</text:p>
          </table:table-cell>
          <table:table-cell office:value-type="string" calcext:value-type="string">
            <text:p>Pizza</text:p>
          </table:table-cell>
          <table:table-cell office:value-type="string" calcext:value-type="string">
            <text:p>2 Slices of Pizza with Meat Topping</text:p>
          </table:table-cell>
          <table:table-cell table:formula="of:=[.DI54]*0.0129" office:value-type="float" office:value="13.43971149" calcext:value-type="float">
            <text:p>13.43971149</text:p>
          </table:table-cell>
          <table:table-cell table:formula="of:=[.DB54]*[.DD54]" office:value-type="float" office:value="1041.8381" calcext:value-type="float">
            <text:p>1041.8381</text:p>
          </table:table-cell>
          <table:table-cell table:formula="of:=[.AL54]*[.DD54]" office:value-type="float" office:value="571.9026" calcext:value-type="float">
            <text:p>571.9026</text:p>
          </table:table-cell>
          <table:table-cell table:formula="of:=[.AD54]*[.DD54]" office:value-type="float" office:value="23.0534" calcext:value-type="float">
            <text:p>23.0534</text:p>
          </table:table-cell>
          <table:table-cell table:formula="of:=[.BK54]*[.DD54]" office:value-type="float" office:value="8.2017" calcext:value-type="float">
            <text:p>8.2017</text:p>
          </table:table-cell>
          <table:table-cell table:formula="of:=[.BA54]*[.DD54]" office:value-type="float" office:value="23.9401" calcext:value-type="float">
            <text:p>23.9401</text:p>
          </table:table-cell>
          <table:table-cell office:value-type="string" calcext:value-type="string">
            <text:p>Pizza.png</text:p>
          </table:table-cell>
          <table:table-cell office:value-type="string" calcext:value-type="string">
            <text:p>https://de.wikipedia.org/wiki/Pizza_Vier_Jahreszeiten</text:p>
          </table:table-cell>
          <table:table-cell table:number-columns-repeated="2"/>
        </table:table-row>
        <table:table-row table:style-name="ro1">
          <table:table-cell office:value-type="float" office:value="146" calcext:value-type="float">
            <text:p>146</text:p>
          </table:table-cell>
          <table:table-cell office:value-type="string" calcext:value-type="string">
            <text:p>POTATO CRISPS HIGH OLEIC SUNFLOWER OIL EG WALKERS</text:p>
          </table:table-cell>
          <table:table-cell office:value-type="string" calcext:value-type="string">
            <text:p>CRISPS AND SAVOURY SNACKS</text:p>
          </table:table-cell>
          <table:table-cell office:value-type="string" calcext:value-type="string">
            <text:p>42R</text:p>
          </table:table-cell>
          <table:table-cell office:value-type="string" calcext:value-type="string">
            <text:p>CRISPS AND SAVOURY SNACKS</text:p>
          </table:table-cell>
          <table:table-cell office:value-type="float" office:value="10001" calcext:value-type="float">
            <text:p>10001</text:p>
          </table:table-cell>
          <table:table-cell office:value-type="string" calcext:value-type="string">
            <text:p>42R</text:p>
          </table:table-cell>
          <table:table-cell office:value-type="string" calcext:value-type="string">
            <text:p>F</text:p>
          </table:table-cell>
          <table:table-cell office:value-type="string" calcext:value-type="string">
            <text:p>RP Y1 upd bd on manufactur's data (31 products). Revwed for NDNS Y2 upd - no chang SKD 10609. Y3. Y3 anl data from trns projct compst smple 38.Micrs upd Phs2 NDNSRPY4 usd dta Trn anl svy smp HO110412</text:p>
          </table:table-cell>
          <table:table-cell office:value-type="float" office:value="1" calcext:value-type="float">
            <text:p>1</text:p>
          </table:table-cell>
          <table:table-cell office:value-type="string" calcext:value-type="string">
            <text:p>New code introduced NDNS rollin prog, KN 180107 NDNS RP Y1 upd GH. Amd name, h20 macrons, nrgy, sugars, fatty acids, NaCl (March 08) Y3 &amp; macrons bsd on trns proj sample 38 GS 240610.Micrs upd Phs2 NDNSRPY4 usd dta Trn anl svy smp 38 HO1104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Potato</text:p>
          </table:table-cell>
          <table:table-cell office:value-type="float" office:value="49.0363" calcext:value-type="float">
            <text:p>49.0363</text:p>
          </table:table-cell>
          <table:table-cell table:number-columns-repeated="2" office:value-type="float" office:value="0" calcext:value-type="float">
            <text:p>0</text:p>
          </table:table-cell>
          <table:table-cell office:value-type="float" office:value="14.2205" calcext:value-type="float">
            <text:p>14.2205</text:p>
          </table:table-cell>
          <table:table-cell office:value-type="float" office:value="0" calcext:value-type="float">
            <text:p>0</text:p>
          </table:table-cell>
          <table:table-cell office:value-type="float" office:value="0.4904" calcext:value-type="float">
            <text:p>0.4904</text:p>
          </table:table-cell>
          <table:table-cell office:value-type="float" office:value="23.5374" calcext:value-type="float">
            <text:p>23.5374</text:p>
          </table:table-cell>
          <table:table-cell office:value-type="float" office:value="27.3623" calcext:value-type="float">
            <text:p>27.3623</text:p>
          </table:table-cell>
          <table:table-cell office:value-type="float" office:value="0" calcext:value-type="float">
            <text:p>0</text:p>
          </table:table-cell>
          <table:table-cell office:value-type="float" office:value="490.3632" calcext:value-type="float">
            <text:p>490.3632</text:p>
          </table:table-cell>
          <table:table-cell office:value-type="float" office:value="10.989" calcext:value-type="float">
            <text:p>10.989</text:p>
          </table:table-cell>
          <table:table-cell office:value-type="float" office:value="0.0343" calcext:value-type="float">
            <text:p>0.0343</text:p>
          </table:table-cell>
          <table:table-cell office:value-type="float" office:value="1.1965" calcext:value-type="float">
            <text:p>1.1965</text:p>
          </table:table-cell>
          <table:table-cell office:value-type="float" office:value="0.0981" calcext:value-type="float">
            <text:p>0.0981</text:p>
          </table:table-cell>
          <table:table-cell office:value-type="float" office:value="2.2557" calcext:value-type="float">
            <text:p>2.2557</text:p>
          </table:table-cell>
          <table:table-cell office:value-type="float" office:value="14.1225" calcext:value-type="float">
            <text:p>14.1225</text:p>
          </table:table-cell>
          <table:table-cell office:value-type="float" office:value="0.7355" calcext:value-type="float">
            <text:p>0.7355</text:p>
          </table:table-cell>
          <table:table-cell office:value-type="float" office:value="30.4025" calcext:value-type="float">
            <text:p>30.4025</text:p>
          </table:table-cell>
          <table:table-cell table:number-columns-repeated="3" office:value-type="float" office:value="0" calcext:value-type="float">
            <text:p>0</text:p>
          </table:table-cell>
          <table:table-cell office:value-type="float" office:value="0.9807" calcext:value-type="float">
            <text:p>0.9807</text:p>
          </table:table-cell>
          <table:table-cell office:value-type="float" office:value="651.2024" calcext:value-type="float">
            <text:p>651.2024</text:p>
          </table:table-cell>
          <table:table-cell office:value-type="float" office:value="241.7491" calcext:value-type="float">
            <text:p>241.7491</text:p>
          </table:table-cell>
          <table:table-cell office:value-type="float" office:value="1012.1097" calcext:value-type="float">
            <text:p>1012.1097</text:p>
          </table:table-cell>
          <table:table-cell table:number-columns-repeated="2" office:value-type="float" office:value="0" calcext:value-type="float">
            <text:p>0</text:p>
          </table:table-cell>
          <table:table-cell office:value-type="float" office:value="30.8929" calcext:value-type="float">
            <text:p>30.8929</text:p>
          </table:table-cell>
          <table:table-cell office:value-type="float" office:value="0.4413" calcext:value-type="float">
            <text:p>0.4413</text:p>
          </table:table-cell>
          <table:table-cell office:value-type="float" office:value="0.1961" calcext:value-type="float">
            <text:p>0.1961</text:p>
          </table:table-cell>
          <table:table-cell office:value-type="float" office:value="296.1794" calcext:value-type="float">
            <text:p>296.1794</text:p>
          </table:table-cell>
          <table:table-cell office:value-type="float" office:value="3.0648" calcext:value-type="float">
            <text:p>3.0648</text:p>
          </table:table-cell>
          <table:table-cell office:value-type="float" office:value="0.7355" calcext:value-type="float">
            <text:p>0.7355</text:p>
          </table:table-cell>
          <table:table-cell office:value-type="float" office:value="2.3537" calcext:value-type="float">
            <text:p>2.3537</text:p>
          </table:table-cell>
          <table:table-cell table:number-columns-repeated="2" office:value-type="float" office:value="0" calcext:value-type="float">
            <text:p>0</text:p>
          </table:table-cell>
          <table:table-cell office:value-type="float" office:value="66.199" calcext:value-type="float">
            <text:p>66.199</text:p>
          </table:table-cell>
          <table:table-cell office:value-type="float" office:value="0.3923" calcext:value-type="float">
            <text:p>0.3923</text:p>
          </table:table-cell>
          <table:table-cell office:value-type="float" office:value="3.0403" calcext:value-type="float">
            <text:p>3.0403</text:p>
          </table:table-cell>
          <table:table-cell office:value-type="float" office:value="0" calcext:value-type="float">
            <text:p>0</text:p>
          </table:table-cell>
          <table:table-cell office:value-type="float" office:value="0.0785" calcext:value-type="float">
            <text:p>0.0785</text:p>
          </table:table-cell>
          <table:table-cell office:value-type="float" office:value="1.2161" calcext:value-type="float">
            <text:p>1.2161</text:p>
          </table:table-cell>
          <table:table-cell office:value-type="float" office:value="0.4904" calcext:value-type="float">
            <text:p>0.4904</text:p>
          </table:table-cell>
          <table:table-cell office:value-type="float" office:value="26.9209" calcext:value-type="float">
            <text:p>26.9209</text:p>
          </table:table-cell>
          <table:table-cell office:value-type="float" office:value="0.4413" calcext:value-type="float">
            <text:p>0.4413</text:p>
          </table:table-cell>
          <table:table-cell office:value-type="float" office:value="0.0441" calcext:value-type="float">
            <text:p>0.0441</text:p>
          </table:table-cell>
          <table:table-cell office:value-type="float" office:value="14.2205" calcext:value-type="float">
            <text:p>14.2205</text:p>
          </table:table-cell>
          <table:table-cell office:value-type="float" office:value="0.4904" calcext:value-type="float">
            <text:p>0.4904</text:p>
          </table:table-cell>
          <table:table-cell office:value-type="float" office:value="0.4413" calcext:value-type="float">
            <text:p>0.4413</text:p>
          </table:table-cell>
          <table:table-cell office:value-type="float" office:value="0.0147" calcext:value-type="float">
            <text:p>0.0147</text:p>
          </table:table-cell>
          <table:table-cell office:value-type="float" office:value="2.4518" calcext:value-type="float">
            <text:p>2.4518</text:p>
          </table:table-cell>
          <table:table-cell office:value-type="float" office:value="0" calcext:value-type="float">
            <text:p>0</text:p>
          </table:table-cell>
          <table:table-cell office:value-type="float" office:value="0.1471" calcext:value-type="float">
            <text:p>0.1471</text:p>
          </table:table-cell>
          <table:table-cell office:value-type="float" office:value="8.3362" calcext:value-type="float">
            <text:p>8.3362</text:p>
          </table:table-cell>
          <table:table-cell office:value-type="float" office:value="0" calcext:value-type="float">
            <text:p>0</text:p>
          </table:table-cell>
          <table:table-cell office:value-type="float" office:value="4.4623" calcext:value-type="float">
            <text:p>4.4623</text:p>
          </table:table-cell>
          <table:table-cell office:value-type="float" office:value="2.1086" calcext:value-type="float">
            <text:p>2.1086</text:p>
          </table:table-cell>
          <table:table-cell office:value-type="float" office:value="0.4413" calcext:value-type="float">
            <text:p>0.4413</text:p>
          </table:table-cell>
          <table:table-cell table:number-columns-repeated="33" office:value-type="float" office:value="0" calcext:value-type="float">
            <text:p>0</text:p>
          </table:table-cell>
          <table:table-cell office:value-type="float" office:value="106.4088" calcext:value-type="float">
            <text:p>106.4088</text:p>
          </table:table-cell>
          <table:table-cell office:value-type="string" calcext:value-type="string">
            <text:p>Grams</text:p>
          </table:table-cell>
          <table:table-cell office:value-type="float" office:value="1" calcext:value-type="float">
            <text:p>1</text:p>
          </table:table-cell>
          <table:table-cell table:formula="of:=[.O55]*[.DD55]" office:value-type="float" office:value="49.0363" calcext:value-type="float">
            <text:p>49.0363</text:p>
          </table:table-cell>
          <table:table-cell office:value-type="string" calcext:value-type="string">
            <text:p>Crisps</text:p>
          </table:table-cell>
          <table:table-cell office:value-type="string" calcext:value-type="string">
            <text:p>Single Packet Potato Crisps</text:p>
          </table:table-cell>
          <table:table-cell table:formula="of:=[.DI55]*0.0129" office:value-type="float" office:value="1.37267352" calcext:value-type="float">
            <text:p>1.37267352</text:p>
          </table:table-cell>
          <table:table-cell table:formula="of:=[.DB55]*[.DD55]" office:value-type="float" office:value="106.4088" calcext:value-type="float">
            <text:p>106.4088</text:p>
          </table:table-cell>
          <table:table-cell table:formula="of:=[.AL55]*[.DD55]" office:value-type="float" office:value="241.7491" calcext:value-type="float">
            <text:p>241.7491</text:p>
          </table:table-cell>
          <table:table-cell table:formula="of:=[.AD55]*[.DD55]" office:value-type="float" office:value="14.1225" calcext:value-type="float">
            <text:p>14.1225</text:p>
          </table:table-cell>
          <table:table-cell table:formula="of:=[.BK55]*[.DD55]" office:value-type="float" office:value="0.4413" calcext:value-type="float">
            <text:p>0.4413</text:p>
          </table:table-cell>
          <table:table-cell table:formula="of:=[.BA55]*[.DD55]" office:value-type="float" office:value="3.0403" calcext:value-type="float">
            <text:p>3.0403</text:p>
          </table:table-cell>
          <table:table-cell office:value-type="string" calcext:value-type="string">
            <text:p>crisps.jpg</text:p>
          </table:table-cell>
          <table:table-cell office:value-type="string" calcext:value-type="string">
            <text:p>https://commons.wikimedia.org/wiki/File:McCoy%27s_Crisps.jpg</text:p>
          </table:table-cell>
          <table:table-cell table:number-columns-repeated="2"/>
        </table:table-row>
        <table:table-row table:style-name="ro1">
          <table:table-cell office:value-type="float" office:value="151" calcext:value-type="float">
            <text:p>151</text:p>
          </table:table-cell>
          <table:table-cell office:value-type="string" calcext:value-type="string">
            <text:p>POTATOES, OLD BOILED, FLESH ONLY</text:p>
          </table:table-cell>
          <table:table-cell office:value-type="string" calcext:value-type="string">
            <text:p>OTHER POTATOES POTATO SALADS &amp; DISHES</text:p>
          </table:table-cell>
          <table:table-cell office:value-type="string" calcext:value-type="string">
            <text:p>39B</text:p>
          </table:table-cell>
          <table:table-cell office:value-type="string" calcext:value-type="string">
            <text:p>OTHER POTATOES INCLUDING Â HOMEMADE DISHES</text:p>
          </table:table-cell>
          <table:table-cell office:value-type="float" office:value="1829" calcext:value-type="float">
            <text:p>1829</text:p>
          </table:table-cell>
          <table:table-cell office:value-type="string" calcext:value-type="string">
            <text:p>39B</text:p>
          </table:table-cell>
          <table:table-cell office:value-type="string" calcext:value-type="string">
            <text:p>F</text:p>
          </table:table-cell>
          <table:table-cell office:value-type="string" calcext:value-type="string">
            <text:p>VHS 14 1991_x000D_-Updated for RP yr 6 p2 <text:s/>based on F&amp;V analytical survey composite sample 2 04/08/2014 JM</text:p>
          </table:table-cell>
          <table:table-cell office:value-type="float" office:value="1" calcext:value-type="float">
            <text:p>1</text:p>
          </table:table-cell>
          <table:table-cell office:value-type="string" calcext:value-type="string">
            <text:p>NDNS RP Yr 6 Phase 2: Updated 04/08/2014 JM_x000D_-</text:p>
          </table:table-cell>
          <table:table-cell office:value-type="float" office:value="1" calcext:value-type="float">
            <text:p>1</text:p>
          </table:table-cell>
          <table:table-cell office:value-type="string" calcext:value-type="string">
            <text:p>Average of CO2e values for Potatoes <text:s/>from From Clune et al 2017, multiplied by1</text:p>
          </table:table-cell>
          <table:table-cell office:value-type="string" calcext:value-type="string">
            <text:p>Potato</text:p>
          </table:table-cell>
          <table:table-cell office:value-type="float" office:value="135.9385" calcext:value-type="float">
            <text:p>135.9385</text:p>
          </table:table-cell>
          <table:table-cell table:number-columns-repeated="5" office:value-type="float" office:value="0" calcext:value-type="float">
            <text:p>0</text:p>
          </table:table-cell>
          <table:table-cell office:value-type="float" office:value="8.1563" calcext:value-type="float">
            <text:p>8.1563</text:p>
          </table:table-cell>
          <table:table-cell office:value-type="float" office:value="23.7892" calcext:value-type="float">
            <text:p>23.7892</text:p>
          </table:table-cell>
          <table:table-cell office:value-type="float" office:value="0" calcext:value-type="float">
            <text:p>0</text:p>
          </table:table-cell>
          <table:table-cell office:value-type="float" office:value="100.5945" calcext:value-type="float">
            <text:p>100.5945</text:p>
          </table:table-cell>
          <table:table-cell office:value-type="float" office:value="0.0136" calcext:value-type="float">
            <text:p>0.0136</text:p>
          </table:table-cell>
          <table:table-cell office:value-type="float" office:value="0" calcext:value-type="float">
            <text:p>0</text:p>
          </table:table-cell>
          <table:table-cell office:value-type="float" office:value="0.0136" calcext:value-type="float">
            <text:p>0.0136</text:p>
          </table:table-cell>
          <table:table-cell office:value-type="float" office:value="0.0816" calcext:value-type="float">
            <text:p>0.0816</text:p>
          </table:table-cell>
          <table:table-cell office:value-type="float" office:value="1.3594" calcext:value-type="float">
            <text:p>1.3594</text:p>
          </table:table-cell>
          <table:table-cell office:value-type="float" office:value="0.1359" calcext:value-type="float">
            <text:p>0.1359</text:p>
          </table:table-cell>
          <table:table-cell office:value-type="float" office:value="0.4078" calcext:value-type="float">
            <text:p>0.4078</text:p>
          </table:table-cell>
          <table:table-cell office:value-type="float" office:value="24.4689" calcext:value-type="float">
            <text:p>24.4689</text:p>
          </table:table-cell>
          <table:table-cell table:number-columns-repeated="2" office:value-type="float" office:value="0.4078" calcext:value-type="float">
            <text:p>0.4078</text:p>
          </table:table-cell>
          <table:table-cell office:value-type="float" office:value="0" calcext:value-type="float">
            <text:p>0</text:p>
          </table:table-cell>
          <table:table-cell office:value-type="float" office:value="1.3594" calcext:value-type="float">
            <text:p>1.3594</text:p>
          </table:table-cell>
          <table:table-cell office:value-type="float" office:value="496.1755" calcext:value-type="float">
            <text:p>496.1755</text:p>
          </table:table-cell>
          <table:table-cell office:value-type="float" office:value="100.5945" calcext:value-type="float">
            <text:p>100.5945</text:p>
          </table:table-cell>
          <table:table-cell office:value-type="float" office:value="428.2063" calcext:value-type="float">
            <text:p>428.2063</text:p>
          </table:table-cell>
          <table:table-cell table:number-columns-repeated="2" office:value-type="float" office:value="0" calcext:value-type="float">
            <text:p>0</text:p>
          </table:table-cell>
          <table:table-cell office:value-type="float" office:value="24.4689" calcext:value-type="float">
            <text:p>24.4689</text:p>
          </table:table-cell>
          <table:table-cell office:value-type="float" office:value="1.0875" calcext:value-type="float">
            <text:p>1.0875</text:p>
          </table:table-cell>
          <table:table-cell office:value-type="float" office:value="0.1631" calcext:value-type="float">
            <text:p>0.1631</text:p>
          </table:table-cell>
          <table:table-cell office:value-type="float" office:value="1.3594" calcext:value-type="float">
            <text:p>1.3594</text:p>
          </table:table-cell>
          <table:table-cell office:value-type="float" office:value="8.4962" calcext:value-type="float">
            <text:p>8.4962</text:p>
          </table:table-cell>
          <table:table-cell office:value-type="float" office:value="0.4078" calcext:value-type="float">
            <text:p>0.4078</text:p>
          </table:table-cell>
          <table:table-cell office:value-type="float" office:value="1.2234" calcext:value-type="float">
            <text:p>1.2234</text:p>
          </table:table-cell>
          <table:table-cell table:number-columns-repeated="2" office:value-type="float" office:value="0" calcext:value-type="float">
            <text:p>0</text:p>
          </table:table-cell>
          <table:table-cell office:value-type="float" office:value="42.1409" calcext:value-type="float">
            <text:p>42.1409</text:p>
          </table:table-cell>
          <table:table-cell office:value-type="float" office:value="0.5438" calcext:value-type="float">
            <text:p>0.5438</text:p>
          </table:table-cell>
          <table:table-cell office:value-type="float" office:value="2.4469" calcext:value-type="float">
            <text:p>2.4469</text:p>
          </table:table-cell>
          <table:table-cell table:number-columns-repeated="2" office:value-type="float" office:value="0" calcext:value-type="float">
            <text:p>0</text:p>
          </table:table-cell>
          <table:table-cell office:value-type="float" office:value="0.0544" calcext:value-type="float">
            <text:p>0.0544</text:p>
          </table:table-cell>
          <table:table-cell office:value-type="float" office:value="0" calcext:value-type="float">
            <text:p>0</text:p>
          </table:table-cell>
          <table:table-cell office:value-type="float" office:value="22.7017" calcext:value-type="float">
            <text:p>22.7017</text:p>
          </table:table-cell>
          <table:table-cell office:value-type="float" office:value="0.2719" calcext:value-type="float">
            <text:p>0.2719</text:p>
          </table:table-cell>
          <table:table-cell office:value-type="float" office:value="0.2855" calcext:value-type="float">
            <text:p>0.2855</text:p>
          </table:table-cell>
          <table:table-cell office:value-type="float" office:value="0" calcext:value-type="float">
            <text:p>0</text:p>
          </table:table-cell>
          <table:table-cell office:value-type="float" office:value="0.4078" calcext:value-type="float">
            <text:p>0.4078</text:p>
          </table:table-cell>
          <table:table-cell office:value-type="float" office:value="1.0875" calcext:value-type="float">
            <text:p>1.0875</text:p>
          </table:table-cell>
          <table:table-cell table:number-columns-repeated="3" office:value-type="float" office:value="0" calcext:value-type="float">
            <text:p>0</text:p>
          </table:table-cell>
          <table:table-cell office:value-type="float" office:value="0.1359" calcext:value-type="float">
            <text:p>0.1359</text:p>
          </table:table-cell>
          <table:table-cell office:value-type="float" office:value="12.5063" calcext:value-type="float">
            <text:p>12.5063</text:p>
          </table:table-cell>
          <table:table-cell table:number-columns-repeated="2" office:value-type="float" office:value="0" calcext:value-type="float">
            <text:p>0</text:p>
          </table:table-cell>
          <table:table-cell office:value-type="float" office:value="107.2555" calcext:value-type="float">
            <text:p>107.2555</text:p>
          </table:table-cell>
          <table:table-cell office:value-type="float" office:value="0.2719" calcext:value-type="float">
            <text:p>0.2719</text:p>
          </table:table-cell>
          <table:table-cell table:number-columns-repeated="33" office:value-type="float" office:value="0" calcext:value-type="float">
            <text:p>0</text:p>
          </table:table-cell>
          <table:table-cell office:value-type="float" office:value="26.9158" calcext:value-type="float">
            <text:p>26.9158</text:p>
          </table:table-cell>
          <table:table-cell office:value-type="string" calcext:value-type="string">
            <text:p>Grams</text:p>
          </table:table-cell>
          <table:table-cell office:value-type="float" office:value="1" calcext:value-type="float">
            <text:p>1</text:p>
          </table:table-cell>
          <table:table-cell table:formula="of:=[.O56]*[.DD56]" office:value-type="float" office:value="135.9385" calcext:value-type="float">
            <text:p>135.9385</text:p>
          </table:table-cell>
          <table:table-cell office:value-type="string" calcext:value-type="string">
            <text:p>Potato</text:p>
          </table:table-cell>
          <table:table-cell office:value-type="string" calcext:value-type="string">
            <text:p>1 Boiled Potato, 135 g</text:p>
          </table:table-cell>
          <table:table-cell table:formula="of:=[.DI56]*0.0129" office:value-type="float" office:value="0.34721382" calcext:value-type="float">
            <text:p>0.34721382</text:p>
          </table:table-cell>
          <table:table-cell table:formula="of:=[.DB56]*[.DD56]" office:value-type="float" office:value="26.9158" calcext:value-type="float">
            <text:p>26.9158</text:p>
          </table:table-cell>
          <table:table-cell table:formula="of:=[.AL56]*[.DD56]" office:value-type="float" office:value="100.5945" calcext:value-type="float">
            <text:p>100.5945</text:p>
          </table:table-cell>
          <table:table-cell table:formula="of:=[.AD56]*[.DD56]" office:value-type="float" office:value="0.1359" calcext:value-type="float">
            <text:p>0.1359</text:p>
          </table:table-cell>
          <table:table-cell table:formula="of:=[.BK56]*[.DD56]" office:value-type="float" office:value="1.0875" calcext:value-type="float">
            <text:p>1.0875</text:p>
          </table:table-cell>
          <table:table-cell table:formula="of:=[.BA56]*[.DD56]" office:value-type="float" office:value="2.4469" calcext:value-type="float">
            <text:p>2.4469</text:p>
          </table:table-cell>
          <table:table-cell office:value-type="string" calcext:value-type="string">
            <text:p>potato.jpg</text:p>
          </table:table-cell>
          <table:table-cell office:value-type="string" calcext:value-type="string">
            <text:p>https://www.publicdomainpictures.net/en/view-image.php?image=137873&amp;picture=potato</text:p>
          </table:table-cell>
          <table:table-cell table:number-columns-repeated="2"/>
        </table:table-row>
        <table:table-row table:style-name="ro1">
          <table:table-cell office:value-type="float" office:value="152" calcext:value-type="float">
            <text:p>152</text:p>
          </table:table-cell>
          <table:table-cell office:value-type="string" calcext:value-type="string">
            <text:p>PRAWNS BOILED FLESH ONLY</text:p>
          </table:table-cell>
          <table:table-cell office:value-type="string" calcext:value-type="string">
            <text:p>OTHER WHITE FISH SHELLFISH &amp; FISH DISHES</text:p>
          </table:table-cell>
          <table:table-cell office:value-type="string" calcext:value-type="string">
            <text:p>34F</text:p>
          </table:table-cell>
          <table:table-cell office:value-type="string" calcext:value-type="string">
            <text:p>OTHER SHELLFISH INCLUDING HOMEMADE DISHES</text:p>
          </table:table-cell>
          <table:table-cell office:value-type="float" office:value="1573" calcext:value-type="float">
            <text:p>1573</text:p>
          </table:table-cell>
          <table:table-cell office:value-type="string" calcext:value-type="string">
            <text:p>34F</text:p>
          </table:table-cell>
          <table:table-cell office:value-type="string" calcext:value-type="string">
            <text:p>F</text:p>
          </table:table-cell>
          <table:table-cell office:value-type="string" calcext:value-type="string">
            <text:p>Micronutrients updated for NDNS RPyr4 calculated using data from fish analytical survey samples 15&amp;18, RS 21/06/12.</text:p>
          </table:table-cell>
          <table:table-cell office:value-type="float" office:value="1" calcext:value-type="float">
            <text:p>1</text:p>
          </table:table-cell>
          <table:table-cell office:value-type="string" calcext:value-type="string">
            <text:p>Macronutrients updated based on calculations from raw analytical data -UKfood comp fish survey 22.6.11 RS. Micronutrients updated for NDNS RPyr4 calculated using data from fish analytical survey samples 15&amp;18 RS 21/06/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ish</text:p>
          </table:table-cell>
          <table:table-cell office:value-type="float" office:value="160.246" calcext:value-type="float">
            <text:p>160.246</text:p>
          </table:table-cell>
          <table:table-cell table:number-columns-repeated="4" office:value-type="float" office:value="0" calcext:value-type="float">
            <text:p>0</text:p>
          </table:table-cell>
          <table:table-cell office:value-type="float" office:value="6.4098" calcext:value-type="float">
            <text:p>6.4098</text:p>
          </table:table-cell>
          <table:table-cell office:value-type="float" office:value="91.3402" calcext:value-type="float">
            <text:p>91.3402</text:p>
          </table:table-cell>
          <table:table-cell office:value-type="float" office:value="0" calcext:value-type="float">
            <text:p>0</text:p>
          </table:table-cell>
          <table:table-cell office:value-type="float" office:value="243.5739" calcext:value-type="float">
            <text:p>243.5739</text:p>
          </table:table-cell>
          <table:table-cell office:value-type="float" office:value="1209.857" calcext:value-type="float">
            <text:p>1209.857</text:p>
          </table:table-cell>
          <table:table-cell office:value-type="float" office:value="0.1923" calcext:value-type="float">
            <text:p>0.1923</text:p>
          </table:table-cell>
          <table:table-cell office:value-type="float" office:value="0.2243" calcext:value-type="float">
            <text:p>0.2243</text:p>
          </table:table-cell>
          <table:table-cell office:value-type="float" office:value="0.0641" calcext:value-type="float">
            <text:p>0.0641</text:p>
          </table:table-cell>
          <table:table-cell office:value-type="float" office:value="0.4166" calcext:value-type="float">
            <text:p>0.4166</text:p>
          </table:table-cell>
          <table:table-cell office:value-type="float" office:value="0" calcext:value-type="float">
            <text:p>0</text:p>
          </table:table-cell>
          <table:table-cell office:value-type="float" office:value="1.1217" calcext:value-type="float">
            <text:p>1.1217</text:p>
          </table:table-cell>
          <table:table-cell office:value-type="float" office:value="0.9615" calcext:value-type="float">
            <text:p>0.9615</text:p>
          </table:table-cell>
          <table:table-cell office:value-type="float" office:value="16.0246" calcext:value-type="float">
            <text:p>16.0246</text:p>
          </table:table-cell>
          <table:table-cell table:number-columns-repeated="2" office:value-type="float" office:value="0" calcext:value-type="float">
            <text:p>0</text:p>
          </table:table-cell>
          <table:table-cell office:value-type="float" office:value="0.4807" calcext:value-type="float">
            <text:p>0.4807</text:p>
          </table:table-cell>
          <table:table-cell office:value-type="float" office:value="20.832" calcext:value-type="float">
            <text:p>20.832</text:p>
          </table:table-cell>
          <table:table-cell office:value-type="float" office:value="112.1722" calcext:value-type="float">
            <text:p>112.1722</text:p>
          </table:table-cell>
          <table:table-cell office:value-type="float" office:value="110.5697" calcext:value-type="float">
            <text:p>110.5697</text:p>
          </table:table-cell>
          <table:table-cell office:value-type="float" office:value="469.5206" calcext:value-type="float">
            <text:p>469.5206</text:p>
          </table:table-cell>
          <table:table-cell table:number-columns-repeated="2" office:value-type="float" office:value="0" calcext:value-type="float">
            <text:p>0</text:p>
          </table:table-cell>
          <table:table-cell office:value-type="float" office:value="46.4713" calcext:value-type="float">
            <text:p>46.4713</text:p>
          </table:table-cell>
          <table:table-cell office:value-type="float" office:value="0" calcext:value-type="float">
            <text:p>0</text:p>
          </table:table-cell>
          <table:table-cell office:value-type="float" office:value="0.0481" calcext:value-type="float">
            <text:p>0.0481</text:p>
          </table:table-cell>
          <table:table-cell office:value-type="float" office:value="987.1151" calcext:value-type="float">
            <text:p>987.1151</text:p>
          </table:table-cell>
          <table:table-cell office:value-type="float" office:value="10.0154" calcext:value-type="float">
            <text:p>10.0154</text:p>
          </table:table-cell>
          <table:table-cell office:value-type="float" office:value="0.641" calcext:value-type="float">
            <text:p>0.641</text:p>
          </table:table-cell>
          <table:table-cell office:value-type="float" office:value="5.7689" calcext:value-type="float">
            <text:p>5.7689</text:p>
          </table:table-cell>
          <table:table-cell table:number-columns-repeated="2" office:value-type="float" office:value="0" calcext:value-type="float">
            <text:p>0</text:p>
          </table:table-cell>
          <table:table-cell office:value-type="float" office:value="201.9099" calcext:value-type="float">
            <text:p>201.9099</text:p>
          </table:table-cell>
          <table:table-cell office:value-type="float" office:value="0.3205" calcext:value-type="float">
            <text:p>0.3205</text:p>
          </table:table-cell>
          <table:table-cell office:value-type="float" office:value="25.3189" calcext:value-type="float">
            <text:p>25.3189</text:p>
          </table:table-cell>
          <table:table-cell office:value-type="float" office:value="0" calcext:value-type="float">
            <text:p>0</text:p>
          </table:table-cell>
          <table:table-cell office:value-type="float" office:value="0.0801" calcext:value-type="float">
            <text:p>0.0801</text:p>
          </table:table-cell>
          <table:table-cell office:value-type="float" office:value="0.1923" calcext:value-type="float">
            <text:p>0.1923</text:p>
          </table:table-cell>
          <table:table-cell office:value-type="float" office:value="48.0738" calcext:value-type="float">
            <text:p>48.0738</text:p>
          </table:table-cell>
          <table:table-cell table:number-columns-repeated="4" office:value-type="float" office:value="0" calcext:value-type="float">
            <text:p>0</text:p>
          </table:table-cell>
          <table:table-cell office:value-type="float" office:value="4.0061" calcext:value-type="float">
            <text:p>4.0061</text:p>
          </table:table-cell>
          <table:table-cell table:number-columns-repeated="3" office:value-type="float" office:value="0" calcext:value-type="float">
            <text:p>0</text:p>
          </table:table-cell>
          <table:table-cell office:value-type="float" office:value="3.0447" calcext:value-type="float">
            <text:p>3.0447</text:p>
          </table:table-cell>
          <table:table-cell table:number-columns-repeated="3" office:value-type="float" office:value="0" calcext:value-type="float">
            <text:p>0</text:p>
          </table:table-cell>
          <table:table-cell office:value-type="float" office:value="4.1664" calcext:value-type="float">
            <text:p>4.1664</text:p>
          </table:table-cell>
          <table:table-cell office:value-type="float" office:value="133.3246" calcext:value-type="float">
            <text:p>133.3246</text:p>
          </table:table-cell>
          <table:table-cell office:value-type="float" office:value="1.6025" calcext:value-type="float">
            <text:p>1.6025</text:p>
          </table:table-cell>
          <table:table-cell table:number-columns-repeated="25" office:value-type="float" office:value="0" calcext:value-type="float">
            <text:p>0</text:p>
          </table:table-cell>
          <table:table-cell office:value-type="float" office:value="160.246" calcext:value-type="float">
            <text:p>160.246</text:p>
          </table:table-cell>
          <table:table-cell table:number-columns-repeated="4" office:value-type="float" office:value="0" calcext:value-type="float">
            <text:p>0</text:p>
          </table:table-cell>
          <table:table-cell office:value-type="float" office:value="160.246" calcext:value-type="float">
            <text:p>160.246</text:p>
          </table:table-cell>
          <table:table-cell office:value-type="float" office:value="0" calcext:value-type="float">
            <text:p>0</text:p>
          </table:table-cell>
          <table:table-cell office:value-type="float" office:value="160.246" calcext:value-type="float">
            <text:p>160.246</text:p>
          </table:table-cell>
          <table:table-cell office:value-type="float" office:value="673.033" calcext:value-type="float">
            <text:p>673.033</text:p>
          </table:table-cell>
          <table:table-cell office:value-type="string" calcext:value-type="string">
            <text:p>Grams</text:p>
          </table:table-cell>
          <table:table-cell office:value-type="float" office:value="1" calcext:value-type="float">
            <text:p>1</text:p>
          </table:table-cell>
          <table:table-cell table:formula="of:=[.O57]*[.DD57]" office:value-type="float" office:value="160.246" calcext:value-type="float">
            <text:p>160.246</text:p>
          </table:table-cell>
          <table:table-cell office:value-type="string" calcext:value-type="string">
            <text:p>Prawns</text:p>
          </table:table-cell>
          <table:table-cell office:value-type="string" calcext:value-type="string">
            <text:p>Cooked Prawns, 160 g</text:p>
          </table:table-cell>
          <table:table-cell table:formula="of:=[.DI57]*0.0129" office:value-type="float" office:value="8.6821257" calcext:value-type="float">
            <text:p>8.6821257</text:p>
          </table:table-cell>
          <table:table-cell table:formula="of:=[.DB57]*[.DD57]" office:value-type="float" office:value="673.033" calcext:value-type="float">
            <text:p>673.033</text:p>
          </table:table-cell>
          <table:table-cell table:formula="of:=[.AL57]*[.DD57]" office:value-type="float" office:value="110.5697" calcext:value-type="float">
            <text:p>110.5697</text:p>
          </table:table-cell>
          <table:table-cell table:formula="of:=[.AD57]*[.DD57]" office:value-type="float" office:value="1.1217" calcext:value-type="float">
            <text:p>1.1217</text:p>
          </table:table-cell>
          <table:table-cell table:formula="of:=[.BK57]*[.DD57]" office:value-type="float" office:value="0" calcext:value-type="float">
            <text:p>0</text:p>
          </table:table-cell>
          <table:table-cell table:formula="of:=[.BA57]*[.DD57]" office:value-type="float" office:value="25.3189" calcext:value-type="float">
            <text:p>25.3189</text:p>
          </table:table-cell>
          <table:table-cell office:value-type="string" calcext:value-type="string">
            <text:p>steamed_shrimp.jpg</text:p>
          </table:table-cell>
          <table:table-cell office:value-type="string" calcext:value-type="string">
            <text:p>https://commons.wikimedia.org/wiki/File:NCI_steamed_shrimp.jpg</text:p>
          </table:table-cell>
          <table:table-cell table:number-columns-repeated="2"/>
        </table:table-row>
        <table:table-row table:style-name="ro1">
          <table:table-cell office:value-type="float" office:value="154" calcext:value-type="float">
            <text:p>154</text:p>
          </table:table-cell>
          <table:table-cell office:value-type="string" calcext:value-type="string">
            <text:p>RAISINS DRIED WEIGHT</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2142" calcext:value-type="float">
            <text:p>2142</text:p>
          </table:table-cell>
          <table:table-cell office:value-type="string" calcext:value-type="string">
            <text:p>40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5.6167" calcext:value-type="float">
            <text:p>15.6167</text:p>
          </table:table-cell>
          <table:table-cell table:number-columns-repeated="2" office:value-type="float" office:value="0" calcext:value-type="float">
            <text:p>0</text:p>
          </table:table-cell>
          <table:table-cell office:value-type="float" office:value="1.874" calcext:value-type="float">
            <text:p>1.874</text:p>
          </table:table-cell>
          <table:table-cell office:value-type="float" office:value="0" calcext:value-type="float">
            <text:p>0</text:p>
          </table:table-cell>
          <table:table-cell office:value-type="float" office:value="0.3123" calcext:value-type="float">
            <text:p>0.3123</text:p>
          </table:table-cell>
          <table:table-cell office:value-type="float" office:value="7.1837" calcext:value-type="float">
            <text:p>7.1837</text:p>
          </table:table-cell>
          <table:table-cell office:value-type="float" office:value="10.8224" calcext:value-type="float">
            <text:p>10.8224</text:p>
          </table:table-cell>
          <table:table-cell office:value-type="float" office:value="0" calcext:value-type="float">
            <text:p>0</text:p>
          </table:table-cell>
          <table:table-cell office:value-type="float" office:value="1.4055" calcext:value-type="float">
            <text:p>1.4055</text:p>
          </table:table-cell>
          <table:table-cell office:value-type="float" office:value="0" calcext:value-type="float">
            <text:p>0</text:p>
          </table:table-cell>
          <table:table-cell table:number-columns-repeated="2" office:value-type="float" office:value="0.0172" calcext:value-type="float">
            <text:p>0.0172</text:p>
          </table:table-cell>
          <table:table-cell office:value-type="float" office:value="0.0609" calcext:value-type="float">
            <text:p>0.0609</text:p>
          </table:table-cell>
          <table:table-cell office:value-type="float" office:value="0.3123" calcext:value-type="float">
            <text:p>0.3123</text:p>
          </table:table-cell>
          <table:table-cell office:value-type="float" office:value="0.0625" calcext:value-type="float">
            <text:p>0.0625</text:p>
          </table:table-cell>
          <table:table-cell office:value-type="float" office:value="0.5934" calcext:value-type="float">
            <text:p>0.5934</text:p>
          </table:table-cell>
          <table:table-cell office:value-type="float" office:value="1.5617" calcext:value-type="float">
            <text:p>1.5617</text:p>
          </table:table-cell>
          <table:table-cell office:value-type="float" office:value="5.4346" calcext:value-type="float">
            <text:p>5.4346</text:p>
          </table:table-cell>
          <table:table-cell office:value-type="float" office:value="5.3878" calcext:value-type="float">
            <text:p>5.3878</text:p>
          </table:table-cell>
          <table:table-cell office:value-type="float" office:value="0" calcext:value-type="float">
            <text:p>0</text:p>
          </table:table-cell>
          <table:table-cell office:value-type="float" office:value="0.1562" calcext:value-type="float">
            <text:p>0.1562</text:p>
          </table:table-cell>
          <table:table-cell office:value-type="float" office:value="159.2903" calcext:value-type="float">
            <text:p>159.2903</text:p>
          </table:table-cell>
          <table:table-cell office:value-type="float" office:value="42.4774" calcext:value-type="float">
            <text:p>42.4774</text:p>
          </table:table-cell>
          <table:table-cell office:value-type="float" office:value="180.9975" calcext:value-type="float">
            <text:p>180.9975</text:p>
          </table:table-cell>
          <table:table-cell table:number-columns-repeated="2" office:value-type="float" office:value="0" calcext:value-type="float">
            <text:p>0</text:p>
          </table:table-cell>
          <table:table-cell office:value-type="float" office:value="5.4658" calcext:value-type="float">
            <text:p>5.4658</text:p>
          </table:table-cell>
          <table:table-cell office:value-type="float" office:value="5.419" calcext:value-type="float">
            <text:p>5.419</text:p>
          </table:table-cell>
          <table:table-cell office:value-type="float" office:value="0.0469" calcext:value-type="float">
            <text:p>0.0469</text:p>
          </table:table-cell>
          <table:table-cell office:value-type="float" office:value="9.37" calcext:value-type="float">
            <text:p>9.37</text:p>
          </table:table-cell>
          <table:table-cell office:value-type="float" office:value="0.976" calcext:value-type="float">
            <text:p>0.976</text:p>
          </table:table-cell>
          <table:table-cell office:value-type="float" office:value="0.5934" calcext:value-type="float">
            <text:p>0.5934</text:p>
          </table:table-cell>
          <table:table-cell office:value-type="float" office:value="0.1249" calcext:value-type="float">
            <text:p>0.1249</text:p>
          </table:table-cell>
          <table:table-cell office:value-type="float" office:value="5.4034" calcext:value-type="float">
            <text:p>5.4034</text:p>
          </table:table-cell>
          <table:table-cell office:value-type="float" office:value="0" calcext:value-type="float">
            <text:p>0</text:p>
          </table:table-cell>
          <table:table-cell office:value-type="float" office:value="11.8687" calcext:value-type="float">
            <text:p>11.8687</text:p>
          </table:table-cell>
          <table:table-cell office:value-type="float" office:value="0.0156" calcext:value-type="float">
            <text:p>0.0156</text:p>
          </table:table-cell>
          <table:table-cell office:value-type="float" office:value="0.328" calcext:value-type="float">
            <text:p>0.328</text:p>
          </table:table-cell>
          <table:table-cell office:value-type="float" office:value="0" calcext:value-type="float">
            <text:p>0</text:p>
          </table:table-cell>
          <table:table-cell office:value-type="float" office:value="0.0078" calcext:value-type="float">
            <text:p>0.0078</text:p>
          </table:table-cell>
          <table:table-cell office:value-type="float" office:value="0.0172" calcext:value-type="float">
            <text:p>0.0172</text:p>
          </table:table-cell>
          <table:table-cell office:value-type="float" office:value="1.2493" calcext:value-type="float">
            <text:p>1.2493</text:p>
          </table:table-cell>
          <table:table-cell table:number-columns-repeated="2" office:value-type="float" office:value="0" calcext:value-type="float">
            <text:p>0</text:p>
          </table:table-cell>
          <table:table-cell office:value-type="float" office:value="0.0187" calcext:value-type="float">
            <text:p>0.0187</text:p>
          </table:table-cell>
          <table:table-cell office:value-type="float" office:value="1.874" calcext:value-type="float">
            <text:p>1.874</text:p>
          </table:table-cell>
          <table:table-cell office:value-type="float" office:value="0.0469" calcext:value-type="float">
            <text:p>0.0469</text:p>
          </table:table-cell>
          <table:table-cell office:value-type="float" office:value="10.8224" calcext:value-type="float">
            <text:p>10.8224</text:p>
          </table:table-cell>
          <table:table-cell office:value-type="float" office:value="0" calcext:value-type="float">
            <text:p>0</text:p>
          </table:table-cell>
          <table:table-cell office:value-type="float" office:value="0.3123" calcext:value-type="float">
            <text:p>0.3123</text:p>
          </table:table-cell>
          <table:table-cell office:value-type="float" office:value="0" calcext:value-type="float">
            <text:p>0</text:p>
          </table:table-cell>
          <table:table-cell office:value-type="float" office:value="0.0469" calcext:value-type="float">
            <text:p>0.0469</text:p>
          </table:table-cell>
          <table:table-cell office:value-type="float" office:value="0.1562" calcext:value-type="float">
            <text:p>0.1562</text:p>
          </table:table-cell>
          <table:table-cell office:value-type="float" office:value="0" calcext:value-type="float">
            <text:p>0</text:p>
          </table:table-cell>
          <table:table-cell office:value-type="float" office:value="0.1093" calcext:value-type="float">
            <text:p>0.1093</text:p>
          </table:table-cell>
          <table:table-cell office:value-type="float" office:value="2.0614" calcext:value-type="float">
            <text:p>2.0614</text:p>
          </table:table-cell>
          <table:table-cell office:value-type="float" office:value="0.1093" calcext:value-type="float">
            <text:p>0.1093</text:p>
          </table:table-cell>
          <table:table-cell office:value-type="float" office:value="0" calcext:value-type="float">
            <text:p>0</text:p>
          </table:table-cell>
          <table:table-cell office:value-type="float" office:value="15.6167" calcext:value-type="float">
            <text:p>15.6167</text:p>
          </table:table-cell>
          <table:table-cell table:number-columns-repeated="31" office:value-type="float" office:value="0" calcext:value-type="float">
            <text:p>0</text:p>
          </table:table-cell>
          <table:table-cell office:value-type="float" office:value="18.74" calcext:value-type="float">
            <text:p>18.74</text:p>
          </table:table-cell>
          <table:table-cell office:value-type="string" calcext:value-type="string">
            <text:p>Grams</text:p>
          </table:table-cell>
          <table:table-cell office:value-type="float" office:value="1" calcext:value-type="float">
            <text:p>1</text:p>
          </table:table-cell>
          <table:table-cell table:formula="of:=[.O58]*[.DD58]" office:value-type="float" office:value="15.6167" calcext:value-type="float">
            <text:p>15.6167</text:p>
          </table:table-cell>
          <table:table-cell office:value-type="string" calcext:value-type="string">
            <text:p>Raisins</text:p>
          </table:table-cell>
          <table:table-cell office:value-type="string" calcext:value-type="string">
            <text:p>Handful of Dried Raisins, 15 g</text:p>
          </table:table-cell>
          <table:table-cell table:formula="of:=[.DI58]*0.0129" office:value-type="float" office:value="0.241746" calcext:value-type="float">
            <text:p>0.241746</text:p>
          </table:table-cell>
          <table:table-cell table:formula="of:=[.DB58]*[.DD58]" office:value-type="float" office:value="18.74" calcext:value-type="float">
            <text:p>18.74</text:p>
          </table:table-cell>
          <table:table-cell table:formula="of:=[.AL58]*[.DD58]" office:value-type="float" office:value="42.4774" calcext:value-type="float">
            <text:p>42.4774</text:p>
          </table:table-cell>
          <table:table-cell table:formula="of:=[.AD58]*[.DD58]" office:value-type="float" office:value="0.0625" calcext:value-type="float">
            <text:p>0.0625</text:p>
          </table:table-cell>
          <table:table-cell table:formula="of:=[.BK58]*[.DD58]" office:value-type="float" office:value="10.8224" calcext:value-type="float">
            <text:p>10.8224</text:p>
          </table:table-cell>
          <table:table-cell table:formula="of:=[.BA58]*[.DD58]" office:value-type="float" office:value="0.328" calcext:value-type="float">
            <text:p>0.328</text:p>
          </table:table-cell>
          <table:table-cell office:value-type="string" calcext:value-type="string">
            <text:p>raisins.jpg</text:p>
          </table:table-cell>
          <table:table-cell office:value-type="string" calcext:value-type="string">
            <text:p>https://pixabay.com/en/raisins-dried-vine-useful-617416/</text:p>
          </table:table-cell>
          <table:table-cell table:number-columns-repeated="2"/>
        </table:table-row>
        <table:table-row table:style-name="ro1">
          <table:table-cell office:value-type="float" office:value="156" calcext:value-type="float">
            <text:p>156</text:p>
          </table:table-cell>
          <table:table-cell office:value-type="string" calcext:value-type="string">
            <text:p>RASHERS CUT UNSPEC NOT SMOKED GRILLED LEAN AND FAT</text:p>
          </table:table-cell>
          <table:table-cell office:value-type="string" calcext:value-type="string">
            <text:p>BACON AND HAM</text:p>
          </table:table-cell>
          <table:table-cell office:value-type="string" calcext:value-type="string">
            <text:p>22B</text:p>
          </table:table-cell>
          <table:table-cell office:value-type="string" calcext:value-type="string">
            <text:p>OTHER BACON AND HAM INCLUDING HOMEMADE DISHES</text:p>
          </table:table-cell>
          <table:table-cell office:value-type="float" office:value="908" calcext:value-type="float">
            <text:p>908</text:p>
          </table:table-cell>
          <table:table-cell office:value-type="string" calcext:value-type="string">
            <text:p>22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Code updated for NDNS rolling prog pilot study. <text:s/>30/11/06 NK.</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acon, ham, pork</text:p>
          </table:table-cell>
          <table:table-cell office:value-type="float" office:value="24.8909" calcext:value-type="float">
            <text:p>24.8909</text:p>
          </table:table-cell>
          <table:table-cell table:number-columns-repeated="4" office:value-type="float" office:value="0" calcext:value-type="float">
            <text:p>0</text:p>
          </table:table-cell>
          <table:table-cell office:value-type="float" office:value="0.9956" calcext:value-type="float">
            <text:p>0.9956</text:p>
          </table:table-cell>
          <table:table-cell office:value-type="float" office:value="1.9913" calcext:value-type="float">
            <text:p>1.9913</text:p>
          </table:table-cell>
          <table:table-cell office:value-type="float" office:value="0" calcext:value-type="float">
            <text:p>0</text:p>
          </table:table-cell>
          <table:table-cell office:value-type="float" office:value="19.9127" calcext:value-type="float">
            <text:p>19.9127</text:p>
          </table:table-cell>
          <table:table-cell office:value-type="float" office:value="455.5031" calcext:value-type="float">
            <text:p>455.5031</text:p>
          </table:table-cell>
          <table:table-cell office:value-type="float" office:value="2.3845" calcext:value-type="float">
            <text:p>2.3845</text:p>
          </table:table-cell>
          <table:table-cell office:value-type="float" office:value="0.0846" calcext:value-type="float">
            <text:p>0.0846</text:p>
          </table:table-cell>
          <table:table-cell office:value-type="float" office:value="0.6596" calcext:value-type="float">
            <text:p>0.6596</text:p>
          </table:table-cell>
          <table:table-cell office:value-type="float" office:value="0.0174" calcext:value-type="float">
            <text:p>0.0174</text:p>
          </table:table-cell>
          <table:table-cell office:value-type="float" office:value="0" calcext:value-type="float">
            <text:p>0</text:p>
          </table:table-cell>
          <table:table-cell office:value-type="float" office:value="5.7" calcext:value-type="float">
            <text:p>5.7</text:p>
          </table:table-cell>
          <table:table-cell office:value-type="float" office:value="0.1742" calcext:value-type="float">
            <text:p>0.1742</text:p>
          </table:table-cell>
          <table:table-cell office:value-type="float" office:value="0.7467" calcext:value-type="float">
            <text:p>0.7467</text:p>
          </table:table-cell>
          <table:table-cell table:number-columns-repeated="2" office:value-type="float" office:value="0" calcext:value-type="float">
            <text:p>0</text:p>
          </table:table-cell>
          <table:table-cell office:value-type="float" office:value="0.0747" calcext:value-type="float">
            <text:p>0.0747</text:p>
          </table:table-cell>
          <table:table-cell office:value-type="float" office:value="1.7424" calcext:value-type="float">
            <text:p>1.7424</text:p>
          </table:table-cell>
          <table:table-cell office:value-type="float" office:value="84.629" calcext:value-type="float">
            <text:p>84.629</text:p>
          </table:table-cell>
          <table:table-cell office:value-type="float" office:value="74.9216" calcext:value-type="float">
            <text:p>74.9216</text:p>
          </table:table-cell>
          <table:table-cell office:value-type="float" office:value="310.8871" calcext:value-type="float">
            <text:p>310.8871</text:p>
          </table:table-cell>
          <table:table-cell table:number-columns-repeated="2" office:value-type="float" office:value="0" calcext:value-type="float">
            <text:p>0</text:p>
          </table:table-cell>
          <table:table-cell office:value-type="float" office:value="5.2271" calcext:value-type="float">
            <text:p>5.2271</text:p>
          </table:table-cell>
          <table:table-cell office:value-type="float" office:value="0" calcext:value-type="float">
            <text:p>0</text:p>
          </table:table-cell>
          <table:table-cell office:value-type="float" office:value="0.0025" calcext:value-type="float">
            <text:p>0.0025</text:p>
          </table:table-cell>
          <table:table-cell office:value-type="float" office:value="370.8741" calcext:value-type="float">
            <text:p>370.8741</text:p>
          </table:table-cell>
          <table:table-cell office:value-type="float" office:value="1.5557" calcext:value-type="float">
            <text:p>1.5557</text:p>
          </table:table-cell>
          <table:table-cell office:value-type="float" office:value="0.0996" calcext:value-type="float">
            <text:p>0.0996</text:p>
          </table:table-cell>
          <table:table-cell office:value-type="float" office:value="2.8127" calcext:value-type="float">
            <text:p>2.8127</text:p>
          </table:table-cell>
          <table:table-cell table:number-columns-repeated="2" office:value-type="float" office:value="0" calcext:value-type="float">
            <text:p>0</text:p>
          </table:table-cell>
          <table:table-cell office:value-type="float" office:value="47.2927" calcext:value-type="float">
            <text:p>47.2927</text:p>
          </table:table-cell>
          <table:table-cell office:value-type="float" office:value="0.2987" calcext:value-type="float">
            <text:p>0.2987</text:p>
          </table:table-cell>
          <table:table-cell office:value-type="float" office:value="5.8991" calcext:value-type="float">
            <text:p>5.8991</text:p>
          </table:table-cell>
          <table:table-cell office:value-type="float" office:value="0" calcext:value-type="float">
            <text:p>0</text:p>
          </table:table-cell>
          <table:table-cell office:value-type="float" office:value="0.0398" calcext:value-type="float">
            <text:p>0.0398</text:p>
          </table:table-cell>
          <table:table-cell office:value-type="float" office:value="2.1083" calcext:value-type="float">
            <text:p>2.1083</text:p>
          </table:table-cell>
          <table:table-cell office:value-type="float" office:value="2.9869" calcext:value-type="float">
            <text:p>2.9869</text:p>
          </table:table-cell>
          <table:table-cell table:number-columns-repeated="2" office:value-type="float" office:value="0" calcext:value-type="float">
            <text:p>0</text:p>
          </table:table-cell>
          <table:table-cell office:value-type="float" office:value="0.1917" calcext:value-type="float">
            <text:p>0.1917</text:p>
          </table:table-cell>
          <table:table-cell office:value-type="float" office:value="0" calcext:value-type="float">
            <text:p>0</text:p>
          </table:table-cell>
          <table:table-cell office:value-type="float" office:value="0.9459" calcext:value-type="float">
            <text:p>0.9459</text:p>
          </table:table-cell>
          <table:table-cell office:value-type="float" office:value="0" calcext:value-type="float">
            <text:p>0</text:p>
          </table:table-cell>
          <table:table-cell office:value-type="float" office:value="0.0274" calcext:value-type="float">
            <text:p>0.0274</text:p>
          </table:table-cell>
          <table:table-cell office:value-type="float" office:value="0" calcext:value-type="float">
            <text:p>0</text:p>
          </table:table-cell>
          <table:table-cell office:value-type="float" office:value="0.1493" calcext:value-type="float">
            <text:p>0.1493</text:p>
          </table:table-cell>
          <table:table-cell office:value-type="float" office:value="0.1991" calcext:value-type="float">
            <text:p>0.1991</text:p>
          </table:table-cell>
          <table:table-cell office:value-type="float" office:value="0" calcext:value-type="float">
            <text:p>0</text:p>
          </table:table-cell>
          <table:table-cell office:value-type="float" office:value="0.1469" calcext:value-type="float">
            <text:p>0.1469</text:p>
          </table:table-cell>
          <table:table-cell office:value-type="float" office:value="0.0249" calcext:value-type="float">
            <text:p>0.0249</text:p>
          </table:table-cell>
          <table:table-cell office:value-type="float" office:value="12.1219" calcext:value-type="float">
            <text:p>12.1219</text:p>
          </table:table-cell>
          <table:table-cell office:value-type="float" office:value="0.4978" calcext:value-type="float">
            <text:p>0.4978</text:p>
          </table:table-cell>
          <table:table-cell table:number-columns-repeated="14" office:value-type="float" office:value="0" calcext:value-type="float">
            <text:p>0</text:p>
          </table:table-cell>
          <table:table-cell office:value-type="float" office:value="24.8909" calcext:value-type="float">
            <text:p>24.8909</text:p>
          </table:table-cell>
          <table:table-cell table:number-columns-repeated="16" office:value-type="float" office:value="0" calcext:value-type="float">
            <text:p>0</text:p>
          </table:table-cell>
          <table:table-cell table:number-columns-repeated="2" office:value-type="float" office:value="24.8909" calcext:value-type="float">
            <text:p>24.8909</text:p>
          </table:table-cell>
          <table:table-cell office:value-type="float" office:value="114.4981" calcext:value-type="float">
            <text:p>114.4981</text:p>
          </table:table-cell>
          <table:table-cell office:value-type="string" calcext:value-type="string">
            <text:p>Grams</text:p>
          </table:table-cell>
          <table:table-cell office:value-type="float" office:value="1" calcext:value-type="float">
            <text:p>1</text:p>
          </table:table-cell>
          <table:table-cell table:formula="of:=[.O59]*[.DD59]" office:value-type="float" office:value="24.8909" calcext:value-type="float">
            <text:p>24.8909</text:p>
          </table:table-cell>
          <table:table-cell office:value-type="string" calcext:value-type="string">
            <text:p>Bacon</text:p>
          </table:table-cell>
          <table:table-cell office:value-type="string" calcext:value-type="string">
            <text:p>1 Unsmoked Bacon Rasher, 25 g</text:p>
          </table:table-cell>
          <table:table-cell table:formula="of:=[.DI59]*0.0129" office:value-type="float" office:value="1.47702549" calcext:value-type="float">
            <text:p>1.47702549</text:p>
          </table:table-cell>
          <table:table-cell table:formula="of:=[.DB59]*[.DD59]" office:value-type="float" office:value="114.4981" calcext:value-type="float">
            <text:p>114.4981</text:p>
          </table:table-cell>
          <table:table-cell table:formula="of:=[.AL59]*[.DD59]" office:value-type="float" office:value="74.9216" calcext:value-type="float">
            <text:p>74.9216</text:p>
          </table:table-cell>
          <table:table-cell table:formula="of:=[.AD59]*[.DD59]" office:value-type="float" office:value="5.7" calcext:value-type="float">
            <text:p>5.7</text:p>
          </table:table-cell>
          <table:table-cell table:formula="of:=[.BK59]*[.DD59]" office:value-type="float" office:value="0" calcext:value-type="float">
            <text:p>0</text:p>
          </table:table-cell>
          <table:table-cell table:formula="of:=[.BA59]*[.DD59]" office:value-type="float" office:value="5.8991" calcext:value-type="float">
            <text:p>5.8991</text:p>
          </table:table-cell>
          <table:table-cell office:value-type="string" calcext:value-type="string">
            <text:p>Bacon.jpg</text:p>
          </table:table-cell>
          <table:table-cell office:value-type="string" calcext:value-type="string">
            <text:p>https://commons.wikimedia.org/wiki/File:Bacon_(1).jpg</text:p>
          </table:table-cell>
          <table:table-cell table:number-columns-repeated="2"/>
        </table:table-row>
        <table:table-row table:style-name="ro1">
          <table:table-cell office:value-type="float" office:value="157" calcext:value-type="float">
            <text:p>157</text:p>
          </table:table-cell>
          <table:table-cell office:value-type="string" calcext:value-type="string">
            <text:p>RASPBERRIES RAW</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2143" calcext:value-type="float">
            <text:p>2143</text:p>
          </table:table-cell>
          <table:table-cell office:value-type="string" calcext:value-type="string">
            <text:p>40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Average of CO2e values for Raspberries and Other Berries, including greenhouse, from From Clune et al 2017</text:p>
          </table:table-cell>
          <table:table-cell office:value-type="string" calcext:value-type="string">
            <text:p>Fruit, fruit juice</text:p>
          </table:table-cell>
          <table:table-cell office:value-type="float" office:value="118.4653" calcext:value-type="float">
            <text:p>118.4653</text:p>
          </table:table-cell>
          <table:table-cell table:number-columns-repeated="2" office:value-type="float" office:value="0" calcext:value-type="float">
            <text:p>0</text:p>
          </table:table-cell>
          <table:table-cell office:value-type="float" office:value="7.1079" calcext:value-type="float">
            <text:p>7.1079</text:p>
          </table:table-cell>
          <table:table-cell office:value-type="float" office:value="0" calcext:value-type="float">
            <text:p>0</text:p>
          </table:table-cell>
          <table:table-cell office:value-type="float" office:value="2.3693" calcext:value-type="float">
            <text:p>2.3693</text:p>
          </table:table-cell>
          <table:table-cell office:value-type="float" office:value="29.6163" calcext:value-type="float">
            <text:p>29.6163</text:p>
          </table:table-cell>
          <table:table-cell office:value-type="float" office:value="5.4494" calcext:value-type="float">
            <text:p>5.4494</text:p>
          </table:table-cell>
          <table:table-cell office:value-type="float" office:value="0" calcext:value-type="float">
            <text:p>0</text:p>
          </table:table-cell>
          <table:table-cell office:value-type="float" office:value="26.0624" calcext:value-type="float">
            <text:p>26.0624</text:p>
          </table:table-cell>
          <table:table-cell office:value-type="float" office:value="0.0355" calcext:value-type="float">
            <text:p>0.0355</text:p>
          </table:table-cell>
          <table:table-cell office:value-type="float" office:value="0.0711" calcext:value-type="float">
            <text:p>0.0711</text:p>
          </table:table-cell>
          <table:table-cell office:value-type="float" office:value="0.154" calcext:value-type="float">
            <text:p>0.154</text:p>
          </table:table-cell>
          <table:table-cell office:value-type="float" office:value="0.1185" calcext:value-type="float">
            <text:p>0.1185</text:p>
          </table:table-cell>
          <table:table-cell office:value-type="float" office:value="2.9616" calcext:value-type="float">
            <text:p>2.9616</text:p>
          </table:table-cell>
          <table:table-cell office:value-type="float" office:value="0.3554" calcext:value-type="float">
            <text:p>0.3554</text:p>
          </table:table-cell>
          <table:table-cell office:value-type="float" office:value="0.8293" calcext:value-type="float">
            <text:p>0.8293</text:p>
          </table:table-cell>
          <table:table-cell office:value-type="float" office:value="39.0936" calcext:value-type="float">
            <text:p>39.0936</text:p>
          </table:table-cell>
          <table:table-cell office:value-type="float" office:value="2.8432" calcext:value-type="float">
            <text:p>2.8432</text:p>
          </table:table-cell>
          <table:table-cell office:value-type="float" office:value="2.2508" calcext:value-type="float">
            <text:p>2.2508</text:p>
          </table:table-cell>
          <table:table-cell office:value-type="float" office:value="0" calcext:value-type="float">
            <text:p>0</text:p>
          </table:table-cell>
          <table:table-cell office:value-type="float" office:value="10.6619" calcext:value-type="float">
            <text:p>10.6619</text:p>
          </table:table-cell>
          <table:table-cell office:value-type="float" office:value="201.391" calcext:value-type="float">
            <text:p>201.391</text:p>
          </table:table-cell>
          <table:table-cell office:value-type="float" office:value="29.6163" calcext:value-type="float">
            <text:p>29.6163</text:p>
          </table:table-cell>
          <table:table-cell office:value-type="float" office:value="129.1272" calcext:value-type="float">
            <text:p>129.1272</text:p>
          </table:table-cell>
          <table:table-cell table:number-columns-repeated="2" office:value-type="float" office:value="0" calcext:value-type="float">
            <text:p>0</text:p>
          </table:table-cell>
          <table:table-cell office:value-type="float" office:value="22.5084" calcext:value-type="float">
            <text:p>22.5084</text:p>
          </table:table-cell>
          <table:table-cell office:value-type="float" office:value="5.4494" calcext:value-type="float">
            <text:p>5.4494</text:p>
          </table:table-cell>
          <table:table-cell office:value-type="float" office:value="0.4739" calcext:value-type="float">
            <text:p>0.4739</text:p>
          </table:table-cell>
          <table:table-cell office:value-type="float" office:value="3.554" calcext:value-type="float">
            <text:p>3.554</text:p>
          </table:table-cell>
          <table:table-cell office:value-type="float" office:value="7.4041" calcext:value-type="float">
            <text:p>7.4041</text:p>
          </table:table-cell>
          <table:table-cell office:value-type="float" office:value="0.8293" calcext:value-type="float">
            <text:p>0.8293</text:p>
          </table:table-cell>
          <table:table-cell office:value-type="float" office:value="0.9477" calcext:value-type="float">
            <text:p>0.9477</text:p>
          </table:table-cell>
          <table:table-cell table:number-columns-repeated="2" office:value-type="float" office:value="0" calcext:value-type="float">
            <text:p>0</text:p>
          </table:table-cell>
          <table:table-cell office:value-type="float" office:value="36.7242" calcext:value-type="float">
            <text:p>36.7242</text:p>
          </table:table-cell>
          <table:table-cell office:value-type="float" office:value="0.2369" calcext:value-type="float">
            <text:p>0.2369</text:p>
          </table:table-cell>
          <table:table-cell office:value-type="float" office:value="1.6585" calcext:value-type="float">
            <text:p>1.6585</text:p>
          </table:table-cell>
          <table:table-cell office:value-type="float" office:value="0" calcext:value-type="float">
            <text:p>0</text:p>
          </table:table-cell>
          <table:table-cell office:value-type="float" office:value="0.0592" calcext:value-type="float">
            <text:p>0.0592</text:p>
          </table:table-cell>
          <table:table-cell office:value-type="float" office:value="0.0118" calcext:value-type="float">
            <text:p>0.0118</text:p>
          </table:table-cell>
          <table:table-cell office:value-type="float" office:value="1.1847" calcext:value-type="float">
            <text:p>1.1847</text:p>
          </table:table-cell>
          <table:table-cell office:value-type="float" office:value="0" calcext:value-type="float">
            <text:p>0</text:p>
          </table:table-cell>
          <table:table-cell office:value-type="float" office:value="0.2369" calcext:value-type="float">
            <text:p>0.2369</text:p>
          </table:table-cell>
          <table:table-cell office:value-type="float" office:value="0.0355" calcext:value-type="float">
            <text:p>0.0355</text:p>
          </table:table-cell>
          <table:table-cell office:value-type="float" office:value="7.1079" calcext:value-type="float">
            <text:p>7.1079</text:p>
          </table:table-cell>
          <table:table-cell office:value-type="float" office:value="0.2369" calcext:value-type="float">
            <text:p>0.2369</text:p>
          </table:table-cell>
          <table:table-cell office:value-type="float" office:value="5.4494" calcext:value-type="float">
            <text:p>5.4494</text:p>
          </table:table-cell>
          <table:table-cell office:value-type="float" office:value="0" calcext:value-type="float">
            <text:p>0</text:p>
          </table:table-cell>
          <table:table-cell office:value-type="float" office:value="1.1847" calcext:value-type="float">
            <text:p>1.1847</text:p>
          </table:table-cell>
          <table:table-cell office:value-type="float" office:value="0" calcext:value-type="float">
            <text:p>0</text:p>
          </table:table-cell>
          <table:table-cell office:value-type="float" office:value="0.1185" calcext:value-type="float">
            <text:p>0.1185</text:p>
          </table:table-cell>
          <table:table-cell office:value-type="float" office:value="37.9089" calcext:value-type="float">
            <text:p>37.9089</text:p>
          </table:table-cell>
          <table:table-cell office:value-type="float" office:value="0" calcext:value-type="float">
            <text:p>0</text:p>
          </table:table-cell>
          <table:table-cell office:value-type="float" office:value="0.5923" calcext:value-type="float">
            <text:p>0.5923</text:p>
          </table:table-cell>
          <table:table-cell office:value-type="float" office:value="103.0648" calcext:value-type="float">
            <text:p>103.0648</text:p>
          </table:table-cell>
          <table:table-cell office:value-type="float" office:value="0.3554" calcext:value-type="float">
            <text:p>0.3554</text:p>
          </table:table-cell>
          <table:table-cell office:value-type="float" office:value="118.4653" calcext:value-type="float">
            <text:p>118.4653</text:p>
          </table:table-cell>
          <table:table-cell table:number-columns-repeated="32" office:value-type="float" office:value="0" calcext:value-type="float">
            <text:p>0</text:p>
          </table:table-cell>
          <table:table-cell office:value-type="float" office:value="142.1584" calcext:value-type="float">
            <text:p>142.1584</text:p>
          </table:table-cell>
          <table:table-cell office:value-type="string" calcext:value-type="string">
            <text:p>Grams</text:p>
          </table:table-cell>
          <table:table-cell office:value-type="float" office:value="0.85" calcext:value-type="float">
            <text:p>0.85</text:p>
          </table:table-cell>
          <table:table-cell table:formula="of:=[.O60]*[.DD60]" office:value-type="float" office:value="100.695505" calcext:value-type="float">
            <text:p>100.695505</text:p>
          </table:table-cell>
          <table:table-cell office:value-type="string" calcext:value-type="string">
            <text:p>Raspberries</text:p>
          </table:table-cell>
          <table:table-cell office:value-type="string" calcext:value-type="string">
            <text:p>About 25 Raspberries, 100 g </text:p>
          </table:table-cell>
          <table:table-cell table:formula="of:=[.DI60]*0.0129" office:value-type="float" office:value="7.547027404245" calcext:value-type="float">
            <text:p>7.5470274042</text:p>
          </table:table-cell>
          <table:table-cell table:formula="of:=5.81*[.DE60]" office:value-type="float" office:value="585.04088405" calcext:value-type="float">
            <text:p>585.04088405</text:p>
          </table:table-cell>
          <table:table-cell table:formula="of:=[.AL60]*[.DD60]" office:value-type="float" office:value="25.173855" calcext:value-type="float">
            <text:p>25.173855</text:p>
          </table:table-cell>
          <table:table-cell table:formula="of:=[.AD60]*[.DD60]" office:value-type="float" office:value="0.30209" calcext:value-type="float">
            <text:p>0.30209</text:p>
          </table:table-cell>
          <table:table-cell table:formula="of:=[.BK60]*[.DD60]" office:value-type="float" office:value="4.63199" calcext:value-type="float">
            <text:p>4.63199</text:p>
          </table:table-cell>
          <table:table-cell table:formula="of:=[.BA60]*[.DD60]" office:value-type="float" office:value="1.409725" calcext:value-type="float">
            <text:p>1.409725</text:p>
          </table:table-cell>
          <table:table-cell office:value-type="string" calcext:value-type="string">
            <text:p>raspberries.jpg</text:p>
          </table:table-cell>
          <table:table-cell office:value-type="string" calcext:value-type="string">
            <text:p>https://commons.wikimedia.org/wiki/File:Three_Raspberries.jpg</text:p>
          </table:table-cell>
          <table:table-cell table:number-columns-repeated="2"/>
        </table:table-row>
        <table:table-row table:style-name="ro1">
          <table:table-cell office:value-type="float" office:value="162" calcext:value-type="float">
            <text:p>162</text:p>
          </table:table-cell>
          <table:table-cell office:value-type="string" calcext:value-type="string">
            <text:p>RICE WHITE LONG POLISHED BOILED</text:p>
          </table:table-cell>
          <table:table-cell office:value-type="string" calcext:value-type="string">
            <text:p>PASTA RICE AND OTHER CEREALS</text:p>
          </table:table-cell>
          <table:table-cell office:value-type="string" calcext:value-type="string">
            <text:p>1G</text:p>
          </table:table-cell>
          <table:table-cell office:value-type="string" calcext:value-type="string">
            <text:p>OTHER RICE INCLUDING HOMEMADE DISHES</text:p>
          </table:table-cell>
          <table:table-cell office:value-type="float" office:value="58" calcext:value-type="float">
            <text:p>58</text:p>
          </table:table-cell>
          <table:table-cell office:value-type="string" calcext:value-type="string">
            <text:p>1G</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Updated for NDNS rolling programme using flours and grains analytical data sample 6. <text:s/>NK 19/1/07</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Rice</text:p>
          </table:table-cell>
          <table:table-cell office:value-type="float" office:value="154.5903" calcext:value-type="float">
            <text:p>154.5903</text:p>
          </table:table-cell>
          <table:table-cell table:number-columns-repeated="4" office:value-type="float" office:value="0" calcext:value-type="float">
            <text:p>0</text:p>
          </table:table-cell>
          <table:table-cell office:value-type="float" office:value="1.5459" calcext:value-type="float">
            <text:p>1.5459</text:p>
          </table:table-cell>
          <table:table-cell office:value-type="float" office:value="12.3672" calcext:value-type="float">
            <text:p>12.3672</text:p>
          </table:table-cell>
          <table:table-cell office:value-type="float" office:value="48.0776" calcext:value-type="float">
            <text:p>48.0776</text:p>
          </table:table-cell>
          <table:table-cell office:value-type="float" office:value="0" calcext:value-type="float">
            <text:p>0</text:p>
          </table:table-cell>
          <table:table-cell office:value-type="float" office:value="129.8558" calcext:value-type="float">
            <text:p>129.8558</text:p>
          </table:table-cell>
          <table:table-cell office:value-type="float" office:value="0.1855" calcext:value-type="float">
            <text:p>0.1855</text:p>
          </table:table-cell>
          <table:table-cell office:value-type="float" office:value="0" calcext:value-type="float">
            <text:p>0</text:p>
          </table:table-cell>
          <table:table-cell office:value-type="float" office:value="0.1855" calcext:value-type="float">
            <text:p>0.1855</text:p>
          </table:table-cell>
          <table:table-cell office:value-type="float" office:value="0.1082" calcext:value-type="float">
            <text:p>0.1082</text:p>
          </table:table-cell>
          <table:table-cell office:value-type="float" office:value="0" calcext:value-type="float">
            <text:p>0</text:p>
          </table:table-cell>
          <table:table-cell office:value-type="float" office:value="0.6184" calcext:value-type="float">
            <text:p>0.6184</text:p>
          </table:table-cell>
          <table:table-cell office:value-type="float" office:value="0" calcext:value-type="float">
            <text:p>0</text:p>
          </table:table-cell>
          <table:table-cell office:value-type="float" office:value="6.1836" calcext:value-type="float">
            <text:p>6.1836</text:p>
          </table:table-cell>
          <table:table-cell table:number-columns-repeated="4" office:value-type="float" office:value="0" calcext:value-type="float">
            <text:p>0</text:p>
          </table:table-cell>
          <table:table-cell office:value-type="float" office:value="18.5508" calcext:value-type="float">
            <text:p>18.5508</text:p>
          </table:table-cell>
          <table:table-cell office:value-type="float" office:value="202.5133" calcext:value-type="float">
            <text:p>202.5133</text:p>
          </table:table-cell>
          <table:table-cell office:value-type="float" office:value="865.7056" calcext:value-type="float">
            <text:p>865.7056</text:p>
          </table:table-cell>
          <table:table-cell table:number-columns-repeated="2" office:value-type="float" office:value="0" calcext:value-type="float">
            <text:p>0</text:p>
          </table:table-cell>
          <table:table-cell office:value-type="float" office:value="7.7295" calcext:value-type="float">
            <text:p>7.7295</text:p>
          </table:table-cell>
          <table:table-cell office:value-type="float" office:value="0" calcext:value-type="float">
            <text:p>0</text:p>
          </table:table-cell>
          <table:table-cell office:value-type="float" office:value="0.4483" calcext:value-type="float">
            <text:p>0.4483</text:p>
          </table:table-cell>
          <table:table-cell office:value-type="float" office:value="17.0049" calcext:value-type="float">
            <text:p>17.0049</text:p>
          </table:table-cell>
          <table:table-cell office:value-type="float" office:value="9.1981" calcext:value-type="float">
            <text:p>9.1981</text:p>
          </table:table-cell>
          <table:table-cell office:value-type="float" office:value="0" calcext:value-type="float">
            <text:p>0</text:p>
          </table:table-cell>
          <table:table-cell office:value-type="float" office:value="1.8551" calcext:value-type="float">
            <text:p>1.8551</text:p>
          </table:table-cell>
          <table:table-cell table:number-columns-repeated="2" office:value-type="float" office:value="0" calcext:value-type="float">
            <text:p>0</text:p>
          </table:table-cell>
          <table:table-cell office:value-type="float" office:value="43.2853" calcext:value-type="float">
            <text:p>43.2853</text:p>
          </table:table-cell>
          <table:table-cell office:value-type="float" office:value="0.3092" calcext:value-type="float">
            <text:p>0.3092</text:p>
          </table:table-cell>
          <table:table-cell office:value-type="float" office:value="4.3285" calcext:value-type="float">
            <text:p>4.3285</text:p>
          </table:table-cell>
          <table:table-cell table:number-columns-repeated="2" office:value-type="float" office:value="0" calcext:value-type="float">
            <text:p>0</text:p>
          </table:table-cell>
          <table:table-cell office:value-type="float" office:value="0.17" calcext:value-type="float">
            <text:p>0.17</text:p>
          </table:table-cell>
          <table:table-cell office:value-type="float" office:value="7.7295" calcext:value-type="float">
            <text:p>7.7295</text:p>
          </table:table-cell>
          <table:table-cell office:value-type="float" office:value="48.0776" calcext:value-type="float">
            <text:p>48.0776</text:p>
          </table:table-cell>
          <table:table-cell table:number-columns-repeated="3" office:value-type="float" office:value="0" calcext:value-type="float">
            <text:p>0</text:p>
          </table:table-cell>
          <table:table-cell office:value-type="float" office:value="0.773" calcext:value-type="float">
            <text:p>0.773</text:p>
          </table:table-cell>
          <table:table-cell table:number-columns-repeated="8" office:value-type="float" office:value="0" calcext:value-type="float">
            <text:p>0</text:p>
          </table:table-cell>
          <table:table-cell office:value-type="float" office:value="105.4306" calcext:value-type="float">
            <text:p>105.4306</text:p>
          </table:table-cell>
          <table:table-cell office:value-type="float" office:value="0.6184" calcext:value-type="float">
            <text:p>0.6184</text:p>
          </table:table-cell>
          <table:table-cell table:number-columns-repeated="33" office:value-type="float" office:value="0" calcext:value-type="float">
            <text:p>0</text:p>
          </table:table-cell>
          <table:table-cell office:value-type="float" office:value="721.9366" calcext:value-type="float">
            <text:p>721.9366</text:p>
          </table:table-cell>
          <table:table-cell office:value-type="string" calcext:value-type="string">
            <text:p>Grams</text:p>
          </table:table-cell>
          <table:table-cell office:value-type="float" office:value="1" calcext:value-type="float">
            <text:p>1</text:p>
          </table:table-cell>
          <table:table-cell table:formula="of:=[.O61]*[.DD61]" office:value-type="float" office:value="154.5903" calcext:value-type="float">
            <text:p>154.5903</text:p>
          </table:table-cell>
          <table:table-cell office:value-type="string" calcext:value-type="string">
            <text:p>White Rice</text:p>
          </table:table-cell>
          <table:table-cell office:value-type="string" calcext:value-type="string">
            <text:p>Boiled Rice, 150 g</text:p>
          </table:table-cell>
          <table:table-cell table:formula="of:=[.DI61]*0.0129" office:value-type="float" office:value="9.31298214" calcext:value-type="float">
            <text:p>9.31298214</text:p>
          </table:table-cell>
          <table:table-cell table:formula="of:=[.DB61]*[.DD61]" office:value-type="float" office:value="721.9366" calcext:value-type="float">
            <text:p>721.9366</text:p>
          </table:table-cell>
          <table:table-cell table:formula="of:=[.AL61]*[.DD61]" office:value-type="float" office:value="202.5133" calcext:value-type="float">
            <text:p>202.5133</text:p>
          </table:table-cell>
          <table:table-cell table:formula="of:=[.AD61]*[.DD61]" office:value-type="float" office:value="0.6184" calcext:value-type="float">
            <text:p>0.6184</text:p>
          </table:table-cell>
          <table:table-cell table:formula="of:=[.BK61]*[.DD61]" office:value-type="float" office:value="0" calcext:value-type="float">
            <text:p>0</text:p>
          </table:table-cell>
          <table:table-cell table:formula="of:=[.BA61]*[.DD61]" office:value-type="float" office:value="4.3285" calcext:value-type="float">
            <text:p>4.3285</text:p>
          </table:table-cell>
          <table:table-cell office:value-type="string" calcext:value-type="string">
            <text:p>white-rice.jpg</text:p>
          </table:table-cell>
          <table:table-cell office:value-type="string" calcext:value-type="string">
            <text:p>https://commons.wikimedia.org/wiki/File:2014_uncooked_Thai_jasmine_rice.jpg</text:p>
          </table:table-cell>
          <table:table-cell table:number-columns-repeated="2"/>
        </table:table-row>
        <table:table-row table:style-name="ro1">
          <table:table-cell office:value-type="float" office:value="164" calcext:value-type="float">
            <text:p>164</text:p>
          </table:table-cell>
          <table:table-cell office:value-type="string" calcext:value-type="string">
            <text:p>ROLLS, WHITE SOFT, NOT FORTIFIED</text:p>
          </table:table-cell>
          <table:table-cell office:value-type="string" calcext:value-type="string">
            <text:p>WHITE BREAD</text:p>
          </table:table-cell>
          <table:table-cell office:value-type="string" calcext:value-type="string">
            <text:p>2R</text:p>
          </table:table-cell>
          <table:table-cell office:value-type="string" calcext:value-type="string">
            <text:p>WHITE BREAD (NOT HIGH FIBRE; NOT MULTISEED BREAD)</text:p>
          </table:table-cell>
          <table:table-cell office:value-type="float" office:value="159" calcext:value-type="float">
            <text:p>159</text:p>
          </table:table-cell>
          <table:table-cell office:value-type="string" calcext:value-type="string">
            <text:p>2R</text:p>
          </table:table-cell>
          <table:table-cell office:value-type="string" calcext:value-type="string">
            <text:p>F</text:p>
          </table:table-cell>
          <table:table-cell office:value-type="string" calcext:value-type="string">
            <text:p>Updated based on 10 products, 5 brands 16.06.11 RS</text:p>
          </table:table-cell>
          <table:table-cell office:value-type="float" office:value="1" calcext:value-type="float">
            <text:p>1</text:p>
          </table:table-cell>
          <table:table-cell office:value-type="string" calcext:value-type="string">
            <text:p>nutrient analysis of bread. LGC 1999. Sample 15. Code updated for RP pilot. <text:s/>5/12/06 NK. Macronutrient data (except protein) and NaCl updated 16.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153.0564" calcext:value-type="float">
            <text:p>153.0564</text:p>
          </table:table-cell>
          <table:table-cell table:number-columns-repeated="4" office:value-type="float" office:value="0" calcext:value-type="float">
            <text:p>0</text:p>
          </table:table-cell>
          <table:table-cell office:value-type="float" office:value="1.5306" calcext:value-type="float">
            <text:p>1.5306</text:p>
          </table:table-cell>
          <table:table-cell office:value-type="float" office:value="281.6237" calcext:value-type="float">
            <text:p>281.6237</text:p>
          </table:table-cell>
          <table:table-cell office:value-type="float" office:value="76.6812" calcext:value-type="float">
            <text:p>76.6812</text:p>
          </table:table-cell>
          <table:table-cell office:value-type="float" office:value="0" calcext:value-type="float">
            <text:p>0</text:p>
          </table:table-cell>
          <table:table-cell office:value-type="float" office:value="1224.4509" calcext:value-type="float">
            <text:p>1224.4509</text:p>
          </table:table-cell>
          <table:table-cell office:value-type="float" office:value="1.7908" calcext:value-type="float">
            <text:p>1.7908</text:p>
          </table:table-cell>
          <table:table-cell office:value-type="float" office:value="0.1837" calcext:value-type="float">
            <text:p>0.1837</text:p>
          </table:table-cell>
          <table:table-cell office:value-type="float" office:value="1.4846" calcext:value-type="float">
            <text:p>1.4846</text:p>
          </table:table-cell>
          <table:table-cell office:value-type="float" office:value="0.199" calcext:value-type="float">
            <text:p>0.199</text:p>
          </table:table-cell>
          <table:table-cell office:value-type="float" office:value="2.9081" calcext:value-type="float">
            <text:p>2.9081</text:p>
          </table:table-cell>
          <table:table-cell office:value-type="float" office:value="5.357" calcext:value-type="float">
            <text:p>5.357</text:p>
          </table:table-cell>
          <table:table-cell office:value-type="float" office:value="2.2958" calcext:value-type="float">
            <text:p>2.2958</text:p>
          </table:table-cell>
          <table:table-cell office:value-type="float" office:value="41.3252" calcext:value-type="float">
            <text:p>41.3252</text:p>
          </table:table-cell>
          <table:table-cell table:number-columns-repeated="2" office:value-type="float" office:value="0.4592" calcext:value-type="float">
            <text:p>0.4592</text:p>
          </table:table-cell>
          <table:table-cell office:value-type="float" office:value="0" calcext:value-type="float">
            <text:p>0</text:p>
          </table:table-cell>
          <table:table-cell office:value-type="float" office:value="6.1223" calcext:value-type="float">
            <text:p>6.1223</text:p>
          </table:table-cell>
          <table:table-cell office:value-type="float" office:value="221.9317" calcext:value-type="float">
            <text:p>221.9317</text:p>
          </table:table-cell>
          <table:table-cell office:value-type="float" office:value="391.8243" calcext:value-type="float">
            <text:p>391.8243</text:p>
          </table:table-cell>
          <table:table-cell office:value-type="float" office:value="1665.2533" calcext:value-type="float">
            <text:p>1665.2533</text:p>
          </table:table-cell>
          <table:table-cell office:value-type="float" office:value="0" calcext:value-type="float">
            <text:p>0</text:p>
          </table:table-cell>
          <table:table-cell office:value-type="float" office:value="4.1325" calcext:value-type="float">
            <text:p>4.1325</text:p>
          </table:table-cell>
          <table:table-cell office:value-type="float" office:value="35.203" calcext:value-type="float">
            <text:p>35.203</text:p>
          </table:table-cell>
          <table:table-cell office:value-type="float" office:value="4.8978" calcext:value-type="float">
            <text:p>4.8978</text:p>
          </table:table-cell>
          <table:table-cell office:value-type="float" office:value="0.7653" calcext:value-type="float">
            <text:p>0.7653</text:p>
          </table:table-cell>
          <table:table-cell office:value-type="float" office:value="596.9198" calcext:value-type="float">
            <text:p>596.9198</text:p>
          </table:table-cell>
          <table:table-cell office:value-type="float" office:value="8.7242" calcext:value-type="float">
            <text:p>8.7242</text:p>
          </table:table-cell>
          <table:table-cell office:value-type="float" office:value="2.2958" calcext:value-type="float">
            <text:p>2.2958</text:p>
          </table:table-cell>
          <table:table-cell office:value-type="float" office:value="6.4284" calcext:value-type="float">
            <text:p>6.4284</text:p>
          </table:table-cell>
          <table:table-cell table:number-columns-repeated="2" office:value-type="float" office:value="0" calcext:value-type="float">
            <text:p>0</text:p>
          </table:table-cell>
          <table:table-cell office:value-type="float" office:value="151.5258" calcext:value-type="float">
            <text:p>151.5258</text:p>
          </table:table-cell>
          <table:table-cell office:value-type="float" office:value="0.6122" calcext:value-type="float">
            <text:p>0.6122</text:p>
          </table:table-cell>
          <table:table-cell office:value-type="float" office:value="14.2342" calcext:value-type="float">
            <text:p>14.2342</text:p>
          </table:table-cell>
          <table:table-cell office:value-type="float" office:value="0" calcext:value-type="float">
            <text:p>0</text:p>
          </table:table-cell>
          <table:table-cell office:value-type="float" office:value="0.1071" calcext:value-type="float">
            <text:p>0.1071</text:p>
          </table:table-cell>
          <table:table-cell office:value-type="float" office:value="1.5459" calcext:value-type="float">
            <text:p>1.5459</text:p>
          </table:table-cell>
          <table:table-cell office:value-type="float" office:value="9.1834" calcext:value-type="float">
            <text:p>9.1834</text:p>
          </table:table-cell>
          <table:table-cell office:value-type="float" office:value="71.6304" calcext:value-type="float">
            <text:p>71.6304</text:p>
          </table:table-cell>
          <table:table-cell office:value-type="float" office:value="0" calcext:value-type="float">
            <text:p>0</text:p>
          </table:table-cell>
          <table:table-cell office:value-type="float" office:value="0.3367" calcext:value-type="float">
            <text:p>0.3367</text:p>
          </table:table-cell>
          <table:table-cell office:value-type="float" office:value="0" calcext:value-type="float">
            <text:p>0</text:p>
          </table:table-cell>
          <table:table-cell office:value-type="float" office:value="2.4489" calcext:value-type="float">
            <text:p>2.4489</text:p>
          </table:table-cell>
          <table:table-cell office:value-type="float" office:value="4.8978" calcext:value-type="float">
            <text:p>4.8978</text:p>
          </table:table-cell>
          <table:table-cell office:value-type="float" office:value="0.1071" calcext:value-type="float">
            <text:p>0.1071</text:p>
          </table:table-cell>
          <table:table-cell table:number-columns-repeated="5" office:value-type="float" office:value="0" calcext:value-type="float">
            <text:p>0</text:p>
          </table:table-cell>
          <table:table-cell office:value-type="float" office:value="0.3061" calcext:value-type="float">
            <text:p>0.3061</text:p>
          </table:table-cell>
          <table:table-cell office:value-type="float" office:value="54.4881" calcext:value-type="float">
            <text:p>54.4881</text:p>
          </table:table-cell>
          <table:table-cell office:value-type="float" office:value="1.3775" calcext:value-type="float">
            <text:p>1.3775</text:p>
          </table:table-cell>
          <table:table-cell table:number-columns-repeated="33" office:value-type="float" office:value="0" calcext:value-type="float">
            <text:p>0</text:p>
          </table:table-cell>
          <table:table-cell office:value-type="float" office:value="247.9513" calcext:value-type="float">
            <text:p>247.9513</text:p>
          </table:table-cell>
          <table:table-cell office:value-type="string" calcext:value-type="string">
            <text:p>Grams</text:p>
          </table:table-cell>
          <table:table-cell office:value-type="float" office:value="1" calcext:value-type="float">
            <text:p>1</text:p>
          </table:table-cell>
          <table:table-cell table:formula="of:=[.O62]*[.DD62]" office:value-type="float" office:value="153.0564" calcext:value-type="float">
            <text:p>153.0564</text:p>
          </table:table-cell>
          <table:table-cell office:value-type="string" calcext:value-type="string">
            <text:p>Rolls</text:p>
          </table:table-cell>
          <table:table-cell office:value-type="string" calcext:value-type="string">
            <text:p>2 White Bread Rolls, 150 g</text:p>
          </table:table-cell>
          <table:table-cell table:formula="of:=[.DI62]*0.0129" office:value-type="float" office:value="3.19857177" calcext:value-type="float">
            <text:p>3.19857177</text:p>
          </table:table-cell>
          <table:table-cell table:formula="of:=[.DB62]*[.DD62]" office:value-type="float" office:value="247.9513" calcext:value-type="float">
            <text:p>247.9513</text:p>
          </table:table-cell>
          <table:table-cell table:formula="of:=[.AL62]*[.DD62]" office:value-type="float" office:value="391.8243" calcext:value-type="float">
            <text:p>391.8243</text:p>
          </table:table-cell>
          <table:table-cell table:formula="of:=[.AD62]*[.DD62]" office:value-type="float" office:value="5.357" calcext:value-type="float">
            <text:p>5.357</text:p>
          </table:table-cell>
          <table:table-cell table:formula="of:=[.BK62]*[.DD62]" office:value-type="float" office:value="4.8978" calcext:value-type="float">
            <text:p>4.8978</text:p>
          </table:table-cell>
          <table:table-cell table:formula="of:=[.BA62]*[.DD62]" office:value-type="float" office:value="14.2342" calcext:value-type="float">
            <text:p>14.2342</text:p>
          </table:table-cell>
          <table:table-cell office:value-type="string" calcext:value-type="string">
            <text:p>roll.jpg</text:p>
          </table:table-cell>
          <table:table-cell office:value-type="string" calcext:value-type="string">
            <text:p>https://pixabay.com/en/roll-bread-crispy-bake-pastries-1104/</text:p>
          </table:table-cell>
          <table:table-cell table:number-columns-repeated="2"/>
        </table:table-row>
        <table:table-row table:style-name="ro1">
          <table:table-cell office:value-type="float" office:value="166" calcext:value-type="float">
            <text:p>166</text:p>
          </table:table-cell>
          <table:table-cell office:value-type="string" calcext:value-type="string">
            <text:p>SALAD CREAM (NOT LOW CALORIE)</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441" calcext:value-type="float">
            <text:p>2441</text:p>
          </table:table-cell>
          <table:table-cell office:value-type="string" calcext:value-type="string">
            <text:p>50R</text:p>
          </table:table-cell>
          <table:table-cell office:value-type="string" calcext:value-type="string">
            <text:p>F</text:p>
          </table:table-cell>
          <table:table-cell office:value-type="string" calcext:value-type="string">
            <text:p>Updated based on 7 products, 6 brands 17.06.11 RS</text:p>
          </table:table-cell>
          <table:table-cell office:value-type="float" office:value="1" calcext:value-type="float">
            <text:p>1</text:p>
          </table:table-cell>
          <table:table-cell office:value-type="string" calcext:value-type="string">
            <text:p>vit e updated from mw 6 1201 lw 11/5/05. Code updated for RP pilot. <text:s/>18/12/06 NK..All macronutrients and NaCl updated 17.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21.902" calcext:value-type="float">
            <text:p>21.902</text:p>
          </table:table-cell>
          <table:table-cell table:number-columns-repeated="2" office:value-type="float" office:value="0" calcext:value-type="float">
            <text:p>0</text:p>
          </table:table-cell>
          <table:table-cell office:value-type="float" office:value="3.7233" calcext:value-type="float">
            <text:p>3.7233</text:p>
          </table:table-cell>
          <table:table-cell office:value-type="float" office:value="0" calcext:value-type="float">
            <text:p>0</text:p>
          </table:table-cell>
          <table:table-cell office:value-type="float" office:value="1.0951" calcext:value-type="float">
            <text:p>1.0951</text:p>
          </table:table-cell>
          <table:table-cell office:value-type="float" office:value="3.9424" calcext:value-type="float">
            <text:p>3.9424</text:p>
          </table:table-cell>
          <table:table-cell office:value-type="float" office:value="4.5556" calcext:value-type="float">
            <text:p>4.5556</text:p>
          </table:table-cell>
          <table:table-cell office:value-type="float" office:value="9.4179" calcext:value-type="float">
            <text:p>9.4179</text:p>
          </table:table-cell>
          <table:table-cell office:value-type="float" office:value="245.3028" calcext:value-type="float">
            <text:p>245.3028</text:p>
          </table:table-cell>
          <table:table-cell office:value-type="float" office:value="1.1323" calcext:value-type="float">
            <text:p>1.1323</text:p>
          </table:table-cell>
          <table:table-cell office:value-type="float" office:value="0.0526" calcext:value-type="float">
            <text:p>0.0526</text:p>
          </table:table-cell>
          <table:table-cell office:value-type="float" office:value="3.4934" calcext:value-type="float">
            <text:p>3.4934</text:p>
          </table:table-cell>
          <table:table-cell office:value-type="float" office:value="0.0044" calcext:value-type="float">
            <text:p>0.0044</text:p>
          </table:table-cell>
          <table:table-cell office:value-type="float" office:value="0.0438" calcext:value-type="float">
            <text:p>0.0438</text:p>
          </table:table-cell>
          <table:table-cell office:value-type="float" office:value="5.4098" calcext:value-type="float">
            <text:p>5.4098</text:p>
          </table:table-cell>
          <table:table-cell office:value-type="float" office:value="0.1095" calcext:value-type="float">
            <text:p>0.1095</text:p>
          </table:table-cell>
          <table:table-cell office:value-type="float" office:value="0.6571" calcext:value-type="float">
            <text:p>0.6571</text:p>
          </table:table-cell>
          <table:table-cell table:number-columns-repeated="2" office:value-type="float" office:value="0.4161" calcext:value-type="float">
            <text:p>0.4161</text:p>
          </table:table-cell>
          <table:table-cell office:value-type="float" office:value="0" calcext:value-type="float">
            <text:p>0</text:p>
          </table:table-cell>
          <table:table-cell office:value-type="float" office:value="2.4092" calcext:value-type="float">
            <text:p>2.4092</text:p>
          </table:table-cell>
          <table:table-cell office:value-type="float" office:value="8.7608" calcext:value-type="float">
            <text:p>8.7608</text:p>
          </table:table-cell>
          <table:table-cell office:value-type="float" office:value="66.5822" calcext:value-type="float">
            <text:p>66.5822</text:p>
          </table:table-cell>
          <table:table-cell office:value-type="float" office:value="276.6227" calcext:value-type="float">
            <text:p>276.6227</text:p>
          </table:table-cell>
          <table:table-cell table:number-columns-repeated="2" office:value-type="float" office:value="0" calcext:value-type="float">
            <text:p>0</text:p>
          </table:table-cell>
          <table:table-cell office:value-type="float" office:value="1.9712" calcext:value-type="float">
            <text:p>1.9712</text:p>
          </table:table-cell>
          <table:table-cell office:value-type="float" office:value="0" calcext:value-type="float">
            <text:p>0</text:p>
          </table:table-cell>
          <table:table-cell office:value-type="float" office:value="0.0219" calcext:value-type="float">
            <text:p>0.0219</text:p>
          </table:table-cell>
          <table:table-cell office:value-type="float" office:value="157.6947" calcext:value-type="float">
            <text:p>157.6947</text:p>
          </table:table-cell>
          <table:table-cell office:value-type="float" office:value="1.3689" calcext:value-type="float">
            <text:p>1.3689</text:p>
          </table:table-cell>
          <table:table-cell office:value-type="float" office:value="0.1095" calcext:value-type="float">
            <text:p>0.1095</text:p>
          </table:table-cell>
          <table:table-cell office:value-type="float" office:value="0.0657" calcext:value-type="float">
            <text:p>0.0657</text:p>
          </table:table-cell>
          <table:table-cell office:value-type="float" office:value="3.5919" calcext:value-type="float">
            <text:p>3.5919</text:p>
          </table:table-cell>
          <table:table-cell office:value-type="float" office:value="0" calcext:value-type="float">
            <text:p>0</text:p>
          </table:table-cell>
          <table:table-cell office:value-type="float" office:value="10.513" calcext:value-type="float">
            <text:p>10.513</text:p>
          </table:table-cell>
          <table:table-cell office:value-type="float" office:value="0.1095" calcext:value-type="float">
            <text:p>0.1095</text:p>
          </table:table-cell>
          <table:table-cell office:value-type="float" office:value="0.219" calcext:value-type="float">
            <text:p>0.219</text:p>
          </table:table-cell>
          <table:table-cell office:value-type="float" office:value="1.9712" calcext:value-type="float">
            <text:p>1.9712</text:p>
          </table:table-cell>
          <table:table-cell office:value-type="float" office:value="0.0153" calcext:value-type="float">
            <text:p>0.0153</text:p>
          </table:table-cell>
          <table:table-cell office:value-type="float" office:value="0.5037" calcext:value-type="float">
            <text:p>0.5037</text:p>
          </table:table-cell>
          <table:table-cell office:value-type="float" office:value="0.219" calcext:value-type="float">
            <text:p>0.219</text:p>
          </table:table-cell>
          <table:table-cell office:value-type="float" office:value="0.9637" calcext:value-type="float">
            <text:p>0.9637</text:p>
          </table:table-cell>
          <table:table-cell office:value-type="float" office:value="2.7816" calcext:value-type="float">
            <text:p>2.7816</text:p>
          </table:table-cell>
          <table:table-cell office:value-type="float" office:value="0.0044" calcext:value-type="float">
            <text:p>0.0044</text:p>
          </table:table-cell>
          <table:table-cell office:value-type="float" office:value="3.7233" calcext:value-type="float">
            <text:p>3.7233</text:p>
          </table:table-cell>
          <table:table-cell office:value-type="float" office:value="0.0438" calcext:value-type="float">
            <text:p>0.0438</text:p>
          </table:table-cell>
          <table:table-cell office:value-type="float" office:value="3.5919" calcext:value-type="float">
            <text:p>3.5919</text:p>
          </table:table-cell>
          <table:table-cell office:value-type="float" office:value="0" calcext:value-type="float">
            <text:p>0</text:p>
          </table:table-cell>
          <table:table-cell office:value-type="float" office:value="2.6282" calcext:value-type="float">
            <text:p>2.6282</text:p>
          </table:table-cell>
          <table:table-cell office:value-type="float" office:value="0.1095" calcext:value-type="float">
            <text:p>0.1095</text:p>
          </table:table-cell>
          <table:table-cell table:number-columns-repeated="2" office:value-type="float" office:value="0" calcext:value-type="float">
            <text:p>0</text:p>
          </table:table-cell>
          <table:table-cell office:value-type="float" office:value="0.0416" calcext:value-type="float">
            <text:p>0.0416</text:p>
          </table:table-cell>
          <table:table-cell office:value-type="float" office:value="2.9787" calcext:value-type="float">
            <text:p>2.9787</text:p>
          </table:table-cell>
          <table:table-cell office:value-type="float" office:value="10.3378" calcext:value-type="float">
            <text:p>10.3378</text:p>
          </table:table-cell>
          <table:table-cell office:value-type="float" office:value="0.0657" calcext:value-type="float">
            <text:p>0.0657</text:p>
          </table:table-cell>
          <table:table-cell table:number-columns-repeated="33" office:value-type="float" office:value="0" calcext:value-type="float">
            <text:p>0</text:p>
          </table:table-cell>
          <table:table-cell office:value-type="float" office:value="103.5966" calcext:value-type="float">
            <text:p>103.5966</text:p>
          </table:table-cell>
          <table:table-cell office:value-type="string" calcext:value-type="string">
            <text:p>Grams</text:p>
          </table:table-cell>
          <table:table-cell office:value-type="float" office:value="1" calcext:value-type="float">
            <text:p>1</text:p>
          </table:table-cell>
          <table:table-cell table:formula="of:=[.O63]*[.DD63]" office:value-type="float" office:value="21.902" calcext:value-type="float">
            <text:p>21.902</text:p>
          </table:table-cell>
          <table:table-cell office:value-type="string" calcext:value-type="string">
            <text:p>Salad Dressing</text:p>
          </table:table-cell>
          <table:table-cell office:value-type="string" calcext:value-type="string">
            <text:p>Not low calorie, 1 tbsp</text:p>
          </table:table-cell>
          <table:table-cell table:formula="of:=[.DI63]*0.0129" office:value-type="float" office:value="1.33639614" calcext:value-type="float">
            <text:p>1.33639614</text:p>
          </table:table-cell>
          <table:table-cell table:formula="of:=[.DB63]*[.DD63]" office:value-type="float" office:value="103.5966" calcext:value-type="float">
            <text:p>103.5966</text:p>
          </table:table-cell>
          <table:table-cell table:formula="of:=[.AL63]*[.DD63]" office:value-type="float" office:value="66.5822" calcext:value-type="float">
            <text:p>66.5822</text:p>
          </table:table-cell>
          <table:table-cell table:formula="of:=[.AD63]*[.DD63]" office:value-type="float" office:value="5.4098" calcext:value-type="float">
            <text:p>5.4098</text:p>
          </table:table-cell>
          <table:table-cell table:formula="of:=[.BK63]*[.DD63]" office:value-type="float" office:value="3.5919" calcext:value-type="float">
            <text:p>3.5919</text:p>
          </table:table-cell>
          <table:table-cell table:formula="of:=[.BA63]*[.DD63]" office:value-type="float" office:value="0.219" calcext:value-type="float">
            <text:p>0.219</text:p>
          </table:table-cell>
          <table:table-cell office:value-type="string" calcext:value-type="string">
            <text:p>Ranch_dressing.jpg</text:p>
          </table:table-cell>
          <table:table-cell office:value-type="string" calcext:value-type="string">
            <text:p>https://commons.wikimedia.org/wiki/File:Ranch_dressing.jpg</text:p>
          </table:table-cell>
          <table:table-cell table:number-columns-repeated="2"/>
        </table:table-row>
        <table:table-row table:style-name="ro1">
          <table:table-cell office:value-type="float" office:value="167" calcext:value-type="float">
            <text:p>167</text:p>
          </table:table-cell>
          <table:table-cell office:value-type="string" calcext:value-type="string">
            <text:p>SALMON, GRILLED OR BAKED</text:p>
          </table:table-cell>
          <table:table-cell office:value-type="string" calcext:value-type="string">
            <text:p>OILY FISH</text:p>
          </table:table-cell>
          <table:table-cell office:value-type="string" calcext:value-type="string">
            <text:p>35B</text:p>
          </table:table-cell>
          <table:table-cell office:value-type="string" calcext:value-type="string">
            <text:p>OTHER OILY FISH INCLUDING HOMEMADE DISHES</text:p>
          </table:table-cell>
          <table:table-cell office:value-type="float" office:value="9541" calcext:value-type="float">
            <text:p>9541</text:p>
          </table:table-cell>
          <table:table-cell office:value-type="string" calcext:value-type="string">
            <text:p>35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16/08/04 updated Catch up project 2004 BH</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ish</text:p>
          </table:table-cell>
          <table:table-cell office:value-type="float" office:value="129.1466" calcext:value-type="float">
            <text:p>129.1466</text:p>
          </table:table-cell>
          <table:table-cell table:number-columns-repeated="3" office:value-type="float" office:value="0" calcext:value-type="float">
            <text:p>0</text:p>
          </table:table-cell>
          <table:table-cell office:value-type="float" office:value="1.2915" calcext:value-type="float">
            <text:p>1.2915</text:p>
          </table:table-cell>
          <table:table-cell office:value-type="float" office:value="2.5829" calcext:value-type="float">
            <text:p>2.5829</text:p>
          </table:table-cell>
          <table:table-cell office:value-type="float" office:value="14.2061" calcext:value-type="float">
            <text:p>14.2061</text:p>
          </table:table-cell>
          <table:table-cell office:value-type="float" office:value="0" calcext:value-type="float">
            <text:p>0</text:p>
          </table:table-cell>
          <table:table-cell office:value-type="float" office:value="92.9855" calcext:value-type="float">
            <text:p>92.9855</text:p>
          </table:table-cell>
          <table:table-cell office:value-type="float" office:value="111.066" calcext:value-type="float">
            <text:p>111.066</text:p>
          </table:table-cell>
          <table:table-cell office:value-type="float" office:value="7.9813" calcext:value-type="float">
            <text:p>7.9813</text:p>
          </table:table-cell>
          <table:table-cell office:value-type="float" office:value="4.2748" calcext:value-type="float">
            <text:p>4.2748</text:p>
          </table:table-cell>
          <table:table-cell office:value-type="float" office:value="1.0203" calcext:value-type="float">
            <text:p>1.0203</text:p>
          </table:table-cell>
          <table:table-cell office:value-type="float" office:value="0.0646" calcext:value-type="float">
            <text:p>0.0646</text:p>
          </table:table-cell>
          <table:table-cell office:value-type="float" office:value="0" calcext:value-type="float">
            <text:p>0</text:p>
          </table:table-cell>
          <table:table-cell office:value-type="float" office:value="20.1469" calcext:value-type="float">
            <text:p>20.1469</text:p>
          </table:table-cell>
          <table:table-cell office:value-type="float" office:value="0.5166" calcext:value-type="float">
            <text:p>0.5166</text:p>
          </table:table-cell>
          <table:table-cell office:value-type="float" office:value="11.6232" calcext:value-type="float">
            <text:p>11.6232</text:p>
          </table:table-cell>
          <table:table-cell table:number-columns-repeated="2" office:value-type="float" office:value="0" calcext:value-type="float">
            <text:p>0</text:p>
          </table:table-cell>
          <table:table-cell office:value-type="float" office:value="0.2583" calcext:value-type="float">
            <text:p>0.2583</text:p>
          </table:table-cell>
          <table:table-cell office:value-type="float" office:value="18.0805" calcext:value-type="float">
            <text:p>18.0805</text:p>
          </table:table-cell>
          <table:table-cell office:value-type="float" office:value="532.0838" calcext:value-type="float">
            <text:p>532.0838</text:p>
          </table:table-cell>
          <table:table-cell office:value-type="float" office:value="308.6603" calcext:value-type="float">
            <text:p>308.6603</text:p>
          </table:table-cell>
          <table:table-cell office:value-type="float" office:value="1285.0083" calcext:value-type="float">
            <text:p>1285.0083</text:p>
          </table:table-cell>
          <table:table-cell table:number-columns-repeated="2" office:value-type="float" office:value="0" calcext:value-type="float">
            <text:p>0</text:p>
          </table:table-cell>
          <table:table-cell office:value-type="float" office:value="38.744" calcext:value-type="float">
            <text:p>38.744</text:p>
          </table:table-cell>
          <table:table-cell office:value-type="float" office:value="0" calcext:value-type="float">
            <text:p>0</text:p>
          </table:table-cell>
          <table:table-cell office:value-type="float" office:value="0.0646" calcext:value-type="float">
            <text:p>0.0646</text:p>
          </table:table-cell>
          <table:table-cell office:value-type="float" office:value="63.2818" calcext:value-type="float">
            <text:p>63.2818</text:p>
          </table:table-cell>
          <table:table-cell office:value-type="float" office:value="8.0717" calcext:value-type="float">
            <text:p>8.0717</text:p>
          </table:table-cell>
          <table:table-cell office:value-type="float" office:value="0.2583" calcext:value-type="float">
            <text:p>0.2583</text:p>
          </table:table-cell>
          <table:table-cell office:value-type="float" office:value="16.5308" calcext:value-type="float">
            <text:p>16.5308</text:p>
          </table:table-cell>
          <table:table-cell table:number-columns-repeated="2" office:value-type="float" office:value="0" calcext:value-type="float">
            <text:p>0</text:p>
          </table:table-cell>
          <table:table-cell office:value-type="float" office:value="338.364" calcext:value-type="float">
            <text:p>338.364</text:p>
          </table:table-cell>
          <table:table-cell office:value-type="float" office:value="1.9372" calcext:value-type="float">
            <text:p>1.9372</text:p>
          </table:table-cell>
          <table:table-cell office:value-type="float" office:value="31.7701" calcext:value-type="float">
            <text:p>31.7701</text:p>
          </table:table-cell>
          <table:table-cell office:value-type="float" office:value="23.2464" calcext:value-type="float">
            <text:p>23.2464</text:p>
          </table:table-cell>
          <table:table-cell office:value-type="float" office:value="0.1291" calcext:value-type="float">
            <text:p>0.1291</text:p>
          </table:table-cell>
          <table:table-cell office:value-type="float" office:value="3.7065" calcext:value-type="float">
            <text:p>3.7065</text:p>
          </table:table-cell>
          <table:table-cell office:value-type="float" office:value="25.8293" calcext:value-type="float">
            <text:p>25.8293</text:p>
          </table:table-cell>
          <table:table-cell table:number-columns-repeated="2" office:value-type="float" office:value="0" calcext:value-type="float">
            <text:p>0</text:p>
          </table:table-cell>
          <table:table-cell office:value-type="float" office:value="0.2712" calcext:value-type="float">
            <text:p>0.2712</text:p>
          </table:table-cell>
          <table:table-cell office:value-type="float" office:value="1.2915" calcext:value-type="float">
            <text:p>1.2915</text:p>
          </table:table-cell>
          <table:table-cell office:value-type="float" office:value="5.0367" calcext:value-type="float">
            <text:p>5.0367</text:p>
          </table:table-cell>
          <table:table-cell table:number-columns-repeated="2" office:value-type="float" office:value="0" calcext:value-type="float">
            <text:p>0</text:p>
          </table:table-cell>
          <table:table-cell office:value-type="float" office:value="23.2464" calcext:value-type="float">
            <text:p>23.2464</text:p>
          </table:table-cell>
          <table:table-cell office:value-type="float" office:value="4.391" calcext:value-type="float">
            <text:p>4.391</text:p>
          </table:table-cell>
          <table:table-cell office:value-type="float" office:value="0.2583" calcext:value-type="float">
            <text:p>0.2583</text:p>
          </table:table-cell>
          <table:table-cell office:value-type="float" office:value="0" calcext:value-type="float">
            <text:p>0</text:p>
          </table:table-cell>
          <table:table-cell office:value-type="float" office:value="10.1122" calcext:value-type="float">
            <text:p>10.1122</text:p>
          </table:table-cell>
          <table:table-cell office:value-type="float" office:value="5.0367" calcext:value-type="float">
            <text:p>5.0367</text:p>
          </table:table-cell>
          <table:table-cell office:value-type="float" office:value="78.0045" calcext:value-type="float">
            <text:p>78.0045</text:p>
          </table:table-cell>
          <table:table-cell office:value-type="float" office:value="0.7749" calcext:value-type="float">
            <text:p>0.7749</text:p>
          </table:table-cell>
          <table:table-cell table:number-columns-repeated="23" office:value-type="float" office:value="0" calcext:value-type="float">
            <text:p>0</text:p>
          </table:table-cell>
          <table:table-cell office:value-type="float" office:value="129.1466" calcext:value-type="float">
            <text:p>129.1466</text:p>
          </table:table-cell>
          <table:table-cell table:number-columns-repeated="6" office:value-type="float" office:value="0" calcext:value-type="float">
            <text:p>0</text:p>
          </table:table-cell>
          <table:table-cell office:value-type="float" office:value="129.1466" calcext:value-type="float">
            <text:p>129.1466</text:p>
          </table:table-cell>
          <table:table-cell office:value-type="float" office:value="0" calcext:value-type="float">
            <text:p>0</text:p>
          </table:table-cell>
          <table:table-cell office:value-type="float" office:value="129.1466" calcext:value-type="float">
            <text:p>129.1466</text:p>
          </table:table-cell>
          <table:table-cell office:value-type="float" office:value="594.0742" calcext:value-type="float">
            <text:p>594.0742</text:p>
          </table:table-cell>
          <table:table-cell office:value-type="string" calcext:value-type="string">
            <text:p>Grams</text:p>
          </table:table-cell>
          <table:table-cell office:value-type="float" office:value="1" calcext:value-type="float">
            <text:p>1</text:p>
          </table:table-cell>
          <table:table-cell table:formula="of:=[.O64]*[.DD64]" office:value-type="float" office:value="129.1466" calcext:value-type="float">
            <text:p>129.1466</text:p>
          </table:table-cell>
          <table:table-cell office:value-type="string" calcext:value-type="string">
            <text:p>Salmon</text:p>
          </table:table-cell>
          <table:table-cell office:value-type="string" calcext:value-type="string">
            <text:p>1 Grilled or Baked Fillet, 130 g</text:p>
          </table:table-cell>
          <table:table-cell table:formula="of:=[.DI64]*0.0129" office:value-type="float" office:value="7.66355718" calcext:value-type="float">
            <text:p>7.66355718</text:p>
          </table:table-cell>
          <table:table-cell table:formula="of:=[.DB64]*[.DD64]" office:value-type="float" office:value="594.0742" calcext:value-type="float">
            <text:p>594.0742</text:p>
          </table:table-cell>
          <table:table-cell table:formula="of:=[.AL64]*[.DD64]" office:value-type="float" office:value="308.6603" calcext:value-type="float">
            <text:p>308.6603</text:p>
          </table:table-cell>
          <table:table-cell table:formula="of:=[.AD64]*[.DD64]" office:value-type="float" office:value="20.1469" calcext:value-type="float">
            <text:p>20.1469</text:p>
          </table:table-cell>
          <table:table-cell table:formula="of:=[.BK64]*[.DD64]" office:value-type="float" office:value="0" calcext:value-type="float">
            <text:p>0</text:p>
          </table:table-cell>
          <table:table-cell table:formula="of:=[.BA64]*[.DD64]" office:value-type="float" office:value="31.7701" calcext:value-type="float">
            <text:p>31.7701</text:p>
          </table:table-cell>
          <table:table-cell office:value-type="string" calcext:value-type="string">
            <text:p>salmon.png</text:p>
          </table:table-cell>
          <table:table-cell office:value-type="string" calcext:value-type="string">
            <text:p>https://pixabay.com/en/fish-salmon-fillet-omega-3-omega-6-2631412/</text:p>
          </table:table-cell>
          <table:table-cell table:number-columns-repeated="2"/>
        </table:table-row>
        <table:table-row table:style-name="ro1">
          <table:table-cell office:value-type="float" office:value="168" calcext:value-type="float">
            <text:p>168</text:p>
          </table:table-cell>
          <table:table-cell office:value-type="string" calcext:value-type="string">
            <text:p>SALT TABLE</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522" calcext:value-type="float">
            <text:p>2522</text:p>
          </table:table-cell>
          <table:table-cell office:value-type="string" calcext:value-type="string">
            <text:p>50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No idea so default to 1 - likely from the processing?</text:p>
          </table:table-cell>
          <table:table-cell office:value-type="string" calcext:value-type="string">
            <text:p>Savoury sauces, pickles, gravies &amp; condiments</text:p>
          </table:table-cell>
          <table:table-cell office:value-type="float" office:value="1.9087" calcext:value-type="float">
            <text:p>1.9087</text:p>
          </table:table-cell>
          <table:table-cell table:number-columns-repeated="5" office:value-type="float" office:value="0" calcext:value-type="float">
            <text:p>0</text:p>
          </table:table-cell>
          <table:table-cell office:value-type="float" office:value="0.0954" calcext:value-type="float">
            <text:p>0.0954</text:p>
          </table:table-cell>
          <table:table-cell table:number-columns-repeated="2" office:value-type="float" office:value="0" calcext:value-type="float">
            <text:p>0</text:p>
          </table:table-cell>
          <table:table-cell office:value-type="float" office:value="1143.3392" calcext:value-type="float">
            <text:p>1143.3392</text:p>
          </table:table-cell>
          <table:table-cell table:number-columns-repeated="3" office:value-type="float" office:value="0" calcext:value-type="float">
            <text:p>0</text:p>
          </table:table-cell>
          <table:table-cell office:value-type="float" office:value="0.0015" calcext:value-type="float">
            <text:p>0.0015</text:p>
          </table:table-cell>
          <table:table-cell table:number-columns-repeated="2" office:value-type="float" office:value="0" calcext:value-type="float">
            <text:p>0</text:p>
          </table:table-cell>
          <table:table-cell office:value-type="float" office:value="0.0057" calcext:value-type="float">
            <text:p>0.0057</text:p>
          </table:table-cell>
          <table:table-cell table:number-columns-repeated="4" office:value-type="float" office:value="0" calcext:value-type="float">
            <text:p>0</text:p>
          </table:table-cell>
          <table:table-cell office:value-type="float" office:value="0.8398" calcext:value-type="float">
            <text:p>0.8398</text:p>
          </table:table-cell>
          <table:table-cell office:value-type="float" office:value="1.6988" calcext:value-type="float">
            <text:p>1.6988</text:p>
          </table:table-cell>
          <table:table-cell table:number-columns-repeated="4" office:value-type="float" office:value="0" calcext:value-type="float">
            <text:p>0</text:p>
          </table:table-cell>
          <table:table-cell office:value-type="float" office:value="1.4506" calcext:value-type="float">
            <text:p>1.4506</text:p>
          </table:table-cell>
          <table:table-cell table:number-columns-repeated="2" office:value-type="float" office:value="0" calcext:value-type="float">
            <text:p>0</text:p>
          </table:table-cell>
          <table:table-cell office:value-type="float" office:value="750.1374" calcext:value-type="float">
            <text:p>750.1374</text:p>
          </table:table-cell>
          <table:table-cell office:value-type="float" office:value="0.1193" calcext:value-type="float">
            <text:p>0.1193</text:p>
          </table:table-cell>
          <table:table-cell office:value-type="float" office:value="0.0057" calcext:value-type="float">
            <text:p>0.0057</text:p>
          </table:table-cell>
          <table:table-cell table:number-columns-repeated="58" office:value-type="float" office:value="0" calcext:value-type="float">
            <text:p>0</text:p>
          </table:table-cell>
          <table:table-cell office:value-type="float" office:value="1.9087" calcext:value-type="float">
            <text:p>1.9087</text:p>
          </table:table-cell>
          <table:table-cell office:value-type="string" calcext:value-type="string">
            <text:p>Grams</text:p>
          </table:table-cell>
          <table:table-cell office:value-type="float" office:value="1" calcext:value-type="float">
            <text:p>1</text:p>
          </table:table-cell>
          <table:table-cell table:formula="of:=[.O65]*[.DD65]" office:value-type="float" office:value="1.9087" calcext:value-type="float">
            <text:p>1.9087</text:p>
          </table:table-cell>
          <table:table-cell office:value-type="string" calcext:value-type="string">
            <text:p>Salt</text:p>
          </table:table-cell>
          <table:table-cell office:value-type="string" calcext:value-type="string">
            <text:p>Table Salt, 1/2 tsp</text:p>
          </table:table-cell>
          <table:table-cell table:formula="of:=[.DI65]*0.0129" office:value-type="float" office:value="0.02462223" calcext:value-type="float">
            <text:p>0.02462223</text:p>
          </table:table-cell>
          <table:table-cell table:formula="of:=[.DB65]*[.DD65]" office:value-type="float" office:value="1.9087" calcext:value-type="float">
            <text:p>1.9087</text:p>
          </table:table-cell>
          <table:table-cell table:formula="of:=[.AL65]*[.DD65]" office:value-type="float" office:value="0" calcext:value-type="float">
            <text:p>0</text:p>
          </table:table-cell>
          <table:table-cell table:formula="of:=[.AD65]*[.DD65]" office:value-type="float" office:value="0" calcext:value-type="float">
            <text:p>0</text:p>
          </table:table-cell>
          <table:table-cell table:formula="of:=[.BK65]*[.DD65]" office:value-type="float" office:value="0" calcext:value-type="float">
            <text:p>0</text:p>
          </table:table-cell>
          <table:table-cell table:formula="of:=[.BA65]*[.DD65]" office:value-type="float" office:value="0" calcext:value-type="float">
            <text:p>0</text:p>
          </table:table-cell>
          <table:table-cell office:value-type="string" calcext:value-type="string">
            <text:p>salt.jpg</text:p>
          </table:table-cell>
          <table:table-cell office:value-type="string" calcext:value-type="string">
            <text:p>https://commons.wikimedia.org/wiki/File:Salt_shaker_on_white_background.jpg</text:p>
          </table:table-cell>
          <table:table-cell table:number-columns-repeated="2"/>
        </table:table-row>
        <table:table-row table:style-name="ro1">
          <table:table-cell office:value-type="float" office:value="169" calcext:value-type="float">
            <text:p>169</text:p>
          </table:table-cell>
          <table:table-cell office:value-type="string" calcext:value-type="string">
            <text:p>SAUSAGES, PORK, GRILLED</text:p>
          </table:table-cell>
          <table:table-cell office:value-type="string" calcext:value-type="string">
            <text:p>SAUSAGES</text:p>
          </table:table-cell>
          <table:table-cell office:value-type="string" calcext:value-type="string">
            <text:p>30B</text:p>
          </table:table-cell>
          <table:table-cell office:value-type="string" calcext:value-type="string">
            <text:p>OTHER SAUSAGES INCLUDING HOMEMADE DISHES</text:p>
          </table:table-cell>
          <table:table-cell office:value-type="float" office:value="1280" calcext:value-type="float">
            <text:p>1280</text:p>
          </table:table-cell>
          <table:table-cell office:value-type="string" calcext:value-type="string">
            <text:p>30B</text:p>
          </table:table-cell>
          <table:table-cell office:value-type="string" calcext:value-type="string">
            <text:p>F</text:p>
          </table:table-cell>
          <table:table-cell office:value-type="string" calcext:value-type="string">
            <text:p>Updated based on 7 products/3 brands NDNS RP yr 2 RS 04.06.09. Updated based on 10 products, 8 brands 16.06.11. RS</text:p>
          </table:table-cell>
          <table:table-cell office:value-type="float" office:value="1" calcext:value-type="float">
            <text:p>1</text:p>
          </table:table-cell>
          <table:table-cell office:value-type="string" calcext:value-type="string">
            <text:p>01/09/04 updated Sausage project 2003-BH. Updated (water, macronutrients, Na, Cl) <text:s/>NDNS RP yr 2 RS 04.06.09. Fat profile, protein, CHO profile and energy updated 16.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acon, ham, pork</text:p>
          </table:table-cell>
          <table:table-cell office:value-type="float" office:value="207.4646" calcext:value-type="float">
            <text:p>207.4646</text:p>
          </table:table-cell>
          <table:table-cell table:number-columns-repeated="4" office:value-type="float" office:value="0" calcext:value-type="float">
            <text:p>0</text:p>
          </table:table-cell>
          <table:table-cell office:value-type="float" office:value="10.3732" calcext:value-type="float">
            <text:p>10.3732</text:p>
          </table:table-cell>
          <table:table-cell office:value-type="float" office:value="228.211" calcext:value-type="float">
            <text:p>228.211</text:p>
          </table:table-cell>
          <table:table-cell office:value-type="float" office:value="23.236" calcext:value-type="float">
            <text:p>23.236</text:p>
          </table:table-cell>
          <table:table-cell office:value-type="float" office:value="109.9562" calcext:value-type="float">
            <text:p>109.9562</text:p>
          </table:table-cell>
          <table:table-cell office:value-type="float" office:value="1908.6741" calcext:value-type="float">
            <text:p>1908.6741</text:p>
          </table:table-cell>
          <table:table-cell office:value-type="float" office:value="15.4146" calcext:value-type="float">
            <text:p>15.4146</text:p>
          </table:table-cell>
          <table:table-cell office:value-type="float" office:value="0.4149" calcext:value-type="float">
            <text:p>0.4149</text:p>
          </table:table-cell>
          <table:table-cell office:value-type="float" office:value="4.9169" calcext:value-type="float">
            <text:p>4.9169</text:p>
          </table:table-cell>
          <table:table-cell office:value-type="float" office:value="0.2282" calcext:value-type="float">
            <text:p>0.2282</text:p>
          </table:table-cell>
          <table:table-cell office:value-type="float" office:value="3.9418" calcext:value-type="float">
            <text:p>3.9418</text:p>
          </table:table-cell>
          <table:table-cell office:value-type="float" office:value="36.9287" calcext:value-type="float">
            <text:p>36.9287</text:p>
          </table:table-cell>
          <table:table-cell office:value-type="float" office:value="2.4896" calcext:value-type="float">
            <text:p>2.4896</text:p>
          </table:table-cell>
          <table:table-cell office:value-type="float" office:value="8.2986" calcext:value-type="float">
            <text:p>8.2986</text:p>
          </table:table-cell>
          <table:table-cell office:value-type="float" office:value="0" calcext:value-type="float">
            <text:p>0</text:p>
          </table:table-cell>
          <table:table-cell office:value-type="float" office:value="1.4523" calcext:value-type="float">
            <text:p>1.4523</text:p>
          </table:table-cell>
          <table:table-cell office:value-type="float" office:value="1.0373" calcext:value-type="float">
            <text:p>1.0373</text:p>
          </table:table-cell>
          <table:table-cell office:value-type="float" office:value="16.5972" calcext:value-type="float">
            <text:p>16.5972</text:p>
          </table:table-cell>
          <table:table-cell office:value-type="float" office:value="394.1827" calcext:value-type="float">
            <text:p>394.1827</text:p>
          </table:table-cell>
          <table:table-cell office:value-type="float" office:value="537.3333" calcext:value-type="float">
            <text:p>537.3333</text:p>
          </table:table-cell>
          <table:table-cell office:value-type="float" office:value="2236.4681" calcext:value-type="float">
            <text:p>2236.4681</text:p>
          </table:table-cell>
          <table:table-cell office:value-type="float" office:value="0" calcext:value-type="float">
            <text:p>0</text:p>
          </table:table-cell>
          <table:table-cell office:value-type="float" office:value="2.9045" calcext:value-type="float">
            <text:p>2.9045</text:p>
          </table:table-cell>
          <table:table-cell office:value-type="float" office:value="31.1197" calcext:value-type="float">
            <text:p>31.1197</text:p>
          </table:table-cell>
          <table:table-cell office:value-type="float" office:value="4.1493" calcext:value-type="float">
            <text:p>4.1493</text:p>
          </table:table-cell>
          <table:table-cell office:value-type="float" office:value="0.4149" calcext:value-type="float">
            <text:p>0.4149</text:p>
          </table:table-cell>
          <table:table-cell office:value-type="float" office:value="1244.7875" calcext:value-type="float">
            <text:p>1244.7875</text:p>
          </table:table-cell>
          <table:table-cell office:value-type="float" office:value="12.9665" calcext:value-type="float">
            <text:p>12.9665</text:p>
          </table:table-cell>
          <table:table-cell office:value-type="float" office:value="1.4523" calcext:value-type="float">
            <text:p>1.4523</text:p>
          </table:table-cell>
          <table:table-cell office:value-type="float" office:value="10.5807" calcext:value-type="float">
            <text:p>10.5807</text:p>
          </table:table-cell>
          <table:table-cell table:number-columns-repeated="2" office:value-type="float" office:value="0" calcext:value-type="float">
            <text:p>0</text:p>
          </table:table-cell>
          <table:table-cell office:value-type="float" office:value="456.4221" calcext:value-type="float">
            <text:p>456.4221</text:p>
          </table:table-cell>
          <table:table-cell office:value-type="float" office:value="1.8672" calcext:value-type="float">
            <text:p>1.8672</text:p>
          </table:table-cell>
          <table:table-cell office:value-type="float" office:value="29.2525" calcext:value-type="float">
            <text:p>29.2525</text:p>
          </table:table-cell>
          <table:table-cell office:value-type="float" office:value="0" calcext:value-type="float">
            <text:p>0</text:p>
          </table:table-cell>
          <table:table-cell office:value-type="float" office:value="0.2697" calcext:value-type="float">
            <text:p>0.2697</text:p>
          </table:table-cell>
          <table:table-cell office:value-type="float" office:value="14.1491" calcext:value-type="float">
            <text:p>14.1491</text:p>
          </table:table-cell>
          <table:table-cell office:value-type="float" office:value="12.4479" calcext:value-type="float">
            <text:p>12.4479</text:p>
          </table:table-cell>
          <table:table-cell office:value-type="float" office:value="19.0867" calcext:value-type="float">
            <text:p>19.0867</text:p>
          </table:table-cell>
          <table:table-cell table:number-columns-repeated="3" office:value-type="float" office:value="0" calcext:value-type="float">
            <text:p>0</text:p>
          </table:table-cell>
          <table:table-cell office:value-type="float" office:value="4.7717" calcext:value-type="float">
            <text:p>4.7717</text:p>
          </table:table-cell>
          <table:table-cell office:value-type="float" office:value="4.1493" calcext:value-type="float">
            <text:p>4.1493</text:p>
          </table:table-cell>
          <table:table-cell office:value-type="float" office:value="0.3319" calcext:value-type="float">
            <text:p>0.3319</text:p>
          </table:table-cell>
          <table:table-cell office:value-type="float" office:value="0" calcext:value-type="float">
            <text:p>0</text:p>
          </table:table-cell>
          <table:table-cell office:value-type="float" office:value="2.0746" calcext:value-type="float">
            <text:p>2.0746</text:p>
          </table:table-cell>
          <table:table-cell office:value-type="float" office:value="0.2075" calcext:value-type="float">
            <text:p>0.2075</text:p>
          </table:table-cell>
          <table:table-cell office:value-type="float" office:value="10.3732" calcext:value-type="float">
            <text:p>10.3732</text:p>
          </table:table-cell>
          <table:table-cell office:value-type="float" office:value="2.0124" calcext:value-type="float">
            <text:p>2.0124</text:p>
          </table:table-cell>
          <table:table-cell office:value-type="float" office:value="1.6597" calcext:value-type="float">
            <text:p>1.6597</text:p>
          </table:table-cell>
          <table:table-cell office:value-type="float" office:value="118.0473" calcext:value-type="float">
            <text:p>118.0473</text:p>
          </table:table-cell>
          <table:table-cell office:value-type="float" office:value="3.112" calcext:value-type="float">
            <text:p>3.112</text:p>
          </table:table-cell>
          <table:table-cell table:number-columns-repeated="17" office:value-type="float" office:value="0" calcext:value-type="float">
            <text:p>0</text:p>
          </table:table-cell>
          <table:table-cell office:value-type="float" office:value="207.4646" calcext:value-type="float">
            <text:p>207.4646</text:p>
          </table:table-cell>
          <table:table-cell table:number-columns-repeated="13" office:value-type="float" office:value="0" calcext:value-type="float">
            <text:p>0</text:p>
          </table:table-cell>
          <table:table-cell table:number-columns-repeated="2" office:value-type="float" office:value="207.4646" calcext:value-type="float">
            <text:p>207.4646</text:p>
          </table:table-cell>
          <table:table-cell office:value-type="float" office:value="954.337" calcext:value-type="float">
            <text:p>954.337</text:p>
          </table:table-cell>
          <table:table-cell office:value-type="string" calcext:value-type="string">
            <text:p>Grams</text:p>
          </table:table-cell>
          <table:table-cell office:value-type="float" office:value="0.63" calcext:value-type="float">
            <text:p>0.63</text:p>
          </table:table-cell>
          <table:table-cell table:formula="of:=[.O66]*[.DD66]" office:value-type="float" office:value="130.702698" calcext:value-type="float">
            <text:p>130.702698</text:p>
          </table:table-cell>
          <table:table-cell office:value-type="string" calcext:value-type="string">
            <text:p>Pork Sausages</text:p>
          </table:table-cell>
          <table:table-cell office:value-type="string" calcext:value-type="string">
            <text:p>2 Grilled Sausages, 130 g</text:p>
          </table:table-cell>
          <table:table-cell table:formula="of:=[.DI66]*0.0129" office:value-type="float" office:value="7.755896799" calcext:value-type="float">
            <text:p>7.755896799</text:p>
          </table:table-cell>
          <table:table-cell table:formula="of:=[.DB66]*[.DD66]" office:value-type="float" office:value="601.23231" calcext:value-type="float">
            <text:p>601.23231</text:p>
          </table:table-cell>
          <table:table-cell table:formula="of:=[.AL66]*[.DD66]" office:value-type="float" office:value="338.519979" calcext:value-type="float">
            <text:p>338.519979</text:p>
          </table:table-cell>
          <table:table-cell table:formula="of:=[.AD66]*[.DD66]" office:value-type="float" office:value="23.265081" calcext:value-type="float">
            <text:p>23.265081</text:p>
          </table:table-cell>
          <table:table-cell table:formula="of:=[.BK66]*[.DD66]" office:value-type="float" office:value="2.614059" calcext:value-type="float">
            <text:p>2.614059</text:p>
          </table:table-cell>
          <table:table-cell table:formula="of:=[.BA66]*[.DD66]" office:value-type="float" office:value="18.429075" calcext:value-type="float">
            <text:p>18.429075</text:p>
          </table:table-cell>
          <table:table-cell office:value-type="string" calcext:value-type="string">
            <text:p>sausage-pork.jpg</text:p>
          </table:table-cell>
          <table:table-cell office:value-type="string" calcext:value-type="string">
            <text:p>https://pixabay.com/en/sausage-pork-sausage-eat-food-387841/</text:p>
          </table:table-cell>
          <table:table-cell table:number-columns-repeated="2"/>
        </table:table-row>
        <table:table-row table:style-name="ro1">
          <table:table-cell office:value-type="float" office:value="177" calcext:value-type="float">
            <text:p>177</text:p>
          </table:table-cell>
          <table:table-cell office:value-type="string" calcext:value-type="string">
            <text:p>STRAWBERRIES RAW</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2153" calcext:value-type="float">
            <text:p>2153</text:p>
          </table:table-cell>
          <table:table-cell office:value-type="string" calcext:value-type="string">
            <text:p>40R</text:p>
          </table:table-cell>
          <table:table-cell office:value-type="string" calcext:value-type="string">
            <text:p>F</text:p>
          </table:table-cell>
          <table:table-cell office:value-type="string" calcext:value-type="string">
            <text:p>Updated for RP yr 6 p2 based on F&amp;V analytical survey composite sample 45 <text:s/>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06.4774" calcext:value-type="float">
            <text:p>106.4774</text:p>
          </table:table-cell>
          <table:table-cell table:number-columns-repeated="4" office:value-type="float" office:value="0" calcext:value-type="float">
            <text:p>0</text:p>
          </table:table-cell>
          <table:table-cell office:value-type="float" office:value="1.0648" calcext:value-type="float">
            <text:p>1.0648</text:p>
          </table:table-cell>
          <table:table-cell office:value-type="float" office:value="18.1012" calcext:value-type="float">
            <text:p>18.1012</text:p>
          </table:table-cell>
          <table:table-cell office:value-type="float" office:value="6.4951" calcext:value-type="float">
            <text:p>6.4951</text:p>
          </table:table-cell>
          <table:table-cell office:value-type="float" office:value="0" calcext:value-type="float">
            <text:p>0</text:p>
          </table:table-cell>
          <table:table-cell office:value-type="float" office:value="66.016" calcext:value-type="float">
            <text:p>66.016</text:p>
          </table:table-cell>
          <table:table-cell table:number-columns-repeated="2" office:value-type="float" office:value="0.1065" calcext:value-type="float">
            <text:p>0.1065</text:p>
          </table:table-cell>
          <table:table-cell office:value-type="float" office:value="0.1597" calcext:value-type="float">
            <text:p>0.1597</text:p>
          </table:table-cell>
          <table:table-cell office:value-type="float" office:value="0.0319" calcext:value-type="float">
            <text:p>0.0319</text:p>
          </table:table-cell>
          <table:table-cell office:value-type="float" office:value="1.0648" calcext:value-type="float">
            <text:p>1.0648</text:p>
          </table:table-cell>
          <table:table-cell office:value-type="float" office:value="0.5324" calcext:value-type="float">
            <text:p>0.5324</text:p>
          </table:table-cell>
          <table:table-cell office:value-type="float" office:value="0.3194" calcext:value-type="float">
            <text:p>0.3194</text:p>
          </table:table-cell>
          <table:table-cell office:value-type="float" office:value="64.9512" calcext:value-type="float">
            <text:p>64.9512</text:p>
          </table:table-cell>
          <table:table-cell office:value-type="float" office:value="3.3008" calcext:value-type="float">
            <text:p>3.3008</text:p>
          </table:table-cell>
          <table:table-cell office:value-type="float" office:value="3.1943" calcext:value-type="float">
            <text:p>3.1943</text:p>
          </table:table-cell>
          <table:table-cell office:value-type="float" office:value="0" calcext:value-type="float">
            <text:p>0</text:p>
          </table:table-cell>
          <table:table-cell office:value-type="float" office:value="1.0648" calcext:value-type="float">
            <text:p>1.0648</text:p>
          </table:table-cell>
          <table:table-cell office:value-type="float" office:value="181.0117" calcext:value-type="float">
            <text:p>181.0117</text:p>
          </table:table-cell>
          <table:table-cell office:value-type="float" office:value="31.9432" calcext:value-type="float">
            <text:p>31.9432</text:p>
          </table:table-cell>
          <table:table-cell office:value-type="float" office:value="134.1616" calcext:value-type="float">
            <text:p>134.1616</text:p>
          </table:table-cell>
          <table:table-cell table:number-columns-repeated="2" office:value-type="float" office:value="0" calcext:value-type="float">
            <text:p>0</text:p>
          </table:table-cell>
          <table:table-cell office:value-type="float" office:value="12.7773" calcext:value-type="float">
            <text:p>12.7773</text:p>
          </table:table-cell>
          <table:table-cell office:value-type="float" office:value="6.4951" calcext:value-type="float">
            <text:p>6.4951</text:p>
          </table:table-cell>
          <table:table-cell office:value-type="float" office:value="0.3301" calcext:value-type="float">
            <text:p>0.3301</text:p>
          </table:table-cell>
          <table:table-cell office:value-type="float" office:value="1.0648" calcext:value-type="float">
            <text:p>1.0648</text:p>
          </table:table-cell>
          <table:table-cell office:value-type="float" office:value="6.6548" calcext:value-type="float">
            <text:p>6.6548</text:p>
          </table:table-cell>
          <table:table-cell office:value-type="float" office:value="0.3194" calcext:value-type="float">
            <text:p>0.3194</text:p>
          </table:table-cell>
          <table:table-cell office:value-type="float" office:value="0.7453" calcext:value-type="float">
            <text:p>0.7453</text:p>
          </table:table-cell>
          <table:table-cell table:number-columns-repeated="2" office:value-type="float" office:value="0" calcext:value-type="float">
            <text:p>0</text:p>
          </table:table-cell>
          <table:table-cell office:value-type="float" office:value="27.6841" calcext:value-type="float">
            <text:p>27.6841</text:p>
          </table:table-cell>
          <table:table-cell office:value-type="float" office:value="0.4259" calcext:value-type="float">
            <text:p>0.4259</text:p>
          </table:table-cell>
          <table:table-cell office:value-type="float" office:value="0.6389" calcext:value-type="float">
            <text:p>0.6389</text:p>
          </table:table-cell>
          <table:table-cell office:value-type="float" office:value="0" calcext:value-type="float">
            <text:p>0</text:p>
          </table:table-cell>
          <table:table-cell office:value-type="float" office:value="0.0213" calcext:value-type="float">
            <text:p>0.0213</text:p>
          </table:table-cell>
          <table:table-cell office:value-type="float" office:value="0.0532" calcext:value-type="float">
            <text:p>0.0532</text:p>
          </table:table-cell>
          <table:table-cell table:number-columns-repeated="3" office:value-type="float" office:value="0" calcext:value-type="float">
            <text:p>0</text:p>
          </table:table-cell>
          <table:table-cell office:value-type="float" office:value="0.0213" calcext:value-type="float">
            <text:p>0.0213</text:p>
          </table:table-cell>
          <table:table-cell office:value-type="float" office:value="0" calcext:value-type="float">
            <text:p>0</text:p>
          </table:table-cell>
          <table:table-cell office:value-type="float" office:value="0.1065" calcext:value-type="float">
            <text:p>0.1065</text:p>
          </table:table-cell>
          <table:table-cell office:value-type="float" office:value="6.4951" calcext:value-type="float">
            <text:p>6.4951</text:p>
          </table:table-cell>
          <table:table-cell table:number-columns-repeated="4" office:value-type="float" office:value="0" calcext:value-type="float">
            <text:p>0</text:p>
          </table:table-cell>
          <table:table-cell office:value-type="float" office:value="60.5857" calcext:value-type="float">
            <text:p>60.5857</text:p>
          </table:table-cell>
          <table:table-cell office:value-type="float" office:value="0" calcext:value-type="float">
            <text:p>0</text:p>
          </table:table-cell>
          <table:table-cell office:value-type="float" office:value="0.4259" calcext:value-type="float">
            <text:p>0.4259</text:p>
          </table:table-cell>
          <table:table-cell office:value-type="float" office:value="97.5333" calcext:value-type="float">
            <text:p>97.5333</text:p>
          </table:table-cell>
          <table:table-cell office:value-type="float" office:value="0.1065" calcext:value-type="float">
            <text:p>0.1065</text:p>
          </table:table-cell>
          <table:table-cell office:value-type="float" office:value="106.4774" calcext:value-type="float">
            <text:p>106.4774</text:p>
          </table:table-cell>
          <table:table-cell table:number-columns-repeated="32" office:value-type="float" office:value="0" calcext:value-type="float">
            <text:p>0</text:p>
          </table:table-cell>
          <table:table-cell office:value-type="float" office:value="127.7729" calcext:value-type="float">
            <text:p>127.7729</text:p>
          </table:table-cell>
          <table:table-cell office:value-type="string" calcext:value-type="string">
            <text:p>Grams</text:p>
          </table:table-cell>
          <table:table-cell office:value-type="float" office:value="1" calcext:value-type="float">
            <text:p>1</text:p>
          </table:table-cell>
          <table:table-cell table:formula="of:=[.O67]*[.DD67]" office:value-type="float" office:value="106.4774" calcext:value-type="float">
            <text:p>106.4774</text:p>
          </table:table-cell>
          <table:table-cell office:value-type="string" calcext:value-type="string">
            <text:p>Strawberry</text:p>
          </table:table-cell>
          <table:table-cell office:value-type="string" calcext:value-type="string">
            <text:p>100 g</text:p>
          </table:table-cell>
          <table:table-cell table:formula="of:=[.DI67]*0.0129" office:value-type="float" office:value="1.64827041" calcext:value-type="float">
            <text:p>1.64827041</text:p>
          </table:table-cell>
          <table:table-cell table:formula="of:=[.DB67]*[.DD67]" office:value-type="float" office:value="127.7729" calcext:value-type="float">
            <text:p>127.7729</text:p>
          </table:table-cell>
          <table:table-cell table:formula="of:=[.AL67]*[.DD67]" office:value-type="float" office:value="31.9432" calcext:value-type="float">
            <text:p>31.9432</text:p>
          </table:table-cell>
          <table:table-cell table:formula="of:=[.AD67]*[.DD67]" office:value-type="float" office:value="0.5324" calcext:value-type="float">
            <text:p>0.5324</text:p>
          </table:table-cell>
          <table:table-cell table:formula="of:=[.BK67]*[.DD67]" office:value-type="float" office:value="6.4951" calcext:value-type="float">
            <text:p>6.4951</text:p>
          </table:table-cell>
          <table:table-cell table:formula="of:=[.BA67]*[.DD67]" office:value-type="float" office:value="0.6389" calcext:value-type="float">
            <text:p>0.6389</text:p>
          </table:table-cell>
          <table:table-cell office:value-type="string" calcext:value-type="string">
            <text:p>strawberry.jpg</text:p>
          </table:table-cell>
          <table:table-cell office:value-type="string" calcext:value-type="string">
            <text:p>http://www.picserver.org/s/strawberry.html</text:p>
          </table:table-cell>
          <table:table-cell table:number-columns-repeated="2"/>
        </table:table-row>
        <table:table-row table:style-name="ro1">
          <table:table-cell office:value-type="float" office:value="180" calcext:value-type="float">
            <text:p>180</text:p>
          </table:table-cell>
          <table:table-cell office:value-type="string" calcext:value-type="string">
            <text:p>SWEDE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921" calcext:value-type="float">
            <text:p>1921</text:p>
          </table:table-cell>
          <table:table-cell office:value-type="string" calcext:value-type="string">
            <text:p>37M</text:p>
          </table:table-cell>
          <table:table-cell office:value-type="string" calcext:value-type="string">
            <text:p>F</text:p>
          </table:table-cell>
          <table:table-cell office:value-type="string" calcext:value-type="string">
            <text:p>VHS 361 199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9.4617" calcext:value-type="float">
            <text:p>9.4617</text:p>
          </table:table-cell>
          <table:table-cell table:number-columns-repeated="2" office:value-type="float" office:value="0" calcext:value-type="float">
            <text:p>0</text:p>
          </table:table-cell>
          <table:table-cell office:value-type="float" office:value="15.6117" calcext:value-type="float">
            <text:p>15.6117</text:p>
          </table:table-cell>
          <table:table-cell table:number-columns-repeated="2" office:value-type="float" office:value="0" calcext:value-type="float">
            <text:p>0</text:p>
          </table:table-cell>
          <table:table-cell office:value-type="float" office:value="2.46" calcext:value-type="float">
            <text:p>2.46</text:p>
          </table:table-cell>
          <table:table-cell office:value-type="float" office:value="0.2176" calcext:value-type="float">
            <text:p>0.2176</text:p>
          </table:table-cell>
          <table:table-cell office:value-type="float" office:value="0" calcext:value-type="float">
            <text:p>0</text:p>
          </table:table-cell>
          <table:table-cell office:value-type="float" office:value="0.8515" calcext:value-type="float">
            <text:p>0.8515</text:p>
          </table:table-cell>
          <table:table-cell office:value-type="float" office:value="0.0009" calcext:value-type="float">
            <text:p>0.0009</text:p>
          </table:table-cell>
          <table:table-cell office:value-type="float" office:value="0.0038" calcext:value-type="float">
            <text:p>0.0038</text:p>
          </table:table-cell>
          <table:table-cell office:value-type="float" office:value="0.0009" calcext:value-type="float">
            <text:p>0.0009</text:p>
          </table:table-cell>
          <table:table-cell office:value-type="float" office:value="0" calcext:value-type="float">
            <text:p>0</text:p>
          </table:table-cell>
          <table:table-cell office:value-type="float" office:value="0.0662" calcext:value-type="float">
            <text:p>0.0662</text:p>
          </table:table-cell>
          <table:table-cell table:number-columns-repeated="2" office:value-type="float" office:value="0.0095" calcext:value-type="float">
            <text:p>0.0095</text:p>
          </table:table-cell>
          <table:table-cell office:value-type="float" office:value="1.7031" calcext:value-type="float">
            <text:p>1.7031</text:p>
          </table:table-cell>
          <table:table-cell office:value-type="float" office:value="0.0852" calcext:value-type="float">
            <text:p>0.0852</text:p>
          </table:table-cell>
          <table:table-cell office:value-type="float" office:value="0.1135" calcext:value-type="float">
            <text:p>0.1135</text:p>
          </table:table-cell>
          <table:table-cell office:value-type="float" office:value="0" calcext:value-type="float">
            <text:p>0</text:p>
          </table:table-cell>
          <table:table-cell office:value-type="float" office:value="0.1892" calcext:value-type="float">
            <text:p>0.1892</text:p>
          </table:table-cell>
          <table:table-cell office:value-type="float" office:value="8.137" calcext:value-type="float">
            <text:p>8.137</text:p>
          </table:table-cell>
          <table:table-cell office:value-type="float" office:value="1.0408" calcext:value-type="float">
            <text:p>1.0408</text:p>
          </table:table-cell>
          <table:table-cell office:value-type="float" office:value="4.3524" calcext:value-type="float">
            <text:p>4.3524</text:p>
          </table:table-cell>
          <table:table-cell table:number-columns-repeated="2" office:value-type="float" office:value="0" calcext:value-type="float">
            <text:p>0</text:p>
          </table:table-cell>
          <table:table-cell office:value-type="float" office:value="0.3785" calcext:value-type="float">
            <text:p>0.3785</text:p>
          </table:table-cell>
          <table:table-cell office:value-type="float" office:value="0.2082" calcext:value-type="float">
            <text:p>0.2082</text:p>
          </table:table-cell>
          <table:table-cell office:value-type="float" office:value="0.0095" calcext:value-type="float">
            <text:p>0.0095</text:p>
          </table:table-cell>
          <table:table-cell office:value-type="float" office:value="1.3246" calcext:value-type="float">
            <text:p>1.3246</text:p>
          </table:table-cell>
          <table:table-cell office:value-type="float" office:value="0.5914" calcext:value-type="float">
            <text:p>0.5914</text:p>
          </table:table-cell>
          <table:table-cell office:value-type="float" office:value="0.0095" calcext:value-type="float">
            <text:p>0.0095</text:p>
          </table:table-cell>
          <table:table-cell office:value-type="float" office:value="0.1041" calcext:value-type="float">
            <text:p>0.1041</text:p>
          </table:table-cell>
          <table:table-cell table:number-columns-repeated="2" office:value-type="float" office:value="0" calcext:value-type="float">
            <text:p>0</text:p>
          </table:table-cell>
          <table:table-cell office:value-type="float" office:value="1.0408" calcext:value-type="float">
            <text:p>1.0408</text:p>
          </table:table-cell>
          <table:table-cell office:value-type="float" office:value="0.0095" calcext:value-type="float">
            <text:p>0.0095</text:p>
          </table:table-cell>
          <table:table-cell office:value-type="float" office:value="0.0284" calcext:value-type="float">
            <text:p>0.0284</text:p>
          </table:table-cell>
          <table:table-cell office:value-type="float" office:value="0" calcext:value-type="float">
            <text:p>0</text:p>
          </table:table-cell>
          <table:table-cell table:number-columns-repeated="2" office:value-type="float" office:value="0.0009" calcext:value-type="float">
            <text:p>0.0009</text:p>
          </table:table-cell>
          <table:table-cell office:value-type="float" office:value="0.0946" calcext:value-type="float">
            <text:p>0.0946</text:p>
          </table:table-cell>
          <table:table-cell table:number-columns-repeated="2" office:value-type="float" office:value="0.0095" calcext:value-type="float">
            <text:p>0.0095</text:p>
          </table:table-cell>
          <table:table-cell office:value-type="float" office:value="0.0123" calcext:value-type="float">
            <text:p>0.0123</text:p>
          </table:table-cell>
          <table:table-cell office:value-type="float" office:value="15.6117" calcext:value-type="float">
            <text:p>15.6117</text:p>
          </table:table-cell>
          <table:table-cell office:value-type="float" office:value="0" calcext:value-type="float">
            <text:p>0</text:p>
          </table:table-cell>
          <table:table-cell office:value-type="float" office:value="0.2082" calcext:value-type="float">
            <text:p>0.2082</text:p>
          </table:table-cell>
          <table:table-cell office:value-type="float" office:value="0" calcext:value-type="float">
            <text:p>0</text:p>
          </table:table-cell>
          <table:table-cell office:value-type="float" office:value="2.6493" calcext:value-type="float">
            <text:p>2.6493</text:p>
          </table:table-cell>
          <table:table-cell table:number-columns-repeated="2" office:value-type="float" office:value="0" calcext:value-type="float">
            <text:p>0</text:p>
          </table:table-cell>
          <table:table-cell office:value-type="float" office:value="1.4192" calcext:value-type="float">
            <text:p>1.4192</text:p>
          </table:table-cell>
          <table:table-cell table:number-columns-repeated="2" office:value-type="float" office:value="0" calcext:value-type="float">
            <text:p>0</text:p>
          </table:table-cell>
          <table:table-cell office:value-type="float" office:value="9.0643" calcext:value-type="float">
            <text:p>9.0643</text:p>
          </table:table-cell>
          <table:table-cell office:value-type="float" office:value="0.0095" calcext:value-type="float">
            <text:p>0.0095</text:p>
          </table:table-cell>
          <table:table-cell table:number-columns-repeated="6" office:value-type="float" office:value="0" calcext:value-type="float">
            <text:p>0</text:p>
          </table:table-cell>
          <table:table-cell office:value-type="float" office:value="9.4617" calcext:value-type="float">
            <text:p>9.4617</text:p>
          </table:table-cell>
          <table:table-cell table:number-columns-repeated="26" office:value-type="float" office:value="0" calcext:value-type="float">
            <text:p>0</text:p>
          </table:table-cell>
          <table:table-cell office:value-type="float" office:value="15.1387" calcext:value-type="float">
            <text:p>15.1387</text:p>
          </table:table-cell>
          <table:table-cell office:value-type="string" calcext:value-type="string">
            <text:p>Grams</text:p>
          </table:table-cell>
          <table:table-cell office:value-type="float" office:value="10.5" calcext:value-type="float">
            <text:p>10.5</text:p>
          </table:table-cell>
          <table:table-cell table:formula="of:=[.O68]*[.DD68]" office:value-type="float" office:value="99.34785" calcext:value-type="float">
            <text:p>99.34785</text:p>
          </table:table-cell>
          <table:table-cell office:value-type="string" calcext:value-type="string">
            <text:p>Swede</text:p>
          </table:table-cell>
          <table:table-cell office:value-type="string" calcext:value-type="string">
            <text:p>Boiled Swede, 100 g</text:p>
          </table:table-cell>
          <table:table-cell table:formula="of:=[.DI68]*0.0129" office:value-type="float" office:value="2.050536915" calcext:value-type="float">
            <text:p>2.050536915</text:p>
          </table:table-cell>
          <table:table-cell table:formula="of:=[.DB68]*[.DD68]" office:value-type="float" office:value="158.95635" calcext:value-type="float">
            <text:p>158.95635</text:p>
          </table:table-cell>
          <table:table-cell table:formula="of:=[.AL68]*[.DD68]" office:value-type="float" office:value="10.9284" calcext:value-type="float">
            <text:p>10.9284</text:p>
          </table:table-cell>
          <table:table-cell table:formula="of:=[.AD68]*[.DD68]" office:value-type="float" office:value="0.09975" calcext:value-type="float">
            <text:p>0.09975</text:p>
          </table:table-cell>
          <table:table-cell table:formula="of:=[.BK68]*[.DD68]" office:value-type="float" office:value="2.1861" calcext:value-type="float">
            <text:p>2.1861</text:p>
          </table:table-cell>
          <table:table-cell table:formula="of:=[.BA68]*[.DD68]" office:value-type="float" office:value="0.2982" calcext:value-type="float">
            <text:p>0.2982</text:p>
          </table:table-cell>
          <table:table-cell office:value-type="string" calcext:value-type="string">
            <text:p>turnip.jpg</text:p>
          </table:table-cell>
          <table:table-cell office:value-type="string" calcext:value-type="string">
            <text:p>https://www.publicdomainpictures.net/en/view-image.php?image=92631&amp;picture=turnip</text:p>
          </table:table-cell>
          <table:table-cell table:number-columns-repeated="2"/>
        </table:table-row>
        <table:table-row table:style-name="ro1">
          <table:table-cell office:value-type="float" office:value="184" calcext:value-type="float">
            <text:p>184</text:p>
          </table:table-cell>
          <table:table-cell office:value-type="string" calcext:value-type="string">
            <text:p>TOMATO KETCHUP</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448" calcext:value-type="float">
            <text:p>2448</text:p>
          </table:table-cell>
          <table:table-cell office:value-type="string" calcext:value-type="string">
            <text:p>50R</text:p>
          </table:table-cell>
          <table:table-cell office:value-type="string" calcext:value-type="string">
            <text:p>F</text:p>
          </table:table-cell>
          <table:table-cell office:value-type="string" calcext:value-type="string">
            <text:p>Updated based on 10 products 8 brands 17.06.11 RS</text:p>
          </table:table-cell>
          <table:table-cell office:value-type="float" office:value="1" calcext:value-type="float">
            <text:p>1</text:p>
          </table:table-cell>
          <table:table-cell office:value-type="string" calcext:value-type="string">
            <text:p>some values updated from mw6 1217 lw 11/5/05. Code updated for RP pilot. <text:s/>18/12/06 NK. NaCL updated 17.06.11_x000D_-</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2.2398" calcext:value-type="float">
            <text:p>2.2398</text:p>
          </table:table-cell>
          <table:table-cell table:number-columns-repeated="2" office:value-type="float" office:value="0" calcext:value-type="float">
            <text:p>0</text:p>
          </table:table-cell>
          <table:table-cell office:value-type="float" office:value="10.3032" calcext:value-type="float">
            <text:p>10.3032</text:p>
          </table:table-cell>
          <table:table-cell office:value-type="float" office:value="0.6048" calcext:value-type="float">
            <text:p>0.6048</text:p>
          </table:table-cell>
          <table:table-cell office:value-type="float" office:value="0.0224" calcext:value-type="float">
            <text:p>0.0224</text:p>
          </table:table-cell>
          <table:table-cell office:value-type="float" office:value="0.56" calcext:value-type="float">
            <text:p>0.56</text:p>
          </table:table-cell>
          <table:table-cell office:value-type="float" office:value="0.5958" calcext:value-type="float">
            <text:p>0.5958</text:p>
          </table:table-cell>
          <table:table-cell office:value-type="float" office:value="0" calcext:value-type="float">
            <text:p>0</text:p>
          </table:table-cell>
          <table:table-cell office:value-type="float" office:value="20.3825" calcext:value-type="float">
            <text:p>20.3825</text:p>
          </table:table-cell>
          <table:table-cell table:number-columns-repeated="3" office:value-type="float" office:value="0" calcext:value-type="float">
            <text:p>0</text:p>
          </table:table-cell>
          <table:table-cell office:value-type="float" office:value="0.009" calcext:value-type="float">
            <text:p>0.009</text:p>
          </table:table-cell>
          <table:table-cell office:value-type="float" office:value="0.0202" calcext:value-type="float">
            <text:p>0.0202</text:p>
          </table:table-cell>
          <table:table-cell office:value-type="float" office:value="0" calcext:value-type="float">
            <text:p>0</text:p>
          </table:table-cell>
          <table:table-cell office:value-type="float" office:value="0.0269" calcext:value-type="float">
            <text:p>0.0269</text:p>
          </table:table-cell>
          <table:table-cell office:value-type="float" office:value="0.0224" calcext:value-type="float">
            <text:p>0.0224</text:p>
          </table:table-cell>
          <table:table-cell office:value-type="float" office:value="0.1254" calcext:value-type="float">
            <text:p>0.1254</text:p>
          </table:table-cell>
          <table:table-cell office:value-type="float" office:value="0.1142" calcext:value-type="float">
            <text:p>0.1142</text:p>
          </table:table-cell>
          <table:table-cell office:value-type="float" office:value="0" calcext:value-type="float">
            <text:p>0</text:p>
          </table:table-cell>
          <table:table-cell office:value-type="float" office:value="0.0448" calcext:value-type="float">
            <text:p>0.0448</text:p>
          </table:table-cell>
          <table:table-cell office:value-type="float" office:value="13.215" calcext:value-type="float">
            <text:p>13.215</text:p>
          </table:table-cell>
          <table:table-cell office:value-type="float" office:value="2.419" calcext:value-type="float">
            <text:p>2.419</text:p>
          </table:table-cell>
          <table:table-cell office:value-type="float" office:value="10.3256" calcext:value-type="float">
            <text:p>10.3256</text:p>
          </table:table-cell>
          <table:table-cell table:number-columns-repeated="2" office:value-type="float" office:value="0" calcext:value-type="float">
            <text:p>0</text:p>
          </table:table-cell>
          <table:table-cell office:value-type="float" office:value="0.4256" calcext:value-type="float">
            <text:p>0.4256</text:p>
          </table:table-cell>
          <table:table-cell office:value-type="float" office:value="0.0806" calcext:value-type="float">
            <text:p>0.0806</text:p>
          </table:table-cell>
          <table:table-cell office:value-type="float" office:value="0.0022" calcext:value-type="float">
            <text:p>0.0022</text:p>
          </table:table-cell>
          <table:table-cell office:value-type="float" office:value="18.3666" calcext:value-type="float">
            <text:p>18.3666</text:p>
          </table:table-cell>
          <table:table-cell office:value-type="float" office:value="0.14" calcext:value-type="float">
            <text:p>0.14</text:p>
          </table:table-cell>
          <table:table-cell office:value-type="float" office:value="0.0269" calcext:value-type="float">
            <text:p>0.0269</text:p>
          </table:table-cell>
          <table:table-cell office:value-type="float" office:value="0.0538" calcext:value-type="float">
            <text:p>0.0538</text:p>
          </table:table-cell>
          <table:table-cell office:value-type="float" office:value="0.4368" calcext:value-type="float">
            <text:p>0.4368</text:p>
          </table:table-cell>
          <table:table-cell office:value-type="float" office:value="0" calcext:value-type="float">
            <text:p>0</text:p>
          </table:table-cell>
          <table:table-cell office:value-type="float" office:value="0.9631" calcext:value-type="float">
            <text:p>0.9631</text:p>
          </table:table-cell>
          <table:table-cell office:value-type="float" office:value="0.0045" calcext:value-type="float">
            <text:p>0.0045</text:p>
          </table:table-cell>
          <table:table-cell office:value-type="float" office:value="0.047" calcext:value-type="float">
            <text:p>0.047</text:p>
          </table:table-cell>
          <table:table-cell office:value-type="float" office:value="0" calcext:value-type="float">
            <text:p>0</text:p>
          </table:table-cell>
          <table:table-cell office:value-type="float" office:value="0.002" calcext:value-type="float">
            <text:p>0.002</text:p>
          </table:table-cell>
          <table:table-cell table:number-columns-repeated="2" office:value-type="float" office:value="0" calcext:value-type="float">
            <text:p>0</text:p>
          </table:table-cell>
          <table:table-cell office:value-type="float" office:value="0.0762" calcext:value-type="float">
            <text:p>0.0762</text:p>
          </table:table-cell>
          <table:table-cell office:value-type="float" office:value="0.2822" calcext:value-type="float">
            <text:p>0.2822</text:p>
          </table:table-cell>
          <table:table-cell office:value-type="float" office:value="0.0224" calcext:value-type="float">
            <text:p>0.0224</text:p>
          </table:table-cell>
          <table:table-cell office:value-type="float" office:value="10.5944" calcext:value-type="float">
            <text:p>10.5944</text:p>
          </table:table-cell>
          <table:table-cell office:value-type="float" office:value="0.0067" calcext:value-type="float">
            <text:p>0.0067</text:p>
          </table:table-cell>
          <table:table-cell office:value-type="float" office:value="0.5196" calcext:value-type="float">
            <text:p>0.5196</text:p>
          </table:table-cell>
          <table:table-cell office:value-type="float" office:value="0" calcext:value-type="float">
            <text:p>0</text:p>
          </table:table-cell>
          <table:table-cell office:value-type="float" office:value="1.7695" calcext:value-type="float">
            <text:p>1.7695</text:p>
          </table:table-cell>
          <table:table-cell table:number-columns-repeated="2" office:value-type="float" office:value="0" calcext:value-type="float">
            <text:p>0</text:p>
          </table:table-cell>
          <table:table-cell office:value-type="float" office:value="0.0448" calcext:value-type="float">
            <text:p>0.0448</text:p>
          </table:table-cell>
          <table:table-cell office:value-type="float" office:value="0" calcext:value-type="float">
            <text:p>0</text:p>
          </table:table-cell>
          <table:table-cell office:value-type="float" office:value="0.0224" calcext:value-type="float">
            <text:p>0.0224</text:p>
          </table:table-cell>
          <table:table-cell office:value-type="float" office:value="1.4514" calcext:value-type="float">
            <text:p>1.4514</text:p>
          </table:table-cell>
          <table:table-cell office:value-type="float" office:value="0.0022" calcext:value-type="float">
            <text:p>0.0022</text:p>
          </table:table-cell>
          <table:table-cell table:number-columns-repeated="5" office:value-type="float" office:value="0" calcext:value-type="float">
            <text:p>0</text:p>
          </table:table-cell>
          <table:table-cell office:value-type="float" office:value="0.5958" calcext:value-type="float">
            <text:p>0.5958</text:p>
          </table:table-cell>
          <table:table-cell table:number-columns-repeated="27" office:value-type="float" office:value="0" calcext:value-type="float">
            <text:p>0</text:p>
          </table:table-cell>
          <table:table-cell office:value-type="float" office:value="2.6878" calcext:value-type="float">
            <text:p>2.6878</text:p>
          </table:table-cell>
          <table:table-cell office:value-type="string" calcext:value-type="string">
            <text:p>Grams</text:p>
          </table:table-cell>
          <table:table-cell office:value-type="float" office:value="7" calcext:value-type="float">
            <text:p>7</text:p>
          </table:table-cell>
          <table:table-cell table:formula="of:=[.O69]*[.DD69]" office:value-type="float" office:value="15.6786" calcext:value-type="float">
            <text:p>15.6786</text:p>
          </table:table-cell>
          <table:table-cell office:value-type="string" calcext:value-type="string">
            <text:p>Tomato Ketchup</text:p>
          </table:table-cell>
          <table:table-cell office:value-type="string" calcext:value-type="string">
            <text:p>1 tbsp</text:p>
          </table:table-cell>
          <table:table-cell table:formula="of:=[.DI69]*0.0129" office:value-type="float" office:value="0.24270834" calcext:value-type="float">
            <text:p>0.24270834</text:p>
          </table:table-cell>
          <table:table-cell table:formula="of:=[.DB69]*[.DD69]" office:value-type="float" office:value="18.8146" calcext:value-type="float">
            <text:p>18.8146</text:p>
          </table:table-cell>
          <table:table-cell table:formula="of:=[.AL69]*[.DD69]" office:value-type="float" office:value="16.933" calcext:value-type="float">
            <text:p>16.933</text:p>
          </table:table-cell>
          <table:table-cell table:formula="of:=[.AD69]*[.DD69]" office:value-type="float" office:value="0" calcext:value-type="float">
            <text:p>0</text:p>
          </table:table-cell>
          <table:table-cell table:formula="of:=[.BK69]*[.DD69]" office:value-type="float" office:value="3.6372" calcext:value-type="float">
            <text:p>3.6372</text:p>
          </table:table-cell>
          <table:table-cell table:formula="of:=[.BA69]*[.DD69]" office:value-type="float" office:value="0.329" calcext:value-type="float">
            <text:p>0.329</text:p>
          </table:table-cell>
          <table:table-cell office:value-type="string" calcext:value-type="string">
            <text:p>ketchup.jpg</text:p>
          </table:table-cell>
          <table:table-cell office:value-type="string" calcext:value-type="string">
            <text:p>https://commons.wikimedia.org/wiki/File:Ketchup-01.jpg</text:p>
          </table:table-cell>
          <table:table-cell table:number-columns-repeated="2"/>
        </table:table-row>
        <table:table-row table:style-name="ro1">
          <table:table-cell office:value-type="float" office:value="188" calcext:value-type="float">
            <text:p>188</text:p>
          </table:table-cell>
          <table:table-cell office:value-type="string" calcext:value-type="string">
            <text:p>TOMATOES STANDARD RAW NOT CHERRY TOMATOES</text:p>
          </table:table-cell>
          <table:table-cell office:value-type="string" calcext:value-type="string">
            <text:p>SALAD AND OTHER RAW VEGETABLES</text:p>
          </table:table-cell>
          <table:table-cell office:value-type="string" calcext:value-type="string">
            <text:p>36C</text:p>
          </table:table-cell>
          <table:table-cell office:value-type="string" calcext:value-type="string">
            <text:p>TOMATOES RAW</text:p>
          </table:table-cell>
          <table:table-cell office:value-type="float" office:value="11103" calcext:value-type="float">
            <text:p>11103</text:p>
          </table:table-cell>
          <table:table-cell office:value-type="string" calcext:value-type="string">
            <text:p>36C</text:p>
          </table:table-cell>
          <table:table-cell office:value-type="string" calcext:value-type="string">
            <text:p>F</text:p>
          </table:table-cell>
          <table:table-cell office:value-type="string" calcext:value-type="string">
            <text:p>Updated for RP yr 6 p1 based on F&amp;V analytical survey composite sample 29, 12/07/2013 NP</text:p>
          </table:table-cell>
          <table:table-cell office:value-type="float" office:value="1" calcext:value-type="float">
            <text:p>1</text:p>
          </table:table-cell>
          <table:table-cell office:value-type="string" calcext:value-type="string">
            <text:p>New code 12/07/2013 NP</text:p>
          </table:table-cell>
          <table:table-cell office:value-type="float" office:value="1" calcext:value-type="float">
            <text:p>1</text:p>
          </table:table-cell>
          <table:table-cell office:value-type="string" calcext:value-type="string">
            <text:p>Average of CO2e values for tomatoes, not greenhouse from From Clune et al 2017</text:p>
          </table:table-cell>
          <table:table-cell office:value-type="string" calcext:value-type="string">
            <text:p>Salad and raw veg</text:p>
          </table:table-cell>
          <table:table-cell office:value-type="float" office:value="158.2846" calcext:value-type="float">
            <text:p>158.2846</text:p>
          </table:table-cell>
          <table:table-cell table:number-columns-repeated="2" office:value-type="float" office:value="0" calcext:value-type="float">
            <text:p>0</text:p>
          </table:table-cell>
          <table:table-cell office:value-type="float" office:value="527.0876" calcext:value-type="float">
            <text:p>527.0876</text:p>
          </table:table-cell>
          <table:table-cell office:value-type="float" office:value="49.0682" calcext:value-type="float">
            <text:p>49.0682</text:p>
          </table:table-cell>
          <table:table-cell office:value-type="float" office:value="1.5828" calcext:value-type="float">
            <text:p>1.5828</text:p>
          </table:table-cell>
          <table:table-cell office:value-type="float" office:value="12.6628" calcext:value-type="float">
            <text:p>12.6628</text:p>
          </table:table-cell>
          <table:table-cell office:value-type="float" office:value="4.7485" calcext:value-type="float">
            <text:p>4.7485</text:p>
          </table:table-cell>
          <table:table-cell office:value-type="float" office:value="0" calcext:value-type="float">
            <text:p>0</text:p>
          </table:table-cell>
          <table:table-cell office:value-type="float" office:value="132.959" calcext:value-type="float">
            <text:p>132.959</text:p>
          </table:table-cell>
          <table:table-cell office:value-type="float" office:value="0.0475" calcext:value-type="float">
            <text:p>0.0475</text:p>
          </table:table-cell>
          <table:table-cell office:value-type="float" office:value="0" calcext:value-type="float">
            <text:p>0</text:p>
          </table:table-cell>
          <table:table-cell office:value-type="float" office:value="0.1108" calcext:value-type="float">
            <text:p>0.1108</text:p>
          </table:table-cell>
          <table:table-cell office:value-type="float" office:value="0.0475" calcext:value-type="float">
            <text:p>0.0475</text:p>
          </table:table-cell>
          <table:table-cell office:value-type="float" office:value="1.5828" calcext:value-type="float">
            <text:p>1.5828</text:p>
          </table:table-cell>
          <table:table-cell office:value-type="float" office:value="0.1583" calcext:value-type="float">
            <text:p>0.1583</text:p>
          </table:table-cell>
          <table:table-cell office:value-type="float" office:value="0.3166" calcext:value-type="float">
            <text:p>0.3166</text:p>
          </table:table-cell>
          <table:table-cell office:value-type="float" office:value="36.4054" calcext:value-type="float">
            <text:p>36.4054</text:p>
          </table:table-cell>
          <table:table-cell office:value-type="float" office:value="2.5326" calcext:value-type="float">
            <text:p>2.5326</text:p>
          </table:table-cell>
          <table:table-cell office:value-type="float" office:value="2.216" calcext:value-type="float">
            <text:p>2.216</text:p>
          </table:table-cell>
          <table:table-cell office:value-type="float" office:value="0" calcext:value-type="float">
            <text:p>0</text:p>
          </table:table-cell>
          <table:table-cell office:value-type="float" office:value="3.1657" calcext:value-type="float">
            <text:p>3.1657</text:p>
          </table:table-cell>
          <table:table-cell office:value-type="float" office:value="352.9746" calcext:value-type="float">
            <text:p>352.9746</text:p>
          </table:table-cell>
          <table:table-cell office:value-type="float" office:value="22.1598" calcext:value-type="float">
            <text:p>22.1598</text:p>
          </table:table-cell>
          <table:table-cell office:value-type="float" office:value="96.5536" calcext:value-type="float">
            <text:p>96.5536</text:p>
          </table:table-cell>
          <table:table-cell table:number-columns-repeated="2" office:value-type="float" office:value="0" calcext:value-type="float">
            <text:p>0</text:p>
          </table:table-cell>
          <table:table-cell office:value-type="float" office:value="12.6628" calcext:value-type="float">
            <text:p>12.6628</text:p>
          </table:table-cell>
          <table:table-cell office:value-type="float" office:value="4.7485" calcext:value-type="float">
            <text:p>4.7485</text:p>
          </table:table-cell>
          <table:table-cell office:value-type="float" office:value="0.1899" calcext:value-type="float">
            <text:p>0.1899</text:p>
          </table:table-cell>
          <table:table-cell office:value-type="float" office:value="3.1657" calcext:value-type="float">
            <text:p>3.1657</text:p>
          </table:table-cell>
          <table:table-cell office:value-type="float" office:value="9.8928" calcext:value-type="float">
            <text:p>9.8928</text:p>
          </table:table-cell>
          <table:table-cell office:value-type="float" office:value="0.3166" calcext:value-type="float">
            <text:p>0.3166</text:p>
          </table:table-cell>
          <table:table-cell office:value-type="float" office:value="1.108" calcext:value-type="float">
            <text:p>1.108</text:p>
          </table:table-cell>
          <table:table-cell table:number-columns-repeated="2" office:value-type="float" office:value="0" calcext:value-type="float">
            <text:p>0</text:p>
          </table:table-cell>
          <table:table-cell office:value-type="float" office:value="34.8226" calcext:value-type="float">
            <text:p>34.8226</text:p>
          </table:table-cell>
          <table:table-cell office:value-type="float" office:value="0.4749" calcext:value-type="float">
            <text:p>0.4749</text:p>
          </table:table-cell>
          <table:table-cell office:value-type="float" office:value="0.7914" calcext:value-type="float">
            <text:p>0.7914</text:p>
          </table:table-cell>
          <table:table-cell office:value-type="float" office:value="0" calcext:value-type="float">
            <text:p>0</text:p>
          </table:table-cell>
          <table:table-cell office:value-type="float" office:value="0.0158" calcext:value-type="float">
            <text:p>0.0158</text:p>
          </table:table-cell>
          <table:table-cell office:value-type="float" office:value="0.0475" calcext:value-type="float">
            <text:p>0.0475</text:p>
          </table:table-cell>
          <table:table-cell table:number-columns-repeated="3" office:value-type="float" office:value="0" calcext:value-type="float">
            <text:p>0</text:p>
          </table:table-cell>
          <table:table-cell office:value-type="float" office:value="0.0633" calcext:value-type="float">
            <text:p>0.0633</text:p>
          </table:table-cell>
          <table:table-cell office:value-type="float" office:value="552.4131" calcext:value-type="float">
            <text:p>552.4131</text:p>
          </table:table-cell>
          <table:table-cell office:value-type="float" office:value="0.1583" calcext:value-type="float">
            <text:p>0.1583</text:p>
          </table:table-cell>
          <table:table-cell office:value-type="float" office:value="4.7485" calcext:value-type="float">
            <text:p>4.7485</text:p>
          </table:table-cell>
          <table:table-cell office:value-type="float" office:value="0" calcext:value-type="float">
            <text:p>0</text:p>
          </table:table-cell>
          <table:table-cell office:value-type="float" office:value="91.805" calcext:value-type="float">
            <text:p>91.805</text:p>
          </table:table-cell>
          <table:table-cell office:value-type="float" office:value="0" calcext:value-type="float">
            <text:p>0</text:p>
          </table:table-cell>
          <table:table-cell office:value-type="float" office:value="0.1583" calcext:value-type="float">
            <text:p>0.1583</text:p>
          </table:table-cell>
          <table:table-cell office:value-type="float" office:value="35.2975" calcext:value-type="float">
            <text:p>35.2975</text:p>
          </table:table-cell>
          <table:table-cell office:value-type="float" office:value="0" calcext:value-type="float">
            <text:p>0</text:p>
          </table:table-cell>
          <table:table-cell office:value-type="float" office:value="0.7914" calcext:value-type="float">
            <text:p>0.7914</text:p>
          </table:table-cell>
          <table:table-cell office:value-type="float" office:value="149.7372" calcext:value-type="float">
            <text:p>149.7372</text:p>
          </table:table-cell>
          <table:table-cell office:value-type="float" office:value="0.1583" calcext:value-type="float">
            <text:p>0.1583</text:p>
          </table:table-cell>
          <table:table-cell table:number-columns-repeated="4" office:value-type="float" office:value="0" calcext:value-type="float">
            <text:p>0</text:p>
          </table:table-cell>
          <table:table-cell office:value-type="float" office:value="158.2846" calcext:value-type="float">
            <text:p>158.2846</text:p>
          </table:table-cell>
          <table:table-cell table:number-columns-repeated="28" office:value-type="float" office:value="0" calcext:value-type="float">
            <text:p>0</text:p>
          </table:table-cell>
          <table:table-cell office:value-type="float" office:value="189.9415" calcext:value-type="float">
            <text:p>189.9415</text:p>
          </table:table-cell>
          <table:table-cell office:value-type="string" calcext:value-type="string">
            <text:p><text:s/></text:p>
          </table:table-cell>
          <table:table-cell office:value-type="float" office:value="1" calcext:value-type="float">
            <text:p>1</text:p>
          </table:table-cell>
          <table:table-cell table:formula="of:=[.O70]*[.DD70]" office:value-type="float" office:value="158.2846" calcext:value-type="float">
            <text:p>158.2846</text:p>
          </table:table-cell>
          <table:table-cell office:value-type="string" calcext:value-type="string">
            <text:p>Tomato</text:p>
          </table:table-cell>
          <table:table-cell office:value-type="string" calcext:value-type="string">
            <text:p>1 Fresh Regular Tomato</text:p>
          </table:table-cell>
          <table:table-cell table:formula="of:=[.DI70]*0.0129" office:value-type="float" office:value="0.9494701731" calcext:value-type="float">
            <text:p>0.9494701731</text:p>
          </table:table-cell>
          <table:table-cell table:formula="of:=0.465*[.DE70]" office:value-type="float" office:value="73.602339" calcext:value-type="float">
            <text:p>73.602339</text:p>
          </table:table-cell>
          <table:table-cell table:formula="of:=[.AL70]*[.DD70]" office:value-type="float" office:value="22.1598" calcext:value-type="float">
            <text:p>22.1598</text:p>
          </table:table-cell>
          <table:table-cell table:formula="of:=[.AD70]*[.DD70]" office:value-type="float" office:value="0.1583" calcext:value-type="float">
            <text:p>0.1583</text:p>
          </table:table-cell>
          <table:table-cell table:formula="of:=[.BK70]*[.DD70]" office:value-type="float" office:value="4.7485" calcext:value-type="float">
            <text:p>4.7485</text:p>
          </table:table-cell>
          <table:table-cell table:formula="of:=[.BA70]*[.DD70]" office:value-type="float" office:value="0.7914" calcext:value-type="float">
            <text:p>0.7914</text:p>
          </table:table-cell>
          <table:table-cell office:value-type="string" calcext:value-type="string">
            <text:p>tomato.jpg</text:p>
          </table:table-cell>
          <table:table-cell office:value-type="string" calcext:value-type="string">
            <text:p>http://www.picserver.org/t/tomato04.html</text:p>
          </table:table-cell>
          <table:table-cell table:number-columns-repeated="2"/>
        </table:table-row>
        <table:table-row table:style-name="ro1">
          <table:table-cell office:value-type="float" office:value="186" calcext:value-type="float">
            <text:p>186</text:p>
          </table:table-cell>
          <table:table-cell office:value-type="string" calcext:value-type="string">
            <text:p>TOMATOES CHERRY RAW NOT STANDARD TOMATOES</text:p>
          </table:table-cell>
          <table:table-cell office:value-type="string" calcext:value-type="string">
            <text:p>SALAD AND OTHER RAW VEGETABLES</text:p>
          </table:table-cell>
          <table:table-cell office:value-type="string" calcext:value-type="string">
            <text:p>36C</text:p>
          </table:table-cell>
          <table:table-cell office:value-type="string" calcext:value-type="string">
            <text:p>TOMATOES RAW</text:p>
          </table:table-cell>
          <table:table-cell office:value-type="float" office:value="11104" calcext:value-type="float">
            <text:p>11104</text:p>
          </table:table-cell>
          <table:table-cell office:value-type="string" calcext:value-type="string">
            <text:p>36C</text:p>
          </table:table-cell>
          <table:table-cell office:value-type="string" calcext:value-type="string">
            <text:p>F</text:p>
          </table:table-cell>
          <table:table-cell office:value-type="string" calcext:value-type="string">
            <text:p>Updated for RP yr 6 p1 based on F&amp;V analytical survey composite sample 31, 12/07/2013 NP</text:p>
          </table:table-cell>
          <table:table-cell office:value-type="float" office:value="1" calcext:value-type="float">
            <text:p>1</text:p>
          </table:table-cell>
          <table:table-cell office:value-type="string" calcext:value-type="string">
            <text:p>New Code 12/07/2013 NP</text:p>
          </table:table-cell>
          <table:table-cell office:value-type="float" office:value="1" calcext:value-type="float">
            <text:p>1</text:p>
          </table:table-cell>
          <table:table-cell office:value-type="string" calcext:value-type="string">
            <text:p>Average of CO2e values for tomatoes, greenhouse from From Clune et al 2018</text:p>
          </table:table-cell>
          <table:table-cell office:value-type="string" calcext:value-type="string">
            <text:p>Salad and raw veg</text:p>
          </table:table-cell>
          <table:table-cell office:value-type="float" office:value="16.149079786392" calcext:value-type="float">
            <text:p>16.1490797864</text:p>
          </table:table-cell>
          <table:table-cell table:number-columns-repeated="2" office:value-type="float" office:value="0" calcext:value-type="float">
            <text:p>0</text:p>
          </table:table-cell>
          <table:table-cell office:value-type="float" office:value="74.7702394109952" calcext:value-type="float">
            <text:p>74.770239411</text:p>
          </table:table-cell>
          <table:table-cell office:value-type="float" office:value="5.16770553164545" calcext:value-type="float">
            <text:p>5.1677055316</text:p>
          </table:table-cell>
          <table:table-cell office:value-type="float" office:value="0.322981595727841" calcext:value-type="float">
            <text:p>0.3229815957</text:p>
          </table:table-cell>
          <table:table-cell office:value-type="float" office:value="1.6149079786392" calcext:value-type="float">
            <text:p>1.6149079786</text:p>
          </table:table-cell>
          <table:table-cell office:value-type="float" office:value="0.581366872310114" calcext:value-type="float">
            <text:p>0.5813668723</text:p>
          </table:table-cell>
          <table:table-cell office:value-type="float" office:value="0" calcext:value-type="float">
            <text:p>0</text:p>
          </table:table-cell>
          <table:table-cell office:value-type="float" office:value="15.3416257970724" calcext:value-type="float">
            <text:p>15.3416257971</text:p>
          </table:table-cell>
          <table:table-cell office:value-type="float" office:value="0.0193788957436705" calcext:value-type="float">
            <text:p>0.0193788957</text:p>
          </table:table-cell>
          <table:table-cell office:value-type="float" office:value="0" calcext:value-type="float">
            <text:p>0</text:p>
          </table:table-cell>
          <table:table-cell office:value-type="float" office:value="0.0452174234018977" calcext:value-type="float">
            <text:p>0.0452174234</text:p>
          </table:table-cell>
          <table:table-cell office:value-type="float" office:value="0.00807453989319602" calcext:value-type="float">
            <text:p>0.0080745399</text:p>
          </table:table-cell>
          <table:table-cell office:value-type="float" office:value="0.193788957436704" calcext:value-type="float">
            <text:p>0.1937889574</text:p>
          </table:table-cell>
          <table:table-cell office:value-type="float" office:value="0.0807453989319602" calcext:value-type="float">
            <text:p>0.0807453989</text:p>
          </table:table-cell>
          <table:table-cell office:value-type="float" office:value="0.0484472393591761" calcext:value-type="float">
            <text:p>0.0484472394</text:p>
          </table:table-cell>
          <table:table-cell office:value-type="float" office:value="3.87577914873409" calcext:value-type="float">
            <text:p>3.8757791487</text:p>
          </table:table-cell>
          <table:table-cell office:value-type="float" office:value="0.322981595727841" calcext:value-type="float">
            <text:p>0.3229815957</text:p>
          </table:table-cell>
          <table:table-cell office:value-type="float" office:value="0.258385276582273" calcext:value-type="float">
            <text:p>0.2583852766</text:p>
          </table:table-cell>
          <table:table-cell office:value-type="float" office:value="0" calcext:value-type="float">
            <text:p>0</text:p>
          </table:table-cell>
          <table:table-cell office:value-type="float" office:value="0.322981595727841" calcext:value-type="float">
            <text:p>0.3229815957</text:p>
          </table:table-cell>
          <table:table-cell office:value-type="float" office:value="44.2484786147142" calcext:value-type="float">
            <text:p>44.2484786147</text:p>
          </table:table-cell>
          <table:table-cell office:value-type="float" office:value="3.55279755300625" calcext:value-type="float">
            <text:p>3.552797553</text:p>
          </table:table-cell>
          <table:table-cell office:value-type="float" office:value="15.1801349992085" calcext:value-type="float">
            <text:p>15.1801349992</text:p>
          </table:table-cell>
          <table:table-cell table:number-columns-repeated="2" office:value-type="float" office:value="0" calcext:value-type="float">
            <text:p>0</text:p>
          </table:table-cell>
          <table:table-cell office:value-type="float" office:value="1.93788957436704" calcext:value-type="float">
            <text:p>1.9378895744</text:p>
          </table:table-cell>
          <table:table-cell office:value-type="float" office:value="0.581366872310114" calcext:value-type="float">
            <text:p>0.5813668723</text:p>
          </table:table-cell>
          <table:table-cell office:value-type="float" office:value="0.0193788957436705" calcext:value-type="float">
            <text:p>0.0193788957</text:p>
          </table:table-cell>
          <table:table-cell office:value-type="float" office:value="0.645963191455682" calcext:value-type="float">
            <text:p>0.6459631915</text:p>
          </table:table-cell>
          <table:table-cell office:value-type="float" office:value="1.0093174866495" calcext:value-type="float">
            <text:p>1.0093174866</text:p>
          </table:table-cell>
          <table:table-cell office:value-type="float" office:value="0.0484472393591761" calcext:value-type="float">
            <text:p>0.0484472394</text:p>
          </table:table-cell>
          <table:table-cell office:value-type="float" office:value="0.0807453989319602" calcext:value-type="float">
            <text:p>0.0807453989</text:p>
          </table:table-cell>
          <table:table-cell table:number-columns-repeated="2" office:value-type="float" office:value="0" calcext:value-type="float">
            <text:p>0</text:p>
          </table:table-cell>
          <table:table-cell office:value-type="float" office:value="5.00621473378153" calcext:value-type="float">
            <text:p>5.0062147338</text:p>
          </table:table-cell>
          <table:table-cell office:value-type="float" office:value="0.0322981595727841" calcext:value-type="float">
            <text:p>0.0322981596</text:p>
          </table:table-cell>
          <table:table-cell office:value-type="float" office:value="0.177639877650312" calcext:value-type="float">
            <text:p>0.1776398777</text:p>
          </table:table-cell>
          <table:table-cell office:value-type="float" office:value="0" calcext:value-type="float">
            <text:p>0</text:p>
          </table:table-cell>
          <table:table-cell office:value-type="float" office:value="0.00322981595727841" calcext:value-type="float">
            <text:p>0.003229816</text:p>
          </table:table-cell>
          <table:table-cell office:value-type="float" office:value="0.016149079786392" calcext:value-type="float">
            <text:p>0.0161490798</text:p>
          </table:table-cell>
          <table:table-cell table:number-columns-repeated="3" office:value-type="float" office:value="0" calcext:value-type="float">
            <text:p>0</text:p>
          </table:table-cell>
          <table:table-cell office:value-type="float" office:value="0.00807453989319602" calcext:value-type="float">
            <text:p>0.0080745399</text:p>
          </table:table-cell>
          <table:table-cell office:value-type="float" office:value="77.3540921768179" calcext:value-type="float">
            <text:p>77.3540921768</text:p>
          </table:table-cell>
          <table:table-cell office:value-type="float" office:value="0.0322981595727841" calcext:value-type="float">
            <text:p>0.0322981596</text:p>
          </table:table-cell>
          <table:table-cell office:value-type="float" office:value="0.581366872310114" calcext:value-type="float">
            <text:p>0.5813668723</text:p>
          </table:table-cell>
          <table:table-cell office:value-type="float" office:value="0" calcext:value-type="float">
            <text:p>0</text:p>
          </table:table-cell>
          <table:table-cell office:value-type="float" office:value="12.9192638291136" calcext:value-type="float">
            <text:p>12.9192638291</text:p>
          </table:table-cell>
          <table:table-cell office:value-type="float" office:value="0" calcext:value-type="float">
            <text:p>0</text:p>
          </table:table-cell>
          <table:table-cell office:value-type="float" office:value="0.016149079786392" calcext:value-type="float">
            <text:p>0.0161490798</text:p>
          </table:table-cell>
          <table:table-cell office:value-type="float" office:value="2.42236196795881" calcext:value-type="float">
            <text:p>2.422361968</text:p>
          </table:table-cell>
          <table:table-cell office:value-type="float" office:value="0" calcext:value-type="float">
            <text:p>0</text:p>
          </table:table-cell>
          <table:table-cell office:value-type="float" office:value="0.145341718077528" calcext:value-type="float">
            <text:p>0.1453417181</text:p>
          </table:table-cell>
          <table:table-cell office:value-type="float" office:value="14.7602589247623" calcext:value-type="float">
            <text:p>14.7602589248</text:p>
          </table:table-cell>
          <table:table-cell office:value-type="float" office:value="0.0322981595727841" calcext:value-type="float">
            <text:p>0.0322981596</text:p>
          </table:table-cell>
          <table:table-cell table:number-columns-repeated="4" office:value-type="float" office:value="0" calcext:value-type="float">
            <text:p>0</text:p>
          </table:table-cell>
          <table:table-cell office:value-type="float" office:value="16.149079786392" calcext:value-type="float">
            <text:p>16.1490797864</text:p>
          </table:table-cell>
          <table:table-cell table:number-columns-repeated="28" office:value-type="float" office:value="0" calcext:value-type="float">
            <text:p>0</text:p>
          </table:table-cell>
          <table:table-cell office:value-type="float" office:value="19.3788957436704" calcext:value-type="float">
            <text:p>19.3788957437</text:p>
          </table:table-cell>
          <table:table-cell office:value-type="string" calcext:value-type="string">
            <text:p><text:s/></text:p>
          </table:table-cell>
          <table:table-cell office:value-type="float" office:value="10" calcext:value-type="float">
            <text:p>10</text:p>
          </table:table-cell>
          <table:table-cell table:formula="of:=[.O71]*[.DD71]" office:value-type="float" office:value="161.49079786392" calcext:value-type="float">
            <text:p>161.4907978639</text:p>
          </table:table-cell>
          <table:table-cell office:value-type="string" calcext:value-type="string">
            <text:p>Cherry Tomatoes</text:p>
          </table:table-cell>
          <table:table-cell office:value-type="string" calcext:value-type="string">
            <text:p>About 10 Greenhouse Tomatoes, 160g</text:p>
          </table:table-cell>
          <table:table-cell table:formula="of:=[.DI71]*0.0129" office:value-type="float" office:value="4.77893258486784" calcext:value-type="float">
            <text:p>4.7789325849</text:p>
          </table:table-cell>
          <table:table-cell table:formula="of:=2.294*[.DE71]" office:value-type="float" office:value="370.459890299833" calcext:value-type="float">
            <text:p>370.4598902998</text:p>
          </table:table-cell>
          <table:table-cell table:formula="of:=[.AL71]*[.DD71]" office:value-type="float" office:value="35.5279755300625" calcext:value-type="float">
            <text:p>35.5279755301</text:p>
          </table:table-cell>
          <table:table-cell table:formula="of:=[.AD71]*[.DD71]" office:value-type="float" office:value="0.807453989319602" calcext:value-type="float">
            <text:p>0.8074539893</text:p>
          </table:table-cell>
          <table:table-cell table:formula="of:=[.BK71]*[.DD71]" office:value-type="float" office:value="5.81366872310114" calcext:value-type="float">
            <text:p>5.8136687231</text:p>
          </table:table-cell>
          <table:table-cell table:formula="of:=[.BA71]*[.DD71]" office:value-type="float" office:value="1.77639877650312" calcext:value-type="float">
            <text:p>1.7763987765</text:p>
          </table:table-cell>
          <table:table-cell office:value-type="string" calcext:value-type="string">
            <text:p>cherry_tomatoes.jpg</text:p>
          </table:table-cell>
          <table:table-cell office:value-type="string" calcext:value-type="string">
            <text:p>https://en.wikipedia.org/wiki/Cherry_tomato</text:p>
          </table:table-cell>
          <table:table-cell table:number-columns-repeated="2"/>
        </table:table-row>
        <table:table-row table:style-name="ro1">
          <table:table-cell office:value-type="float" office:value="189" calcext:value-type="float">
            <text:p>189</text:p>
          </table:table-cell>
          <table:table-cell office:value-type="string" calcext:value-type="string">
            <text:p>TORTILLA (WHEAT) SOFT</text:p>
          </table:table-cell>
          <table:table-cell office:value-type="string" calcext:value-type="string">
            <text:p>WHITE BREAD</text:p>
          </table:table-cell>
          <table:table-cell office:value-type="string" calcext:value-type="string">
            <text:p>2R</text:p>
          </table:table-cell>
          <table:table-cell office:value-type="string" calcext:value-type="string">
            <text:p>WHITE BREAD (NOT HIGH FIBRE; NOT MULTISEED BREAD)</text:p>
          </table:table-cell>
          <table:table-cell office:value-type="float" office:value="6838" calcext:value-type="float">
            <text:p>6838</text:p>
          </table:table-cell>
          <table:table-cell office:value-type="string" calcext:value-type="string">
            <text:p>2R</text:p>
          </table:table-cell>
          <table:table-cell office:value-type="string" calcext:value-type="string">
            <text:p>F</text:p>
          </table:table-cell>
          <table:table-cell office:value-type="string" calcext:value-type="string">
            <text:p>NaCl updated based on 7 products and 6 brands 17.06.11 RS</text:p>
          </table:table-cell>
          <table:table-cell office:value-type="float" office:value="1" calcext:value-type="float">
            <text:p>1</text:p>
          </table:table-cell>
          <table:table-cell office:value-type="string" calcext:value-type="string">
            <text:p>nutrient analysis of bread. LGC 1999 sample 22. Updated macros, FA and Na 14/08/09 EF. Food group amended 04/11/10 EF. NaCl updated 17.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98.2652" calcext:value-type="float">
            <text:p>98.2652</text:p>
          </table:table-cell>
          <table:table-cell table:number-columns-repeated="4" office:value-type="float" office:value="0" calcext:value-type="float">
            <text:p>0</text:p>
          </table:table-cell>
          <table:table-cell office:value-type="float" office:value="0.9827" calcext:value-type="float">
            <text:p>0.9827</text:p>
          </table:table-cell>
          <table:table-cell office:value-type="float" office:value="145.4325" calcext:value-type="float">
            <text:p>145.4325</text:p>
          </table:table-cell>
          <table:table-cell office:value-type="float" office:value="54.1441" calcext:value-type="float">
            <text:p>54.1441</text:p>
          </table:table-cell>
          <table:table-cell office:value-type="float" office:value="0" calcext:value-type="float">
            <text:p>0</text:p>
          </table:table-cell>
          <table:table-cell office:value-type="float" office:value="1336.4065" calcext:value-type="float">
            <text:p>1336.4065</text:p>
          </table:table-cell>
          <table:table-cell office:value-type="float" office:value="2.2306" calcext:value-type="float">
            <text:p>2.2306</text:p>
          </table:table-cell>
          <table:table-cell office:value-type="float" office:value="0.1277" calcext:value-type="float">
            <text:p>0.1277</text:p>
          </table:table-cell>
          <table:table-cell office:value-type="float" office:value="0.5306" calcext:value-type="float">
            <text:p>0.5306</text:p>
          </table:table-cell>
          <table:table-cell office:value-type="float" office:value="0.0884" calcext:value-type="float">
            <text:p>0.0884</text:p>
          </table:table-cell>
          <table:table-cell office:value-type="float" office:value="2.1618" calcext:value-type="float">
            <text:p>2.1618</text:p>
          </table:table-cell>
          <table:table-cell office:value-type="float" office:value="7.3699" calcext:value-type="float">
            <text:p>7.3699</text:p>
          </table:table-cell>
          <table:table-cell office:value-type="float" office:value="1.5722" calcext:value-type="float">
            <text:p>1.5722</text:p>
          </table:table-cell>
          <table:table-cell office:value-type="float" office:value="24.5663" calcext:value-type="float">
            <text:p>24.5663</text:p>
          </table:table-cell>
          <table:table-cell office:value-type="float" office:value="0.3931" calcext:value-type="float">
            <text:p>0.3931</text:p>
          </table:table-cell>
          <table:table-cell table:number-columns-repeated="2" office:value-type="float" office:value="0" calcext:value-type="float">
            <text:p>0</text:p>
          </table:table-cell>
          <table:table-cell office:value-type="float" office:value="3.9306" calcext:value-type="float">
            <text:p>3.9306</text:p>
          </table:table-cell>
          <table:table-cell office:value-type="float" office:value="123.8141" calcext:value-type="float">
            <text:p>123.8141</text:p>
          </table:table-cell>
          <table:table-cell office:value-type="float" office:value="301.6741" calcext:value-type="float">
            <text:p>301.6741</text:p>
          </table:table-cell>
          <table:table-cell office:value-type="float" office:value="1276.4647" calcext:value-type="float">
            <text:p>1276.4647</text:p>
          </table:table-cell>
          <table:table-cell office:value-type="float" office:value="0" calcext:value-type="float">
            <text:p>0</text:p>
          </table:table-cell>
          <table:table-cell office:value-type="float" office:value="2.0636" calcext:value-type="float">
            <text:p>2.0636</text:p>
          </table:table-cell>
          <table:table-cell office:value-type="float" office:value="17.6877" calcext:value-type="float">
            <text:p>17.6877</text:p>
          </table:table-cell>
          <table:table-cell office:value-type="float" office:value="2.4566" calcext:value-type="float">
            <text:p>2.4566</text:p>
          </table:table-cell>
          <table:table-cell office:value-type="float" office:value="0.4815" calcext:value-type="float">
            <text:p>0.4815</text:p>
          </table:table-cell>
          <table:table-cell office:value-type="float" office:value="599.4176" calcext:value-type="float">
            <text:p>599.4176</text:p>
          </table:table-cell>
          <table:table-cell office:value-type="float" office:value="5.6011" calcext:value-type="float">
            <text:p>5.6011</text:p>
          </table:table-cell>
          <table:table-cell office:value-type="float" office:value="1.5722" calcext:value-type="float">
            <text:p>1.5722</text:p>
          </table:table-cell>
          <table:table-cell office:value-type="float" office:value="3.341" calcext:value-type="float">
            <text:p>3.341</text:p>
          </table:table-cell>
          <table:table-cell table:number-columns-repeated="2" office:value-type="float" office:value="0" calcext:value-type="float">
            <text:p>0</text:p>
          </table:table-cell>
          <table:table-cell office:value-type="float" office:value="208.3222" calcext:value-type="float">
            <text:p>208.3222</text:p>
          </table:table-cell>
          <table:table-cell office:value-type="float" office:value="0.3931" calcext:value-type="float">
            <text:p>0.3931</text:p>
          </table:table-cell>
          <table:table-cell office:value-type="float" office:value="8.156" calcext:value-type="float">
            <text:p>8.156</text:p>
          </table:table-cell>
          <table:table-cell office:value-type="float" office:value="0" calcext:value-type="float">
            <text:p>0</text:p>
          </table:table-cell>
          <table:table-cell office:value-type="float" office:value="0.0197" calcext:value-type="float">
            <text:p>0.0197</text:p>
          </table:table-cell>
          <table:table-cell office:value-type="float" office:value="3.1248" calcext:value-type="float">
            <text:p>3.1248</text:p>
          </table:table-cell>
          <table:table-cell office:value-type="float" office:value="2.948" calcext:value-type="float">
            <text:p>2.948</text:p>
          </table:table-cell>
          <table:table-cell office:value-type="float" office:value="51.6875" calcext:value-type="float">
            <text:p>51.6875</text:p>
          </table:table-cell>
          <table:table-cell office:value-type="float" office:value="0" calcext:value-type="float">
            <text:p>0</text:p>
          </table:table-cell>
          <table:table-cell office:value-type="float" office:value="0.2653" calcext:value-type="float">
            <text:p>0.2653</text:p>
          </table:table-cell>
          <table:table-cell office:value-type="float" office:value="0" calcext:value-type="float">
            <text:p>0</text:p>
          </table:table-cell>
          <table:table-cell office:value-type="float" office:value="1.474" calcext:value-type="float">
            <text:p>1.474</text:p>
          </table:table-cell>
          <table:table-cell office:value-type="float" office:value="2.4566" calcext:value-type="float">
            <text:p>2.4566</text:p>
          </table:table-cell>
          <table:table-cell office:value-type="float" office:value="0.0786" calcext:value-type="float">
            <text:p>0.0786</text:p>
          </table:table-cell>
          <table:table-cell table:number-columns-repeated="2" office:value-type="float" office:value="0" calcext:value-type="float">
            <text:p>0</text:p>
          </table:table-cell>
          <table:table-cell office:value-type="float" office:value="0.0983" calcext:value-type="float">
            <text:p>0.0983</text:p>
          </table:table-cell>
          <table:table-cell table:number-columns-repeated="2" office:value-type="float" office:value="0" calcext:value-type="float">
            <text:p>0</text:p>
          </table:table-cell>
          <table:table-cell office:value-type="float" office:value="0.1965" calcext:value-type="float">
            <text:p>0.1965</text:p>
          </table:table-cell>
          <table:table-cell office:value-type="float" office:value="30.0691" calcext:value-type="float">
            <text:p>30.0691</text:p>
          </table:table-cell>
          <table:table-cell office:value-type="float" office:value="0.5896" calcext:value-type="float">
            <text:p>0.5896</text:p>
          </table:table-cell>
          <table:table-cell table:number-columns-repeated="33" office:value-type="float" office:value="0" calcext:value-type="float">
            <text:p>0</text:p>
          </table:table-cell>
          <table:table-cell office:value-type="float" office:value="159.1896" calcext:value-type="float">
            <text:p>159.1896</text:p>
          </table:table-cell>
          <table:table-cell office:value-type="string" calcext:value-type="string">
            <text:p>Grams</text:p>
          </table:table-cell>
          <table:table-cell office:value-type="float" office:value="1" calcext:value-type="float">
            <text:p>1</text:p>
          </table:table-cell>
          <table:table-cell table:formula="of:=[.O72]*[.DD72]" office:value-type="float" office:value="98.2652" calcext:value-type="float">
            <text:p>98.2652</text:p>
          </table:table-cell>
          <table:table-cell office:value-type="string" calcext:value-type="string">
            <text:p>Wheat Tortilla</text:p>
          </table:table-cell>
          <table:table-cell office:value-type="string" calcext:value-type="string">
            <text:p>1 Large Wheat Tortilla, 98 g</text:p>
          </table:table-cell>
          <table:table-cell table:formula="of:=[.DI72]*0.0129" office:value-type="float" office:value="2.05354584" calcext:value-type="float">
            <text:p>2.05354584</text:p>
          </table:table-cell>
          <table:table-cell table:formula="of:=[.DB72]*[.DD72]" office:value-type="float" office:value="159.1896" calcext:value-type="float">
            <text:p>159.1896</text:p>
          </table:table-cell>
          <table:table-cell table:formula="of:=[.AL72]*[.DD72]" office:value-type="float" office:value="301.6741" calcext:value-type="float">
            <text:p>301.6741</text:p>
          </table:table-cell>
          <table:table-cell table:formula="of:=[.AD72]*[.DD72]" office:value-type="float" office:value="7.3699" calcext:value-type="float">
            <text:p>7.3699</text:p>
          </table:table-cell>
          <table:table-cell table:formula="of:=[.BK72]*[.DD72]" office:value-type="float" office:value="2.4566" calcext:value-type="float">
            <text:p>2.4566</text:p>
          </table:table-cell>
          <table:table-cell table:formula="of:=[.BA72]*[.DD72]" office:value-type="float" office:value="8.156" calcext:value-type="float">
            <text:p>8.156</text:p>
          </table:table-cell>
          <table:table-cell office:value-type="string" calcext:value-type="string">
            <text:p>flour_tortillas.jpg</text:p>
          </table:table-cell>
          <table:table-cell office:value-type="string" calcext:value-type="string">
            <text:p>https://commons.wikimedia.org/wiki/File:NCI_flour_tortillas.jpg</text:p>
          </table:table-cell>
          <table:table-cell table:number-columns-repeated="2"/>
        </table:table-row>
        <table:table-row table:style-name="ro1">
          <table:table-cell office:value-type="float" office:value="190" calcext:value-type="float">
            <text:p>190</text:p>
          </table:table-cell>
          <table:table-cell office:value-type="string" calcext:value-type="string">
            <text:p>TUNA CANNED IN BRINE FISH ONLY</text:p>
          </table:table-cell>
          <table:table-cell office:value-type="string" calcext:value-type="string">
            <text:p>OTHER WHITE FISH SHELLFISH &amp; FISH DISHES</text:p>
          </table:table-cell>
          <table:table-cell office:value-type="string" calcext:value-type="string">
            <text:p>34G</text:p>
          </table:table-cell>
          <table:table-cell office:value-type="string" calcext:value-type="string">
            <text:p>MANUFACTURED CANNED TUNA PRODUCTS INCL READY MEALS</text:p>
          </table:table-cell>
          <table:table-cell office:value-type="float" office:value="1534" calcext:value-type="float">
            <text:p>1534</text:p>
          </table:table-cell>
          <table:table-cell office:value-type="string" calcext:value-type="string">
            <text:p>34G</text:p>
          </table:table-cell>
          <table:table-cell office:value-type="string" calcext:value-type="string">
            <text:p>F</text:p>
          </table:table-cell>
          <table:table-cell office:value-type="string" calcext:value-type="string">
            <text:p>Updated for Yr4 RP - based on fish analy survey sample 47 SKD 25/06/12</text:p>
          </table:table-cell>
          <table:table-cell office:value-type="float" office:value="1" calcext:value-type="float">
            <text:p>1</text:p>
          </table:table-cell>
          <table:table-cell office:value-type="string" calcext:value-type="string">
            <text:p>mw6 668 updated 20/4/05 Changed food group to 34C NDNS comparison study GS 10/04/07. Food group amended 08/11/10 EF. Macro upd based on analytical data fish survey 22.6.11 RS. Updated micro for Yr4 RP - based on fish analy survey sample 47 SD 25/6/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ish</text:p>
          </table:table-cell>
          <table:table-cell office:value-type="float" office:value="81.6113" calcext:value-type="float">
            <text:p>81.6113</text:p>
          </table:table-cell>
          <table:table-cell table:number-columns-repeated="4" office:value-type="float" office:value="0" calcext:value-type="float">
            <text:p>0</text:p>
          </table:table-cell>
          <table:table-cell office:value-type="float" office:value="2.4483" calcext:value-type="float">
            <text:p>2.4483</text:p>
          </table:table-cell>
          <table:table-cell office:value-type="float" office:value="8.1611" calcext:value-type="float">
            <text:p>8.1611</text:p>
          </table:table-cell>
          <table:table-cell office:value-type="float" office:value="0" calcext:value-type="float">
            <text:p>0</text:p>
          </table:table-cell>
          <table:table-cell office:value-type="float" office:value="38.3573" calcext:value-type="float">
            <text:p>38.3573</text:p>
          </table:table-cell>
          <table:table-cell office:value-type="float" office:value="399.8953" calcext:value-type="float">
            <text:p>399.8953</text:p>
          </table:table-cell>
          <table:table-cell office:value-type="float" office:value="0.1387" calcext:value-type="float">
            <text:p>0.1387</text:p>
          </table:table-cell>
          <table:table-cell office:value-type="float" office:value="0.2612" calcext:value-type="float">
            <text:p>0.2612</text:p>
          </table:table-cell>
          <table:table-cell office:value-type="float" office:value="0.0653" calcext:value-type="float">
            <text:p>0.0653</text:p>
          </table:table-cell>
          <table:table-cell office:value-type="float" office:value="0.0571" calcext:value-type="float">
            <text:p>0.0571</text:p>
          </table:table-cell>
          <table:table-cell office:value-type="float" office:value="0" calcext:value-type="float">
            <text:p>0</text:p>
          </table:table-cell>
          <table:table-cell office:value-type="float" office:value="0.8161" calcext:value-type="float">
            <text:p>0.8161</text:p>
          </table:table-cell>
          <table:table-cell office:value-type="float" office:value="1.2242" calcext:value-type="float">
            <text:p>1.2242</text:p>
          </table:table-cell>
          <table:table-cell office:value-type="float" office:value="2.4483" calcext:value-type="float">
            <text:p>2.4483</text:p>
          </table:table-cell>
          <table:table-cell table:number-columns-repeated="2" office:value-type="float" office:value="0" calcext:value-type="float">
            <text:p>0</text:p>
          </table:table-cell>
          <table:table-cell office:value-type="float" office:value="0.4897" calcext:value-type="float">
            <text:p>0.4897</text:p>
          </table:table-cell>
          <table:table-cell office:value-type="float" office:value="9.7934" calcext:value-type="float">
            <text:p>9.7934</text:p>
          </table:table-cell>
          <table:table-cell office:value-type="float" office:value="187.706" calcext:value-type="float">
            <text:p>187.706</text:p>
          </table:table-cell>
          <table:table-cell office:value-type="float" office:value="88.9563" calcext:value-type="float">
            <text:p>88.9563</text:p>
          </table:table-cell>
          <table:table-cell office:value-type="float" office:value="375.4119" calcext:value-type="float">
            <text:p>375.4119</text:p>
          </table:table-cell>
          <table:table-cell table:number-columns-repeated="2" office:value-type="float" office:value="0" calcext:value-type="float">
            <text:p>0</text:p>
          </table:table-cell>
          <table:table-cell office:value-type="float" office:value="22.035" calcext:value-type="float">
            <text:p>22.035</text:p>
          </table:table-cell>
          <table:table-cell office:value-type="float" office:value="0" calcext:value-type="float">
            <text:p>0</text:p>
          </table:table-cell>
          <table:table-cell office:value-type="float" office:value="0.0082" calcext:value-type="float">
            <text:p>0.0082</text:p>
          </table:table-cell>
          <table:table-cell office:value-type="float" office:value="239.1211" calcext:value-type="float">
            <text:p>239.1211</text:p>
          </table:table-cell>
          <table:table-cell office:value-type="float" office:value="5.1007" calcext:value-type="float">
            <text:p>5.1007</text:p>
          </table:table-cell>
          <table:table-cell office:value-type="float" office:value="0.7345" calcext:value-type="float">
            <text:p>0.7345</text:p>
          </table:table-cell>
          <table:table-cell office:value-type="float" office:value="13.4659" calcext:value-type="float">
            <text:p>13.4659</text:p>
          </table:table-cell>
          <table:table-cell table:number-columns-repeated="2" office:value-type="float" office:value="0" calcext:value-type="float">
            <text:p>0</text:p>
          </table:table-cell>
          <table:table-cell office:value-type="float" office:value="139.5553" calcext:value-type="float">
            <text:p>139.5553</text:p>
          </table:table-cell>
          <table:table-cell office:value-type="float" office:value="0.1632" calcext:value-type="float">
            <text:p>0.1632</text:p>
          </table:table-cell>
          <table:table-cell office:value-type="float" office:value="20.3212" calcext:value-type="float">
            <text:p>20.3212</text:p>
          </table:table-cell>
          <table:table-cell office:value-type="float" office:value="21.2189" calcext:value-type="float">
            <text:p>21.2189</text:p>
          </table:table-cell>
          <table:table-cell office:value-type="float" office:value="0.0898" calcext:value-type="float">
            <text:p>0.0898</text:p>
          </table:table-cell>
          <table:table-cell office:value-type="float" office:value="0.2448" calcext:value-type="float">
            <text:p>0.2448</text:p>
          </table:table-cell>
          <table:table-cell office:value-type="float" office:value="56.3118" calcext:value-type="float">
            <text:p>56.3118</text:p>
          </table:table-cell>
          <table:table-cell table:number-columns-repeated="4" office:value-type="float" office:value="0" calcext:value-type="float">
            <text:p>0</text:p>
          </table:table-cell>
          <table:table-cell office:value-type="float" office:value="3.2645" calcext:value-type="float">
            <text:p>3.2645</text:p>
          </table:table-cell>
          <table:table-cell table:number-columns-repeated="2" office:value-type="float" office:value="0" calcext:value-type="float">
            <text:p>0</text:p>
          </table:table-cell>
          <table:table-cell office:value-type="float" office:value="21.2189" calcext:value-type="float">
            <text:p>21.2189</text:p>
          </table:table-cell>
          <table:table-cell office:value-type="float" office:value="2.7748" calcext:value-type="float">
            <text:p>2.7748</text:p>
          </table:table-cell>
          <table:table-cell office:value-type="float" office:value="0.2448" calcext:value-type="float">
            <text:p>0.2448</text:p>
          </table:table-cell>
          <table:table-cell office:value-type="float" office:value="0" calcext:value-type="float">
            <text:p>0</text:p>
          </table:table-cell>
          <table:table-cell office:value-type="float" office:value="0.8977" calcext:value-type="float">
            <text:p>0.8977</text:p>
          </table:table-cell>
          <table:table-cell office:value-type="float" office:value="0.3264" calcext:value-type="float">
            <text:p>0.3264</text:p>
          </table:table-cell>
          <table:table-cell office:value-type="float" office:value="60.6372" calcext:value-type="float">
            <text:p>60.6372</text:p>
          </table:table-cell>
          <table:table-cell office:value-type="float" office:value="0.7345" calcext:value-type="float">
            <text:p>0.7345</text:p>
          </table:table-cell>
          <table:table-cell table:number-columns-repeated="24" office:value-type="float" office:value="0" calcext:value-type="float">
            <text:p>0</text:p>
          </table:table-cell>
          <table:table-cell office:value-type="float" office:value="66.1051" calcext:value-type="float">
            <text:p>66.1051</text:p>
          </table:table-cell>
          <table:table-cell table:number-columns-repeated="5" office:value-type="float" office:value="0" calcext:value-type="float">
            <text:p>0</text:p>
          </table:table-cell>
          <table:table-cell office:value-type="float" office:value="66.1051" calcext:value-type="float">
            <text:p>66.1051</text:p>
          </table:table-cell>
          <table:table-cell office:value-type="float" office:value="0" calcext:value-type="float">
            <text:p>0</text:p>
          </table:table-cell>
          <table:table-cell office:value-type="float" office:value="66.1051" calcext:value-type="float">
            <text:p>66.1051</text:p>
          </table:table-cell>
          <table:table-cell office:value-type="float" office:value="268.5012" calcext:value-type="float">
            <text:p>268.5012</text:p>
          </table:table-cell>
          <table:table-cell office:value-type="string" calcext:value-type="string">
            <text:p>Grams</text:p>
          </table:table-cell>
          <table:table-cell office:value-type="float" office:value="1" calcext:value-type="float">
            <text:p>1</text:p>
          </table:table-cell>
          <table:table-cell table:formula="of:=[.O73]*[.DD73]" office:value-type="float" office:value="81.6113" calcext:value-type="float">
            <text:p>81.6113</text:p>
          </table:table-cell>
          <table:table-cell office:value-type="string" calcext:value-type="string">
            <text:p>Tuna</text:p>
          </table:table-cell>
          <table:table-cell office:value-type="string" calcext:value-type="string">
            <text:p>Tinned Tuna, 80g</text:p>
          </table:table-cell>
          <table:table-cell table:formula="of:=[.DI73]*0.0129" office:value-type="float" office:value="3.46366548" calcext:value-type="float">
            <text:p>3.46366548</text:p>
          </table:table-cell>
          <table:table-cell table:formula="of:=[.DB73]*[.DD73]" office:value-type="float" office:value="268.5012" calcext:value-type="float">
            <text:p>268.5012</text:p>
          </table:table-cell>
          <table:table-cell table:formula="of:=[.AL73]*[.DD73]" office:value-type="float" office:value="88.9563" calcext:value-type="float">
            <text:p>88.9563</text:p>
          </table:table-cell>
          <table:table-cell table:formula="of:=[.AD73]*[.DD73]" office:value-type="float" office:value="0.8161" calcext:value-type="float">
            <text:p>0.8161</text:p>
          </table:table-cell>
          <table:table-cell table:formula="of:=[.BK73]*[.DD73]" office:value-type="float" office:value="0" calcext:value-type="float">
            <text:p>0</text:p>
          </table:table-cell>
          <table:table-cell table:formula="of:=[.BA73]*[.DD73]" office:value-type="float" office:value="20.3212" calcext:value-type="float">
            <text:p>20.3212</text:p>
          </table:table-cell>
          <table:table-cell office:value-type="string" calcext:value-type="string">
            <text:p>tuna-tinned.jpg</text:p>
          </table:table-cell>
          <table:table-cell office:value-type="string" calcext:value-type="string">
            <text:p>https://commons.wikimedia.org/wiki/File:Seachicken_mild_hagoromofoods001t.jpg</text:p>
          </table:table-cell>
          <table:table-cell table:number-columns-repeated="2"/>
        </table:table-row>
        <table:table-row table:style-name="ro1">
          <table:table-cell office:value-type="float" office:value="191" calcext:value-type="float">
            <text:p>191</text:p>
          </table:table-cell>
          <table:table-cell office:value-type="string" calcext:value-type="string">
            <text:p>VEGETABLE OIL POLYUNSATURATED EG SUNFLOWER</text:p>
          </table:table-cell>
          <table:table-cell office:value-type="string" calcext:value-type="string">
            <text:p>PUFA MARGARINE &amp; OILS</text:p>
          </table:table-cell>
          <table:table-cell office:value-type="string" calcext:value-type="string">
            <text:p>18B</text:p>
          </table:table-cell>
          <table:table-cell office:value-type="string" calcext:value-type="string">
            <text:p>POLYUNSATURATED OILS</text:p>
          </table:table-cell>
          <table:table-cell office:value-type="float" office:value="873" calcext:value-type="float">
            <text:p>873</text:p>
          </table:table-cell>
          <table:table-cell office:value-type="string" calcext:value-type="string">
            <text:p>18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Code revised for ndb update GS. <text:s/>M&amp;W6 387 and FA supp 202. <text:s/>Data entry 5/4/01 MF.</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eese and butter</text:p>
          </table:table-cell>
          <table:table-cell office:value-type="float" office:value="0.2593" calcext:value-type="float">
            <text:p>0.2593</text:p>
          </table:table-cell>
          <table:table-cell table:number-columns-repeated="9" office:value-type="float" office:value="0" calcext:value-type="float">
            <text:p>0</text:p>
          </table:table-cell>
          <table:table-cell office:value-type="float" office:value="0.0619" calcext:value-type="float">
            <text:p>0.0619</text:p>
          </table:table-cell>
          <table:table-cell office:value-type="float" office:value="0.0072" calcext:value-type="float">
            <text:p>0.0072</text:p>
          </table:table-cell>
          <table:table-cell office:value-type="float" office:value="0.1427" calcext:value-type="float">
            <text:p>0.1427</text:p>
          </table:table-cell>
          <table:table-cell table:number-columns-repeated="2" office:value-type="float" office:value="0" calcext:value-type="float">
            <text:p>0</text:p>
          </table:table-cell>
          <table:table-cell office:value-type="float" office:value="0.2591" calcext:value-type="float">
            <text:p>0.2591</text:p>
          </table:table-cell>
          <table:table-cell office:value-type="float" office:value="0.0003" calcext:value-type="float">
            <text:p>0.0003</text:p>
          </table:table-cell>
          <table:table-cell table:number-columns-repeated="6" office:value-type="float" office:value="0" calcext:value-type="float">
            <text:p>0</text:p>
          </table:table-cell>
          <table:table-cell office:value-type="float" office:value="2.3314" calcext:value-type="float">
            <text:p>2.3314</text:p>
          </table:table-cell>
          <table:table-cell office:value-type="float" office:value="9.5849" calcext:value-type="float">
            <text:p>9.5849</text:p>
          </table:table-cell>
          <table:table-cell table:number-columns-repeated="6" office:value-type="float" office:value="0" calcext:value-type="float">
            <text:p>0</text:p>
          </table:table-cell>
          <table:table-cell office:value-type="float" office:value="0.0162" calcext:value-type="float">
            <text:p>0.0162</text:p>
          </table:table-cell>
          <table:table-cell office:value-type="float" office:value="0.0003" calcext:value-type="float">
            <text:p>0.0003</text:p>
          </table:table-cell>
          <table:table-cell table:number-columns-repeated="8" office:value-type="float" office:value="0" calcext:value-type="float">
            <text:p>0</text:p>
          </table:table-cell>
          <table:table-cell office:value-type="float" office:value="0.0364" calcext:value-type="float">
            <text:p>0.0364</text:p>
          </table:table-cell>
          <table:table-cell table:number-columns-repeated="13" office:value-type="float" office:value="0" calcext:value-type="float">
            <text:p>0</text:p>
          </table:table-cell>
          <table:table-cell office:value-type="float" office:value="0.0713" calcext:value-type="float">
            <text:p>0.0713</text:p>
          </table:table-cell>
          <table:table-cell table:number-columns-repeated="35" office:value-type="float" office:value="0" calcext:value-type="float">
            <text:p>0</text:p>
          </table:table-cell>
          <table:table-cell office:value-type="float" office:value="1.2266" calcext:value-type="float">
            <text:p>1.2266</text:p>
          </table:table-cell>
          <table:table-cell office:value-type="string" calcext:value-type="string">
            <text:p>Grams</text:p>
          </table:table-cell>
          <table:table-cell office:value-type="float" office:value="60" calcext:value-type="float">
            <text:p>60</text:p>
          </table:table-cell>
          <table:table-cell table:formula="of:=[.O74]*[.DD74]" office:value-type="float" office:value="15.558" calcext:value-type="float">
            <text:p>15.558</text:p>
          </table:table-cell>
          <table:table-cell office:value-type="string" calcext:value-type="string">
            <text:p>Vegetable Oil</text:p>
          </table:table-cell>
          <table:table-cell office:value-type="string" calcext:value-type="string">
            <text:p>Polyunsaturated, 1 tbsp</text:p>
          </table:table-cell>
          <table:table-cell table:formula="of:=[.DI74]*0.0129" office:value-type="float" office:value="0.9493884" calcext:value-type="float">
            <text:p>0.9493884</text:p>
          </table:table-cell>
          <table:table-cell table:formula="of:=[.DB74]*[.DD74]" office:value-type="float" office:value="73.596" calcext:value-type="float">
            <text:p>73.596</text:p>
          </table:table-cell>
          <table:table-cell table:formula="of:=[.AL74]*[.DD74]" office:value-type="float" office:value="139.884" calcext:value-type="float">
            <text:p>139.884</text:p>
          </table:table-cell>
          <table:table-cell table:formula="of:=[.AD74]*[.DD74]" office:value-type="float" office:value="15.546" calcext:value-type="float">
            <text:p>15.546</text:p>
          </table:table-cell>
          <table:table-cell table:formula="of:=[.BK74]*[.DD74]" office:value-type="float" office:value="0" calcext:value-type="float">
            <text:p>0</text:p>
          </table:table-cell>
          <table:table-cell table:formula="of:=[.BA74]*[.DD74]" office:value-type="float" office:value="0" calcext:value-type="float">
            <text:p>0</text:p>
          </table:table-cell>
          <table:table-cell office:value-type="string" calcext:value-type="string">
            <text:p>vegetable-oil.jpg</text:p>
          </table:table-cell>
          <table:table-cell office:value-type="string" calcext:value-type="string">
            <text:p>https://commons.wikimedia.org/wiki/File:Sunflower_oil.jpg</text:p>
          </table:table-cell>
          <table:table-cell table:number-columns-repeated="2"/>
        </table:table-row>
        <table:table-row table:style-name="ro1">
          <table:table-cell office:value-type="float" office:value="198" calcext:value-type="float">
            <text:p>198</text:p>
          </table:table-cell>
          <table:table-cell office:value-type="string" calcext:value-type="string">
            <text:p>YOGURT, WHOLE MILK, FRUIT</text:p>
          </table:table-cell>
          <table:table-cell office:value-type="string" calcext:value-type="string">
            <text:p>YOGURT FROMAGE FRAIS AND DAIRY DESSERTS</text:p>
          </table:table-cell>
          <table:table-cell office:value-type="string" calcext:value-type="string">
            <text:p>15B</text:p>
          </table:table-cell>
          <table:table-cell office:value-type="string" calcext:value-type="string">
            <text:p>YOGURT</text:p>
          </table:table-cell>
          <table:table-cell office:value-type="float" office:value="701" calcext:value-type="float">
            <text:p>701</text:p>
          </table:table-cell>
          <table:table-cell office:value-type="string" calcext:value-type="string">
            <text:p>15B</text:p>
          </table:table-cell>
          <table:table-cell office:value-type="string" calcext:value-type="string">
            <text:p>F</text:p>
          </table:table-cell>
          <table:table-cell office:value-type="string" calcext:value-type="string">
            <text:p>Pooled sample based on label data from 7 products/5 brands (Yeo Valley, Onken, Rachel's, Tesco, Asda) NDNS yr 2 update</text:p>
          </table:table-cell>
          <table:table-cell office:value-type="float" office:value="1" calcext:value-type="float">
            <text:p>1</text:p>
          </table:table-cell>
          <table:table-cell office:value-type="string" calcext:value-type="string">
            <text:p>Nutrient analysis of yogurts, fromage frais and chilled deserts. C&amp;C 98, samp 14. _x000D_-NDNS RP Update Yr 2 16.6.09 RW (water, CHO, fibre). Sugars updated by MD Nov09.</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Milk and cream</text:p>
          </table:table-cell>
          <table:table-cell office:value-type="float" office:value="165.9337" calcext:value-type="float">
            <text:p>165.9337</text:p>
          </table:table-cell>
          <table:table-cell table:number-columns-repeated="4" office:value-type="float" office:value="0" calcext:value-type="float">
            <text:p>0</text:p>
          </table:table-cell>
          <table:table-cell office:value-type="float" office:value="1.6593" calcext:value-type="float">
            <text:p>1.6593</text:p>
          </table:table-cell>
          <table:table-cell office:value-type="float" office:value="202.4392" calcext:value-type="float">
            <text:p>202.4392</text:p>
          </table:table-cell>
          <table:table-cell office:value-type="float" office:value="24.0604" calcext:value-type="float">
            <text:p>24.0604</text:p>
          </table:table-cell>
          <table:table-cell office:value-type="float" office:value="4.978" calcext:value-type="float">
            <text:p>4.978</text:p>
          </table:table-cell>
          <table:table-cell office:value-type="float" office:value="297.0214" calcext:value-type="float">
            <text:p>297.0214</text:p>
          </table:table-cell>
          <table:table-cell office:value-type="float" office:value="1.1118" calcext:value-type="float">
            <text:p>1.1118</text:p>
          </table:table-cell>
          <table:table-cell office:value-type="float" office:value="0.0332" calcext:value-type="float">
            <text:p>0.0332</text:p>
          </table:table-cell>
          <table:table-cell office:value-type="float" office:value="0.0996" calcext:value-type="float">
            <text:p>0.0996</text:p>
          </table:table-cell>
          <table:table-cell office:value-type="float" office:value="0" calcext:value-type="float">
            <text:p>0</text:p>
          </table:table-cell>
          <table:table-cell office:value-type="float" office:value="0.1659" calcext:value-type="float">
            <text:p>0.1659</text:p>
          </table:table-cell>
          <table:table-cell office:value-type="float" office:value="4.978" calcext:value-type="float">
            <text:p>4.978</text:p>
          </table:table-cell>
          <table:table-cell office:value-type="float" office:value="0.1659" calcext:value-type="float">
            <text:p>0.1659</text:p>
          </table:table-cell>
          <table:table-cell office:value-type="float" office:value="9.956" calcext:value-type="float">
            <text:p>9.956</text:p>
          </table:table-cell>
          <table:table-cell office:value-type="float" office:value="2.9868" calcext:value-type="float">
            <text:p>2.9868</text:p>
          </table:table-cell>
          <table:table-cell office:value-type="float" office:value="4.6461" calcext:value-type="float">
            <text:p>4.6461</text:p>
          </table:table-cell>
          <table:table-cell office:value-type="float" office:value="0" calcext:value-type="float">
            <text:p>0</text:p>
          </table:table-cell>
          <table:table-cell office:value-type="float" office:value="44.8021" calcext:value-type="float">
            <text:p>44.8021</text:p>
          </table:table-cell>
          <table:table-cell office:value-type="float" office:value="282.0874" calcext:value-type="float">
            <text:p>282.0874</text:p>
          </table:table-cell>
          <table:table-cell office:value-type="float" office:value="160.9557" calcext:value-type="float">
            <text:p>160.9557</text:p>
          </table:table-cell>
          <table:table-cell office:value-type="float" office:value="680.3283" calcext:value-type="float">
            <text:p>680.3283</text:p>
          </table:table-cell>
          <table:table-cell office:value-type="float" office:value="5.6417" calcext:value-type="float">
            <text:p>5.6417</text:p>
          </table:table-cell>
          <table:table-cell office:value-type="float" office:value="0.3319" calcext:value-type="float">
            <text:p>0.3319</text:p>
          </table:table-cell>
          <table:table-cell office:value-type="float" office:value="21.5714" calcext:value-type="float">
            <text:p>21.5714</text:p>
          </table:table-cell>
          <table:table-cell office:value-type="float" office:value="12.9428" calcext:value-type="float">
            <text:p>12.9428</text:p>
          </table:table-cell>
          <table:table-cell office:value-type="float" office:value="0" calcext:value-type="float">
            <text:p>0</text:p>
          </table:table-cell>
          <table:table-cell office:value-type="float" office:value="96.2416" calcext:value-type="float">
            <text:p>96.2416</text:p>
          </table:table-cell>
          <table:table-cell office:value-type="float" office:value="10.5866" calcext:value-type="float">
            <text:p>10.5866</text:p>
          </table:table-cell>
          <table:table-cell office:value-type="float" office:value="0.1659" calcext:value-type="float">
            <text:p>0.1659</text:p>
          </table:table-cell>
          <table:table-cell office:value-type="float" office:value="1.3275" calcext:value-type="float">
            <text:p>1.3275</text:p>
          </table:table-cell>
          <table:table-cell office:value-type="float" office:value="10.122" calcext:value-type="float">
            <text:p>10.122</text:p>
          </table:table-cell>
          <table:table-cell office:value-type="float" office:value="0.9956" calcext:value-type="float">
            <text:p>0.9956</text:p>
          </table:table-cell>
          <table:table-cell office:value-type="float" office:value="159.2964" calcext:value-type="float">
            <text:p>159.2964</text:p>
          </table:table-cell>
          <table:table-cell office:value-type="float" office:value="0.6637" calcext:value-type="float">
            <text:p>0.6637</text:p>
          </table:table-cell>
          <table:table-cell office:value-type="float" office:value="6.4714" calcext:value-type="float">
            <text:p>6.4714</text:p>
          </table:table-cell>
          <table:table-cell office:value-type="float" office:value="59.7361" calcext:value-type="float">
            <text:p>59.7361</text:p>
          </table:table-cell>
          <table:table-cell office:value-type="float" office:value="0.2655" calcext:value-type="float">
            <text:p>0.2655</text:p>
          </table:table-cell>
          <table:table-cell office:value-type="float" office:value="3.3353" calcext:value-type="float">
            <text:p>3.3353</text:p>
          </table:table-cell>
          <table:table-cell office:value-type="float" office:value="3.3187" calcext:value-type="float">
            <text:p>3.3187</text:p>
          </table:table-cell>
          <table:table-cell office:value-type="float" office:value="0.9956" calcext:value-type="float">
            <text:p>0.9956</text:p>
          </table:table-cell>
          <table:table-cell office:value-type="float" office:value="8.6286" calcext:value-type="float">
            <text:p>8.6286</text:p>
          </table:table-cell>
          <table:table-cell office:value-type="float" office:value="0.1991" calcext:value-type="float">
            <text:p>0.1991</text:p>
          </table:table-cell>
          <table:table-cell office:value-type="float" office:value="0" calcext:value-type="float">
            <text:p>0</text:p>
          </table:table-cell>
          <table:table-cell office:value-type="float" office:value="0.9956" calcext:value-type="float">
            <text:p>0.9956</text:p>
          </table:table-cell>
          <table:table-cell office:value-type="float" office:value="23.2307" calcext:value-type="float">
            <text:p>23.2307</text:p>
          </table:table-cell>
          <table:table-cell office:value-type="float" office:value="0.1162" calcext:value-type="float">
            <text:p>0.1162</text:p>
          </table:table-cell>
          <table:table-cell office:value-type="float" office:value="59.7361" calcext:value-type="float">
            <text:p>59.7361</text:p>
          </table:table-cell>
          <table:table-cell office:value-type="float" office:value="0.4978" calcext:value-type="float">
            <text:p>0.4978</text:p>
          </table:table-cell>
          <table:table-cell table:number-columns-repeated="2" office:value-type="float" office:value="0" calcext:value-type="float">
            <text:p>0</text:p>
          </table:table-cell>
          <table:table-cell office:value-type="float" office:value="0.0996" calcext:value-type="float">
            <text:p>0.0996</text:p>
          </table:table-cell>
          <table:table-cell office:value-type="float" office:value="0.3319" calcext:value-type="float">
            <text:p>0.3319</text:p>
          </table:table-cell>
          <table:table-cell office:value-type="float" office:value="131.0877" calcext:value-type="float">
            <text:p>131.0877</text:p>
          </table:table-cell>
          <table:table-cell office:value-type="float" office:value="0.6637" calcext:value-type="float">
            <text:p>0.6637</text:p>
          </table:table-cell>
          <table:table-cell office:value-type="float" office:value="15.2825" calcext:value-type="float">
            <text:p>15.2825</text:p>
          </table:table-cell>
          <table:table-cell office:value-type="float" office:value="0" calcext:value-type="float">
            <text:p>0</text:p>
          </table:table-cell>
          <table:table-cell office:value-type="float" office:value="0.2323" calcext:value-type="float">
            <text:p>0.2323</text:p>
          </table:table-cell>
          <table:table-cell table:number-columns-repeated="30" office:value-type="float" office:value="0" calcext:value-type="float">
            <text:p>0</text:p>
          </table:table-cell>
          <table:table-cell office:value-type="float" office:value="398.241" calcext:value-type="float">
            <text:p>398.241</text:p>
          </table:table-cell>
          <table:table-cell office:value-type="string" calcext:value-type="string">
            <text:p>Grams</text:p>
          </table:table-cell>
          <table:table-cell office:value-type="float" office:value="1" calcext:value-type="float">
            <text:p>1</text:p>
          </table:table-cell>
          <table:table-cell table:formula="of:=[.O75]*[.DD75]" office:value-type="float" office:value="165.9337" calcext:value-type="float">
            <text:p>165.9337</text:p>
          </table:table-cell>
          <table:table-cell office:value-type="string" calcext:value-type="string">
            <text:p>Yogurt</text:p>
          </table:table-cell>
          <table:table-cell office:value-type="string" calcext:value-type="string">
            <text:p>Fruit Yogurt Pot, 165 g</text:p>
          </table:table-cell>
          <table:table-cell table:formula="of:=[.DI75]*0.0129" office:value-type="float" office:value="5.1373089" calcext:value-type="float">
            <text:p>5.1373089</text:p>
          </table:table-cell>
          <table:table-cell table:formula="of:=[.DB75]*[.DD75]" office:value-type="float" office:value="398.241" calcext:value-type="float">
            <text:p>398.241</text:p>
          </table:table-cell>
          <table:table-cell table:formula="of:=[.AL75]*[.DD75]" office:value-type="float" office:value="160.9557" calcext:value-type="float">
            <text:p>160.9557</text:p>
          </table:table-cell>
          <table:table-cell table:formula="of:=[.AD75]*[.DD75]" office:value-type="float" office:value="4.978" calcext:value-type="float">
            <text:p>4.978</text:p>
          </table:table-cell>
          <table:table-cell table:formula="of:=[.BK75]*[.DD75]" office:value-type="float" office:value="23.2307" calcext:value-type="float">
            <text:p>23.2307</text:p>
          </table:table-cell>
          <table:table-cell table:formula="of:=[.BA75]*[.DD75]" office:value-type="float" office:value="6.4714" calcext:value-type="float">
            <text:p>6.4714</text:p>
          </table:table-cell>
          <table:table-cell office:value-type="string" calcext:value-type="string">
            <text:p>fruit-yogurt.jpg</text:p>
          </table:table-cell>
          <table:table-cell office:value-type="string" calcext:value-type="string">
            <text:p>https://www.flickr.com/photos/rosemilkinabottle/6747109531</text:p>
          </table:table-cell>
          <table:table-cell table:number-columns-repeated="2"/>
        </table:table-row>
        <table:table-row table:style-name="ro1">
          <table:table-cell office:value-type="float" office:value="199" calcext:value-type="float">
            <text:p>199</text:p>
          </table:table-cell>
          <table:table-cell office:value-type="string" calcext:value-type="string">
            <text:p>YORKSHIRE PUDDING PURCHASED CHILLED OR FROZEN, BAKED</text:p>
          </table:table-cell>
          <table:table-cell office:value-type="string" calcext:value-type="string">
            <text:p>PASTA RICE AND OTHER CEREALS</text:p>
          </table:table-cell>
          <table:table-cell office:value-type="string" calcext:value-type="string">
            <text:p>1R</text:p>
          </table:table-cell>
          <table:table-cell office:value-type="string" calcext:value-type="string">
            <text:p>OTHER CEREALS</text:p>
          </table:table-cell>
          <table:table-cell office:value-type="float" office:value="10712" calcext:value-type="float">
            <text:p>10712</text:p>
          </table:table-cell>
          <table:table-cell office:value-type="string" calcext:value-type="string">
            <text:p>1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NDNS RP yr3 21/12/10 EF</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48.9623" calcext:value-type="float">
            <text:p>48.9623</text:p>
          </table:table-cell>
          <table:table-cell table:number-columns-repeated="2" office:value-type="float" office:value="0" calcext:value-type="float">
            <text:p>0</text:p>
          </table:table-cell>
          <table:table-cell office:value-type="float" office:value="2.9377" calcext:value-type="float">
            <text:p>2.9377</text:p>
          </table:table-cell>
          <table:table-cell office:value-type="float" office:value="0" calcext:value-type="float">
            <text:p>0</text:p>
          </table:table-cell>
          <table:table-cell office:value-type="float" office:value="2.4481" calcext:value-type="float">
            <text:p>2.4481</text:p>
          </table:table-cell>
          <table:table-cell office:value-type="float" office:value="59.734" calcext:value-type="float">
            <text:p>59.734</text:p>
          </table:table-cell>
          <table:table-cell office:value-type="float" office:value="20.3683" calcext:value-type="float">
            <text:p>20.3683</text:p>
          </table:table-cell>
          <table:table-cell office:value-type="float" office:value="28.3981" calcext:value-type="float">
            <text:p>28.3981</text:p>
          </table:table-cell>
          <table:table-cell office:value-type="float" office:value="471.5069" calcext:value-type="float">
            <text:p>471.5069</text:p>
          </table:table-cell>
          <table:table-cell office:value-type="float" office:value="1.8116" calcext:value-type="float">
            <text:p>1.8116</text:p>
          </table:table-cell>
          <table:table-cell office:value-type="float" office:value="0.1861" calcext:value-type="float">
            <text:p>0.1861</text:p>
          </table:table-cell>
          <table:table-cell office:value-type="float" office:value="0.7834" calcext:value-type="float">
            <text:p>0.7834</text:p>
          </table:table-cell>
          <table:table-cell office:value-type="float" office:value="0.0245" calcext:value-type="float">
            <text:p>0.0245</text:p>
          </table:table-cell>
          <table:table-cell office:value-type="float" office:value="0.7834" calcext:value-type="float">
            <text:p>0.7834</text:p>
          </table:table-cell>
          <table:table-cell office:value-type="float" office:value="4.7004" calcext:value-type="float">
            <text:p>4.7004</text:p>
          </table:table-cell>
          <table:table-cell office:value-type="float" office:value="0.3917" calcext:value-type="float">
            <text:p>0.3917</text:p>
          </table:table-cell>
          <table:table-cell office:value-type="float" office:value="6.3651" calcext:value-type="float">
            <text:p>6.3651</text:p>
          </table:table-cell>
          <table:table-cell table:number-columns-repeated="3" office:value-type="float" office:value="0" calcext:value-type="float">
            <text:p>0</text:p>
          </table:table-cell>
          <table:table-cell office:value-type="float" office:value="11.2613" calcext:value-type="float">
            <text:p>11.2613</text:p>
          </table:table-cell>
          <table:table-cell office:value-type="float" office:value="88.6218" calcext:value-type="float">
            <text:p>88.6218</text:p>
          </table:table-cell>
          <table:table-cell office:value-type="float" office:value="135.1359" calcext:value-type="float">
            <text:p>135.1359</text:p>
          </table:table-cell>
          <table:table-cell office:value-type="float" office:value="569.9212" calcext:value-type="float">
            <text:p>569.9212</text:p>
          </table:table-cell>
          <table:table-cell office:value-type="float" office:value="1.6158" calcext:value-type="float">
            <text:p>1.6158</text:p>
          </table:table-cell>
          <table:table-cell office:value-type="float" office:value="0" calcext:value-type="float">
            <text:p>0</text:p>
          </table:table-cell>
          <table:table-cell office:value-type="float" office:value="8.8132" calcext:value-type="float">
            <text:p>8.8132</text:p>
          </table:table-cell>
          <table:table-cell office:value-type="float" office:value="1.6647" calcext:value-type="float">
            <text:p>1.6647</text:p>
          </table:table-cell>
          <table:table-cell office:value-type="float" office:value="0.0979" calcext:value-type="float">
            <text:p>0.0979</text:p>
          </table:table-cell>
          <table:table-cell office:value-type="float" office:value="195.8492" calcext:value-type="float">
            <text:p>195.8492</text:p>
          </table:table-cell>
          <table:table-cell office:value-type="float" office:value="3.0601" calcext:value-type="float">
            <text:p>3.0601</text:p>
          </table:table-cell>
          <table:table-cell office:value-type="float" office:value="0.3917" calcext:value-type="float">
            <text:p>0.3917</text:p>
          </table:table-cell>
          <table:table-cell office:value-type="float" office:value="1.0282" calcext:value-type="float">
            <text:p>1.0282</text:p>
          </table:table-cell>
          <table:table-cell table:number-columns-repeated="2" office:value-type="float" office:value="0" calcext:value-type="float">
            <text:p>0</text:p>
          </table:table-cell>
          <table:table-cell office:value-type="float" office:value="61.6925" calcext:value-type="float">
            <text:p>61.6925</text:p>
          </table:table-cell>
          <table:table-cell office:value-type="float" office:value="0.2938" calcext:value-type="float">
            <text:p>0.2938</text:p>
          </table:table-cell>
          <table:table-cell office:value-type="float" office:value="4.1128" calcext:value-type="float">
            <text:p>4.1128</text:p>
          </table:table-cell>
          <table:table-cell office:value-type="float" office:value="13.2198" calcext:value-type="float">
            <text:p>13.2198</text:p>
          </table:table-cell>
          <table:table-cell office:value-type="float" office:value="0.1077" calcext:value-type="float">
            <text:p>0.1077</text:p>
          </table:table-cell>
          <table:table-cell office:value-type="float" office:value="0.4896" calcext:value-type="float">
            <text:p>0.4896</text:p>
          </table:table-cell>
          <table:table-cell office:value-type="float" office:value="1.4689" calcext:value-type="float">
            <text:p>1.4689</text:p>
          </table:table-cell>
          <table:table-cell office:value-type="float" office:value="18.7036" calcext:value-type="float">
            <text:p>18.7036</text:p>
          </table:table-cell>
          <table:table-cell office:value-type="float" office:value="0.049" calcext:value-type="float">
            <text:p>0.049</text:p>
          </table:table-cell>
          <table:table-cell office:value-type="float" office:value="0.0441" calcext:value-type="float">
            <text:p>0.0441</text:p>
          </table:table-cell>
          <table:table-cell office:value-type="float" office:value="2.9377" calcext:value-type="float">
            <text:p>2.9377</text:p>
          </table:table-cell>
          <table:table-cell office:value-type="float" office:value="0.6365" calcext:value-type="float">
            <text:p>0.6365</text:p>
          </table:table-cell>
          <table:table-cell office:value-type="float" office:value="1.6647" calcext:value-type="float">
            <text:p>1.6647</text:p>
          </table:table-cell>
          <table:table-cell office:value-type="float" office:value="0.0098" calcext:value-type="float">
            <text:p>0.0098</text:p>
          </table:table-cell>
          <table:table-cell office:value-type="float" office:value="13.7094" calcext:value-type="float">
            <text:p>13.7094</text:p>
          </table:table-cell>
          <table:table-cell office:value-type="float" office:value="0.4407" calcext:value-type="float">
            <text:p>0.4407</text:p>
          </table:table-cell>
          <table:table-cell office:value-type="float" office:value="0.049" calcext:value-type="float">
            <text:p>0.049</text:p>
          </table:table-cell>
          <table:table-cell office:value-type="float" office:value="0.3427" calcext:value-type="float">
            <text:p>0.3427</text:p>
          </table:table-cell>
          <table:table-cell office:value-type="float" office:value="0.1224" calcext:value-type="float">
            <text:p>0.1224</text:p>
          </table:table-cell>
          <table:table-cell office:value-type="float" office:value="0.7834" calcext:value-type="float">
            <text:p>0.7834</text:p>
          </table:table-cell>
          <table:table-cell office:value-type="float" office:value="18.9974" calcext:value-type="float">
            <text:p>18.9974</text:p>
          </table:table-cell>
          <table:table-cell office:value-type="float" office:value="0.3427" calcext:value-type="float">
            <text:p>0.3427</text:p>
          </table:table-cell>
          <table:table-cell table:number-columns-repeated="33" office:value-type="float" office:value="0" calcext:value-type="float">
            <text:p>0</text:p>
          </table:table-cell>
          <table:table-cell office:value-type="float" office:value="240.4049" calcext:value-type="float">
            <text:p>240.4049</text:p>
          </table:table-cell>
          <table:table-cell office:value-type="string" calcext:value-type="string">
            <text:p><text:s/></text:p>
          </table:table-cell>
          <table:table-cell office:value-type="float" office:value="1" calcext:value-type="float">
            <text:p>1</text:p>
          </table:table-cell>
          <table:table-cell table:formula="of:=[.O76]*[.DD76]" office:value-type="float" office:value="48.9623" calcext:value-type="float">
            <text:p>48.9623</text:p>
          </table:table-cell>
          <table:table-cell office:value-type="string" calcext:value-type="string">
            <text:p>Yorkshire Pudding</text:p>
          </table:table-cell>
          <table:table-cell office:value-type="string" calcext:value-type="string">
            <text:p>Baked from Frozen, 50 g</text:p>
          </table:table-cell>
          <table:table-cell table:formula="of:=[.DI76]*0.0129" office:value-type="float" office:value="3.10122321" calcext:value-type="float">
            <text:p>3.10122321</text:p>
          </table:table-cell>
          <table:table-cell table:formula="of:=[.DB76]*[.DD76]" office:value-type="float" office:value="240.4049" calcext:value-type="float">
            <text:p>240.4049</text:p>
          </table:table-cell>
          <table:table-cell table:formula="of:=[.AL76]*[.DD76]" office:value-type="float" office:value="135.1359" calcext:value-type="float">
            <text:p>135.1359</text:p>
          </table:table-cell>
          <table:table-cell table:formula="of:=[.AD76]*[.DD76]" office:value-type="float" office:value="4.7004" calcext:value-type="float">
            <text:p>4.7004</text:p>
          </table:table-cell>
          <table:table-cell table:formula="of:=[.BK76]*[.DD76]" office:value-type="float" office:value="1.6647" calcext:value-type="float">
            <text:p>1.6647</text:p>
          </table:table-cell>
          <table:table-cell table:formula="of:=[.BA76]*[.DD76]" office:value-type="float" office:value="4.1128" calcext:value-type="float">
            <text:p>4.1128</text:p>
          </table:table-cell>
          <table:table-cell office:value-type="string" calcext:value-type="string">
            <text:p>yorkshire-pudding.jpg</text:p>
          </table:table-cell>
          <table:table-cell office:value-type="string" calcext:value-type="string">
            <text:p>https://www.flickr.com/photos/zapthedingbat/3084178003</text:p>
          </table:table-cell>
          <table:table-cell table:number-columns-repeated="2"/>
        </table:table-row>
        <table:table-row table:style-name="ro1">
          <table:table-cell table:number-columns-repeated="12"/>
          <table:table-cell office:value-type="string" calcext:value-type="string">
            <text:p>Average of CO2e values for beef from From Clune et al 2017 plus 300g CO2e for cooking</text:p>
          </table:table-cell>
          <table:table-cell table:number-columns-repeated="94"/>
          <table:table-cell office:value-type="float" office:value="2.05" calcext:value-type="float">
            <text:p>2.05</text:p>
          </table:table-cell>
          <table:table-cell table:formula="of:=100*[.DD77]" office:value-type="float" office:value="205" calcext:value-type="float">
            <text:p>205</text:p>
          </table:table-cell>
          <table:table-cell office:value-type="string" calcext:value-type="string">
            <text:p>Steak</text:p>
          </table:table-cell>
          <table:table-cell office:value-type="string" calcext:value-type="string">
            <text:p>Beef Rump Steak, Grilled, 205 g</text:p>
          </table:table-cell>
          <table:table-cell table:formula="of:=[.DI77]*0.0129" office:value-type="float" office:value="79.952265" calcext:value-type="float">
            <text:p>79.952265</text:p>
          </table:table-cell>
          <table:table-cell table:formula="of:=28.77*[.DE77]+300" office:value-type="float" office:value="6197.85" calcext:value-type="float">
            <text:p>6197.85</text:p>
          </table:table-cell>
          <table:table-cell table:formula="of:=204*[.DD77]" office:value-type="float" office:value="418.2" calcext:value-type="float">
            <text:p>418.2</text:p>
          </table:table-cell>
          <table:table-cell table:formula="of:=9.6*[.DD77]" office:value-type="float" office:value="19.68" calcext:value-type="float">
            <text:p>19.68</text:p>
          </table:table-cell>
          <table:table-cell office:value-type="float" office:value="0" calcext:value-type="float">
            <text:p>0</text:p>
          </table:table-cell>
          <table:table-cell table:formula="of:=29.4*[.DD77]" office:value-type="float" office:value="60.27" calcext:value-type="float">
            <text:p>60.27</text:p>
          </table:table-cell>
          <table:table-cell office:value-type="string" calcext:value-type="string">
            <text:p>Cut_up_steak.jpg</text:p>
          </table:table-cell>
          <table:table-cell office:value-type="string" calcext:value-type="string">
            <text:p>https://commons.wikimedia.org/wiki/File:Cut_up_steak.jpg</text:p>
          </table:table-cell>
          <table:table-cell table:number-columns-repeated="2"/>
        </table:table-row>
        <table:table-row table:style-name="ro1">
          <table:table-cell table:number-columns-repeated="12"/>
          <table:table-cell office:value-type="string" calcext:value-type="string">
            <text:p>From INTAKE24 GHGs by The Rowett Institute, University of Aberdeen, contact Ruth Slater\n</text:p>
          </table:table-cell>
          <table:table-cell table:number-columns-repeated="94"/>
          <table:table-cell office:value-type="float" office:value="0.04" calcext:value-type="float">
            <text:p>0.04</text:p>
          </table:table-cell>
          <table:table-cell table:formula="of:=100*[.DD78]" office:value-type="float" office:value="4" calcext:value-type="float">
            <text:p>4</text:p>
          </table:table-cell>
          <table:table-cell office:value-type="string" calcext:value-type="string">
            <text:p>Sugar</text:p>
          </table:table-cell>
          <table:table-cell office:value-type="string" calcext:value-type="string">
            <text:p>Teaspoon of Sugar</text:p>
          </table:table-cell>
          <table:table-cell table:formula="of:=[.DI78]*0.0129" office:value-type="float" office:value="1.9608" calcext:value-type="float">
            <text:p>1.9608</text:p>
          </table:table-cell>
          <table:table-cell table:formula="of:=38*[.DE78]" office:value-type="float" office:value="152" calcext:value-type="float">
            <text:p>152</text:p>
          </table:table-cell>
          <table:table-cell table:formula="of:=394*[.DD78]" office:value-type="float" office:value="15.76" calcext:value-type="float">
            <text:p>15.76</text:p>
          </table:table-cell>
          <table:table-cell office:value-type="float" office:value="0" calcext:value-type="float">
            <text:p>0</text:p>
          </table:table-cell>
          <table:table-cell table:formula="of:=105*[.DD78]" office:value-type="float" office:value="4.2" calcext:value-type="float">
            <text:p>4.2</text:p>
          </table:table-cell>
          <table:table-cell office:value-type="float" office:value="0" calcext:value-type="float">
            <text:p>0</text:p>
          </table:table-cell>
          <table:table-cell office:value-type="string" calcext:value-type="string">
            <text:p>sugar.jpeg</text:p>
          </table:table-cell>
          <table:table-cell office:value-type="string" calcext:value-type="string">
            <text:p>https://www.pexels.com/photo/candy-cubes-lump-sugar-sugar-45176/</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2">00/00/0000</text:date>, <text:time style:data-style-name="N2" text:time-value="16:16:59.8123687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2T16:20:36.449106163</dc:date>
    <meta:editing-duration>PT1H3M49S</meta:editing-duration>
    <meta:editing-cycles>12</meta:editing-cycles>
    <meta:generator>LibreOffice/5.1.6.2$Linux_X86_64 LibreOffice_project/10m0$Build-2</meta:generator>
    <meta:document-statistic meta:table-count="1" meta:cell-count="9070" meta:object-count="0"/>
  </office:meta>
</office:document-meta>
</file>